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VBAProject/Hoja1.xml" manifest:media-type="text/xml"/>
  <manifest:file-entry manifest:full-path="Basic/VBAProject/Hoja3.xml" manifest:media-type="text/xml"/>
  <manifest:file-entry manifest:full-path="Basic/VBAProject/Hoja4.xml" manifest:media-type="text/xml"/>
  <manifest:file-entry manifest:full-path="Basic/VBAProject/Módulo1.xml" manifest:media-type="text/xml"/>
  <manifest:file-entry manifest:full-path="Basic/VBAProject/Hoja7.xml" manifest:media-type="text/xml"/>
  <manifest:file-entry manifest:full-path="Basic/VBAProject/Hoja6.xml" manifest:media-type="text/xml"/>
  <manifest:file-entry manifest:full-path="Basic/VBAProject/Hoja2.xml" manifest:media-type="text/xml"/>
  <manifest:file-entry manifest:full-path="Basic/VBAProject/ThisWorkbook.xml" manifest:media-type="text/xml"/>
  <manifest:file-entry manifest:full-path="Basic/VBAProject/script-lb.xml" manifest:media-type="text/xml"/>
  <manifest:file-entry manifest:full-path="Basic/VBAProject/Hoja5.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87.29pt"/>
    </style:style>
    <style:style style:name="co2" style:family="table-column">
      <style:table-column-properties fo:break-before="auto" style:column-width="77.81pt"/>
    </style:style>
    <style:style style:name="co3" style:family="table-column">
      <style:table-column-properties fo:break-before="auto" style:column-width="62.7pt"/>
    </style:style>
    <style:style style:name="co4" style:family="table-column">
      <style:table-column-properties fo:break-before="auto" style:column-width="92.86pt"/>
    </style:style>
    <style:style style:name="co5" style:family="table-column">
      <style:table-column-properties fo:break-before="auto" style:column-width="143.66pt"/>
    </style:style>
    <style:style style:name="co6" style:family="table-column">
      <style:table-column-properties fo:break-before="auto" style:column-width="148.39pt"/>
    </style:style>
    <style:style style:name="co7" style:family="table-column">
      <style:table-column-properties fo:break-before="auto" style:column-width="154.74pt"/>
    </style:style>
    <style:style style:name="co8" style:family="table-column">
      <style:table-column-properties fo:break-before="auto" style:column-width="90.51pt"/>
    </style:style>
    <style:style style:name="co9" style:family="table-column">
      <style:table-column-properties fo:break-before="auto" style:column-width="144.45pt"/>
    </style:style>
    <style:style style:name="co10" style:family="table-column">
      <style:table-column-properties fo:break-before="auto" style:column-width="60.29pt"/>
    </style:style>
    <style:style style:name="co11" style:family="table-column">
      <style:table-column-properties fo:break-before="auto" style:column-width="104.74pt"/>
    </style:style>
    <style:style style:name="co12" style:family="table-column">
      <style:table-column-properties fo:break-before="auto" style:column-width="59.3pt"/>
    </style:style>
    <style:style style:name="co13" style:family="table-column">
      <style:table-column-properties fo:break-before="auto" style:column-width="126.14pt"/>
    </style:style>
    <style:style style:name="co14" style:family="table-column">
      <style:table-column-properties fo:break-before="auto" style:column-width="65.91pt"/>
    </style:style>
    <style:style style:name="co15" style:family="table-column">
      <style:table-column-properties fo:break-before="auto" style:column-width="61.09pt"/>
    </style:style>
    <style:style style:name="co16" style:family="table-column">
      <style:table-column-properties fo:break-before="auto" style:column-width="75.4pt"/>
    </style:style>
    <style:style style:name="co17" style:family="table-column">
      <style:table-column-properties fo:break-before="auto" style:column-width="96.04pt"/>
    </style:style>
    <style:style style:name="co18" style:family="table-column">
      <style:table-column-properties fo:break-before="auto" style:column-width="78.6pt"/>
    </style:style>
    <style:style style:name="co19" style:family="table-column">
      <style:table-column-properties fo:break-before="auto" style:column-width="86.51pt"/>
    </style:style>
    <style:style style:name="co20" style:family="table-column">
      <style:table-column-properties fo:break-before="auto" style:column-width="46.49pt"/>
    </style:style>
    <style:style style:name="co21" style:family="table-column">
      <style:table-column-properties fo:break-before="auto" style:column-width="273.86pt"/>
    </style:style>
    <style:style style:name="co22" style:family="table-column">
      <style:table-column-properties fo:break-before="auto" style:column-width="80.16pt"/>
    </style:style>
    <style:style style:name="co23" style:family="table-column">
      <style:table-column-properties fo:break-before="auto" style:column-width="174.61pt"/>
    </style:style>
    <style:style style:name="co24" style:family="table-column">
      <style:table-column-properties fo:break-before="auto" style:column-width="268.24pt"/>
    </style:style>
    <style:style style:name="co25" style:family="table-column">
      <style:table-column-properties fo:break-before="auto" style:column-width="296.05pt"/>
    </style:style>
    <style:style style:name="co26" style:family="table-column">
      <style:table-column-properties fo:break-before="auto" style:column-width="265.89pt"/>
    </style:style>
    <style:style style:name="co27" style:family="table-column">
      <style:table-column-properties fo:break-before="auto" style:column-width="283.35pt"/>
    </style:style>
    <style:style style:name="co28" style:family="table-column">
      <style:table-column-properties fo:break-before="auto" style:column-width="64.29pt"/>
    </style:style>
    <style:style style:name="co29" style:family="table-column">
      <style:table-column-properties fo:break-before="auto" style:column-width="63.44pt"/>
    </style:style>
    <style:style style:name="co30" style:family="table-column">
      <style:table-column-properties fo:break-before="auto" style:column-width="70.61pt"/>
    </style:style>
    <style:style style:name="ro1" style:family="table-row">
      <style:table-row-properties style:row-height="15pt" fo:break-before="auto" style:use-optimal-row-height="true"/>
    </style:style>
    <style:style style:name="ro2" style:family="table-row">
      <style:table-row-properties style:row-height="60.01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225.01pt" fo:break-before="auto" style:use-optimal-row-height="true"/>
    </style:style>
    <style:style style:name="ta1" style:family="table" style:master-page-name="PageStyle_5f_Individuo">
      <style:table-properties table:display="false" style:writing-mode="lr-tb"/>
    </style:style>
    <style:style style:name="ta2" style:family="table" style:master-page-name="PageStyle_5f_Individuo_20__28_2_29_">
      <style:table-properties table:display="true" style:writing-mode="lr-tb"/>
    </style:style>
    <style:style style:name="ta3" style:family="table" style:master-page-name="PageStyle_5f_Empresa">
      <style:table-properties table:display="true" style:writing-mode="lr-tb"/>
    </style:style>
    <style:style style:name="ta4" style:family="table" style:master-page-name="PageStyle_5f_Precios_20_y_20_parámetros">
      <style:table-properties table:display="true" style:writing-mode="lr-tb"/>
    </style:style>
    <style:style style:name="ta5" style:family="table" style:master-page-name="PageStyle_5f_Metodología">
      <style:table-properties table:display="true" style:writing-mode="lr-tb"/>
    </style:style>
    <style:style style:name="ta6" style:family="table" style:master-page-name="PageStyle_5f_Hoja1">
      <style:table-properties table:display="true" style:writing-mode="lr-tb"/>
    </style:style>
    <style:style style:name="ta7" style:family="table" style:master-page-name="PageStyle_5f_Hoja2">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1" style:family="table-cell" style:parent-style-name="Default" style:data-style-name="N129">
      <style:table-cell-properties style:rotation-align="none"/>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1">
      <style:table-cell-properties style:rotation-align="none"/>
    </style:style>
    <style:style style:name="ce8" style:family="table-cell" style:parent-style-name="Default">
      <style:table-cell-properties fo:background-color="#ffff00" style:rotation-align="none"/>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background-color="#ffffff" style:rotation-align="none"/>
    </style:style>
    <style:style style:name="ce11" style:family="table-cell" style:parent-style-name="Default" style:data-style-name="N129">
      <style:table-cell-properties fo:background-color="#ffff00" style:rotation-align="none"/>
    </style:style>
    <style:style style:name="ce1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13" style:family="table-cell" style:parent-style-name="Default" style:data-style-name="N128">
      <style:table-cell-properties style:rotation-align="none"/>
    </style:style>
    <style:style style:name="ce14" style:family="table-cell" style:parent-style-name="Default" style:data-style-name="N3">
      <style:table-cell-properties style:rotation-align="none"/>
    </style:style>
    <style:style style:name="ce15" style:family="table-cell" style:parent-style-name="Default" style:data-style-name="N130">
      <style:table-cell-properties style:rotation-align="none"/>
    </style:style>
    <style:style style:name="ce16" style:family="table-cell" style:parent-style-name="Default" style:data-style-name="N130">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30">
      <style:table-cell-properties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8" style:family="table-cell" style:parent-style-name="Default" style:data-style-name="N4">
      <style:table-cell-properties style:rotation-align="none"/>
    </style:style>
    <style:style style:name="ce19" style:family="table-cell" style:parent-style-name="Default" style:data-style-name="N10">
      <style:table-cell-properties style:rotation-align="none"/>
    </style:style>
    <style:style style:name="ce20" style:family="table-cell" style:parent-style-name="Default" style:data-style-name="N10">
      <style:table-cell-properties fo:background-color="#ffff00" style:rotation-align="none"/>
    </style:style>
    <style:style style:name="ce21" style:family="table-cell" style:parent-style-name="Default" style:data-style-name="N126">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dividu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7" table:default-cell-style-name="Default"/>
        <table:table-column table:style-name="co13" table:default-cell-style-name="Default"/>
        <table:table-column table:style-name="co14" table:default-cell-style-name="Default"/>
        <table:table-column table:style-name="co12" table:number-columns-repeated="9" table:default-cell-style-name="Default"/>
        <table:table-column table:style-name="co15" table:default-cell-style-name="Default"/>
        <table:table-column table:style-name="co12" table:number-columns-repeated="994" table:default-cell-style-name="Default"/>
        <table:table-row table:style-name="ro1">
          <table:table-cell office:value-type="string" calcext:value-type="string">
            <text:p>Salario mínimo 2018:</text:p>
          </table:table-cell>
          <table:table-cell table:number-columns-repeated="3"/>
          <table:table-cell office:value-type="string" calcext:value-type="string">
            <text:p>Perfil tributario</text:p>
          </table:table-cell>
          <table:table-cell table:formula="of:=[.D91]/[.D12]" office:value-type="float" office:value="0.04" calcext:value-type="float">
            <text:p>0.04</text:p>
          </table:table-cell>
          <table:table-cell table:formula="of:=[.E91]/[.E12]" office:value-type="float" office:value="0" calcext:value-type="float">
            <text:p>0</text:p>
          </table:table-cell>
          <table:table-cell table:number-columns-repeated="1017"/>
        </table:table-row>
        <table:table-row table:style-name="ro1">
          <table:table-cell table:style-name="ce1" table:formula="of:=[$'Precios y parámetros'.A2]" office:value-type="float" office:value="781242" calcext:value-type="float">
            <text:p>$781,242</text:p>
          </table:table-cell>
          <table:table-cell table:number-columns-repeated="1023"/>
        </table:table-row>
        <table:table-row table:style-name="ro1">
          <table:table-cell office:value-type="string" calcext:value-type="string">
            <text:p>UVT 2017:</text:p>
          </table:table-cell>
          <table:table-cell table:number-columns-repeated="1023"/>
        </table:table-row>
        <table:table-row table:style-name="ro1">
          <table:table-cell table:style-name="ce1" table:formula="of:=[$'Precios y parámetros'.A5]" office:value-type="float" office:value="31859" calcext:value-type="float">
            <text:p>$31,859</text:p>
          </table:table-cell>
          <table:table-cell table:number-columns-repeated="2"/>
          <table:table-cell table:style-name="ce1"/>
          <table:table-cell table:number-columns-repeated="1020"/>
        </table:table-row>
        <table:table-row table:style-name="ro1">
          <table:table-cell/>
          <table:table-cell office:value-type="string" calcext:value-type="string">
            <text:p>Whole Sample</text:p>
          </table:table-cell>
          <table:table-cell office:value-type="string" calcext:value-type="string">
            <text:p>Female-Headed Households</text:p>
          </table:table-cell>
          <table:table-cell office:value-type="string" calcext:value-type="string">
            <text:p>Male-Headed Households</text:p>
          </table:table-cell>
          <table:table-cell office:value-type="string" calcext:value-type="string">
            <text:p>Decile 1</text:p>
          </table:table-cell>
          <table:table-cell office:value-type="string" calcext:value-type="string">
            <text:p>Decile 2</text:p>
          </table:table-cell>
          <table:table-cell office:value-type="string" calcext:value-type="string">
            <text:p>Decile 3</text:p>
          </table:table-cell>
          <table:table-cell office:value-type="string" calcext:value-type="string">
            <text:p>Decile 4</text:p>
          </table:table-cell>
          <table:table-cell office:value-type="string" calcext:value-type="string">
            <text:p>Decile 5</text:p>
          </table:table-cell>
          <table:table-cell office:value-type="string" calcext:value-type="string">
            <text:p>Decile 6</text:p>
          </table:table-cell>
          <table:table-cell office:value-type="string" calcext:value-type="string">
            <text:p>Decile 7</text:p>
          </table:table-cell>
          <table:table-cell office:value-type="string" calcext:value-type="string">
            <text:p>Decile 8</text:p>
          </table:table-cell>
          <table:table-cell office:value-type="string" calcext:value-type="string">
            <text:p>Decile 9</text:p>
          </table:table-cell>
          <table:table-cell office:value-type="string" calcext:value-type="string">
            <text:p>Decile 10</text:p>
          </table:table-cell>
          <table:table-cell table:style-name="ce8" office:value-type="string" calcext:value-type="string">
            <text:p>Top 2%, before reform</text:p>
          </table:table-cell>
          <table:table-cell table:style-name="ce8" office:value-type="string" calcext:value-type="string">
            <text:p>Top 2%, after reform</text:p>
          </table:table-cell>
          <table:table-cell table:style-name="ce8" office:value-type="string" calcext:value-type="string">
            <text:p>Top 1%, before reform</text:p>
          </table:table-cell>
          <table:table-cell table:style-name="ce8" office:value-type="string" calcext:value-type="string">
            <text:p>Top 1%, after reform</text:p>
          </table:table-cell>
          <table:table-cell office:value-type="string" calcext:value-type="string">
            <text:p>Top 0.01% (˜3000 taxpayers)</text:p>
          </table:table-cell>
          <table:table-cell office:value-type="string" calcext:value-type="string">
            <text:p>Top 0.001%</text:p>
          </table:table-cell>
          <table:table-cell office:value-type="string" calcext:value-type="string">
            <text:p>Bogotá</text:p>
          </table:table-cell>
          <table:table-cell office:value-type="string" calcext:value-type="string">
            <text:p>Medellín</text:p>
          </table:table-cell>
          <table:table-cell office:value-type="string" calcext:value-type="string">
            <text:p>Cali</text:p>
          </table:table-cell>
          <table:table-cell office:value-type="string" calcext:value-type="string">
            <text:p>Barranquilla</text:p>
          </table:table-cell>
          <table:table-cell office:value-type="string" calcext:value-type="string">
            <text:p>Bucaramanga</text:p>
          </table:table-cell>
          <table:table-cell office:value-type="string" calcext:value-type="string">
            <text:p>Cúcuta</text:p>
          </table:table-cell>
          <table:table-cell office:value-type="string" calcext:value-type="string">
            <text:p>Tunja</text:p>
          </table:table-cell>
          <table:table-cell office:value-type="string" calcext:value-type="string">
            <text:p>Cartagena</text:p>
          </table:table-cell>
          <table:table-cell office:value-type="string" calcext:value-type="string">
            <text:p>Santa Marta</text:p>
          </table:table-cell>
          <table:table-cell office:value-type="string" calcext:value-type="string">
            <text:p>Ibagué</text:p>
          </table:table-cell>
          <table:table-cell office:value-type="string" calcext:value-type="string">
            <text:p>LCR</text:p>
          </table:table-cell>
          <table:table-cell table:number-columns-repeated="993"/>
        </table:table-row>
        <table:table-row table:style-name="ro1">
          <table:table-cell table:number-columns-repeated="1024"/>
        </table:table-row>
        <table:table-row table:style-name="ro1">
          <table:table-cell table:style-name="ce2" office:value-type="string" calcext:value-type="string">
            <text:p>Patrimonio, ingresos y gastos individuales</text:p>
          </table:table-cell>
          <table:table-cell table:style-name="ce1" table:number-columns-repeated="7"/>
          <table:table-cell table:number-columns-repeated="1016"/>
        </table:table-row>
        <table:table-row table:style-name="ro1">
          <table:table-cell table:style-name="ce3" office:value-type="string" calcext:value-type="string">
            <text:p>Patrimonio neto</text:p>
          </table:table-cell>
          <table:table-cell table:style-name="ce1" table:number-columns-repeated="7"/>
          <table:table-cell table:number-columns-repeated="1016"/>
        </table:table-row>
        <table:table-row table:style-name="ro1">
          <table:table-cell table:style-name="ce3" office:value-type="string" calcext:value-type="string">
            <text:p>Ingresos informales</text:p>
          </table:table-cell>
          <table:table-cell table:style-name="ce1" table:number-columns-repeated="7"/>
          <table:table-cell table:number-columns-repeated="1016"/>
        </table:table-row>
        <table:table-row table:style-name="ro1">
          <table:table-cell table:style-name="ce4" office:value-type="string" calcext:value-type="string">
            <text:p>Renta presuntiva</text:p>
          </table:table-cell>
          <table:table-cell table:style-name="ce1" table:formula="of:=0.035*[.B8]" office:value-type="float" office:value="0" calcext:value-type="float">
            <text:p>$0</text:p>
          </table:table-cell>
          <table:table-cell table:style-name="ce1" table:formula="of:=0.035*[.C8]" office:value-type="float" office:value="0" calcext:value-type="float">
            <text:p>$0</text:p>
          </table:table-cell>
          <table:table-cell table:style-name="ce1" table:formula="of:=0.035*[.D8]" office:value-type="float" office:value="0" calcext:value-type="float">
            <text:p>$0</text:p>
          </table:table-cell>
          <table:table-cell table:style-name="ce1" table:formula="of:=0.035*[.E8]" office:value-type="float" office:value="0" calcext:value-type="float">
            <text:p>$0</text:p>
          </table:table-cell>
          <table:table-cell table:style-name="ce1" table:formula="of:=0.035*[.F8]" office:value-type="float" office:value="0" calcext:value-type="float">
            <text:p>$0</text:p>
          </table:table-cell>
          <table:table-cell table:style-name="ce1" table:formula="of:=0.035*[.G8]" office:value-type="float" office:value="0" calcext:value-type="float">
            <text:p>$0</text:p>
          </table:table-cell>
          <table:table-cell table:style-name="ce1" table:formula="of:=0.035*[.H8]" office:value-type="float" office:value="0" calcext:value-type="float">
            <text:p>$0</text:p>
          </table:table-cell>
          <table:table-cell table:style-name="ce1" table:formula="of:=0.035*[.I8]" office:value-type="float" office:value="0" calcext:value-type="float">
            <text:p>$0</text:p>
          </table:table-cell>
          <table:table-cell table:style-name="ce1" table:formula="of:=0.035*[.J8]" office:value-type="float" office:value="0" calcext:value-type="float">
            <text:p>$0</text:p>
          </table:table-cell>
          <table:table-cell table:style-name="ce1" table:formula="of:=0.035*[.K8]" office:value-type="float" office:value="0" calcext:value-type="float">
            <text:p>$0</text:p>
          </table:table-cell>
          <table:table-cell table:style-name="ce1" table:formula="of:=0.035*[.L8]" office:value-type="float" office:value="0" calcext:value-type="float">
            <text:p>$0</text:p>
          </table:table-cell>
          <table:table-cell table:style-name="ce1" table:formula="of:=0.035*[.M8]" office:value-type="float" office:value="0" calcext:value-type="float">
            <text:p>$0</text:p>
          </table:table-cell>
          <table:table-cell table:style-name="ce1" table:formula="of:=0.035*[.N8]" office:value-type="float" office:value="0" calcext:value-type="float">
            <text:p>$0</text:p>
          </table:table-cell>
          <table:table-cell table:style-name="ce1" table:formula="of:=0.035*[.O8]" office:value-type="float" office:value="0" calcext:value-type="float">
            <text:p>$0</text:p>
          </table:table-cell>
          <table:table-cell table:style-name="ce1" table:formula="of:=0.035*[.P8]" office:value-type="float" office:value="0" calcext:value-type="float">
            <text:p>$0</text:p>
          </table:table-cell>
          <table:table-cell table:style-name="ce1" table:formula="of:=0.035*[.Q8]" office:value-type="float" office:value="0" calcext:value-type="float">
            <text:p>$0</text:p>
          </table:table-cell>
          <table:table-cell table:style-name="ce1" table:formula="of:=0.035*[.R8]" office:value-type="float" office:value="0" calcext:value-type="float">
            <text:p>$0</text:p>
          </table:table-cell>
          <table:table-cell table:style-name="ce1" table:formula="of:=0.035*[.S8]" office:value-type="float" office:value="0" calcext:value-type="float">
            <text:p>$0</text:p>
          </table:table-cell>
          <table:table-cell table:style-name="ce1" table:formula="of:=0.035*[.T8]" office:value-type="float" office:value="0" calcext:value-type="float">
            <text:p>$0</text:p>
          </table:table-cell>
          <table:table-cell table:style-name="ce1" table:formula="of:=0.035*[.U8]" office:value-type="float" office:value="0" calcext:value-type="float">
            <text:p>$0</text:p>
          </table:table-cell>
          <table:table-cell table:style-name="ce1" table:formula="of:=0.035*[.V8]" office:value-type="float" office:value="0" calcext:value-type="float">
            <text:p>$0</text:p>
          </table:table-cell>
          <table:table-cell table:style-name="ce1" table:formula="of:=0.035*[.W8]" office:value-type="float" office:value="0" calcext:value-type="float">
            <text:p>$0</text:p>
          </table:table-cell>
          <table:table-cell table:style-name="ce1" table:formula="of:=0.035*[.X8]" office:value-type="float" office:value="0" calcext:value-type="float">
            <text:p>$0</text:p>
          </table:table-cell>
          <table:table-cell table:style-name="ce1" table:formula="of:=0.035*[.Y8]" office:value-type="float" office:value="0" calcext:value-type="float">
            <text:p>$0</text:p>
          </table:table-cell>
          <table:table-cell table:style-name="ce1" table:formula="of:=0.035*[.Z8]" office:value-type="float" office:value="0" calcext:value-type="float">
            <text:p>$0</text:p>
          </table:table-cell>
          <table:table-cell table:style-name="ce1" table:formula="of:=0.035*[.AA8]" office:value-type="float" office:value="0" calcext:value-type="float">
            <text:p>$0</text:p>
          </table:table-cell>
          <table:table-cell table:style-name="ce1" table:formula="of:=0.035*[.AB8]" office:value-type="float" office:value="0" calcext:value-type="float">
            <text:p>$0</text:p>
          </table:table-cell>
          <table:table-cell table:style-name="ce1" table:formula="of:=0.035*[.AC8]" office:value-type="float" office:value="0" calcext:value-type="float">
            <text:p>$0</text:p>
          </table:table-cell>
          <table:table-cell table:style-name="ce1" table:formula="of:=0.035*[.AD8]" office:value-type="float" office:value="0" calcext:value-type="float">
            <text:p>$0</text:p>
          </table:table-cell>
          <table:table-cell table:style-name="ce1" table:formula="of:=0.035*[.AE8]" office:value-type="float" office:value="0" calcext:value-type="float">
            <text:p>$0</text:p>
          </table:table-cell>
          <table:table-cell table:number-columns-repeated="993"/>
        </table:table-row>
        <table:table-row table:style-name="ro1">
          <table:table-cell table:style-name="ce3" office:value-type="string" calcext:value-type="string">
            <text:p>Cédula rentas del trabajo y pensiones</text:p>
          </table:table-cell>
          <table:table-cell table:style-name="ce1" table:number-columns-repeated="7"/>
          <table:table-cell table:number-columns-repeated="1016"/>
        </table:table-row>
        <table:table-row table:style-name="ro2">
          <table:table-cell table:style-name="ce5" office:value-type="string" calcext:value-type="string">
            <text:p>Salario nominal (se asume que a partir del mínimo es formal con vinculación laboral, e integral a partir de 13 mínimos; la gente tiende a reportar el salario base de cotización, y lo interpretamos de esa manera)</text:p>
          </table:table-cell>
          <table:table-cell table:style-name="ce1" office:value-type="float" office:value="1573493.08905096" calcext:value-type="float">
            <text:p>$1,573,493</text:p>
          </table:table-cell>
          <table:table-cell table:style-name="ce1" office:value-type="float" office:value="1226814.28191518" calcext:value-type="float">
            <text:p>$1,226,814</text:p>
          </table:table-cell>
          <table:table-cell table:style-name="ce1" office:value-type="float" office:value="1815464.85168399" calcext:value-type="float">
            <text:p>$1,815,465</text:p>
          </table:table-cell>
          <table:table-cell table:style-name="ce1" office:value-type="float" office:value="69048.9661509073" calcext:value-type="float">
            <text:p>$69,049</text:p>
          </table:table-cell>
          <table:table-cell table:style-name="ce1" office:value-type="float" office:value="356369.359977129" calcext:value-type="float">
            <text:p>$356,369</text:p>
          </table:table-cell>
          <table:table-cell table:style-name="ce1" office:value-type="float" office:value="565757.735456426" calcext:value-type="float">
            <text:p>$565,758</text:p>
          </table:table-cell>
          <table:table-cell table:style-name="ce1" office:value-type="float" office:value="758958.675931239" calcext:value-type="float">
            <text:p>$758,959</text:p>
          </table:table-cell>
          <table:table-cell table:style-name="ce1" office:value-type="float" office:value="935016.095044167" calcext:value-type="float">
            <text:p>$935,016</text:p>
          </table:table-cell>
          <table:table-cell table:style-name="ce1" office:value-type="float" office:value="1193365.90627388" calcext:value-type="float">
            <text:p>$1,193,366</text:p>
          </table:table-cell>
          <table:table-cell table:style-name="ce1" office:value-type="float" office:value="1501920.52991624" calcext:value-type="float">
            <text:p>$1,501,921</text:p>
          </table:table-cell>
          <table:table-cell table:style-name="ce1" office:value-type="float" office:value="1911512.98551223" calcext:value-type="float">
            <text:p>$1,911,513</text:p>
          </table:table-cell>
          <table:table-cell table:style-name="ce1" office:value-type="float" office:value="2648807.51951452" calcext:value-type="float">
            <text:p>$2,648,808</text:p>
          </table:table-cell>
          <table:table-cell table:style-name="ce1" office:value-type="float" office:value="5795531.00502675" calcext:value-type="float">
            <text:p>$5,795,531</text:p>
          </table:table-cell>
          <table:table-cell table:number-columns-repeated="2" table:style-name="ce1" office:value-type="float" office:value="7982902" calcext:value-type="float">
            <text:p>$7,982,902</text:p>
          </table:table-cell>
          <table:table-cell table:number-columns-repeated="2" table:style-name="ce1" office:value-type="float" office:value="16856986.0540237" calcext:value-type="float">
            <text:p>$16,856,986</text:p>
          </table:table-cell>
          <table:table-cell table:style-name="ce1" office:value-type="float" office:value="11412966.8333333" calcext:value-type="float">
            <text:p>$11,412,967</text:p>
          </table:table-cell>
          <table:table-cell table:style-name="ce1" office:value-type="float" office:value="12616031" calcext:value-type="float">
            <text:p>$12,616,031</text:p>
          </table:table-cell>
          <table:table-cell table:style-name="ce1" office:value-type="float" office:value="2342257.30289688" calcext:value-type="float">
            <text:p>$2,342,257</text:p>
          </table:table-cell>
          <table:table-cell table:style-name="ce1" office:value-type="float" office:value="2048457.60956284" calcext:value-type="float">
            <text:p>$2,048,458</text:p>
          </table:table-cell>
          <table:table-cell table:style-name="ce1" office:value-type="float" office:value="1683945.72772754" calcext:value-type="float">
            <text:p>$1,683,946</text:p>
          </table:table-cell>
          <table:table-cell table:style-name="ce1" office:value-type="float" office:value="2139188.77810007" calcext:value-type="float">
            <text:p>$2,139,189</text:p>
          </table:table-cell>
          <table:table-cell table:style-name="ce1" office:value-type="float" office:value="1892627.64986719" calcext:value-type="float">
            <text:p>$1,892,628</text:p>
          </table:table-cell>
          <table:table-cell table:style-name="ce1" office:value-type="float" office:value="1264663.78616852" calcext:value-type="float">
            <text:p>$1,264,664</text:p>
          </table:table-cell>
          <table:table-cell table:style-name="ce1" office:value-type="float" office:value="1642436.34658119" calcext:value-type="float">
            <text:p>$1,642,436</text:p>
          </table:table-cell>
          <table:table-cell table:style-name="ce1" office:value-type="float" office:value="1656162.3787157" calcext:value-type="float">
            <text:p>$1,656,162</text:p>
          </table:table-cell>
          <table:table-cell table:style-name="ce1" office:value-type="float" office:value="1420651.34638197" calcext:value-type="float">
            <text:p>$1,420,651</text:p>
          </table:table-cell>
          <table:table-cell table:style-name="ce1" office:value-type="float" office:value="1521310.09744769" calcext:value-type="float">
            <text:p>$1,521,310</text:p>
          </table:table-cell>
          <table:table-cell table:style-name="ce1" office:value-type="float" office:value="7900000" calcext:value-type="float">
            <text:p>$7,900,000</text:p>
          </table:table-cell>
          <table:table-cell table:number-columns-repeated="993"/>
        </table:table-row>
        <table:table-row table:style-name="ro1">
          <table:table-cell office:value-type="string" calcext:value-type="string">
            <text:p>Ingresos por contratos</text:p>
          </table:table-cell>
          <table:table-cell table:style-name="ce1" table:number-columns-repeated="7"/>
          <table:table-cell table:number-columns-repeated="1016"/>
        </table:table-row>
        <table:table-row table:style-name="ro1">
          <table:table-cell office:value-type="string" calcext:value-type="string">
            <text:p>Pensiones</text:p>
          </table:table-cell>
          <table:table-cell table:style-name="ce1" office:value-type="float" office:value="212328.268574901" calcext:value-type="float">
            <text:p>$212,328</text:p>
          </table:table-cell>
          <table:table-cell table:style-name="ce1" office:value-type="float" office:value="196620.124564095" calcext:value-type="float">
            <text:p>$196,620</text:p>
          </table:table-cell>
          <table:table-cell table:style-name="ce1" office:value-type="float" office:value="223292.097963237" calcext:value-type="float">
            <text:p>$223,292</text:p>
          </table:table-cell>
          <table:table-cell table:style-name="ce1" office:value-type="float" office:value="659.03564469914" calcext:value-type="float">
            <text:p>$659</text:p>
          </table:table-cell>
          <table:table-cell table:style-name="ce1" office:value-type="float" office:value="7263.46918238993" calcext:value-type="float">
            <text:p>$7,263</text:p>
          </table:table-cell>
          <table:table-cell table:style-name="ce1" office:value-type="float" office:value="68695.2393653713" calcext:value-type="float">
            <text:p>$68,695</text:p>
          </table:table-cell>
          <table:table-cell table:style-name="ce1" office:value-type="float" office:value="51982.4630564479" calcext:value-type="float">
            <text:p>$51,982</text:p>
          </table:table-cell>
          <table:table-cell table:style-name="ce1" office:value-type="float" office:value="87099.078582081" calcext:value-type="float">
            <text:p>$87,099</text:p>
          </table:table-cell>
          <table:table-cell table:style-name="ce1" office:value-type="float" office:value="126030.63136176" calcext:value-type="float">
            <text:p>$126,031</text:p>
          </table:table-cell>
          <table:table-cell table:style-name="ce1" office:value-type="float" office:value="160612.417278568" calcext:value-type="float">
            <text:p>$160,612</text:p>
          </table:table-cell>
          <table:table-cell table:style-name="ce1" office:value-type="float" office:value="239451.314793577" calcext:value-type="float">
            <text:p>$239,451</text:p>
          </table:table-cell>
          <table:table-cell table:style-name="ce1" office:value-type="float" office:value="387066.140481651" calcext:value-type="float">
            <text:p>$387,066</text:p>
          </table:table-cell>
          <table:table-cell table:style-name="ce1" office:value-type="float" office:value="994669.030848623" calcext:value-type="float">
            <text:p>$994,669</text:p>
          </table:table-cell>
          <table:table-cell table:number-columns-repeated="2" table:style-name="ce1" office:value-type="float" office:value="1267306.11286354" calcext:value-type="float">
            <text:p>$1,267,306</text:p>
          </table:table-cell>
          <table:table-cell table:number-columns-repeated="2" table:style-name="ce1" office:value-type="float" office:value="1790321.4984581" calcext:value-type="float">
            <text:p>$1,790,321</text:p>
          </table:table-cell>
          <table:table-cell table:style-name="ce1" office:value-type="float" office:value="23091351.5" calcext:value-type="float">
            <text:p>$23,091,352</text:p>
          </table:table-cell>
          <table:table-cell table:style-name="ce1" office:value-type="float" office:value="27334733.8333333" calcext:value-type="float">
            <text:p>$27,334,734</text:p>
          </table:table-cell>
          <table:table-cell table:style-name="ce1" office:value-type="float" office:value="320524.176365492" calcext:value-type="float">
            <text:p>$320,524</text:p>
          </table:table-cell>
          <table:table-cell table:style-name="ce1" office:value-type="float" office:value="344728.296311475" calcext:value-type="float">
            <text:p>$344,728</text:p>
          </table:table-cell>
          <table:table-cell table:style-name="ce1" office:value-type="float" office:value="335508.108137432" calcext:value-type="float">
            <text:p>$335,508</text:p>
          </table:table-cell>
          <table:table-cell table:style-name="ce1" office:value-type="float" office:value="308684.884336475" calcext:value-type="float">
            <text:p>$308,685</text:p>
          </table:table-cell>
          <table:table-cell table:style-name="ce1" office:value-type="float" office:value="279086.997211155" calcext:value-type="float">
            <text:p>$279,087</text:p>
          </table:table-cell>
          <table:table-cell table:style-name="ce1" office:value-type="float" office:value="138432.84499205" calcext:value-type="float">
            <text:p>$138,433</text:p>
          </table:table-cell>
          <table:table-cell table:style-name="ce1" office:value-type="float" office:value="384296.156177156" calcext:value-type="float">
            <text:p>$384,296</text:p>
          </table:table-cell>
          <table:table-cell table:style-name="ce1" office:value-type="float" office:value="240055.198932926" calcext:value-type="float">
            <text:p>$240,055</text:p>
          </table:table-cell>
          <table:table-cell table:style-name="ce1" office:value-type="float" office:value="314714.46752669" calcext:value-type="float">
            <text:p>$314,714</text:p>
          </table:table-cell>
          <table:table-cell table:style-name="ce1" office:value-type="float" office:value="326644.794372294" calcext:value-type="float">
            <text:p>$326,645</text:p>
          </table:table-cell>
          <table:table-cell table:style-name="ce1"/>
          <table:table-cell table:number-columns-repeated="993"/>
        </table:table-row>
        <table:table-row table:style-name="ro1">
          <table:table-cell/>
          <table:table-cell table:style-name="ce1" table:number-columns-repeated="7"/>
          <table:table-cell table:number-columns-repeated="1016"/>
        </table:table-row>
        <table:table-row table:style-name="ro1">
          <table:table-cell table:style-name="ce3" office:value-type="string" calcext:value-type="string">
            <text:p>Cédula rentas del capital y no laborales</text:p>
          </table:table-cell>
          <table:table-cell table:style-name="ce1" table:number-columns-repeated="7"/>
          <table:table-cell table:number-columns-repeated="1016"/>
        </table:table-row>
        <table:table-row table:style-name="ro1">
          <table:table-cell office:value-type="string" calcext:value-type="string">
            <text:p>Rentas de capital</text:p>
          </table:table-cell>
          <table:table-cell table:style-name="ce1" office:value-type="float" office:value="245854.385470542" calcext:value-type="float">
            <text:p>$245,854</text:p>
          </table:table-cell>
          <table:table-cell table:style-name="ce1" office:value-type="float" office:value="188960.165090437" calcext:value-type="float">
            <text:p>$188,960</text:p>
          </table:table-cell>
          <table:table-cell table:style-name="ce1" office:value-type="float" office:value="285564.902830241" calcext:value-type="float">
            <text:p>$285,565</text:p>
          </table:table-cell>
          <table:table-cell table:style-name="ce1" office:value-type="float" office:value="8998.70439350525" calcext:value-type="float">
            <text:p>$8,999</text:p>
          </table:table-cell>
          <table:table-cell table:style-name="ce1" office:value-type="float" office:value="33206.0529254812" calcext:value-type="float">
            <text:p>$33,206</text:p>
          </table:table-cell>
          <table:table-cell table:style-name="ce1" office:value-type="float" office:value="28100.4161109833" calcext:value-type="float">
            <text:p>$28,100</text:p>
          </table:table-cell>
          <table:table-cell table:style-name="ce1" office:value-type="float" office:value="36178.6128958237" calcext:value-type="float">
            <text:p>$36,179</text:p>
          </table:table-cell>
          <table:table-cell table:style-name="ce1" office:value-type="float" office:value="59812.9770563267" calcext:value-type="float">
            <text:p>$59,813</text:p>
          </table:table-cell>
          <table:table-cell table:style-name="ce1" office:value-type="float" office:value="79390.0356678892" calcext:value-type="float">
            <text:p>$79,390</text:p>
          </table:table-cell>
          <table:table-cell table:style-name="ce1" office:value-type="float" office:value="107920.973812528" calcext:value-type="float">
            <text:p>$107,921</text:p>
          </table:table-cell>
          <table:table-cell table:style-name="ce1" office:value-type="float" office:value="161094.94815558" calcext:value-type="float">
            <text:p>$161,095</text:p>
          </table:table-cell>
          <table:table-cell table:style-name="ce1" office:value-type="float" office:value="290628.503956422" calcext:value-type="float">
            <text:p>$290,629</text:p>
          </table:table-cell>
          <table:table-cell table:style-name="ce1" office:value-type="float" office:value="1653261.62007835" calcext:value-type="float">
            <text:p>$1,653,262</text:p>
          </table:table-cell>
          <table:table-cell table:number-columns-repeated="2" table:style-name="ce1" office:value-type="float" office:value="2197512.97904981" calcext:value-type="float">
            <text:p>$2,197,513</text:p>
          </table:table-cell>
          <table:table-cell table:number-columns-repeated="2" table:style-name="ce1" office:value-type="float" office:value="7212683.56024924" calcext:value-type="float">
            <text:p>$7,212,684</text:p>
          </table:table-cell>
          <table:table-cell table:style-name="ce1" office:value-type="float" office:value="196409196.666667" calcext:value-type="float">
            <text:p>$196,409,197</text:p>
          </table:table-cell>
          <table:table-cell table:style-name="ce1" office:value-type="float" office:value="858941443.916667" calcext:value-type="float">
            <text:p>$858,941,444</text:p>
          </table:table-cell>
          <table:table-cell table:style-name="ce1" office:value-type="float" office:value="495082.34067126" calcext:value-type="float">
            <text:p>$495,082</text:p>
          </table:table-cell>
          <table:table-cell table:style-name="ce1" office:value-type="float" office:value="408099.769125682" calcext:value-type="float">
            <text:p>$408,100</text:p>
          </table:table-cell>
          <table:table-cell table:style-name="ce1" office:value-type="float" office:value="259246.94358047" calcext:value-type="float">
            <text:p>$259,247</text:p>
          </table:table-cell>
          <table:table-cell table:style-name="ce1" office:value-type="float" office:value="168670.773265651" calcext:value-type="float">
            <text:p>$168,671</text:p>
          </table:table-cell>
          <table:table-cell table:style-name="ce1" office:value-type="float" office:value="384404.668193891" calcext:value-type="float">
            <text:p>$384,405</text:p>
          </table:table-cell>
          <table:table-cell table:style-name="ce1" office:value-type="float" office:value="181694.620760466" calcext:value-type="float">
            <text:p>$181,695</text:p>
          </table:table-cell>
          <table:table-cell table:style-name="ce1" office:value-type="float" office:value="355206.618958819" calcext:value-type="float">
            <text:p>$355,207</text:p>
          </table:table-cell>
          <table:table-cell table:style-name="ce1" office:value-type="float" office:value="166461.256923272" calcext:value-type="float">
            <text:p>$166,461</text:p>
          </table:table-cell>
          <table:table-cell table:style-name="ce1" office:value-type="float" office:value="99813.6838671411" calcext:value-type="float">
            <text:p>$99,814</text:p>
          </table:table-cell>
          <table:table-cell table:style-name="ce1" office:value-type="float" office:value="338836.952471139" calcext:value-type="float">
            <text:p>$338,837</text:p>
          </table:table-cell>
          <table:table-cell table:style-name="ce1"/>
          <table:table-cell table:number-columns-repeated="993"/>
        </table:table-row>
        <table:table-row table:style-name="ro1">
          <table:table-cell office:value-type="string" calcext:value-type="string">
            <text:p>Rentas no laborales</text:p>
          </table:table-cell>
          <table:table-cell table:style-name="ce1" table:number-columns-repeated="7"/>
          <table:table-cell table:number-columns-repeated="8"/>
          <table:table-cell table:style-name="ce1" table:number-columns-repeated="2"/>
          <table:table-cell table:number-columns-repeated="1006"/>
        </table:table-row>
        <table:table-row table:style-name="ro1">
          <table:table-cell/>
          <table:table-cell table:style-name="ce1" table:number-columns-repeated="7"/>
          <table:table-cell table:number-columns-repeated="1016"/>
        </table:table-row>
        <table:table-row table:style-name="ro1">
          <table:table-cell table:style-name="ce3" office:value-type="string" calcext:value-type="string">
            <text:p>Ganancias Ocasionales (no loterías…se asume todo al 10% en el cálculo del impuesto)</text:p>
          </table:table-cell>
          <table:table-cell table:style-name="ce1" table:number-columns-repeated="7"/>
          <table:table-cell table:number-columns-repeated="6"/>
          <table:table-cell table:number-columns-repeated="2" table:style-name="ce1" office:value-type="float" office:value="158022.303164513" calcext:value-type="float">
            <text:p>$158,022</text:p>
          </table:table-cell>
          <table:table-cell table:number-columns-repeated="2" table:style-name="ce1" office:value-type="float" office:value="484340.601894736" calcext:value-type="float">
            <text:p>$484,341</text:p>
          </table:table-cell>
          <table:table-cell table:number-columns-repeated="1006"/>
        </table:table-row>
        <table:table-row table:style-name="ro1" table:number-rows-repeated="2">
          <table:table-cell/>
          <table:table-cell table:style-name="ce1" table:number-columns-repeated="7"/>
          <table:table-cell table:number-columns-repeated="1016"/>
        </table:table-row>
        <table:table-row table:style-name="ro1">
          <table:table-cell table:style-name="ce3" office:value-type="string" calcext:value-type="string">
            <text:p>Cédula dividendos y participaciones (?)</text:p>
          </table:table-cell>
          <table:table-cell table:style-name="ce1" table:number-columns-repeated="7"/>
          <table:table-cell table:number-columns-repeated="1016"/>
        </table:table-row>
        <table:table-row table:style-name="ro1">
          <table:table-cell office:value-type="string" calcext:value-type="string">
            <text:p>Dividendos empresa tipo A</text:p>
          </table:table-cell>
          <table:table-cell table:style-name="ce1" office:value-type="float" office:value="983.259114000987" calcext:value-type="float">
            <text:p>$983</text:p>
          </table:table-cell>
          <table:table-cell table:style-name="ce1" office:value-type="float" office:value="808.299827962989" calcext:value-type="float">
            <text:p>$808</text:p>
          </table:table-cell>
          <table:table-cell table:style-name="ce1" office:value-type="float" office:value="1105.3756263468" calcext:value-type="float">
            <text:p>$1,105</text:p>
          </table:table-cell>
          <table:table-cell table:style-name="ce1" office:value-type="float" office:value="0" calcext:value-type="float">
            <text:p>$0</text:p>
          </table:table-cell>
          <table:table-cell table:style-name="ce1" office:value-type="float" office:value="0.00093386697160282" calcext:value-type="float">
            <text:p>$0</text:p>
          </table:table-cell>
          <table:table-cell table:style-name="ce1" office:value-type="float" office:value="0" calcext:value-type="float">
            <text:p>$0</text:p>
          </table:table-cell>
          <table:table-cell table:style-name="ce1" office:value-type="float" office:value="27.3252256386721" calcext:value-type="float">
            <text:p>$27</text:p>
          </table:table-cell>
          <table:table-cell table:style-name="ce1" office:value-type="float" office:value="18.1637413483231" calcext:value-type="float">
            <text:p>$18</text:p>
          </table:table-cell>
          <table:table-cell table:style-name="ce1" office:value-type="float" office:value="18.9611034693565" calcext:value-type="float">
            <text:p>$19</text:p>
          </table:table-cell>
          <table:table-cell table:style-name="ce1" office:value-type="float" office:value="119.516789046963" calcext:value-type="float">
            <text:p>$120</text:p>
          </table:table-cell>
          <table:table-cell table:style-name="ce1" office:value-type="float" office:value="44.2956613149847" calcext:value-type="float">
            <text:p>$44</text:p>
          </table:table-cell>
          <table:table-cell table:style-name="ce1" office:value-type="float" office:value="44.4418195718654" calcext:value-type="float">
            <text:p>$44</text:p>
          </table:table-cell>
          <table:table-cell table:style-name="ce1" office:value-type="float" office:value="9560.0635321101" calcext:value-type="float">
            <text:p>$9,560</text:p>
          </table:table-cell>
          <table:table-cell table:style-name="ce1" table:number-columns-repeated="4"/>
          <table:table-cell table:style-name="ce1" office:value-type="float" office:value="17782994.8333333" calcext:value-type="float">
            <text:p>$17,782,995</text:p>
          </table:table-cell>
          <table:table-cell table:style-name="ce1" office:value-type="float" office:value="79901529.6666667" calcext:value-type="float">
            <text:p>$79,901,530</text:p>
          </table:table-cell>
          <table:table-cell table:style-name="ce1" office:value-type="float" office:value="2889.61579036923" calcext:value-type="float">
            <text:p>$2,890</text:p>
          </table:table-cell>
          <table:table-cell table:style-name="ce1" office:value-type="float" office:value="622.055464480874" calcext:value-type="float">
            <text:p>$622</text:p>
          </table:table-cell>
          <table:table-cell table:style-name="ce1" office:value-type="float" office:value="14289.1890898131" calcext:value-type="float">
            <text:p>$14,289</text:p>
          </table:table-cell>
          <table:table-cell table:style-name="ce1" office:value-type="float" office:value="604.305595842397" calcext:value-type="float">
            <text:p>$604</text:p>
          </table:table-cell>
          <table:table-cell table:style-name="ce1" office:value-type="float" office:value="864.924302788844" calcext:value-type="float">
            <text:p>$865</text:p>
          </table:table-cell>
          <table:table-cell table:style-name="ce1" office:value-type="float" office:value="2037.95707472178" calcext:value-type="float">
            <text:p>$2,038</text:p>
          </table:table-cell>
          <table:table-cell table:style-name="ce1" office:value-type="float" office:value="811.196425796426" calcext:value-type="float">
            <text:p>$811</text:p>
          </table:table-cell>
          <table:table-cell table:style-name="ce1" office:value-type="float" office:value="0" calcext:value-type="float">
            <text:p>$0</text:p>
          </table:table-cell>
          <table:table-cell table:style-name="ce1" office:value-type="float" office:value="23.5394424673784" calcext:value-type="float">
            <text:p>$24</text:p>
          </table:table-cell>
          <table:table-cell table:style-name="ce1" office:value-type="float" office:value="38.762536075036" calcext:value-type="float">
            <text:p>$39</text:p>
          </table:table-cell>
          <table:table-cell table:style-name="ce1"/>
          <table:table-cell table:number-columns-repeated="993"/>
        </table:table-row>
        <table:table-row table:style-name="ro1">
          <table:table-cell office:value-type="string" calcext:value-type="string">
            <text:p>Dividendos empresa tipo B</text:p>
          </table:table-cell>
          <table:table-cell table:style-name="ce1" table:number-columns-repeated="7"/>
          <table:table-cell table:number-columns-repeated="1016"/>
        </table:table-row>
        <table:table-row table:style-name="ro1">
          <table:table-cell/>
          <table:table-cell table:style-name="ce1" table:number-columns-repeated="7"/>
          <table:table-cell table:number-columns-repeated="1016"/>
        </table:table-row>
        <table:table-row table:style-name="ro1">
          <table:table-cell table:style-name="ce3" office:value-type="string" calcext:value-type="string">
            <text:p>Transferencias</text:p>
          </table:table-cell>
          <table:table-cell table:style-name="ce1" table:formula="of:=[.B28]+[.B29]" office:value-type="float" office:value="88179.0858887326" calcext:value-type="float">
            <text:p>$88,179</text:p>
          </table:table-cell>
          <table:table-cell table:style-name="ce1" table:formula="of:=[.C28]+[.C29]" office:value-type="float" office:value="135639.619598269" calcext:value-type="float">
            <text:p>$135,640</text:p>
          </table:table-cell>
          <table:table-cell table:style-name="ce1" table:formula="of:=[.D28]+[.D29]" office:value-type="float" office:value="55053.0084913804" calcext:value-type="float">
            <text:p>$55,053</text:p>
          </table:table-cell>
          <table:table-cell table:style-name="ce1" table:formula="of:=[.E28]+[.E29]" office:value-type="float" office:value="49886.3540592167" calcext:value-type="float">
            <text:p>$49,886</text:p>
          </table:table-cell>
          <table:table-cell table:style-name="ce1" table:formula="of:=[.F28]+[.F29]" office:value-type="float" office:value="78715.2333523919" calcext:value-type="float">
            <text:p>$78,715</text:p>
          </table:table-cell>
          <table:table-cell table:style-name="ce1" table:formula="of:=[.G28]+[.G29]" office:value-type="float" office:value="64170.4314114356" calcext:value-type="float">
            <text:p>$64,170</text:p>
          </table:table-cell>
          <table:table-cell table:style-name="ce1" table:formula="of:=[.H28]+[.H29]" office:value-type="float" office:value="69594.9765469634" calcext:value-type="float">
            <text:p>$69,595</text:p>
          </table:table-cell>
          <table:table-cell table:style-name="ce1" table:formula="of:=[.I28]+[.I29]" office:value-type="float" office:value="80678.5275228479" calcext:value-type="float">
            <text:p>$80,679</text:p>
          </table:table-cell>
          <table:table-cell table:style-name="ce1" table:formula="of:=[.J28]+[.J29]" office:value-type="float" office:value="75545.9773708544" calcext:value-type="float">
            <text:p>$75,546</text:p>
          </table:table-cell>
          <table:table-cell table:style-name="ce1" table:formula="of:=[.K28]+[.K29]" office:value-type="float" office:value="78093.6041666666" calcext:value-type="float">
            <text:p>$78,094</text:p>
          </table:table-cell>
          <table:table-cell table:style-name="ce1" table:formula="of:=[.L28]+[.L29]" office:value-type="float" office:value="89376.5259556574" calcext:value-type="float">
            <text:p>$89,377</text:p>
          </table:table-cell>
          <table:table-cell table:style-name="ce1" table:formula="of:=[.M28]+[.M29]" office:value-type="float" office:value="98135.5182912844" calcext:value-type="float">
            <text:p>$98,136</text:p>
          </table:table-cell>
          <table:table-cell table:style-name="ce1" table:formula="of:=[.N28]+[.N29]" office:value-type="float" office:value="197572.290711009" calcext:value-type="float">
            <text:p>$197,572</text:p>
          </table:table-cell>
          <table:table-cell table:style-name="ce1" table:formula="of:=[.O28]+[.O29]" office:value-type="float" office:value="222979.134936913" calcext:value-type="float">
            <text:p>$222,979</text:p>
          </table:table-cell>
          <table:table-cell table:style-name="ce1" table:formula="of:=[.P28]+[.P29]" office:value-type="float" office:value="222979.134936913" calcext:value-type="float">
            <text:p>$222,979</text:p>
          </table:table-cell>
          <table:table-cell table:style-name="ce1" table:formula="of:=[.Q28]+[.Q29]" office:value-type="float" office:value="775983.188512768" calcext:value-type="float">
            <text:p>$775,983</text:p>
          </table:table-cell>
          <table:table-cell table:style-name="ce1" table:formula="of:=[.R28]+[.R29]" office:value-type="float" office:value="775983.188512768" calcext:value-type="float">
            <text:p>$775,983</text:p>
          </table:table-cell>
          <table:table-cell table:style-name="ce1" table:formula="of:=[.S28]+[.S29]" office:value-type="float" office:value="0" calcext:value-type="float">
            <text:p>$0</text:p>
          </table:table-cell>
          <table:table-cell table:style-name="ce1" table:formula="of:=[.T28]+[.T29]" office:value-type="float" office:value="0" calcext:value-type="float">
            <text:p>$0</text:p>
          </table:table-cell>
          <table:table-cell table:style-name="ce1" table:formula="of:=[.U28]+[.U29]" office:value-type="float" office:value="91460.4446358686" calcext:value-type="float">
            <text:p>$91,460</text:p>
          </table:table-cell>
          <table:table-cell table:style-name="ce1" table:formula="of:=[.V28]+[.V29]" office:value-type="float" office:value="109306.451400273" calcext:value-type="float">
            <text:p>$109,306</text:p>
          </table:table-cell>
          <table:table-cell table:style-name="ce1" table:formula="of:=[.W28]+[.W29]" office:value-type="float" office:value="132105.622965642" calcext:value-type="float">
            <text:p>$132,106</text:p>
          </table:table-cell>
          <table:table-cell table:style-name="ce1" table:formula="of:=[.X28]+[.X29]" office:value-type="float" office:value="122484.077532028" calcext:value-type="float">
            <text:p>$122,484</text:p>
          </table:table-cell>
          <table:table-cell table:style-name="ce1" table:formula="of:=[.Y28]+[.Y29]" office:value-type="float" office:value="76659.8944887119" calcext:value-type="float">
            <text:p>$76,660</text:p>
          </table:table-cell>
          <table:table-cell table:style-name="ce1" table:formula="of:=[.Z28]+[.Z29]" office:value-type="float" office:value="108196.773913619" calcext:value-type="float">
            <text:p>$108,197</text:p>
          </table:table-cell>
          <table:table-cell table:style-name="ce1" table:formula="of:=[.AA28]+[.AA29]" office:value-type="float" office:value="71505.7798368298" calcext:value-type="float">
            <text:p>$71,506</text:p>
          </table:table-cell>
          <table:table-cell table:style-name="ce1" table:formula="of:=[.AB28]+[.AB29]" office:value-type="float" office:value="84741.2274517275" calcext:value-type="float">
            <text:p>$84,741</text:p>
          </table:table-cell>
          <table:table-cell table:style-name="ce1" table:formula="of:=[.AC28]+[.AC29]" office:value-type="float" office:value="76665.9506969157" calcext:value-type="float">
            <text:p>$76,666</text:p>
          </table:table-cell>
          <table:table-cell table:style-name="ce1" table:formula="of:=[.AD28]+[.AD29]" office:value-type="float" office:value="140068.878291847" calcext:value-type="float">
            <text:p>$140,069</text:p>
          </table:table-cell>
          <table:table-cell table:style-name="ce1"/>
          <table:table-cell table:number-columns-repeated="993"/>
        </table:table-row>
        <table:table-row table:style-name="ro1">
          <table:table-cell table:style-name="ce6" office:value-type="string" calcext:value-type="string">
            <text:p>Gobierno</text:p>
          </table:table-cell>
          <table:table-cell table:style-name="ce1" office:value-type="float" office:value="14023.8035373893" calcext:value-type="float">
            <text:p>$14,024</text:p>
          </table:table-cell>
          <table:table-cell table:style-name="ce1" office:value-type="float" office:value="14578.8805315323" calcext:value-type="float">
            <text:p>$14,579</text:p>
          </table:table-cell>
          <table:table-cell table:style-name="ce1" office:value-type="float" office:value="13636.3758784" calcext:value-type="float">
            <text:p>$13,636</text:p>
          </table:table-cell>
          <table:table-cell table:style-name="ce1" office:value-type="float" office:value="15045.4252913084" calcext:value-type="float">
            <text:p>$15,045</text:p>
          </table:table-cell>
          <table:table-cell table:style-name="ce1" office:value-type="float" office:value="17247.2562416619" calcext:value-type="float">
            <text:p>$17,247</text:p>
          </table:table-cell>
          <table:table-cell table:style-name="ce1" office:value-type="float" office:value="12557.4182426994" calcext:value-type="float">
            <text:p>$12,557</text:p>
          </table:table-cell>
          <table:table-cell table:style-name="ce1" office:value-type="float" office:value="13227.5875783998" calcext:value-type="float">
            <text:p>$13,228</text:p>
          </table:table-cell>
          <table:table-cell table:style-name="ce1" office:value-type="float" office:value="13850.8991721157" calcext:value-type="float">
            <text:p>$13,851</text:p>
          </table:table-cell>
          <table:table-cell table:style-name="ce1" office:value-type="float" office:value="13238.725622803" calcext:value-type="float">
            <text:p>$13,239</text:p>
          </table:table-cell>
          <table:table-cell table:style-name="ce1" office:value-type="float" office:value="11866.7511791851" calcext:value-type="float">
            <text:p>$11,867</text:p>
          </table:table-cell>
          <table:table-cell table:style-name="ce1" office:value-type="float" office:value="11444.408744266" calcext:value-type="float">
            <text:p>$11,444</text:p>
          </table:table-cell>
          <table:table-cell table:style-name="ce1" office:value-type="float" office:value="10286.4496830402" calcext:value-type="float">
            <text:p>$10,286</text:p>
          </table:table-cell>
          <table:table-cell table:style-name="ce1" office:value-type="float" office:value="21458.5326118119" calcext:value-type="float">
            <text:p>$21,459</text:p>
          </table:table-cell>
          <table:table-cell table:number-columns-repeated="2" table:style-name="ce1" office:value-type="float" office:value="8927.71424957803" calcext:value-type="float">
            <text:p>$8,928</text:p>
          </table:table-cell>
          <table:table-cell table:number-columns-repeated="2" table:style-name="ce1" office:value-type="float" office:value="32553.8532765049" calcext:value-type="float">
            <text:p>$32,554</text:p>
          </table:table-cell>
          <table:table-cell table:style-name="ce1" table:formula="of:=[.S29]+[.S30]" office:value-type="float" office:value="0" calcext:value-type="float">
            <text:p>$0</text:p>
          </table:table-cell>
          <table:table-cell table:style-name="ce1" table:formula="of:=[.T29]+[.T30]" office:value-type="float" office:value="0" calcext:value-type="float">
            <text:p>$0</text:p>
          </table:table-cell>
          <table:table-cell table:style-name="ce1" office:value-type="float" office:value="9435.63827207759" calcext:value-type="float">
            <text:p>$9,436</text:p>
          </table:table-cell>
          <table:table-cell table:style-name="ce1" office:value-type="float" office:value="15005.5847336065" calcext:value-type="float">
            <text:p>$15,006</text:p>
          </table:table-cell>
          <table:table-cell table:style-name="ce1" office:value-type="float" office:value="6778.0289933695" calcext:value-type="float">
            <text:p>$6,778</text:p>
          </table:table-cell>
          <table:table-cell table:style-name="ce1" office:value-type="float" office:value="11626.32913343" calcext:value-type="float">
            <text:p>$11,626</text:p>
          </table:table-cell>
          <table:table-cell table:style-name="ce1" office:value-type="float" office:value="5497.45039840637" calcext:value-type="float">
            <text:p>$5,497</text:p>
          </table:table-cell>
          <table:table-cell table:style-name="ce1" office:value-type="float" office:value="18097.5385201377" calcext:value-type="float">
            <text:p>$18,098</text:p>
          </table:table-cell>
          <table:table-cell table:style-name="ce1" office:value-type="float" office:value="6025.84296814296" calcext:value-type="float">
            <text:p>$6,026</text:p>
          </table:table-cell>
          <table:table-cell table:style-name="ce1" office:value-type="float" office:value="12627.453140879" calcext:value-type="float">
            <text:p>$12,627</text:p>
          </table:table-cell>
          <table:table-cell table:style-name="ce1" office:value-type="float" office:value="7599.3512381376" calcext:value-type="float">
            <text:p>$7,599</text:p>
          </table:table-cell>
          <table:table-cell table:style-name="ce1" office:value-type="float" office:value="14491.8424422799" calcext:value-type="float">
            <text:p>$14,492</text:p>
          </table:table-cell>
          <table:table-cell table:style-name="ce1"/>
          <table:table-cell table:number-columns-repeated="993"/>
        </table:table-row>
        <table:table-row table:style-name="ro1">
          <table:table-cell table:style-name="ce6" office:value-type="string" calcext:value-type="string">
            <text:p>Privadas</text:p>
          </table:table-cell>
          <table:table-cell table:style-name="ce1" office:value-type="float" office:value="74155.2823513433" calcext:value-type="float">
            <text:p>$74,155</text:p>
          </table:table-cell>
          <table:table-cell table:style-name="ce1" office:value-type="float" office:value="121060.739066737" calcext:value-type="float">
            <text:p>$121,061</text:p>
          </table:table-cell>
          <table:table-cell table:style-name="ce1" office:value-type="float" office:value="41416.6326129804" calcext:value-type="float">
            <text:p>$41,417</text:p>
          </table:table-cell>
          <table:table-cell table:style-name="ce1" office:value-type="float" office:value="34840.9287679083" calcext:value-type="float">
            <text:p>$34,841</text:p>
          </table:table-cell>
          <table:table-cell table:style-name="ce1" office:value-type="float" office:value="61467.97711073" calcext:value-type="float">
            <text:p>$61,468</text:p>
          </table:table-cell>
          <table:table-cell table:style-name="ce1" office:value-type="float" office:value="51613.0131687362" calcext:value-type="float">
            <text:p>$51,613</text:p>
          </table:table-cell>
          <table:table-cell table:style-name="ce1" office:value-type="float" office:value="56367.3889685636" calcext:value-type="float">
            <text:p>$56,367</text:p>
          </table:table-cell>
          <table:table-cell table:style-name="ce1" office:value-type="float" office:value="66827.6283507322" calcext:value-type="float">
            <text:p>$66,828</text:p>
          </table:table-cell>
          <table:table-cell table:style-name="ce1" office:value-type="float" office:value="62307.2517480514" calcext:value-type="float">
            <text:p>$62,307</text:p>
          </table:table-cell>
          <table:table-cell table:style-name="ce1" office:value-type="float" office:value="66226.8529874815" calcext:value-type="float">
            <text:p>$66,227</text:p>
          </table:table-cell>
          <table:table-cell table:style-name="ce1" office:value-type="float" office:value="77932.1172113914" calcext:value-type="float">
            <text:p>$77,932</text:p>
          </table:table-cell>
          <table:table-cell table:style-name="ce1" office:value-type="float" office:value="87849.0686082442" calcext:value-type="float">
            <text:p>$87,849</text:p>
          </table:table-cell>
          <table:table-cell table:style-name="ce1" office:value-type="float" office:value="176113.758099197" calcext:value-type="float">
            <text:p>$176,114</text:p>
          </table:table-cell>
          <table:table-cell table:number-columns-repeated="2" table:style-name="ce1" office:value-type="float" office:value="214051.420687335" calcext:value-type="float">
            <text:p>$214,051</text:p>
          </table:table-cell>
          <table:table-cell table:number-columns-repeated="2" table:style-name="ce1" office:value-type="float" office:value="743429.335236263" calcext:value-type="float">
            <text:p>$743,429</text:p>
          </table:table-cell>
          <table:table-cell table:style-name="ce1" table:formula="of:=[.S30]+[.S31]" office:value-type="float" office:value="0" calcext:value-type="float">
            <text:p>$0</text:p>
          </table:table-cell>
          <table:table-cell table:style-name="ce1" table:formula="of:=[.T30]+[.T31]" office:value-type="float" office:value="0" calcext:value-type="float">
            <text:p>$0</text:p>
          </table:table-cell>
          <table:table-cell table:style-name="ce1" office:value-type="float" office:value="82024.806363791" calcext:value-type="float">
            <text:p>$82,025</text:p>
          </table:table-cell>
          <table:table-cell table:style-name="ce1" office:value-type="float" office:value="94300.8666666666" calcext:value-type="float">
            <text:p>$94,301</text:p>
          </table:table-cell>
          <table:table-cell table:style-name="ce1" office:value-type="float" office:value="125327.593972272" calcext:value-type="float">
            <text:p>$125,328</text:p>
          </table:table-cell>
          <table:table-cell table:style-name="ce1" office:value-type="float" office:value="110857.748398598" calcext:value-type="float">
            <text:p>$110,858</text:p>
          </table:table-cell>
          <table:table-cell table:style-name="ce1" office:value-type="float" office:value="71162.4440903055" calcext:value-type="float">
            <text:p>$71,162</text:p>
          </table:table-cell>
          <table:table-cell table:style-name="ce1" office:value-type="float" office:value="90099.2353934816" calcext:value-type="float">
            <text:p>$90,099</text:p>
          </table:table-cell>
          <table:table-cell table:style-name="ce1" office:value-type="float" office:value="65479.9368686868" calcext:value-type="float">
            <text:p>$65,480</text:p>
          </table:table-cell>
          <table:table-cell table:style-name="ce1" office:value-type="float" office:value="72113.7743108485" calcext:value-type="float">
            <text:p>$72,114</text:p>
          </table:table-cell>
          <table:table-cell table:style-name="ce1" office:value-type="float" office:value="69066.5994587781" calcext:value-type="float">
            <text:p>$69,067</text:p>
          </table:table-cell>
          <table:table-cell table:style-name="ce1" office:value-type="float" office:value="125577.035849567" calcext:value-type="float">
            <text:p>$125,577</text:p>
          </table:table-cell>
          <table:table-cell table:style-name="ce1"/>
          <table:table-cell table:number-columns-repeated="993"/>
        </table:table-row>
        <table:table-row table:style-name="ro1">
          <table:table-cell table:number-columns-repeated="1024"/>
        </table:table-row>
        <table:table-row table:style-name="ro1">
          <table:table-cell/>
          <table:table-cell table:style-name="ce1" table:number-columns-repeated="7"/>
          <table:table-cell table:number-columns-repeated="1016"/>
        </table:table-row>
        <table:table-row table:style-name="ro1">
          <table:table-cell table:style-name="ce3" office:value-type="string" calcext:value-type="string">
            <text:p>Gastos</text:p>
          </table:table-cell>
          <table:table-cell table:style-name="ce1" table:number-columns-repeated="7"/>
          <table:table-cell table:number-columns-repeated="1016"/>
        </table:table-row>
        <table:table-row table:style-name="ro1">
          <table:table-cell table:style-name="ce6" office:value-type="string" calcext:value-type="string">
            <text:p>Compras Impoconsumo 4%</text:p>
          </table:table-cell>
          <table:table-cell table:style-name="ce1" table:number-columns-repeated="7"/>
          <table:table-cell table:number-columns-repeated="1016"/>
        </table:table-row>
        <table:table-row table:style-name="ro1">
          <table:table-cell table:style-name="ce6" office:value-type="string" calcext:value-type="string">
            <text:p>Compras Impoconsumo 8%</text:p>
          </table:table-cell>
          <table:table-cell table:style-name="ce1" table:number-columns-repeated="7"/>
          <table:table-cell table:number-columns-repeated="1016"/>
        </table:table-row>
        <table:table-row table:style-name="ro1">
          <table:table-cell table:style-name="ce6" office:value-type="string" calcext:value-type="string">
            <text:p>Compras Impoconsumo 16%</text:p>
          </table:table-cell>
          <table:table-cell table:style-name="ce1" table:number-columns-repeated="7"/>
          <table:table-cell table:number-columns-repeated="1016"/>
        </table:table-row>
        <table:table-row table:style-name="ro1">
          <table:table-cell table:style-name="ce6" office:value-type="string" calcext:value-type="string">
            <text:p>Compras excluídas de IVA (?%) (asumimos 0% por ahora)</text:p>
          </table:table-cell>
          <table:table-cell table:style-name="ce1" table:number-columns-repeated="7"/>
          <table:table-cell table:number-columns-repeated="1016"/>
        </table:table-row>
        <table:table-row table:style-name="ro1">
          <table:table-cell office:value-type="string" calcext:value-type="string">
            <text:p>Compras IVA 0%</text:p>
          </table:table-cell>
          <table:table-cell table:style-name="ce1" table:number-columns-repeated="7"/>
          <table:table-cell table:number-columns-repeated="1016"/>
        </table:table-row>
        <table:table-row table:style-name="ro1">
          <table:table-cell office:value-type="string" calcext:value-type="string">
            <text:p>Compras IVA 5%</text:p>
          </table:table-cell>
          <table:table-cell table:style-name="ce1" table:number-columns-repeated="7"/>
          <table:table-cell table:number-columns-repeated="1016"/>
        </table:table-row>
        <table:table-row table:style-name="ro1">
          <table:table-cell office:value-type="string" calcext:value-type="string">
            <text:p>Compras IVA 19%</text:p>
          </table:table-cell>
          <table:table-cell table:style-name="ce1" table:number-columns-repeated="7"/>
          <table:table-cell table:number-columns-repeated="1016"/>
        </table:table-row>
        <table:table-row table:style-name="ro1">
          <table:table-cell office:value-type="string" calcext:value-type="string">
            <text:p>Gasolina</text:p>
          </table:table-cell>
          <table:table-cell table:style-name="ce1" table:number-columns-repeated="7"/>
          <table:table-cell table:number-columns-repeated="1016"/>
        </table:table-row>
        <table:table-row table:style-name="ro1">
          <table:table-cell office:value-type="string" calcext:value-type="string">
            <text:p>ACPM</text:p>
          </table:table-cell>
          <table:table-cell table:style-name="ce1" table:number-columns-repeated="7"/>
          <table:table-cell table:number-columns-repeated="1016"/>
        </table:table-row>
        <table:table-row table:style-name="ro1">
          <table:table-cell office:value-type="string" calcext:value-type="string">
            <text:p>Gas natural</text:p>
          </table:table-cell>
          <table:table-cell table:style-name="ce1" table:number-columns-repeated="7"/>
          <table:table-cell table:number-columns-repeated="1016"/>
        </table:table-row>
        <table:table-row table:style-name="ro1">
          <table:table-cell office:value-type="string" calcext:value-type="string">
            <text:p>Gas licuado de petróleo</text:p>
          </table:table-cell>
          <table:table-cell table:style-name="ce1" table:number-columns-repeated="7"/>
          <table:table-cell table:number-columns-repeated="1016"/>
        </table:table-row>
        <table:table-row table:style-name="ro1">
          <table:table-cell office:value-type="string" calcext:value-type="string">
            <text:p>Kerosene y Jet Fuel</text:p>
          </table:table-cell>
          <table:table-cell table:style-name="ce1" table:number-columns-repeated="7"/>
          <table:table-cell table:number-columns-repeated="1016"/>
        </table:table-row>
        <table:table-row table:style-name="ro1">
          <table:table-cell office:value-type="string" calcext:value-type="string">
            <text:p>Fuel oil</text:p>
          </table:table-cell>
          <table:table-cell table:style-name="ce1" table:number-columns-repeated="7"/>
          <table:table-cell table:number-columns-repeated="1016"/>
        </table:table-row>
        <table:table-row table:style-name="ro1">
          <table:table-cell office:value-type="string" calcext:value-type="string">
            <text:p>Cerveza</text:p>
          </table:table-cell>
          <table:table-cell table:style-name="ce1" table:number-columns-repeated="7"/>
          <table:table-cell table:number-columns-repeated="1016"/>
        </table:table-row>
        <table:table-row table:style-name="ro1">
          <table:table-cell office:value-type="string" calcext:value-type="string">
            <text:p>Alcohol (excluyendo cerveza)</text:p>
          </table:table-cell>
          <table:table-cell table:style-name="ce1" table:number-columns-repeated="7"/>
          <table:table-cell table:number-columns-repeated="1016"/>
        </table:table-row>
        <table:table-row table:style-name="ro1">
          <table:table-cell office:value-type="string" calcext:value-type="string">
            <text:p>Tabaco</text:p>
          </table:table-cell>
          <table:table-cell table:style-name="ce1" table:number-columns-repeated="7"/>
          <table:table-cell table:number-columns-repeated="1016"/>
        </table:table-row>
        <table:table-row table:style-name="ro1">
          <table:table-cell office:value-type="string" calcext:value-type="string">
            <text:p>Sobretasa a la gasolina</text:p>
          </table:table-cell>
          <table:table-cell table:style-name="ce1" table:number-columns-repeated="7"/>
          <table:table-cell table:number-columns-repeated="1016"/>
        </table:table-row>
        <table:table-row table:style-name="ro1">
          <table:table-cell office:value-type="string" calcext:value-type="string">
            <text:p>Impuesto de registro</text:p>
          </table:table-cell>
          <table:table-cell table:style-name="ce1" table:number-columns-repeated="7"/>
          <table:table-cell table:number-columns-repeated="1016"/>
        </table:table-row>
        <table:table-row table:style-name="ro1">
          <table:table-cell office:value-type="string" calcext:value-type="string">
            <text:p>Vehículos</text:p>
          </table:table-cell>
          <table:table-cell table:style-name="ce1" table:number-columns-repeated="7"/>
          <table:table-cell table:number-columns-repeated="1016"/>
        </table:table-row>
        <table:table-row table:style-name="ro1">
          <table:table-cell office:value-type="string" calcext:value-type="string">
            <text:p>Transacciones financieras gravadas al 4 por 1000</text:p>
          </table:table-cell>
          <table:table-cell table:style-name="ce1" table:number-columns-repeated="7"/>
          <table:table-cell table:number-columns-repeated="1016"/>
        </table:table-row>
        <table:table-row table:style-name="ro1" table:number-rows-repeated="3">
          <table:table-cell/>
          <table:table-cell table:style-name="ce1" table:number-columns-repeated="7"/>
          <table:table-cell table:number-columns-repeated="1016"/>
        </table:table-row>
        <table:table-row table:style-name="ro1">
          <table:table-cell office:value-type="string" calcext:value-type="string">
            <text:p>Ahorro</text:p>
          </table:table-cell>
          <table:table-cell table:style-name="ce1" table:number-columns-repeated="7"/>
          <table:table-cell table:number-columns-repeated="1016"/>
        </table:table-row>
        <table:table-row table:style-name="ro1">
          <table:table-cell/>
          <table:table-cell table:style-name="ce1" table:number-columns-repeated="7"/>
          <table:table-cell table:number-columns-repeated="1016"/>
        </table:table-row>
        <table:table-row table:style-name="ro1">
          <table:table-cell table:style-name="ce3" office:value-type="string" calcext:value-type="string">
            <text:p>Rentas líquidas y Cedulares</text:p>
          </table:table-cell>
          <table:table-cell table:style-name="ce1" table:number-columns-repeated="7"/>
          <table:table-cell table:number-columns-repeated="1016"/>
        </table:table-row>
        <table:table-row table:style-name="ro1">
          <table:table-cell table:style-name="ce6" office:value-type="string" calcext:value-type="string">
            <text:p>Ingresos no constitutivos de renta laboral</text:p>
          </table:table-cell>
          <table:table-cell table:style-name="ce1" table:formula="of:=([.B91]+[.B92]+[.B94]+[.B95])*12" office:value-type="float" office:value="3776383.4137223" calcext:value-type="float">
            <text:p>$3,776,383</text:p>
          </table:table-cell>
          <table:table-cell table:style-name="ce1" table:formula="of:=([.C91]+[.C92]+[.C94]+[.C95])*12" office:value-type="float" office:value="2944354.27659643" calcext:value-type="float">
            <text:p>$2,944,354</text:p>
          </table:table-cell>
          <table:table-cell table:style-name="ce1" table:formula="of:=([.D91]+[.D92]+[.D94]+[.D95])*12" office:value-type="float" office:value="4357115.64404158" calcext:value-type="float">
            <text:p>$4,357,116</text:p>
          </table:table-cell>
          <table:table-cell table:style-name="ce1" table:formula="of:=([.E91]+[.E92]+[.E94]+[.E95])*12" office:value-type="float" office:value="0" calcext:value-type="float">
            <text:p>$0</text:p>
          </table:table-cell>
          <table:table-cell table:style-name="ce1" table:formula="of:=([.F91]+[.F92]+[.F94]+[.F95])*12" office:value-type="float" office:value="0" calcext:value-type="float">
            <text:p>$0</text:p>
          </table:table-cell>
          <table:table-cell table:style-name="ce1" table:formula="of:=([.G91]+[.G92]+[.G94]+[.G95])*12" office:value-type="float" office:value="0" calcext:value-type="float">
            <text:p>$0</text:p>
          </table:table-cell>
          <table:table-cell table:style-name="ce1" table:formula="of:=([.H91]+[.H92]+[.H94]+[.H95])*12" office:value-type="float" office:value="0" calcext:value-type="float">
            <text:p>$0</text:p>
          </table:table-cell>
          <table:table-cell table:style-name="ce1" table:formula="of:=([.I91]+[.I92]+[.I94]+[.I95])*12" office:value-type="float" office:value="2244038.628106" calcext:value-type="float">
            <text:p>$2,244,039</text:p>
          </table:table-cell>
          <table:table-cell table:style-name="ce1" table:formula="of:=([.J91]+[.J92]+[.J94]+[.J95])*12" office:value-type="float" office:value="2864078.17505731" calcext:value-type="float">
            <text:p>$2,864,078</text:p>
          </table:table-cell>
          <table:table-cell table:style-name="ce1" table:formula="of:=([.K91]+[.K92]+[.K94]+[.K95])*12" office:value-type="float" office:value="3604609.27179898" calcext:value-type="float">
            <text:p>$3,604,609</text:p>
          </table:table-cell>
          <table:table-cell table:style-name="ce1" table:formula="of:=([.L91]+[.L92]+[.L94]+[.L95])*12" office:value-type="float" office:value="4587631.16522935" calcext:value-type="float">
            <text:p>$4,587,631</text:p>
          </table:table-cell>
          <table:table-cell table:style-name="ce1" table:formula="of:=([.M91]+[.M92]+[.M94]+[.M95])*12" office:value-type="float" office:value="6357138.04683485" calcext:value-type="float">
            <text:p>$6,357,138</text:p>
          </table:table-cell>
          <table:table-cell table:style-name="ce1" table:formula="of:=([.N91]+[.N92]+[.N94]+[.N95])*12" office:value-type="float" office:value="13909274.4120642" calcext:value-type="float">
            <text:p>$13,909,274</text:p>
          </table:table-cell>
          <table:table-cell table:style-name="ce1" table:formula="of:=([.O91]+[.O92]+[.O94]+[.O95])*12" office:value-type="float" office:value="27301524.84" calcext:value-type="float">
            <text:p>$27,301,525</text:p>
          </table:table-cell>
          <table:table-cell table:style-name="ce1" table:formula="of:=([.P91]+[.P92]+[.P94]+[.P95])*12" office:value-type="float" office:value="27301524.84" calcext:value-type="float">
            <text:p>$27,301,525</text:p>
          </table:table-cell>
          <table:table-cell table:style-name="ce1" table:number-columns-repeated="2"/>
          <table:table-cell table:style-name="ce1" table:formula="of:=([.S91]+[.S92]+[.S94]+[.S95])*12" office:value-type="float" office:value="27322642.599" calcext:value-type="float">
            <text:p>$27,322,643</text:p>
          </table:table-cell>
          <table:table-cell table:style-name="ce1" table:formula="of:=([.T91]+[.T92]+[.T94]+[.T95])*12" office:value-type="float" office:value="30202778.214" calcext:value-type="float">
            <text:p>$30,202,778</text:p>
          </table:table-cell>
          <table:table-cell table:style-name="ce1" table:formula="of:=([.U91]+[.U92]+[.U94]+[.U95])*12" office:value-type="float" office:value="5621417.52695251" calcext:value-type="float">
            <text:p>$5,621,418</text:p>
          </table:table-cell>
          <table:table-cell table:style-name="ce1" table:formula="of:=([.V91]+[.V92]+[.V94]+[.V95])*12" office:value-type="float" office:value="4916298.26295082" calcext:value-type="float">
            <text:p>$4,916,298</text:p>
          </table:table-cell>
          <table:table-cell table:style-name="ce1" table:formula="of:=([.W91]+[.W92]+[.W94]+[.W95])*12" office:value-type="float" office:value="4041469.7465461" calcext:value-type="float">
            <text:p>$4,041,470</text:p>
          </table:table-cell>
          <table:table-cell table:style-name="ce1" table:formula="of:=([.X91]+[.X92]+[.X94]+[.X95])*12" office:value-type="float" office:value="5134053.06744017" calcext:value-type="float">
            <text:p>$5,134,053</text:p>
          </table:table-cell>
          <table:table-cell table:style-name="ce1" table:formula="of:=([.Y91]+[.Y92]+[.Y94]+[.Y95])*12" office:value-type="float" office:value="4542306.35968126" calcext:value-type="float">
            <text:p>$4,542,306</text:p>
          </table:table-cell>
          <table:table-cell table:style-name="ce1" table:formula="of:=([.Z91]+[.Z92]+[.Z94]+[.Z95])*12" office:value-type="float" office:value="3035193.08680445" calcext:value-type="float">
            <text:p>$3,035,193</text:p>
          </table:table-cell>
          <table:table-cell table:style-name="ce1" table:formula="of:=([.AA91]+[.AA92]+[.AA94]+[.AA95])*12" office:value-type="float" office:value="3941847.23179486" calcext:value-type="float">
            <text:p>$3,941,847</text:p>
          </table:table-cell>
          <table:table-cell table:style-name="ce1" table:formula="of:=([.AB91]+[.AB92]+[.AB94]+[.AB95])*12" office:value-type="float" office:value="3974789.70891768" calcext:value-type="float">
            <text:p>$3,974,790</text:p>
          </table:table-cell>
          <table:table-cell table:style-name="ce1" table:formula="of:=([.AC91]+[.AC92]+[.AC94]+[.AC95])*12" office:value-type="float" office:value="3409563.23131673" calcext:value-type="float">
            <text:p>$3,409,563</text:p>
          </table:table-cell>
          <table:table-cell table:style-name="ce1" table:formula="of:=([.AD91]+[.AD92]+[.AD94]+[.AD95])*12" office:value-type="float" office:value="3651144.23387446" calcext:value-type="float">
            <text:p>$3,651,144</text:p>
          </table:table-cell>
          <table:table-cell table:style-name="ce1" table:formula="of:=([.AE91]+[.AE92]+[.AE94]+[.AE95])*12" office:value-type="float" office:value="27018000" calcext:value-type="float">
            <text:p>$27,018,000</text:p>
          </table:table-cell>
          <table:table-cell table:number-columns-repeated="993"/>
        </table:table-row>
        <table:table-row table:style-name="ro1">
          <table:table-cell table:style-name="ce6" office:value-type="string" calcext:value-type="string">
            <text:p>Ingresos no constitutivos de renta pensiones</text:p>
          </table:table-cell>
          <table:table-cell table:style-name="ce1" table:number-columns-repeated="7"/>
          <table:table-cell table:number-columns-repeated="1016"/>
        </table:table-row>
        <table:table-row table:style-name="ro1">
          <table:table-cell table:style-name="ce6" office:value-type="string" calcext:value-type="string">
            <text:p>Ingresos no constitutivos de renta Capital</text:p>
          </table:table-cell>
          <table:table-cell table:style-name="ce1" table:number-columns-repeated="7"/>
          <table:table-cell table:number-columns-repeated="1016"/>
        </table:table-row>
        <table:table-row table:style-name="ro1">
          <table:table-cell table:style-name="ce6" office:value-type="string" calcext:value-type="string">
            <text:p>Ingresos no constitutivos de renta no laborales</text:p>
          </table:table-cell>
          <table:table-cell table:style-name="ce1" table:number-columns-repeated="7"/>
          <table:table-cell table:number-columns-repeated="1016"/>
        </table:table-row>
        <table:table-row table:style-name="ro1">
          <table:table-cell table:style-name="ce6" office:value-type="string" calcext:value-type="string">
            <text:p>Costos y gastos procedentes capital</text:p>
          </table:table-cell>
          <table:table-cell table:style-name="ce1" table:number-columns-repeated="7"/>
          <table:table-cell table:number-columns-repeated="1016"/>
        </table:table-row>
        <table:table-row table:style-name="ro1">
          <table:table-cell table:style-name="ce6" office:value-type="string" calcext:value-type="string">
            <text:p>Costos y gastos no laborales</text:p>
          </table:table-cell>
          <table:table-cell table:style-name="ce1" table:number-columns-repeated="7"/>
          <table:table-cell table:number-columns-repeated="1016"/>
        </table:table-row>
        <table:table-row table:style-name="ro1">
          <table:table-cell table:style-name="ce6" office:value-type="string" calcext:value-type="string">
            <text:p>Renta Líquida laboral</text:p>
          </table:table-cell>
          <table:table-cell table:style-name="ce1" table:formula="of:=+[.B12]*12+[.B13]*12-[.B59]" office:value-type="float" office:value="15105533.6548892" calcext:value-type="float">
            <text:p>$15,105,534</text:p>
          </table:table-cell>
          <table:table-cell table:style-name="ce1" table:formula="of:=+[.C12]*12+[.C13]*12-[.C59]" office:value-type="float" office:value="11777417.1063857" calcext:value-type="float">
            <text:p>$11,777,417</text:p>
          </table:table-cell>
          <table:table-cell table:style-name="ce1" table:formula="of:=+[.D12]*12+[.D13]*12-[.D59]" office:value-type="float" office:value="17428462.5761663" calcext:value-type="float">
            <text:p>$17,428,463</text:p>
          </table:table-cell>
          <table:table-cell table:style-name="ce1" table:formula="of:=+[.E12]*12+[.E13]*12-[.E59]" office:value-type="float" office:value="828587.593810888" calcext:value-type="float">
            <text:p>$828,588</text:p>
          </table:table-cell>
          <table:table-cell table:style-name="ce1" table:formula="of:=+[.F12]*12+[.F13]*12-[.F59]" office:value-type="float" office:value="4276432.31972555" calcext:value-type="float">
            <text:p>$4,276,432</text:p>
          </table:table-cell>
          <table:table-cell table:style-name="ce1" table:formula="of:=+[.G12]*12+[.G13]*12-[.G59]" office:value-type="float" office:value="6789092.82547711" calcext:value-type="float">
            <text:p>$6,789,093</text:p>
          </table:table-cell>
          <table:table-cell table:style-name="ce1" table:formula="of:=+[.H12]*12+[.H13]*12-[.H59]" office:value-type="float" office:value="9107504.11117487" calcext:value-type="float">
            <text:p>$9,107,504</text:p>
          </table:table-cell>
          <table:table-cell table:style-name="ce1" table:formula="of:=+[.I12]*12+[.I13]*12-[.I59]" office:value-type="float" office:value="8976154.512424" calcext:value-type="float">
            <text:p>$8,976,155</text:p>
          </table:table-cell>
          <table:table-cell table:style-name="ce1" table:formula="of:=+[.J12]*12+[.J13]*12-[.J59]" office:value-type="float" office:value="11456312.7002292" calcext:value-type="float">
            <text:p>$11,456,313</text:p>
          </table:table-cell>
          <table:table-cell table:style-name="ce1" table:formula="of:=+[.K12]*12+[.K13]*12-[.K59]" office:value-type="float" office:value="14418437.0871959" calcext:value-type="float">
            <text:p>$14,418,437</text:p>
          </table:table-cell>
          <table:table-cell table:style-name="ce1" table:formula="of:=+[.L12]*12+[.L13]*12-[.L59]" office:value-type="float" office:value="18350524.6609174" calcext:value-type="float">
            <text:p>$18,350,525</text:p>
          </table:table-cell>
          <table:table-cell table:style-name="ce1" table:formula="of:=+[.M12]*12+[.M13]*12-[.M59]" office:value-type="float" office:value="25428552.1873394" calcext:value-type="float">
            <text:p>$25,428,552</text:p>
          </table:table-cell>
          <table:table-cell table:style-name="ce1" table:formula="of:=+[.N12]*12+[.N13]*12-[.N59]" office:value-type="float" office:value="55637097.6482568" calcext:value-type="float">
            <text:p>$55,637,098</text:p>
          </table:table-cell>
          <table:table-cell table:style-name="ce1" table:number-columns-repeated="3"/>
          <table:table-cell table:style-name="ce1" table:formula="of:=+[.R12]*12+[.R13]*12-[.R59]" office:value-type="float" office:value="202283832.648284" calcext:value-type="float">
            <text:p>$202,283,833</text:p>
          </table:table-cell>
          <table:table-cell table:style-name="ce1" table:formula="of:=+[.S12]*12+[.S13]*12-[.S59]" office:value-type="float" office:value="109632959.401" calcext:value-type="float">
            <text:p>$109,632,959</text:p>
          </table:table-cell>
          <table:table-cell table:style-name="ce1" table:formula="of:=+[.T12]*12+[.T13]*12-[.T59]" office:value-type="float" office:value="121189593.786" calcext:value-type="float">
            <text:p>$121,189,594</text:p>
          </table:table-cell>
          <table:table-cell table:style-name="ce1" table:formula="of:=+[.U12]*12+[.U13]*12-[.U59]" office:value-type="float" office:value="22485670.10781" calcext:value-type="float">
            <text:p>$22,485,670</text:p>
          </table:table-cell>
          <table:table-cell table:style-name="ce1" table:formula="of:=+[.V12]*12+[.V13]*12-[.V59]" office:value-type="float" office:value="19665193.0518033" calcext:value-type="float">
            <text:p>$19,665,193</text:p>
          </table:table-cell>
          <table:table-cell table:style-name="ce1" table:formula="of:=+[.W12]*12+[.W13]*12-[.W59]" office:value-type="float" office:value="16165878.9861844" calcext:value-type="float">
            <text:p>$16,165,879</text:p>
          </table:table-cell>
          <table:table-cell table:style-name="ce1" table:formula="of:=+[.X12]*12+[.X13]*12-[.X59]" office:value-type="float" office:value="20536212.2697607" calcext:value-type="float">
            <text:p>$20,536,212</text:p>
          </table:table-cell>
          <table:table-cell table:style-name="ce1" table:formula="of:=+[.Y12]*12+[.Y13]*12-[.Y59]" office:value-type="float" office:value="18169225.438725" calcext:value-type="float">
            <text:p>$18,169,225</text:p>
          </table:table-cell>
          <table:table-cell table:style-name="ce1" table:formula="of:=+[.Z12]*12+[.Z13]*12-[.Z59]" office:value-type="float" office:value="12140772.3472178" calcext:value-type="float">
            <text:p>$12,140,772</text:p>
          </table:table-cell>
          <table:table-cell table:style-name="ce1" table:formula="of:=+[.AA12]*12+[.AA13]*12-[.AA59]" office:value-type="float" office:value="15767388.9271794" calcext:value-type="float">
            <text:p>$15,767,389</text:p>
          </table:table-cell>
          <table:table-cell table:style-name="ce1" table:formula="of:=+[.AB12]*12+[.AB13]*12-[.AB59]" office:value-type="float" office:value="15899158.8356707" calcext:value-type="float">
            <text:p>$15,899,159</text:p>
          </table:table-cell>
          <table:table-cell table:style-name="ce1" table:formula="of:=+[.AC12]*12+[.AC13]*12-[.AC59]" office:value-type="float" office:value="13638252.9252669" calcext:value-type="float">
            <text:p>$13,638,253</text:p>
          </table:table-cell>
          <table:table-cell table:style-name="ce1" table:formula="of:=+[.AD12]*12+[.AD13]*12-[.AD59]" office:value-type="float" office:value="14604576.9354978" calcext:value-type="float">
            <text:p>$14,604,577</text:p>
          </table:table-cell>
          <table:table-cell table:style-name="ce1" table:formula="of:=+[.AE12]*12+[.AE13]*12-[.AE59]" office:value-type="float" office:value="67782000" calcext:value-type="float">
            <text:p>$67,782,000</text:p>
          </table:table-cell>
          <table:table-cell table:number-columns-repeated="993"/>
        </table:table-row>
        <table:table-row table:style-name="ro1">
          <table:table-cell table:style-name="ce6" office:value-type="string" calcext:value-type="string">
            <text:p>Renta Líquida Pensiones</text:p>
          </table:table-cell>
          <table:table-cell table:style-name="ce1" table:formula="of:=+[.B14]*12-[.B60]" office:value-type="float" office:value="2547939.22289881" calcext:value-type="float">
            <text:p>$2,547,939</text:p>
          </table:table-cell>
          <table:table-cell table:style-name="ce1" table:formula="of:=+[.C14]*12-[.C60]" office:value-type="float" office:value="2359441.49476914" calcext:value-type="float">
            <text:p>$2,359,441</text:p>
          </table:table-cell>
          <table:table-cell table:style-name="ce1" table:formula="of:=+[.D14]*12-[.D60]" office:value-type="float" office:value="2679505.17555884" calcext:value-type="float">
            <text:p>$2,679,505</text:p>
          </table:table-cell>
          <table:table-cell table:style-name="ce1" table:formula="of:=+[.E14]*12-[.E60]" office:value-type="float" office:value="7908.42773638968" calcext:value-type="float">
            <text:p>$7,908</text:p>
          </table:table-cell>
          <table:table-cell table:style-name="ce1" table:formula="of:=+[.F14]*12-[.F60]" office:value-type="float" office:value="87161.6301886792" calcext:value-type="float">
            <text:p>$87,162</text:p>
          </table:table-cell>
          <table:table-cell table:style-name="ce1" table:formula="of:=+[.G14]*12-[.G60]" office:value-type="float" office:value="824342.872384456" calcext:value-type="float">
            <text:p>$824,343</text:p>
          </table:table-cell>
          <table:table-cell table:style-name="ce1" table:formula="of:=+[.H14]*12-[.H60]" office:value-type="float" office:value="623789.556677375" calcext:value-type="float">
            <text:p>$623,790</text:p>
          </table:table-cell>
          <table:table-cell table:style-name="ce1" table:formula="of:=+[.I14]*12-[.I60]" office:value-type="float" office:value="1045188.94298497" calcext:value-type="float">
            <text:p>$1,045,189</text:p>
          </table:table-cell>
          <table:table-cell table:style-name="ce1" table:formula="of:=+[.J14]*12-[.J60]" office:value-type="float" office:value="1512367.57634112" calcext:value-type="float">
            <text:p>$1,512,368</text:p>
          </table:table-cell>
          <table:table-cell table:style-name="ce1" table:formula="of:=+[.K14]*12-[.K60]" office:value-type="float" office:value="1927349.00734282" calcext:value-type="float">
            <text:p>$1,927,349</text:p>
          </table:table-cell>
          <table:table-cell table:style-name="ce1" table:formula="of:=+[.L14]*12-[.L60]" office:value-type="float" office:value="2873415.77752292" calcext:value-type="float">
            <text:p>$2,873,416</text:p>
          </table:table-cell>
          <table:table-cell table:style-name="ce1" table:formula="of:=+[.M14]*12-[.M60]" office:value-type="float" office:value="4644793.68577981" calcext:value-type="float">
            <text:p>$4,644,794</text:p>
          </table:table-cell>
          <table:table-cell table:style-name="ce1" table:formula="of:=+[.N14]*12-[.N60]" office:value-type="float" office:value="11936028.3701835" calcext:value-type="float">
            <text:p>$11,936,028</text:p>
          </table:table-cell>
          <table:table-cell table:style-name="ce1" table:number-columns-repeated="3"/>
          <table:table-cell table:style-name="ce1" table:formula="of:=+[.R14]*12-[.R60]" office:value-type="float" office:value="21483857.9814972" calcext:value-type="float">
            <text:p>$21,483,858</text:p>
          </table:table-cell>
          <table:table-cell table:style-name="ce1" table:formula="of:=+[.S14]*12-[.S60]" office:value-type="float" office:value="277096218" calcext:value-type="float">
            <text:p>$277,096,218</text:p>
          </table:table-cell>
          <table:table-cell table:style-name="ce1" table:formula="of:=+[.T14]*12-[.T60]" office:value-type="float" office:value="328016806" calcext:value-type="float">
            <text:p>$328,016,806</text:p>
          </table:table-cell>
          <table:table-cell table:style-name="ce1" table:formula="of:=+[.U14]*12-[.U60]" office:value-type="float" office:value="3846290.1163859" calcext:value-type="float">
            <text:p>$3,846,290</text:p>
          </table:table-cell>
          <table:table-cell table:style-name="ce1" table:formula="of:=+[.V14]*12-[.V60]" office:value-type="float" office:value="4136739.5557377" calcext:value-type="float">
            <text:p>$4,136,740</text:p>
          </table:table-cell>
          <table:table-cell table:style-name="ce1" table:formula="of:=+[.W14]*12-[.W60]" office:value-type="float" office:value="4026097.29764918" calcext:value-type="float">
            <text:p>$4,026,097</text:p>
          </table:table-cell>
          <table:table-cell table:style-name="ce1" table:formula="of:=+[.X14]*12-[.X60]" office:value-type="float" office:value="3704218.6120377" calcext:value-type="float">
            <text:p>$3,704,219</text:p>
          </table:table-cell>
          <table:table-cell table:style-name="ce1" table:formula="of:=+[.Y14]*12-[.Y60]" office:value-type="float" office:value="3349043.96653386" calcext:value-type="float">
            <text:p>$3,349,044</text:p>
          </table:table-cell>
          <table:table-cell table:style-name="ce1" table:formula="of:=+[.Z14]*12-[.Z60]" office:value-type="float" office:value="1661194.1399046" calcext:value-type="float">
            <text:p>$1,661,194</text:p>
          </table:table-cell>
          <table:table-cell table:style-name="ce1" table:formula="of:=+[.AA14]*12-[.AA60]" office:value-type="float" office:value="4611553.87412587" calcext:value-type="float">
            <text:p>$4,611,554</text:p>
          </table:table-cell>
          <table:table-cell table:style-name="ce1" table:formula="of:=+[.AB14]*12-[.AB60]" office:value-type="float" office:value="2880662.38719511" calcext:value-type="float">
            <text:p>$2,880,662</text:p>
          </table:table-cell>
          <table:table-cell table:style-name="ce1" table:formula="of:=+[.AC14]*12-[.AC60]" office:value-type="float" office:value="3776573.61032028" calcext:value-type="float">
            <text:p>$3,776,574</text:p>
          </table:table-cell>
          <table:table-cell table:style-name="ce1" table:formula="of:=+[.AD14]*12-[.AD60]" office:value-type="float" office:value="3919737.53246753" calcext:value-type="float">
            <text:p>$3,919,738</text:p>
          </table:table-cell>
          <table:table-cell table:style-name="ce1" table:formula="of:=+[.AE14]*12-[.AE60]" office:value-type="float" office:value="0" calcext:value-type="float">
            <text:p>$0</text:p>
          </table:table-cell>
          <table:table-cell table:number-columns-repeated="993"/>
        </table:table-row>
        <table:table-row table:style-name="ro1">
          <table:table-cell table:style-name="ce6" office:value-type="string" calcext:value-type="string">
            <text:p>Renta Líquida Capital </text:p>
          </table:table-cell>
          <table:table-cell table:style-name="ce1" table:formula="of:=+[.B17]*12-[.B61]-[.B63]" office:value-type="float" office:value="2950252.6256465" calcext:value-type="float">
            <text:p>$2,950,253</text:p>
          </table:table-cell>
          <table:table-cell table:style-name="ce1" table:formula="of:=+[.C17]*12-[.C61]-[.C63]" office:value-type="float" office:value="2267521.98108524" calcext:value-type="float">
            <text:p>$2,267,522</text:p>
          </table:table-cell>
          <table:table-cell table:style-name="ce1" table:formula="of:=+[.D17]*12-[.D61]-[.D63]" office:value-type="float" office:value="3426778.83396289" calcext:value-type="float">
            <text:p>$3,426,779</text:p>
          </table:table-cell>
          <table:table-cell table:style-name="ce1" table:formula="of:=+[.E17]*12-[.E61]-[.E63]" office:value-type="float" office:value="107984.452722063" calcext:value-type="float">
            <text:p>$107,984</text:p>
          </table:table-cell>
          <table:table-cell table:style-name="ce1" table:formula="of:=+[.F17]*12-[.F61]-[.F63]" office:value-type="float" office:value="398472.635105774" calcext:value-type="float">
            <text:p>$398,473</text:p>
          </table:table-cell>
          <table:table-cell table:style-name="ce1" table:formula="of:=+[.G17]*12-[.G61]-[.G63]" office:value-type="float" office:value="337204.9933318" calcext:value-type="float">
            <text:p>$337,205</text:p>
          </table:table-cell>
          <table:table-cell table:style-name="ce1" table:formula="of:=+[.H17]*12-[.H61]-[.H63]" office:value-type="float" office:value="434143.354749885" calcext:value-type="float">
            <text:p>$434,143</text:p>
          </table:table-cell>
          <table:table-cell table:style-name="ce1" table:formula="of:=+[.I17]*12-[.I61]-[.I63]" office:value-type="float" office:value="717755.72467592" calcext:value-type="float">
            <text:p>$717,756</text:p>
          </table:table-cell>
          <table:table-cell table:style-name="ce1" table:formula="of:=+[.J17]*12-[.J61]-[.J63]" office:value-type="float" office:value="952680.42801467" calcext:value-type="float">
            <text:p>$952,680</text:p>
          </table:table-cell>
          <table:table-cell table:style-name="ce1" table:formula="of:=+[.K17]*12-[.K61]-[.K63]" office:value-type="float" office:value="1295051.68575034" calcext:value-type="float">
            <text:p>$1,295,052</text:p>
          </table:table-cell>
          <table:table-cell table:style-name="ce1" table:formula="of:=+[.L17]*12-[.L61]-[.L63]" office:value-type="float" office:value="1933139.37786696" calcext:value-type="float">
            <text:p>$1,933,139</text:p>
          </table:table-cell>
          <table:table-cell table:style-name="ce1" table:formula="of:=+[.M17]*12-[.M61]-[.M63]" office:value-type="float" office:value="3487542.04747706" calcext:value-type="float">
            <text:p>$3,487,542</text:p>
          </table:table-cell>
          <table:table-cell table:style-name="ce1" table:formula="of:=+[.N17]*12-[.N61]-[.N63]" office:value-type="float" office:value="19839139.4409402" calcext:value-type="float">
            <text:p>$19,839,139</text:p>
          </table:table-cell>
          <table:table-cell table:style-name="ce1" table:number-columns-repeated="3"/>
          <table:table-cell table:style-name="ce1" table:formula="of:=+#REF!*12-[.R61]-[.R63]" office:value-type="string" office:string-value="" calcext:value-type="error">
            <text:p>#REF!</text:p>
          </table:table-cell>
          <table:table-cell table:style-name="ce1" table:formula="of:=+[.S17]*12-[.S61]-[.S63]" office:value-type="float" office:value="2356910360" calcext:value-type="float">
            <text:p>$2,356,910,360</text:p>
          </table:table-cell>
          <table:table-cell table:style-name="ce1" table:formula="of:=+[.T17]*12-[.T61]-[.T63]" office:value-type="float" office:value="10307297327" calcext:value-type="float">
            <text:p>$10,307,297,327</text:p>
          </table:table-cell>
          <table:table-cell table:style-name="ce1" table:formula="of:=+[.U17]*12-[.U61]-[.U63]" office:value-type="float" office:value="5940988.08805512" calcext:value-type="float">
            <text:p>$5,940,988</text:p>
          </table:table-cell>
          <table:table-cell table:style-name="ce1" table:formula="of:=+[.V17]*12-[.V61]-[.V63]" office:value-type="float" office:value="4897197.22950818" calcext:value-type="float">
            <text:p>$4,897,197</text:p>
          </table:table-cell>
          <table:table-cell table:style-name="ce1" table:formula="of:=+[.W17]*12-[.W61]-[.W63]" office:value-type="float" office:value="3110963.32296564" calcext:value-type="float">
            <text:p>$3,110,963</text:p>
          </table:table-cell>
          <table:table-cell table:style-name="ce1" table:formula="of:=+[.X17]*12-[.X61]-[.X63]" office:value-type="float" office:value="2024049.27918781" calcext:value-type="float">
            <text:p>$2,024,049</text:p>
          </table:table-cell>
          <table:table-cell table:style-name="ce1" table:formula="of:=+[.Y17]*12-[.Y61]-[.Y63]" office:value-type="float" office:value="4612856.01832669" calcext:value-type="float">
            <text:p>$4,612,856</text:p>
          </table:table-cell>
          <table:table-cell table:style-name="ce1" table:formula="of:=+[.Z17]*12-[.Z61]-[.Z63]" office:value-type="float" office:value="2180335.44912559" calcext:value-type="float">
            <text:p>$2,180,335</text:p>
          </table:table-cell>
          <table:table-cell table:style-name="ce1" table:formula="of:=+[.AA17]*12-[.AA61]-[.AA63]" office:value-type="float" office:value="4262479.42750583" calcext:value-type="float">
            <text:p>$4,262,479</text:p>
          </table:table-cell>
          <table:table-cell table:style-name="ce1" table:formula="of:=+[.AB17]*12-[.AB61]-[.AB63]" office:value-type="float" office:value="1997535.08307926" calcext:value-type="float">
            <text:p>$1,997,535</text:p>
          </table:table-cell>
          <table:table-cell table:style-name="ce1" table:formula="of:=+[.AC17]*12-[.AC61]-[.AC63]" office:value-type="float" office:value="1197764.20640569" calcext:value-type="float">
            <text:p>$1,197,764</text:p>
          </table:table-cell>
          <table:table-cell table:style-name="ce1" table:formula="of:=+[.AD17]*12-[.AD61]-[.AD63]" office:value-type="float" office:value="4066043.42965367" calcext:value-type="float">
            <text:p>$4,066,043</text:p>
          </table:table-cell>
          <table:table-cell table:style-name="ce1" table:formula="of:=+[.AE17]*12-[.AE61]-[.AE63]" office:value-type="float" office:value="0" calcext:value-type="float">
            <text:p>$0</text:p>
          </table:table-cell>
          <table:table-cell table:number-columns-repeated="993"/>
        </table:table-row>
        <table:table-row table:style-name="ro1">
          <table:table-cell table:style-name="ce6" office:value-type="string" calcext:value-type="string">
            <text:p>Renta Líquida No laboral</text:p>
          </table:table-cell>
          <table:table-cell table:style-name="ce1" table:formula="of:=+[.B18]*12-[.B62]-[.B64]" office:value-type="float" office:value="0" calcext:value-type="float">
            <text:p>$0</text:p>
          </table:table-cell>
          <table:table-cell table:style-name="ce1" table:formula="of:=+[.C18]*12-[.C62]-[.C64]" office:value-type="float" office:value="0" calcext:value-type="float">
            <text:p>$0</text:p>
          </table:table-cell>
          <table:table-cell table:style-name="ce1" table:formula="of:=+[.D18]*12-[.D62]-[.D64]" office:value-type="float" office:value="0" calcext:value-type="float">
            <text:p>$0</text:p>
          </table:table-cell>
          <table:table-cell table:style-name="ce1" table:formula="of:=+[.E18]*12-[.E62]-[.E64]" office:value-type="float" office:value="0" calcext:value-type="float">
            <text:p>$0</text:p>
          </table:table-cell>
          <table:table-cell table:style-name="ce1" table:formula="of:=+[.F18]*12-[.F62]-[.F64]" office:value-type="float" office:value="0" calcext:value-type="float">
            <text:p>$0</text:p>
          </table:table-cell>
          <table:table-cell table:style-name="ce1" table:formula="of:=+[.G18]*12-[.G62]-[.G64]" office:value-type="float" office:value="0" calcext:value-type="float">
            <text:p>$0</text:p>
          </table:table-cell>
          <table:table-cell table:style-name="ce1" table:formula="of:=+[.H18]*12-[.H62]-[.H64]" office:value-type="float" office:value="0" calcext:value-type="float">
            <text:p>$0</text:p>
          </table:table-cell>
          <table:table-cell table:style-name="ce1" table:formula="of:=+[.I18]*12-[.I62]-[.I64]" office:value-type="float" office:value="0" calcext:value-type="float">
            <text:p>$0</text:p>
          </table:table-cell>
          <table:table-cell table:style-name="ce1" table:formula="of:=+[.J18]*12-[.J62]-[.J64]" office:value-type="float" office:value="0" calcext:value-type="float">
            <text:p>$0</text:p>
          </table:table-cell>
          <table:table-cell table:style-name="ce1" table:formula="of:=+[.K18]*12-[.K62]-[.K64]" office:value-type="float" office:value="0" calcext:value-type="float">
            <text:p>$0</text:p>
          </table:table-cell>
          <table:table-cell table:style-name="ce1" table:formula="of:=+[.L18]*12-[.L62]-[.L64]" office:value-type="float" office:value="0" calcext:value-type="float">
            <text:p>$0</text:p>
          </table:table-cell>
          <table:table-cell table:style-name="ce1" table:formula="of:=+[.M18]*12-[.M62]-[.M64]" office:value-type="float" office:value="0" calcext:value-type="float">
            <text:p>$0</text:p>
          </table:table-cell>
          <table:table-cell table:style-name="ce1" table:formula="of:=+[.N18]*12-[.N62]-[.N64]" office:value-type="float" office:value="0" calcext:value-type="float">
            <text:p>$0</text:p>
          </table:table-cell>
          <table:table-cell table:style-name="ce1" table:number-columns-repeated="3"/>
          <table:table-cell table:style-name="ce1" table:formula="of:=+[.R18]*12-[.R62]-[.R64]" office:value-type="float" office:value="0" calcext:value-type="float">
            <text:p>$0</text:p>
          </table:table-cell>
          <table:table-cell table:style-name="ce1" table:formula="of:=+[.S18]*12-[.S62]-[.S64]" office:value-type="float" office:value="0" calcext:value-type="float">
            <text:p>$0</text:p>
          </table:table-cell>
          <table:table-cell table:style-name="ce1" table:formula="of:=+[.T18]*12-[.T62]-[.T64]" office:value-type="float" office:value="0" calcext:value-type="float">
            <text:p>$0</text:p>
          </table:table-cell>
          <table:table-cell table:style-name="ce1" table:formula="of:=+[.U18]*12-[.U62]-[.U64]" office:value-type="float" office:value="0" calcext:value-type="float">
            <text:p>$0</text:p>
          </table:table-cell>
          <table:table-cell table:style-name="ce1" table:formula="of:=+[.V18]*12-[.V62]-[.V64]" office:value-type="float" office:value="0" calcext:value-type="float">
            <text:p>$0</text:p>
          </table:table-cell>
          <table:table-cell table:style-name="ce1" table:formula="of:=+[.W18]*12-[.W62]-[.W64]" office:value-type="float" office:value="0" calcext:value-type="float">
            <text:p>$0</text:p>
          </table:table-cell>
          <table:table-cell table:style-name="ce1" table:formula="of:=+[.X18]*12-[.X62]-[.X64]" office:value-type="float" office:value="0" calcext:value-type="float">
            <text:p>$0</text:p>
          </table:table-cell>
          <table:table-cell table:style-name="ce1" table:formula="of:=+[.Y18]*12-[.Y62]-[.Y64]" office:value-type="float" office:value="0" calcext:value-type="float">
            <text:p>$0</text:p>
          </table:table-cell>
          <table:table-cell table:style-name="ce1" table:formula="of:=+[.Z18]*12-[.Z62]-[.Z64]" office:value-type="float" office:value="0" calcext:value-type="float">
            <text:p>$0</text:p>
          </table:table-cell>
          <table:table-cell table:style-name="ce1" table:formula="of:=+[.AA18]*12-[.AA62]-[.AA64]" office:value-type="float" office:value="0" calcext:value-type="float">
            <text:p>$0</text:p>
          </table:table-cell>
          <table:table-cell table:style-name="ce1" table:formula="of:=+[.AB18]*12-[.AB62]-[.AB64]" office:value-type="float" office:value="0" calcext:value-type="float">
            <text:p>$0</text:p>
          </table:table-cell>
          <table:table-cell table:style-name="ce1" table:formula="of:=+[.AC18]*12-[.AC62]-[.AC64]" office:value-type="float" office:value="0" calcext:value-type="float">
            <text:p>$0</text:p>
          </table:table-cell>
          <table:table-cell table:style-name="ce1" table:formula="of:=+[.AD18]*12-[.AD62]-[.AD64]" office:value-type="float" office:value="0" calcext:value-type="float">
            <text:p>$0</text:p>
          </table:table-cell>
          <table:table-cell table:style-name="ce1" table:formula="of:=+[.AE18]*12-[.AE62]-[.AE64]" office:value-type="float" office:value="0" calcext:value-type="float">
            <text:p>$0</text:p>
          </table:table-cell>
          <table:table-cell table:number-columns-repeated="993"/>
        </table:table-row>
        <table:table-row table:style-name="ro1">
          <table:table-cell table:style-name="ce6" office:value-type="string" calcext:value-type="string">
            <text:p>Rentas exentas de trabajo y deducciones</text:p>
          </table:table-cell>
          <table:table-cell table:style-name="ce1" table:number-columns-repeated="30"/>
          <table:table-cell table:number-columns-repeated="993"/>
        </table:table-row>
        <table:table-row table:style-name="ro1">
          <table:table-cell table:style-name="ce6" office:value-type="string" calcext:value-type="string">
            <text:p>Rentas exentas de pensiones</text:p>
          </table:table-cell>
          <table:table-cell table:style-name="ce1" table:number-columns-repeated="30"/>
          <table:table-cell table:number-columns-repeated="993"/>
        </table:table-row>
        <table:table-row table:style-name="ro1">
          <table:table-cell table:style-name="ce6" office:value-type="string" calcext:value-type="string">
            <text:p>Rentas exentas y deducciones capital</text:p>
          </table:table-cell>
          <table:table-cell table:style-name="ce1" table:number-columns-repeated="30"/>
          <table:table-cell table:number-columns-repeated="993"/>
        </table:table-row>
        <table:table-row table:style-name="ro1">
          <table:table-cell table:style-name="ce6" office:value-type="string" calcext:value-type="string">
            <text:p>Rentas exentas y deducciones no laboral</text:p>
          </table:table-cell>
          <table:table-cell table:style-name="ce1" table:number-columns-repeated="30"/>
          <table:table-cell table:number-columns-repeated="993"/>
        </table:table-row>
        <table:table-row table:style-name="ro1">
          <table:table-cell table:style-name="ce6" office:value-type="string" calcext:value-type="string">
            <text:p>Renta líquida cedular laboral</text:p>
          </table:table-cell>
          <table:table-cell table:style-name="ce1" table:formula="of:=+[.B65]-MIN([.B69];0.4*[.B65];5040*[.$A$4])" office:value-type="float" office:value="9063320.19293353" calcext:value-type="float">
            <text:p>$9,063,320</text:p>
          </table:table-cell>
          <table:table-cell table:style-name="ce1" table:formula="of:=+[.C65]-MIN([.C69];0.4*[.C65];5040*[.$A$4])" office:value-type="float" office:value="7066450.26383144" calcext:value-type="float">
            <text:p>$7,066,450</text:p>
          </table:table-cell>
          <table:table-cell table:style-name="ce1" table:formula="of:=+[.D65]-MIN([.D69];0.4*[.D65];5040*[.$A$4])" office:value-type="float" office:value="10457077.5456998" calcext:value-type="float">
            <text:p>$10,457,078</text:p>
          </table:table-cell>
          <table:table-cell table:style-name="ce1" table:formula="of:=+[.E65]-MIN([.E69];0.4*[.E65];5040*[.$A$4])" office:value-type="float" office:value="497152.556286533" calcext:value-type="float">
            <text:p>$497,153</text:p>
          </table:table-cell>
          <table:table-cell table:style-name="ce1" table:formula="of:=+[.F65]-MIN([.F69];0.4*[.F65];5040*[.$A$4])" office:value-type="float" office:value="2565859.39183533" calcext:value-type="float">
            <text:p>$2,565,859</text:p>
          </table:table-cell>
          <table:table-cell table:style-name="ce1" table:formula="of:=+[.G65]-MIN([.G69];0.4*[.G65];5040*[.$A$4])" office:value-type="float" office:value="4073455.69528627" calcext:value-type="float">
            <text:p>$4,073,456</text:p>
          </table:table-cell>
          <table:table-cell table:style-name="ce1" table:formula="of:=+[.H65]-MIN([.H69];0.4*[.H65];5040*[.$A$4])" office:value-type="float" office:value="5464502.46670492" calcext:value-type="float">
            <text:p>$5,464,502</text:p>
          </table:table-cell>
          <table:table-cell table:style-name="ce1" table:formula="of:=+[.I65]-MIN([.I69];0.4*[.I65];5040*[.$A$4])" office:value-type="float" office:value="5385692.7074544" calcext:value-type="float">
            <text:p>$5,385,693</text:p>
          </table:table-cell>
          <table:table-cell table:style-name="ce1" table:formula="of:=+[.J65]-MIN([.J69];0.4*[.J65];5040*[.$A$4])" office:value-type="float" office:value="6873787.62013755" calcext:value-type="float">
            <text:p>$6,873,788</text:p>
          </table:table-cell>
          <table:table-cell table:style-name="ce1" table:formula="of:=+[.K65]-MIN([.K69];0.4*[.K65];5040*[.$A$4])" office:value-type="float" office:value="8651062.25231754" calcext:value-type="float">
            <text:p>$8,651,062</text:p>
          </table:table-cell>
          <table:table-cell table:style-name="ce1" table:formula="of:=+[.L65]-MIN([.L69];0.4*[.L65];5040*[.$A$4])" office:value-type="float" office:value="11010314.7965504" calcext:value-type="float">
            <text:p>$11,010,315</text:p>
          </table:table-cell>
          <table:table-cell table:style-name="ce1" table:formula="of:=+[.M65]-MIN([.M69];0.4*[.M65];5040*[.$A$4])" office:value-type="float" office:value="15257131.3124036" calcext:value-type="float">
            <text:p>$15,257,131</text:p>
          </table:table-cell>
          <table:table-cell table:style-name="ce1" table:formula="of:=+[.N65]-MIN([.N69];0.4*[.N65];5040*[.$A$4])" office:value-type="float" office:value="33382258.5889541" calcext:value-type="float">
            <text:p>$33,382,259</text:p>
          </table:table-cell>
          <table:table-cell table:style-name="ce1" table:number-columns-repeated="3"/>
          <table:table-cell table:style-name="ce1" table:formula="of:=+[.R65]-MIN([.R69];0.4*[.R65];5040*[.$A$4])" office:value-type="float" office:value="121370299.588971" calcext:value-type="float">
            <text:p>$121,370,300</text:p>
          </table:table-cell>
          <table:table-cell table:style-name="ce1" table:formula="of:=+[.S65]-MIN([.S69];0.4*[.S65];5040*[.$A$4])" office:value-type="float" office:value="65779775.6406" calcext:value-type="float">
            <text:p>$65,779,776</text:p>
          </table:table-cell>
          <table:table-cell table:style-name="ce1" table:formula="of:=+[.T65]-MIN([.T69];0.4*[.T65];5040*[.$A$4])" office:value-type="float" office:value="72713756.2716" calcext:value-type="float">
            <text:p>$72,713,756</text:p>
          </table:table-cell>
          <table:table-cell table:style-name="ce1" table:formula="of:=+[.U65]-MIN([.U69];0.4*[.U65];5040*[.$A$4])" office:value-type="float" office:value="13491402.064686" calcext:value-type="float">
            <text:p>$13,491,402</text:p>
          </table:table-cell>
          <table:table-cell table:style-name="ce1" table:formula="of:=+[.V65]-MIN([.V69];0.4*[.V65];5040*[.$A$4])" office:value-type="float" office:value="11799115.831082" calcext:value-type="float">
            <text:p>$11,799,116</text:p>
          </table:table-cell>
          <table:table-cell table:style-name="ce1" table:formula="of:=+[.W65]-MIN([.W69];0.4*[.W65];5040*[.$A$4])" office:value-type="float" office:value="9699527.39171063" calcext:value-type="float">
            <text:p>$9,699,527</text:p>
          </table:table-cell>
          <table:table-cell table:style-name="ce1" table:formula="of:=+[.X65]-MIN([.X69];0.4*[.X65];5040*[.$A$4])" office:value-type="float" office:value="12321727.3618564" calcext:value-type="float">
            <text:p>$12,321,727</text:p>
          </table:table-cell>
          <table:table-cell table:style-name="ce1" table:formula="of:=+[.Y65]-MIN([.Y69];0.4*[.Y65];5040*[.$A$4])" office:value-type="float" office:value="10901535.263235" calcext:value-type="float">
            <text:p>$10,901,535</text:p>
          </table:table-cell>
          <table:table-cell table:style-name="ce1" table:formula="of:=+[.Z65]-MIN([.Z69];0.4*[.Z65];5040*[.$A$4])" office:value-type="float" office:value="7284463.40833067" calcext:value-type="float">
            <text:p>$7,284,463</text:p>
          </table:table-cell>
          <table:table-cell table:style-name="ce1" table:formula="of:=+[.AA65]-MIN([.AA69];0.4*[.AA65];5040*[.$A$4])" office:value-type="float" office:value="9460433.35630765" calcext:value-type="float">
            <text:p>$9,460,433</text:p>
          </table:table-cell>
          <table:table-cell table:style-name="ce1" table:formula="of:=+[.AB65]-MIN([.AB69];0.4*[.AB65];5040*[.$A$4])" office:value-type="float" office:value="9539495.30140243" calcext:value-type="float">
            <text:p>$9,539,495</text:p>
          </table:table-cell>
          <table:table-cell table:style-name="ce1" table:formula="of:=+[.AC65]-MIN([.AC69];0.4*[.AC65];5040*[.$A$4])" office:value-type="float" office:value="8182951.75516015" calcext:value-type="float">
            <text:p>$8,182,952</text:p>
          </table:table-cell>
          <table:table-cell table:style-name="ce1" table:formula="of:=+[.AD65]-MIN([.AD69];0.4*[.AD65];5040*[.$A$4])" office:value-type="float" office:value="8762746.1612987" calcext:value-type="float">
            <text:p>$8,762,746</text:p>
          </table:table-cell>
          <table:table-cell table:style-name="ce1" table:formula="of:=+[.AE65]-MIN([.AE69];0.4*[.AE65];5040*[.$A$4])" office:value-type="float" office:value="40669200" calcext:value-type="float">
            <text:p>$40,669,200</text:p>
          </table:table-cell>
          <table:table-cell table:number-columns-repeated="993"/>
        </table:table-row>
        <table:table-row table:style-name="ro1">
          <table:table-cell table:style-name="ce6" office:value-type="string" calcext:value-type="string">
            <text:p>Renta líquida cedular pensiones</text:p>
          </table:table-cell>
          <table:table-cell table:style-name="ce1" table:formula="of:=+[.B66]-MIN([.B70];0.4*[.B66];5040*[.$A$4])" office:value-type="float" office:value="1528763.53373929" calcext:value-type="float">
            <text:p>$1,528,764</text:p>
          </table:table-cell>
          <table:table-cell table:style-name="ce1" table:formula="of:=+[.C66]-MIN([.C70];0.4*[.C66];5040*[.$A$4])" office:value-type="float" office:value="1415664.89686148" calcext:value-type="float">
            <text:p>$1,415,665</text:p>
          </table:table-cell>
          <table:table-cell table:style-name="ce1" table:formula="of:=+[.D66]-MIN([.D70];0.4*[.D66];5040*[.$A$4])" office:value-type="float" office:value="1607703.10533531" calcext:value-type="float">
            <text:p>$1,607,703</text:p>
          </table:table-cell>
          <table:table-cell table:style-name="ce1" table:formula="of:=+[.E66]-MIN([.E70];0.4*[.E66];5040*[.$A$4])" office:value-type="float" office:value="4745.05664183381" calcext:value-type="float">
            <text:p>$4,745</text:p>
          </table:table-cell>
          <table:table-cell table:style-name="ce1" table:formula="of:=+[.F66]-MIN([.F70];0.4*[.F66];5040*[.$A$4])" office:value-type="float" office:value="52296.9781132075" calcext:value-type="float">
            <text:p>$52,297</text:p>
          </table:table-cell>
          <table:table-cell table:style-name="ce1" table:formula="of:=+[.G66]-MIN([.G70];0.4*[.G66];5040*[.$A$4])" office:value-type="float" office:value="494605.723430673" calcext:value-type="float">
            <text:p>$494,606</text:p>
          </table:table-cell>
          <table:table-cell table:style-name="ce1" table:formula="of:=+[.H66]-MIN([.H70];0.4*[.H66];5040*[.$A$4])" office:value-type="float" office:value="374273.734006425" calcext:value-type="float">
            <text:p>$374,274</text:p>
          </table:table-cell>
          <table:table-cell table:style-name="ce1" table:formula="of:=+[.I66]-MIN([.I70];0.4*[.I66];5040*[.$A$4])" office:value-type="float" office:value="627113.365790983" calcext:value-type="float">
            <text:p>$627,113</text:p>
          </table:table-cell>
          <table:table-cell table:style-name="ce1" table:formula="of:=+[.J66]-MIN([.J70];0.4*[.J66];5040*[.$A$4])" office:value-type="float" office:value="907420.545804672" calcext:value-type="float">
            <text:p>$907,421</text:p>
          </table:table-cell>
          <table:table-cell table:style-name="ce1" table:formula="of:=+[.K66]-MIN([.K70];0.4*[.K66];5040*[.$A$4])" office:value-type="float" office:value="1156409.40440569" calcext:value-type="float">
            <text:p>$1,156,409</text:p>
          </table:table-cell>
          <table:table-cell table:style-name="ce1" table:formula="of:=+[.L66]-MIN([.L70];0.4*[.L66];5040*[.$A$4])" office:value-type="float" office:value="1724049.46651375" calcext:value-type="float">
            <text:p>$1,724,049</text:p>
          </table:table-cell>
          <table:table-cell table:style-name="ce1" table:formula="of:=+[.M66]-MIN([.M70];0.4*[.M66];5040*[.$A$4])" office:value-type="float" office:value="2786876.21146789" calcext:value-type="float">
            <text:p>$2,786,876</text:p>
          </table:table-cell>
          <table:table-cell table:style-name="ce1" table:formula="of:=+[.N66]-MIN([.N70];0.4*[.N66];5040*[.$A$4])" office:value-type="float" office:value="7161617.02211009" calcext:value-type="float">
            <text:p>$7,161,617</text:p>
          </table:table-cell>
          <table:table-cell table:style-name="ce1" table:number-columns-repeated="3"/>
          <table:table-cell table:style-name="ce1" table:formula="of:=+[.R66]-MIN([.R70];0.4*[.R66];5040*[.$A$4])" office:value-type="float" office:value="12890314.7888983" calcext:value-type="float">
            <text:p>$12,890,315</text:p>
          </table:table-cell>
          <table:table-cell table:style-name="ce1" table:formula="of:=+[.S66]-MIN([.S70];0.4*[.S66];5040*[.$A$4])" office:value-type="float" office:value="166257730.8" calcext:value-type="float">
            <text:p>$166,257,731</text:p>
          </table:table-cell>
          <table:table-cell table:style-name="ce1" table:formula="of:=+[.T66]-MIN([.T70];0.4*[.T66];5040*[.$A$4])" office:value-type="float" office:value="196810083.6" calcext:value-type="float">
            <text:p>$196,810,084</text:p>
          </table:table-cell>
          <table:table-cell table:style-name="ce1" table:formula="of:=+[.U66]-MIN([.U70];0.4*[.U66];5040*[.$A$4])" office:value-type="float" office:value="2307774.06983154" calcext:value-type="float">
            <text:p>$2,307,774</text:p>
          </table:table-cell>
          <table:table-cell table:style-name="ce1" table:formula="of:=+[.V66]-MIN([.V70];0.4*[.V66];5040*[.$A$4])" office:value-type="float" office:value="2482043.73344262" calcext:value-type="float">
            <text:p>$2,482,044</text:p>
          </table:table-cell>
          <table:table-cell table:style-name="ce1" table:formula="of:=+[.W66]-MIN([.W70];0.4*[.W66];5040*[.$A$4])" office:value-type="float" office:value="2415658.37858951" calcext:value-type="float">
            <text:p>$2,415,658</text:p>
          </table:table-cell>
          <table:table-cell table:style-name="ce1" table:formula="of:=+[.X66]-MIN([.X70];0.4*[.X66];5040*[.$A$4])" office:value-type="float" office:value="2222531.16722262" calcext:value-type="float">
            <text:p>$2,222,531</text:p>
          </table:table-cell>
          <table:table-cell table:style-name="ce1" table:formula="of:=+[.Y66]-MIN([.Y70];0.4*[.Y66];5040*[.$A$4])" office:value-type="float" office:value="2009426.37992032" calcext:value-type="float">
            <text:p>$2,009,426</text:p>
          </table:table-cell>
          <table:table-cell table:style-name="ce1" table:formula="of:=+[.Z66]-MIN([.Z70];0.4*[.Z66];5040*[.$A$4])" office:value-type="float" office:value="996716.48394276" calcext:value-type="float">
            <text:p>$996,716</text:p>
          </table:table-cell>
          <table:table-cell table:style-name="ce1" table:formula="of:=+[.AA66]-MIN([.AA70];0.4*[.AA66];5040*[.$A$4])" office:value-type="float" office:value="2766932.32447552" calcext:value-type="float">
            <text:p>$2,766,932</text:p>
          </table:table-cell>
          <table:table-cell table:style-name="ce1" table:formula="of:=+[.AB66]-MIN([.AB70];0.4*[.AB66];5040*[.$A$4])" office:value-type="float" office:value="1728397.43231707" calcext:value-type="float">
            <text:p>$1,728,397</text:p>
          </table:table-cell>
          <table:table-cell table:style-name="ce1" table:formula="of:=+[.AC66]-MIN([.AC70];0.4*[.AC66];5040*[.$A$4])" office:value-type="float" office:value="2265944.16619217" calcext:value-type="float">
            <text:p>$2,265,944</text:p>
          </table:table-cell>
          <table:table-cell table:style-name="ce1" table:formula="of:=+[.AD66]-MIN([.AD70];0.4*[.AD66];5040*[.$A$4])" office:value-type="float" office:value="2351842.51948052" calcext:value-type="float">
            <text:p>$2,351,843</text:p>
          </table:table-cell>
          <table:table-cell table:style-name="ce1" table:formula="of:=+[.AE66]-MIN([.AE70];0.4*[.AE66];5040*[.$A$4])" office:value-type="float" office:value="0" calcext:value-type="float">
            <text:p>$0</text:p>
          </table:table-cell>
          <table:table-cell table:number-columns-repeated="993"/>
        </table:table-row>
        <table:table-row table:style-name="ro1">
          <table:table-cell table:style-name="ce6" office:value-type="string" calcext:value-type="string">
            <text:p>Renta líquida cedular capital</text:p>
          </table:table-cell>
          <table:table-cell table:style-name="ce1" table:formula="of:=+[.B67]-MIN([.B71];0.1*[.B67];1000*[.$A$4])" office:value-type="float" office:value="2655227.36308185" calcext:value-type="float">
            <text:p>$2,655,227</text:p>
          </table:table-cell>
          <table:table-cell table:style-name="ce1" table:formula="of:=+[.C67]-MIN([.C71];0.1*[.C67];1000*[.$A$4])" office:value-type="float" office:value="2040769.78297672" calcext:value-type="float">
            <text:p>$2,040,770</text:p>
          </table:table-cell>
          <table:table-cell table:style-name="ce1" table:formula="of:=+[.D67]-MIN([.D71];0.1*[.D67];1000*[.$A$4])" office:value-type="float" office:value="3084100.9505666" calcext:value-type="float">
            <text:p>$3,084,101</text:p>
          </table:table-cell>
          <table:table-cell table:style-name="ce1" table:formula="of:=+[.E67]-MIN([.E71];0.1*[.E67];1000*[.$A$4])" office:value-type="float" office:value="97186.0074498567" calcext:value-type="float">
            <text:p>$97,186</text:p>
          </table:table-cell>
          <table:table-cell table:style-name="ce1" table:formula="of:=+[.F67]-MIN([.F71];0.1*[.F67];1000*[.$A$4])" office:value-type="float" office:value="358625.371595197" calcext:value-type="float">
            <text:p>$358,625</text:p>
          </table:table-cell>
          <table:table-cell table:style-name="ce1" table:formula="of:=+[.G67]-MIN([.G71];0.1*[.G67];1000*[.$A$4])" office:value-type="float" office:value="303484.49399862" calcext:value-type="float">
            <text:p>$303,484</text:p>
          </table:table-cell>
          <table:table-cell table:style-name="ce1" table:formula="of:=+[.H67]-MIN([.H71];0.1*[.H67];1000*[.$A$4])" office:value-type="float" office:value="390729.019274896" calcext:value-type="float">
            <text:p>$390,729</text:p>
          </table:table-cell>
          <table:table-cell table:style-name="ce1" table:formula="of:=+[.I67]-MIN([.I71];0.1*[.I67];1000*[.$A$4])" office:value-type="float" office:value="645980.152208328" calcext:value-type="float">
            <text:p>$645,980</text:p>
          </table:table-cell>
          <table:table-cell table:style-name="ce1" table:formula="of:=+[.J67]-MIN([.J71];0.1*[.J67];1000*[.$A$4])" office:value-type="float" office:value="857412.385213203" calcext:value-type="float">
            <text:p>$857,412</text:p>
          </table:table-cell>
          <table:table-cell table:style-name="ce1" table:formula="of:=+[.K67]-MIN([.K71];0.1*[.K67];1000*[.$A$4])" office:value-type="float" office:value="1165546.5171753" calcext:value-type="float">
            <text:p>$1,165,547</text:p>
          </table:table-cell>
          <table:table-cell table:style-name="ce1" table:formula="of:=+[.L67]-MIN([.L71];0.1*[.L67];1000*[.$A$4])" office:value-type="float" office:value="1739825.44008026" calcext:value-type="float">
            <text:p>$1,739,825</text:p>
          </table:table-cell>
          <table:table-cell table:style-name="ce1" table:formula="of:=+[.M67]-MIN([.M71];0.1*[.M67];1000*[.$A$4])" office:value-type="float" office:value="3138787.84272936" calcext:value-type="float">
            <text:p>$3,138,788</text:p>
          </table:table-cell>
          <table:table-cell table:style-name="ce1" table:formula="of:=+[.N67]-MIN([.N71];0.1*[.N67];1000*[.$A$4])" office:value-type="float" office:value="17855225.4968462" calcext:value-type="float">
            <text:p>$17,855,225</text:p>
          </table:table-cell>
          <table:table-cell table:style-name="ce1" table:number-columns-repeated="3"/>
          <table:table-cell table:style-name="ce1" table:formula="of:=+[.R67]-MIN([.R71];0.1*[.R67];1000*[.$A$4])" office:value-type="string" office:string-value="" calcext:value-type="error">
            <text:p>#REF!</text:p>
          </table:table-cell>
          <table:table-cell table:style-name="ce1" table:formula="of:=+[.S67]-MIN([.S71];0.1*[.S67];1000*[.$A$4])" office:value-type="float" office:value="2325051360" calcext:value-type="float">
            <text:p>$2,325,051,360</text:p>
          </table:table-cell>
          <table:table-cell table:style-name="ce1" table:formula="of:=+[.T67]-MIN([.T71];0.1*[.T67];1000*[.$A$4])" office:value-type="float" office:value="10275438327" calcext:value-type="float">
            <text:p>$10,275,438,327</text:p>
          </table:table-cell>
          <table:table-cell table:style-name="ce1" table:formula="of:=+[.U67]-MIN([.U71];0.1*[.U67];1000*[.$A$4])" office:value-type="float" office:value="5346889.27924961" calcext:value-type="float">
            <text:p>$5,346,889</text:p>
          </table:table-cell>
          <table:table-cell table:style-name="ce1" table:formula="of:=+[.V67]-MIN([.V71];0.1*[.V67];1000*[.$A$4])" office:value-type="float" office:value="4407477.50655737" calcext:value-type="float">
            <text:p>$4,407,478</text:p>
          </table:table-cell>
          <table:table-cell table:style-name="ce1" table:formula="of:=+[.W67]-MIN([.W71];0.1*[.W67];1000*[.$A$4])" office:value-type="float" office:value="2799866.99066908" calcext:value-type="float">
            <text:p>$2,799,867</text:p>
          </table:table-cell>
          <table:table-cell table:style-name="ce1" table:formula="of:=+[.X67]-MIN([.X71];0.1*[.X67];1000*[.$A$4])" office:value-type="float" office:value="1821644.35126903" calcext:value-type="float">
            <text:p>$1,821,644</text:p>
          </table:table-cell>
          <table:table-cell table:style-name="ce1" table:formula="of:=+[.Y67]-MIN([.Y71];0.1*[.Y67];1000*[.$A$4])" office:value-type="float" office:value="4151570.41649402" calcext:value-type="float">
            <text:p>$4,151,570</text:p>
          </table:table-cell>
          <table:table-cell table:style-name="ce1" table:formula="of:=+[.Z67]-MIN([.Z71];0.1*[.Z67];1000*[.$A$4])" office:value-type="float" office:value="1962301.90421303" calcext:value-type="float">
            <text:p>$1,962,302</text:p>
          </table:table-cell>
          <table:table-cell table:style-name="ce1" table:formula="of:=+[.AA67]-MIN([.AA71];0.1*[.AA67];1000*[.$A$4])" office:value-type="float" office:value="3836231.48475525" calcext:value-type="float">
            <text:p>$3,836,231</text:p>
          </table:table-cell>
          <table:table-cell table:style-name="ce1" table:formula="of:=+[.AB67]-MIN([.AB71];0.1*[.AB67];1000*[.$A$4])" office:value-type="float" office:value="1797781.57477134" calcext:value-type="float">
            <text:p>$1,797,782</text:p>
          </table:table-cell>
          <table:table-cell table:style-name="ce1" table:formula="of:=+[.AC67]-MIN([.AC71];0.1*[.AC67];1000*[.$A$4])" office:value-type="float" office:value="1077987.78576512" calcext:value-type="float">
            <text:p>$1,077,988</text:p>
          </table:table-cell>
          <table:table-cell table:style-name="ce1" table:formula="of:=+[.AD67]-MIN([.AD71];0.1*[.AD67];1000*[.$A$4])" office:value-type="float" office:value="3659439.0866883" calcext:value-type="float">
            <text:p>$3,659,439</text:p>
          </table:table-cell>
          <table:table-cell table:style-name="ce1" table:formula="of:=+[.AE67]-MIN([.AE71];0.1*[.AE67];1000*[.$A$4])" office:value-type="float" office:value="0" calcext:value-type="float">
            <text:p>$0</text:p>
          </table:table-cell>
          <table:table-cell table:number-columns-repeated="993"/>
        </table:table-row>
        <table:table-row table:style-name="ro1">
          <table:table-cell table:style-name="ce6" office:value-type="string" calcext:value-type="string">
            <text:p>Renta líquida cedular no laboral</text:p>
          </table:table-cell>
          <table:table-cell table:style-name="ce1" table:formula="of:=+[.B68]-MIN([.B72];0.1*[.B68];1000*[.$A$4])" office:value-type="float" office:value="0" calcext:value-type="float">
            <text:p>$0</text:p>
          </table:table-cell>
          <table:table-cell table:style-name="ce1" table:formula="of:=+[.C68]-MIN([.C72];0.1*[.C68];1000*[.$A$4])" office:value-type="float" office:value="0" calcext:value-type="float">
            <text:p>$0</text:p>
          </table:table-cell>
          <table:table-cell table:style-name="ce1" table:formula="of:=+[.D68]-MIN([.D72];0.1*[.D68];1000*[.$A$4])" office:value-type="float" office:value="0" calcext:value-type="float">
            <text:p>$0</text:p>
          </table:table-cell>
          <table:table-cell table:style-name="ce1" table:formula="of:=+[.E68]-MIN([.E72];0.1*[.E68];1000*[.$A$4])" office:value-type="float" office:value="0" calcext:value-type="float">
            <text:p>$0</text:p>
          </table:table-cell>
          <table:table-cell table:style-name="ce1" table:formula="of:=+[.F68]-MIN([.F72];0.1*[.F68];1000*[.$A$4])" office:value-type="float" office:value="0" calcext:value-type="float">
            <text:p>$0</text:p>
          </table:table-cell>
          <table:table-cell table:style-name="ce1" table:formula="of:=+[.G68]-MIN([.G72];0.1*[.G68];1000*[.$A$4])" office:value-type="float" office:value="0" calcext:value-type="float">
            <text:p>$0</text:p>
          </table:table-cell>
          <table:table-cell table:style-name="ce1" table:formula="of:=+[.H68]-MIN([.H72];0.1*[.H68];1000*[.$A$4])" office:value-type="float" office:value="0" calcext:value-type="float">
            <text:p>$0</text:p>
          </table:table-cell>
          <table:table-cell table:style-name="ce1" table:formula="of:=+[.I68]-MIN([.I72];0.1*[.I68];1000*[.$A$4])" office:value-type="float" office:value="0" calcext:value-type="float">
            <text:p>$0</text:p>
          </table:table-cell>
          <table:table-cell table:style-name="ce1" table:formula="of:=+[.J68]-MIN([.J72];0.1*[.J68];1000*[.$A$4])" office:value-type="float" office:value="0" calcext:value-type="float">
            <text:p>$0</text:p>
          </table:table-cell>
          <table:table-cell table:style-name="ce1" table:formula="of:=+[.K68]-MIN([.K72];0.1*[.K68];1000*[.$A$4])" office:value-type="float" office:value="0" calcext:value-type="float">
            <text:p>$0</text:p>
          </table:table-cell>
          <table:table-cell table:style-name="ce1" table:formula="of:=+[.L68]-MIN([.L72];0.1*[.L68];1000*[.$A$4])" office:value-type="float" office:value="0" calcext:value-type="float">
            <text:p>$0</text:p>
          </table:table-cell>
          <table:table-cell table:style-name="ce1" table:formula="of:=+[.M68]-MIN([.M72];0.1*[.M68];1000*[.$A$4])" office:value-type="float" office:value="0" calcext:value-type="float">
            <text:p>$0</text:p>
          </table:table-cell>
          <table:table-cell table:style-name="ce1" table:formula="of:=+[.N68]-MIN([.N72];0.1*[.N68];1000*[.$A$4])" office:value-type="float" office:value="0" calcext:value-type="float">
            <text:p>$0</text:p>
          </table:table-cell>
          <table:table-cell table:style-name="ce1" table:number-columns-repeated="3"/>
          <table:table-cell table:style-name="ce1" table:formula="of:=+[.R68]-MIN([.R72];0.1*[.R68];1000*[.$A$4])" office:value-type="float" office:value="0" calcext:value-type="float">
            <text:p>$0</text:p>
          </table:table-cell>
          <table:table-cell table:style-name="ce1" table:formula="of:=+[.S68]-MIN([.S72];0.1*[.S68];1000*[.$A$4])" office:value-type="float" office:value="0" calcext:value-type="float">
            <text:p>$0</text:p>
          </table:table-cell>
          <table:table-cell table:style-name="ce1" table:formula="of:=+[.T68]-MIN([.T72];0.1*[.T68];1000*[.$A$4])" office:value-type="float" office:value="0" calcext:value-type="float">
            <text:p>$0</text:p>
          </table:table-cell>
          <table:table-cell table:style-name="ce1" table:formula="of:=+[.U68]-MIN([.U72];0.1*[.U68];1000*[.$A$4])" office:value-type="float" office:value="0" calcext:value-type="float">
            <text:p>$0</text:p>
          </table:table-cell>
          <table:table-cell table:style-name="ce1" table:formula="of:=+[.V68]-MIN([.V72];0.1*[.V68];1000*[.$A$4])" office:value-type="float" office:value="0" calcext:value-type="float">
            <text:p>$0</text:p>
          </table:table-cell>
          <table:table-cell table:style-name="ce1" table:formula="of:=+[.W68]-MIN([.W72];0.1*[.W68];1000*[.$A$4])" office:value-type="float" office:value="0" calcext:value-type="float">
            <text:p>$0</text:p>
          </table:table-cell>
          <table:table-cell table:style-name="ce1" table:formula="of:=+[.X68]-MIN([.X72];0.1*[.X68];1000*[.$A$4])" office:value-type="float" office:value="0" calcext:value-type="float">
            <text:p>$0</text:p>
          </table:table-cell>
          <table:table-cell table:style-name="ce1" table:formula="of:=+[.Y68]-MIN([.Y72];0.1*[.Y68];1000*[.$A$4])" office:value-type="float" office:value="0" calcext:value-type="float">
            <text:p>$0</text:p>
          </table:table-cell>
          <table:table-cell table:style-name="ce1" table:formula="of:=+[.Z68]-MIN([.Z72];0.1*[.Z68];1000*[.$A$4])" office:value-type="float" office:value="0" calcext:value-type="float">
            <text:p>$0</text:p>
          </table:table-cell>
          <table:table-cell table:style-name="ce1" table:formula="of:=+[.AA68]-MIN([.AA72];0.1*[.AA68];1000*[.$A$4])" office:value-type="float" office:value="0" calcext:value-type="float">
            <text:p>$0</text:p>
          </table:table-cell>
          <table:table-cell table:style-name="ce1" table:formula="of:=+[.AB68]-MIN([.AB72];0.1*[.AB68];1000*[.$A$4])" office:value-type="float" office:value="0" calcext:value-type="float">
            <text:p>$0</text:p>
          </table:table-cell>
          <table:table-cell table:style-name="ce1" table:formula="of:=+[.AC68]-MIN([.AC72];0.1*[.AC68];1000*[.$A$4])" office:value-type="float" office:value="0" calcext:value-type="float">
            <text:p>$0</text:p>
          </table:table-cell>
          <table:table-cell table:style-name="ce1" table:formula="of:=+[.AD68]-MIN([.AD72];0.1*[.AD68];1000*[.$A$4])" office:value-type="float" office:value="0" calcext:value-type="float">
            <text:p>$0</text:p>
          </table:table-cell>
          <table:table-cell table:style-name="ce1" table:formula="of:=+[.AE68]-MIN([.AE72];0.1*[.AE68];1000*[.$A$4])" office:value-type="float" office:value="0" calcext:value-type="float">
            <text:p>$0</text:p>
          </table:table-cell>
          <table:table-cell table:number-columns-repeated="993"/>
        </table:table-row>
        <table:table-row table:style-name="ro1">
          <table:table-cell table:style-name="ce4" office:value-type="string" calcext:value-type="string">
            <text:p>Incluir más adelante subcédulas de dividendos</text:p>
          </table:table-cell>
          <table:table-cell table:style-name="ce1" table:number-columns-repeated="30"/>
          <table:table-cell table:number-columns-repeated="993"/>
        </table:table-row>
        <table:table-row table:style-name="ro1">
          <table:table-cell table:style-name="ce4"/>
          <table:table-cell table:style-name="ce1" table:number-columns-repeated="7"/>
          <table:table-cell table:number-columns-repeated="1016"/>
        </table:table-row>
        <table:table-row table:style-name="ro1">
          <table:table-cell table:style-name="ce2" office:value-type="string" calcext:value-type="string">
            <text:p>Impuestos</text:p>
          </table:table-cell>
          <table:table-cell table:style-name="ce1" table:number-columns-repeated="7"/>
          <table:table-cell table:number-columns-repeated="1016"/>
        </table:table-row>
        <table:table-row table:style-name="ro1">
          <table:table-cell/>
          <table:table-cell table:style-name="ce1" table:number-columns-repeated="7"/>
          <table:table-cell table:number-columns-repeated="1016"/>
        </table:table-row>
        <table:table-row table:style-name="ro1">
          <table:table-cell table:style-name="ce3" office:value-type="string" calcext:value-type="string">
            <text:p>Impuestos nacionales</text:p>
          </table:table-cell>
          <table:table-cell table:style-name="ce1" table:number-columns-repeated="7"/>
          <table:table-cell table:number-columns-repeated="1016"/>
        </table:table-row>
        <table:table-row table:style-name="ro1">
          <table:table-cell office:value-type="string" calcext:value-type="string">
            <text:p>IVA de los bienes que consume</text:p>
          </table:table-cell>
          <table:table-cell table:style-name="ce1" table:formula="of:=0*[.B37]+0.05*[.B38]+0.19*[.B39]" office:value-type="float" office:value="0" calcext:value-type="float">
            <text:p>$0</text:p>
          </table:table-cell>
          <table:table-cell table:style-name="ce1" table:formula="of:=0*[.C37]+0.05*[.C38]+0.19*[.C39]" office:value-type="float" office:value="0" calcext:value-type="float">
            <text:p>$0</text:p>
          </table:table-cell>
          <table:table-cell table:style-name="ce1" table:formula="of:=0*[.D37]+0.05*[.D38]+0.19*[.D39]" office:value-type="float" office:value="0" calcext:value-type="float">
            <text:p>$0</text:p>
          </table:table-cell>
          <table:table-cell table:style-name="ce1" table:formula="of:=0*[.E37]+0.05*[.E38]+0.19*[.E39]" office:value-type="float" office:value="0" calcext:value-type="float">
            <text:p>$0</text:p>
          </table:table-cell>
          <table:table-cell table:style-name="ce1" table:formula="of:=0*[.F37]+0.05*[.F38]+0.19*[.F39]" office:value-type="float" office:value="0" calcext:value-type="float">
            <text:p>$0</text:p>
          </table:table-cell>
          <table:table-cell table:style-name="ce1" table:formula="of:=0*[.G37]+0.05*[.G38]+0.19*[.G39]" office:value-type="float" office:value="0" calcext:value-type="float">
            <text:p>$0</text:p>
          </table:table-cell>
          <table:table-cell table:style-name="ce1" table:formula="of:=0*[.H37]+0.05*[.H38]+0.19*[.H39]" office:value-type="float" office:value="0" calcext:value-type="float">
            <text:p>$0</text:p>
          </table:table-cell>
          <table:table-cell table:style-name="ce1" table:formula="of:=0*[.I37]+0.05*[.I38]+0.19*[.I39]" office:value-type="float" office:value="0" calcext:value-type="float">
            <text:p>$0</text:p>
          </table:table-cell>
          <table:table-cell table:style-name="ce1" table:formula="of:=0*[.J37]+0.05*[.J38]+0.19*[.J39]" office:value-type="float" office:value="0" calcext:value-type="float">
            <text:p>$0</text:p>
          </table:table-cell>
          <table:table-cell table:style-name="ce1" table:formula="of:=0*[.K37]+0.05*[.K38]+0.19*[.K39]" office:value-type="float" office:value="0" calcext:value-type="float">
            <text:p>$0</text:p>
          </table:table-cell>
          <table:table-cell table:style-name="ce1" table:formula="of:=0*[.L37]+0.05*[.L38]+0.19*[.L39]" office:value-type="float" office:value="0" calcext:value-type="float">
            <text:p>$0</text:p>
          </table:table-cell>
          <table:table-cell table:style-name="ce1" table:formula="of:=0*[.M37]+0.05*[.M38]+0.19*[.M39]" office:value-type="float" office:value="0" calcext:value-type="float">
            <text:p>$0</text:p>
          </table:table-cell>
          <table:table-cell table:style-name="ce1" table:formula="of:=0*[.N37]+0.05*[.N38]+0.19*[.N39]" office:value-type="float" office:value="0" calcext:value-type="float">
            <text:p>$0</text:p>
          </table:table-cell>
          <table:table-cell table:style-name="ce1" table:formula="of:=0*[.O37]+0.05*[.O38]+0.19*[.O39]" office:value-type="float" office:value="0" calcext:value-type="float">
            <text:p>$0</text:p>
          </table:table-cell>
          <table:table-cell table:style-name="ce1" table:formula="of:=0*[.P37]+0.05*[.P38]+0.19*[.P39]" office:value-type="float" office:value="0" calcext:value-type="float">
            <text:p>$0</text:p>
          </table:table-cell>
          <table:table-cell table:style-name="ce1" table:formula="of:=0*[.Q37]+0.05*[.Q38]+0.19*[.Q39]" office:value-type="float" office:value="0" calcext:value-type="float">
            <text:p>$0</text:p>
          </table:table-cell>
          <table:table-cell table:style-name="ce1" table:formula="of:=0*[.R37]+0.05*[.R38]+0.19*[.R39]" office:value-type="float" office:value="0" calcext:value-type="float">
            <text:p>$0</text:p>
          </table:table-cell>
          <table:table-cell table:style-name="ce1" table:formula="of:=0*[.S37]+0.05*[.S38]+0.19*[.S39]" office:value-type="float" office:value="0" calcext:value-type="float">
            <text:p>$0</text:p>
          </table:table-cell>
          <table:table-cell table:style-name="ce1" table:formula="of:=0*[.T37]+0.05*[.T38]+0.19*[.T39]" office:value-type="float" office:value="0" calcext:value-type="float">
            <text:p>$0</text:p>
          </table:table-cell>
          <table:table-cell table:style-name="ce1" table:formula="of:=0*[.U37]+0.05*[.U38]+0.19*[.U39]" office:value-type="float" office:value="0" calcext:value-type="float">
            <text:p>$0</text:p>
          </table:table-cell>
          <table:table-cell table:style-name="ce1" table:formula="of:=0*[.V37]+0.05*[.V38]+0.19*[.V39]" office:value-type="float" office:value="0" calcext:value-type="float">
            <text:p>$0</text:p>
          </table:table-cell>
          <table:table-cell table:style-name="ce1" table:formula="of:=0*[.W37]+0.05*[.W38]+0.19*[.W39]" office:value-type="float" office:value="0" calcext:value-type="float">
            <text:p>$0</text:p>
          </table:table-cell>
          <table:table-cell table:style-name="ce1" table:formula="of:=0*[.X37]+0.05*[.X38]+0.19*[.X39]" office:value-type="float" office:value="0" calcext:value-type="float">
            <text:p>$0</text:p>
          </table:table-cell>
          <table:table-cell table:style-name="ce1" table:formula="of:=0*[.Y37]+0.05*[.Y38]+0.19*[.Y39]" office:value-type="float" office:value="0" calcext:value-type="float">
            <text:p>$0</text:p>
          </table:table-cell>
          <table:table-cell table:style-name="ce1" table:formula="of:=0*[.Z37]+0.05*[.Z38]+0.19*[.Z39]" office:value-type="float" office:value="0" calcext:value-type="float">
            <text:p>$0</text:p>
          </table:table-cell>
          <table:table-cell table:style-name="ce1" table:formula="of:=0*[.AA37]+0.05*[.AA38]+0.19*[.AA39]" office:value-type="float" office:value="0" calcext:value-type="float">
            <text:p>$0</text:p>
          </table:table-cell>
          <table:table-cell table:style-name="ce1" table:formula="of:=0*[.AB37]+0.05*[.AB38]+0.19*[.AB39]" office:value-type="float" office:value="0" calcext:value-type="float">
            <text:p>$0</text:p>
          </table:table-cell>
          <table:table-cell table:style-name="ce1" table:formula="of:=0*[.AC37]+0.05*[.AC38]+0.19*[.AC39]" office:value-type="float" office:value="0" calcext:value-type="float">
            <text:p>$0</text:p>
          </table:table-cell>
          <table:table-cell table:style-name="ce1" table:formula="of:=0*[.AD37]+0.05*[.AD38]+0.19*[.AD39]" office:value-type="float" office:value="0" calcext:value-type="float">
            <text:p>$0</text:p>
          </table:table-cell>
          <table:table-cell table:style-name="ce1" table:formula="of:=0*[.AE37]+0.05*[.AE38]+0.19*[.AE39]" office:value-type="float" office:value="0" calcext:value-type="float">
            <text:p>$0</text:p>
          </table:table-cell>
          <table:table-cell table:number-columns-repeated="993"/>
        </table:table-row>
        <table:table-row table:style-name="ro1">
          <table:table-cell table:style-name="ce4" office:value-type="string" calcext:value-type="string">
            <text:p>impuesto renta laboral y pensiones</text:p>
          </table:table-cell>
          <table:table-cell table:style-name="ce1" table:formula="of:=+IF(AND(([.B12]+[.B13]+[.B14]+[.B17]+[.B18]+[.B23])*12&lt;1400*[.$A$4];[.B8]&lt;4500*[.$A$4]);0;IF([.B73]+[.B74]&lt;=1090*[.$A$4];0;IF(AND(1090*[.$A$4]&lt;[.B73]+[.B74];[.B73]+[.B74]&lt;=1700*[.$A$4]);(([.B73]+[.B74])-1090*[.$A$4])*0.19;IF(AND(1700*[.$A$4]&lt;[.B73]+[.B74];[.B73]+[.B74]&lt;=4100*[.$A$4]);(([.B73]+[.B74])-1700*[.$A$4])*0.28+166*[.$A$4];(([.B73]+[.B74])-4100*[.$A$4])*0.33+788*[.$A$4]))))" office:value-type="float" office:value="0" calcext:value-type="float">
            <text:p>$0</text:p>
          </table:table-cell>
          <table:table-cell table:style-name="ce1" table:formula="of:=+IF(AND(([.C12]+[.C13]+[.C14]+[.C17]+[.C18]+[.C23])*12&lt;1400*[.$A$4];[.C8]&lt;4500*[.$A$4]);0;IF([.C73]+[.C74]&lt;=1090*[.$A$4];0;IF(AND(1090*[.$A$4]&lt;[.C73]+[.C74];[.C73]+[.C74]&lt;=1700*[.$A$4]);(([.C73]+[.C74])-1090*[.$A$4])*0.19;IF(AND(1700*[.$A$4]&lt;[.C73]+[.C74];[.C73]+[.C74]&lt;=4100*[.$A$4]);(([.C73]+[.C74])-1700*[.$A$4])*0.28+166*[.$A$4];(([.C73]+[.C74])-4100*[.$A$4])*0.33+788*[.$A$4]))))" office:value-type="float" office:value="0" calcext:value-type="float">
            <text:p>$0</text:p>
          </table:table-cell>
          <table:table-cell table:style-name="ce1" table:formula="of:=+IF(AND(([.D12]+[.D13]+[.D14]+[.D17]+[.D18]+[.D23])*12&lt;1400*[.$A$4];[.D8]&lt;4500*[.$A$4]);0;IF([.D73]+[.D74]&lt;=1090*[.$A$4];0;IF(AND(1090*[.$A$4]&lt;[.D73]+[.D74];[.D73]+[.D74]&lt;=1700*[.$A$4]);(([.D73]+[.D74])-1090*[.$A$4])*0.19;IF(AND(1700*[.$A$4]&lt;[.D73]+[.D74];[.D73]+[.D74]&lt;=4100*[.$A$4]);(([.D73]+[.D74])-1700*[.$A$4])*0.28+166*[.$A$4];(([.D73]+[.D74])-4100*[.$A$4])*0.33+788*[.$A$4]))))" office:value-type="float" office:value="0" calcext:value-type="float">
            <text:p>$0</text:p>
          </table:table-cell>
          <table:table-cell table:style-name="ce1" table:formula="of:=+IF(AND(([.E12]+[.E13]+[.E14]+[.E17]+[.E18]+[.E23])*12&lt;1400*[.$A$4];[.E8]&lt;4500*[.$A$4]);0;IF([.E73]+[.E74]&lt;=1090*[.$A$4];0;IF(AND(1090*[.$A$4]&lt;[.E73]+[.E74];[.E73]+[.E74]&lt;=1700*[.$A$4]);(([.E73]+[.E74])-1090*[.$A$4])*0.19;IF(AND(1700*[.$A$4]&lt;[.E73]+[.E74];[.E73]+[.E74]&lt;=4100*[.$A$4]);(([.E73]+[.E74])-1700*[.$A$4])*0.28+166*[.$A$4];(([.E73]+[.E74])-4100*[.$A$4])*0.33+788*[.$A$4]))))" office:value-type="float" office:value="0" calcext:value-type="float">
            <text:p>$0</text:p>
          </table:table-cell>
          <table:table-cell table:style-name="ce1" table:formula="of:=+IF(AND(([.F12]+[.F13]+[.F14]+[.F17]+[.F18]+[.F23])*12&lt;1400*[.$A$4];[.F8]&lt;4500*[.$A$4]);0;IF([.F73]+[.F74]&lt;=1090*[.$A$4];0;IF(AND(1090*[.$A$4]&lt;[.F73]+[.F74];[.F73]+[.F74]&lt;=1700*[.$A$4]);(([.F73]+[.F74])-1090*[.$A$4])*0.19;IF(AND(1700*[.$A$4]&lt;[.F73]+[.F74];[.F73]+[.F74]&lt;=4100*[.$A$4]);(([.F73]+[.F74])-1700*[.$A$4])*0.28+166*[.$A$4];(([.F73]+[.F74])-4100*[.$A$4])*0.33+788*[.$A$4]))))" office:value-type="float" office:value="0" calcext:value-type="float">
            <text:p>$0</text:p>
          </table:table-cell>
          <table:table-cell table:style-name="ce1" table:formula="of:=+IF(AND(([.G12]+[.G13]+[.G14]+[.G17]+[.G18]+[.G23])*12&lt;1400*[.$A$4];[.G8]&lt;4500*[.$A$4]);0;IF([.G73]+[.G74]&lt;=1090*[.$A$4];0;IF(AND(1090*[.$A$4]&lt;[.G73]+[.G74];[.G73]+[.G74]&lt;=1700*[.$A$4]);(([.G73]+[.G74])-1090*[.$A$4])*0.19;IF(AND(1700*[.$A$4]&lt;[.G73]+[.G74];[.G73]+[.G74]&lt;=4100*[.$A$4]);(([.G73]+[.G74])-1700*[.$A$4])*0.28+166*[.$A$4];(([.G73]+[.G74])-4100*[.$A$4])*0.33+788*[.$A$4]))))" office:value-type="float" office:value="0" calcext:value-type="float">
            <text:p>$0</text:p>
          </table:table-cell>
          <table:table-cell table:style-name="ce1" table:formula="of:=+IF(AND(([.H12]+[.H13]+[.H14]+[.H17]+[.H18]+[.H23])*12&lt;1400*[.$A$4];[.H8]&lt;4500*[.$A$4]);0;IF([.H73]+[.H74]&lt;=1090*[.$A$4];0;IF(AND(1090*[.$A$4]&lt;[.H73]+[.H74];[.H73]+[.H74]&lt;=1700*[.$A$4]);(([.H73]+[.H74])-1090*[.$A$4])*0.19;IF(AND(1700*[.$A$4]&lt;[.H73]+[.H74];[.H73]+[.H74]&lt;=4100*[.$A$4]);(([.H73]+[.H74])-1700*[.$A$4])*0.28+166*[.$A$4];(([.H73]+[.H74])-4100*[.$A$4])*0.33+788*[.$A$4]))))" office:value-type="float" office:value="0" calcext:value-type="float">
            <text:p>$0</text:p>
          </table:table-cell>
          <table:table-cell table:style-name="ce1" table:formula="of:=+IF(AND(([.I12]+[.I13]+[.I14]+[.I17]+[.I18]+[.I23])*12&lt;1400*[.$A$4];[.I8]&lt;4500*[.$A$4]);0;IF([.I73]+[.I74]&lt;=1090*[.$A$4];0;IF(AND(1090*[.$A$4]&lt;[.I73]+[.I74];[.I73]+[.I74]&lt;=1700*[.$A$4]);(([.I73]+[.I74])-1090*[.$A$4])*0.19;IF(AND(1700*[.$A$4]&lt;[.I73]+[.I74];[.I73]+[.I74]&lt;=4100*[.$A$4]);(([.I73]+[.I74])-1700*[.$A$4])*0.28+166*[.$A$4];(([.I73]+[.I74])-4100*[.$A$4])*0.33+788*[.$A$4]))))" office:value-type="float" office:value="0" calcext:value-type="float">
            <text:p>$0</text:p>
          </table:table-cell>
          <table:table-cell table:style-name="ce1" table:formula="of:=+IF(AND(([.J12]+[.J13]+[.J14]+[.J17]+[.J18]+[.J23])*12&lt;1400*[.$A$4];[.J8]&lt;4500*[.$A$4]);0;IF([.J73]+[.J74]&lt;=1090*[.$A$4];0;IF(AND(1090*[.$A$4]&lt;[.J73]+[.J74];[.J73]+[.J74]&lt;=1700*[.$A$4]);(([.J73]+[.J74])-1090*[.$A$4])*0.19;IF(AND(1700*[.$A$4]&lt;[.J73]+[.J74];[.J73]+[.J74]&lt;=4100*[.$A$4]);(([.J73]+[.J74])-1700*[.$A$4])*0.28+166*[.$A$4];(([.J73]+[.J74])-4100*[.$A$4])*0.33+788*[.$A$4]))))" office:value-type="float" office:value="0" calcext:value-type="float">
            <text:p>$0</text:p>
          </table:table-cell>
          <table:table-cell table:style-name="ce1" table:formula="of:=+IF(AND(([.K12]+[.K13]+[.K14]+[.K17]+[.K18]+[.K23])*12&lt;1400*[.$A$4];[.K8]&lt;4500*[.$A$4]);0;IF([.K73]+[.K74]&lt;=1090*[.$A$4];0;IF(AND(1090*[.$A$4]&lt;[.K73]+[.K74];[.K73]+[.K74]&lt;=1700*[.$A$4]);(([.K73]+[.K74])-1090*[.$A$4])*0.19;IF(AND(1700*[.$A$4]&lt;[.K73]+[.K74];[.K73]+[.K74]&lt;=4100*[.$A$4]);(([.K73]+[.K74])-1700*[.$A$4])*0.28+166*[.$A$4];(([.K73]+[.K74])-4100*[.$A$4])*0.33+788*[.$A$4]))))" office:value-type="float" office:value="0" calcext:value-type="float">
            <text:p>$0</text:p>
          </table:table-cell>
          <table:table-cell table:style-name="ce1" table:formula="of:=+IF(AND(([.L12]+[.L13]+[.L14]+[.L17]+[.L18]+[.L23])*12&lt;1400*[.$A$4];[.L8]&lt;4500*[.$A$4]);0;IF([.L73]+[.L74]&lt;=1090*[.$A$4];0;IF(AND(1090*[.$A$4]&lt;[.L73]+[.L74];[.L73]+[.L74]&lt;=1700*[.$A$4]);(([.L73]+[.L74])-1090*[.$A$4])*0.19;IF(AND(1700*[.$A$4]&lt;[.L73]+[.L74];[.L73]+[.L74]&lt;=4100*[.$A$4]);(([.L73]+[.L74])-1700*[.$A$4])*0.28+166*[.$A$4];(([.L73]+[.L74])-4100*[.$A$4])*0.33+788*[.$A$4]))))" office:value-type="float" office:value="0" calcext:value-type="float">
            <text:p>$0</text:p>
          </table:table-cell>
          <table:table-cell table:style-name="ce1" table:formula="of:=+IF(AND(([.M12]+[.M13]+[.M14]+[.M17]+[.M18]+[.M23])*12&lt;1400*[.$A$4];[.M8]&lt;4500*[.$A$4]);0;IF([.M73]+[.M74]&lt;=1090*[.$A$4];0;IF(AND(1090*[.$A$4]&lt;[.M73]+[.M74];[.M73]+[.M74]&lt;=1700*[.$A$4]);(([.M73]+[.M74])-1090*[.$A$4])*0.19;IF(AND(1700*[.$A$4]&lt;[.M73]+[.M74];[.M73]+[.M74]&lt;=4100*[.$A$4]);(([.M73]+[.M74])-1700*[.$A$4])*0.28+166*[.$A$4];(([.M73]+[.M74])-4100*[.$A$4])*0.33+788*[.$A$4]))))" office:value-type="float" office:value="0" calcext:value-type="float">
            <text:p>$0</text:p>
          </table:table-cell>
          <table:table-cell table:style-name="ce1" table:formula="of:=+IF(AND(([.N12]+[.N13]+[.N14]+[.N17]+[.N18]+[.N23])*12&lt;1400*[.$A$4];[.N8]&lt;4500*[.$A$4]);0;IF([.N73]+[.N74]&lt;=1090*[.$A$4];0;IF(AND(1090*[.$A$4]&lt;[.N73]+[.N74];[.N73]+[.N74]&lt;=1700*[.$A$4]);(([.N73]+[.N74])-1090*[.$A$4])*0.19;IF(AND(1700*[.$A$4]&lt;[.N73]+[.N74];[.N73]+[.N74]&lt;=4100*[.$A$4]);(([.N73]+[.N74])-1700*[.$A$4])*0.28+166*[.$A$4];(([.N73]+[.N74])-4100*[.$A$4])*0.33+788*[.$A$4]))))" office:value-type="float" office:value="1105337.46610219" calcext:value-type="float">
            <text:p>$1,105,337</text:p>
          </table:table-cell>
          <table:table-cell table:style-name="ce1" table:formula="of:=+IF(AND(([.O12]+[.O13]+[.O14]+[.O17]+[.O18]+[.O23])*12&lt;1400*[.$A$4];[.O8]&lt;4500*[.$A$4]);0;IF([.O73]+[.O74]&lt;=1090*[.$A$4];0;IF(AND(1090*[.$A$4]&lt;[.O73]+[.O74];[.O73]+[.O74]&lt;=1700*[.$A$4]);(([.O73]+[.O74])-1090*[.$A$4])*0.19;IF(AND(1700*[.$A$4]&lt;[.O73]+[.O74];[.O73]+[.O74]&lt;=4100*[.$A$4]);(([.O73]+[.O74])-1700*[.$A$4])*0.28+166*[.$A$4];(([.O73]+[.O74])-4100*[.$A$4])*0.33+788*[.$A$4]))))" office:value-type="float" office:value="0" calcext:value-type="float">
            <text:p>$0</text:p>
          </table:table-cell>
          <table:table-cell table:style-name="ce1" table:formula="of:=+IF(AND(([.P12]+[.P13]+[.P14]+[.P17]+[.P18]+[.P23])*12&lt;1400*[.$A$4];[.P8]&lt;4500*[.$A$4]);0;IF([.P73]+[.P74]&lt;=1090*[.$A$4];0;IF(AND(1090*[.$A$4]&lt;[.P73]+[.P74];[.P73]+[.P74]&lt;=1700*[.$A$4]);(([.P73]+[.P74])-1090*[.$A$4])*0.19;IF(AND(1700*[.$A$4]&lt;[.P73]+[.P74];[.P73]+[.P74]&lt;=4100*[.$A$4]);(([.P73]+[.P74])-1700*[.$A$4])*0.28+166*[.$A$4];(([.P73]+[.P74])-4100*[.$A$4])*0.33+788*[.$A$4]))))" office:value-type="float" office:value="0" calcext:value-type="float">
            <text:p>$0</text:p>
          </table:table-cell>
          <table:table-cell table:style-name="ce1" table:formula="of:=+IF(AND(([.Q12]+[.Q13]+[.Q14]+[.Q17]+[.Q18]+[.Q23])*12&lt;1400*[.$A$4];[.Q8]&lt;4500*[.$A$4]);0;IF([.Q73]+[.Q74]&lt;=1090*[.$A$4];0;IF(AND(1090*[.$A$4]&lt;[.Q73]+[.Q74];[.Q73]+[.Q74]&lt;=1700*[.$A$4]);(([.Q73]+[.Q74])-1090*[.$A$4])*0.19;IF(AND(1700*[.$A$4]&lt;[.Q73]+[.Q74];[.Q73]+[.Q74]&lt;=4100*[.$A$4]);(([.Q73]+[.Q74])-1700*[.$A$4])*0.28+166*[.$A$4];(([.Q73]+[.Q74])-4100*[.$A$4])*0.33+788*[.$A$4]))))" office:value-type="float" office:value="0" calcext:value-type="float">
            <text:p>$0</text:p>
          </table:table-cell>
          <table:table-cell table:style-name="ce1" table:formula="of:=+IF(AND(([.R12]+[.R13]+[.R14]+[.R17]+[.R18]+[.R23])*12&lt;1400*[.$A$4];[.R8]&lt;4500*[.$A$4]);0;IF([.R73]+[.R74]&lt;=1090*[.$A$4];0;IF(AND(1090*[.$A$4]&lt;[.R73]+[.R74];[.R73]+[.R74]&lt;=1700*[.$A$4]);(([.R73]+[.R74])-1090*[.$A$4])*0.19;IF(AND(1700*[.$A$4]&lt;[.R73]+[.R74];[.R73]+[.R74]&lt;=4100*[.$A$4]);(([.R73]+[.R74])-1700*[.$A$4])*0.28+166*[.$A$4];(([.R73]+[.R74])-4100*[.$A$4])*0.33+788*[.$A$4]))))" office:value-type="float" office:value="26305667.7446968" calcext:value-type="float">
            <text:p>$26,305,668</text:p>
          </table:table-cell>
          <table:table-cell table:style-name="ce1" table:formula="of:=+IF(AND(([.S12]+[.S13]+[.S14]+[.S17]+[.S18]+[.S23])*12&lt;1400*[.$A$4];[.S8]&lt;4500*[.$A$4]);0;IF([.S73]+[.S74]&lt;=1090*[.$A$4];0;IF(AND(1090*[.$A$4]&lt;[.S73]+[.S74];[.S73]+[.S74]&lt;=1700*[.$A$4]);(([.S73]+[.S74])-1090*[.$A$4])*0.19;IF(AND(1700*[.$A$4]&lt;[.S73]+[.S74];[.S73]+[.S74]&lt;=4100*[.$A$4]);(([.S73]+[.S74])-1700*[.$A$4])*0.28+166*[.$A$4];(([.S73]+[.S74])-4100*[.$A$4])*0.33+788*[.$A$4]))))" office:value-type="float" office:value="58572042.125398" calcext:value-type="float">
            <text:p>$58,572,042</text:p>
          </table:table-cell>
          <table:table-cell table:style-name="ce1" table:formula="of:=+IF(AND(([.T12]+[.T13]+[.T14]+[.T17]+[.T18]+[.T23])*12&lt;1400*[.$A$4];[.T8]&lt;4500*[.$A$4]);0;IF([.T73]+[.T74]&lt;=1090*[.$A$4];0;IF(AND(1090*[.$A$4]&lt;[.T73]+[.T74];[.T73]+[.T74]&lt;=1700*[.$A$4]);(([.T73]+[.T74])-1090*[.$A$4])*0.19;IF(AND(1700*[.$A$4]&lt;[.T73]+[.T74];[.T73]+[.T74]&lt;=4100*[.$A$4]);(([.T73]+[.T74])-1700*[.$A$4])*0.28+166*[.$A$4];(([.T73]+[.T74])-4100*[.$A$4])*0.33+788*[.$A$4]))))" office:value-type="float" office:value="70942532.157628" calcext:value-type="float">
            <text:p>$70,942,532</text:p>
          </table:table-cell>
          <table:table-cell table:style-name="ce1" table:formula="of:=+IF(AND(([.U12]+[.U13]+[.U14]+[.U17]+[.U18]+[.U23])*12&lt;1400*[.$A$4];[.U8]&lt;4500*[.$A$4]);0;IF([.U73]+[.U74]&lt;=1090*[.$A$4];0;IF(AND(1090*[.$A$4]&lt;[.U73]+[.U74];[.U73]+[.U74]&lt;=1700*[.$A$4]);(([.U73]+[.U74])-1090*[.$A$4])*0.19;IF(AND(1700*[.$A$4]&lt;[.U73]+[.U74];[.U73]+[.U74]&lt;=4100*[.$A$4]);(([.U73]+[.U74])-1700*[.$A$4])*0.28+166*[.$A$4];(([.U73]+[.U74])-4100*[.$A$4])*0.33+788*[.$A$4]))))" office:value-type="float" office:value="0" calcext:value-type="float">
            <text:p>$0</text:p>
          </table:table-cell>
          <table:table-cell table:style-name="ce1" table:formula="of:=+IF(AND(([.V12]+[.V13]+[.V14]+[.V17]+[.V18]+[.V23])*12&lt;1400*[.$A$4];[.V8]&lt;4500*[.$A$4]);0;IF([.V73]+[.V74]&lt;=1090*[.$A$4];0;IF(AND(1090*[.$A$4]&lt;[.V73]+[.V74];[.V73]+[.V74]&lt;=1700*[.$A$4]);(([.V73]+[.V74])-1090*[.$A$4])*0.19;IF(AND(1700*[.$A$4]&lt;[.V73]+[.V74];[.V73]+[.V74]&lt;=4100*[.$A$4]);(([.V73]+[.V74])-1700*[.$A$4])*0.28+166*[.$A$4];(([.V73]+[.V74])-4100*[.$A$4])*0.33+788*[.$A$4]))))" office:value-type="float" office:value="0" calcext:value-type="float">
            <text:p>$0</text:p>
          </table:table-cell>
          <table:table-cell table:style-name="ce1" table:formula="of:=+IF(AND(([.W12]+[.W13]+[.W14]+[.W17]+[.W18]+[.W23])*12&lt;1400*[.$A$4];[.W8]&lt;4500*[.$A$4]);0;IF([.W73]+[.W74]&lt;=1090*[.$A$4];0;IF(AND(1090*[.$A$4]&lt;[.W73]+[.W74];[.W73]+[.W74]&lt;=1700*[.$A$4]);(([.W73]+[.W74])-1090*[.$A$4])*0.19;IF(AND(1700*[.$A$4]&lt;[.W73]+[.W74];[.W73]+[.W74]&lt;=4100*[.$A$4]);(([.W73]+[.W74])-1700*[.$A$4])*0.28+166*[.$A$4];(([.W73]+[.W74])-4100*[.$A$4])*0.33+788*[.$A$4]))))" office:value-type="float" office:value="0" calcext:value-type="float">
            <text:p>$0</text:p>
          </table:table-cell>
          <table:table-cell table:style-name="ce1" table:formula="of:=+IF(AND(([.X12]+[.X13]+[.X14]+[.X17]+[.X18]+[.X23])*12&lt;1400*[.$A$4];[.X8]&lt;4500*[.$A$4]);0;IF([.X73]+[.X74]&lt;=1090*[.$A$4];0;IF(AND(1090*[.$A$4]&lt;[.X73]+[.X74];[.X73]+[.X74]&lt;=1700*[.$A$4]);(([.X73]+[.X74])-1090*[.$A$4])*0.19;IF(AND(1700*[.$A$4]&lt;[.X73]+[.X74];[.X73]+[.X74]&lt;=4100*[.$A$4]);(([.X73]+[.X74])-1700*[.$A$4])*0.28+166*[.$A$4];(([.X73]+[.X74])-4100*[.$A$4])*0.33+788*[.$A$4]))))" office:value-type="float" office:value="0" calcext:value-type="float">
            <text:p>$0</text:p>
          </table:table-cell>
          <table:table-cell table:style-name="ce1" table:formula="of:=+IF(AND(([.Y12]+[.Y13]+[.Y14]+[.Y17]+[.Y18]+[.Y23])*12&lt;1400*[.$A$4];[.Y8]&lt;4500*[.$A$4]);0;IF([.Y73]+[.Y74]&lt;=1090*[.$A$4];0;IF(AND(1090*[.$A$4]&lt;[.Y73]+[.Y74];[.Y73]+[.Y74]&lt;=1700*[.$A$4]);(([.Y73]+[.Y74])-1090*[.$A$4])*0.19;IF(AND(1700*[.$A$4]&lt;[.Y73]+[.Y74];[.Y73]+[.Y74]&lt;=4100*[.$A$4]);(([.Y73]+[.Y74])-1700*[.$A$4])*0.28+166*[.$A$4];(([.Y73]+[.Y74])-4100*[.$A$4])*0.33+788*[.$A$4]))))" office:value-type="float" office:value="0" calcext:value-type="float">
            <text:p>$0</text:p>
          </table:table-cell>
          <table:table-cell table:style-name="ce1" table:formula="of:=+IF(AND(([.Z12]+[.Z13]+[.Z14]+[.Z17]+[.Z18]+[.Z23])*12&lt;1400*[.$A$4];[.Z8]&lt;4500*[.$A$4]);0;IF([.Z73]+[.Z74]&lt;=1090*[.$A$4];0;IF(AND(1090*[.$A$4]&lt;[.Z73]+[.Z74];[.Z73]+[.Z74]&lt;=1700*[.$A$4]);(([.Z73]+[.Z74])-1090*[.$A$4])*0.19;IF(AND(1700*[.$A$4]&lt;[.Z73]+[.Z74];[.Z73]+[.Z74]&lt;=4100*[.$A$4]);(([.Z73]+[.Z74])-1700*[.$A$4])*0.28+166*[.$A$4];(([.Z73]+[.Z74])-4100*[.$A$4])*0.33+788*[.$A$4]))))" office:value-type="float" office:value="0" calcext:value-type="float">
            <text:p>$0</text:p>
          </table:table-cell>
          <table:table-cell table:style-name="ce1" table:formula="of:=+IF(AND(([.AA12]+[.AA13]+[.AA14]+[.AA17]+[.AA18]+[.AA23])*12&lt;1400*[.$A$4];[.AA8]&lt;4500*[.$A$4]);0;IF([.AA73]+[.AA74]&lt;=1090*[.$A$4];0;IF(AND(1090*[.$A$4]&lt;[.AA73]+[.AA74];[.AA73]+[.AA74]&lt;=1700*[.$A$4]);(([.AA73]+[.AA74])-1090*[.$A$4])*0.19;IF(AND(1700*[.$A$4]&lt;[.AA73]+[.AA74];[.AA73]+[.AA74]&lt;=4100*[.$A$4]);(([.AA73]+[.AA74])-1700*[.$A$4])*0.28+166*[.$A$4];(([.AA73]+[.AA74])-4100*[.$A$4])*0.33+788*[.$A$4]))))" office:value-type="float" office:value="0" calcext:value-type="float">
            <text:p>$0</text:p>
          </table:table-cell>
          <table:table-cell table:style-name="ce1" table:formula="of:=+IF(AND(([.AB12]+[.AB13]+[.AB14]+[.AB17]+[.AB18]+[.AB23])*12&lt;1400*[.$A$4];[.AB8]&lt;4500*[.$A$4]);0;IF([.AB73]+[.AB74]&lt;=1090*[.$A$4];0;IF(AND(1090*[.$A$4]&lt;[.AB73]+[.AB74];[.AB73]+[.AB74]&lt;=1700*[.$A$4]);(([.AB73]+[.AB74])-1090*[.$A$4])*0.19;IF(AND(1700*[.$A$4]&lt;[.AB73]+[.AB74];[.AB73]+[.AB74]&lt;=4100*[.$A$4]);(([.AB73]+[.AB74])-1700*[.$A$4])*0.28+166*[.$A$4];(([.AB73]+[.AB74])-4100*[.$A$4])*0.33+788*[.$A$4]))))" office:value-type="float" office:value="0" calcext:value-type="float">
            <text:p>$0</text:p>
          </table:table-cell>
          <table:table-cell table:style-name="ce1" table:formula="of:=+IF(AND(([.AC12]+[.AC13]+[.AC14]+[.AC17]+[.AC18]+[.AC23])*12&lt;1400*[.$A$4];[.AC8]&lt;4500*[.$A$4]);0;IF([.AC73]+[.AC74]&lt;=1090*[.$A$4];0;IF(AND(1090*[.$A$4]&lt;[.AC73]+[.AC74];[.AC73]+[.AC74]&lt;=1700*[.$A$4]);(([.AC73]+[.AC74])-1090*[.$A$4])*0.19;IF(AND(1700*[.$A$4]&lt;[.AC73]+[.AC74];[.AC73]+[.AC74]&lt;=4100*[.$A$4]);(([.AC73]+[.AC74])-1700*[.$A$4])*0.28+166*[.$A$4];(([.AC73]+[.AC74])-4100*[.$A$4])*0.33+788*[.$A$4]))))" office:value-type="float" office:value="0" calcext:value-type="float">
            <text:p>$0</text:p>
          </table:table-cell>
          <table:table-cell table:style-name="ce1" table:formula="of:=+IF(AND(([.AD12]+[.AD13]+[.AD14]+[.AD17]+[.AD18]+[.AD23])*12&lt;1400*[.$A$4];[.AD8]&lt;4500*[.$A$4]);0;IF([.AD73]+[.AD74]&lt;=1090*[.$A$4];0;IF(AND(1090*[.$A$4]&lt;[.AD73]+[.AD74];[.AD73]+[.AD74]&lt;=1700*[.$A$4]);(([.AD73]+[.AD74])-1090*[.$A$4])*0.19;IF(AND(1700*[.$A$4]&lt;[.AD73]+[.AD74];[.AD73]+[.AD74]&lt;=4100*[.$A$4]);(([.AD73]+[.AD74])-1700*[.$A$4])*0.28+166*[.$A$4];(([.AD73]+[.AD74])-4100*[.$A$4])*0.33+788*[.$A$4]))))" office:value-type="float" office:value="0" calcext:value-type="float">
            <text:p>$0</text:p>
          </table:table-cell>
          <table:table-cell table:style-name="ce1" table:formula="of:=+IF(AND(([.AE12]+[.AE13]+[.AE14]+[.AE17]+[.AE18]+[.AE23])*12&lt;1400*[.$A$4];[.AE8]&lt;4500*[.$A$4]);0;IF([.AE73]+[.AE74]&lt;=1090*[.$A$4];0;IF(AND(1090*[.$A$4]&lt;[.AE73]+[.AE74];[.AE73]+[.AE74]&lt;=1700*[.$A$4]);(([.AE73]+[.AE74])-1090*[.$A$4])*0.19;IF(AND(1700*[.$A$4]&lt;[.AE73]+[.AE74];[.AE73]+[.AE74]&lt;=4100*[.$A$4]);(([.AE73]+[.AE74])-1700*[.$A$4])*0.28+166*[.$A$4];(([.AE73]+[.AE74])-4100*[.$A$4])*0.33+788*[.$A$4]))))" office:value-type="float" office:value="1129149.1" calcext:value-type="float">
            <text:p>$1,129,149</text:p>
          </table:table-cell>
          <table:table-cell table:number-columns-repeated="993"/>
        </table:table-row>
        <table:table-row table:style-name="ro1">
          <table:table-cell table:style-name="ce4" office:value-type="string" calcext:value-type="string">
            <text:p>impuesto renta capital y no laboral</text:p>
          </table:table-cell>
          <table:table-cell table:style-name="ce1" table:formula="of:=+IF(AND(([.B12]+[.B13]+[.B14]+[.B17]+[.B18]+[.B23])*12&lt;1400*[.$A$4];[.B8]&lt;4500*[.$A$4]);0;IF([.B75]+[.B76]&lt;=600*[.$A$4];0;IF(AND(600*[.$A$4]&lt;[.B75]+[.B76];[.B75]+[.B76]&lt;=1000*[.$A$4]);(([.B75]+[.B76])-600*[.$A$4])*0.1;IF(AND(1000*[.$A$4]&lt;[.B75]+[.B76];[.B75]+[.B76]&lt;=2000*[.$A$4]);(([.B75]+[.B76])-1000*[.$A$4])*0.2+40*[.$A$4]; IF( AND(2000*[.$A$4]&lt;[.B75]+[.B76];[.B75]+[.B76]&lt;=3000*[.$A$4]); (([.B75]+[.B76])-2000*[.$A$4])*0.3+240*[.$A$4];IF( AND(3000*[.$A$4]&lt;[.B75]+[.B76];[.B75]+[.B76]&lt;=4000*[.$A$4]);(([.B75]+[.B76])-3000*[.$A$4])*0.33+540*[.$A$4]; (([.B75]+[.B76])-4000*[.$A$4])*0.35+870*[.$A$4]))))))" office:value-type="float" office:value="0" calcext:value-type="float">
            <text:p>$0</text:p>
          </table:table-cell>
          <table:table-cell table:style-name="ce1" table:formula="of:=+IF(AND(([.C12]+[.C13]+[.C14]+[.C17]+[.C18]+[.C23])*12&lt;1400*[.$A$4];[.C8]&lt;4500*[.$A$4]);0;IF([.C75]+[.C76]&lt;=600*[.$A$4];0;IF(AND(600*[.$A$4]&lt;[.C75]+[.C76];[.C75]+[.C76]&lt;=1000*[.$A$4]);(([.C75]+[.C76])-600*[.$A$4])*0.1;IF(AND(1000*[.$A$4]&lt;[.C75]+[.C76];[.C75]+[.C76]&lt;=2000*[.$A$4]);(([.C75]+[.C76])-1000*[.$A$4])*0.2+40*[.$A$4]; IF( AND(2000*[.$A$4]&lt;[.C75]+[.C76];[.C75]+[.C76]&lt;=3000*[.$A$4]); (([.C75]+[.C76])-2000*[.$A$4])*0.3+240*[.$A$4];IF( AND(3000*[.$A$4]&lt;[.C75]+[.C76];[.C75]+[.C76]&lt;=4000*[.$A$4]);(([.C75]+[.C76])-3000*[.$A$4])*0.33+540*[.$A$4]; (([.C75]+[.C76])-4000*[.$A$4])*0.35+870*[.$A$4]))))))" office:value-type="float" office:value="0" calcext:value-type="float">
            <text:p>$0</text:p>
          </table:table-cell>
          <table:table-cell table:style-name="ce1" table:formula="of:=+IF(AND(([.D12]+[.D13]+[.D14]+[.D17]+[.D18]+[.D23])*12&lt;1400*[.$A$4];[.D8]&lt;4500*[.$A$4]);0;IF([.D75]+[.D76]&lt;=600*[.$A$4];0;IF(AND(600*[.$A$4]&lt;[.D75]+[.D76];[.D75]+[.D76]&lt;=1000*[.$A$4]);(([.D75]+[.D76])-600*[.$A$4])*0.1;IF(AND(1000*[.$A$4]&lt;[.D75]+[.D76];[.D75]+[.D76]&lt;=2000*[.$A$4]);(([.D75]+[.D76])-1000*[.$A$4])*0.2+40*[.$A$4]; IF( AND(2000*[.$A$4]&lt;[.D75]+[.D76];[.D75]+[.D76]&lt;=3000*[.$A$4]); (([.D75]+[.D76])-2000*[.$A$4])*0.3+240*[.$A$4];IF( AND(3000*[.$A$4]&lt;[.D75]+[.D76];[.D75]+[.D76]&lt;=4000*[.$A$4]);(([.D75]+[.D76])-3000*[.$A$4])*0.33+540*[.$A$4]; (([.D75]+[.D76])-4000*[.$A$4])*0.35+870*[.$A$4]))))))" office:value-type="float" office:value="0" calcext:value-type="float">
            <text:p>$0</text:p>
          </table:table-cell>
          <table:table-cell table:style-name="ce1" table:formula="of:=+IF(AND(([.E12]+[.E13]+[.E14]+[.E17]+[.E18]+[.E23])*12&lt;1400*[.$A$4];[.E8]&lt;4500*[.$A$4]);0;IF([.E75]+[.E76]&lt;=600*[.$A$4];0;IF(AND(600*[.$A$4]&lt;[.E75]+[.E76];[.E75]+[.E76]&lt;=1000*[.$A$4]);(([.E75]+[.E76])-600*[.$A$4])*0.1;IF(AND(1000*[.$A$4]&lt;[.E75]+[.E76];[.E75]+[.E76]&lt;=2000*[.$A$4]);(([.E75]+[.E76])-1000*[.$A$4])*0.2+40*[.$A$4]; IF( AND(2000*[.$A$4]&lt;[.E75]+[.E76];[.E75]+[.E76]&lt;=3000*[.$A$4]); (([.E75]+[.E76])-2000*[.$A$4])*0.3+240*[.$A$4];IF( AND(3000*[.$A$4]&lt;[.E75]+[.E76];[.E75]+[.E76]&lt;=4000*[.$A$4]);(([.E75]+[.E76])-3000*[.$A$4])*0.33+540*[.$A$4]; (([.E75]+[.E76])-4000*[.$A$4])*0.35+870*[.$A$4]))))))" office:value-type="float" office:value="0" calcext:value-type="float">
            <text:p>$0</text:p>
          </table:table-cell>
          <table:table-cell table:style-name="ce1" table:formula="of:=+IF(AND(([.F12]+[.F13]+[.F14]+[.F17]+[.F18]+[.F23])*12&lt;1400*[.$A$4];[.F8]&lt;4500*[.$A$4]);0;IF([.F75]+[.F76]&lt;=600*[.$A$4];0;IF(AND(600*[.$A$4]&lt;[.F75]+[.F76];[.F75]+[.F76]&lt;=1000*[.$A$4]);(([.F75]+[.F76])-600*[.$A$4])*0.1;IF(AND(1000*[.$A$4]&lt;[.F75]+[.F76];[.F75]+[.F76]&lt;=2000*[.$A$4]);(([.F75]+[.F76])-1000*[.$A$4])*0.2+40*[.$A$4]; IF( AND(2000*[.$A$4]&lt;[.F75]+[.F76];[.F75]+[.F76]&lt;=3000*[.$A$4]); (([.F75]+[.F76])-2000*[.$A$4])*0.3+240*[.$A$4];IF( AND(3000*[.$A$4]&lt;[.F75]+[.F76];[.F75]+[.F76]&lt;=4000*[.$A$4]);(([.F75]+[.F76])-3000*[.$A$4])*0.33+540*[.$A$4]; (([.F75]+[.F76])-4000*[.$A$4])*0.35+870*[.$A$4]))))))" office:value-type="float" office:value="0" calcext:value-type="float">
            <text:p>$0</text:p>
          </table:table-cell>
          <table:table-cell table:style-name="ce1" table:formula="of:=+IF(AND(([.G12]+[.G13]+[.G14]+[.G17]+[.G18]+[.G23])*12&lt;1400*[.$A$4];[.G8]&lt;4500*[.$A$4]);0;IF([.G75]+[.G76]&lt;=600*[.$A$4];0;IF(AND(600*[.$A$4]&lt;[.G75]+[.G76];[.G75]+[.G76]&lt;=1000*[.$A$4]);(([.G75]+[.G76])-600*[.$A$4])*0.1;IF(AND(1000*[.$A$4]&lt;[.G75]+[.G76];[.G75]+[.G76]&lt;=2000*[.$A$4]);(([.G75]+[.G76])-1000*[.$A$4])*0.2+40*[.$A$4]; IF( AND(2000*[.$A$4]&lt;[.G75]+[.G76];[.G75]+[.G76]&lt;=3000*[.$A$4]); (([.G75]+[.G76])-2000*[.$A$4])*0.3+240*[.$A$4];IF( AND(3000*[.$A$4]&lt;[.G75]+[.G76];[.G75]+[.G76]&lt;=4000*[.$A$4]);(([.G75]+[.G76])-3000*[.$A$4])*0.33+540*[.$A$4]; (([.G75]+[.G76])-4000*[.$A$4])*0.35+870*[.$A$4]))))))" office:value-type="float" office:value="0" calcext:value-type="float">
            <text:p>$0</text:p>
          </table:table-cell>
          <table:table-cell table:style-name="ce1" table:formula="of:=+IF(AND(([.H12]+[.H13]+[.H14]+[.H17]+[.H18]+[.H23])*12&lt;1400*[.$A$4];[.H8]&lt;4500*[.$A$4]);0;IF([.H75]+[.H76]&lt;=600*[.$A$4];0;IF(AND(600*[.$A$4]&lt;[.H75]+[.H76];[.H75]+[.H76]&lt;=1000*[.$A$4]);(([.H75]+[.H76])-600*[.$A$4])*0.1;IF(AND(1000*[.$A$4]&lt;[.H75]+[.H76];[.H75]+[.H76]&lt;=2000*[.$A$4]);(([.H75]+[.H76])-1000*[.$A$4])*0.2+40*[.$A$4]; IF( AND(2000*[.$A$4]&lt;[.H75]+[.H76];[.H75]+[.H76]&lt;=3000*[.$A$4]); (([.H75]+[.H76])-2000*[.$A$4])*0.3+240*[.$A$4];IF( AND(3000*[.$A$4]&lt;[.H75]+[.H76];[.H75]+[.H76]&lt;=4000*[.$A$4]);(([.H75]+[.H76])-3000*[.$A$4])*0.33+540*[.$A$4]; (([.H75]+[.H76])-4000*[.$A$4])*0.35+870*[.$A$4]))))))" office:value-type="float" office:value="0" calcext:value-type="float">
            <text:p>$0</text:p>
          </table:table-cell>
          <table:table-cell table:style-name="ce1" table:formula="of:=+IF(AND(([.I12]+[.I13]+[.I14]+[.I17]+[.I18]+[.I23])*12&lt;1400*[.$A$4];[.I8]&lt;4500*[.$A$4]);0;IF([.I75]+[.I76]&lt;=600*[.$A$4];0;IF(AND(600*[.$A$4]&lt;[.I75]+[.I76];[.I75]+[.I76]&lt;=1000*[.$A$4]);(([.I75]+[.I76])-600*[.$A$4])*0.1;IF(AND(1000*[.$A$4]&lt;[.I75]+[.I76];[.I75]+[.I76]&lt;=2000*[.$A$4]);(([.I75]+[.I76])-1000*[.$A$4])*0.2+40*[.$A$4]; IF( AND(2000*[.$A$4]&lt;[.I75]+[.I76];[.I75]+[.I76]&lt;=3000*[.$A$4]); (([.I75]+[.I76])-2000*[.$A$4])*0.3+240*[.$A$4];IF( AND(3000*[.$A$4]&lt;[.I75]+[.I76];[.I75]+[.I76]&lt;=4000*[.$A$4]);(([.I75]+[.I76])-3000*[.$A$4])*0.33+540*[.$A$4]; (([.I75]+[.I76])-4000*[.$A$4])*0.35+870*[.$A$4]))))))" office:value-type="float" office:value="0" calcext:value-type="float">
            <text:p>$0</text:p>
          </table:table-cell>
          <table:table-cell table:style-name="ce1" table:formula="of:=+IF(AND(([.J12]+[.J13]+[.J14]+[.J17]+[.J18]+[.J23])*12&lt;1400*[.$A$4];[.J8]&lt;4500*[.$A$4]);0;IF([.J75]+[.J76]&lt;=600*[.$A$4];0;IF(AND(600*[.$A$4]&lt;[.J75]+[.J76];[.J75]+[.J76]&lt;=1000*[.$A$4]);(([.J75]+[.J76])-600*[.$A$4])*0.1;IF(AND(1000*[.$A$4]&lt;[.J75]+[.J76];[.J75]+[.J76]&lt;=2000*[.$A$4]);(([.J75]+[.J76])-1000*[.$A$4])*0.2+40*[.$A$4]; IF( AND(2000*[.$A$4]&lt;[.J75]+[.J76];[.J75]+[.J76]&lt;=3000*[.$A$4]); (([.J75]+[.J76])-2000*[.$A$4])*0.3+240*[.$A$4];IF( AND(3000*[.$A$4]&lt;[.J75]+[.J76];[.J75]+[.J76]&lt;=4000*[.$A$4]);(([.J75]+[.J76])-3000*[.$A$4])*0.33+540*[.$A$4]; (([.J75]+[.J76])-4000*[.$A$4])*0.35+870*[.$A$4]))))))" office:value-type="float" office:value="0" calcext:value-type="float">
            <text:p>$0</text:p>
          </table:table-cell>
          <table:table-cell table:style-name="ce1" table:formula="of:=+IF(AND(([.K12]+[.K13]+[.K14]+[.K17]+[.K18]+[.K23])*12&lt;1400*[.$A$4];[.K8]&lt;4500*[.$A$4]);0;IF([.K75]+[.K76]&lt;=600*[.$A$4];0;IF(AND(600*[.$A$4]&lt;[.K75]+[.K76];[.K75]+[.K76]&lt;=1000*[.$A$4]);(([.K75]+[.K76])-600*[.$A$4])*0.1;IF(AND(1000*[.$A$4]&lt;[.K75]+[.K76];[.K75]+[.K76]&lt;=2000*[.$A$4]);(([.K75]+[.K76])-1000*[.$A$4])*0.2+40*[.$A$4]; IF( AND(2000*[.$A$4]&lt;[.K75]+[.K76];[.K75]+[.K76]&lt;=3000*[.$A$4]); (([.K75]+[.K76])-2000*[.$A$4])*0.3+240*[.$A$4];IF( AND(3000*[.$A$4]&lt;[.K75]+[.K76];[.K75]+[.K76]&lt;=4000*[.$A$4]);(([.K75]+[.K76])-3000*[.$A$4])*0.33+540*[.$A$4]; (([.K75]+[.K76])-4000*[.$A$4])*0.35+870*[.$A$4]))))))" office:value-type="float" office:value="0" calcext:value-type="float">
            <text:p>$0</text:p>
          </table:table-cell>
          <table:table-cell table:style-name="ce1" table:formula="of:=+IF(AND(([.L12]+[.L13]+[.L14]+[.L17]+[.L18]+[.L23])*12&lt;1400*[.$A$4];[.L8]&lt;4500*[.$A$4]);0;IF([.L75]+[.L76]&lt;=600*[.$A$4];0;IF(AND(600*[.$A$4]&lt;[.L75]+[.L76];[.L75]+[.L76]&lt;=1000*[.$A$4]);(([.L75]+[.L76])-600*[.$A$4])*0.1;IF(AND(1000*[.$A$4]&lt;[.L75]+[.L76];[.L75]+[.L76]&lt;=2000*[.$A$4]);(([.L75]+[.L76])-1000*[.$A$4])*0.2+40*[.$A$4]; IF( AND(2000*[.$A$4]&lt;[.L75]+[.L76];[.L75]+[.L76]&lt;=3000*[.$A$4]); (([.L75]+[.L76])-2000*[.$A$4])*0.3+240*[.$A$4];IF( AND(3000*[.$A$4]&lt;[.L75]+[.L76];[.L75]+[.L76]&lt;=4000*[.$A$4]);(([.L75]+[.L76])-3000*[.$A$4])*0.33+540*[.$A$4]; (([.L75]+[.L76])-4000*[.$A$4])*0.35+870*[.$A$4]))))))" office:value-type="float" office:value="0" calcext:value-type="float">
            <text:p>$0</text:p>
          </table:table-cell>
          <table:table-cell table:style-name="ce1" table:formula="of:=+IF(AND(([.M12]+[.M13]+[.M14]+[.M17]+[.M18]+[.M23])*12&lt;1400*[.$A$4];[.M8]&lt;4500*[.$A$4]);0;IF([.M75]+[.M76]&lt;=600*[.$A$4];0;IF(AND(600*[.$A$4]&lt;[.M75]+[.M76];[.M75]+[.M76]&lt;=1000*[.$A$4]);(([.M75]+[.M76])-600*[.$A$4])*0.1;IF(AND(1000*[.$A$4]&lt;[.M75]+[.M76];[.M75]+[.M76]&lt;=2000*[.$A$4]);(([.M75]+[.M76])-1000*[.$A$4])*0.2+40*[.$A$4]; IF( AND(2000*[.$A$4]&lt;[.M75]+[.M76];[.M75]+[.M76]&lt;=3000*[.$A$4]); (([.M75]+[.M76])-2000*[.$A$4])*0.3+240*[.$A$4];IF( AND(3000*[.$A$4]&lt;[.M75]+[.M76];[.M75]+[.M76]&lt;=4000*[.$A$4]);(([.M75]+[.M76])-3000*[.$A$4])*0.33+540*[.$A$4]; (([.M75]+[.M76])-4000*[.$A$4])*0.35+870*[.$A$4]))))))" office:value-type="float" office:value="0" calcext:value-type="float">
            <text:p>$0</text:p>
          </table:table-cell>
          <table:table-cell table:style-name="ce1" table:formula="of:=+IF(AND(([.N12]+[.N13]+[.N14]+[.N17]+[.N18]+[.N23])*12&lt;1400*[.$A$4];[.N8]&lt;4500*[.$A$4]);0;IF([.N75]+[.N76]&lt;=600*[.$A$4];0;IF(AND(600*[.$A$4]&lt;[.N75]+[.N76];[.N75]+[.N76]&lt;=1000*[.$A$4]);(([.N75]+[.N76])-600*[.$A$4])*0.1;IF(AND(1000*[.$A$4]&lt;[.N75]+[.N76];[.N75]+[.N76]&lt;=2000*[.$A$4]);(([.N75]+[.N76])-1000*[.$A$4])*0.2+40*[.$A$4]; IF( AND(2000*[.$A$4]&lt;[.N75]+[.N76];[.N75]+[.N76]&lt;=3000*[.$A$4]); (([.N75]+[.N76])-2000*[.$A$4])*0.3+240*[.$A$4];IF( AND(3000*[.$A$4]&lt;[.N75]+[.N76];[.N75]+[.N76]&lt;=4000*[.$A$4]);(([.N75]+[.N76])-3000*[.$A$4])*0.33+540*[.$A$4]; (([.N75]+[.N76])-4000*[.$A$4])*0.35+870*[.$A$4]))))))" office:value-type="float" office:value="0" calcext:value-type="float">
            <text:p>$0</text:p>
          </table:table-cell>
          <table:table-cell table:style-name="ce1" table:formula="of:=+IF(AND(([.O12]+[.O13]+[.O14]+[.O17]+[.O18]+[.O23])*12&lt;1400*[.$A$4];[.O8]&lt;4500*[.$A$4]);0;IF([.O75]+[.O76]&lt;=600*[.$A$4];0;IF(AND(600*[.$A$4]&lt;[.O75]+[.O76];[.O75]+[.O76]&lt;=1000*[.$A$4]);(([.O75]+[.O76])-600*[.$A$4])*0.1;IF(AND(1000*[.$A$4]&lt;[.O75]+[.O76];[.O75]+[.O76]&lt;=2000*[.$A$4]);(([.O75]+[.O76])-1000*[.$A$4])*0.2+40*[.$A$4]; IF( AND(2000*[.$A$4]&lt;[.O75]+[.O76];[.O75]+[.O76]&lt;=3000*[.$A$4]); (([.O75]+[.O76])-2000*[.$A$4])*0.3+240*[.$A$4];IF( AND(3000*[.$A$4]&lt;[.O75]+[.O76];[.O75]+[.O76]&lt;=4000*[.$A$4]);(([.O75]+[.O76])-3000*[.$A$4])*0.33+540*[.$A$4]; (([.O75]+[.O76])-4000*[.$A$4])*0.35+870*[.$A$4]))))))" office:value-type="float" office:value="0" calcext:value-type="float">
            <text:p>$0</text:p>
          </table:table-cell>
          <table:table-cell table:style-name="ce1" table:formula="of:=+IF(AND(([.P12]+[.P13]+[.P14]+[.P17]+[.P18]+[.P23])*12&lt;1400*[.$A$4];[.P8]&lt;4500*[.$A$4]);0;IF([.P75]+[.P76]&lt;=600*[.$A$4];0;IF(AND(600*[.$A$4]&lt;[.P75]+[.P76];[.P75]+[.P76]&lt;=1000*[.$A$4]);(([.P75]+[.P76])-600*[.$A$4])*0.1;IF(AND(1000*[.$A$4]&lt;[.P75]+[.P76];[.P75]+[.P76]&lt;=2000*[.$A$4]);(([.P75]+[.P76])-1000*[.$A$4])*0.2+40*[.$A$4]; IF( AND(2000*[.$A$4]&lt;[.P75]+[.P76];[.P75]+[.P76]&lt;=3000*[.$A$4]); (([.P75]+[.P76])-2000*[.$A$4])*0.3+240*[.$A$4];IF( AND(3000*[.$A$4]&lt;[.P75]+[.P76];[.P75]+[.P76]&lt;=4000*[.$A$4]);(([.P75]+[.P76])-3000*[.$A$4])*0.33+540*[.$A$4]; (([.P75]+[.P76])-4000*[.$A$4])*0.35+870*[.$A$4]))))))" office:value-type="float" office:value="0" calcext:value-type="float">
            <text:p>$0</text:p>
          </table:table-cell>
          <table:table-cell table:style-name="ce1" table:formula="of:=+IF(AND(([.Q12]+[.Q13]+[.Q14]+[.Q17]+[.Q18]+[.Q23])*12&lt;1400*[.$A$4];[.Q8]&lt;4500*[.$A$4]);0;IF([.Q75]+[.Q76]&lt;=600*[.$A$4];0;IF(AND(600*[.$A$4]&lt;[.Q75]+[.Q76];[.Q75]+[.Q76]&lt;=1000*[.$A$4]);(([.Q75]+[.Q76])-600*[.$A$4])*0.1;IF(AND(1000*[.$A$4]&lt;[.Q75]+[.Q76];[.Q75]+[.Q76]&lt;=2000*[.$A$4]);(([.Q75]+[.Q76])-1000*[.$A$4])*0.2+40*[.$A$4]; IF( AND(2000*[.$A$4]&lt;[.Q75]+[.Q76];[.Q75]+[.Q76]&lt;=3000*[.$A$4]); (([.Q75]+[.Q76])-2000*[.$A$4])*0.3+240*[.$A$4];IF( AND(3000*[.$A$4]&lt;[.Q75]+[.Q76];[.Q75]+[.Q76]&lt;=4000*[.$A$4]);(([.Q75]+[.Q76])-3000*[.$A$4])*0.33+540*[.$A$4]; (([.Q75]+[.Q76])-4000*[.$A$4])*0.35+870*[.$A$4]))))))" office:value-type="float" office:value="0" calcext:value-type="float">
            <text:p>$0</text:p>
          </table:table-cell>
          <table:table-cell table:style-name="ce1" table:formula="of:=+IF(AND(([.R12]+[.R13]+[.R14]+[.R17]+[.R18]+[.R23])*12&lt;1400*[.$A$4];[.R8]&lt;4500*[.$A$4]);0;IF([.R75]+[.R76]&lt;=600*[.$A$4];0;IF(AND(600*[.$A$4]&lt;[.R75]+[.R76];[.R75]+[.R76]&lt;=1000*[.$A$4]);(([.R75]+[.R76])-600*[.$A$4])*0.1;IF(AND(1000*[.$A$4]&lt;[.R75]+[.R76];[.R75]+[.R76]&lt;=2000*[.$A$4]);(([.R75]+[.R76])-1000*[.$A$4])*0.2+40*[.$A$4]; IF( AND(2000*[.$A$4]&lt;[.R75]+[.R76];[.R75]+[.R76]&lt;=3000*[.$A$4]); (([.R75]+[.R76])-2000*[.$A$4])*0.3+240*[.$A$4];IF( AND(3000*[.$A$4]&lt;[.R75]+[.R76];[.R75]+[.R76]&lt;=4000*[.$A$4]);(([.R75]+[.R76])-3000*[.$A$4])*0.33+540*[.$A$4]; (([.R75]+[.R76])-4000*[.$A$4])*0.35+870*[.$A$4]))))))" office:value-type="string" office:string-value="" calcext:value-type="error">
            <text:p>#REF!</text:p>
          </table:table-cell>
          <table:table-cell table:style-name="ce1" table:formula="of:=+IF(AND(([.S12]+[.S13]+[.S14]+[.S17]+[.S18]+[.S23])*12&lt;1400*[.$A$4];[.S8]&lt;4500*[.$A$4]);0;IF([.S75]+[.S76]&lt;=600*[.$A$4];0;IF(AND(600*[.$A$4]&lt;[.S75]+[.S76];[.S75]+[.S76]&lt;=1000*[.$A$4]);(([.S75]+[.S76])-600*[.$A$4])*0.1;IF(AND(1000*[.$A$4]&lt;[.S75]+[.S76];[.S75]+[.S76]&lt;=2000*[.$A$4]);(([.S75]+[.S76])-1000*[.$A$4])*0.2+40*[.$A$4]; IF( AND(2000*[.$A$4]&lt;[.S75]+[.S76];[.S75]+[.S76]&lt;=3000*[.$A$4]); (([.S75]+[.S76])-2000*[.$A$4])*0.3+240*[.$A$4];IF( AND(3000*[.$A$4]&lt;[.S75]+[.S76];[.S75]+[.S76]&lt;=4000*[.$A$4]);(([.S75]+[.S76])-3000*[.$A$4])*0.33+540*[.$A$4]; (([.S75]+[.S76])-4000*[.$A$4])*0.35+870*[.$A$4]))))))" office:value-type="float" office:value="796882706" calcext:value-type="float">
            <text:p>$796,882,706</text:p>
          </table:table-cell>
          <table:table-cell table:style-name="ce1" table:formula="of:=+IF(AND(([.T12]+[.T13]+[.T14]+[.T17]+[.T18]+[.T23])*12&lt;1400*[.$A$4];[.T8]&lt;4500*[.$A$4]);0;IF([.T75]+[.T76]&lt;=600*[.$A$4];0;IF(AND(600*[.$A$4]&lt;[.T75]+[.T76];[.T75]+[.T76]&lt;=1000*[.$A$4]);(([.T75]+[.T76])-600*[.$A$4])*0.1;IF(AND(1000*[.$A$4]&lt;[.T75]+[.T76];[.T75]+[.T76]&lt;=2000*[.$A$4]);(([.T75]+[.T76])-1000*[.$A$4])*0.2+40*[.$A$4]; IF( AND(2000*[.$A$4]&lt;[.T75]+[.T76];[.T75]+[.T76]&lt;=3000*[.$A$4]); (([.T75]+[.T76])-2000*[.$A$4])*0.3+240*[.$A$4];IF( AND(3000*[.$A$4]&lt;[.T75]+[.T76];[.T75]+[.T76]&lt;=4000*[.$A$4]);(([.T75]+[.T76])-3000*[.$A$4])*0.33+540*[.$A$4]; (([.T75]+[.T76])-4000*[.$A$4])*0.35+870*[.$A$4]))))))" office:value-type="float" office:value="3579518144.45" calcext:value-type="float">
            <text:p>$3,579,518,144</text:p>
          </table:table-cell>
          <table:table-cell table:style-name="ce1" table:formula="of:=+IF(AND(([.U12]+[.U13]+[.U14]+[.U17]+[.U18]+[.U23])*12&lt;1400*[.$A$4];[.U8]&lt;4500*[.$A$4]);0;IF([.U75]+[.U76]&lt;=600*[.$A$4];0;IF(AND(600*[.$A$4]&lt;[.U75]+[.U76];[.U75]+[.U76]&lt;=1000*[.$A$4]);(([.U75]+[.U76])-600*[.$A$4])*0.1;IF(AND(1000*[.$A$4]&lt;[.U75]+[.U76];[.U75]+[.U76]&lt;=2000*[.$A$4]);(([.U75]+[.U76])-1000*[.$A$4])*0.2+40*[.$A$4]; IF( AND(2000*[.$A$4]&lt;[.U75]+[.U76];[.U75]+[.U76]&lt;=3000*[.$A$4]); (([.U75]+[.U76])-2000*[.$A$4])*0.3+240*[.$A$4];IF( AND(3000*[.$A$4]&lt;[.U75]+[.U76];[.U75]+[.U76]&lt;=4000*[.$A$4]);(([.U75]+[.U76])-3000*[.$A$4])*0.33+540*[.$A$4]; (([.U75]+[.U76])-4000*[.$A$4])*0.35+870*[.$A$4]))))))" office:value-type="float" office:value="0" calcext:value-type="float">
            <text:p>$0</text:p>
          </table:table-cell>
          <table:table-cell table:style-name="ce1" table:formula="of:=+IF(AND(([.V12]+[.V13]+[.V14]+[.V17]+[.V18]+[.V23])*12&lt;1400*[.$A$4];[.V8]&lt;4500*[.$A$4]);0;IF([.V75]+[.V76]&lt;=600*[.$A$4];0;IF(AND(600*[.$A$4]&lt;[.V75]+[.V76];[.V75]+[.V76]&lt;=1000*[.$A$4]);(([.V75]+[.V76])-600*[.$A$4])*0.1;IF(AND(1000*[.$A$4]&lt;[.V75]+[.V76];[.V75]+[.V76]&lt;=2000*[.$A$4]);(([.V75]+[.V76])-1000*[.$A$4])*0.2+40*[.$A$4]; IF( AND(2000*[.$A$4]&lt;[.V75]+[.V76];[.V75]+[.V76]&lt;=3000*[.$A$4]); (([.V75]+[.V76])-2000*[.$A$4])*0.3+240*[.$A$4];IF( AND(3000*[.$A$4]&lt;[.V75]+[.V76];[.V75]+[.V76]&lt;=4000*[.$A$4]);(([.V75]+[.V76])-3000*[.$A$4])*0.33+540*[.$A$4]; (([.V75]+[.V76])-4000*[.$A$4])*0.35+870*[.$A$4]))))))" office:value-type="float" office:value="0" calcext:value-type="float">
            <text:p>$0</text:p>
          </table:table-cell>
          <table:table-cell table:style-name="ce1" table:formula="of:=+IF(AND(([.W12]+[.W13]+[.W14]+[.W17]+[.W18]+[.W23])*12&lt;1400*[.$A$4];[.W8]&lt;4500*[.$A$4]);0;IF([.W75]+[.W76]&lt;=600*[.$A$4];0;IF(AND(600*[.$A$4]&lt;[.W75]+[.W76];[.W75]+[.W76]&lt;=1000*[.$A$4]);(([.W75]+[.W76])-600*[.$A$4])*0.1;IF(AND(1000*[.$A$4]&lt;[.W75]+[.W76];[.W75]+[.W76]&lt;=2000*[.$A$4]);(([.W75]+[.W76])-1000*[.$A$4])*0.2+40*[.$A$4]; IF( AND(2000*[.$A$4]&lt;[.W75]+[.W76];[.W75]+[.W76]&lt;=3000*[.$A$4]); (([.W75]+[.W76])-2000*[.$A$4])*0.3+240*[.$A$4];IF( AND(3000*[.$A$4]&lt;[.W75]+[.W76];[.W75]+[.W76]&lt;=4000*[.$A$4]);(([.W75]+[.W76])-3000*[.$A$4])*0.33+540*[.$A$4]; (([.W75]+[.W76])-4000*[.$A$4])*0.35+870*[.$A$4]))))))" office:value-type="float" office:value="0" calcext:value-type="float">
            <text:p>$0</text:p>
          </table:table-cell>
          <table:table-cell table:style-name="ce1" table:formula="of:=+IF(AND(([.X12]+[.X13]+[.X14]+[.X17]+[.X18]+[.X23])*12&lt;1400*[.$A$4];[.X8]&lt;4500*[.$A$4]);0;IF([.X75]+[.X76]&lt;=600*[.$A$4];0;IF(AND(600*[.$A$4]&lt;[.X75]+[.X76];[.X75]+[.X76]&lt;=1000*[.$A$4]);(([.X75]+[.X76])-600*[.$A$4])*0.1;IF(AND(1000*[.$A$4]&lt;[.X75]+[.X76];[.X75]+[.X76]&lt;=2000*[.$A$4]);(([.X75]+[.X76])-1000*[.$A$4])*0.2+40*[.$A$4]; IF( AND(2000*[.$A$4]&lt;[.X75]+[.X76];[.X75]+[.X76]&lt;=3000*[.$A$4]); (([.X75]+[.X76])-2000*[.$A$4])*0.3+240*[.$A$4];IF( AND(3000*[.$A$4]&lt;[.X75]+[.X76];[.X75]+[.X76]&lt;=4000*[.$A$4]);(([.X75]+[.X76])-3000*[.$A$4])*0.33+540*[.$A$4]; (([.X75]+[.X76])-4000*[.$A$4])*0.35+870*[.$A$4]))))))" office:value-type="float" office:value="0" calcext:value-type="float">
            <text:p>$0</text:p>
          </table:table-cell>
          <table:table-cell table:style-name="ce1" table:formula="of:=+IF(AND(([.Y12]+[.Y13]+[.Y14]+[.Y17]+[.Y18]+[.Y23])*12&lt;1400*[.$A$4];[.Y8]&lt;4500*[.$A$4]);0;IF([.Y75]+[.Y76]&lt;=600*[.$A$4];0;IF(AND(600*[.$A$4]&lt;[.Y75]+[.Y76];[.Y75]+[.Y76]&lt;=1000*[.$A$4]);(([.Y75]+[.Y76])-600*[.$A$4])*0.1;IF(AND(1000*[.$A$4]&lt;[.Y75]+[.Y76];[.Y75]+[.Y76]&lt;=2000*[.$A$4]);(([.Y75]+[.Y76])-1000*[.$A$4])*0.2+40*[.$A$4]; IF( AND(2000*[.$A$4]&lt;[.Y75]+[.Y76];[.Y75]+[.Y76]&lt;=3000*[.$A$4]); (([.Y75]+[.Y76])-2000*[.$A$4])*0.3+240*[.$A$4];IF( AND(3000*[.$A$4]&lt;[.Y75]+[.Y76];[.Y75]+[.Y76]&lt;=4000*[.$A$4]);(([.Y75]+[.Y76])-3000*[.$A$4])*0.33+540*[.$A$4]; (([.Y75]+[.Y76])-4000*[.$A$4])*0.35+870*[.$A$4]))))))" office:value-type="float" office:value="0" calcext:value-type="float">
            <text:p>$0</text:p>
          </table:table-cell>
          <table:table-cell table:style-name="ce1" table:formula="of:=+IF(AND(([.Z12]+[.Z13]+[.Z14]+[.Z17]+[.Z18]+[.Z23])*12&lt;1400*[.$A$4];[.Z8]&lt;4500*[.$A$4]);0;IF([.Z75]+[.Z76]&lt;=600*[.$A$4];0;IF(AND(600*[.$A$4]&lt;[.Z75]+[.Z76];[.Z75]+[.Z76]&lt;=1000*[.$A$4]);(([.Z75]+[.Z76])-600*[.$A$4])*0.1;IF(AND(1000*[.$A$4]&lt;[.Z75]+[.Z76];[.Z75]+[.Z76]&lt;=2000*[.$A$4]);(([.Z75]+[.Z76])-1000*[.$A$4])*0.2+40*[.$A$4]; IF( AND(2000*[.$A$4]&lt;[.Z75]+[.Z76];[.Z75]+[.Z76]&lt;=3000*[.$A$4]); (([.Z75]+[.Z76])-2000*[.$A$4])*0.3+240*[.$A$4];IF( AND(3000*[.$A$4]&lt;[.Z75]+[.Z76];[.Z75]+[.Z76]&lt;=4000*[.$A$4]);(([.Z75]+[.Z76])-3000*[.$A$4])*0.33+540*[.$A$4]; (([.Z75]+[.Z76])-4000*[.$A$4])*0.35+870*[.$A$4]))))))" office:value-type="float" office:value="0" calcext:value-type="float">
            <text:p>$0</text:p>
          </table:table-cell>
          <table:table-cell table:style-name="ce1" table:formula="of:=+IF(AND(([.AA12]+[.AA13]+[.AA14]+[.AA17]+[.AA18]+[.AA23])*12&lt;1400*[.$A$4];[.AA8]&lt;4500*[.$A$4]);0;IF([.AA75]+[.AA76]&lt;=600*[.$A$4];0;IF(AND(600*[.$A$4]&lt;[.AA75]+[.AA76];[.AA75]+[.AA76]&lt;=1000*[.$A$4]);(([.AA75]+[.AA76])-600*[.$A$4])*0.1;IF(AND(1000*[.$A$4]&lt;[.AA75]+[.AA76];[.AA75]+[.AA76]&lt;=2000*[.$A$4]);(([.AA75]+[.AA76])-1000*[.$A$4])*0.2+40*[.$A$4]; IF( AND(2000*[.$A$4]&lt;[.AA75]+[.AA76];[.AA75]+[.AA76]&lt;=3000*[.$A$4]); (([.AA75]+[.AA76])-2000*[.$A$4])*0.3+240*[.$A$4];IF( AND(3000*[.$A$4]&lt;[.AA75]+[.AA76];[.AA75]+[.AA76]&lt;=4000*[.$A$4]);(([.AA75]+[.AA76])-3000*[.$A$4])*0.33+540*[.$A$4]; (([.AA75]+[.AA76])-4000*[.$A$4])*0.35+870*[.$A$4]))))))" office:value-type="float" office:value="0" calcext:value-type="float">
            <text:p>$0</text:p>
          </table:table-cell>
          <table:table-cell table:style-name="ce1" table:formula="of:=+IF(AND(([.AB12]+[.AB13]+[.AB14]+[.AB17]+[.AB18]+[.AB23])*12&lt;1400*[.$A$4];[.AB8]&lt;4500*[.$A$4]);0;IF([.AB75]+[.AB76]&lt;=600*[.$A$4];0;IF(AND(600*[.$A$4]&lt;[.AB75]+[.AB76];[.AB75]+[.AB76]&lt;=1000*[.$A$4]);(([.AB75]+[.AB76])-600*[.$A$4])*0.1;IF(AND(1000*[.$A$4]&lt;[.AB75]+[.AB76];[.AB75]+[.AB76]&lt;=2000*[.$A$4]);(([.AB75]+[.AB76])-1000*[.$A$4])*0.2+40*[.$A$4]; IF( AND(2000*[.$A$4]&lt;[.AB75]+[.AB76];[.AB75]+[.AB76]&lt;=3000*[.$A$4]); (([.AB75]+[.AB76])-2000*[.$A$4])*0.3+240*[.$A$4];IF( AND(3000*[.$A$4]&lt;[.AB75]+[.AB76];[.AB75]+[.AB76]&lt;=4000*[.$A$4]);(([.AB75]+[.AB76])-3000*[.$A$4])*0.33+540*[.$A$4]; (([.AB75]+[.AB76])-4000*[.$A$4])*0.35+870*[.$A$4]))))))" office:value-type="float" office:value="0" calcext:value-type="float">
            <text:p>$0</text:p>
          </table:table-cell>
          <table:table-cell table:style-name="ce1" table:formula="of:=+IF(AND(([.AC12]+[.AC13]+[.AC14]+[.AC17]+[.AC18]+[.AC23])*12&lt;1400*[.$A$4];[.AC8]&lt;4500*[.$A$4]);0;IF([.AC75]+[.AC76]&lt;=600*[.$A$4];0;IF(AND(600*[.$A$4]&lt;[.AC75]+[.AC76];[.AC75]+[.AC76]&lt;=1000*[.$A$4]);(([.AC75]+[.AC76])-600*[.$A$4])*0.1;IF(AND(1000*[.$A$4]&lt;[.AC75]+[.AC76];[.AC75]+[.AC76]&lt;=2000*[.$A$4]);(([.AC75]+[.AC76])-1000*[.$A$4])*0.2+40*[.$A$4]; IF( AND(2000*[.$A$4]&lt;[.AC75]+[.AC76];[.AC75]+[.AC76]&lt;=3000*[.$A$4]); (([.AC75]+[.AC76])-2000*[.$A$4])*0.3+240*[.$A$4];IF( AND(3000*[.$A$4]&lt;[.AC75]+[.AC76];[.AC75]+[.AC76]&lt;=4000*[.$A$4]);(([.AC75]+[.AC76])-3000*[.$A$4])*0.33+540*[.$A$4]; (([.AC75]+[.AC76])-4000*[.$A$4])*0.35+870*[.$A$4]))))))" office:value-type="float" office:value="0" calcext:value-type="float">
            <text:p>$0</text:p>
          </table:table-cell>
          <table:table-cell table:style-name="ce1" table:formula="of:=+IF(AND(([.AD12]+[.AD13]+[.AD14]+[.AD17]+[.AD18]+[.AD23])*12&lt;1400*[.$A$4];[.AD8]&lt;4500*[.$A$4]);0;IF([.AD75]+[.AD76]&lt;=600*[.$A$4];0;IF(AND(600*[.$A$4]&lt;[.AD75]+[.AD76];[.AD75]+[.AD76]&lt;=1000*[.$A$4]);(([.AD75]+[.AD76])-600*[.$A$4])*0.1;IF(AND(1000*[.$A$4]&lt;[.AD75]+[.AD76];[.AD75]+[.AD76]&lt;=2000*[.$A$4]);(([.AD75]+[.AD76])-1000*[.$A$4])*0.2+40*[.$A$4]; IF( AND(2000*[.$A$4]&lt;[.AD75]+[.AD76];[.AD75]+[.AD76]&lt;=3000*[.$A$4]); (([.AD75]+[.AD76])-2000*[.$A$4])*0.3+240*[.$A$4];IF( AND(3000*[.$A$4]&lt;[.AD75]+[.AD76];[.AD75]+[.AD76]&lt;=4000*[.$A$4]);(([.AD75]+[.AD76])-3000*[.$A$4])*0.33+540*[.$A$4]; (([.AD75]+[.AD76])-4000*[.$A$4])*0.35+870*[.$A$4]))))))" office:value-type="float" office:value="0" calcext:value-type="float">
            <text:p>$0</text:p>
          </table:table-cell>
          <table:table-cell table:style-name="ce1" table:formula="of:=+IF(AND(([.AE12]+[.AE13]+[.AE14]+[.AE17]+[.AE18]+[.AE23])*12&lt;1400*[.$A$4];[.AE8]&lt;4500*[.$A$4]);0;IF([.AE75]+[.AE76]&lt;=600*[.$A$4];0;IF(AND(600*[.$A$4]&lt;[.AE75]+[.AE76];[.AE75]+[.AE76]&lt;=1000*[.$A$4]);(([.AE75]+[.AE76])-600*[.$A$4])*0.1;IF(AND(1000*[.$A$4]&lt;[.AE75]+[.AE76];[.AE75]+[.AE76]&lt;=2000*[.$A$4]);(([.AE75]+[.AE76])-1000*[.$A$4])*0.2+40*[.$A$4]; IF( AND(2000*[.$A$4]&lt;[.AE75]+[.AE76];[.AE75]+[.AE76]&lt;=3000*[.$A$4]); (([.AE75]+[.AE76])-2000*[.$A$4])*0.3+240*[.$A$4];IF( AND(3000*[.$A$4]&lt;[.AE75]+[.AE76];[.AE75]+[.AE76]&lt;=4000*[.$A$4]);(([.AE75]+[.AE76])-3000*[.$A$4])*0.33+540*[.$A$4]; (([.AE75]+[.AE76])-4000*[.$A$4])*0.35+870*[.$A$4]))))))" office:value-type="float" office:value="0" calcext:value-type="float">
            <text:p>$0</text:p>
          </table:table-cell>
          <table:table-cell table:number-columns-repeated="993"/>
        </table:table-row>
        <table:table-row table:style-name="ro1">
          <table:table-cell table:style-name="ce4" office:value-type="string" calcext:value-type="string">
            <text:p>impuesto dividendos</text:p>
          </table:table-cell>
          <table:table-cell table:style-name="ce1" table:number-columns-repeated="30"/>
          <table:table-cell table:number-columns-repeated="993"/>
        </table:table-row>
        <table:table-row table:style-name="ro1">
          <table:table-cell table:style-name="ce4" office:value-type="string" calcext:value-type="string">
            <text:p>impuesto calculado con renta presuntiva</text:p>
          </table:table-cell>
          <table:table-cell table:style-name="ce1" table:formula="of:=+IF(AND(([.B12]+[.B13]+[.B14]+[.B17]+[.B18]+[.B23])*12&lt;1400*[.$A$4];[.B8]&lt;4500*[.$A$4]);0;IF([.B10]&lt;=600*[.$A$4];0;IF(AND(600*[.$A$4]&lt;[.B10];[.B10]&lt;=1000*[.$A$4]);([.B10]-600*[.$A$4])*0.1;IF(AND(1000*[.$A$4]&lt;[.B10];[.B10]&lt;=2000*[.$A$4]);([.B10]-1000*[.$A$4])*0.2+40*[.$A$4]; IF( AND(2000*[.$A$4]&lt;[.B10];[.B10]&lt;=3000*[.$A$4]); ([.B10]-2000*[.$A$4])*0.3+240*[.$A$4];IF( AND(3000*[.$A$4]&lt;[.B10];[.B10]&lt;=4000*[.$A$4]);([.B10]-3000*[.$A$4])*0.33+540*[.$A$4]; ([.B10]-4000*[.$A$4])*0.35+870*[.$A$4]))))))" office:value-type="float" office:value="0" calcext:value-type="float">
            <text:p>$0</text:p>
          </table:table-cell>
          <table:table-cell table:style-name="ce1" table:formula="of:=+IF(AND(([.C12]+[.C13]+[.C14]+[.C17]+[.C18]+[.C23])*12&lt;1400*[.$A$4];[.C8]&lt;4500*[.$A$4]);0;IF([.C10]&lt;=600*[.$A$4];0;IF(AND(600*[.$A$4]&lt;[.C10];[.C10]&lt;=1000*[.$A$4]);([.C10]-600*[.$A$4])*0.1;IF(AND(1000*[.$A$4]&lt;[.C10];[.C10]&lt;=2000*[.$A$4]);([.C10]-1000*[.$A$4])*0.2+40*[.$A$4]; IF( AND(2000*[.$A$4]&lt;[.C10];[.C10]&lt;=3000*[.$A$4]); ([.C10]-2000*[.$A$4])*0.3+240*[.$A$4];IF( AND(3000*[.$A$4]&lt;[.C10];[.C10]&lt;=4000*[.$A$4]);([.C10]-3000*[.$A$4])*0.33+540*[.$A$4]; ([.C10]-4000*[.$A$4])*0.35+870*[.$A$4]))))))" office:value-type="float" office:value="0" calcext:value-type="float">
            <text:p>$0</text:p>
          </table:table-cell>
          <table:table-cell table:style-name="ce1" table:formula="of:=+IF(AND(([.D12]+[.D13]+[.D14]+[.D17]+[.D18]+[.D23])*12&lt;1400*[.$A$4];[.D8]&lt;4500*[.$A$4]);0;IF([.D10]&lt;=600*[.$A$4];0;IF(AND(600*[.$A$4]&lt;[.D10];[.D10]&lt;=1000*[.$A$4]);([.D10]-600*[.$A$4])*0.1;IF(AND(1000*[.$A$4]&lt;[.D10];[.D10]&lt;=2000*[.$A$4]);([.D10]-1000*[.$A$4])*0.2+40*[.$A$4]; IF( AND(2000*[.$A$4]&lt;[.D10];[.D10]&lt;=3000*[.$A$4]); ([.D10]-2000*[.$A$4])*0.3+240*[.$A$4];IF( AND(3000*[.$A$4]&lt;[.D10];[.D10]&lt;=4000*[.$A$4]);([.D10]-3000*[.$A$4])*0.33+540*[.$A$4]; ([.D10]-4000*[.$A$4])*0.35+870*[.$A$4]))))))" office:value-type="float" office:value="0" calcext:value-type="float">
            <text:p>$0</text:p>
          </table:table-cell>
          <table:table-cell table:style-name="ce1" table:formula="of:=+IF(AND(([.E12]+[.E13]+[.E14]+[.E17]+[.E18]+[.E23])*12&lt;1400*[.$A$4];[.E8]&lt;4500*[.$A$4]);0;IF([.E10]&lt;=600*[.$A$4];0;IF(AND(600*[.$A$4]&lt;[.E10];[.E10]&lt;=1000*[.$A$4]);([.E10]-600*[.$A$4])*0.1;IF(AND(1000*[.$A$4]&lt;[.E10];[.E10]&lt;=2000*[.$A$4]);([.E10]-1000*[.$A$4])*0.2+40*[.$A$4]; IF( AND(2000*[.$A$4]&lt;[.E10];[.E10]&lt;=3000*[.$A$4]); ([.E10]-2000*[.$A$4])*0.3+240*[.$A$4];IF( AND(3000*[.$A$4]&lt;[.E10];[.E10]&lt;=4000*[.$A$4]);([.E10]-3000*[.$A$4])*0.33+540*[.$A$4]; ([.E10]-4000*[.$A$4])*0.35+870*[.$A$4]))))))" office:value-type="float" office:value="0" calcext:value-type="float">
            <text:p>$0</text:p>
          </table:table-cell>
          <table:table-cell table:style-name="ce1" table:formula="of:=+IF(AND(([.F12]+[.F13]+[.F14]+[.F17]+[.F18]+[.F23])*12&lt;1400*[.$A$4];[.F8]&lt;4500*[.$A$4]);0;IF([.F10]&lt;=600*[.$A$4];0;IF(AND(600*[.$A$4]&lt;[.F10];[.F10]&lt;=1000*[.$A$4]);([.F10]-600*[.$A$4])*0.1;IF(AND(1000*[.$A$4]&lt;[.F10];[.F10]&lt;=2000*[.$A$4]);([.F10]-1000*[.$A$4])*0.2+40*[.$A$4]; IF( AND(2000*[.$A$4]&lt;[.F10];[.F10]&lt;=3000*[.$A$4]); ([.F10]-2000*[.$A$4])*0.3+240*[.$A$4];IF( AND(3000*[.$A$4]&lt;[.F10];[.F10]&lt;=4000*[.$A$4]);([.F10]-3000*[.$A$4])*0.33+540*[.$A$4]; ([.F10]-4000*[.$A$4])*0.35+870*[.$A$4]))))))" office:value-type="float" office:value="0" calcext:value-type="float">
            <text:p>$0</text:p>
          </table:table-cell>
          <table:table-cell table:style-name="ce1" table:formula="of:=+IF(AND(([.G12]+[.G13]+[.G14]+[.G17]+[.G18]+[.G23])*12&lt;1400*[.$A$4];[.G8]&lt;4500*[.$A$4]);0;IF([.G10]&lt;=600*[.$A$4];0;IF(AND(600*[.$A$4]&lt;[.G10];[.G10]&lt;=1000*[.$A$4]);([.G10]-600*[.$A$4])*0.1;IF(AND(1000*[.$A$4]&lt;[.G10];[.G10]&lt;=2000*[.$A$4]);([.G10]-1000*[.$A$4])*0.2+40*[.$A$4]; IF( AND(2000*[.$A$4]&lt;[.G10];[.G10]&lt;=3000*[.$A$4]); ([.G10]-2000*[.$A$4])*0.3+240*[.$A$4];IF( AND(3000*[.$A$4]&lt;[.G10];[.G10]&lt;=4000*[.$A$4]);([.G10]-3000*[.$A$4])*0.33+540*[.$A$4]; ([.G10]-4000*[.$A$4])*0.35+870*[.$A$4]))))))" office:value-type="float" office:value="0" calcext:value-type="float">
            <text:p>$0</text:p>
          </table:table-cell>
          <table:table-cell table:style-name="ce1" table:formula="of:=+IF(AND(([.H12]+[.H13]+[.H14]+[.H17]+[.H18]+[.H23])*12&lt;1400*[.$A$4];[.H8]&lt;4500*[.$A$4]);0;IF([.H10]&lt;=600*[.$A$4];0;IF(AND(600*[.$A$4]&lt;[.H10];[.H10]&lt;=1000*[.$A$4]);([.H10]-600*[.$A$4])*0.1;IF(AND(1000*[.$A$4]&lt;[.H10];[.H10]&lt;=2000*[.$A$4]);([.H10]-1000*[.$A$4])*0.2+40*[.$A$4]; IF( AND(2000*[.$A$4]&lt;[.H10];[.H10]&lt;=3000*[.$A$4]); ([.H10]-2000*[.$A$4])*0.3+240*[.$A$4];IF( AND(3000*[.$A$4]&lt;[.H10];[.H10]&lt;=4000*[.$A$4]);([.H10]-3000*[.$A$4])*0.33+540*[.$A$4]; ([.H10]-4000*[.$A$4])*0.35+870*[.$A$4]))))))" office:value-type="float" office:value="0" calcext:value-type="float">
            <text:p>$0</text:p>
          </table:table-cell>
          <table:table-cell table:style-name="ce1" table:formula="of:=+IF(AND(([.I12]+[.I13]+[.I14]+[.I17]+[.I18]+[.I23])*12&lt;1400*[.$A$4];[.I8]&lt;4500*[.$A$4]);0;IF([.I10]&lt;=600*[.$A$4];0;IF(AND(600*[.$A$4]&lt;[.I10];[.I10]&lt;=1000*[.$A$4]);([.I10]-600*[.$A$4])*0.1;IF(AND(1000*[.$A$4]&lt;[.I10];[.I10]&lt;=2000*[.$A$4]);([.I10]-1000*[.$A$4])*0.2+40*[.$A$4]; IF( AND(2000*[.$A$4]&lt;[.I10];[.I10]&lt;=3000*[.$A$4]); ([.I10]-2000*[.$A$4])*0.3+240*[.$A$4];IF( AND(3000*[.$A$4]&lt;[.I10];[.I10]&lt;=4000*[.$A$4]);([.I10]-3000*[.$A$4])*0.33+540*[.$A$4]; ([.I10]-4000*[.$A$4])*0.35+870*[.$A$4]))))))" office:value-type="float" office:value="0" calcext:value-type="float">
            <text:p>$0</text:p>
          </table:table-cell>
          <table:table-cell table:style-name="ce1" table:formula="of:=+IF(AND(([.J12]+[.J13]+[.J14]+[.J17]+[.J18]+[.J23])*12&lt;1400*[.$A$4];[.J8]&lt;4500*[.$A$4]);0;IF([.J10]&lt;=600*[.$A$4];0;IF(AND(600*[.$A$4]&lt;[.J10];[.J10]&lt;=1000*[.$A$4]);([.J10]-600*[.$A$4])*0.1;IF(AND(1000*[.$A$4]&lt;[.J10];[.J10]&lt;=2000*[.$A$4]);([.J10]-1000*[.$A$4])*0.2+40*[.$A$4]; IF( AND(2000*[.$A$4]&lt;[.J10];[.J10]&lt;=3000*[.$A$4]); ([.J10]-2000*[.$A$4])*0.3+240*[.$A$4];IF( AND(3000*[.$A$4]&lt;[.J10];[.J10]&lt;=4000*[.$A$4]);([.J10]-3000*[.$A$4])*0.33+540*[.$A$4]; ([.J10]-4000*[.$A$4])*0.35+870*[.$A$4]))))))" office:value-type="float" office:value="0" calcext:value-type="float">
            <text:p>$0</text:p>
          </table:table-cell>
          <table:table-cell table:style-name="ce1" table:formula="of:=+IF(AND(([.K12]+[.K13]+[.K14]+[.K17]+[.K18]+[.K23])*12&lt;1400*[.$A$4];[.K8]&lt;4500*[.$A$4]);0;IF([.K10]&lt;=600*[.$A$4];0;IF(AND(600*[.$A$4]&lt;[.K10];[.K10]&lt;=1000*[.$A$4]);([.K10]-600*[.$A$4])*0.1;IF(AND(1000*[.$A$4]&lt;[.K10];[.K10]&lt;=2000*[.$A$4]);([.K10]-1000*[.$A$4])*0.2+40*[.$A$4]; IF( AND(2000*[.$A$4]&lt;[.K10];[.K10]&lt;=3000*[.$A$4]); ([.K10]-2000*[.$A$4])*0.3+240*[.$A$4];IF( AND(3000*[.$A$4]&lt;[.K10];[.K10]&lt;=4000*[.$A$4]);([.K10]-3000*[.$A$4])*0.33+540*[.$A$4]; ([.K10]-4000*[.$A$4])*0.35+870*[.$A$4]))))))" office:value-type="float" office:value="0" calcext:value-type="float">
            <text:p>$0</text:p>
          </table:table-cell>
          <table:table-cell table:style-name="ce1" table:formula="of:=+IF(AND(([.L12]+[.L13]+[.L14]+[.L17]+[.L18]+[.L23])*12&lt;1400*[.$A$4];[.L8]&lt;4500*[.$A$4]);0;IF([.L10]&lt;=600*[.$A$4];0;IF(AND(600*[.$A$4]&lt;[.L10];[.L10]&lt;=1000*[.$A$4]);([.L10]-600*[.$A$4])*0.1;IF(AND(1000*[.$A$4]&lt;[.L10];[.L10]&lt;=2000*[.$A$4]);([.L10]-1000*[.$A$4])*0.2+40*[.$A$4]; IF( AND(2000*[.$A$4]&lt;[.L10];[.L10]&lt;=3000*[.$A$4]); ([.L10]-2000*[.$A$4])*0.3+240*[.$A$4];IF( AND(3000*[.$A$4]&lt;[.L10];[.L10]&lt;=4000*[.$A$4]);([.L10]-3000*[.$A$4])*0.33+540*[.$A$4]; ([.L10]-4000*[.$A$4])*0.35+870*[.$A$4]))))))" office:value-type="float" office:value="0" calcext:value-type="float">
            <text:p>$0</text:p>
          </table:table-cell>
          <table:table-cell table:style-name="ce1" table:formula="of:=+IF(AND(([.M12]+[.M13]+[.M14]+[.M17]+[.M18]+[.M23])*12&lt;1400*[.$A$4];[.M8]&lt;4500*[.$A$4]);0;IF([.M10]&lt;=600*[.$A$4];0;IF(AND(600*[.$A$4]&lt;[.M10];[.M10]&lt;=1000*[.$A$4]);([.M10]-600*[.$A$4])*0.1;IF(AND(1000*[.$A$4]&lt;[.M10];[.M10]&lt;=2000*[.$A$4]);([.M10]-1000*[.$A$4])*0.2+40*[.$A$4]; IF( AND(2000*[.$A$4]&lt;[.M10];[.M10]&lt;=3000*[.$A$4]); ([.M10]-2000*[.$A$4])*0.3+240*[.$A$4];IF( AND(3000*[.$A$4]&lt;[.M10];[.M10]&lt;=4000*[.$A$4]);([.M10]-3000*[.$A$4])*0.33+540*[.$A$4]; ([.M10]-4000*[.$A$4])*0.35+870*[.$A$4]))))))" office:value-type="float" office:value="0" calcext:value-type="float">
            <text:p>$0</text:p>
          </table:table-cell>
          <table:table-cell table:style-name="ce1" table:formula="of:=+IF(AND(([.N12]+[.N13]+[.N14]+[.N17]+[.N18]+[.N23])*12&lt;1400*[.$A$4];[.N8]&lt;4500*[.$A$4]);0;IF([.N10]&lt;=600*[.$A$4];0;IF(AND(600*[.$A$4]&lt;[.N10];[.N10]&lt;=1000*[.$A$4]);([.N10]-600*[.$A$4])*0.1;IF(AND(1000*[.$A$4]&lt;[.N10];[.N10]&lt;=2000*[.$A$4]);([.N10]-1000*[.$A$4])*0.2+40*[.$A$4]; IF( AND(2000*[.$A$4]&lt;[.N10];[.N10]&lt;=3000*[.$A$4]); ([.N10]-2000*[.$A$4])*0.3+240*[.$A$4];IF( AND(3000*[.$A$4]&lt;[.N10];[.N10]&lt;=4000*[.$A$4]);([.N10]-3000*[.$A$4])*0.33+540*[.$A$4]; ([.N10]-4000*[.$A$4])*0.35+870*[.$A$4]))))))" office:value-type="float" office:value="0" calcext:value-type="float">
            <text:p>$0</text:p>
          </table:table-cell>
          <table:table-cell table:style-name="ce1" table:formula="of:=+IF(AND(([.O12]+[.O13]+[.O14]+[.O17]+[.O18]+[.O23])*12&lt;1400*[.$A$4];[.O8]&lt;4500*[.$A$4]);0;IF([.O10]&lt;=600*[.$A$4];0;IF(AND(600*[.$A$4]&lt;[.O10];[.O10]&lt;=1000*[.$A$4]);([.O10]-600*[.$A$4])*0.1;IF(AND(1000*[.$A$4]&lt;[.O10];[.O10]&lt;=2000*[.$A$4]);([.O10]-1000*[.$A$4])*0.2+40*[.$A$4]; IF( AND(2000*[.$A$4]&lt;[.O10];[.O10]&lt;=3000*[.$A$4]); ([.O10]-2000*[.$A$4])*0.3+240*[.$A$4];IF( AND(3000*[.$A$4]&lt;[.O10];[.O10]&lt;=4000*[.$A$4]);([.O10]-3000*[.$A$4])*0.33+540*[.$A$4]; ([.O10]-4000*[.$A$4])*0.35+870*[.$A$4]))))))" office:value-type="float" office:value="0" calcext:value-type="float">
            <text:p>$0</text:p>
          </table:table-cell>
          <table:table-cell table:style-name="ce1" table:formula="of:=+IF(AND(([.P12]+[.P13]+[.P14]+[.P17]+[.P18]+[.P23])*12&lt;1400*[.$A$4];[.P8]&lt;4500*[.$A$4]);0;IF([.P10]&lt;=600*[.$A$4];0;IF(AND(600*[.$A$4]&lt;[.P10];[.P10]&lt;=1000*[.$A$4]);([.P10]-600*[.$A$4])*0.1;IF(AND(1000*[.$A$4]&lt;[.P10];[.P10]&lt;=2000*[.$A$4]);([.P10]-1000*[.$A$4])*0.2+40*[.$A$4]; IF( AND(2000*[.$A$4]&lt;[.P10];[.P10]&lt;=3000*[.$A$4]); ([.P10]-2000*[.$A$4])*0.3+240*[.$A$4];IF( AND(3000*[.$A$4]&lt;[.P10];[.P10]&lt;=4000*[.$A$4]);([.P10]-3000*[.$A$4])*0.33+540*[.$A$4]; ([.P10]-4000*[.$A$4])*0.35+870*[.$A$4]))))))" office:value-type="float" office:value="0" calcext:value-type="float">
            <text:p>$0</text:p>
          </table:table-cell>
          <table:table-cell table:style-name="ce1" table:formula="of:=+IF(AND(([.Q12]+[.Q13]+[.Q14]+[.Q17]+[.Q18]+[.Q23])*12&lt;1400*[.$A$4];[.Q8]&lt;4500*[.$A$4]);0;IF([.Q10]&lt;=600*[.$A$4];0;IF(AND(600*[.$A$4]&lt;[.Q10];[.Q10]&lt;=1000*[.$A$4]);([.Q10]-600*[.$A$4])*0.1;IF(AND(1000*[.$A$4]&lt;[.Q10];[.Q10]&lt;=2000*[.$A$4]);([.Q10]-1000*[.$A$4])*0.2+40*[.$A$4]; IF( AND(2000*[.$A$4]&lt;[.Q10];[.Q10]&lt;=3000*[.$A$4]); ([.Q10]-2000*[.$A$4])*0.3+240*[.$A$4];IF( AND(3000*[.$A$4]&lt;[.Q10];[.Q10]&lt;=4000*[.$A$4]);([.Q10]-3000*[.$A$4])*0.33+540*[.$A$4]; ([.Q10]-4000*[.$A$4])*0.35+870*[.$A$4]))))))" office:value-type="float" office:value="0" calcext:value-type="float">
            <text:p>$0</text:p>
          </table:table-cell>
          <table:table-cell table:style-name="ce1" table:formula="of:=+IF(AND(([.R12]+[.R13]+[.R14]+[.R17]+[.R18]+[.R23])*12&lt;1400*[.$A$4];[.R8]&lt;4500*[.$A$4]);0;IF([.R10]&lt;=600*[.$A$4];0;IF(AND(600*[.$A$4]&lt;[.R10];[.R10]&lt;=1000*[.$A$4]);([.R10]-600*[.$A$4])*0.1;IF(AND(1000*[.$A$4]&lt;[.R10];[.R10]&lt;=2000*[.$A$4]);([.R10]-1000*[.$A$4])*0.2+40*[.$A$4]; IF( AND(2000*[.$A$4]&lt;[.R10];[.R10]&lt;=3000*[.$A$4]); ([.R10]-2000*[.$A$4])*0.3+240*[.$A$4];IF( AND(3000*[.$A$4]&lt;[.R10];[.R10]&lt;=4000*[.$A$4]);([.R10]-3000*[.$A$4])*0.33+540*[.$A$4]; ([.R10]-4000*[.$A$4])*0.35+870*[.$A$4]))))))" office:value-type="float" office:value="0" calcext:value-type="float">
            <text:p>$0</text:p>
          </table:table-cell>
          <table:table-cell table:style-name="ce1" table:formula="of:=+IF(AND(([.S12]+[.S13]+[.S14]+[.S17]+[.S18]+[.S23])*12&lt;1400*[.$A$4];[.S8]&lt;4500*[.$A$4]);0;IF([.S10]&lt;=600*[.$A$4];0;IF(AND(600*[.$A$4]&lt;[.S10];[.S10]&lt;=1000*[.$A$4]);([.S10]-600*[.$A$4])*0.1;IF(AND(1000*[.$A$4]&lt;[.S10];[.S10]&lt;=2000*[.$A$4]);([.S10]-1000*[.$A$4])*0.2+40*[.$A$4]; IF( AND(2000*[.$A$4]&lt;[.S10];[.S10]&lt;=3000*[.$A$4]); ([.S10]-2000*[.$A$4])*0.3+240*[.$A$4];IF( AND(3000*[.$A$4]&lt;[.S10];[.S10]&lt;=4000*[.$A$4]);([.S10]-3000*[.$A$4])*0.33+540*[.$A$4]; ([.S10]-4000*[.$A$4])*0.35+870*[.$A$4]))))))" office:value-type="float" office:value="0" calcext:value-type="float">
            <text:p>$0</text:p>
          </table:table-cell>
          <table:table-cell table:style-name="ce1" table:formula="of:=+IF(AND(([.T12]+[.T13]+[.T14]+[.T17]+[.T18]+[.T23])*12&lt;1400*[.$A$4];[.T8]&lt;4500*[.$A$4]);0;IF([.T10]&lt;=600*[.$A$4];0;IF(AND(600*[.$A$4]&lt;[.T10];[.T10]&lt;=1000*[.$A$4]);([.T10]-600*[.$A$4])*0.1;IF(AND(1000*[.$A$4]&lt;[.T10];[.T10]&lt;=2000*[.$A$4]);([.T10]-1000*[.$A$4])*0.2+40*[.$A$4]; IF( AND(2000*[.$A$4]&lt;[.T10];[.T10]&lt;=3000*[.$A$4]); ([.T10]-2000*[.$A$4])*0.3+240*[.$A$4];IF( AND(3000*[.$A$4]&lt;[.T10];[.T10]&lt;=4000*[.$A$4]);([.T10]-3000*[.$A$4])*0.33+540*[.$A$4]; ([.T10]-4000*[.$A$4])*0.35+870*[.$A$4]))))))" office:value-type="float" office:value="0" calcext:value-type="float">
            <text:p>$0</text:p>
          </table:table-cell>
          <table:table-cell table:style-name="ce1" table:formula="of:=+IF(AND(([.U12]+[.U13]+[.U14]+[.U17]+[.U18]+[.U23])*12&lt;1400*[.$A$4];[.U8]&lt;4500*[.$A$4]);0;IF([.U10]&lt;=600*[.$A$4];0;IF(AND(600*[.$A$4]&lt;[.U10];[.U10]&lt;=1000*[.$A$4]);([.U10]-600*[.$A$4])*0.1;IF(AND(1000*[.$A$4]&lt;[.U10];[.U10]&lt;=2000*[.$A$4]);([.U10]-1000*[.$A$4])*0.2+40*[.$A$4]; IF( AND(2000*[.$A$4]&lt;[.U10];[.U10]&lt;=3000*[.$A$4]); ([.U10]-2000*[.$A$4])*0.3+240*[.$A$4];IF( AND(3000*[.$A$4]&lt;[.U10];[.U10]&lt;=4000*[.$A$4]);([.U10]-3000*[.$A$4])*0.33+540*[.$A$4]; ([.U10]-4000*[.$A$4])*0.35+870*[.$A$4]))))))" office:value-type="float" office:value="0" calcext:value-type="float">
            <text:p>$0</text:p>
          </table:table-cell>
          <table:table-cell table:style-name="ce1" table:formula="of:=+IF(AND(([.V12]+[.V13]+[.V14]+[.V17]+[.V18]+[.V23])*12&lt;1400*[.$A$4];[.V8]&lt;4500*[.$A$4]);0;IF([.V10]&lt;=600*[.$A$4];0;IF(AND(600*[.$A$4]&lt;[.V10];[.V10]&lt;=1000*[.$A$4]);([.V10]-600*[.$A$4])*0.1;IF(AND(1000*[.$A$4]&lt;[.V10];[.V10]&lt;=2000*[.$A$4]);([.V10]-1000*[.$A$4])*0.2+40*[.$A$4]; IF( AND(2000*[.$A$4]&lt;[.V10];[.V10]&lt;=3000*[.$A$4]); ([.V10]-2000*[.$A$4])*0.3+240*[.$A$4];IF( AND(3000*[.$A$4]&lt;[.V10];[.V10]&lt;=4000*[.$A$4]);([.V10]-3000*[.$A$4])*0.33+540*[.$A$4]; ([.V10]-4000*[.$A$4])*0.35+870*[.$A$4]))))))" office:value-type="float" office:value="0" calcext:value-type="float">
            <text:p>$0</text:p>
          </table:table-cell>
          <table:table-cell table:style-name="ce1" table:formula="of:=+IF(AND(([.W12]+[.W13]+[.W14]+[.W17]+[.W18]+[.W23])*12&lt;1400*[.$A$4];[.W8]&lt;4500*[.$A$4]);0;IF([.W10]&lt;=600*[.$A$4];0;IF(AND(600*[.$A$4]&lt;[.W10];[.W10]&lt;=1000*[.$A$4]);([.W10]-600*[.$A$4])*0.1;IF(AND(1000*[.$A$4]&lt;[.W10];[.W10]&lt;=2000*[.$A$4]);([.W10]-1000*[.$A$4])*0.2+40*[.$A$4]; IF( AND(2000*[.$A$4]&lt;[.W10];[.W10]&lt;=3000*[.$A$4]); ([.W10]-2000*[.$A$4])*0.3+240*[.$A$4];IF( AND(3000*[.$A$4]&lt;[.W10];[.W10]&lt;=4000*[.$A$4]);([.W10]-3000*[.$A$4])*0.33+540*[.$A$4]; ([.W10]-4000*[.$A$4])*0.35+870*[.$A$4]))))))" office:value-type="float" office:value="0" calcext:value-type="float">
            <text:p>$0</text:p>
          </table:table-cell>
          <table:table-cell table:style-name="ce1" table:formula="of:=+IF(AND(([.X12]+[.X13]+[.X14]+[.X17]+[.X18]+[.X23])*12&lt;1400*[.$A$4];[.X8]&lt;4500*[.$A$4]);0;IF([.X10]&lt;=600*[.$A$4];0;IF(AND(600*[.$A$4]&lt;[.X10];[.X10]&lt;=1000*[.$A$4]);([.X10]-600*[.$A$4])*0.1;IF(AND(1000*[.$A$4]&lt;[.X10];[.X10]&lt;=2000*[.$A$4]);([.X10]-1000*[.$A$4])*0.2+40*[.$A$4]; IF( AND(2000*[.$A$4]&lt;[.X10];[.X10]&lt;=3000*[.$A$4]); ([.X10]-2000*[.$A$4])*0.3+240*[.$A$4];IF( AND(3000*[.$A$4]&lt;[.X10];[.X10]&lt;=4000*[.$A$4]);([.X10]-3000*[.$A$4])*0.33+540*[.$A$4]; ([.X10]-4000*[.$A$4])*0.35+870*[.$A$4]))))))" office:value-type="float" office:value="0" calcext:value-type="float">
            <text:p>$0</text:p>
          </table:table-cell>
          <table:table-cell table:style-name="ce1" table:formula="of:=+IF(AND(([.Y12]+[.Y13]+[.Y14]+[.Y17]+[.Y18]+[.Y23])*12&lt;1400*[.$A$4];[.Y8]&lt;4500*[.$A$4]);0;IF([.Y10]&lt;=600*[.$A$4];0;IF(AND(600*[.$A$4]&lt;[.Y10];[.Y10]&lt;=1000*[.$A$4]);([.Y10]-600*[.$A$4])*0.1;IF(AND(1000*[.$A$4]&lt;[.Y10];[.Y10]&lt;=2000*[.$A$4]);([.Y10]-1000*[.$A$4])*0.2+40*[.$A$4]; IF( AND(2000*[.$A$4]&lt;[.Y10];[.Y10]&lt;=3000*[.$A$4]); ([.Y10]-2000*[.$A$4])*0.3+240*[.$A$4];IF( AND(3000*[.$A$4]&lt;[.Y10];[.Y10]&lt;=4000*[.$A$4]);([.Y10]-3000*[.$A$4])*0.33+540*[.$A$4]; ([.Y10]-4000*[.$A$4])*0.35+870*[.$A$4]))))))" office:value-type="float" office:value="0" calcext:value-type="float">
            <text:p>$0</text:p>
          </table:table-cell>
          <table:table-cell table:style-name="ce1" table:formula="of:=+IF(AND(([.Z12]+[.Z13]+[.Z14]+[.Z17]+[.Z18]+[.Z23])*12&lt;1400*[.$A$4];[.Z8]&lt;4500*[.$A$4]);0;IF([.Z10]&lt;=600*[.$A$4];0;IF(AND(600*[.$A$4]&lt;[.Z10];[.Z10]&lt;=1000*[.$A$4]);([.Z10]-600*[.$A$4])*0.1;IF(AND(1000*[.$A$4]&lt;[.Z10];[.Z10]&lt;=2000*[.$A$4]);([.Z10]-1000*[.$A$4])*0.2+40*[.$A$4]; IF( AND(2000*[.$A$4]&lt;[.Z10];[.Z10]&lt;=3000*[.$A$4]); ([.Z10]-2000*[.$A$4])*0.3+240*[.$A$4];IF( AND(3000*[.$A$4]&lt;[.Z10];[.Z10]&lt;=4000*[.$A$4]);([.Z10]-3000*[.$A$4])*0.33+540*[.$A$4]; ([.Z10]-4000*[.$A$4])*0.35+870*[.$A$4]))))))" office:value-type="float" office:value="0" calcext:value-type="float">
            <text:p>$0</text:p>
          </table:table-cell>
          <table:table-cell table:style-name="ce1" table:formula="of:=+IF(AND(([.AA12]+[.AA13]+[.AA14]+[.AA17]+[.AA18]+[.AA23])*12&lt;1400*[.$A$4];[.AA8]&lt;4500*[.$A$4]);0;IF([.AA10]&lt;=600*[.$A$4];0;IF(AND(600*[.$A$4]&lt;[.AA10];[.AA10]&lt;=1000*[.$A$4]);([.AA10]-600*[.$A$4])*0.1;IF(AND(1000*[.$A$4]&lt;[.AA10];[.AA10]&lt;=2000*[.$A$4]);([.AA10]-1000*[.$A$4])*0.2+40*[.$A$4]; IF( AND(2000*[.$A$4]&lt;[.AA10];[.AA10]&lt;=3000*[.$A$4]); ([.AA10]-2000*[.$A$4])*0.3+240*[.$A$4];IF( AND(3000*[.$A$4]&lt;[.AA10];[.AA10]&lt;=4000*[.$A$4]);([.AA10]-3000*[.$A$4])*0.33+540*[.$A$4]; ([.AA10]-4000*[.$A$4])*0.35+870*[.$A$4]))))))" office:value-type="float" office:value="0" calcext:value-type="float">
            <text:p>$0</text:p>
          </table:table-cell>
          <table:table-cell table:style-name="ce1" table:formula="of:=+IF(AND(([.AB12]+[.AB13]+[.AB14]+[.AB17]+[.AB18]+[.AB23])*12&lt;1400*[.$A$4];[.AB8]&lt;4500*[.$A$4]);0;IF([.AB10]&lt;=600*[.$A$4];0;IF(AND(600*[.$A$4]&lt;[.AB10];[.AB10]&lt;=1000*[.$A$4]);([.AB10]-600*[.$A$4])*0.1;IF(AND(1000*[.$A$4]&lt;[.AB10];[.AB10]&lt;=2000*[.$A$4]);([.AB10]-1000*[.$A$4])*0.2+40*[.$A$4]; IF( AND(2000*[.$A$4]&lt;[.AB10];[.AB10]&lt;=3000*[.$A$4]); ([.AB10]-2000*[.$A$4])*0.3+240*[.$A$4];IF( AND(3000*[.$A$4]&lt;[.AB10];[.AB10]&lt;=4000*[.$A$4]);([.AB10]-3000*[.$A$4])*0.33+540*[.$A$4]; ([.AB10]-4000*[.$A$4])*0.35+870*[.$A$4]))))))" office:value-type="float" office:value="0" calcext:value-type="float">
            <text:p>$0</text:p>
          </table:table-cell>
          <table:table-cell table:style-name="ce1" table:formula="of:=+IF(AND(([.AC12]+[.AC13]+[.AC14]+[.AC17]+[.AC18]+[.AC23])*12&lt;1400*[.$A$4];[.AC8]&lt;4500*[.$A$4]);0;IF([.AC10]&lt;=600*[.$A$4];0;IF(AND(600*[.$A$4]&lt;[.AC10];[.AC10]&lt;=1000*[.$A$4]);([.AC10]-600*[.$A$4])*0.1;IF(AND(1000*[.$A$4]&lt;[.AC10];[.AC10]&lt;=2000*[.$A$4]);([.AC10]-1000*[.$A$4])*0.2+40*[.$A$4]; IF( AND(2000*[.$A$4]&lt;[.AC10];[.AC10]&lt;=3000*[.$A$4]); ([.AC10]-2000*[.$A$4])*0.3+240*[.$A$4];IF( AND(3000*[.$A$4]&lt;[.AC10];[.AC10]&lt;=4000*[.$A$4]);([.AC10]-3000*[.$A$4])*0.33+540*[.$A$4]; ([.AC10]-4000*[.$A$4])*0.35+870*[.$A$4]))))))" office:value-type="float" office:value="0" calcext:value-type="float">
            <text:p>$0</text:p>
          </table:table-cell>
          <table:table-cell table:style-name="ce1" table:formula="of:=+IF(AND(([.AD12]+[.AD13]+[.AD14]+[.AD17]+[.AD18]+[.AD23])*12&lt;1400*[.$A$4];[.AD8]&lt;4500*[.$A$4]);0;IF([.AD10]&lt;=600*[.$A$4];0;IF(AND(600*[.$A$4]&lt;[.AD10];[.AD10]&lt;=1000*[.$A$4]);([.AD10]-600*[.$A$4])*0.1;IF(AND(1000*[.$A$4]&lt;[.AD10];[.AD10]&lt;=2000*[.$A$4]);([.AD10]-1000*[.$A$4])*0.2+40*[.$A$4]; IF( AND(2000*[.$A$4]&lt;[.AD10];[.AD10]&lt;=3000*[.$A$4]); ([.AD10]-2000*[.$A$4])*0.3+240*[.$A$4];IF( AND(3000*[.$A$4]&lt;[.AD10];[.AD10]&lt;=4000*[.$A$4]);([.AD10]-3000*[.$A$4])*0.33+540*[.$A$4]; ([.AD10]-4000*[.$A$4])*0.35+870*[.$A$4]))))))" office:value-type="float" office:value="0" calcext:value-type="float">
            <text:p>$0</text:p>
          </table:table-cell>
          <table:table-cell table:style-name="ce1" table:formula="of:=+IF(AND(([.AE12]+[.AE13]+[.AE14]+[.AE17]+[.AE18]+[.AE23])*12&lt;1400*[.$A$4];[.AE8]&lt;4500*[.$A$4]);0;IF([.AE10]&lt;=600*[.$A$4];0;IF(AND(600*[.$A$4]&lt;[.AE10];[.AE10]&lt;=1000*[.$A$4]);([.AE10]-600*[.$A$4])*0.1;IF(AND(1000*[.$A$4]&lt;[.AE10];[.AE10]&lt;=2000*[.$A$4]);([.AE10]-1000*[.$A$4])*0.2+40*[.$A$4]; IF( AND(2000*[.$A$4]&lt;[.AE10];[.AE10]&lt;=3000*[.$A$4]); ([.AE10]-2000*[.$A$4])*0.3+240*[.$A$4];IF( AND(3000*[.$A$4]&lt;[.AE10];[.AE10]&lt;=4000*[.$A$4]);([.AE10]-3000*[.$A$4])*0.33+540*[.$A$4]; ([.AE10]-4000*[.$A$4])*0.35+870*[.$A$4]))))))" office:value-type="float" office:value="0" calcext:value-type="float">
            <text:p>$0</text:p>
          </table:table-cell>
          <table:table-cell table:number-columns-repeated="993"/>
        </table:table-row>
        <table:table-row table:style-name="ro1">
          <table:table-cell office:value-type="string" calcext:value-type="string">
            <text:p>Renta personas</text:p>
          </table:table-cell>
          <table:table-cell table:style-name="ce1" table:formula="of:=+IF([.B73]+[.B74]+[.B75]+[.B76]&lt;[.B10];[.B86]/12;([.B83]+[.B84]+[.B85])/12)" office:value-type="float" office:value="0" calcext:value-type="float">
            <text:p>$0</text:p>
          </table:table-cell>
          <table:table-cell table:style-name="ce1" table:formula="of:=+IF([.C73]+[.C74]+[.C75]+[.C76]&lt;[.C10];[.C86]/12;([.C83]+[.C84]+[.C85])/12)" office:value-type="float" office:value="0" calcext:value-type="float">
            <text:p>$0</text:p>
          </table:table-cell>
          <table:table-cell table:style-name="ce1" table:formula="of:=+IF([.D73]+[.D74]+[.D75]+[.D76]&lt;[.D10];[.D86]/12;([.D83]+[.D84]+[.D85])/12)" office:value-type="float" office:value="0" calcext:value-type="float">
            <text:p>$0</text:p>
          </table:table-cell>
          <table:table-cell table:style-name="ce1" table:formula="of:=+IF([.E73]+[.E74]+[.E75]+[.E76]&lt;[.E10];[.E86]/12;([.E83]+[.E84]+[.E85])/12)" office:value-type="float" office:value="0" calcext:value-type="float">
            <text:p>$0</text:p>
          </table:table-cell>
          <table:table-cell table:style-name="ce1" table:formula="of:=+IF([.F73]+[.F74]+[.F75]+[.F76]&lt;[.F10];[.F86]/12;([.F83]+[.F84]+[.F85])/12)" office:value-type="float" office:value="0" calcext:value-type="float">
            <text:p>$0</text:p>
          </table:table-cell>
          <table:table-cell table:style-name="ce1" table:formula="of:=+IF([.G73]+[.G74]+[.G75]+[.G76]&lt;[.G10];[.G86]/12;([.G83]+[.G84]+[.G85])/12)" office:value-type="float" office:value="0" calcext:value-type="float">
            <text:p>$0</text:p>
          </table:table-cell>
          <table:table-cell table:style-name="ce1" table:formula="of:=+IF([.H73]+[.H74]+[.H75]+[.H76]&lt;[.H10];[.H86]/12;([.H83]+[.H84]+[.H85])/12)" office:value-type="float" office:value="0" calcext:value-type="float">
            <text:p>$0</text:p>
          </table:table-cell>
          <table:table-cell table:style-name="ce1" table:formula="of:=+IF([.I73]+[.I74]+[.I75]+[.I76]&lt;[.I10];[.I86]/12;([.I83]+[.I84]+[.I85])/12)" office:value-type="float" office:value="0" calcext:value-type="float">
            <text:p>$0</text:p>
          </table:table-cell>
          <table:table-cell table:style-name="ce1" table:formula="of:=+IF([.J73]+[.J74]+[.J75]+[.J76]&lt;[.J10];[.J86]/12;([.J83]+[.J84]+[.J85])/12)" office:value-type="float" office:value="0" calcext:value-type="float">
            <text:p>$0</text:p>
          </table:table-cell>
          <table:table-cell table:style-name="ce1" table:formula="of:=+IF([.K73]+[.K74]+[.K75]+[.K76]&lt;[.K10];[.K86]/12;([.K83]+[.K84]+[.K85])/12)" office:value-type="float" office:value="0" calcext:value-type="float">
            <text:p>$0</text:p>
          </table:table-cell>
          <table:table-cell table:style-name="ce1" table:formula="of:=+IF([.L73]+[.L74]+[.L75]+[.L76]&lt;[.L10];[.L86]/12;([.L83]+[.L84]+[.L85])/12)" office:value-type="float" office:value="0" calcext:value-type="float">
            <text:p>$0</text:p>
          </table:table-cell>
          <table:table-cell table:style-name="ce1" table:formula="of:=+IF([.M73]+[.M74]+[.M75]+[.M76]&lt;[.M10];[.M86]/12;([.M83]+[.M84]+[.M85])/12)" office:value-type="float" office:value="0" calcext:value-type="float">
            <text:p>$0</text:p>
          </table:table-cell>
          <table:table-cell table:style-name="ce1" table:formula="of:=+IF([.N73]+[.N74]+[.N75]+[.N76]&lt;[.N10];[.N86]/12;([.N83]+[.N84]+[.N85])/12)" office:value-type="float" office:value="92111.455508516" calcext:value-type="float">
            <text:p>$92,111</text:p>
          </table:table-cell>
          <table:table-cell table:style-name="ce1" table:formula="of:=+IF([.O73]+[.O74]+[.O75]+[.O76]&lt;[.O10];[.O86]/12;([.O83]+[.O84]+[.O85])/12)" office:value-type="float" office:value="0" calcext:value-type="float">
            <text:p>$0</text:p>
          </table:table-cell>
          <table:table-cell table:style-name="ce1" table:formula="of:=+IF([.P73]+[.P74]+[.P75]+[.P76]&lt;[.P10];[.P86]/12;([.P83]+[.P84]+[.P85])/12)" office:value-type="float" office:value="0" calcext:value-type="float">
            <text:p>$0</text:p>
          </table:table-cell>
          <table:table-cell table:style-name="ce1" table:formula="of:=+IF([.Q73]+[.Q74]+[.Q75]+[.Q76]&lt;[.Q10];[.Q86]/12;([.Q83]+[.Q84]+[.Q85])/12)" office:value-type="float" office:value="0" calcext:value-type="float">
            <text:p>$0</text:p>
          </table:table-cell>
          <table:table-cell table:style-name="ce1" table:formula="of:=+IF([.R73]+[.R74]+[.R75]+[.R76]&lt;[.R10];[.R86]/12;([.R83]+[.R84]+[.R85])/12)" office:value-type="string" office:string-value="" calcext:value-type="error">
            <text:p>#REF!</text:p>
          </table:table-cell>
          <table:table-cell table:style-name="ce1" table:formula="of:=+IF([.S73]+[.S74]+[.S75]+[.S76]&lt;[.S10];[.S86]/12;([.S83]+[.S84]+[.S85])/12)" office:value-type="float" office:value="71287895.6771165" calcext:value-type="float">
            <text:p>$71,287,896</text:p>
          </table:table-cell>
          <table:table-cell table:style-name="ce1" table:formula="of:=+IF([.T73]+[.T74]+[.T75]+[.T76]&lt;[.T10];[.T86]/12;([.T83]+[.T84]+[.T85])/12)" office:value-type="float" office:value="304205056.383969" calcext:value-type="float">
            <text:p>$304,205,056</text:p>
          </table:table-cell>
          <table:table-cell table:style-name="ce1" table:formula="of:=+IF([.U73]+[.U74]+[.U75]+[.U76]&lt;[.U10];[.U86]/12;([.U83]+[.U84]+[.U85])/12)" office:value-type="float" office:value="0" calcext:value-type="float">
            <text:p>$0</text:p>
          </table:table-cell>
          <table:table-cell table:style-name="ce1" table:formula="of:=+IF([.V73]+[.V74]+[.V75]+[.V76]&lt;[.V10];[.V86]/12;([.V83]+[.V84]+[.V85])/12)" office:value-type="float" office:value="0" calcext:value-type="float">
            <text:p>$0</text:p>
          </table:table-cell>
          <table:table-cell table:style-name="ce1" table:formula="of:=+IF([.W73]+[.W74]+[.W75]+[.W76]&lt;[.W10];[.W86]/12;([.W83]+[.W84]+[.W85])/12)" office:value-type="float" office:value="0" calcext:value-type="float">
            <text:p>$0</text:p>
          </table:table-cell>
          <table:table-cell table:style-name="ce1" table:formula="of:=+IF([.X73]+[.X74]+[.X75]+[.X76]&lt;[.X10];[.X86]/12;([.X83]+[.X84]+[.X85])/12)" office:value-type="float" office:value="0" calcext:value-type="float">
            <text:p>$0</text:p>
          </table:table-cell>
          <table:table-cell table:style-name="ce1" table:formula="of:=+IF([.Y73]+[.Y74]+[.Y75]+[.Y76]&lt;[.Y10];[.Y86]/12;([.Y83]+[.Y84]+[.Y85])/12)" office:value-type="float" office:value="0" calcext:value-type="float">
            <text:p>$0</text:p>
          </table:table-cell>
          <table:table-cell table:style-name="ce1" table:formula="of:=+IF([.Z73]+[.Z74]+[.Z75]+[.Z76]&lt;[.Z10];[.Z86]/12;([.Z83]+[.Z84]+[.Z85])/12)" office:value-type="float" office:value="0" calcext:value-type="float">
            <text:p>$0</text:p>
          </table:table-cell>
          <table:table-cell table:style-name="ce1" table:formula="of:=+IF([.AA73]+[.AA74]+[.AA75]+[.AA76]&lt;[.AA10];[.AA86]/12;([.AA83]+[.AA84]+[.AA85])/12)" office:value-type="float" office:value="0" calcext:value-type="float">
            <text:p>$0</text:p>
          </table:table-cell>
          <table:table-cell table:style-name="ce1" table:formula="of:=+IF([.AB73]+[.AB74]+[.AB75]+[.AB76]&lt;[.AB10];[.AB86]/12;([.AB83]+[.AB84]+[.AB85])/12)" office:value-type="float" office:value="0" calcext:value-type="float">
            <text:p>$0</text:p>
          </table:table-cell>
          <table:table-cell table:style-name="ce1" table:formula="of:=+IF([.AC73]+[.AC74]+[.AC75]+[.AC76]&lt;[.AC10];[.AC86]/12;([.AC83]+[.AC84]+[.AC85])/12)" office:value-type="float" office:value="0" calcext:value-type="float">
            <text:p>$0</text:p>
          </table:table-cell>
          <table:table-cell table:style-name="ce1" table:formula="of:=+IF([.AD73]+[.AD74]+[.AD75]+[.AD76]&lt;[.AD10];[.AD86]/12;([.AD83]+[.AD84]+[.AD85])/12)" office:value-type="float" office:value="0" calcext:value-type="float">
            <text:p>$0</text:p>
          </table:table-cell>
          <table:table-cell table:style-name="ce1" table:formula="of:=+IF([.AE73]+[.AE74]+[.AE75]+[.AE76]&lt;[.AE10];[.AE86]/12;([.AE83]+[.AE84]+[.AE85])/12)" office:value-type="float" office:value="94095.7583333334" calcext:value-type="float">
            <text:p>$94,096</text:p>
          </table:table-cell>
          <table:table-cell table:number-columns-repeated="993"/>
        </table:table-row>
        <table:table-row table:style-name="ro1">
          <table:table-cell office:value-type="string" calcext:value-type="string">
            <text:p>Contribuciones salud individuo como contratista</text:p>
          </table:table-cell>
          <table:table-cell table:style-name="ce1" table:formula="of:=IF([.B13]=0;0;IF([.B13]*0.4&gt;25*[.$A$2];0.125*25*[.$A$2];IF([.B13]&lt;[.$A$2];0.125*[.$A$2];MAX(0.125*[.$A$2];0.125*0.4*[.B13]))))" office:value-type="float" office:value="0" calcext:value-type="float">
            <text:p>$0</text:p>
          </table:table-cell>
          <table:table-cell table:style-name="ce1" table:formula="of:=IF([.C13]=0;0;IF([.C13]*0.4&gt;25*[.$A$2];0.125*25*[.$A$2];IF([.C13]&lt;[.$A$2];0.125*[.$A$2];MAX(0.125*[.$A$2];0.125*0.4*[.C13]))))" office:value-type="float" office:value="0" calcext:value-type="float">
            <text:p>$0</text:p>
          </table:table-cell>
          <table:table-cell table:style-name="ce1" table:formula="of:=IF([.D13]=0;0;IF([.D13]*0.4&gt;25*[.$A$2];0.125*25*[.$A$2];IF([.D13]&lt;[.$A$2];0.125*[.$A$2];MAX(0.125*[.$A$2];0.125*0.4*[.D13]))))" office:value-type="float" office:value="0" calcext:value-type="float">
            <text:p>$0</text:p>
          </table:table-cell>
          <table:table-cell table:style-name="ce1" table:formula="of:=IF([.E13]=0;0;IF([.E13]*0.4&gt;25*[.$A$2];0.125*25*[.$A$2];IF([.E13]&lt;[.$A$2];0.125*[.$A$2];MAX(0.125*[.$A$2];0.125*0.4*[.E13]))))" office:value-type="float" office:value="0" calcext:value-type="float">
            <text:p>$0</text:p>
          </table:table-cell>
          <table:table-cell table:style-name="ce1" table:formula="of:=IF([.F13]=0;0;IF([.F13]*0.4&gt;25*[.$A$2];0.125*25*[.$A$2];IF([.F13]&lt;[.$A$2];0.125*[.$A$2];MAX(0.125*[.$A$2];0.125*0.4*[.F13]))))" office:value-type="float" office:value="0" calcext:value-type="float">
            <text:p>$0</text:p>
          </table:table-cell>
          <table:table-cell table:style-name="ce1" table:formula="of:=IF([.G13]=0;0;IF([.G13]*0.4&gt;25*[.$A$2];0.125*25*[.$A$2];IF([.G13]&lt;[.$A$2];0.125*[.$A$2];MAX(0.125*[.$A$2];0.125*0.4*[.G13]))))" office:value-type="float" office:value="0" calcext:value-type="float">
            <text:p>$0</text:p>
          </table:table-cell>
          <table:table-cell table:style-name="ce1" table:formula="of:=IF([.H13]=0;0;IF([.H13]*0.4&gt;25*[.$A$2];0.125*25*[.$A$2];IF([.H13]&lt;[.$A$2];0.125*[.$A$2];MAX(0.125*[.$A$2];0.125*0.4*[.H13]))))" office:value-type="float" office:value="0" calcext:value-type="float">
            <text:p>$0</text:p>
          </table:table-cell>
          <table:table-cell table:style-name="ce1" table:formula="of:=IF([.I13]=0;0;IF([.I13]*0.4&gt;25*[.$A$2];0.125*25*[.$A$2];IF([.I13]&lt;[.$A$2];0.125*[.$A$2];MAX(0.125*[.$A$2];0.125*0.4*[.I13]))))" office:value-type="float" office:value="0" calcext:value-type="float">
            <text:p>$0</text:p>
          </table:table-cell>
          <table:table-cell table:style-name="ce1" table:formula="of:=IF([.J13]=0;0;IF([.J13]*0.4&gt;25*[.$A$2];0.125*25*[.$A$2];IF([.J13]&lt;[.$A$2];0.125*[.$A$2];MAX(0.125*[.$A$2];0.125*0.4*[.J13]))))" office:value-type="float" office:value="0" calcext:value-type="float">
            <text:p>$0</text:p>
          </table:table-cell>
          <table:table-cell table:style-name="ce1" table:formula="of:=IF([.K13]=0;0;IF([.K13]*0.4&gt;25*[.$A$2];0.125*25*[.$A$2];IF([.K13]&lt;[.$A$2];0.125*[.$A$2];MAX(0.125*[.$A$2];0.125*0.4*[.K13]))))" office:value-type="float" office:value="0" calcext:value-type="float">
            <text:p>$0</text:p>
          </table:table-cell>
          <table:table-cell table:style-name="ce1" table:formula="of:=IF([.L13]=0;0;IF([.L13]*0.4&gt;25*[.$A$2];0.125*25*[.$A$2];IF([.L13]&lt;[.$A$2];0.125*[.$A$2];MAX(0.125*[.$A$2];0.125*0.4*[.L13]))))" office:value-type="float" office:value="0" calcext:value-type="float">
            <text:p>$0</text:p>
          </table:table-cell>
          <table:table-cell table:style-name="ce1" table:formula="of:=IF([.M13]=0;0;IF([.M13]*0.4&gt;25*[.$A$2];0.125*25*[.$A$2];IF([.M13]&lt;[.$A$2];0.125*[.$A$2];MAX(0.125*[.$A$2];0.125*0.4*[.M13]))))" office:value-type="float" office:value="0" calcext:value-type="float">
            <text:p>$0</text:p>
          </table:table-cell>
          <table:table-cell table:style-name="ce1" table:formula="of:=IF([.N13]=0;0;IF([.N13]*0.4&gt;25*[.$A$2];0.125*25*[.$A$2];IF([.N13]&lt;[.$A$2];0.125*[.$A$2];MAX(0.125*[.$A$2];0.125*0.4*[.N13]))))" office:value-type="float" office:value="0" calcext:value-type="float">
            <text:p>$0</text:p>
          </table:table-cell>
          <table:table-cell table:style-name="ce1" table:formula="of:=IF([.O13]=0;0;IF([.O13]*0.4&gt;25*[.$A$2];0.125*25*[.$A$2];IF([.O13]&lt;[.$A$2];0.125*[.$A$2];MAX(0.125*[.$A$2];0.125*0.4*[.O13]))))" office:value-type="float" office:value="0" calcext:value-type="float">
            <text:p>$0</text:p>
          </table:table-cell>
          <table:table-cell table:style-name="ce1" table:formula="of:=IF([.P13]=0;0;IF([.P13]*0.4&gt;25*[.$A$2];0.125*25*[.$A$2];IF([.P13]&lt;[.$A$2];0.125*[.$A$2];MAX(0.125*[.$A$2];0.125*0.4*[.P13]))))" office:value-type="float" office:value="0" calcext:value-type="float">
            <text:p>$0</text:p>
          </table:table-cell>
          <table:table-cell table:style-name="ce1" table:formula="of:=IF([.Q13]=0;0;IF([.Q13]*0.4&gt;25*[.$A$2];0.125*25*[.$A$2];IF([.Q13]&lt;[.$A$2];0.125*[.$A$2];MAX(0.125*[.$A$2];0.125*0.4*[.Q13]))))" office:value-type="float" office:value="0" calcext:value-type="float">
            <text:p>$0</text:p>
          </table:table-cell>
          <table:table-cell table:style-name="ce1" table:formula="of:=IF([.R13]=0;0;IF([.R13]*0.4&gt;25*[.$A$2];0.125*25*[.$A$2];IF([.R13]&lt;[.$A$2];0.125*[.$A$2];MAX(0.125*[.$A$2];0.125*0.4*[.R13]))))" office:value-type="float" office:value="0" calcext:value-type="float">
            <text:p>$0</text:p>
          </table:table-cell>
          <table:table-cell table:style-name="ce1" table:formula="of:=IF([.S13]=0;0;IF([.S13]*0.4&gt;25*[.$A$2];0.125*25*[.$A$2];IF([.S13]&lt;[.$A$2];0.125*[.$A$2];MAX(0.125*[.$A$2];0.125*0.4*[.S13]))))" office:value-type="float" office:value="0" calcext:value-type="float">
            <text:p>$0</text:p>
          </table:table-cell>
          <table:table-cell table:style-name="ce1" table:formula="of:=IF([.T13]=0;0;IF([.T13]*0.4&gt;25*[.$A$2];0.125*25*[.$A$2];IF([.T13]&lt;[.$A$2];0.125*[.$A$2];MAX(0.125*[.$A$2];0.125*0.4*[.T13]))))" office:value-type="float" office:value="0" calcext:value-type="float">
            <text:p>$0</text:p>
          </table:table-cell>
          <table:table-cell table:style-name="ce1" table:formula="of:=IF([.U13]=0;0;IF([.U13]*0.4&gt;25*[.$A$2];0.125*25*[.$A$2];IF([.U13]&lt;[.$A$2];0.125*[.$A$2];MAX(0.125*[.$A$2];0.125*0.4*[.U13]))))" office:value-type="float" office:value="0" calcext:value-type="float">
            <text:p>$0</text:p>
          </table:table-cell>
          <table:table-cell table:style-name="ce1" table:formula="of:=IF([.V13]=0;0;IF([.V13]*0.4&gt;25*[.$A$2];0.125*25*[.$A$2];IF([.V13]&lt;[.$A$2];0.125*[.$A$2];MAX(0.125*[.$A$2];0.125*0.4*[.V13]))))" office:value-type="float" office:value="0" calcext:value-type="float">
            <text:p>$0</text:p>
          </table:table-cell>
          <table:table-cell table:style-name="ce1" table:formula="of:=IF([.W13]=0;0;IF([.W13]*0.4&gt;25*[.$A$2];0.125*25*[.$A$2];IF([.W13]&lt;[.$A$2];0.125*[.$A$2];MAX(0.125*[.$A$2];0.125*0.4*[.W13]))))" office:value-type="float" office:value="0" calcext:value-type="float">
            <text:p>$0</text:p>
          </table:table-cell>
          <table:table-cell table:style-name="ce1" table:formula="of:=IF([.X13]=0;0;IF([.X13]*0.4&gt;25*[.$A$2];0.125*25*[.$A$2];IF([.X13]&lt;[.$A$2];0.125*[.$A$2];MAX(0.125*[.$A$2];0.125*0.4*[.X13]))))" office:value-type="float" office:value="0" calcext:value-type="float">
            <text:p>$0</text:p>
          </table:table-cell>
          <table:table-cell table:style-name="ce1" table:formula="of:=IF([.Y13]=0;0;IF([.Y13]*0.4&gt;25*[.$A$2];0.125*25*[.$A$2];IF([.Y13]&lt;[.$A$2];0.125*[.$A$2];MAX(0.125*[.$A$2];0.125*0.4*[.Y13]))))" office:value-type="float" office:value="0" calcext:value-type="float">
            <text:p>$0</text:p>
          </table:table-cell>
          <table:table-cell table:style-name="ce1" table:formula="of:=IF([.Z13]=0;0;IF([.Z13]*0.4&gt;25*[.$A$2];0.125*25*[.$A$2];IF([.Z13]&lt;[.$A$2];0.125*[.$A$2];MAX(0.125*[.$A$2];0.125*0.4*[.Z13]))))" office:value-type="float" office:value="0" calcext:value-type="float">
            <text:p>$0</text:p>
          </table:table-cell>
          <table:table-cell table:style-name="ce1" table:formula="of:=IF([.AA13]=0;0;IF([.AA13]*0.4&gt;25*[.$A$2];0.125*25*[.$A$2];IF([.AA13]&lt;[.$A$2];0.125*[.$A$2];MAX(0.125*[.$A$2];0.125*0.4*[.AA13]))))" office:value-type="float" office:value="0" calcext:value-type="float">
            <text:p>$0</text:p>
          </table:table-cell>
          <table:table-cell table:style-name="ce1" table:formula="of:=IF([.AB13]=0;0;IF([.AB13]*0.4&gt;25*[.$A$2];0.125*25*[.$A$2];IF([.AB13]&lt;[.$A$2];0.125*[.$A$2];MAX(0.125*[.$A$2];0.125*0.4*[.AB13]))))" office:value-type="float" office:value="0" calcext:value-type="float">
            <text:p>$0</text:p>
          </table:table-cell>
          <table:table-cell table:style-name="ce1" table:formula="of:=IF([.AC13]=0;0;IF([.AC13]*0.4&gt;25*[.$A$2];0.125*25*[.$A$2];IF([.AC13]&lt;[.$A$2];0.125*[.$A$2];MAX(0.125*[.$A$2];0.125*0.4*[.AC13]))))" office:value-type="float" office:value="0" calcext:value-type="float">
            <text:p>$0</text:p>
          </table:table-cell>
          <table:table-cell table:style-name="ce1" table:formula="of:=IF([.AD13]=0;0;IF([.AD13]*0.4&gt;25*[.$A$2];0.125*25*[.$A$2];IF([.AD13]&lt;[.$A$2];0.125*[.$A$2];MAX(0.125*[.$A$2];0.125*0.4*[.AD13]))))" office:value-type="float" office:value="0" calcext:value-type="float">
            <text:p>$0</text:p>
          </table:table-cell>
          <table:table-cell table:style-name="ce1" table:formula="of:=IF([.AE13]=0;0;IF([.AE13]*0.4&gt;25*[.$A$2];0.125*25*[.$A$2];IF([.AE13]&lt;[.$A$2];0.125*[.$A$2];MAX(0.125*[.$A$2];0.125*0.4*[.AE13]))))" office:value-type="float" office:value="0" calcext:value-type="float">
            <text:p>$0</text:p>
          </table:table-cell>
          <table:table-cell table:number-columns-repeated="993"/>
        </table:table-row>
        <table:table-row table:style-name="ro1">
          <table:table-cell office:value-type="string" calcext:value-type="string">
            <text:p>Contribuciones pensiones individuo como contratista</text:p>
          </table:table-cell>
          <table:table-cell table:style-name="ce1" table:formula="of:=IF([.B13]*0.4&gt;25*[.$A$2];0.16*25*[.$A$2];IF([.B13]&lt;[.$A$2];0;MAX(0.16*[.$A$2];0.4*0.16*[.B13])))" office:value-type="float" office:value="0" calcext:value-type="float">
            <text:p>$0</text:p>
          </table:table-cell>
          <table:table-cell table:style-name="ce1" table:formula="of:=IF([.C13]*0.4&gt;25*[.$A$2];0.16*25*[.$A$2];IF([.C13]&lt;[.$A$2];0;MAX(0.16*[.$A$2];0.4*0.16*[.C13])))" office:value-type="float" office:value="0" calcext:value-type="float">
            <text:p>$0</text:p>
          </table:table-cell>
          <table:table-cell table:style-name="ce1" table:formula="of:=IF([.D13]*0.4&gt;25*[.$A$2];0.16*25*[.$A$2];IF([.D13]&lt;[.$A$2];0;MAX(0.16*[.$A$2];0.4*0.16*[.D13])))" office:value-type="float" office:value="0" calcext:value-type="float">
            <text:p>$0</text:p>
          </table:table-cell>
          <table:table-cell table:style-name="ce1" table:formula="of:=IF([.E13]*0.4&gt;25*[.$A$2];0.16*25*[.$A$2];IF([.E13]&lt;[.$A$2];0;MAX(0.16*[.$A$2];0.4*0.16*[.E13])))" office:value-type="float" office:value="0" calcext:value-type="float">
            <text:p>$0</text:p>
          </table:table-cell>
          <table:table-cell table:style-name="ce1" table:formula="of:=IF([.F13]*0.4&gt;25*[.$A$2];0.16*25*[.$A$2];IF([.F13]&lt;[.$A$2];0;MAX(0.16*[.$A$2];0.4*0.16*[.F13])))" office:value-type="float" office:value="0" calcext:value-type="float">
            <text:p>$0</text:p>
          </table:table-cell>
          <table:table-cell table:style-name="ce1" table:formula="of:=IF([.G13]*0.4&gt;25*[.$A$2];0.16*25*[.$A$2];IF([.G13]&lt;[.$A$2];0;MAX(0.16*[.$A$2];0.4*0.16*[.G13])))" office:value-type="float" office:value="0" calcext:value-type="float">
            <text:p>$0</text:p>
          </table:table-cell>
          <table:table-cell table:style-name="ce1" table:formula="of:=IF([.H13]*0.4&gt;25*[.$A$2];0.16*25*[.$A$2];IF([.H13]&lt;[.$A$2];0;MAX(0.16*[.$A$2];0.4*0.16*[.H13])))" office:value-type="float" office:value="0" calcext:value-type="float">
            <text:p>$0</text:p>
          </table:table-cell>
          <table:table-cell table:style-name="ce1" table:formula="of:=IF([.I13]*0.4&gt;25*[.$A$2];0.16*25*[.$A$2];IF([.I13]&lt;[.$A$2];0;MAX(0.16*[.$A$2];0.4*0.16*[.I13])))" office:value-type="float" office:value="0" calcext:value-type="float">
            <text:p>$0</text:p>
          </table:table-cell>
          <table:table-cell table:style-name="ce1" table:formula="of:=IF([.J13]*0.4&gt;25*[.$A$2];0.16*25*[.$A$2];IF([.J13]&lt;[.$A$2];0;MAX(0.16*[.$A$2];0.4*0.16*[.J13])))" office:value-type="float" office:value="0" calcext:value-type="float">
            <text:p>$0</text:p>
          </table:table-cell>
          <table:table-cell table:style-name="ce1" table:formula="of:=IF([.K13]*0.4&gt;25*[.$A$2];0.16*25*[.$A$2];IF([.K13]&lt;[.$A$2];0;MAX(0.16*[.$A$2];0.4*0.16*[.K13])))" office:value-type="float" office:value="0" calcext:value-type="float">
            <text:p>$0</text:p>
          </table:table-cell>
          <table:table-cell table:style-name="ce1" table:formula="of:=IF([.L13]*0.4&gt;25*[.$A$2];0.16*25*[.$A$2];IF([.L13]&lt;[.$A$2];0;MAX(0.16*[.$A$2];0.4*0.16*[.L13])))" office:value-type="float" office:value="0" calcext:value-type="float">
            <text:p>$0</text:p>
          </table:table-cell>
          <table:table-cell table:style-name="ce1" table:formula="of:=IF([.M13]*0.4&gt;25*[.$A$2];0.16*25*[.$A$2];IF([.M13]&lt;[.$A$2];0;MAX(0.16*[.$A$2];0.4*0.16*[.M13])))" office:value-type="float" office:value="0" calcext:value-type="float">
            <text:p>$0</text:p>
          </table:table-cell>
          <table:table-cell table:style-name="ce1" table:formula="of:=IF([.N13]*0.4&gt;25*[.$A$2];0.16*25*[.$A$2];IF([.N13]&lt;[.$A$2];0;MAX(0.16*[.$A$2];0.4*0.16*[.N13])))" office:value-type="float" office:value="0" calcext:value-type="float">
            <text:p>$0</text:p>
          </table:table-cell>
          <table:table-cell table:style-name="ce1" table:formula="of:=IF([.O13]*0.4&gt;25*[.$A$2];0.16*25*[.$A$2];IF([.O13]&lt;[.$A$2];0;MAX(0.16*[.$A$2];0.4*0.16*[.O13])))" office:value-type="float" office:value="0" calcext:value-type="float">
            <text:p>$0</text:p>
          </table:table-cell>
          <table:table-cell table:style-name="ce1" table:formula="of:=IF([.P13]*0.4&gt;25*[.$A$2];0.16*25*[.$A$2];IF([.P13]&lt;[.$A$2];0;MAX(0.16*[.$A$2];0.4*0.16*[.P13])))" office:value-type="float" office:value="0" calcext:value-type="float">
            <text:p>$0</text:p>
          </table:table-cell>
          <table:table-cell table:style-name="ce1" table:formula="of:=IF([.Q13]*0.4&gt;25*[.$A$2];0.16*25*[.$A$2];IF([.Q13]&lt;[.$A$2];0;MAX(0.16*[.$A$2];0.4*0.16*[.Q13])))" office:value-type="float" office:value="0" calcext:value-type="float">
            <text:p>$0</text:p>
          </table:table-cell>
          <table:table-cell table:style-name="ce1" table:formula="of:=IF([.R13]*0.4&gt;25*[.$A$2];0.16*25*[.$A$2];IF([.R13]&lt;[.$A$2];0;MAX(0.16*[.$A$2];0.4*0.16*[.R13])))" office:value-type="float" office:value="0" calcext:value-type="float">
            <text:p>$0</text:p>
          </table:table-cell>
          <table:table-cell table:style-name="ce1" table:formula="of:=IF([.S13]*0.4&gt;25*[.$A$2];0.16*25*[.$A$2];IF([.S13]&lt;[.$A$2];0;MAX(0.16*[.$A$2];0.4*0.16*[.S13])))" office:value-type="float" office:value="0" calcext:value-type="float">
            <text:p>$0</text:p>
          </table:table-cell>
          <table:table-cell table:style-name="ce1" table:formula="of:=IF([.T13]*0.4&gt;25*[.$A$2];0.16*25*[.$A$2];IF([.T13]&lt;[.$A$2];0;MAX(0.16*[.$A$2];0.4*0.16*[.T13])))" office:value-type="float" office:value="0" calcext:value-type="float">
            <text:p>$0</text:p>
          </table:table-cell>
          <table:table-cell table:style-name="ce1" table:formula="of:=IF([.U13]*0.4&gt;25*[.$A$2];0.16*25*[.$A$2];IF([.U13]&lt;[.$A$2];0;MAX(0.16*[.$A$2];0.4*0.16*[.U13])))" office:value-type="float" office:value="0" calcext:value-type="float">
            <text:p>$0</text:p>
          </table:table-cell>
          <table:table-cell table:style-name="ce1" table:formula="of:=IF([.V13]*0.4&gt;25*[.$A$2];0.16*25*[.$A$2];IF([.V13]&lt;[.$A$2];0;MAX(0.16*[.$A$2];0.4*0.16*[.V13])))" office:value-type="float" office:value="0" calcext:value-type="float">
            <text:p>$0</text:p>
          </table:table-cell>
          <table:table-cell table:style-name="ce1" table:formula="of:=IF([.W13]*0.4&gt;25*[.$A$2];0.16*25*[.$A$2];IF([.W13]&lt;[.$A$2];0;MAX(0.16*[.$A$2];0.4*0.16*[.W13])))" office:value-type="float" office:value="0" calcext:value-type="float">
            <text:p>$0</text:p>
          </table:table-cell>
          <table:table-cell table:style-name="ce1" table:formula="of:=IF([.X13]*0.4&gt;25*[.$A$2];0.16*25*[.$A$2];IF([.X13]&lt;[.$A$2];0;MAX(0.16*[.$A$2];0.4*0.16*[.X13])))" office:value-type="float" office:value="0" calcext:value-type="float">
            <text:p>$0</text:p>
          </table:table-cell>
          <table:table-cell table:style-name="ce1" table:formula="of:=IF([.Y13]*0.4&gt;25*[.$A$2];0.16*25*[.$A$2];IF([.Y13]&lt;[.$A$2];0;MAX(0.16*[.$A$2];0.4*0.16*[.Y13])))" office:value-type="float" office:value="0" calcext:value-type="float">
            <text:p>$0</text:p>
          </table:table-cell>
          <table:table-cell table:style-name="ce1" table:formula="of:=IF([.Z13]*0.4&gt;25*[.$A$2];0.16*25*[.$A$2];IF([.Z13]&lt;[.$A$2];0;MAX(0.16*[.$A$2];0.4*0.16*[.Z13])))" office:value-type="float" office:value="0" calcext:value-type="float">
            <text:p>$0</text:p>
          </table:table-cell>
          <table:table-cell table:style-name="ce1" table:formula="of:=IF([.AA13]*0.4&gt;25*[.$A$2];0.16*25*[.$A$2];IF([.AA13]&lt;[.$A$2];0;MAX(0.16*[.$A$2];0.4*0.16*[.AA13])))" office:value-type="float" office:value="0" calcext:value-type="float">
            <text:p>$0</text:p>
          </table:table-cell>
          <table:table-cell table:style-name="ce1" table:formula="of:=IF([.AB13]*0.4&gt;25*[.$A$2];0.16*25*[.$A$2];IF([.AB13]&lt;[.$A$2];0;MAX(0.16*[.$A$2];0.4*0.16*[.AB13])))" office:value-type="float" office:value="0" calcext:value-type="float">
            <text:p>$0</text:p>
          </table:table-cell>
          <table:table-cell table:style-name="ce1" table:formula="of:=IF([.AC13]*0.4&gt;25*[.$A$2];0.16*25*[.$A$2];IF([.AC13]&lt;[.$A$2];0;MAX(0.16*[.$A$2];0.4*0.16*[.AC13])))" office:value-type="float" office:value="0" calcext:value-type="float">
            <text:p>$0</text:p>
          </table:table-cell>
          <table:table-cell table:style-name="ce1" table:formula="of:=IF([.AD13]*0.4&gt;25*[.$A$2];0.16*25*[.$A$2];IF([.AD13]&lt;[.$A$2];0;MAX(0.16*[.$A$2];0.4*0.16*[.AD13])))" office:value-type="float" office:value="0" calcext:value-type="float">
            <text:p>$0</text:p>
          </table:table-cell>
          <table:table-cell table:style-name="ce1" table:formula="of:=IF([.AE13]*0.4&gt;25*[.$A$2];0.16*25*[.$A$2];IF([.AE13]&lt;[.$A$2];0;MAX(0.16*[.$A$2];0.4*0.16*[.AE13])))" office:value-type="float" office:value="0" calcext:value-type="float">
            <text:p>$0</text:p>
          </table:table-cell>
          <table:table-cell table:number-columns-repeated="993"/>
        </table:table-row>
        <table:table-row table:style-name="ro1">
          <table:table-cell office:value-type="string" calcext:value-type="string">
            <text:p>Solidaridad pensional como contratista</text:p>
          </table:table-cell>
          <table:table-cell table:style-name="ce1" table:formula="of:=IF([.B13]&gt;20*[.$A$2];[.B13]*0.7*0.02;IF([.B13]&gt;19*[.$A$2];0.018*[.B13]*0.7;IF([.B13]&gt;18*[.$A$2];0.016*[.B13]*0.7;IF([.B13]&gt;17*[.$A$2];0.014*[.B13]*0.7;IF([.B13]&gt;16*[.$A$2];0.012*[.B13]*0.7;IF([.B13]&gt;[.$A$2]*4;[.B13]*0.01;0))))))" office:value-type="float" office:value="0" calcext:value-type="float">
            <text:p>$0</text:p>
          </table:table-cell>
          <table:table-cell table:style-name="ce1" table:formula="of:=IF([.C13]&gt;20*[.$A$2];[.C13]*0.7*0.02;IF([.C13]&gt;19*[.$A$2];0.018*[.C13]*0.7;IF([.C13]&gt;18*[.$A$2];0.016*[.C13]*0.7;IF([.C13]&gt;17*[.$A$2];0.014*[.C13]*0.7;IF([.C13]&gt;16*[.$A$2];0.012*[.C13]*0.7;IF([.C13]&gt;[.$A$2]*4;[.C13]*0.01;0))))))" office:value-type="float" office:value="0" calcext:value-type="float">
            <text:p>$0</text:p>
          </table:table-cell>
          <table:table-cell table:style-name="ce1" table:formula="of:=IF([.D13]&gt;20*[.$A$2];[.D13]*0.7*0.02;IF([.D13]&gt;19*[.$A$2];0.018*[.D13]*0.7;IF([.D13]&gt;18*[.$A$2];0.016*[.D13]*0.7;IF([.D13]&gt;17*[.$A$2];0.014*[.D13]*0.7;IF([.D13]&gt;16*[.$A$2];0.012*[.D13]*0.7;IF([.D13]&gt;[.$A$2]*4;[.D13]*0.01;0))))))" office:value-type="float" office:value="0" calcext:value-type="float">
            <text:p>$0</text:p>
          </table:table-cell>
          <table:table-cell table:style-name="ce1" table:formula="of:=IF([.E13]&gt;20*[.$A$2];[.E13]*0.7*0.02;IF([.E13]&gt;19*[.$A$2];0.018*[.E13]*0.7;IF([.E13]&gt;18*[.$A$2];0.016*[.E13]*0.7;IF([.E13]&gt;17*[.$A$2];0.014*[.E13]*0.7;IF([.E13]&gt;16*[.$A$2];0.012*[.E13]*0.7;IF([.E13]&gt;[.$A$2]*4;[.E13]*0.01;0))))))" office:value-type="float" office:value="0" calcext:value-type="float">
            <text:p>$0</text:p>
          </table:table-cell>
          <table:table-cell table:style-name="ce1" table:formula="of:=IF([.F13]&gt;20*[.$A$2];[.F13]*0.7*0.02;IF([.F13]&gt;19*[.$A$2];0.018*[.F13]*0.7;IF([.F13]&gt;18*[.$A$2];0.016*[.F13]*0.7;IF([.F13]&gt;17*[.$A$2];0.014*[.F13]*0.7;IF([.F13]&gt;16*[.$A$2];0.012*[.F13]*0.7;IF([.F13]&gt;[.$A$2]*4;[.F13]*0.01;0))))))" office:value-type="float" office:value="0" calcext:value-type="float">
            <text:p>$0</text:p>
          </table:table-cell>
          <table:table-cell table:style-name="ce1" table:formula="of:=IF([.G13]&gt;20*[.$A$2];[.G13]*0.7*0.02;IF([.G13]&gt;19*[.$A$2];0.018*[.G13]*0.7;IF([.G13]&gt;18*[.$A$2];0.016*[.G13]*0.7;IF([.G13]&gt;17*[.$A$2];0.014*[.G13]*0.7;IF([.G13]&gt;16*[.$A$2];0.012*[.G13]*0.7;IF([.G13]&gt;[.$A$2]*4;[.G13]*0.01;0))))))" office:value-type="float" office:value="0" calcext:value-type="float">
            <text:p>$0</text:p>
          </table:table-cell>
          <table:table-cell table:style-name="ce1" table:formula="of:=IF([.H13]&gt;20*[.$A$2];[.H13]*0.7*0.02;IF([.H13]&gt;19*[.$A$2];0.018*[.H13]*0.7;IF([.H13]&gt;18*[.$A$2];0.016*[.H13]*0.7;IF([.H13]&gt;17*[.$A$2];0.014*[.H13]*0.7;IF([.H13]&gt;16*[.$A$2];0.012*[.H13]*0.7;IF([.H13]&gt;[.$A$2]*4;[.H13]*0.01;0))))))" office:value-type="float" office:value="0" calcext:value-type="float">
            <text:p>$0</text:p>
          </table:table-cell>
          <table:table-cell table:style-name="ce1" table:formula="of:=IF([.I13]&gt;20*[.$A$2];[.I13]*0.7*0.02;IF([.I13]&gt;19*[.$A$2];0.018*[.I13]*0.7;IF([.I13]&gt;18*[.$A$2];0.016*[.I13]*0.7;IF([.I13]&gt;17*[.$A$2];0.014*[.I13]*0.7;IF([.I13]&gt;16*[.$A$2];0.012*[.I13]*0.7;IF([.I13]&gt;[.$A$2]*4;[.I13]*0.01;0))))))" office:value-type="float" office:value="0" calcext:value-type="float">
            <text:p>$0</text:p>
          </table:table-cell>
          <table:table-cell table:style-name="ce1" table:formula="of:=IF([.J13]&gt;20*[.$A$2];[.J13]*0.7*0.02;IF([.J13]&gt;19*[.$A$2];0.018*[.J13]*0.7;IF([.J13]&gt;18*[.$A$2];0.016*[.J13]*0.7;IF([.J13]&gt;17*[.$A$2];0.014*[.J13]*0.7;IF([.J13]&gt;16*[.$A$2];0.012*[.J13]*0.7;IF([.J13]&gt;[.$A$2]*4;[.J13]*0.01;0))))))" office:value-type="float" office:value="0" calcext:value-type="float">
            <text:p>$0</text:p>
          </table:table-cell>
          <table:table-cell table:style-name="ce1" table:formula="of:=IF([.K13]&gt;20*[.$A$2];[.K13]*0.7*0.02;IF([.K13]&gt;19*[.$A$2];0.018*[.K13]*0.7;IF([.K13]&gt;18*[.$A$2];0.016*[.K13]*0.7;IF([.K13]&gt;17*[.$A$2];0.014*[.K13]*0.7;IF([.K13]&gt;16*[.$A$2];0.012*[.K13]*0.7;IF([.K13]&gt;[.$A$2]*4;[.K13]*0.01;0))))))" office:value-type="float" office:value="0" calcext:value-type="float">
            <text:p>$0</text:p>
          </table:table-cell>
          <table:table-cell table:style-name="ce1" table:formula="of:=IF([.L13]&gt;20*[.$A$2];[.L13]*0.7*0.02;IF([.L13]&gt;19*[.$A$2];0.018*[.L13]*0.7;IF([.L13]&gt;18*[.$A$2];0.016*[.L13]*0.7;IF([.L13]&gt;17*[.$A$2];0.014*[.L13]*0.7;IF([.L13]&gt;16*[.$A$2];0.012*[.L13]*0.7;IF([.L13]&gt;[.$A$2]*4;[.L13]*0.01;0))))))" office:value-type="float" office:value="0" calcext:value-type="float">
            <text:p>$0</text:p>
          </table:table-cell>
          <table:table-cell table:style-name="ce1" table:formula="of:=IF([.M13]&gt;20*[.$A$2];[.M13]*0.7*0.02;IF([.M13]&gt;19*[.$A$2];0.018*[.M13]*0.7;IF([.M13]&gt;18*[.$A$2];0.016*[.M13]*0.7;IF([.M13]&gt;17*[.$A$2];0.014*[.M13]*0.7;IF([.M13]&gt;16*[.$A$2];0.012*[.M13]*0.7;IF([.M13]&gt;[.$A$2]*4;[.M13]*0.01;0))))))" office:value-type="float" office:value="0" calcext:value-type="float">
            <text:p>$0</text:p>
          </table:table-cell>
          <table:table-cell table:style-name="ce1" table:formula="of:=IF([.N13]&gt;20*[.$A$2];[.N13]*0.7*0.02;IF([.N13]&gt;19*[.$A$2];0.018*[.N13]*0.7;IF([.N13]&gt;18*[.$A$2];0.016*[.N13]*0.7;IF([.N13]&gt;17*[.$A$2];0.014*[.N13]*0.7;IF([.N13]&gt;16*[.$A$2];0.012*[.N13]*0.7;IF([.N13]&gt;[.$A$2]*4;[.N13]*0.01;0))))))" office:value-type="float" office:value="0" calcext:value-type="float">
            <text:p>$0</text:p>
          </table:table-cell>
          <table:table-cell table:style-name="ce1" table:formula="of:=IF([.O13]&gt;20*[.$A$2];[.O13]*0.7*0.02;IF([.O13]&gt;19*[.$A$2];0.018*[.O13]*0.7;IF([.O13]&gt;18*[.$A$2];0.016*[.O13]*0.7;IF([.O13]&gt;17*[.$A$2];0.014*[.O13]*0.7;IF([.O13]&gt;16*[.$A$2];0.012*[.O13]*0.7;IF([.O13]&gt;[.$A$2]*4;[.O13]*0.01;0))))))" office:value-type="float" office:value="0" calcext:value-type="float">
            <text:p>$0</text:p>
          </table:table-cell>
          <table:table-cell table:style-name="ce1" table:formula="of:=IF([.P13]&gt;20*[.$A$2];[.P13]*0.7*0.02;IF([.P13]&gt;19*[.$A$2];0.018*[.P13]*0.7;IF([.P13]&gt;18*[.$A$2];0.016*[.P13]*0.7;IF([.P13]&gt;17*[.$A$2];0.014*[.P13]*0.7;IF([.P13]&gt;16*[.$A$2];0.012*[.P13]*0.7;IF([.P13]&gt;[.$A$2]*4;[.P13]*0.01;0))))))" office:value-type="float" office:value="0" calcext:value-type="float">
            <text:p>$0</text:p>
          </table:table-cell>
          <table:table-cell table:style-name="ce1" table:formula="of:=IF([.Q13]&gt;20*[.$A$2];[.Q13]*0.7*0.02;IF([.Q13]&gt;19*[.$A$2];0.018*[.Q13]*0.7;IF([.Q13]&gt;18*[.$A$2];0.016*[.Q13]*0.7;IF([.Q13]&gt;17*[.$A$2];0.014*[.Q13]*0.7;IF([.Q13]&gt;16*[.$A$2];0.012*[.Q13]*0.7;IF([.Q13]&gt;[.$A$2]*4;[.Q13]*0.01;0))))))" office:value-type="float" office:value="0" calcext:value-type="float">
            <text:p>$0</text:p>
          </table:table-cell>
          <table:table-cell table:style-name="ce1" table:formula="of:=IF([.R13]&gt;20*[.$A$2];[.R13]*0.7*0.02;IF([.R13]&gt;19*[.$A$2];0.018*[.R13]*0.7;IF([.R13]&gt;18*[.$A$2];0.016*[.R13]*0.7;IF([.R13]&gt;17*[.$A$2];0.014*[.R13]*0.7;IF([.R13]&gt;16*[.$A$2];0.012*[.R13]*0.7;IF([.R13]&gt;[.$A$2]*4;[.R13]*0.01;0))))))" office:value-type="float" office:value="0" calcext:value-type="float">
            <text:p>$0</text:p>
          </table:table-cell>
          <table:table-cell table:style-name="ce1" table:formula="of:=IF([.S13]&gt;20*[.$A$2];[.S13]*0.7*0.02;IF([.S13]&gt;19*[.$A$2];0.018*[.S13]*0.7;IF([.S13]&gt;18*[.$A$2];0.016*[.S13]*0.7;IF([.S13]&gt;17*[.$A$2];0.014*[.S13]*0.7;IF([.S13]&gt;16*[.$A$2];0.012*[.S13]*0.7;IF([.S13]&gt;[.$A$2]*4;[.S13]*0.01;0))))))" office:value-type="float" office:value="0" calcext:value-type="float">
            <text:p>$0</text:p>
          </table:table-cell>
          <table:table-cell table:style-name="ce1" table:formula="of:=IF([.T13]&gt;20*[.$A$2];[.T13]*0.7*0.02;IF([.T13]&gt;19*[.$A$2];0.018*[.T13]*0.7;IF([.T13]&gt;18*[.$A$2];0.016*[.T13]*0.7;IF([.T13]&gt;17*[.$A$2];0.014*[.T13]*0.7;IF([.T13]&gt;16*[.$A$2];0.012*[.T13]*0.7;IF([.T13]&gt;[.$A$2]*4;[.T13]*0.01;0))))))" office:value-type="float" office:value="0" calcext:value-type="float">
            <text:p>$0</text:p>
          </table:table-cell>
          <table:table-cell table:style-name="ce1" table:formula="of:=IF([.U13]&gt;20*[.$A$2];[.U13]*0.7*0.02;IF([.U13]&gt;19*[.$A$2];0.018*[.U13]*0.7;IF([.U13]&gt;18*[.$A$2];0.016*[.U13]*0.7;IF([.U13]&gt;17*[.$A$2];0.014*[.U13]*0.7;IF([.U13]&gt;16*[.$A$2];0.012*[.U13]*0.7;IF([.U13]&gt;[.$A$2]*4;[.U13]*0.01;0))))))" office:value-type="float" office:value="0" calcext:value-type="float">
            <text:p>$0</text:p>
          </table:table-cell>
          <table:table-cell table:style-name="ce1" table:formula="of:=IF([.V13]&gt;20*[.$A$2];[.V13]*0.7*0.02;IF([.V13]&gt;19*[.$A$2];0.018*[.V13]*0.7;IF([.V13]&gt;18*[.$A$2];0.016*[.V13]*0.7;IF([.V13]&gt;17*[.$A$2];0.014*[.V13]*0.7;IF([.V13]&gt;16*[.$A$2];0.012*[.V13]*0.7;IF([.V13]&gt;[.$A$2]*4;[.V13]*0.01;0))))))" office:value-type="float" office:value="0" calcext:value-type="float">
            <text:p>$0</text:p>
          </table:table-cell>
          <table:table-cell table:style-name="ce1" table:formula="of:=IF([.W13]&gt;20*[.$A$2];[.W13]*0.7*0.02;IF([.W13]&gt;19*[.$A$2];0.018*[.W13]*0.7;IF([.W13]&gt;18*[.$A$2];0.016*[.W13]*0.7;IF([.W13]&gt;17*[.$A$2];0.014*[.W13]*0.7;IF([.W13]&gt;16*[.$A$2];0.012*[.W13]*0.7;IF([.W13]&gt;[.$A$2]*4;[.W13]*0.01;0))))))" office:value-type="float" office:value="0" calcext:value-type="float">
            <text:p>$0</text:p>
          </table:table-cell>
          <table:table-cell table:style-name="ce1" table:formula="of:=IF([.X13]&gt;20*[.$A$2];[.X13]*0.7*0.02;IF([.X13]&gt;19*[.$A$2];0.018*[.X13]*0.7;IF([.X13]&gt;18*[.$A$2];0.016*[.X13]*0.7;IF([.X13]&gt;17*[.$A$2];0.014*[.X13]*0.7;IF([.X13]&gt;16*[.$A$2];0.012*[.X13]*0.7;IF([.X13]&gt;[.$A$2]*4;[.X13]*0.01;0))))))" office:value-type="float" office:value="0" calcext:value-type="float">
            <text:p>$0</text:p>
          </table:table-cell>
          <table:table-cell table:style-name="ce1" table:formula="of:=IF([.Y13]&gt;20*[.$A$2];[.Y13]*0.7*0.02;IF([.Y13]&gt;19*[.$A$2];0.018*[.Y13]*0.7;IF([.Y13]&gt;18*[.$A$2];0.016*[.Y13]*0.7;IF([.Y13]&gt;17*[.$A$2];0.014*[.Y13]*0.7;IF([.Y13]&gt;16*[.$A$2];0.012*[.Y13]*0.7;IF([.Y13]&gt;[.$A$2]*4;[.Y13]*0.01;0))))))" office:value-type="float" office:value="0" calcext:value-type="float">
            <text:p>$0</text:p>
          </table:table-cell>
          <table:table-cell table:style-name="ce1" table:formula="of:=IF([.Z13]&gt;20*[.$A$2];[.Z13]*0.7*0.02;IF([.Z13]&gt;19*[.$A$2];0.018*[.Z13]*0.7;IF([.Z13]&gt;18*[.$A$2];0.016*[.Z13]*0.7;IF([.Z13]&gt;17*[.$A$2];0.014*[.Z13]*0.7;IF([.Z13]&gt;16*[.$A$2];0.012*[.Z13]*0.7;IF([.Z13]&gt;[.$A$2]*4;[.Z13]*0.01;0))))))" office:value-type="float" office:value="0" calcext:value-type="float">
            <text:p>$0</text:p>
          </table:table-cell>
          <table:table-cell table:style-name="ce1" table:formula="of:=IF([.AA13]&gt;20*[.$A$2];[.AA13]*0.7*0.02;IF([.AA13]&gt;19*[.$A$2];0.018*[.AA13]*0.7;IF([.AA13]&gt;18*[.$A$2];0.016*[.AA13]*0.7;IF([.AA13]&gt;17*[.$A$2];0.014*[.AA13]*0.7;IF([.AA13]&gt;16*[.$A$2];0.012*[.AA13]*0.7;IF([.AA13]&gt;[.$A$2]*4;[.AA13]*0.01;0))))))" office:value-type="float" office:value="0" calcext:value-type="float">
            <text:p>$0</text:p>
          </table:table-cell>
          <table:table-cell table:style-name="ce1" table:formula="of:=IF([.AB13]&gt;20*[.$A$2];[.AB13]*0.7*0.02;IF([.AB13]&gt;19*[.$A$2];0.018*[.AB13]*0.7;IF([.AB13]&gt;18*[.$A$2];0.016*[.AB13]*0.7;IF([.AB13]&gt;17*[.$A$2];0.014*[.AB13]*0.7;IF([.AB13]&gt;16*[.$A$2];0.012*[.AB13]*0.7;IF([.AB13]&gt;[.$A$2]*4;[.AB13]*0.01;0))))))" office:value-type="float" office:value="0" calcext:value-type="float">
            <text:p>$0</text:p>
          </table:table-cell>
          <table:table-cell table:style-name="ce1" table:formula="of:=IF([.AC13]&gt;20*[.$A$2];[.AC13]*0.7*0.02;IF([.AC13]&gt;19*[.$A$2];0.018*[.AC13]*0.7;IF([.AC13]&gt;18*[.$A$2];0.016*[.AC13]*0.7;IF([.AC13]&gt;17*[.$A$2];0.014*[.AC13]*0.7;IF([.AC13]&gt;16*[.$A$2];0.012*[.AC13]*0.7;IF([.AC13]&gt;[.$A$2]*4;[.AC13]*0.01;0))))))" office:value-type="float" office:value="0" calcext:value-type="float">
            <text:p>$0</text:p>
          </table:table-cell>
          <table:table-cell table:style-name="ce1" table:formula="of:=IF([.AD13]&gt;20*[.$A$2];[.AD13]*0.7*0.02;IF([.AD13]&gt;19*[.$A$2];0.018*[.AD13]*0.7;IF([.AD13]&gt;18*[.$A$2];0.016*[.AD13]*0.7;IF([.AD13]&gt;17*[.$A$2];0.014*[.AD13]*0.7;IF([.AD13]&gt;16*[.$A$2];0.012*[.AD13]*0.7;IF([.AD13]&gt;[.$A$2]*4;[.AD13]*0.01;0))))))" office:value-type="float" office:value="0" calcext:value-type="float">
            <text:p>$0</text:p>
          </table:table-cell>
          <table:table-cell table:style-name="ce1" table:formula="of:=IF([.AE13]&gt;20*[.$A$2];[.AE13]*0.7*0.02;IF([.AE13]&gt;19*[.$A$2];0.018*[.AE13]*0.7;IF([.AE13]&gt;18*[.$A$2];0.016*[.AE13]*0.7;IF([.AE13]&gt;17*[.$A$2];0.014*[.AE13]*0.7;IF([.AE13]&gt;16*[.$A$2];0.012*[.AE13]*0.7;IF([.AE13]&gt;[.$A$2]*4;[.AE13]*0.01;0))))))" office:value-type="float" office:value="0" calcext:value-type="float">
            <text:p>$0</text:p>
          </table:table-cell>
          <table:table-cell table:number-columns-repeated="993"/>
        </table:table-row>
        <table:table-row table:style-name="ro1">
          <table:table-cell office:value-type="string" calcext:value-type="string">
            <text:p>Contribuciones salud individuo como empleado</text:p>
          </table:table-cell>
          <table:table-cell table:style-name="ce1" table:formula="of:=+IF([.B12]*0.7&gt;25*[.$A$2];25*[.$A$2]*0.04;IF([.B12]&gt;13*[.$A$2];[.B12]*0.7*0.04;IF([.B12]&lt;[.$A$2];0;MAX(0.04*[.B12];0.04*[.$A$2]))))" office:value-type="float" office:value="62939.7235620384" calcext:value-type="float">
            <text:p>$62,940</text:p>
          </table:table-cell>
          <table:table-cell table:style-name="ce1" table:formula="of:=+IF([.C12]*0.7&gt;25*[.$A$2];25*[.$A$2]*0.04;IF([.C12]&gt;13*[.$A$2];[.C12]*0.7*0.04;IF([.C12]&lt;[.$A$2];0;MAX(0.04*[.C12];0.04*[.$A$2]))))" office:value-type="float" office:value="49072.5712766072" calcext:value-type="float">
            <text:p>$49,073</text:p>
          </table:table-cell>
          <table:table-cell table:style-name="ce1" table:formula="of:=+IF([.D12]*0.7&gt;25*[.$A$2];25*[.$A$2]*0.04;IF([.D12]&gt;13*[.$A$2];[.D12]*0.7*0.04;IF([.D12]&lt;[.$A$2];0;MAX(0.04*[.D12];0.04*[.$A$2]))))" office:value-type="float" office:value="72618.5940673596" calcext:value-type="float">
            <text:p>$72,619</text:p>
          </table:table-cell>
          <table:table-cell table:style-name="ce1" table:formula="of:=+IF([.E12]*0.7&gt;25*[.$A$2];25*[.$A$2]*0.04;IF([.E12]&gt;13*[.$A$2];[.E12]*0.7*0.04;IF([.E12]&lt;[.$A$2];0;MAX(0.04*[.E12];0.04*[.$A$2]))))" office:value-type="float" office:value="0" calcext:value-type="float">
            <text:p>$0</text:p>
          </table:table-cell>
          <table:table-cell table:style-name="ce1" table:formula="of:=+IF([.F12]*0.7&gt;25*[.$A$2];25*[.$A$2]*0.04;IF([.F12]&gt;13*[.$A$2];[.F12]*0.7*0.04;IF([.F12]&lt;[.$A$2];0;MAX(0.04*[.F12];0.04*[.$A$2]))))" office:value-type="float" office:value="0" calcext:value-type="float">
            <text:p>$0</text:p>
          </table:table-cell>
          <table:table-cell table:style-name="ce1" table:formula="of:=+IF([.G12]*0.7&gt;25*[.$A$2];25*[.$A$2]*0.04;IF([.G12]&gt;13*[.$A$2];[.G12]*0.7*0.04;IF([.G12]&lt;[.$A$2];0;MAX(0.04*[.G12];0.04*[.$A$2]))))" office:value-type="float" office:value="0" calcext:value-type="float">
            <text:p>$0</text:p>
          </table:table-cell>
          <table:table-cell table:style-name="ce1" table:formula="of:=+IF([.H12]*0.7&gt;25*[.$A$2];25*[.$A$2]*0.04;IF([.H12]&gt;13*[.$A$2];[.H12]*0.7*0.04;IF([.H12]&lt;[.$A$2];0;MAX(0.04*[.H12];0.04*[.$A$2]))))" office:value-type="float" office:value="0" calcext:value-type="float">
            <text:p>$0</text:p>
          </table:table-cell>
          <table:table-cell table:style-name="ce1" table:formula="of:=+IF([.I12]*0.7&gt;25*[.$A$2];25*[.$A$2]*0.04;IF([.I12]&gt;13*[.$A$2];[.I12]*0.7*0.04;IF([.I12]&lt;[.$A$2];0;MAX(0.04*[.I12];0.04*[.$A$2]))))" office:value-type="float" office:value="37400.6438017667" calcext:value-type="float">
            <text:p>$37,401</text:p>
          </table:table-cell>
          <table:table-cell table:style-name="ce1" table:formula="of:=+IF([.J12]*0.7&gt;25*[.$A$2];25*[.$A$2]*0.04;IF([.J12]&gt;13*[.$A$2];[.J12]*0.7*0.04;IF([.J12]&lt;[.$A$2];0;MAX(0.04*[.J12];0.04*[.$A$2]))))" office:value-type="float" office:value="47734.6362509552" calcext:value-type="float">
            <text:p>$47,735</text:p>
          </table:table-cell>
          <table:table-cell table:style-name="ce1" table:formula="of:=+IF([.K12]*0.7&gt;25*[.$A$2];25*[.$A$2]*0.04;IF([.K12]&gt;13*[.$A$2];[.K12]*0.7*0.04;IF([.K12]&lt;[.$A$2];0;MAX(0.04*[.K12];0.04*[.$A$2]))))" office:value-type="float" office:value="60076.8211966496" calcext:value-type="float">
            <text:p>$60,077</text:p>
          </table:table-cell>
          <table:table-cell table:style-name="ce1" table:formula="of:=+IF([.L12]*0.7&gt;25*[.$A$2];25*[.$A$2]*0.04;IF([.L12]&gt;13*[.$A$2];[.L12]*0.7*0.04;IF([.L12]&lt;[.$A$2];0;MAX(0.04*[.L12];0.04*[.$A$2]))))" office:value-type="float" office:value="76460.5194204892" calcext:value-type="float">
            <text:p>$76,461</text:p>
          </table:table-cell>
          <table:table-cell table:style-name="ce1" table:formula="of:=+IF([.M12]*0.7&gt;25*[.$A$2];25*[.$A$2]*0.04;IF([.M12]&gt;13*[.$A$2];[.M12]*0.7*0.04;IF([.M12]&lt;[.$A$2];0;MAX(0.04*[.M12];0.04*[.$A$2]))))" office:value-type="float" office:value="105952.300780581" calcext:value-type="float">
            <text:p>$105,952</text:p>
          </table:table-cell>
          <table:table-cell table:style-name="ce1" table:formula="of:=+IF([.N12]*0.7&gt;25*[.$A$2];25*[.$A$2]*0.04;IF([.N12]&gt;13*[.$A$2];[.N12]*0.7*0.04;IF([.N12]&lt;[.$A$2];0;MAX(0.04*[.N12];0.04*[.$A$2]))))" office:value-type="float" office:value="231821.24020107" calcext:value-type="float">
            <text:p>$231,821</text:p>
          </table:table-cell>
          <table:table-cell table:style-name="ce1" table:formula="of:=+IF([.O12]*0.7&gt;25*[.$A$2];25*[.$A$2]*0.04;IF([.O12]&gt;13*[.$A$2];[.O12]*0.7*0.04;IF([.O12]&lt;[.$A$2];0;MAX(0.04*[.O12];0.04*[.$A$2]))))" office:value-type="float" office:value="319316.08" calcext:value-type="float">
            <text:p>$319,316</text:p>
          </table:table-cell>
          <table:table-cell table:style-name="ce1" table:formula="of:=+IF([.P12]*0.7&gt;25*[.$A$2];25*[.$A$2]*0.04;IF([.P12]&gt;13*[.$A$2];[.P12]*0.7*0.04;IF([.P12]&lt;[.$A$2];0;MAX(0.04*[.P12];0.04*[.$A$2]))))" office:value-type="float" office:value="319316.08" calcext:value-type="float">
            <text:p>$319,316</text:p>
          </table:table-cell>
          <table:table-cell table:style-name="ce1" table:formula="of:=+IF([.Q12]*0.7&gt;25*[.$A$2];25*[.$A$2]*0.04;IF([.Q12]&gt;13*[.$A$2];[.Q12]*0.7*0.04;IF([.Q12]&lt;[.$A$2];0;MAX(0.04*[.Q12];0.04*[.$A$2]))))" office:value-type="float" office:value="471995.609512664" calcext:value-type="float">
            <text:p>$471,996</text:p>
          </table:table-cell>
          <table:table-cell table:style-name="ce1" table:formula="of:=+IF([.R12]*0.7&gt;25*[.$A$2];25*[.$A$2]*0.04;IF([.R12]&gt;13*[.$A$2];[.R12]*0.7*0.04;IF([.R12]&lt;[.$A$2];0;MAX(0.04*[.R12];0.04*[.$A$2]))))" office:value-type="float" office:value="471995.609512664" calcext:value-type="float">
            <text:p>$471,996</text:p>
          </table:table-cell>
          <table:table-cell table:style-name="ce1" table:formula="of:=+IF([.S12]*0.7&gt;25*[.$A$2];25*[.$A$2]*0.04;IF([.S12]&gt;13*[.$A$2];[.S12]*0.7*0.04;IF([.S12]&lt;[.$A$2];0;MAX(0.04*[.S12];0.04*[.$A$2]))))" office:value-type="float" office:value="319563.071333333" calcext:value-type="float">
            <text:p>$319,563</text:p>
          </table:table-cell>
          <table:table-cell table:style-name="ce1" table:formula="of:=+IF([.T12]*0.7&gt;25*[.$A$2];25*[.$A$2]*0.04;IF([.T12]&gt;13*[.$A$2];[.T12]*0.7*0.04;IF([.T12]&lt;[.$A$2];0;MAX(0.04*[.T12];0.04*[.$A$2]))))" office:value-type="float" office:value="353248.868" calcext:value-type="float">
            <text:p>$353,249</text:p>
          </table:table-cell>
          <table:table-cell table:style-name="ce1" table:formula="of:=+IF([.U12]*0.7&gt;25*[.$A$2];25*[.$A$2]*0.04;IF([.U12]&gt;13*[.$A$2];[.U12]*0.7*0.04;IF([.U12]&lt;[.$A$2];0;MAX(0.04*[.U12];0.04*[.$A$2]))))" office:value-type="float" office:value="93690.2921158752" calcext:value-type="float">
            <text:p>$93,690</text:p>
          </table:table-cell>
          <table:table-cell table:style-name="ce1" table:formula="of:=+IF([.V12]*0.7&gt;25*[.$A$2];25*[.$A$2]*0.04;IF([.V12]&gt;13*[.$A$2];[.V12]*0.7*0.04;IF([.V12]&lt;[.$A$2];0;MAX(0.04*[.V12];0.04*[.$A$2]))))" office:value-type="float" office:value="81938.3043825136" calcext:value-type="float">
            <text:p>$81,938</text:p>
          </table:table-cell>
          <table:table-cell table:style-name="ce1" table:formula="of:=+IF([.W12]*0.7&gt;25*[.$A$2];25*[.$A$2]*0.04;IF([.W12]&gt;13*[.$A$2];[.W12]*0.7*0.04;IF([.W12]&lt;[.$A$2];0;MAX(0.04*[.W12];0.04*[.$A$2]))))" office:value-type="float" office:value="67357.8291091016" calcext:value-type="float">
            <text:p>$67,358</text:p>
          </table:table-cell>
          <table:table-cell table:style-name="ce1" table:formula="of:=+IF([.X12]*0.7&gt;25*[.$A$2];25*[.$A$2]*0.04;IF([.X12]&gt;13*[.$A$2];[.X12]*0.7*0.04;IF([.X12]&lt;[.$A$2];0;MAX(0.04*[.X12];0.04*[.$A$2]))))" office:value-type="float" office:value="85567.5511240028" calcext:value-type="float">
            <text:p>$85,568</text:p>
          </table:table-cell>
          <table:table-cell table:style-name="ce1" table:formula="of:=+IF([.Y12]*0.7&gt;25*[.$A$2];25*[.$A$2]*0.04;IF([.Y12]&gt;13*[.$A$2];[.Y12]*0.7*0.04;IF([.Y12]&lt;[.$A$2];0;MAX(0.04*[.Y12];0.04*[.$A$2]))))" office:value-type="float" office:value="75705.1059946876" calcext:value-type="float">
            <text:p>$75,705</text:p>
          </table:table-cell>
          <table:table-cell table:style-name="ce1" table:formula="of:=+IF([.Z12]*0.7&gt;25*[.$A$2];25*[.$A$2]*0.04;IF([.Z12]&gt;13*[.$A$2];[.Z12]*0.7*0.04;IF([.Z12]&lt;[.$A$2];0;MAX(0.04*[.Z12];0.04*[.$A$2]))))" office:value-type="float" office:value="50586.5514467408" calcext:value-type="float">
            <text:p>$50,587</text:p>
          </table:table-cell>
          <table:table-cell table:style-name="ce1" table:formula="of:=+IF([.AA12]*0.7&gt;25*[.$A$2];25*[.$A$2]*0.04;IF([.AA12]&gt;13*[.$A$2];[.AA12]*0.7*0.04;IF([.AA12]&lt;[.$A$2];0;MAX(0.04*[.AA12];0.04*[.$A$2]))))" office:value-type="float" office:value="65697.4538632476" calcext:value-type="float">
            <text:p>$65,697</text:p>
          </table:table-cell>
          <table:table-cell table:style-name="ce1" table:formula="of:=+IF([.AB12]*0.7&gt;25*[.$A$2];25*[.$A$2]*0.04;IF([.AB12]&gt;13*[.$A$2];[.AB12]*0.7*0.04;IF([.AB12]&lt;[.$A$2];0;MAX(0.04*[.AB12];0.04*[.$A$2]))))" office:value-type="float" office:value="66246.495148628" calcext:value-type="float">
            <text:p>$66,246</text:p>
          </table:table-cell>
          <table:table-cell table:style-name="ce1" table:formula="of:=+IF([.AC12]*0.7&gt;25*[.$A$2];25*[.$A$2]*0.04;IF([.AC12]&gt;13*[.$A$2];[.AC12]*0.7*0.04;IF([.AC12]&lt;[.$A$2];0;MAX(0.04*[.AC12];0.04*[.$A$2]))))" office:value-type="float" office:value="56826.0538552788" calcext:value-type="float">
            <text:p>$56,826</text:p>
          </table:table-cell>
          <table:table-cell table:style-name="ce1" table:formula="of:=+IF([.AD12]*0.7&gt;25*[.$A$2];25*[.$A$2]*0.04;IF([.AD12]&gt;13*[.$A$2];[.AD12]*0.7*0.04;IF([.AD12]&lt;[.$A$2];0;MAX(0.04*[.AD12];0.04*[.$A$2]))))" office:value-type="float" office:value="60852.4038979076" calcext:value-type="float">
            <text:p>$60,852</text:p>
          </table:table-cell>
          <table:table-cell table:style-name="ce1" table:formula="of:=+IF([.AE12]*0.7&gt;25*[.$A$2];25*[.$A$2]*0.04;IF([.AE12]&gt;13*[.$A$2];[.AE12]*0.7*0.04;IF([.AE12]&lt;[.$A$2];0;MAX(0.04*[.AE12];0.04*[.$A$2]))))" office:value-type="float" office:value="316000" calcext:value-type="float">
            <text:p>$316,000</text:p>
          </table:table-cell>
          <table:table-cell table:number-columns-repeated="993"/>
        </table:table-row>
        <table:table-row table:style-name="ro1">
          <table:table-cell office:value-type="string" calcext:value-type="string">
            <text:p>Contribuciones pensiones individuo como empleado</text:p>
          </table:table-cell>
          <table:table-cell table:style-name="ce1" table:formula="of:=IF([.B12]*0.7&gt;25*[.$A$2];25*[.$A$2]*0.04;IF([.B12]&gt;13*[.$A$2];[.B12]*0.7*0.04;IF([.B12]&lt;[.$A$2];0;MAX(0.04*[.B12];0.04*[.$A$2]))))" office:value-type="float" office:value="62939.7235620384" calcext:value-type="float">
            <text:p>$62,940</text:p>
          </table:table-cell>
          <table:table-cell table:style-name="ce1" table:formula="of:=IF([.C12]*0.7&gt;25*[.$A$2];25*[.$A$2]*0.04;IF([.C12]&gt;13*[.$A$2];[.C12]*0.7*0.04;IF([.C12]&lt;[.$A$2];0;MAX(0.04*[.C12];0.04*[.$A$2]))))" office:value-type="float" office:value="49072.5712766072" calcext:value-type="float">
            <text:p>$49,073</text:p>
          </table:table-cell>
          <table:table-cell table:style-name="ce1" table:formula="of:=IF([.D12]*0.7&gt;25*[.$A$2];25*[.$A$2]*0.04;IF([.D12]&gt;13*[.$A$2];[.D12]*0.7*0.04;IF([.D12]&lt;[.$A$2];0;MAX(0.04*[.D12];0.04*[.$A$2]))))" office:value-type="float" office:value="72618.5940673596" calcext:value-type="float">
            <text:p>$72,619</text:p>
          </table:table-cell>
          <table:table-cell table:style-name="ce1" table:formula="of:=IF([.E12]*0.7&gt;25*[.$A$2];25*[.$A$2]*0.04;IF([.E12]&gt;13*[.$A$2];[.E12]*0.7*0.04;IF([.E12]&lt;[.$A$2];0;MAX(0.04*[.E12];0.04*[.$A$2]))))" office:value-type="float" office:value="0" calcext:value-type="float">
            <text:p>$0</text:p>
          </table:table-cell>
          <table:table-cell table:style-name="ce1" table:formula="of:=IF([.F12]*0.7&gt;25*[.$A$2];25*[.$A$2]*0.04;IF([.F12]&gt;13*[.$A$2];[.F12]*0.7*0.04;IF([.F12]&lt;[.$A$2];0;MAX(0.04*[.F12];0.04*[.$A$2]))))" office:value-type="float" office:value="0" calcext:value-type="float">
            <text:p>$0</text:p>
          </table:table-cell>
          <table:table-cell table:style-name="ce1" table:formula="of:=IF([.G12]*0.7&gt;25*[.$A$2];25*[.$A$2]*0.04;IF([.G12]&gt;13*[.$A$2];[.G12]*0.7*0.04;IF([.G12]&lt;[.$A$2];0;MAX(0.04*[.G12];0.04*[.$A$2]))))" office:value-type="float" office:value="0" calcext:value-type="float">
            <text:p>$0</text:p>
          </table:table-cell>
          <table:table-cell table:style-name="ce1" table:formula="of:=IF([.H12]*0.7&gt;25*[.$A$2];25*[.$A$2]*0.04;IF([.H12]&gt;13*[.$A$2];[.H12]*0.7*0.04;IF([.H12]&lt;[.$A$2];0;MAX(0.04*[.H12];0.04*[.$A$2]))))" office:value-type="float" office:value="0" calcext:value-type="float">
            <text:p>$0</text:p>
          </table:table-cell>
          <table:table-cell table:style-name="ce1" table:formula="of:=IF([.I12]*0.7&gt;25*[.$A$2];25*[.$A$2]*0.04;IF([.I12]&gt;13*[.$A$2];[.I12]*0.7*0.04;IF([.I12]&lt;[.$A$2];0;MAX(0.04*[.I12];0.04*[.$A$2]))))" office:value-type="float" office:value="37400.6438017667" calcext:value-type="float">
            <text:p>$37,401</text:p>
          </table:table-cell>
          <table:table-cell table:style-name="ce1" table:formula="of:=IF([.J12]*0.7&gt;25*[.$A$2];25*[.$A$2]*0.04;IF([.J12]&gt;13*[.$A$2];[.J12]*0.7*0.04;IF([.J12]&lt;[.$A$2];0;MAX(0.04*[.J12];0.04*[.$A$2]))))" office:value-type="float" office:value="47734.6362509552" calcext:value-type="float">
            <text:p>$47,735</text:p>
          </table:table-cell>
          <table:table-cell table:style-name="ce1" table:formula="of:=IF([.K12]*0.7&gt;25*[.$A$2];25*[.$A$2]*0.04;IF([.K12]&gt;13*[.$A$2];[.K12]*0.7*0.04;IF([.K12]&lt;[.$A$2];0;MAX(0.04*[.K12];0.04*[.$A$2]))))" office:value-type="float" office:value="60076.8211966496" calcext:value-type="float">
            <text:p>$60,077</text:p>
          </table:table-cell>
          <table:table-cell table:style-name="ce1" table:formula="of:=IF([.L12]*0.7&gt;25*[.$A$2];25*[.$A$2]*0.04;IF([.L12]&gt;13*[.$A$2];[.L12]*0.7*0.04;IF([.L12]&lt;[.$A$2];0;MAX(0.04*[.L12];0.04*[.$A$2]))))" office:value-type="float" office:value="76460.5194204892" calcext:value-type="float">
            <text:p>$76,461</text:p>
          </table:table-cell>
          <table:table-cell table:style-name="ce1" table:formula="of:=IF([.M12]*0.7&gt;25*[.$A$2];25*[.$A$2]*0.04;IF([.M12]&gt;13*[.$A$2];[.M12]*0.7*0.04;IF([.M12]&lt;[.$A$2];0;MAX(0.04*[.M12];0.04*[.$A$2]))))" office:value-type="float" office:value="105952.300780581" calcext:value-type="float">
            <text:p>$105,952</text:p>
          </table:table-cell>
          <table:table-cell table:style-name="ce1" table:formula="of:=IF([.N12]*0.7&gt;25*[.$A$2];25*[.$A$2]*0.04;IF([.N12]&gt;13*[.$A$2];[.N12]*0.7*0.04;IF([.N12]&lt;[.$A$2];0;MAX(0.04*[.N12];0.04*[.$A$2]))))" office:value-type="float" office:value="231821.24020107" calcext:value-type="float">
            <text:p>$231,821</text:p>
          </table:table-cell>
          <table:table-cell table:style-name="ce1" table:formula="of:=IF([.O12]*0.7&gt;25*[.$A$2];25*[.$A$2]*0.04;IF([.O12]&gt;13*[.$A$2];[.O12]*0.7*0.04;IF([.O12]&lt;[.$A$2];0;MAX(0.04*[.O12];0.04*[.$A$2]))))" office:value-type="float" office:value="319316.08" calcext:value-type="float">
            <text:p>$319,316</text:p>
          </table:table-cell>
          <table:table-cell table:style-name="ce1" table:formula="of:=IF([.P12]*0.7&gt;25*[.$A$2];25*[.$A$2]*0.04;IF([.P12]&gt;13*[.$A$2];[.P12]*0.7*0.04;IF([.P12]&lt;[.$A$2];0;MAX(0.04*[.P12];0.04*[.$A$2]))))" office:value-type="float" office:value="319316.08" calcext:value-type="float">
            <text:p>$319,316</text:p>
          </table:table-cell>
          <table:table-cell table:style-name="ce1" table:formula="of:=IF([.Q12]*0.7&gt;25*[.$A$2];25*[.$A$2]*0.04;IF([.Q12]&gt;13*[.$A$2];[.Q12]*0.7*0.04;IF([.Q12]&lt;[.$A$2];0;MAX(0.04*[.Q12];0.04*[.$A$2]))))" office:value-type="float" office:value="471995.609512664" calcext:value-type="float">
            <text:p>$471,996</text:p>
          </table:table-cell>
          <table:table-cell table:style-name="ce1" table:formula="of:=IF([.R12]*0.7&gt;25*[.$A$2];25*[.$A$2]*0.04;IF([.R12]&gt;13*[.$A$2];[.R12]*0.7*0.04;IF([.R12]&lt;[.$A$2];0;MAX(0.04*[.R12];0.04*[.$A$2]))))" office:value-type="float" office:value="471995.609512664" calcext:value-type="float">
            <text:p>$471,996</text:p>
          </table:table-cell>
          <table:table-cell table:style-name="ce1" table:formula="of:=IF([.S12]*0.7&gt;25*[.$A$2];25*[.$A$2]*0.04;IF([.S12]&gt;13*[.$A$2];[.S12]*0.7*0.04;IF([.S12]&lt;[.$A$2];0;MAX(0.04*[.S12];0.04*[.$A$2]))))" office:value-type="float" office:value="319563.071333333" calcext:value-type="float">
            <text:p>$319,563</text:p>
          </table:table-cell>
          <table:table-cell table:style-name="ce1" table:formula="of:=IF([.T12]*0.7&gt;25*[.$A$2];25*[.$A$2]*0.04;IF([.T12]&gt;13*[.$A$2];[.T12]*0.7*0.04;IF([.T12]&lt;[.$A$2];0;MAX(0.04*[.T12];0.04*[.$A$2]))))" office:value-type="float" office:value="353248.868" calcext:value-type="float">
            <text:p>$353,249</text:p>
          </table:table-cell>
          <table:table-cell table:style-name="ce1" table:formula="of:=IF([.U12]*0.7&gt;25*[.$A$2];25*[.$A$2]*0.04;IF([.U12]&gt;13*[.$A$2];[.U12]*0.7*0.04;IF([.U12]&lt;[.$A$2];0;MAX(0.04*[.U12];0.04*[.$A$2]))))" office:value-type="float" office:value="93690.2921158752" calcext:value-type="float">
            <text:p>$93,690</text:p>
          </table:table-cell>
          <table:table-cell table:style-name="ce1" table:formula="of:=IF([.V12]*0.7&gt;25*[.$A$2];25*[.$A$2]*0.04;IF([.V12]&gt;13*[.$A$2];[.V12]*0.7*0.04;IF([.V12]&lt;[.$A$2];0;MAX(0.04*[.V12];0.04*[.$A$2]))))" office:value-type="float" office:value="81938.3043825136" calcext:value-type="float">
            <text:p>$81,938</text:p>
          </table:table-cell>
          <table:table-cell table:style-name="ce1" table:formula="of:=IF([.W12]*0.7&gt;25*[.$A$2];25*[.$A$2]*0.04;IF([.W12]&gt;13*[.$A$2];[.W12]*0.7*0.04;IF([.W12]&lt;[.$A$2];0;MAX(0.04*[.W12];0.04*[.$A$2]))))" office:value-type="float" office:value="67357.8291091016" calcext:value-type="float">
            <text:p>$67,358</text:p>
          </table:table-cell>
          <table:table-cell table:style-name="ce1" table:formula="of:=IF([.X12]*0.7&gt;25*[.$A$2];25*[.$A$2]*0.04;IF([.X12]&gt;13*[.$A$2];[.X12]*0.7*0.04;IF([.X12]&lt;[.$A$2];0;MAX(0.04*[.X12];0.04*[.$A$2]))))" office:value-type="float" office:value="85567.5511240028" calcext:value-type="float">
            <text:p>$85,568</text:p>
          </table:table-cell>
          <table:table-cell table:style-name="ce1" table:formula="of:=IF([.Y12]*0.7&gt;25*[.$A$2];25*[.$A$2]*0.04;IF([.Y12]&gt;13*[.$A$2];[.Y12]*0.7*0.04;IF([.Y12]&lt;[.$A$2];0;MAX(0.04*[.Y12];0.04*[.$A$2]))))" office:value-type="float" office:value="75705.1059946876" calcext:value-type="float">
            <text:p>$75,705</text:p>
          </table:table-cell>
          <table:table-cell table:style-name="ce1" table:formula="of:=IF([.Z12]*0.7&gt;25*[.$A$2];25*[.$A$2]*0.04;IF([.Z12]&gt;13*[.$A$2];[.Z12]*0.7*0.04;IF([.Z12]&lt;[.$A$2];0;MAX(0.04*[.Z12];0.04*[.$A$2]))))" office:value-type="float" office:value="50586.5514467408" calcext:value-type="float">
            <text:p>$50,587</text:p>
          </table:table-cell>
          <table:table-cell table:style-name="ce1" table:formula="of:=IF([.AA12]*0.7&gt;25*[.$A$2];25*[.$A$2]*0.04;IF([.AA12]&gt;13*[.$A$2];[.AA12]*0.7*0.04;IF([.AA12]&lt;[.$A$2];0;MAX(0.04*[.AA12];0.04*[.$A$2]))))" office:value-type="float" office:value="65697.4538632476" calcext:value-type="float">
            <text:p>$65,697</text:p>
          </table:table-cell>
          <table:table-cell table:style-name="ce1" table:formula="of:=IF([.AB12]*0.7&gt;25*[.$A$2];25*[.$A$2]*0.04;IF([.AB12]&gt;13*[.$A$2];[.AB12]*0.7*0.04;IF([.AB12]&lt;[.$A$2];0;MAX(0.04*[.AB12];0.04*[.$A$2]))))" office:value-type="float" office:value="66246.495148628" calcext:value-type="float">
            <text:p>$66,246</text:p>
          </table:table-cell>
          <table:table-cell table:style-name="ce1" table:formula="of:=IF([.AC12]*0.7&gt;25*[.$A$2];25*[.$A$2]*0.04;IF([.AC12]&gt;13*[.$A$2];[.AC12]*0.7*0.04;IF([.AC12]&lt;[.$A$2];0;MAX(0.04*[.AC12];0.04*[.$A$2]))))" office:value-type="float" office:value="56826.0538552788" calcext:value-type="float">
            <text:p>$56,826</text:p>
          </table:table-cell>
          <table:table-cell table:style-name="ce1" table:formula="of:=IF([.AD12]*0.7&gt;25*[.$A$2];25*[.$A$2]*0.04;IF([.AD12]&gt;13*[.$A$2];[.AD12]*0.7*0.04;IF([.AD12]&lt;[.$A$2];0;MAX(0.04*[.AD12];0.04*[.$A$2]))))" office:value-type="float" office:value="60852.4038979076" calcext:value-type="float">
            <text:p>$60,852</text:p>
          </table:table-cell>
          <table:table-cell table:style-name="ce1" table:formula="of:=IF([.AE12]*0.7&gt;25*[.$A$2];25*[.$A$2]*0.04;IF([.AE12]&gt;13*[.$A$2];[.AE12]*0.7*0.04;IF([.AE12]&lt;[.$A$2];0;MAX(0.04*[.AE12];0.04*[.$A$2]))))" office:value-type="float" office:value="316000" calcext:value-type="float">
            <text:p>$316,000</text:p>
          </table:table-cell>
          <table:table-cell table:number-columns-repeated="993"/>
        </table:table-row>
        <table:table-row table:style-name="ro1">
          <table:table-cell office:value-type="string" calcext:value-type="string">
            <text:p>Solidaridad pensional como empleado</text:p>
          </table:table-cell>
          <table:table-cell table:style-name="ce1" table:formula="of:=IF([.B12]&gt;20*[.$A$2];[.B12]*0.7*0.02;IF([.B12]&gt;19*[.$A$2];0.018*[.B12]*0.7;IF([.B12]&gt;18*[.$A$2];0.016*[.B12]*0.7;IF([.B12]&gt;17*[.$A$2];0.014*[.B12]*0.7;IF([.B12]&gt;16*[.$A$2];0.012*[.B12]*0.7;IF([.B12]&gt;[.$A$2]*4;[.B12]*0.01;0))))))" office:value-type="float" office:value="0" calcext:value-type="float">
            <text:p>$0</text:p>
          </table:table-cell>
          <table:table-cell table:style-name="ce1" table:formula="of:=IF([.C12]&gt;20*[.$A$2];[.C12]*0.7*0.02;IF([.C12]&gt;19*[.$A$2];0.018*[.C12]*0.7;IF([.C12]&gt;18*[.$A$2];0.016*[.C12]*0.7;IF([.C12]&gt;17*[.$A$2];0.014*[.C12]*0.7;IF([.C12]&gt;16*[.$A$2];0.012*[.C12]*0.7;IF([.C12]&gt;[.$A$2]*4;[.C12]*0.01;0))))))" office:value-type="float" office:value="0" calcext:value-type="float">
            <text:p>$0</text:p>
          </table:table-cell>
          <table:table-cell table:style-name="ce1" table:formula="of:=IF([.D12]&gt;20*[.$A$2];[.D12]*0.7*0.02;IF([.D12]&gt;19*[.$A$2];0.018*[.D12]*0.7;IF([.D12]&gt;18*[.$A$2];0.016*[.D12]*0.7;IF([.D12]&gt;17*[.$A$2];0.014*[.D12]*0.7;IF([.D12]&gt;16*[.$A$2];0.012*[.D12]*0.7;IF([.D12]&gt;[.$A$2]*4;[.D12]*0.01;0))))))" office:value-type="float" office:value="0" calcext:value-type="float">
            <text:p>$0</text:p>
          </table:table-cell>
          <table:table-cell table:style-name="ce1" table:formula="of:=IF([.E12]&gt;20*[.$A$2];[.E12]*0.7*0.02;IF([.E12]&gt;19*[.$A$2];0.018*[.E12]*0.7;IF([.E12]&gt;18*[.$A$2];0.016*[.E12]*0.7;IF([.E12]&gt;17*[.$A$2];0.014*[.E12]*0.7;IF([.E12]&gt;16*[.$A$2];0.012*[.E12]*0.7;IF([.E12]&gt;[.$A$2]*4;[.E12]*0.01;0))))))" office:value-type="float" office:value="0" calcext:value-type="float">
            <text:p>$0</text:p>
          </table:table-cell>
          <table:table-cell table:style-name="ce1" table:formula="of:=IF([.F12]&gt;20*[.$A$2];[.F12]*0.7*0.02;IF([.F12]&gt;19*[.$A$2];0.018*[.F12]*0.7;IF([.F12]&gt;18*[.$A$2];0.016*[.F12]*0.7;IF([.F12]&gt;17*[.$A$2];0.014*[.F12]*0.7;IF([.F12]&gt;16*[.$A$2];0.012*[.F12]*0.7;IF([.F12]&gt;[.$A$2]*4;[.F12]*0.01;0))))))" office:value-type="float" office:value="0" calcext:value-type="float">
            <text:p>$0</text:p>
          </table:table-cell>
          <table:table-cell table:style-name="ce1" table:formula="of:=IF([.G12]&gt;20*[.$A$2];[.G12]*0.7*0.02;IF([.G12]&gt;19*[.$A$2];0.018*[.G12]*0.7;IF([.G12]&gt;18*[.$A$2];0.016*[.G12]*0.7;IF([.G12]&gt;17*[.$A$2];0.014*[.G12]*0.7;IF([.G12]&gt;16*[.$A$2];0.012*[.G12]*0.7;IF([.G12]&gt;[.$A$2]*4;[.G12]*0.01;0))))))" office:value-type="float" office:value="0" calcext:value-type="float">
            <text:p>$0</text:p>
          </table:table-cell>
          <table:table-cell table:style-name="ce1" table:formula="of:=IF([.H12]&gt;20*[.$A$2];[.H12]*0.7*0.02;IF([.H12]&gt;19*[.$A$2];0.018*[.H12]*0.7;IF([.H12]&gt;18*[.$A$2];0.016*[.H12]*0.7;IF([.H12]&gt;17*[.$A$2];0.014*[.H12]*0.7;IF([.H12]&gt;16*[.$A$2];0.012*[.H12]*0.7;IF([.H12]&gt;[.$A$2]*4;[.H12]*0.01;0))))))" office:value-type="float" office:value="0" calcext:value-type="float">
            <text:p>$0</text:p>
          </table:table-cell>
          <table:table-cell table:style-name="ce1" table:formula="of:=IF([.I12]&gt;20*[.$A$2];[.I12]*0.7*0.02;IF([.I12]&gt;19*[.$A$2];0.018*[.I12]*0.7;IF([.I12]&gt;18*[.$A$2];0.016*[.I12]*0.7;IF([.I12]&gt;17*[.$A$2];0.014*[.I12]*0.7;IF([.I12]&gt;16*[.$A$2];0.012*[.I12]*0.7;IF([.I12]&gt;[.$A$2]*4;[.I12]*0.01;0))))))" office:value-type="float" office:value="0" calcext:value-type="float">
            <text:p>$0</text:p>
          </table:table-cell>
          <table:table-cell table:style-name="ce1" table:formula="of:=IF([.J12]&gt;20*[.$A$2];[.J12]*0.7*0.02;IF([.J12]&gt;19*[.$A$2];0.018*[.J12]*0.7;IF([.J12]&gt;18*[.$A$2];0.016*[.J12]*0.7;IF([.J12]&gt;17*[.$A$2];0.014*[.J12]*0.7;IF([.J12]&gt;16*[.$A$2];0.012*[.J12]*0.7;IF([.J12]&gt;[.$A$2]*4;[.J12]*0.01;0))))))" office:value-type="float" office:value="0" calcext:value-type="float">
            <text:p>$0</text:p>
          </table:table-cell>
          <table:table-cell table:style-name="ce1" table:formula="of:=IF([.K12]&gt;20*[.$A$2];[.K12]*0.7*0.02;IF([.K12]&gt;19*[.$A$2];0.018*[.K12]*0.7;IF([.K12]&gt;18*[.$A$2];0.016*[.K12]*0.7;IF([.K12]&gt;17*[.$A$2];0.014*[.K12]*0.7;IF([.K12]&gt;16*[.$A$2];0.012*[.K12]*0.7;IF([.K12]&gt;[.$A$2]*4;[.K12]*0.01;0))))))" office:value-type="float" office:value="0" calcext:value-type="float">
            <text:p>$0</text:p>
          </table:table-cell>
          <table:table-cell table:style-name="ce1" table:formula="of:=IF([.L12]&gt;20*[.$A$2];[.L12]*0.7*0.02;IF([.L12]&gt;19*[.$A$2];0.018*[.L12]*0.7;IF([.L12]&gt;18*[.$A$2];0.016*[.L12]*0.7;IF([.L12]&gt;17*[.$A$2];0.014*[.L12]*0.7;IF([.L12]&gt;16*[.$A$2];0.012*[.L12]*0.7;IF([.L12]&gt;[.$A$2]*4;[.L12]*0.01;0))))))" office:value-type="float" office:value="0" calcext:value-type="float">
            <text:p>$0</text:p>
          </table:table-cell>
          <table:table-cell table:style-name="ce1" table:formula="of:=IF([.M12]&gt;20*[.$A$2];[.M12]*0.7*0.02;IF([.M12]&gt;19*[.$A$2];0.018*[.M12]*0.7;IF([.M12]&gt;18*[.$A$2];0.016*[.M12]*0.7;IF([.M12]&gt;17*[.$A$2];0.014*[.M12]*0.7;IF([.M12]&gt;16*[.$A$2];0.012*[.M12]*0.7;IF([.M12]&gt;[.$A$2]*4;[.M12]*0.01;0))))))" office:value-type="float" office:value="0" calcext:value-type="float">
            <text:p>$0</text:p>
          </table:table-cell>
          <table:table-cell table:style-name="ce1" table:formula="of:=IF([.N12]&gt;20*[.$A$2];[.N12]*0.7*0.02;IF([.N12]&gt;19*[.$A$2];0.018*[.N12]*0.7;IF([.N12]&gt;18*[.$A$2];0.016*[.N12]*0.7;IF([.N12]&gt;17*[.$A$2];0.014*[.N12]*0.7;IF([.N12]&gt;16*[.$A$2];0.012*[.N12]*0.7;IF([.N12]&gt;[.$A$2]*4;[.N12]*0.01;0))))))" office:value-type="float" office:value="57955.3100502675" calcext:value-type="float">
            <text:p>$57,955</text:p>
          </table:table-cell>
          <table:table-cell table:style-name="ce1" table:formula="of:=IF([.O12]&gt;20*[.$A$2];[.O12]*0.7*0.02;IF([.O12]&gt;19*[.$A$2];0.018*[.O12]*0.7;IF([.O12]&gt;18*[.$A$2];0.016*[.O12]*0.7;IF([.O12]&gt;17*[.$A$2];0.014*[.O12]*0.7;IF([.O12]&gt;16*[.$A$2];0.012*[.O12]*0.7;IF([.O12]&gt;[.$A$2]*4;[.O12]*0.01;0))))))" office:value-type="float" office:value="79829.02" calcext:value-type="float">
            <text:p>$79,829</text:p>
          </table:table-cell>
          <table:table-cell table:style-name="ce1" table:formula="of:=IF([.P12]&gt;20*[.$A$2];[.P12]*0.7*0.02;IF([.P12]&gt;19*[.$A$2];0.018*[.P12]*0.7;IF([.P12]&gt;18*[.$A$2];0.016*[.P12]*0.7;IF([.P12]&gt;17*[.$A$2];0.014*[.P12]*0.7;IF([.P12]&gt;16*[.$A$2];0.012*[.P12]*0.7;IF([.P12]&gt;[.$A$2]*4;[.P12]*0.01;0))))))" office:value-type="float" office:value="79829.02" calcext:value-type="float">
            <text:p>$79,829</text:p>
          </table:table-cell>
          <table:table-cell table:style-name="ce1" table:formula="of:=IF([.Q12]&gt;20*[.$A$2];[.Q12]*0.7*0.02;IF([.Q12]&gt;19*[.$A$2];0.018*[.Q12]*0.7;IF([.Q12]&gt;18*[.$A$2];0.016*[.Q12]*0.7;IF([.Q12]&gt;17*[.$A$2];0.014*[.Q12]*0.7;IF([.Q12]&gt;16*[.$A$2];0.012*[.Q12]*0.7;IF([.Q12]&gt;[.$A$2]*4;[.Q12]*0.01;0))))))" office:value-type="float" office:value="235997.804756332" calcext:value-type="float">
            <text:p>$235,998</text:p>
          </table:table-cell>
          <table:table-cell table:style-name="ce1" table:formula="of:=IF([.R12]&gt;20*[.$A$2];[.R12]*0.7*0.02;IF([.R12]&gt;19*[.$A$2];0.018*[.R12]*0.7;IF([.R12]&gt;18*[.$A$2];0.016*[.R12]*0.7;IF([.R12]&gt;17*[.$A$2];0.014*[.R12]*0.7;IF([.R12]&gt;16*[.$A$2];0.012*[.R12]*0.7;IF([.R12]&gt;[.$A$2]*4;[.R12]*0.01;0))))))" office:value-type="float" office:value="235997.804756332" calcext:value-type="float">
            <text:p>$235,998</text:p>
          </table:table-cell>
          <table:table-cell table:style-name="ce1" table:formula="of:=IF([.S12]&gt;20*[.$A$2];[.S12]*0.7*0.02;IF([.S12]&gt;19*[.$A$2];0.018*[.S12]*0.7;IF([.S12]&gt;18*[.$A$2];0.016*[.S12]*0.7;IF([.S12]&gt;17*[.$A$2];0.014*[.S12]*0.7;IF([.S12]&gt;16*[.$A$2];0.012*[.S12]*0.7;IF([.S12]&gt;[.$A$2]*4;[.S12]*0.01;0))))))" office:value-type="float" office:value="114129.668333333" calcext:value-type="float">
            <text:p>$114,130</text:p>
          </table:table-cell>
          <table:table-cell table:style-name="ce1" table:formula="of:=IF([.T12]&gt;20*[.$A$2];[.T12]*0.7*0.02;IF([.T12]&gt;19*[.$A$2];0.018*[.T12]*0.7;IF([.T12]&gt;18*[.$A$2];0.016*[.T12]*0.7;IF([.T12]&gt;17*[.$A$2];0.014*[.T12]*0.7;IF([.T12]&gt;16*[.$A$2];0.012*[.T12]*0.7;IF([.T12]&gt;[.$A$2]*4;[.T12]*0.01;0))))))" office:value-type="float" office:value="105974.6604" calcext:value-type="float">
            <text:p>$105,975</text:p>
          </table:table-cell>
          <table:table-cell table:style-name="ce1" table:formula="of:=IF([.U12]&gt;20*[.$A$2];[.U12]*0.7*0.02;IF([.U12]&gt;19*[.$A$2];0.018*[.U12]*0.7;IF([.U12]&gt;18*[.$A$2];0.016*[.U12]*0.7;IF([.U12]&gt;17*[.$A$2];0.014*[.U12]*0.7;IF([.U12]&gt;16*[.$A$2];0.012*[.U12]*0.7;IF([.U12]&gt;[.$A$2]*4;[.U12]*0.01;0))))))" office:value-type="float" office:value="0" calcext:value-type="float">
            <text:p>$0</text:p>
          </table:table-cell>
          <table:table-cell table:style-name="ce1" table:formula="of:=IF([.V12]&gt;20*[.$A$2];[.V12]*0.7*0.02;IF([.V12]&gt;19*[.$A$2];0.018*[.V12]*0.7;IF([.V12]&gt;18*[.$A$2];0.016*[.V12]*0.7;IF([.V12]&gt;17*[.$A$2];0.014*[.V12]*0.7;IF([.V12]&gt;16*[.$A$2];0.012*[.V12]*0.7;IF([.V12]&gt;[.$A$2]*4;[.V12]*0.01;0))))))" office:value-type="float" office:value="0" calcext:value-type="float">
            <text:p>$0</text:p>
          </table:table-cell>
          <table:table-cell table:style-name="ce1" table:formula="of:=IF([.W12]&gt;20*[.$A$2];[.W12]*0.7*0.02;IF([.W12]&gt;19*[.$A$2];0.018*[.W12]*0.7;IF([.W12]&gt;18*[.$A$2];0.016*[.W12]*0.7;IF([.W12]&gt;17*[.$A$2];0.014*[.W12]*0.7;IF([.W12]&gt;16*[.$A$2];0.012*[.W12]*0.7;IF([.W12]&gt;[.$A$2]*4;[.W12]*0.01;0))))))" office:value-type="float" office:value="0" calcext:value-type="float">
            <text:p>$0</text:p>
          </table:table-cell>
          <table:table-cell table:style-name="ce1" table:formula="of:=IF([.X12]&gt;20*[.$A$2];[.X12]*0.7*0.02;IF([.X12]&gt;19*[.$A$2];0.018*[.X12]*0.7;IF([.X12]&gt;18*[.$A$2];0.016*[.X12]*0.7;IF([.X12]&gt;17*[.$A$2];0.014*[.X12]*0.7;IF([.X12]&gt;16*[.$A$2];0.012*[.X12]*0.7;IF([.X12]&gt;[.$A$2]*4;[.X12]*0.01;0))))))" office:value-type="float" office:value="0" calcext:value-type="float">
            <text:p>$0</text:p>
          </table:table-cell>
          <table:table-cell table:style-name="ce1" table:formula="of:=IF([.Y12]&gt;20*[.$A$2];[.Y12]*0.7*0.02;IF([.Y12]&gt;19*[.$A$2];0.018*[.Y12]*0.7;IF([.Y12]&gt;18*[.$A$2];0.016*[.Y12]*0.7;IF([.Y12]&gt;17*[.$A$2];0.014*[.Y12]*0.7;IF([.Y12]&gt;16*[.$A$2];0.012*[.Y12]*0.7;IF([.Y12]&gt;[.$A$2]*4;[.Y12]*0.01;0))))))" office:value-type="float" office:value="0" calcext:value-type="float">
            <text:p>$0</text:p>
          </table:table-cell>
          <table:table-cell table:style-name="ce1" table:formula="of:=IF([.Z12]&gt;20*[.$A$2];[.Z12]*0.7*0.02;IF([.Z12]&gt;19*[.$A$2];0.018*[.Z12]*0.7;IF([.Z12]&gt;18*[.$A$2];0.016*[.Z12]*0.7;IF([.Z12]&gt;17*[.$A$2];0.014*[.Z12]*0.7;IF([.Z12]&gt;16*[.$A$2];0.012*[.Z12]*0.7;IF([.Z12]&gt;[.$A$2]*4;[.Z12]*0.01;0))))))" office:value-type="float" office:value="0" calcext:value-type="float">
            <text:p>$0</text:p>
          </table:table-cell>
          <table:table-cell table:style-name="ce1" table:formula="of:=IF([.AA12]&gt;20*[.$A$2];[.AA12]*0.7*0.02;IF([.AA12]&gt;19*[.$A$2];0.018*[.AA12]*0.7;IF([.AA12]&gt;18*[.$A$2];0.016*[.AA12]*0.7;IF([.AA12]&gt;17*[.$A$2];0.014*[.AA12]*0.7;IF([.AA12]&gt;16*[.$A$2];0.012*[.AA12]*0.7;IF([.AA12]&gt;[.$A$2]*4;[.AA12]*0.01;0))))))" office:value-type="float" office:value="0" calcext:value-type="float">
            <text:p>$0</text:p>
          </table:table-cell>
          <table:table-cell table:style-name="ce1" table:formula="of:=IF([.AB12]&gt;20*[.$A$2];[.AB12]*0.7*0.02;IF([.AB12]&gt;19*[.$A$2];0.018*[.AB12]*0.7;IF([.AB12]&gt;18*[.$A$2];0.016*[.AB12]*0.7;IF([.AB12]&gt;17*[.$A$2];0.014*[.AB12]*0.7;IF([.AB12]&gt;16*[.$A$2];0.012*[.AB12]*0.7;IF([.AB12]&gt;[.$A$2]*4;[.AB12]*0.01;0))))))" office:value-type="float" office:value="0" calcext:value-type="float">
            <text:p>$0</text:p>
          </table:table-cell>
          <table:table-cell table:style-name="ce1" table:formula="of:=IF([.AC12]&gt;20*[.$A$2];[.AC12]*0.7*0.02;IF([.AC12]&gt;19*[.$A$2];0.018*[.AC12]*0.7;IF([.AC12]&gt;18*[.$A$2];0.016*[.AC12]*0.7;IF([.AC12]&gt;17*[.$A$2];0.014*[.AC12]*0.7;IF([.AC12]&gt;16*[.$A$2];0.012*[.AC12]*0.7;IF([.AC12]&gt;[.$A$2]*4;[.AC12]*0.01;0))))))" office:value-type="float" office:value="0" calcext:value-type="float">
            <text:p>$0</text:p>
          </table:table-cell>
          <table:table-cell table:style-name="ce1" table:formula="of:=IF([.AD12]&gt;20*[.$A$2];[.AD12]*0.7*0.02;IF([.AD12]&gt;19*[.$A$2];0.018*[.AD12]*0.7;IF([.AD12]&gt;18*[.$A$2];0.016*[.AD12]*0.7;IF([.AD12]&gt;17*[.$A$2];0.014*[.AD12]*0.7;IF([.AD12]&gt;16*[.$A$2];0.012*[.AD12]*0.7;IF([.AD12]&gt;[.$A$2]*4;[.AD12]*0.01;0))))))" office:value-type="float" office:value="0" calcext:value-type="float">
            <text:p>$0</text:p>
          </table:table-cell>
          <table:table-cell table:style-name="ce1" table:formula="of:=IF([.AE12]&gt;20*[.$A$2];[.AE12]*0.7*0.02;IF([.AE12]&gt;19*[.$A$2];0.018*[.AE12]*0.7;IF([.AE12]&gt;18*[.$A$2];0.016*[.AE12]*0.7;IF([.AE12]&gt;17*[.$A$2];0.014*[.AE12]*0.7;IF([.AE12]&gt;16*[.$A$2];0.012*[.AE12]*0.7;IF([.AE12]&gt;[.$A$2]*4;[.AE12]*0.01;0))))))" office:value-type="float" office:value="79000" calcext:value-type="float">
            <text:p>$79,000</text:p>
          </table:table-cell>
          <table:table-cell table:number-columns-repeated="993"/>
        </table:table-row>
        <table:table-row table:style-name="ro1">
          <table:table-cell office:value-type="string" calcext:value-type="string">
            <text:p>Contribuciones salud empleador</text:p>
          </table:table-cell>
          <table:table-cell table:style-name="ce1" table:formula="of:=IF([.B12]*0.7&gt;25*[.$A$2];25*[.$A$2]*0.085;IF([.B12]&gt;13*[.$A$2];[.B12]*0.7*0.085;IF([.B12]&gt;10*[.$A$2];[.B12]*0.085;0)))" office:value-type="float" office:value="0" calcext:value-type="float">
            <text:p>$0</text:p>
          </table:table-cell>
          <table:table-cell table:style-name="ce1" table:formula="of:=IF([.C12]*0.7&gt;25*[.$A$2];25*[.$A$2]*0.085;IF([.C12]&gt;13*[.$A$2];[.C12]*0.7*0.085;IF([.C12]&gt;10*[.$A$2];[.C12]*0.085;0)))" office:value-type="float" office:value="0" calcext:value-type="float">
            <text:p>$0</text:p>
          </table:table-cell>
          <table:table-cell table:style-name="ce1" table:formula="of:=IF([.D12]*0.7&gt;25*[.$A$2];25*[.$A$2]*0.085;IF([.D12]&gt;13*[.$A$2];[.D12]*0.7*0.085;IF([.D12]&gt;10*[.$A$2];[.D12]*0.085;0)))" office:value-type="float" office:value="0" calcext:value-type="float">
            <text:p>$0</text:p>
          </table:table-cell>
          <table:table-cell table:style-name="ce1" table:formula="of:=IF([.E12]*0.7&gt;25*[.$A$2];25*[.$A$2]*0.085;IF([.E12]&gt;13*[.$A$2];[.E12]*0.7*0.085;IF([.E12]&gt;10*[.$A$2];[.E12]*0.085;0)))" office:value-type="float" office:value="0" calcext:value-type="float">
            <text:p>$0</text:p>
          </table:table-cell>
          <table:table-cell table:style-name="ce1" table:formula="of:=IF([.F12]*0.7&gt;25*[.$A$2];25*[.$A$2]*0.085;IF([.F12]&gt;13*[.$A$2];[.F12]*0.7*0.085;IF([.F12]&gt;10*[.$A$2];[.F12]*0.085;0)))" office:value-type="float" office:value="0" calcext:value-type="float">
            <text:p>$0</text:p>
          </table:table-cell>
          <table:table-cell table:style-name="ce1" table:formula="of:=IF([.G12]*0.7&gt;25*[.$A$2];25*[.$A$2]*0.085;IF([.G12]&gt;13*[.$A$2];[.G12]*0.7*0.085;IF([.G12]&gt;10*[.$A$2];[.G12]*0.085;0)))" office:value-type="float" office:value="0" calcext:value-type="float">
            <text:p>$0</text:p>
          </table:table-cell>
          <table:table-cell table:style-name="ce1" table:formula="of:=IF([.H12]*0.7&gt;25*[.$A$2];25*[.$A$2]*0.085;IF([.H12]&gt;13*[.$A$2];[.H12]*0.7*0.085;IF([.H12]&gt;10*[.$A$2];[.H12]*0.085;0)))" office:value-type="float" office:value="0" calcext:value-type="float">
            <text:p>$0</text:p>
          </table:table-cell>
          <table:table-cell table:style-name="ce1" table:formula="of:=IF([.I12]*0.7&gt;25*[.$A$2];25*[.$A$2]*0.085;IF([.I12]&gt;13*[.$A$2];[.I12]*0.7*0.085;IF([.I12]&gt;10*[.$A$2];[.I12]*0.085;0)))" office:value-type="float" office:value="0" calcext:value-type="float">
            <text:p>$0</text:p>
          </table:table-cell>
          <table:table-cell table:style-name="ce1" table:formula="of:=IF([.J12]*0.7&gt;25*[.$A$2];25*[.$A$2]*0.085;IF([.J12]&gt;13*[.$A$2];[.J12]*0.7*0.085;IF([.J12]&gt;10*[.$A$2];[.J12]*0.085;0)))" office:value-type="float" office:value="0" calcext:value-type="float">
            <text:p>$0</text:p>
          </table:table-cell>
          <table:table-cell table:style-name="ce1" table:formula="of:=IF([.K12]*0.7&gt;25*[.$A$2];25*[.$A$2]*0.085;IF([.K12]&gt;13*[.$A$2];[.K12]*0.7*0.085;IF([.K12]&gt;10*[.$A$2];[.K12]*0.085;0)))" office:value-type="float" office:value="0" calcext:value-type="float">
            <text:p>$0</text:p>
          </table:table-cell>
          <table:table-cell table:style-name="ce1" table:formula="of:=IF([.L12]*0.7&gt;25*[.$A$2];25*[.$A$2]*0.085;IF([.L12]&gt;13*[.$A$2];[.L12]*0.7*0.085;IF([.L12]&gt;10*[.$A$2];[.L12]*0.085;0)))" office:value-type="float" office:value="0" calcext:value-type="float">
            <text:p>$0</text:p>
          </table:table-cell>
          <table:table-cell table:style-name="ce1" table:formula="of:=IF([.M12]*0.7&gt;25*[.$A$2];25*[.$A$2]*0.085;IF([.M12]&gt;13*[.$A$2];[.M12]*0.7*0.085;IF([.M12]&gt;10*[.$A$2];[.M12]*0.085;0)))" office:value-type="float" office:value="0" calcext:value-type="float">
            <text:p>$0</text:p>
          </table:table-cell>
          <table:table-cell table:style-name="ce1" table:formula="of:=IF([.N12]*0.7&gt;25*[.$A$2];25*[.$A$2]*0.085;IF([.N12]&gt;13*[.$A$2];[.N12]*0.7*0.085;IF([.N12]&gt;10*[.$A$2];[.N12]*0.085;0)))" office:value-type="float" office:value="0" calcext:value-type="float">
            <text:p>$0</text:p>
          </table:table-cell>
          <table:table-cell table:style-name="ce1" table:formula="of:=IF([.O12]*0.7&gt;25*[.$A$2];25*[.$A$2]*0.085;IF([.O12]&gt;13*[.$A$2];[.O12]*0.7*0.085;IF([.O12]&gt;10*[.$A$2];[.O12]*0.085;0)))" office:value-type="float" office:value="678546.67" calcext:value-type="float">
            <text:p>$678,547</text:p>
          </table:table-cell>
          <table:table-cell table:style-name="ce1" table:formula="of:=IF([.P12]*0.7&gt;25*[.$A$2];25*[.$A$2]*0.085;IF([.P12]&gt;13*[.$A$2];[.P12]*0.7*0.085;IF([.P12]&gt;10*[.$A$2];[.P12]*0.085;0)))" office:value-type="float" office:value="678546.67" calcext:value-type="float">
            <text:p>$678,547</text:p>
          </table:table-cell>
          <table:table-cell table:style-name="ce1" table:formula="of:=IF([.Q12]*0.7&gt;25*[.$A$2];25*[.$A$2]*0.085;IF([.Q12]&gt;13*[.$A$2];[.Q12]*0.7*0.085;IF([.Q12]&gt;10*[.$A$2];[.Q12]*0.085;0)))" office:value-type="float" office:value="1002990.67021441" calcext:value-type="float">
            <text:p>$1,002,991</text:p>
          </table:table-cell>
          <table:table-cell table:style-name="ce1" table:formula="of:=IF([.R12]*0.7&gt;25*[.$A$2];25*[.$A$2]*0.085;IF([.R12]&gt;13*[.$A$2];[.R12]*0.7*0.085;IF([.R12]&gt;10*[.$A$2];[.R12]*0.085;0)))" office:value-type="float" office:value="1002990.67021441" calcext:value-type="float">
            <text:p>$1,002,991</text:p>
          </table:table-cell>
          <table:table-cell table:style-name="ce1" table:formula="of:=IF([.S12]*0.7&gt;25*[.$A$2];25*[.$A$2]*0.085;IF([.S12]&gt;13*[.$A$2];[.S12]*0.7*0.085;IF([.S12]&gt;10*[.$A$2];[.S12]*0.085;0)))" office:value-type="float" office:value="679071.526583334" calcext:value-type="float">
            <text:p>$679,072</text:p>
          </table:table-cell>
          <table:table-cell table:style-name="ce1" table:formula="of:=IF([.T12]*0.7&gt;25*[.$A$2];25*[.$A$2]*0.085;IF([.T12]&gt;13*[.$A$2];[.T12]*0.7*0.085;IF([.T12]&gt;10*[.$A$2];[.T12]*0.085;0)))" office:value-type="float" office:value="750653.8445" calcext:value-type="float">
            <text:p>$750,654</text:p>
          </table:table-cell>
          <table:table-cell table:style-name="ce1" table:formula="of:=IF([.U12]*0.7&gt;25*[.$A$2];25*[.$A$2]*0.085;IF([.U12]&gt;13*[.$A$2];[.U12]*0.7*0.085;IF([.U12]&gt;10*[.$A$2];[.U12]*0.085;0)))" office:value-type="float" office:value="0" calcext:value-type="float">
            <text:p>$0</text:p>
          </table:table-cell>
          <table:table-cell table:style-name="ce1" table:formula="of:=IF([.V12]*0.7&gt;25*[.$A$2];25*[.$A$2]*0.085;IF([.V12]&gt;13*[.$A$2];[.V12]*0.7*0.085;IF([.V12]&gt;10*[.$A$2];[.V12]*0.085;0)))" office:value-type="float" office:value="0" calcext:value-type="float">
            <text:p>$0</text:p>
          </table:table-cell>
          <table:table-cell table:style-name="ce1" table:formula="of:=IF([.W12]*0.7&gt;25*[.$A$2];25*[.$A$2]*0.085;IF([.W12]&gt;13*[.$A$2];[.W12]*0.7*0.085;IF([.W12]&gt;10*[.$A$2];[.W12]*0.085;0)))" office:value-type="float" office:value="0" calcext:value-type="float">
            <text:p>$0</text:p>
          </table:table-cell>
          <table:table-cell table:style-name="ce1" table:formula="of:=IF([.X12]*0.7&gt;25*[.$A$2];25*[.$A$2]*0.085;IF([.X12]&gt;13*[.$A$2];[.X12]*0.7*0.085;IF([.X12]&gt;10*[.$A$2];[.X12]*0.085;0)))" office:value-type="float" office:value="0" calcext:value-type="float">
            <text:p>$0</text:p>
          </table:table-cell>
          <table:table-cell table:style-name="ce1" table:formula="of:=IF([.Y12]*0.7&gt;25*[.$A$2];25*[.$A$2]*0.085;IF([.Y12]&gt;13*[.$A$2];[.Y12]*0.7*0.085;IF([.Y12]&gt;10*[.$A$2];[.Y12]*0.085;0)))" office:value-type="float" office:value="0" calcext:value-type="float">
            <text:p>$0</text:p>
          </table:table-cell>
          <table:table-cell table:style-name="ce1" table:formula="of:=IF([.Z12]*0.7&gt;25*[.$A$2];25*[.$A$2]*0.085;IF([.Z12]&gt;13*[.$A$2];[.Z12]*0.7*0.085;IF([.Z12]&gt;10*[.$A$2];[.Z12]*0.085;0)))" office:value-type="float" office:value="0" calcext:value-type="float">
            <text:p>$0</text:p>
          </table:table-cell>
          <table:table-cell table:style-name="ce1" table:formula="of:=IF([.AA12]*0.7&gt;25*[.$A$2];25*[.$A$2]*0.085;IF([.AA12]&gt;13*[.$A$2];[.AA12]*0.7*0.085;IF([.AA12]&gt;10*[.$A$2];[.AA12]*0.085;0)))" office:value-type="float" office:value="0" calcext:value-type="float">
            <text:p>$0</text:p>
          </table:table-cell>
          <table:table-cell table:style-name="ce1" table:formula="of:=IF([.AB12]*0.7&gt;25*[.$A$2];25*[.$A$2]*0.085;IF([.AB12]&gt;13*[.$A$2];[.AB12]*0.7*0.085;IF([.AB12]&gt;10*[.$A$2];[.AB12]*0.085;0)))" office:value-type="float" office:value="0" calcext:value-type="float">
            <text:p>$0</text:p>
          </table:table-cell>
          <table:table-cell table:style-name="ce1" table:formula="of:=IF([.AC12]*0.7&gt;25*[.$A$2];25*[.$A$2]*0.085;IF([.AC12]&gt;13*[.$A$2];[.AC12]*0.7*0.085;IF([.AC12]&gt;10*[.$A$2];[.AC12]*0.085;0)))" office:value-type="float" office:value="0" calcext:value-type="float">
            <text:p>$0</text:p>
          </table:table-cell>
          <table:table-cell table:style-name="ce1" table:formula="of:=IF([.AD12]*0.7&gt;25*[.$A$2];25*[.$A$2]*0.085;IF([.AD12]&gt;13*[.$A$2];[.AD12]*0.7*0.085;IF([.AD12]&gt;10*[.$A$2];[.AD12]*0.085;0)))" office:value-type="float" office:value="0" calcext:value-type="float">
            <text:p>$0</text:p>
          </table:table-cell>
          <table:table-cell table:style-name="ce1" table:formula="of:=IF([.AE12]*0.7&gt;25*[.$A$2];25*[.$A$2]*0.085;IF([.AE12]&gt;13*[.$A$2];[.AE12]*0.7*0.085;IF([.AE12]&gt;10*[.$A$2];[.AE12]*0.085;0)))" office:value-type="float" office:value="671500" calcext:value-type="float">
            <text:p>$671,500</text:p>
          </table:table-cell>
          <table:table-cell table:number-columns-repeated="993"/>
        </table:table-row>
        <table:table-row table:style-name="ro1">
          <table:table-cell office:value-type="string" calcext:value-type="string">
            <text:p>Contribuciones pensiones empleador</text:p>
          </table:table-cell>
          <table:table-cell table:style-name="ce1" table:formula="of:=IF([.B12]*0.7&gt;25*[.$A$2];25*[.$A$2]*0.12;IF([.B12]&gt;13*[.$A$2];[.B12]*0.7*0.12;IF([.B12]&gt;10*[.$A$2];[.B12]*0.12;IF([.B12]&lt;[.$A$2];0;MAX(0.12*[.B12];0.12*[.$A$2])))))" office:value-type="float" office:value="188819.170686115" calcext:value-type="float">
            <text:p>$188,819</text:p>
          </table:table-cell>
          <table:table-cell table:style-name="ce1" table:formula="of:=IF([.C12]*0.7&gt;25*[.$A$2];25*[.$A$2]*0.12;IF([.C12]&gt;13*[.$A$2];[.C12]*0.7*0.12;IF([.C12]&gt;10*[.$A$2];[.C12]*0.12;IF([.C12]&lt;[.$A$2];0;MAX(0.12*[.C12];0.12*[.$A$2])))))" office:value-type="float" office:value="147217.713829822" calcext:value-type="float">
            <text:p>$147,218</text:p>
          </table:table-cell>
          <table:table-cell table:style-name="ce1" table:formula="of:=IF([.D12]*0.7&gt;25*[.$A$2];25*[.$A$2]*0.12;IF([.D12]&gt;13*[.$A$2];[.D12]*0.7*0.12;IF([.D12]&gt;10*[.$A$2];[.D12]*0.12;IF([.D12]&lt;[.$A$2];0;MAX(0.12*[.D12];0.12*[.$A$2])))))" office:value-type="float" office:value="217855.782202079" calcext:value-type="float">
            <text:p>$217,856</text:p>
          </table:table-cell>
          <table:table-cell table:style-name="ce1" table:formula="of:=IF([.E12]*0.7&gt;25*[.$A$2];25*[.$A$2]*0.12;IF([.E12]&gt;13*[.$A$2];[.E12]*0.7*0.12;IF([.E12]&gt;10*[.$A$2];[.E12]*0.12;IF([.E12]&lt;[.$A$2];0;MAX(0.12*[.E12];0.12*[.$A$2])))))" office:value-type="float" office:value="0" calcext:value-type="float">
            <text:p>$0</text:p>
          </table:table-cell>
          <table:table-cell table:style-name="ce1" table:formula="of:=IF([.F12]*0.7&gt;25*[.$A$2];25*[.$A$2]*0.12;IF([.F12]&gt;13*[.$A$2];[.F12]*0.7*0.12;IF([.F12]&gt;10*[.$A$2];[.F12]*0.12;IF([.F12]&lt;[.$A$2];0;MAX(0.12*[.F12];0.12*[.$A$2])))))" office:value-type="float" office:value="0" calcext:value-type="float">
            <text:p>$0</text:p>
          </table:table-cell>
          <table:table-cell table:style-name="ce1" table:formula="of:=IF([.G12]*0.7&gt;25*[.$A$2];25*[.$A$2]*0.12;IF([.G12]&gt;13*[.$A$2];[.G12]*0.7*0.12;IF([.G12]&gt;10*[.$A$2];[.G12]*0.12;IF([.G12]&lt;[.$A$2];0;MAX(0.12*[.G12];0.12*[.$A$2])))))" office:value-type="float" office:value="0" calcext:value-type="float">
            <text:p>$0</text:p>
          </table:table-cell>
          <table:table-cell table:style-name="ce1" table:formula="of:=IF([.H12]*0.7&gt;25*[.$A$2];25*[.$A$2]*0.12;IF([.H12]&gt;13*[.$A$2];[.H12]*0.7*0.12;IF([.H12]&gt;10*[.$A$2];[.H12]*0.12;IF([.H12]&lt;[.$A$2];0;MAX(0.12*[.H12];0.12*[.$A$2])))))" office:value-type="float" office:value="0" calcext:value-type="float">
            <text:p>$0</text:p>
          </table:table-cell>
          <table:table-cell table:style-name="ce1" table:formula="of:=IF([.I12]*0.7&gt;25*[.$A$2];25*[.$A$2]*0.12;IF([.I12]&gt;13*[.$A$2];[.I12]*0.7*0.12;IF([.I12]&gt;10*[.$A$2];[.I12]*0.12;IF([.I12]&lt;[.$A$2];0;MAX(0.12*[.I12];0.12*[.$A$2])))))" office:value-type="float" office:value="112201.9314053" calcext:value-type="float">
            <text:p>$112,202</text:p>
          </table:table-cell>
          <table:table-cell table:style-name="ce1" table:formula="of:=IF([.J12]*0.7&gt;25*[.$A$2];25*[.$A$2]*0.12;IF([.J12]&gt;13*[.$A$2];[.J12]*0.7*0.12;IF([.J12]&gt;10*[.$A$2];[.J12]*0.12;IF([.J12]&lt;[.$A$2];0;MAX(0.12*[.J12];0.12*[.$A$2])))))" office:value-type="float" office:value="143203.908752866" calcext:value-type="float">
            <text:p>$143,204</text:p>
          </table:table-cell>
          <table:table-cell table:style-name="ce1" table:formula="of:=IF([.K12]*0.7&gt;25*[.$A$2];25*[.$A$2]*0.12;IF([.K12]&gt;13*[.$A$2];[.K12]*0.7*0.12;IF([.K12]&gt;10*[.$A$2];[.K12]*0.12;IF([.K12]&lt;[.$A$2];0;MAX(0.12*[.K12];0.12*[.$A$2])))))" office:value-type="float" office:value="180230.463589949" calcext:value-type="float">
            <text:p>$180,230</text:p>
          </table:table-cell>
          <table:table-cell table:style-name="ce1" table:formula="of:=IF([.L12]*0.7&gt;25*[.$A$2];25*[.$A$2]*0.12;IF([.L12]&gt;13*[.$A$2];[.L12]*0.7*0.12;IF([.L12]&gt;10*[.$A$2];[.L12]*0.12;IF([.L12]&lt;[.$A$2];0;MAX(0.12*[.L12];0.12*[.$A$2])))))" office:value-type="float" office:value="229381.558261468" calcext:value-type="float">
            <text:p>$229,382</text:p>
          </table:table-cell>
          <table:table-cell table:style-name="ce1" table:formula="of:=IF([.M12]*0.7&gt;25*[.$A$2];25*[.$A$2]*0.12;IF([.M12]&gt;13*[.$A$2];[.M12]*0.7*0.12;IF([.M12]&gt;10*[.$A$2];[.M12]*0.12;IF([.M12]&lt;[.$A$2];0;MAX(0.12*[.M12];0.12*[.$A$2])))))" office:value-type="float" office:value="317856.902341742" calcext:value-type="float">
            <text:p>$317,857</text:p>
          </table:table-cell>
          <table:table-cell table:style-name="ce1" table:formula="of:=IF([.N12]*0.7&gt;25*[.$A$2];25*[.$A$2]*0.12;IF([.N12]&gt;13*[.$A$2];[.N12]*0.7*0.12;IF([.N12]&gt;10*[.$A$2];[.N12]*0.12;IF([.N12]&lt;[.$A$2];0;MAX(0.12*[.N12];0.12*[.$A$2])))))" office:value-type="float" office:value="695463.72060321" calcext:value-type="float">
            <text:p>$695,464</text:p>
          </table:table-cell>
          <table:table-cell table:style-name="ce1" table:formula="of:=IF([.O12]*0.7&gt;25*[.$A$2];25*[.$A$2]*0.12;IF([.O12]&gt;13*[.$A$2];[.O12]*0.7*0.12;IF([.O12]&gt;10*[.$A$2];[.O12]*0.12;IF([.O12]&lt;[.$A$2];0;MAX(0.12*[.O12];0.12*[.$A$2])))))" office:value-type="float" office:value="957948.24" calcext:value-type="float">
            <text:p>$957,948</text:p>
          </table:table-cell>
          <table:table-cell table:style-name="ce1" table:formula="of:=IF([.P12]*0.7&gt;25*[.$A$2];25*[.$A$2]*0.12;IF([.P12]&gt;13*[.$A$2];[.P12]*0.7*0.12;IF([.P12]&gt;10*[.$A$2];[.P12]*0.12;IF([.P12]&lt;[.$A$2];0;MAX(0.12*[.P12];0.12*[.$A$2])))))" office:value-type="float" office:value="957948.24" calcext:value-type="float">
            <text:p>$957,948</text:p>
          </table:table-cell>
          <table:table-cell table:style-name="ce1" table:formula="of:=IF([.Q12]*0.7&gt;25*[.$A$2];25*[.$A$2]*0.12;IF([.Q12]&gt;13*[.$A$2];[.Q12]*0.7*0.12;IF([.Q12]&gt;10*[.$A$2];[.Q12]*0.12;IF([.Q12]&lt;[.$A$2];0;MAX(0.12*[.Q12];0.12*[.$A$2])))))" office:value-type="float" office:value="1415986.82853799" calcext:value-type="float">
            <text:p>$1,415,987</text:p>
          </table:table-cell>
          <table:table-cell table:style-name="ce1" table:formula="of:=IF([.R12]*0.7&gt;25*[.$A$2];25*[.$A$2]*0.12;IF([.R12]&gt;13*[.$A$2];[.R12]*0.7*0.12;IF([.R12]&gt;10*[.$A$2];[.R12]*0.12;IF([.R12]&lt;[.$A$2];0;MAX(0.12*[.R12];0.12*[.$A$2])))))" office:value-type="float" office:value="1415986.82853799" calcext:value-type="float">
            <text:p>$1,415,987</text:p>
          </table:table-cell>
          <table:table-cell table:style-name="ce1" table:formula="of:=IF([.S12]*0.7&gt;25*[.$A$2];25*[.$A$2]*0.12;IF([.S12]&gt;13*[.$A$2];[.S12]*0.7*0.12;IF([.S12]&gt;10*[.$A$2];[.S12]*0.12;IF([.S12]&lt;[.$A$2];0;MAX(0.12*[.S12];0.12*[.$A$2])))))" office:value-type="float" office:value="958689.214" calcext:value-type="float">
            <text:p>$958,689</text:p>
          </table:table-cell>
          <table:table-cell table:style-name="ce1" table:formula="of:=IF([.T12]*0.7&gt;25*[.$A$2];25*[.$A$2]*0.12;IF([.T12]&gt;13*[.$A$2];[.T12]*0.7*0.12;IF([.T12]&gt;10*[.$A$2];[.T12]*0.12;IF([.T12]&lt;[.$A$2];0;MAX(0.12*[.T12];0.12*[.$A$2])))))" office:value-type="float" office:value="1059746.604" calcext:value-type="float">
            <text:p>$1,059,747</text:p>
          </table:table-cell>
          <table:table-cell table:style-name="ce1" table:formula="of:=IF([.U12]*0.7&gt;25*[.$A$2];25*[.$A$2]*0.12;IF([.U12]&gt;13*[.$A$2];[.U12]*0.7*0.12;IF([.U12]&gt;10*[.$A$2];[.U12]*0.12;IF([.U12]&lt;[.$A$2];0;MAX(0.12*[.U12];0.12*[.$A$2])))))" office:value-type="float" office:value="281070.876347626" calcext:value-type="float">
            <text:p>$281,071</text:p>
          </table:table-cell>
          <table:table-cell table:style-name="ce1" table:formula="of:=IF([.V12]*0.7&gt;25*[.$A$2];25*[.$A$2]*0.12;IF([.V12]&gt;13*[.$A$2];[.V12]*0.7*0.12;IF([.V12]&gt;10*[.$A$2];[.V12]*0.12;IF([.V12]&lt;[.$A$2];0;MAX(0.12*[.V12];0.12*[.$A$2])))))" office:value-type="float" office:value="245814.913147541" calcext:value-type="float">
            <text:p>$245,815</text:p>
          </table:table-cell>
          <table:table-cell table:style-name="ce1" table:formula="of:=IF([.W12]*0.7&gt;25*[.$A$2];25*[.$A$2]*0.12;IF([.W12]&gt;13*[.$A$2];[.W12]*0.7*0.12;IF([.W12]&gt;10*[.$A$2];[.W12]*0.12;IF([.W12]&lt;[.$A$2];0;MAX(0.12*[.W12];0.12*[.$A$2])))))" office:value-type="float" office:value="202073.487327305" calcext:value-type="float">
            <text:p>$202,073</text:p>
          </table:table-cell>
          <table:table-cell table:style-name="ce1" table:formula="of:=IF([.X12]*0.7&gt;25*[.$A$2];25*[.$A$2]*0.12;IF([.X12]&gt;13*[.$A$2];[.X12]*0.7*0.12;IF([.X12]&gt;10*[.$A$2];[.X12]*0.12;IF([.X12]&lt;[.$A$2];0;MAX(0.12*[.X12];0.12*[.$A$2])))))" office:value-type="float" office:value="256702.653372008" calcext:value-type="float">
            <text:p>$256,703</text:p>
          </table:table-cell>
          <table:table-cell table:style-name="ce1" table:formula="of:=IF([.Y12]*0.7&gt;25*[.$A$2];25*[.$A$2]*0.12;IF([.Y12]&gt;13*[.$A$2];[.Y12]*0.7*0.12;IF([.Y12]&gt;10*[.$A$2];[.Y12]*0.12;IF([.Y12]&lt;[.$A$2];0;MAX(0.12*[.Y12];0.12*[.$A$2])))))" office:value-type="float" office:value="227115.317984063" calcext:value-type="float">
            <text:p>$227,115</text:p>
          </table:table-cell>
          <table:table-cell table:style-name="ce1" table:formula="of:=IF([.Z12]*0.7&gt;25*[.$A$2];25*[.$A$2]*0.12;IF([.Z12]&gt;13*[.$A$2];[.Z12]*0.7*0.12;IF([.Z12]&gt;10*[.$A$2];[.Z12]*0.12;IF([.Z12]&lt;[.$A$2];0;MAX(0.12*[.Z12];0.12*[.$A$2])))))" office:value-type="float" office:value="151759.654340222" calcext:value-type="float">
            <text:p>$151,760</text:p>
          </table:table-cell>
          <table:table-cell table:style-name="ce1" table:formula="of:=IF([.AA12]*0.7&gt;25*[.$A$2];25*[.$A$2]*0.12;IF([.AA12]&gt;13*[.$A$2];[.AA12]*0.7*0.12;IF([.AA12]&gt;10*[.$A$2];[.AA12]*0.12;IF([.AA12]&lt;[.$A$2];0;MAX(0.12*[.AA12];0.12*[.$A$2])))))" office:value-type="float" office:value="197092.361589743" calcext:value-type="float">
            <text:p>$197,092</text:p>
          </table:table-cell>
          <table:table-cell table:style-name="ce1" table:formula="of:=IF([.AB12]*0.7&gt;25*[.$A$2];25*[.$A$2]*0.12;IF([.AB12]&gt;13*[.$A$2];[.AB12]*0.7*0.12;IF([.AB12]&gt;10*[.$A$2];[.AB12]*0.12;IF([.AB12]&lt;[.$A$2];0;MAX(0.12*[.AB12];0.12*[.$A$2])))))" office:value-type="float" office:value="198739.485445884" calcext:value-type="float">
            <text:p>$198,739</text:p>
          </table:table-cell>
          <table:table-cell table:style-name="ce1" table:formula="of:=IF([.AC12]*0.7&gt;25*[.$A$2];25*[.$A$2]*0.12;IF([.AC12]&gt;13*[.$A$2];[.AC12]*0.7*0.12;IF([.AC12]&gt;10*[.$A$2];[.AC12]*0.12;IF([.AC12]&lt;[.$A$2];0;MAX(0.12*[.AC12];0.12*[.$A$2])))))" office:value-type="float" office:value="170478.161565836" calcext:value-type="float">
            <text:p>$170,478</text:p>
          </table:table-cell>
          <table:table-cell table:style-name="ce1" table:formula="of:=IF([.AD12]*0.7&gt;25*[.$A$2];25*[.$A$2]*0.12;IF([.AD12]&gt;13*[.$A$2];[.AD12]*0.7*0.12;IF([.AD12]&gt;10*[.$A$2];[.AD12]*0.12;IF([.AD12]&lt;[.$A$2];0;MAX(0.12*[.AD12];0.12*[.$A$2])))))" office:value-type="float" office:value="182557.211693723" calcext:value-type="float">
            <text:p>$182,557</text:p>
          </table:table-cell>
          <table:table-cell table:style-name="ce1" table:formula="of:=IF([.AE12]*0.7&gt;25*[.$A$2];25*[.$A$2]*0.12;IF([.AE12]&gt;13*[.$A$2];[.AE12]*0.7*0.12;IF([.AE12]&gt;10*[.$A$2];[.AE12]*0.12;IF([.AE12]&lt;[.$A$2];0;MAX(0.12*[.AE12];0.12*[.$A$2])))))" office:value-type="float" office:value="948000" calcext:value-type="float">
            <text:p>$948,000</text:p>
          </table:table-cell>
          <table:table-cell table:number-columns-repeated="993"/>
        </table:table-row>
        <table:table-row table:style-name="ro1">
          <table:table-cell office:value-type="string" calcext:value-type="string">
            <text:p>SENA e ICBF</text:p>
          </table:table-cell>
          <table:table-cell table:style-name="ce1" table:formula="of:=IF([.B12]*0.7&gt;25*[.$A$2];25*[.$A$2]*0.7*0.05;IF([.B12]&gt;13*[.$A$2];[.B12]*0.7*0.05;IF([.B12]&gt;10*[.$A$2];[.B12]*0.05;0)))" office:value-type="float" office:value="0" calcext:value-type="float">
            <text:p>$0</text:p>
          </table:table-cell>
          <table:table-cell table:style-name="ce1" table:formula="of:=IF([.C12]*0.7&gt;25*[.$A$2];25*[.$A$2]*0.7*0.05;IF([.C12]&gt;13*[.$A$2];[.C12]*0.7*0.05;IF([.C12]&gt;10*[.$A$2];[.C12]*0.05;0)))" office:value-type="float" office:value="0" calcext:value-type="float">
            <text:p>$0</text:p>
          </table:table-cell>
          <table:table-cell table:style-name="ce1" table:formula="of:=IF([.D12]*0.7&gt;25*[.$A$2];25*[.$A$2]*0.7*0.05;IF([.D12]&gt;13*[.$A$2];[.D12]*0.7*0.05;IF([.D12]&gt;10*[.$A$2];[.D12]*0.05;0)))" office:value-type="float" office:value="0" calcext:value-type="float">
            <text:p>$0</text:p>
          </table:table-cell>
          <table:table-cell table:style-name="ce1" table:formula="of:=IF([.E12]*0.7&gt;25*[.$A$2];25*[.$A$2]*0.7*0.05;IF([.E12]&gt;13*[.$A$2];[.E12]*0.7*0.05;IF([.E12]&gt;10*[.$A$2];[.E12]*0.05;0)))" office:value-type="float" office:value="0" calcext:value-type="float">
            <text:p>$0</text:p>
          </table:table-cell>
          <table:table-cell table:style-name="ce1" table:formula="of:=IF([.F12]*0.7&gt;25*[.$A$2];25*[.$A$2]*0.7*0.05;IF([.F12]&gt;13*[.$A$2];[.F12]*0.7*0.05;IF([.F12]&gt;10*[.$A$2];[.F12]*0.05;0)))" office:value-type="float" office:value="0" calcext:value-type="float">
            <text:p>$0</text:p>
          </table:table-cell>
          <table:table-cell table:style-name="ce1" table:formula="of:=IF([.G12]*0.7&gt;25*[.$A$2];25*[.$A$2]*0.7*0.05;IF([.G12]&gt;13*[.$A$2];[.G12]*0.7*0.05;IF([.G12]&gt;10*[.$A$2];[.G12]*0.05;0)))" office:value-type="float" office:value="0" calcext:value-type="float">
            <text:p>$0</text:p>
          </table:table-cell>
          <table:table-cell table:style-name="ce1" table:formula="of:=IF([.H12]*0.7&gt;25*[.$A$2];25*[.$A$2]*0.7*0.05;IF([.H12]&gt;13*[.$A$2];[.H12]*0.7*0.05;IF([.H12]&gt;10*[.$A$2];[.H12]*0.05;0)))" office:value-type="float" office:value="0" calcext:value-type="float">
            <text:p>$0</text:p>
          </table:table-cell>
          <table:table-cell table:style-name="ce1" table:formula="of:=IF([.I12]*0.7&gt;25*[.$A$2];25*[.$A$2]*0.7*0.05;IF([.I12]&gt;13*[.$A$2];[.I12]*0.7*0.05;IF([.I12]&gt;10*[.$A$2];[.I12]*0.05;0)))" office:value-type="float" office:value="0" calcext:value-type="float">
            <text:p>$0</text:p>
          </table:table-cell>
          <table:table-cell table:style-name="ce1" table:formula="of:=IF([.J12]*0.7&gt;25*[.$A$2];25*[.$A$2]*0.7*0.05;IF([.J12]&gt;13*[.$A$2];[.J12]*0.7*0.05;IF([.J12]&gt;10*[.$A$2];[.J12]*0.05;0)))" office:value-type="float" office:value="0" calcext:value-type="float">
            <text:p>$0</text:p>
          </table:table-cell>
          <table:table-cell table:style-name="ce1" table:formula="of:=IF([.K12]*0.7&gt;25*[.$A$2];25*[.$A$2]*0.7*0.05;IF([.K12]&gt;13*[.$A$2];[.K12]*0.7*0.05;IF([.K12]&gt;10*[.$A$2];[.K12]*0.05;0)))" office:value-type="float" office:value="0" calcext:value-type="float">
            <text:p>$0</text:p>
          </table:table-cell>
          <table:table-cell table:style-name="ce1" table:formula="of:=IF([.L12]*0.7&gt;25*[.$A$2];25*[.$A$2]*0.7*0.05;IF([.L12]&gt;13*[.$A$2];[.L12]*0.7*0.05;IF([.L12]&gt;10*[.$A$2];[.L12]*0.05;0)))" office:value-type="float" office:value="0" calcext:value-type="float">
            <text:p>$0</text:p>
          </table:table-cell>
          <table:table-cell table:style-name="ce1" table:formula="of:=IF([.M12]*0.7&gt;25*[.$A$2];25*[.$A$2]*0.7*0.05;IF([.M12]&gt;13*[.$A$2];[.M12]*0.7*0.05;IF([.M12]&gt;10*[.$A$2];[.M12]*0.05;0)))" office:value-type="float" office:value="0" calcext:value-type="float">
            <text:p>$0</text:p>
          </table:table-cell>
          <table:table-cell table:style-name="ce1" table:formula="of:=IF([.N12]*0.7&gt;25*[.$A$2];25*[.$A$2]*0.7*0.05;IF([.N12]&gt;13*[.$A$2];[.N12]*0.7*0.05;IF([.N12]&gt;10*[.$A$2];[.N12]*0.05;0)))" office:value-type="float" office:value="0" calcext:value-type="float">
            <text:p>$0</text:p>
          </table:table-cell>
          <table:table-cell table:style-name="ce1" table:formula="of:=IF([.O12]*0.7&gt;25*[.$A$2];25*[.$A$2]*0.7*0.05;IF([.O12]&gt;13*[.$A$2];[.O12]*0.7*0.05;IF([.O12]&gt;10*[.$A$2];[.O12]*0.05;0)))" office:value-type="float" office:value="399145.1" calcext:value-type="float">
            <text:p>$399,145</text:p>
          </table:table-cell>
          <table:table-cell table:style-name="ce1" table:formula="of:=IF([.P12]*0.7&gt;25*[.$A$2];25*[.$A$2]*0.7*0.05;IF([.P12]&gt;13*[.$A$2];[.P12]*0.7*0.05;IF([.P12]&gt;10*[.$A$2];[.P12]*0.05;0)))" office:value-type="float" office:value="399145.1" calcext:value-type="float">
            <text:p>$399,145</text:p>
          </table:table-cell>
          <table:table-cell table:style-name="ce1" table:formula="of:=IF([.Q12]*0.7&gt;25*[.$A$2];25*[.$A$2]*0.7*0.05;IF([.Q12]&gt;13*[.$A$2];[.Q12]*0.7*0.05;IF([.Q12]&gt;10*[.$A$2];[.Q12]*0.05;0)))" office:value-type="float" office:value="589994.51189083" calcext:value-type="float">
            <text:p>$589,995</text:p>
          </table:table-cell>
          <table:table-cell table:style-name="ce1" table:formula="of:=IF([.R12]*0.7&gt;25*[.$A$2];25*[.$A$2]*0.7*0.05;IF([.R12]&gt;13*[.$A$2];[.R12]*0.7*0.05;IF([.R12]&gt;10*[.$A$2];[.R12]*0.05;0)))" office:value-type="float" office:value="589994.51189083" calcext:value-type="float">
            <text:p>$589,995</text:p>
          </table:table-cell>
          <table:table-cell table:style-name="ce1" table:formula="of:=IF([.S12]*0.7&gt;25*[.$A$2];25*[.$A$2]*0.7*0.05;IF([.S12]&gt;13*[.$A$2];[.S12]*0.7*0.05;IF([.S12]&gt;10*[.$A$2];[.S12]*0.05;0)))" office:value-type="float" office:value="399453.839166667" calcext:value-type="float">
            <text:p>$399,454</text:p>
          </table:table-cell>
          <table:table-cell table:style-name="ce1" table:formula="of:=IF([.T12]*0.7&gt;25*[.$A$2];25*[.$A$2]*0.7*0.05;IF([.T12]&gt;13*[.$A$2];[.T12]*0.7*0.05;IF([.T12]&gt;10*[.$A$2];[.T12]*0.05;0)))" office:value-type="float" office:value="441561.085" calcext:value-type="float">
            <text:p>$441,561</text:p>
          </table:table-cell>
          <table:table-cell table:style-name="ce1" table:formula="of:=IF([.U12]*0.7&gt;25*[.$A$2];25*[.$A$2]*0.7*0.05;IF([.U12]&gt;13*[.$A$2];[.U12]*0.7*0.05;IF([.U12]&gt;10*[.$A$2];[.U12]*0.05;0)))" office:value-type="float" office:value="0" calcext:value-type="float">
            <text:p>$0</text:p>
          </table:table-cell>
          <table:table-cell table:style-name="ce1" table:formula="of:=IF([.V12]*0.7&gt;25*[.$A$2];25*[.$A$2]*0.7*0.05;IF([.V12]&gt;13*[.$A$2];[.V12]*0.7*0.05;IF([.V12]&gt;10*[.$A$2];[.V12]*0.05;0)))" office:value-type="float" office:value="0" calcext:value-type="float">
            <text:p>$0</text:p>
          </table:table-cell>
          <table:table-cell table:style-name="ce1" table:formula="of:=IF([.W12]*0.7&gt;25*[.$A$2];25*[.$A$2]*0.7*0.05;IF([.W12]&gt;13*[.$A$2];[.W12]*0.7*0.05;IF([.W12]&gt;10*[.$A$2];[.W12]*0.05;0)))" office:value-type="float" office:value="0" calcext:value-type="float">
            <text:p>$0</text:p>
          </table:table-cell>
          <table:table-cell table:style-name="ce1" table:formula="of:=IF([.X12]*0.7&gt;25*[.$A$2];25*[.$A$2]*0.7*0.05;IF([.X12]&gt;13*[.$A$2];[.X12]*0.7*0.05;IF([.X12]&gt;10*[.$A$2];[.X12]*0.05;0)))" office:value-type="float" office:value="0" calcext:value-type="float">
            <text:p>$0</text:p>
          </table:table-cell>
          <table:table-cell table:style-name="ce1" table:formula="of:=IF([.Y12]*0.7&gt;25*[.$A$2];25*[.$A$2]*0.7*0.05;IF([.Y12]&gt;13*[.$A$2];[.Y12]*0.7*0.05;IF([.Y12]&gt;10*[.$A$2];[.Y12]*0.05;0)))" office:value-type="float" office:value="0" calcext:value-type="float">
            <text:p>$0</text:p>
          </table:table-cell>
          <table:table-cell table:style-name="ce1" table:formula="of:=IF([.Z12]*0.7&gt;25*[.$A$2];25*[.$A$2]*0.7*0.05;IF([.Z12]&gt;13*[.$A$2];[.Z12]*0.7*0.05;IF([.Z12]&gt;10*[.$A$2];[.Z12]*0.05;0)))" office:value-type="float" office:value="0" calcext:value-type="float">
            <text:p>$0</text:p>
          </table:table-cell>
          <table:table-cell table:style-name="ce1" table:formula="of:=IF([.AA12]*0.7&gt;25*[.$A$2];25*[.$A$2]*0.7*0.05;IF([.AA12]&gt;13*[.$A$2];[.AA12]*0.7*0.05;IF([.AA12]&gt;10*[.$A$2];[.AA12]*0.05;0)))" office:value-type="float" office:value="0" calcext:value-type="float">
            <text:p>$0</text:p>
          </table:table-cell>
          <table:table-cell table:style-name="ce1" table:formula="of:=IF([.AB12]*0.7&gt;25*[.$A$2];25*[.$A$2]*0.7*0.05;IF([.AB12]&gt;13*[.$A$2];[.AB12]*0.7*0.05;IF([.AB12]&gt;10*[.$A$2];[.AB12]*0.05;0)))" office:value-type="float" office:value="0" calcext:value-type="float">
            <text:p>$0</text:p>
          </table:table-cell>
          <table:table-cell table:style-name="ce1" table:formula="of:=IF([.AC12]*0.7&gt;25*[.$A$2];25*[.$A$2]*0.7*0.05;IF([.AC12]&gt;13*[.$A$2];[.AC12]*0.7*0.05;IF([.AC12]&gt;10*[.$A$2];[.AC12]*0.05;0)))" office:value-type="float" office:value="0" calcext:value-type="float">
            <text:p>$0</text:p>
          </table:table-cell>
          <table:table-cell table:style-name="ce1" table:formula="of:=IF([.AD12]*0.7&gt;25*[.$A$2];25*[.$A$2]*0.7*0.05;IF([.AD12]&gt;13*[.$A$2];[.AD12]*0.7*0.05;IF([.AD12]&gt;10*[.$A$2];[.AD12]*0.05;0)))" office:value-type="float" office:value="0" calcext:value-type="float">
            <text:p>$0</text:p>
          </table:table-cell>
          <table:table-cell table:style-name="ce1" table:formula="of:=IF([.AE12]*0.7&gt;25*[.$A$2];25*[.$A$2]*0.7*0.05;IF([.AE12]&gt;13*[.$A$2];[.AE12]*0.7*0.05;IF([.AE12]&gt;10*[.$A$2];[.AE12]*0.05;0)))" office:value-type="float" office:value="395000" calcext:value-type="float">
            <text:p>$395,000</text:p>
          </table:table-cell>
          <table:table-cell table:number-columns-repeated="993"/>
        </table:table-row>
        <table:table-row table:style-name="ro1">
          <table:table-cell office:value-type="string" calcext:value-type="string">
            <text:p>Cajas de Compensación</text:p>
          </table:table-cell>
          <table:table-cell table:style-name="ce1" table:formula="of:=IF([.B12]*0.7&gt;25*[.$A$2];25*[.$A$2]*0.04;IF([.B12]&gt;13*[.$A$2];[.B12]*0.7*0.04;IF([.B12]&gt;[.$A$2];0.04*[.B12];0)))" office:value-type="float" office:value="62939.7235620384" calcext:value-type="float">
            <text:p>$62,940</text:p>
          </table:table-cell>
          <table:table-cell table:style-name="ce1" table:formula="of:=IF([.C12]*0.7&gt;25*[.$A$2];25*[.$A$2]*0.04;IF([.C12]&gt;13*[.$A$2];[.C12]*0.7*0.04;IF([.C12]&gt;[.$A$2];0.04*[.C12];0)))" office:value-type="float" office:value="49072.5712766072" calcext:value-type="float">
            <text:p>$49,073</text:p>
          </table:table-cell>
          <table:table-cell table:style-name="ce1" table:formula="of:=IF([.D12]*0.7&gt;25*[.$A$2];25*[.$A$2]*0.04;IF([.D12]&gt;13*[.$A$2];[.D12]*0.7*0.04;IF([.D12]&gt;[.$A$2];0.04*[.D12];0)))" office:value-type="float" office:value="72618.5940673596" calcext:value-type="float">
            <text:p>$72,619</text:p>
          </table:table-cell>
          <table:table-cell table:style-name="ce1" table:formula="of:=IF([.E12]*0.7&gt;25*[.$A$2];25*[.$A$2]*0.04;IF([.E12]&gt;13*[.$A$2];[.E12]*0.7*0.04;IF([.E12]&gt;[.$A$2];0.04*[.E12];0)))" office:value-type="float" office:value="0" calcext:value-type="float">
            <text:p>$0</text:p>
          </table:table-cell>
          <table:table-cell table:style-name="ce1" table:formula="of:=IF([.F12]*0.7&gt;25*[.$A$2];25*[.$A$2]*0.04;IF([.F12]&gt;13*[.$A$2];[.F12]*0.7*0.04;IF([.F12]&gt;[.$A$2];0.04*[.F12];0)))" office:value-type="float" office:value="0" calcext:value-type="float">
            <text:p>$0</text:p>
          </table:table-cell>
          <table:table-cell table:style-name="ce1" table:formula="of:=IF([.G12]*0.7&gt;25*[.$A$2];25*[.$A$2]*0.04;IF([.G12]&gt;13*[.$A$2];[.G12]*0.7*0.04;IF([.G12]&gt;[.$A$2];0.04*[.G12];0)))" office:value-type="float" office:value="0" calcext:value-type="float">
            <text:p>$0</text:p>
          </table:table-cell>
          <table:table-cell table:style-name="ce1" table:formula="of:=IF([.H12]*0.7&gt;25*[.$A$2];25*[.$A$2]*0.04;IF([.H12]&gt;13*[.$A$2];[.H12]*0.7*0.04;IF([.H12]&gt;[.$A$2];0.04*[.H12];0)))" office:value-type="float" office:value="0" calcext:value-type="float">
            <text:p>$0</text:p>
          </table:table-cell>
          <table:table-cell table:style-name="ce1" table:formula="of:=IF([.I12]*0.7&gt;25*[.$A$2];25*[.$A$2]*0.04;IF([.I12]&gt;13*[.$A$2];[.I12]*0.7*0.04;IF([.I12]&gt;[.$A$2];0.04*[.I12];0)))" office:value-type="float" office:value="37400.6438017667" calcext:value-type="float">
            <text:p>$37,401</text:p>
          </table:table-cell>
          <table:table-cell table:style-name="ce1" table:formula="of:=IF([.J12]*0.7&gt;25*[.$A$2];25*[.$A$2]*0.04;IF([.J12]&gt;13*[.$A$2];[.J12]*0.7*0.04;IF([.J12]&gt;[.$A$2];0.04*[.J12];0)))" office:value-type="float" office:value="47734.6362509552" calcext:value-type="float">
            <text:p>$47,735</text:p>
          </table:table-cell>
          <table:table-cell table:style-name="ce1" table:formula="of:=IF([.K12]*0.7&gt;25*[.$A$2];25*[.$A$2]*0.04;IF([.K12]&gt;13*[.$A$2];[.K12]*0.7*0.04;IF([.K12]&gt;[.$A$2];0.04*[.K12];0)))" office:value-type="float" office:value="60076.8211966496" calcext:value-type="float">
            <text:p>$60,077</text:p>
          </table:table-cell>
          <table:table-cell table:style-name="ce1" table:formula="of:=IF([.L12]*0.7&gt;25*[.$A$2];25*[.$A$2]*0.04;IF([.L12]&gt;13*[.$A$2];[.L12]*0.7*0.04;IF([.L12]&gt;[.$A$2];0.04*[.L12];0)))" office:value-type="float" office:value="76460.5194204892" calcext:value-type="float">
            <text:p>$76,461</text:p>
          </table:table-cell>
          <table:table-cell table:style-name="ce1" table:formula="of:=IF([.M12]*0.7&gt;25*[.$A$2];25*[.$A$2]*0.04;IF([.M12]&gt;13*[.$A$2];[.M12]*0.7*0.04;IF([.M12]&gt;[.$A$2];0.04*[.M12];0)))" office:value-type="float" office:value="105952.300780581" calcext:value-type="float">
            <text:p>$105,952</text:p>
          </table:table-cell>
          <table:table-cell table:style-name="ce1" table:formula="of:=IF([.N12]*0.7&gt;25*[.$A$2];25*[.$A$2]*0.04;IF([.N12]&gt;13*[.$A$2];[.N12]*0.7*0.04;IF([.N12]&gt;[.$A$2];0.04*[.N12];0)))" office:value-type="float" office:value="231821.24020107" calcext:value-type="float">
            <text:p>$231,821</text:p>
          </table:table-cell>
          <table:table-cell table:style-name="ce1" table:formula="of:=IF([.O12]*0.7&gt;25*[.$A$2];25*[.$A$2]*0.04;IF([.O12]&gt;13*[.$A$2];[.O12]*0.7*0.04;IF([.O12]&gt;[.$A$2];0.04*[.O12];0)))" office:value-type="float" office:value="319316.08" calcext:value-type="float">
            <text:p>$319,316</text:p>
          </table:table-cell>
          <table:table-cell table:style-name="ce1" table:formula="of:=IF([.P12]*0.7&gt;25*[.$A$2];25*[.$A$2]*0.04;IF([.P12]&gt;13*[.$A$2];[.P12]*0.7*0.04;IF([.P12]&gt;[.$A$2];0.04*[.P12];0)))" office:value-type="float" office:value="319316.08" calcext:value-type="float">
            <text:p>$319,316</text:p>
          </table:table-cell>
          <table:table-cell table:style-name="ce1" table:formula="of:=IF([.Q12]*0.7&gt;25*[.$A$2];25*[.$A$2]*0.04;IF([.Q12]&gt;13*[.$A$2];[.Q12]*0.7*0.04;IF([.Q12]&gt;[.$A$2];0.04*[.Q12];0)))" office:value-type="float" office:value="471995.609512664" calcext:value-type="float">
            <text:p>$471,996</text:p>
          </table:table-cell>
          <table:table-cell table:style-name="ce1" table:formula="of:=IF([.R12]*0.7&gt;25*[.$A$2];25*[.$A$2]*0.04;IF([.R12]&gt;13*[.$A$2];[.R12]*0.7*0.04;IF([.R12]&gt;[.$A$2];0.04*[.R12];0)))" office:value-type="float" office:value="471995.609512664" calcext:value-type="float">
            <text:p>$471,996</text:p>
          </table:table-cell>
          <table:table-cell table:style-name="ce1" table:formula="of:=IF([.S12]*0.7&gt;25*[.$A$2];25*[.$A$2]*0.04;IF([.S12]&gt;13*[.$A$2];[.S12]*0.7*0.04;IF([.S12]&gt;[.$A$2];0.04*[.S12];0)))" office:value-type="float" office:value="319563.071333333" calcext:value-type="float">
            <text:p>$319,563</text:p>
          </table:table-cell>
          <table:table-cell table:style-name="ce1" table:formula="of:=IF([.T12]*0.7&gt;25*[.$A$2];25*[.$A$2]*0.04;IF([.T12]&gt;13*[.$A$2];[.T12]*0.7*0.04;IF([.T12]&gt;[.$A$2];0.04*[.T12];0)))" office:value-type="float" office:value="353248.868" calcext:value-type="float">
            <text:p>$353,249</text:p>
          </table:table-cell>
          <table:table-cell table:style-name="ce1" table:formula="of:=IF([.U12]*0.7&gt;25*[.$A$2];25*[.$A$2]*0.04;IF([.U12]&gt;13*[.$A$2];[.U12]*0.7*0.04;IF([.U12]&gt;[.$A$2];0.04*[.U12];0)))" office:value-type="float" office:value="93690.2921158752" calcext:value-type="float">
            <text:p>$93,690</text:p>
          </table:table-cell>
          <table:table-cell table:style-name="ce1" table:formula="of:=IF([.V12]*0.7&gt;25*[.$A$2];25*[.$A$2]*0.04;IF([.V12]&gt;13*[.$A$2];[.V12]*0.7*0.04;IF([.V12]&gt;[.$A$2];0.04*[.V12];0)))" office:value-type="float" office:value="81938.3043825136" calcext:value-type="float">
            <text:p>$81,938</text:p>
          </table:table-cell>
          <table:table-cell table:style-name="ce1" table:formula="of:=IF([.W12]*0.7&gt;25*[.$A$2];25*[.$A$2]*0.04;IF([.W12]&gt;13*[.$A$2];[.W12]*0.7*0.04;IF([.W12]&gt;[.$A$2];0.04*[.W12];0)))" office:value-type="float" office:value="67357.8291091016" calcext:value-type="float">
            <text:p>$67,358</text:p>
          </table:table-cell>
          <table:table-cell table:style-name="ce1" table:formula="of:=IF([.X12]*0.7&gt;25*[.$A$2];25*[.$A$2]*0.04;IF([.X12]&gt;13*[.$A$2];[.X12]*0.7*0.04;IF([.X12]&gt;[.$A$2];0.04*[.X12];0)))" office:value-type="float" office:value="85567.5511240028" calcext:value-type="float">
            <text:p>$85,568</text:p>
          </table:table-cell>
          <table:table-cell table:style-name="ce1" table:formula="of:=IF([.Y12]*0.7&gt;25*[.$A$2];25*[.$A$2]*0.04;IF([.Y12]&gt;13*[.$A$2];[.Y12]*0.7*0.04;IF([.Y12]&gt;[.$A$2];0.04*[.Y12];0)))" office:value-type="float" office:value="75705.1059946876" calcext:value-type="float">
            <text:p>$75,705</text:p>
          </table:table-cell>
          <table:table-cell table:style-name="ce1" table:formula="of:=IF([.Z12]*0.7&gt;25*[.$A$2];25*[.$A$2]*0.04;IF([.Z12]&gt;13*[.$A$2];[.Z12]*0.7*0.04;IF([.Z12]&gt;[.$A$2];0.04*[.Z12];0)))" office:value-type="float" office:value="50586.5514467408" calcext:value-type="float">
            <text:p>$50,587</text:p>
          </table:table-cell>
          <table:table-cell table:style-name="ce1" table:formula="of:=IF([.AA12]*0.7&gt;25*[.$A$2];25*[.$A$2]*0.04;IF([.AA12]&gt;13*[.$A$2];[.AA12]*0.7*0.04;IF([.AA12]&gt;[.$A$2];0.04*[.AA12];0)))" office:value-type="float" office:value="65697.4538632476" calcext:value-type="float">
            <text:p>$65,697</text:p>
          </table:table-cell>
          <table:table-cell table:style-name="ce1" table:formula="of:=IF([.AB12]*0.7&gt;25*[.$A$2];25*[.$A$2]*0.04;IF([.AB12]&gt;13*[.$A$2];[.AB12]*0.7*0.04;IF([.AB12]&gt;[.$A$2];0.04*[.AB12];0)))" office:value-type="float" office:value="66246.495148628" calcext:value-type="float">
            <text:p>$66,246</text:p>
          </table:table-cell>
          <table:table-cell table:style-name="ce1" table:formula="of:=IF([.AC12]*0.7&gt;25*[.$A$2];25*[.$A$2]*0.04;IF([.AC12]&gt;13*[.$A$2];[.AC12]*0.7*0.04;IF([.AC12]&gt;[.$A$2];0.04*[.AC12];0)))" office:value-type="float" office:value="56826.0538552788" calcext:value-type="float">
            <text:p>$56,826</text:p>
          </table:table-cell>
          <table:table-cell table:style-name="ce1" table:formula="of:=IF([.AD12]*0.7&gt;25*[.$A$2];25*[.$A$2]*0.04;IF([.AD12]&gt;13*[.$A$2];[.AD12]*0.7*0.04;IF([.AD12]&gt;[.$A$2];0.04*[.AD12];0)))" office:value-type="float" office:value="60852.4038979076" calcext:value-type="float">
            <text:p>$60,852</text:p>
          </table:table-cell>
          <table:table-cell table:style-name="ce1" table:formula="of:=IF([.AE12]*0.7&gt;25*[.$A$2];25*[.$A$2]*0.04;IF([.AE12]&gt;13*[.$A$2];[.AE12]*0.7*0.04;IF([.AE12]&gt;[.$A$2];0.04*[.AE12];0)))" office:value-type="float" office:value="316000" calcext:value-type="float">
            <text:p>$316,000</text:p>
          </table:table-cell>
          <table:table-cell table:number-columns-repeated="993"/>
        </table:table-row>
        <table:table-row table:style-name="ro1">
          <table:table-cell office:value-type="string" calcext:value-type="string">
            <text:p>4 por 1000</text:p>
          </table:table-cell>
          <table:table-cell table:style-name="ce1" table:formula="of:=[.B52]*4/1000" office:value-type="float" office:value="0" calcext:value-type="float">
            <text:p>$0</text:p>
          </table:table-cell>
          <table:table-cell table:style-name="ce1" table:formula="of:=[.C52]*4/1000" office:value-type="float" office:value="0" calcext:value-type="float">
            <text:p>$0</text:p>
          </table:table-cell>
          <table:table-cell table:style-name="ce1" table:formula="of:=[.D52]*4/1000" office:value-type="float" office:value="0" calcext:value-type="float">
            <text:p>$0</text:p>
          </table:table-cell>
          <table:table-cell table:style-name="ce1" table:formula="of:=[.E52]*4/1000" office:value-type="float" office:value="0" calcext:value-type="float">
            <text:p>$0</text:p>
          </table:table-cell>
          <table:table-cell table:style-name="ce1" table:formula="of:=[.F52]*4/1000" office:value-type="float" office:value="0" calcext:value-type="float">
            <text:p>$0</text:p>
          </table:table-cell>
          <table:table-cell table:style-name="ce1" table:formula="of:=[.G52]*4/1000" office:value-type="float" office:value="0" calcext:value-type="float">
            <text:p>$0</text:p>
          </table:table-cell>
          <table:table-cell table:style-name="ce1" table:formula="of:=[.H52]*4/1000" office:value-type="float" office:value="0" calcext:value-type="float">
            <text:p>$0</text:p>
          </table:table-cell>
          <table:table-cell table:style-name="ce1" table:formula="of:=[.I52]*4/1000" office:value-type="float" office:value="0" calcext:value-type="float">
            <text:p>$0</text:p>
          </table:table-cell>
          <table:table-cell table:style-name="ce1" table:formula="of:=[.J52]*4/1000" office:value-type="float" office:value="0" calcext:value-type="float">
            <text:p>$0</text:p>
          </table:table-cell>
          <table:table-cell table:style-name="ce1" table:formula="of:=[.K52]*4/1000" office:value-type="float" office:value="0" calcext:value-type="float">
            <text:p>$0</text:p>
          </table:table-cell>
          <table:table-cell table:style-name="ce1" table:formula="of:=[.L52]*4/1000" office:value-type="float" office:value="0" calcext:value-type="float">
            <text:p>$0</text:p>
          </table:table-cell>
          <table:table-cell table:style-name="ce1" table:formula="of:=[.M52]*4/1000" office:value-type="float" office:value="0" calcext:value-type="float">
            <text:p>$0</text:p>
          </table:table-cell>
          <table:table-cell table:style-name="ce1" table:formula="of:=[.N52]*4/1000" office:value-type="float" office:value="0" calcext:value-type="float">
            <text:p>$0</text:p>
          </table:table-cell>
          <table:table-cell table:style-name="ce1" table:formula="of:=[.O52]*4/1000" office:value-type="float" office:value="0" calcext:value-type="float">
            <text:p>$0</text:p>
          </table:table-cell>
          <table:table-cell table:style-name="ce1" table:formula="of:=[.P52]*4/1000" office:value-type="float" office:value="0" calcext:value-type="float">
            <text:p>$0</text:p>
          </table:table-cell>
          <table:table-cell table:style-name="ce1" table:formula="of:=[.Q52]*4/1000" office:value-type="float" office:value="0" calcext:value-type="float">
            <text:p>$0</text:p>
          </table:table-cell>
          <table:table-cell table:style-name="ce1" table:formula="of:=[.R52]*4/1000" office:value-type="float" office:value="0" calcext:value-type="float">
            <text:p>$0</text:p>
          </table:table-cell>
          <table:table-cell table:style-name="ce1" table:formula="of:=[.S52]*4/1000" office:value-type="float" office:value="0" calcext:value-type="float">
            <text:p>$0</text:p>
          </table:table-cell>
          <table:table-cell table:style-name="ce1" table:formula="of:=[.T52]*4/1000" office:value-type="float" office:value="0" calcext:value-type="float">
            <text:p>$0</text:p>
          </table:table-cell>
          <table:table-cell table:style-name="ce1" table:formula="of:=[.U52]*4/1000" office:value-type="float" office:value="0" calcext:value-type="float">
            <text:p>$0</text:p>
          </table:table-cell>
          <table:table-cell table:style-name="ce1" table:formula="of:=[.V52]*4/1000" office:value-type="float" office:value="0" calcext:value-type="float">
            <text:p>$0</text:p>
          </table:table-cell>
          <table:table-cell table:style-name="ce1" table:formula="of:=[.W52]*4/1000" office:value-type="float" office:value="0" calcext:value-type="float">
            <text:p>$0</text:p>
          </table:table-cell>
          <table:table-cell table:style-name="ce1" table:formula="of:=[.X52]*4/1000" office:value-type="float" office:value="0" calcext:value-type="float">
            <text:p>$0</text:p>
          </table:table-cell>
          <table:table-cell table:style-name="ce1" table:formula="of:=[.Y52]*4/1000" office:value-type="float" office:value="0" calcext:value-type="float">
            <text:p>$0</text:p>
          </table:table-cell>
          <table:table-cell table:style-name="ce1" table:formula="of:=[.Z52]*4/1000" office:value-type="float" office:value="0" calcext:value-type="float">
            <text:p>$0</text:p>
          </table:table-cell>
          <table:table-cell table:style-name="ce1" table:formula="of:=[.AA52]*4/1000" office:value-type="float" office:value="0" calcext:value-type="float">
            <text:p>$0</text:p>
          </table:table-cell>
          <table:table-cell table:style-name="ce1" table:formula="of:=[.AB52]*4/1000" office:value-type="float" office:value="0" calcext:value-type="float">
            <text:p>$0</text:p>
          </table:table-cell>
          <table:table-cell table:style-name="ce1" table:formula="of:=[.AC52]*4/1000" office:value-type="float" office:value="0" calcext:value-type="float">
            <text:p>$0</text:p>
          </table:table-cell>
          <table:table-cell table:style-name="ce1" table:formula="of:=[.AD52]*4/1000" office:value-type="float" office:value="0" calcext:value-type="float">
            <text:p>$0</text:p>
          </table:table-cell>
          <table:table-cell table:style-name="ce1" table:formula="of:=[.AE52]*4/1000" office:value-type="float" office:value="0" calcext:value-type="float">
            <text:p>$0</text:p>
          </table:table-cell>
          <table:table-cell table:number-columns-repeated="993"/>
        </table:table-row>
        <table:table-row table:style-name="ro1">
          <table:table-cell office:value-type="string" calcext:value-type="string">
            <text:p>Riqueza personas</text:p>
          </table:table-cell>
          <table:table-cell table:style-name="ce1" table:formula="of:=+IF([.B8]&lt;1000000000;0;IF([.B8]&lt;=2000000000;[.B8]*0.00125/12;IF(AND(2000000000&lt;[.B8];[.B8]&lt;=3000000000);(([.B8]-2000000000)*0.0035+2500000)/12;IF(AND(3000000000&lt;[.B8];[.B8]&lt;=5000000000);(([.B8]-3000000000)*0.0075+6000000)/12;(([.B8]-5000000000)*0.015+21000000)/12))))" office:value-type="float" office:value="0" calcext:value-type="float">
            <text:p>$0</text:p>
          </table:table-cell>
          <table:table-cell table:style-name="ce1" table:formula="of:=+IF([.C8]&lt;1000000000;0;IF([.C8]&lt;=2000000000;[.C8]*0.00125/12;IF(AND(2000000000&lt;[.C8];[.C8]&lt;=3000000000);(([.C8]-2000000000)*0.0035+2500000)/12;IF(AND(3000000000&lt;[.C8];[.C8]&lt;=5000000000);(([.C8]-3000000000)*0.0075+6000000)/12;(([.C8]-5000000000)*0.015+21000000)/12))))" office:value-type="float" office:value="0" calcext:value-type="float">
            <text:p>$0</text:p>
          </table:table-cell>
          <table:table-cell table:style-name="ce1" table:formula="of:=+IF([.D8]&lt;1000000000;0;IF([.D8]&lt;=2000000000;[.D8]*0.00125/12;IF(AND(2000000000&lt;[.D8];[.D8]&lt;=3000000000);(([.D8]-2000000000)*0.0035+2500000)/12;IF(AND(3000000000&lt;[.D8];[.D8]&lt;=5000000000);(([.D8]-3000000000)*0.0075+6000000)/12;(([.D8]-5000000000)*0.015+21000000)/12))))" office:value-type="float" office:value="0" calcext:value-type="float">
            <text:p>$0</text:p>
          </table:table-cell>
          <table:table-cell table:style-name="ce1" table:formula="of:=+IF([.E8]&lt;1000000000;0;IF([.E8]&lt;=2000000000;[.E8]*0.00125/12;IF(AND(2000000000&lt;[.E8];[.E8]&lt;=3000000000);(([.E8]-2000000000)*0.0035+2500000)/12;IF(AND(3000000000&lt;[.E8];[.E8]&lt;=5000000000);(([.E8]-3000000000)*0.0075+6000000)/12;(([.E8]-5000000000)*0.015+21000000)/12))))" office:value-type="float" office:value="0" calcext:value-type="float">
            <text:p>$0</text:p>
          </table:table-cell>
          <table:table-cell table:style-name="ce1" table:formula="of:=+IF([.F8]&lt;1000000000;0;IF([.F8]&lt;=2000000000;[.F8]*0.00125/12;IF(AND(2000000000&lt;[.F8];[.F8]&lt;=3000000000);(([.F8]-2000000000)*0.0035+2500000)/12;IF(AND(3000000000&lt;[.F8];[.F8]&lt;=5000000000);(([.F8]-3000000000)*0.0075+6000000)/12;(([.F8]-5000000000)*0.015+21000000)/12))))" office:value-type="float" office:value="0" calcext:value-type="float">
            <text:p>$0</text:p>
          </table:table-cell>
          <table:table-cell table:style-name="ce1" table:formula="of:=+IF([.G8]&lt;1000000000;0;IF([.G8]&lt;=2000000000;[.G8]*0.00125/12;IF(AND(2000000000&lt;[.G8];[.G8]&lt;=3000000000);(([.G8]-2000000000)*0.0035+2500000)/12;IF(AND(3000000000&lt;[.G8];[.G8]&lt;=5000000000);(([.G8]-3000000000)*0.0075+6000000)/12;(([.G8]-5000000000)*0.015+21000000)/12))))" office:value-type="float" office:value="0" calcext:value-type="float">
            <text:p>$0</text:p>
          </table:table-cell>
          <table:table-cell table:style-name="ce1" table:formula="of:=+IF([.H8]&lt;1000000000;0;IF([.H8]&lt;=2000000000;[.H8]*0.00125/12;IF(AND(2000000000&lt;[.H8];[.H8]&lt;=3000000000);(([.H8]-2000000000)*0.0035+2500000)/12;IF(AND(3000000000&lt;[.H8];[.H8]&lt;=5000000000);(([.H8]-3000000000)*0.0075+6000000)/12;(([.H8]-5000000000)*0.015+21000000)/12))))" office:value-type="float" office:value="0" calcext:value-type="float">
            <text:p>$0</text:p>
          </table:table-cell>
          <table:table-cell table:style-name="ce1" table:formula="of:=+IF([.I8]&lt;1000000000;0;IF([.I8]&lt;=2000000000;[.I8]*0.00125/12;IF(AND(2000000000&lt;[.I8];[.I8]&lt;=3000000000);(([.I8]-2000000000)*0.0035+2500000)/12;IF(AND(3000000000&lt;[.I8];[.I8]&lt;=5000000000);(([.I8]-3000000000)*0.0075+6000000)/12;(([.I8]-5000000000)*0.015+21000000)/12))))" office:value-type="float" office:value="0" calcext:value-type="float">
            <text:p>$0</text:p>
          </table:table-cell>
          <table:table-cell table:style-name="ce1" table:formula="of:=+IF([.J8]&lt;1000000000;0;IF([.J8]&lt;=2000000000;[.J8]*0.00125/12;IF(AND(2000000000&lt;[.J8];[.J8]&lt;=3000000000);(([.J8]-2000000000)*0.0035+2500000)/12;IF(AND(3000000000&lt;[.J8];[.J8]&lt;=5000000000);(([.J8]-3000000000)*0.0075+6000000)/12;(([.J8]-5000000000)*0.015+21000000)/12))))" office:value-type="float" office:value="0" calcext:value-type="float">
            <text:p>$0</text:p>
          </table:table-cell>
          <table:table-cell table:style-name="ce1" table:formula="of:=+IF([.K8]&lt;1000000000;0;IF([.K8]&lt;=2000000000;[.K8]*0.00125/12;IF(AND(2000000000&lt;[.K8];[.K8]&lt;=3000000000);(([.K8]-2000000000)*0.0035+2500000)/12;IF(AND(3000000000&lt;[.K8];[.K8]&lt;=5000000000);(([.K8]-3000000000)*0.0075+6000000)/12;(([.K8]-5000000000)*0.015+21000000)/12))))" office:value-type="float" office:value="0" calcext:value-type="float">
            <text:p>$0</text:p>
          </table:table-cell>
          <table:table-cell table:style-name="ce1" table:formula="of:=+IF([.L8]&lt;1000000000;0;IF([.L8]&lt;=2000000000;[.L8]*0.00125/12;IF(AND(2000000000&lt;[.L8];[.L8]&lt;=3000000000);(([.L8]-2000000000)*0.0035+2500000)/12;IF(AND(3000000000&lt;[.L8];[.L8]&lt;=5000000000);(([.L8]-3000000000)*0.0075+6000000)/12;(([.L8]-5000000000)*0.015+21000000)/12))))" office:value-type="float" office:value="0" calcext:value-type="float">
            <text:p>$0</text:p>
          </table:table-cell>
          <table:table-cell table:style-name="ce1" table:formula="of:=+IF([.M8]&lt;1000000000;0;IF([.M8]&lt;=2000000000;[.M8]*0.00125/12;IF(AND(2000000000&lt;[.M8];[.M8]&lt;=3000000000);(([.M8]-2000000000)*0.0035+2500000)/12;IF(AND(3000000000&lt;[.M8];[.M8]&lt;=5000000000);(([.M8]-3000000000)*0.0075+6000000)/12;(([.M8]-5000000000)*0.015+21000000)/12))))" office:value-type="float" office:value="0" calcext:value-type="float">
            <text:p>$0</text:p>
          </table:table-cell>
          <table:table-cell table:style-name="ce1" table:formula="of:=+IF([.N8]&lt;1000000000;0;IF([.N8]&lt;=2000000000;[.N8]*0.00125/12;IF(AND(2000000000&lt;[.N8];[.N8]&lt;=3000000000);(([.N8]-2000000000)*0.0035+2500000)/12;IF(AND(3000000000&lt;[.N8];[.N8]&lt;=5000000000);(([.N8]-3000000000)*0.0075+6000000)/12;(([.N8]-5000000000)*0.015+21000000)/12))))" office:value-type="float" office:value="0" calcext:value-type="float">
            <text:p>$0</text:p>
          </table:table-cell>
          <table:table-cell table:style-name="ce1" table:formula="of:=+IF([.O8]&lt;1000000000;0;IF([.O8]&lt;=2000000000;[.O8]*0.00125/12;IF(AND(2000000000&lt;[.O8];[.O8]&lt;=3000000000);(([.O8]-2000000000)*0.0035+2500000)/12;IF(AND(3000000000&lt;[.O8];[.O8]&lt;=5000000000);(([.O8]-3000000000)*0.0075+6000000)/12;(([.O8]-5000000000)*0.015+21000000)/12))))" office:value-type="float" office:value="0" calcext:value-type="float">
            <text:p>$0</text:p>
          </table:table-cell>
          <table:table-cell table:style-name="ce1" table:formula="of:=+IF([.P8]&lt;1000000000;0;IF([.P8]&lt;=2000000000;[.P8]*0.00125/12;IF(AND(2000000000&lt;[.P8];[.P8]&lt;=3000000000);(([.P8]-2000000000)*0.0035+2500000)/12;IF(AND(3000000000&lt;[.P8];[.P8]&lt;=5000000000);(([.P8]-3000000000)*0.0075+6000000)/12;(([.P8]-5000000000)*0.015+21000000)/12))))" office:value-type="float" office:value="0" calcext:value-type="float">
            <text:p>$0</text:p>
          </table:table-cell>
          <table:table-cell table:style-name="ce1" table:formula="of:=+IF([.Q8]&lt;1000000000;0;IF([.Q8]&lt;=2000000000;[.Q8]*0.00125/12;IF(AND(2000000000&lt;[.Q8];[.Q8]&lt;=3000000000);(([.Q8]-2000000000)*0.0035+2500000)/12;IF(AND(3000000000&lt;[.Q8];[.Q8]&lt;=5000000000);(([.Q8]-3000000000)*0.0075+6000000)/12;(([.Q8]-5000000000)*0.015+21000000)/12))))" office:value-type="float" office:value="0" calcext:value-type="float">
            <text:p>$0</text:p>
          </table:table-cell>
          <table:table-cell table:style-name="ce1" table:formula="of:=+IF([.R8]&lt;1000000000;0;IF([.R8]&lt;=2000000000;[.R8]*0.00125/12;IF(AND(2000000000&lt;[.R8];[.R8]&lt;=3000000000);(([.R8]-2000000000)*0.0035+2500000)/12;IF(AND(3000000000&lt;[.R8];[.R8]&lt;=5000000000);(([.R8]-3000000000)*0.0075+6000000)/12;(([.R8]-5000000000)*0.015+21000000)/12))))" office:value-type="float" office:value="0" calcext:value-type="float">
            <text:p>$0</text:p>
          </table:table-cell>
          <table:table-cell table:style-name="ce1" table:formula="of:=+IF([.S8]&lt;1000000000;0;IF([.S8]&lt;=2000000000;[.S8]*0.00125/12;IF(AND(2000000000&lt;[.S8];[.S8]&lt;=3000000000);(([.S8]-2000000000)*0.0035+2500000)/12;IF(AND(3000000000&lt;[.S8];[.S8]&lt;=5000000000);(([.S8]-3000000000)*0.0075+6000000)/12;(([.S8]-5000000000)*0.015+21000000)/12))))" office:value-type="float" office:value="0" calcext:value-type="float">
            <text:p>$0</text:p>
          </table:table-cell>
          <table:table-cell table:style-name="ce1" table:formula="of:=+IF([.T8]&lt;1000000000;0;IF([.T8]&lt;=2000000000;[.T8]*0.00125/12;IF(AND(2000000000&lt;[.T8];[.T8]&lt;=3000000000);(([.T8]-2000000000)*0.0035+2500000)/12;IF(AND(3000000000&lt;[.T8];[.T8]&lt;=5000000000);(([.T8]-3000000000)*0.0075+6000000)/12;(([.T8]-5000000000)*0.015+21000000)/12))))" office:value-type="float" office:value="0" calcext:value-type="float">
            <text:p>$0</text:p>
          </table:table-cell>
          <table:table-cell table:style-name="ce1" table:formula="of:=+IF([.U8]&lt;1000000000;0;IF([.U8]&lt;=2000000000;[.U8]*0.00125/12;IF(AND(2000000000&lt;[.U8];[.U8]&lt;=3000000000);(([.U8]-2000000000)*0.0035+2500000)/12;IF(AND(3000000000&lt;[.U8];[.U8]&lt;=5000000000);(([.U8]-3000000000)*0.0075+6000000)/12;(([.U8]-5000000000)*0.015+21000000)/12))))" office:value-type="float" office:value="0" calcext:value-type="float">
            <text:p>$0</text:p>
          </table:table-cell>
          <table:table-cell table:style-name="ce1" table:formula="of:=+IF([.V8]&lt;1000000000;0;IF([.V8]&lt;=2000000000;[.V8]*0.00125/12;IF(AND(2000000000&lt;[.V8];[.V8]&lt;=3000000000);(([.V8]-2000000000)*0.0035+2500000)/12;IF(AND(3000000000&lt;[.V8];[.V8]&lt;=5000000000);(([.V8]-3000000000)*0.0075+6000000)/12;(([.V8]-5000000000)*0.015+21000000)/12))))" office:value-type="float" office:value="0" calcext:value-type="float">
            <text:p>$0</text:p>
          </table:table-cell>
          <table:table-cell table:style-name="ce1" table:formula="of:=+IF([.W8]&lt;1000000000;0;IF([.W8]&lt;=2000000000;[.W8]*0.00125/12;IF(AND(2000000000&lt;[.W8];[.W8]&lt;=3000000000);(([.W8]-2000000000)*0.0035+2500000)/12;IF(AND(3000000000&lt;[.W8];[.W8]&lt;=5000000000);(([.W8]-3000000000)*0.0075+6000000)/12;(([.W8]-5000000000)*0.015+21000000)/12))))" office:value-type="float" office:value="0" calcext:value-type="float">
            <text:p>$0</text:p>
          </table:table-cell>
          <table:table-cell table:style-name="ce1" table:formula="of:=+IF([.X8]&lt;1000000000;0;IF([.X8]&lt;=2000000000;[.X8]*0.00125/12;IF(AND(2000000000&lt;[.X8];[.X8]&lt;=3000000000);(([.X8]-2000000000)*0.0035+2500000)/12;IF(AND(3000000000&lt;[.X8];[.X8]&lt;=5000000000);(([.X8]-3000000000)*0.0075+6000000)/12;(([.X8]-5000000000)*0.015+21000000)/12))))" office:value-type="float" office:value="0" calcext:value-type="float">
            <text:p>$0</text:p>
          </table:table-cell>
          <table:table-cell table:style-name="ce1" table:formula="of:=+IF([.Y8]&lt;1000000000;0;IF([.Y8]&lt;=2000000000;[.Y8]*0.00125/12;IF(AND(2000000000&lt;[.Y8];[.Y8]&lt;=3000000000);(([.Y8]-2000000000)*0.0035+2500000)/12;IF(AND(3000000000&lt;[.Y8];[.Y8]&lt;=5000000000);(([.Y8]-3000000000)*0.0075+6000000)/12;(([.Y8]-5000000000)*0.015+21000000)/12))))" office:value-type="float" office:value="0" calcext:value-type="float">
            <text:p>$0</text:p>
          </table:table-cell>
          <table:table-cell table:style-name="ce1" table:formula="of:=+IF([.Z8]&lt;1000000000;0;IF([.Z8]&lt;=2000000000;[.Z8]*0.00125/12;IF(AND(2000000000&lt;[.Z8];[.Z8]&lt;=3000000000);(([.Z8]-2000000000)*0.0035+2500000)/12;IF(AND(3000000000&lt;[.Z8];[.Z8]&lt;=5000000000);(([.Z8]-3000000000)*0.0075+6000000)/12;(([.Z8]-5000000000)*0.015+21000000)/12))))" office:value-type="float" office:value="0" calcext:value-type="float">
            <text:p>$0</text:p>
          </table:table-cell>
          <table:table-cell table:style-name="ce1" table:formula="of:=+IF([.AA8]&lt;1000000000;0;IF([.AA8]&lt;=2000000000;[.AA8]*0.00125/12;IF(AND(2000000000&lt;[.AA8];[.AA8]&lt;=3000000000);(([.AA8]-2000000000)*0.0035+2500000)/12;IF(AND(3000000000&lt;[.AA8];[.AA8]&lt;=5000000000);(([.AA8]-3000000000)*0.0075+6000000)/12;(([.AA8]-5000000000)*0.015+21000000)/12))))" office:value-type="float" office:value="0" calcext:value-type="float">
            <text:p>$0</text:p>
          </table:table-cell>
          <table:table-cell table:style-name="ce1" table:formula="of:=+IF([.AB8]&lt;1000000000;0;IF([.AB8]&lt;=2000000000;[.AB8]*0.00125/12;IF(AND(2000000000&lt;[.AB8];[.AB8]&lt;=3000000000);(([.AB8]-2000000000)*0.0035+2500000)/12;IF(AND(3000000000&lt;[.AB8];[.AB8]&lt;=5000000000);(([.AB8]-3000000000)*0.0075+6000000)/12;(([.AB8]-5000000000)*0.015+21000000)/12))))" office:value-type="float" office:value="0" calcext:value-type="float">
            <text:p>$0</text:p>
          </table:table-cell>
          <table:table-cell table:style-name="ce1" table:formula="of:=+IF([.AC8]&lt;1000000000;0;IF([.AC8]&lt;=2000000000;[.AC8]*0.00125/12;IF(AND(2000000000&lt;[.AC8];[.AC8]&lt;=3000000000);(([.AC8]-2000000000)*0.0035+2500000)/12;IF(AND(3000000000&lt;[.AC8];[.AC8]&lt;=5000000000);(([.AC8]-3000000000)*0.0075+6000000)/12;(([.AC8]-5000000000)*0.015+21000000)/12))))" office:value-type="float" office:value="0" calcext:value-type="float">
            <text:p>$0</text:p>
          </table:table-cell>
          <table:table-cell table:style-name="ce1" table:formula="of:=+IF([.AD8]&lt;1000000000;0;IF([.AD8]&lt;=2000000000;[.AD8]*0.00125/12;IF(AND(2000000000&lt;[.AD8];[.AD8]&lt;=3000000000);(([.AD8]-2000000000)*0.0035+2500000)/12;IF(AND(3000000000&lt;[.AD8];[.AD8]&lt;=5000000000);(([.AD8]-3000000000)*0.0075+6000000)/12;(([.AD8]-5000000000)*0.015+21000000)/12))))" office:value-type="float" office:value="0" calcext:value-type="float">
            <text:p>$0</text:p>
          </table:table-cell>
          <table:table-cell table:style-name="ce1" table:formula="of:=+IF([.AE8]&lt;1000000000;0;IF([.AE8]&lt;=2000000000;[.AE8]*0.00125/12;IF(AND(2000000000&lt;[.AE8];[.AE8]&lt;=3000000000);(([.AE8]-2000000000)*0.0035+2500000)/12;IF(AND(3000000000&lt;[.AE8];[.AE8]&lt;=5000000000);(([.AE8]-3000000000)*0.0075+6000000)/12;(([.AE8]-5000000000)*0.015+21000000)/12))))" office:value-type="float" office:value="0" calcext:value-type="float">
            <text:p>$0</text:p>
          </table:table-cell>
          <table:table-cell table:number-columns-repeated="993"/>
        </table:table-row>
        <table:table-row table:style-name="ro1">
          <table:table-cell office:value-type="string" calcext:value-type="string">
            <text:p>Impuesto nacional al consumo</text:p>
          </table:table-cell>
          <table:table-cell table:style-name="ce1" table:formula="of:=0.04*[.B33]+0.08*[.B34]+0.16*[.B35]" office:value-type="float" office:value="0" calcext:value-type="float">
            <text:p>$0</text:p>
          </table:table-cell>
          <table:table-cell table:style-name="ce1" table:formula="of:=0.04*[.C33]+0.08*[.C34]+0.16*[.C35]" office:value-type="float" office:value="0" calcext:value-type="float">
            <text:p>$0</text:p>
          </table:table-cell>
          <table:table-cell table:style-name="ce1" table:formula="of:=0.04*[.D33]+0.08*[.D34]+0.16*[.D35]" office:value-type="float" office:value="0" calcext:value-type="float">
            <text:p>$0</text:p>
          </table:table-cell>
          <table:table-cell table:style-name="ce1" table:formula="of:=0.04*[.E33]+0.08*[.E34]+0.16*[.E35]" office:value-type="float" office:value="0" calcext:value-type="float">
            <text:p>$0</text:p>
          </table:table-cell>
          <table:table-cell table:style-name="ce1" table:formula="of:=0.04*[.F33]+0.08*[.F34]+0.16*[.F35]" office:value-type="float" office:value="0" calcext:value-type="float">
            <text:p>$0</text:p>
          </table:table-cell>
          <table:table-cell table:style-name="ce1" table:formula="of:=0.04*[.G33]+0.08*[.G34]+0.16*[.G35]" office:value-type="float" office:value="0" calcext:value-type="float">
            <text:p>$0</text:p>
          </table:table-cell>
          <table:table-cell table:style-name="ce1" table:formula="of:=0.04*[.H33]+0.08*[.H34]+0.16*[.H35]" office:value-type="float" office:value="0" calcext:value-type="float">
            <text:p>$0</text:p>
          </table:table-cell>
          <table:table-cell table:style-name="ce1" table:formula="of:=0.04*[.I33]+0.08*[.I34]+0.16*[.I35]" office:value-type="float" office:value="0" calcext:value-type="float">
            <text:p>$0</text:p>
          </table:table-cell>
          <table:table-cell table:style-name="ce1" table:formula="of:=0.04*[.J33]+0.08*[.J34]+0.16*[.J35]" office:value-type="float" office:value="0" calcext:value-type="float">
            <text:p>$0</text:p>
          </table:table-cell>
          <table:table-cell table:style-name="ce1" table:formula="of:=0.04*[.K33]+0.08*[.K34]+0.16*[.K35]" office:value-type="float" office:value="0" calcext:value-type="float">
            <text:p>$0</text:p>
          </table:table-cell>
          <table:table-cell table:style-name="ce1" table:formula="of:=0.04*[.L33]+0.08*[.L34]+0.16*[.L35]" office:value-type="float" office:value="0" calcext:value-type="float">
            <text:p>$0</text:p>
          </table:table-cell>
          <table:table-cell table:style-name="ce1" table:formula="of:=0.04*[.M33]+0.08*[.M34]+0.16*[.M35]" office:value-type="float" office:value="0" calcext:value-type="float">
            <text:p>$0</text:p>
          </table:table-cell>
          <table:table-cell table:style-name="ce1" table:formula="of:=0.04*[.N33]+0.08*[.N34]+0.16*[.N35]" office:value-type="float" office:value="0" calcext:value-type="float">
            <text:p>$0</text:p>
          </table:table-cell>
          <table:table-cell table:style-name="ce1" table:formula="of:=0.04*[.O33]+0.08*[.O34]+0.16*[.O35]" office:value-type="float" office:value="0" calcext:value-type="float">
            <text:p>$0</text:p>
          </table:table-cell>
          <table:table-cell table:style-name="ce1" table:formula="of:=0.04*[.P33]+0.08*[.P34]+0.16*[.P35]" office:value-type="float" office:value="0" calcext:value-type="float">
            <text:p>$0</text:p>
          </table:table-cell>
          <table:table-cell table:style-name="ce1" table:formula="of:=0.04*[.Q33]+0.08*[.Q34]+0.16*[.Q35]" office:value-type="float" office:value="0" calcext:value-type="float">
            <text:p>$0</text:p>
          </table:table-cell>
          <table:table-cell table:style-name="ce1" table:formula="of:=0.04*[.R33]+0.08*[.R34]+0.16*[.R35]" office:value-type="float" office:value="0" calcext:value-type="float">
            <text:p>$0</text:p>
          </table:table-cell>
          <table:table-cell table:style-name="ce1" table:formula="of:=0.04*[.S33]+0.08*[.S34]+0.16*[.S35]" office:value-type="float" office:value="0" calcext:value-type="float">
            <text:p>$0</text:p>
          </table:table-cell>
          <table:table-cell table:style-name="ce1" table:formula="of:=0.04*[.T33]+0.08*[.T34]+0.16*[.T35]" office:value-type="float" office:value="0" calcext:value-type="float">
            <text:p>$0</text:p>
          </table:table-cell>
          <table:table-cell table:style-name="ce1" table:formula="of:=0.04*[.U33]+0.08*[.U34]+0.16*[.U35]" office:value-type="float" office:value="0" calcext:value-type="float">
            <text:p>$0</text:p>
          </table:table-cell>
          <table:table-cell table:style-name="ce1" table:formula="of:=0.04*[.V33]+0.08*[.V34]+0.16*[.V35]" office:value-type="float" office:value="0" calcext:value-type="float">
            <text:p>$0</text:p>
          </table:table-cell>
          <table:table-cell table:style-name="ce1" table:formula="of:=0.04*[.W33]+0.08*[.W34]+0.16*[.W35]" office:value-type="float" office:value="0" calcext:value-type="float">
            <text:p>$0</text:p>
          </table:table-cell>
          <table:table-cell table:style-name="ce1" table:formula="of:=0.04*[.X33]+0.08*[.X34]+0.16*[.X35]" office:value-type="float" office:value="0" calcext:value-type="float">
            <text:p>$0</text:p>
          </table:table-cell>
          <table:table-cell table:style-name="ce1" table:formula="of:=0.04*[.Y33]+0.08*[.Y34]+0.16*[.Y35]" office:value-type="float" office:value="0" calcext:value-type="float">
            <text:p>$0</text:p>
          </table:table-cell>
          <table:table-cell table:style-name="ce1" table:formula="of:=0.04*[.Z33]+0.08*[.Z34]+0.16*[.Z35]" office:value-type="float" office:value="0" calcext:value-type="float">
            <text:p>$0</text:p>
          </table:table-cell>
          <table:table-cell table:style-name="ce1" table:formula="of:=0.04*[.AA33]+0.08*[.AA34]+0.16*[.AA35]" office:value-type="float" office:value="0" calcext:value-type="float">
            <text:p>$0</text:p>
          </table:table-cell>
          <table:table-cell table:style-name="ce1" table:formula="of:=0.04*[.AB33]+0.08*[.AB34]+0.16*[.AB35]" office:value-type="float" office:value="0" calcext:value-type="float">
            <text:p>$0</text:p>
          </table:table-cell>
          <table:table-cell table:style-name="ce1" table:formula="of:=0.04*[.AC33]+0.08*[.AC34]+0.16*[.AC35]" office:value-type="float" office:value="0" calcext:value-type="float">
            <text:p>$0</text:p>
          </table:table-cell>
          <table:table-cell table:style-name="ce1" table:formula="of:=0.04*[.AD33]+0.08*[.AD34]+0.16*[.AD35]" office:value-type="float" office:value="0" calcext:value-type="float">
            <text:p>$0</text:p>
          </table:table-cell>
          <table:table-cell table:style-name="ce1" table:formula="of:=0.04*[.AE33]+0.08*[.AE34]+0.16*[.AE35]" office:value-type="float" office:value="0" calcext:value-type="float">
            <text:p>$0</text:p>
          </table:table-cell>
          <table:table-cell table:number-columns-repeated="993"/>
        </table:table-row>
        <table:table-row table:style-name="ro1">
          <table:table-cell office:value-type="string" calcext:value-type="string">
            <text:p>Impuesto al carbono (?)</text:p>
          </table:table-cell>
          <table:table-cell table:style-name="ce1" table:number-columns-repeated="7"/>
          <table:table-cell table:number-columns-repeated="1016"/>
        </table:table-row>
        <table:table-row table:style-name="ro1">
          <table:table-cell office:value-type="string" calcext:value-type="string">
            <text:p>Impuesto nacional a la gasolina y el ACPM</text:p>
          </table:table-cell>
          <table:table-cell table:style-name="ce1" table:number-columns-repeated="7"/>
          <table:table-cell table:number-columns-repeated="1016"/>
        </table:table-row>
        <table:table-row table:style-name="ro1">
          <table:table-cell office:value-type="string" calcext:value-type="string">
            <text:p>Timbre</text:p>
          </table:table-cell>
          <table:table-cell table:style-name="ce1" table:number-columns-repeated="7"/>
          <table:table-cell table:number-columns-repeated="1016"/>
        </table:table-row>
        <table:table-row table:style-name="ro1">
          <table:table-cell office:value-type="string" calcext:value-type="string">
            <text:p>Aranceles y tarifas (?)</text:p>
          </table:table-cell>
          <table:table-cell table:style-name="ce1" table:number-columns-repeated="7"/>
          <table:table-cell table:number-columns-repeated="1016"/>
        </table:table-row>
        <table:table-row table:style-name="ro1">
          <table:table-cell/>
          <table:table-cell table:style-name="ce1" table:number-columns-repeated="7"/>
          <table:table-cell table:number-columns-repeated="1016"/>
        </table:table-row>
        <table:table-row table:style-name="ro1">
          <table:table-cell table:style-name="ce3" office:value-type="string" calcext:value-type="string">
            <text:p>Impuestos municipales</text:p>
          </table:table-cell>
          <table:table-cell table:style-name="ce1" table:number-columns-repeated="7"/>
          <table:table-cell table:number-columns-repeated="1016"/>
        </table:table-row>
        <table:table-row table:style-name="ro1">
          <table:table-cell office:value-type="string" calcext:value-type="string">
            <text:p>Predial</text:p>
          </table:table-cell>
          <table:table-cell table:style-name="ce1" table:number-columns-repeated="7"/>
          <table:table-cell table:number-columns-repeated="1016"/>
        </table:table-row>
        <table:table-row table:style-name="ro1">
          <table:table-cell office:value-type="string" calcext:value-type="string">
            <text:p>Sobretasa a la gasolina</text:p>
          </table:table-cell>
          <table:table-cell table:style-name="ce1" table:number-columns-repeated="7"/>
          <table:table-cell table:number-columns-repeated="1016"/>
        </table:table-row>
        <table:table-row table:style-name="ro1">
          <table:table-cell office:value-type="string" calcext:value-type="string">
            <text:p>ICA (Régimen Simplificado)</text:p>
          </table:table-cell>
          <table:table-cell table:style-name="ce1" table:number-columns-repeated="7"/>
          <table:table-cell table:number-columns-repeated="1016"/>
        </table:table-row>
        <table:table-row table:style-name="ro1">
          <table:table-cell table:style-name="ce3" office:value-type="string" calcext:value-type="string">
            <text:p>Impuestos departamentales</text:p>
          </table:table-cell>
          <table:table-cell table:style-name="ce1" table:number-columns-repeated="7"/>
          <table:table-cell table:number-columns-repeated="1016"/>
        </table:table-row>
        <table:table-row table:style-name="ro1">
          <table:table-cell office:value-type="string" calcext:value-type="string">
            <text:p>Cerveza</text:p>
          </table:table-cell>
          <table:table-cell table:style-name="ce1" table:number-columns-repeated="7"/>
          <table:table-cell table:number-columns-repeated="1016"/>
        </table:table-row>
        <table:table-row table:style-name="ro1">
          <table:table-cell office:value-type="string" calcext:value-type="string">
            <text:p>Alcohol (excluyendo cerveza)</text:p>
          </table:table-cell>
          <table:table-cell table:style-name="ce1" table:number-columns-repeated="7"/>
          <table:table-cell table:number-columns-repeated="1016"/>
        </table:table-row>
        <table:table-row table:style-name="ro1">
          <table:table-cell office:value-type="string" calcext:value-type="string">
            <text:p>Tabaco</text:p>
          </table:table-cell>
          <table:table-cell table:style-name="ce1" table:number-columns-repeated="7"/>
          <table:table-cell table:number-columns-repeated="1016"/>
        </table:table-row>
        <table:table-row table:style-name="ro1">
          <table:table-cell office:value-type="string" calcext:value-type="string">
            <text:p>Sobretasa a la gasolina</text:p>
          </table:table-cell>
          <table:table-cell table:style-name="ce1" table:number-columns-repeated="7"/>
          <table:table-cell table:number-columns-repeated="1016"/>
        </table:table-row>
        <table:table-row table:style-name="ro1">
          <table:table-cell office:value-type="string" calcext:value-type="string">
            <text:p>Impuesto de registro</text:p>
          </table:table-cell>
          <table:table-cell table:style-name="ce1" table:number-columns-repeated="7"/>
          <table:table-cell table:number-columns-repeated="1016"/>
        </table:table-row>
        <table:table-row table:style-name="ro1">
          <table:table-cell office:value-type="string" calcext:value-type="string">
            <text:p>Vehículos</text:p>
          </table:table-cell>
          <table:table-cell table:style-name="ce1" table:number-columns-repeated="7"/>
          <table:table-cell table:number-columns-repeated="1016"/>
        </table:table-row>
        <table:table-row table:style-name="ro1">
          <table:table-cell/>
          <table:table-cell table:style-name="ce1" table:number-columns-repeated="7"/>
          <table:table-cell table:number-columns-repeated="1016"/>
        </table:table-row>
        <table:table-row table:style-name="ro1">
          <table:table-cell table:style-name="ce2" office:value-type="string" calcext:value-type="string">
            <text:p>Cálculo macro impuestos capital</text:p>
          </table:table-cell>
          <table:table-cell table:style-name="ce1" table:formula="of:=([.B17]+[.B24])*[$'Precios y parámetros'.$B$34]/(1-[$'Precios y parámetros'.$B$34])" office:value-type="float" office:value="77455.8804827888" calcext:value-type="float">
            <text:p>$77,456</text:p>
          </table:table-cell>
          <table:table-cell table:style-name="ce1" table:formula="of:=([.C17]+[.C24])*[$'Precios y parámetros'.$B$34]/(1-[$'Precios y parámetros'.$B$34])" office:value-type="float" office:value="59547.9816818926" calcext:value-type="float">
            <text:p>$59,548</text:p>
          </table:table-cell>
          <table:table-cell table:style-name="ce1" table:formula="of:=([.D17]+[.D24])*[$'Precios y parámetros'.$B$34]/(1-[$'Precios y parámetros'.$B$34])" office:value-type="float" office:value="89955.0749784285" calcext:value-type="float">
            <text:p>$89,955</text:p>
          </table:table-cell>
          <table:table-cell table:style-name="ce1" table:formula="of:=([.E17]+[.E24])*[$'Precios y parámetros'.$B$34]/(1-[$'Precios y parámetros'.$B$34])" office:value-type="float" office:value="2823.72882457385" calcext:value-type="float">
            <text:p>$2,824</text:p>
          </table:table-cell>
          <table:table-cell table:style-name="ce1" table:formula="of:=([.F17]+[.F24])*[$'Precios y parámetros'.$B$34]/(1-[$'Precios y parámetros'.$B$34])" office:value-type="float" office:value="10419.8212690115" calcext:value-type="float">
            <text:p>$10,420</text:p>
          </table:table-cell>
          <table:table-cell table:style-name="ce1" table:formula="of:=([.G17]+[.G24])*[$'Precios y parámetros'.$B$34]/(1-[$'Precios y parámetros'.$B$34])" office:value-type="float" office:value="8817.70880398869" calcext:value-type="float">
            <text:p>$8,818</text:p>
          </table:table-cell>
          <table:table-cell table:style-name="ce1" table:formula="of:=([.H17]+[.H24])*[$'Precios y parámetros'.$B$34]/(1-[$'Precios y parámetros'.$B$34])" office:value-type="float" office:value="11361.163410157" calcext:value-type="float">
            <text:p>$11,361</text:p>
          </table:table-cell>
          <table:table-cell table:style-name="ce1" table:formula="of:=([.I17]+[.I24])*[$'Precios y parámetros'.$B$34]/(1-[$'Precios y parámetros'.$B$34])" office:value-type="float" office:value="18774.5823720432" calcext:value-type="float">
            <text:p>$18,775</text:p>
          </table:table-cell>
          <table:table-cell table:style-name="ce1" table:formula="of:=([.J17]+[.J24])*[$'Precios y parámetros'.$B$34]/(1-[$'Precios y parámetros'.$B$34])" office:value-type="float" office:value="24917.9730001591" calcext:value-type="float">
            <text:p>$24,918</text:p>
          </table:table-cell>
          <table:table-cell table:style-name="ce1" table:formula="of:=([.K17]+[.K24])*[$'Precios y parámetros'.$B$34]/(1-[$'Precios y parámetros'.$B$34])" office:value-type="float" office:value="33902.3301791038" calcext:value-type="float">
            <text:p>$33,902</text:p>
          </table:table-cell>
          <table:table-cell table:style-name="ce1" table:formula="of:=([.L17]+[.L24])*[$'Precios y parámetros'.$B$34]/(1-[$'Precios y parámetros'.$B$34])" office:value-type="float" office:value="50564.3376688985" calcext:value-type="float">
            <text:p>$50,564</text:p>
          </table:table-cell>
          <table:table-cell table:style-name="ce1" table:formula="of:=([.M17]+[.M24])*[$'Precios y parámetros'.$B$34]/(1-[$'Precios y parámetros'.$B$34])" office:value-type="float" office:value="91211.0832425897" calcext:value-type="float">
            <text:p>$91,211</text:p>
          </table:table-cell>
          <table:table-cell table:style-name="ce1" table:formula="of:=([.N17]+[.N24])*[$'Precios y parámetros'.$B$34]/(1-[$'Precios y parámetros'.$B$34])" office:value-type="float" office:value="521781.504627056" calcext:value-type="float">
            <text:p>$521,782</text:p>
          </table:table-cell>
          <table:table-cell table:style-name="ce1" table:number-columns-repeated="3"/>
          <table:table-cell table:style-name="ce1" table:formula="of:=(#REF!+[.R24])*[$'Precios y parámetros'.$B$34]/(1-[$'Precios y parámetros'.$B$34])" office:value-type="string" office:string-value="" calcext:value-type="error">
            <text:p>#REF!</text:p>
          </table:table-cell>
          <table:table-cell table:style-name="ce1" table:formula="of:=([.S17]+[.S24])*[$'Precios y parámetros'.$B$34]/(1-[$'Precios y parámetros'.$B$34])" office:value-type="float" office:value="67211971.7115851" calcext:value-type="float">
            <text:p>$67,211,972</text:p>
          </table:table-cell>
          <table:table-cell table:style-name="ce1" table:formula="of:=([.T17]+[.T24])*[$'Precios y parámetros'.$B$34]/(1-[$'Precios y parámetros'.$B$34])" office:value-type="float" office:value="294602183.862073" calcext:value-type="float">
            <text:p>$294,602,184</text:p>
          </table:table-cell>
          <table:table-cell table:style-name="ce1" table:formula="of:=([.U17]+[.U24])*[$'Precios y parámetros'.$B$34]/(1-[$'Precios y parámetros'.$B$34])" office:value-type="float" office:value="156260.024310278" calcext:value-type="float">
            <text:p>$156,260</text:p>
          </table:table-cell>
          <table:table-cell table:style-name="ce1" table:formula="of:=([.V17]+[.V24])*[$'Precios y parámetros'.$B$34]/(1-[$'Precios y parámetros'.$B$34])" office:value-type="float" office:value="128253.973778785" calcext:value-type="float">
            <text:p>$128,254</text:p>
          </table:table-cell>
          <table:table-cell table:style-name="ce1" table:formula="of:=([.W17]+[.W24])*[$'Precios y parámetros'.$B$34]/(1-[$'Precios y parámetros'.$B$34])" office:value-type="float" office:value="85833.6743388307" calcext:value-type="float">
            <text:p>$85,834</text:p>
          </table:table-cell>
          <table:table-cell table:style-name="ce1" table:formula="of:=([.X17]+[.X24])*[$'Precios y parámetros'.$B$34]/(1-[$'Precios y parámetros'.$B$34])" office:value-type="float" office:value="53117.3042875143" calcext:value-type="float">
            <text:p>$53,117</text:p>
          </table:table-cell>
          <table:table-cell table:style-name="ce1" table:formula="of:=([.Y17]+[.Y24])*[$'Precios y parámetros'.$B$34]/(1-[$'Precios y parámetros'.$B$34])" office:value-type="float" office:value="120894.831743765" calcext:value-type="float">
            <text:p>$120,895</text:p>
          </table:table-cell>
          <table:table-cell table:style-name="ce1" table:formula="of:=([.Z17]+[.Z24])*[$'Precios y parámetros'.$B$34]/(1-[$'Precios y parámetros'.$B$34])" office:value-type="float" office:value="57653.9636551375" calcext:value-type="float">
            <text:p>$57,654</text:p>
          </table:table-cell>
          <table:table-cell table:style-name="ce1" table:formula="of:=([.AA17]+[.AA24])*[$'Precios y parámetros'.$B$34]/(1-[$'Precios y parámetros'.$B$34])" office:value-type="float" office:value="111715.834124845" calcext:value-type="float">
            <text:p>$111,716</text:p>
          </table:table-cell>
          <table:table-cell table:style-name="ce1" table:formula="of:=([.AB17]+[.AB24])*[$'Precios y parámetros'.$B$34]/(1-[$'Precios y parámetros'.$B$34])" office:value-type="float" office:value="52234.3471676084" calcext:value-type="float">
            <text:p>$52,234</text:p>
          </table:table-cell>
          <table:table-cell table:style-name="ce1" table:formula="of:=([.AC17]+[.AC24])*[$'Precios y parámetros'.$B$34]/(1-[$'Precios y parámetros'.$B$34])" office:value-type="float" office:value="31328.203805453" calcext:value-type="float">
            <text:p>$31,328</text:p>
          </table:table-cell>
          <table:table-cell table:style-name="ce1" table:formula="of:=([.AD17]+[.AD24])*[$'Precios y parámetros'.$B$34]/(1-[$'Precios y parámetros'.$B$34])" office:value-type="float" office:value="106336.766113194" calcext:value-type="float">
            <text:p>$106,337</text:p>
          </table:table-cell>
          <table:table-cell table:style-name="ce1" table:formula="of:=([.AE17]+[.AE24])*[$'Precios y parámetros'.$B$34]/(1-[$'Precios y parámetros'.$B$34])" office:value-type="float" office:value="0" calcext:value-type="float">
            <text:p>$0</text:p>
          </table:table-cell>
          <table:table-cell table:number-columns-repeated="993"/>
        </table:table-row>
        <table:table-row table:style-name="ro1" table:number-rows-repeated="2">
          <table:table-cell/>
          <table:table-cell table:style-name="ce1" table:number-columns-repeated="7"/>
          <table:table-cell table:number-columns-repeated="1016"/>
        </table:table-row>
        <table:table-row table:style-name="ro1">
          <table:table-cell table:style-name="ce3" office:value-type="string" calcext:value-type="string">
            <text:p>Ingresos totales</text:p>
          </table:table-cell>
          <table:table-cell table:style-name="ce1" table:formula="of:=IF([.B9]+[.B12]+[.B13]+[.B14]+[.B17]+[.B18]+[.B24]+[.B25]=0;[.B10];[.B9]+IF([.B12]&lt;13*[.$A$2];[.B12]*14.12/12;[.B12])+[.B13]+[.B14]+[.B17]+[.B18]+[.B24]+[.B25]+[.B27]+[.B94]+[.B95]+[.B96]+[.B97])" office:value-type="float" office:value="2650580.76141296" calcext:value-type="float">
            <text:p>$2,650,581</text:p>
          </table:table-cell>
          <table:table-cell table:style-name="ce1" table:formula="of:=IF([.C9]+[.C12]+[.C13]+[.C14]+[.C17]+[.C18]+[.C24]+[.C25]=0;[.C10];[.C9]+IF([.C12]&lt;13*[.$A$2];[.C12]*14.12/12;[.C12])+[.C13]+[.C14]+[.C17]+[.C18]+[.C24]+[.C25]+[.C27]+[.C94]+[.C95]+[.C96]+[.C97])" office:value-type="float" office:value="2161869.96590739" calcext:value-type="float">
            <text:p>$2,161,870</text:p>
          </table:table-cell>
          <table:table-cell table:style-name="ce1" table:formula="of:=IF([.D9]+[.D12]+[.D13]+[.D14]+[.D17]+[.D18]+[.D24]+[.D25]=0;[.D10];[.D9]+IF([.D12]&lt;13*[.$A$2];[.D12]*14.12/12;[.D12])+[.D13]+[.D14]+[.D17]+[.D18]+[.D24]+[.D25]+[.D27]+[.D94]+[.D95]+[.D96]+[.D97])" office:value-type="float" office:value="2991686.73666214" calcext:value-type="float">
            <text:p>$2,991,687</text:p>
          </table:table-cell>
          <table:table-cell table:style-name="ce1" table:formula="of:=IF([.E9]+[.E12]+[.E13]+[.E14]+[.E17]+[.E18]+[.E24]+[.E25]=0;[.E10];[.E9]+IF([.E12]&lt;13*[.$A$2];[.E12]*14.12/12;[.E12])+[.E13]+[.E14]+[.E17]+[.E18]+[.E24]+[.E25]+[.E27]+[.E94]+[.E95]+[.E96]+[.E97])" office:value-type="float" office:value="140791.710934989" calcext:value-type="float">
            <text:p>$140,792</text:p>
          </table:table-cell>
          <table:table-cell table:style-name="ce1" table:formula="of:=IF([.F9]+[.F12]+[.F13]+[.F14]+[.F17]+[.F18]+[.F24]+[.F25]=0;[.F10];[.F9]+IF([.F12]&lt;13*[.$A$2];[.F12]*14.12/12;[.F12])+[.F13]+[.F14]+[.F17]+[.F18]+[.F24]+[.F25]+[.F27]+[.F94]+[.F95]+[.F96]+[.F97])" office:value-type="float" office:value="538512.703300552" calcext:value-type="float">
            <text:p>$538,513</text:p>
          </table:table-cell>
          <table:table-cell table:style-name="ce1" table:formula="of:=IF([.G9]+[.G12]+[.G13]+[.G14]+[.G17]+[.G18]+[.G24]+[.G25]=0;[.G10];[.G9]+IF([.G12]&lt;13*[.$A$2];[.G12]*14.12/12;[.G12])+[.G13]+[.G14]+[.G17]+[.G18]+[.G24]+[.G25]+[.G27]+[.G94]+[.G95]+[.G96]+[.G97])" office:value-type="float" office:value="826674.355608185" calcext:value-type="float">
            <text:p>$826,674</text:p>
          </table:table-cell>
          <table:table-cell table:style-name="ce1" table:formula="of:=IF([.H9]+[.H12]+[.H13]+[.H14]+[.H17]+[.H18]+[.H24]+[.H25]=0;[.H10];[.H9]+IF([.H12]&lt;13*[.$A$2];[.H12]*14.12/12;[.H12])+[.H13]+[.H14]+[.H17]+[.H18]+[.H24]+[.H25]+[.H27]+[.H94]+[.H95]+[.H96]+[.H97])" office:value-type="float" office:value="1050824.75307063" calcext:value-type="float">
            <text:p>$1,050,825</text:p>
          </table:table-cell>
          <table:table-cell table:style-name="ce1" table:formula="of:=IF([.I9]+[.I12]+[.I13]+[.I14]+[.I17]+[.I18]+[.I24]+[.I25]=0;[.I10];[.I9]+IF([.I12]&lt;13*[.$A$2];[.I12]*14.12/12;[.I12])+[.I13]+[.I14]+[.I17]+[.I18]+[.I24]+[.I25]+[.I27]+[.I94]+[.I95]+[.I96]+[.I97])" office:value-type="float" office:value="1477413.59394497" calcext:value-type="float">
            <text:p>$1,477,414</text:p>
          </table:table-cell>
          <table:table-cell table:style-name="ce1" table:formula="of:=IF([.J9]+[.J12]+[.J13]+[.J14]+[.J17]+[.J18]+[.J24]+[.J25]=0;[.J10];[.J9]+IF([.J12]&lt;13*[.$A$2];[.J12]*14.12/12;[.J12])+[.J13]+[.J14]+[.J17]+[.J18]+[.J24]+[.J25]+[.J27]+[.J94]+[.J95]+[.J96]+[.J97])" office:value-type="float" office:value="1876118.03355673" calcext:value-type="float">
            <text:p>$1,876,118</text:p>
          </table:table-cell>
          <table:table-cell table:style-name="ce1" table:formula="of:=IF([.K9]+[.K12]+[.K13]+[.K14]+[.K17]+[.K18]+[.K24]+[.K25]=0;[.K10];[.K9]+IF([.K12]&lt;13*[.$A$2];[.K12]*14.12/12;[.K12])+[.K13]+[.K14]+[.K17]+[.K18]+[.K24]+[.K25]+[.K27]+[.K94]+[.K95]+[.K96]+[.K97])" office:value-type="float" office:value="2354313.62036818" calcext:value-type="float">
            <text:p>$2,354,314</text:p>
          </table:table-cell>
          <table:table-cell table:style-name="ce1" table:formula="of:=IF([.L9]+[.L12]+[.L13]+[.L14]+[.L17]+[.L18]+[.L24]+[.L25]=0;[.L10];[.L9]+IF([.L12]&lt;13*[.$A$2];[.L12]*14.12/12;[.L12])+[.L13]+[.L14]+[.L17]+[.L18]+[.L24]+[.L25]+[.L27]+[.L94]+[.L95]+[.L96]+[.L97])" office:value-type="float" office:value="3045022.77520081" calcext:value-type="float">
            <text:p>$3,045,023</text:p>
          </table:table-cell>
          <table:table-cell table:style-name="ce1" table:formula="of:=IF([.M9]+[.M12]+[.M13]+[.M14]+[.M17]+[.M18]+[.M24]+[.M25]=0;[.M10];[.M9]+IF([.M12]&lt;13*[.$A$2];[.M12]*14.12/12;[.M12])+[.M13]+[.M14]+[.M17]+[.M18]+[.M24]+[.M25]+[.M27]+[.M94]+[.M95]+[.M96]+[.M97])" office:value-type="float" office:value="4316447.3223" calcext:value-type="float">
            <text:p>$4,316,447</text:p>
          </table:table-cell>
          <table:table-cell table:style-name="ce1" table:formula="of:=IF([.N9]+[.N12]+[.N13]+[.N14]+[.N17]+[.N18]+[.N24]+[.N25]=0;[.N10];[.N9]+IF([.N12]&lt;13*[.$A$2];[.N12]*14.12/12;[.N12])+[.N13]+[.N14]+[.N17]+[.N18]+[.N24]+[.N25]+[.N27]+[.N94]+[.N95]+[.N96]+[.N97])" office:value-type="float" office:value="10601756.1152225" calcext:value-type="float">
            <text:p>$10,601,756</text:p>
          </table:table-cell>
          <table:table-cell table:style-name="ce1" table:number-columns-repeated="3"/>
          <table:table-cell table:style-name="ce1" table:formula="of:=IF([.R9]+[.R12]+[.R13]+[.R14]+#REF!+[.R18]+[.R24]+[.R25]=0;[.R10];[.R9]+IF([.R12]&lt;13*[.$A$2];[.R12]*14.12/12;[.R12])+[.R13]+[.R14]+#REF!+[.R18]+[.R24]+[.R25]+[.R27]+[.R94]+[.R95]+[.R96]+[.R97])" office:value-type="string" office:string-value="" calcext:value-type="error">
            <text:p>#REF!</text:p>
          </table:table-cell>
          <table:table-cell table:style-name="ce1" table:formula="of:=IF([.S9]+[.S12]+[.S13]+[.S14]+[.S17]+[.S18]+[.S24]+[.S25]=0;[.S10];[.S9]+IF([.S12]&lt;13*[.$A$2];[.S12]*14.12/12;[.S12])+[.S13]+[.S14]+[.S17]+[.S18]+[.S24]+[.S25]+[.S27]+[.S94]+[.S95]+[.S96]+[.S97])" office:value-type="float" office:value="251053287.484417" calcext:value-type="float">
            <text:p>$251,053,287</text:p>
          </table:table-cell>
          <table:table-cell table:style-name="ce1" table:formula="of:=IF([.T9]+[.T12]+[.T13]+[.T14]+[.T17]+[.T18]+[.T24]+[.T25]=0;[.T10];[.T9]+IF([.T12]&lt;13*[.$A$2];[.T12]*14.12/12;[.T12])+[.T13]+[.T14]+[.T17]+[.T18]+[.T24]+[.T25]+[.T27]+[.T94]+[.T95]+[.T96]+[.T97])" office:value-type="float" office:value="981398948.818167" calcext:value-type="float">
            <text:p>$981,398,949</text:p>
          </table:table-cell>
          <table:table-cell table:style-name="ce1" table:formula="of:=IF([.U9]+[.U12]+[.U13]+[.U14]+[.U17]+[.U18]+[.U24]+[.U25]=0;[.U10];[.U9]+IF([.U12]&lt;13*[.$A$2];[.U12]*14.12/12;[.U12])+[.U13]+[.U14]+[.U17]+[.U18]+[.U24]+[.U25]+[.U27]+[.U94]+[.U95]+[.U96]+[.U97])" office:value-type="float" office:value="4040773.83900182" calcext:value-type="float">
            <text:p>$4,040,774</text:p>
          </table:table-cell>
          <table:table-cell table:style-name="ce1" table:formula="of:=IF([.V9]+[.V12]+[.V13]+[.V14]+[.V17]+[.V18]+[.V24]+[.V25]=0;[.V10];[.V9]+IF([.V12]&lt;13*[.$A$2];[.V12]*14.12/12;[.V12])+[.V13]+[.V14]+[.V17]+[.V18]+[.V24]+[.V25]+[.V27]+[.V94]+[.V95]+[.V96]+[.V97])" office:value-type="float" office:value="3600861.57708424" calcext:value-type="float">
            <text:p>$3,600,862</text:p>
          </table:table-cell>
          <table:table-cell table:style-name="ce1" table:formula="of:=IF([.W9]+[.W12]+[.W13]+[.W14]+[.W17]+[.W18]+[.W24]+[.W25]=0;[.W10];[.W9]+IF([.W12]&lt;13*[.$A$2];[.W12]*14.12/12;[.W12])+[.W13]+[.W14]+[.W17]+[.W18]+[.W24]+[.W25]+[.W27]+[.W94]+[.W95]+[.W96]+[.W97])" office:value-type="float" office:value="2992023.9865025" calcext:value-type="float">
            <text:p>$2,992,024</text:p>
          </table:table-cell>
          <table:table-cell table:style-name="ce1" table:formula="of:=IF([.X9]+[.X12]+[.X13]+[.X14]+[.X17]+[.X18]+[.X24]+[.X25]=0;[.X10];[.X9]+IF([.X12]&lt;13*[.$A$2];[.X12]*14.12/12;[.X12])+[.X13]+[.X14]+[.X17]+[.X18]+[.X24]+[.X25]+[.X27]+[.X94]+[.X95]+[.X96]+[.X97])" office:value-type="float" office:value="3459826.37412376" calcext:value-type="float">
            <text:p>$3,459,826</text:p>
          </table:table-cell>
          <table:table-cell table:style-name="ce1" table:formula="of:=IF([.Y9]+[.Y12]+[.Y13]+[.Y14]+[.Y17]+[.Y18]+[.Y24]+[.Y25]=0;[.Y10];[.Y9]+IF([.Y12]&lt;13*[.$A$2];[.Y12]*14.12/12;[.Y12])+[.Y13]+[.Y14]+[.Y17]+[.Y18]+[.Y24]+[.Y25]+[.Y27]+[.Y94]+[.Y95]+[.Y96]+[.Y97])" office:value-type="float" office:value="3270828.77618569" calcext:value-type="float">
            <text:p>$3,270,829</text:p>
          </table:table-cell>
          <table:table-cell table:style-name="ce1" table:formula="of:=IF([.Z9]+[.Z12]+[.Z13]+[.Z14]+[.Z17]+[.Z18]+[.Z24]+[.Z25]=0;[.Z10];[.Z9]+IF([.Z12]&lt;13*[.$A$2];[.Z12]*14.12/12;[.Z12])+[.Z13]+[.Z14]+[.Z17]+[.Z18]+[.Z24]+[.Z25]+[.Z27]+[.Z94]+[.Z95]+[.Z96]+[.Z97])" office:value-type="float" office:value="2120796.12425278" calcext:value-type="float">
            <text:p>$2,120,796</text:p>
          </table:table-cell>
          <table:table-cell table:style-name="ce1" table:formula="of:=IF([.AA9]+[.AA12]+[.AA13]+[.AA14]+[.AA17]+[.AA18]+[.AA24]+[.AA25]=0;[.AA10];[.AA9]+IF([.AA12]&lt;13*[.$A$2];[.AA12]*14.12/12;[.AA12])+[.AA13]+[.AA14]+[.AA17]+[.AA18]+[.AA24]+[.AA25]+[.AA27]+[.AA94]+[.AA95]+[.AA96]+[.AA97])" office:value-type="float" office:value="3007209.66799546" calcext:value-type="float">
            <text:p>$3,007,210</text:p>
          </table:table-cell>
          <table:table-cell table:style-name="ce1" table:formula="of:=IF([.AB9]+[.AB12]+[.AB13]+[.AB14]+[.AB17]+[.AB18]+[.AB24]+[.AB25]=0;[.AB10];[.AB9]+IF([.AB12]&lt;13*[.$A$2];[.AB12]*14.12/12;[.AB12])+[.AB13]+[.AB14]+[.AB17]+[.AB18]+[.AB24]+[.AB25]+[.AB27]+[.AB94]+[.AB95]+[.AB96]+[.AB97])" office:value-type="float" office:value="2704994.72952458" calcext:value-type="float">
            <text:p>$2,704,995</text:p>
          </table:table-cell>
          <table:table-cell table:style-name="ce1" table:formula="of:=IF([.AC9]+[.AC12]+[.AC13]+[.AC14]+[.AC17]+[.AC18]+[.AC24]+[.AC25]=0;[.AC10];[.AC9]+IF([.AC12]&lt;13*[.$A$2];[.AC12]*14.12/12;[.AC12])+[.AC13]+[.AC14]+[.AC17]+[.AC18]+[.AC24]+[.AC25]+[.AC27]+[.AC94]+[.AC95]+[.AC96]+[.AC97])" office:value-type="float" office:value="2390154.94119711" calcext:value-type="float">
            <text:p>$2,390,155</text:p>
          </table:table-cell>
          <table:table-cell table:style-name="ce1" table:formula="of:=IF([.AD9]+[.AD12]+[.AD13]+[.AD14]+[.AD17]+[.AD18]+[.AD24]+[.AD25]=0;[.AD10];[.AD9]+IF([.AD12]&lt;13*[.$A$2];[.AD12]*14.12/12;[.AD12])+[.AD13]+[.AD14]+[.AD17]+[.AD18]+[.AD24]+[.AD25]+[.AD27]+[.AD94]+[.AD95]+[.AD96]+[.AD97])" office:value-type="float" office:value="2839073.8845931" calcext:value-type="float">
            <text:p>$2,839,074</text:p>
          </table:table-cell>
          <table:table-cell table:style-name="ce1" table:formula="of:=IF([.AE9]+[.AE12]+[.AE13]+[.AE14]+[.AE17]+[.AE18]+[.AE24]+[.AE25]=0;[.AE10];[.AE9]+IF([.AE12]&lt;13*[.$A$2];[.AE12]*14.12/12;[.AE12])+[.AE13]+[.AE14]+[.AE17]+[.AE18]+[.AE24]+[.AE25]+[.AE27]+[.AE94]+[.AE95]+[.AE96]+[.AE97])" office:value-type="float" office:value="11626166.6666667" calcext:value-type="float">
            <text:p>$11,626,167</text:p>
          </table:table-cell>
          <table:table-cell table:number-columns-repeated="993"/>
        </table:table-row>
        <table:table-row table:style-name="ro1">
          <table:table-cell table:style-name="ce3" office:value-type="string" calcext:value-type="string">
            <text:p>Pago total en impuestos</text:p>
          </table:table-cell>
          <table:table-cell table:style-name="ce1" table:formula="of:=[.B82]+SUM([.B87:.B104])+SUM([.B107:.B109])+SUM([.B111:.B116])" office:value-type="float" office:value="377638.34137223" calcext:value-type="float">
            <text:p>$377,638</text:p>
          </table:table-cell>
          <table:table-cell table:style-name="ce1" table:formula="of:=[.C82]+SUM([.C87:.C104])+SUM([.C107:.C109])+SUM([.C111:.C116])" office:value-type="float" office:value="294435.427659643" calcext:value-type="float">
            <text:p>$294,435</text:p>
          </table:table-cell>
          <table:table-cell table:style-name="ce1" table:formula="of:=[.D82]+SUM([.D87:.D104])+SUM([.D107:.D109])+SUM([.D111:.D116])" office:value-type="float" office:value="435711.564404158" calcext:value-type="float">
            <text:p>$435,712</text:p>
          </table:table-cell>
          <table:table-cell table:style-name="ce1" table:formula="of:=[.E82]+SUM([.E87:.E104])+SUM([.E107:.E109])+SUM([.E111:.E116])" office:value-type="float" office:value="0" calcext:value-type="float">
            <text:p>$0</text:p>
          </table:table-cell>
          <table:table-cell table:style-name="ce1" table:formula="of:=[.F82]+SUM([.F87:.F104])+SUM([.F107:.F109])+SUM([.F111:.F116])" office:value-type="float" office:value="0" calcext:value-type="float">
            <text:p>$0</text:p>
          </table:table-cell>
          <table:table-cell table:style-name="ce1" table:formula="of:=[.G82]+SUM([.G87:.G104])+SUM([.G107:.G109])+SUM([.G111:.G116])" office:value-type="float" office:value="0" calcext:value-type="float">
            <text:p>$0</text:p>
          </table:table-cell>
          <table:table-cell table:style-name="ce1" table:formula="of:=[.H82]+SUM([.H87:.H104])+SUM([.H107:.H109])+SUM([.H111:.H116])" office:value-type="float" office:value="0" calcext:value-type="float">
            <text:p>$0</text:p>
          </table:table-cell>
          <table:table-cell table:style-name="ce1" table:formula="of:=[.I82]+SUM([.I87:.I104])+SUM([.I107:.I109])+SUM([.I111:.I116])" office:value-type="float" office:value="224403.8628106" calcext:value-type="float">
            <text:p>$224,404</text:p>
          </table:table-cell>
          <table:table-cell table:style-name="ce1" table:formula="of:=[.J82]+SUM([.J87:.J104])+SUM([.J107:.J109])+SUM([.J111:.J116])" office:value-type="float" office:value="286407.817505731" calcext:value-type="float">
            <text:p>$286,408</text:p>
          </table:table-cell>
          <table:table-cell table:style-name="ce1" table:formula="of:=[.K82]+SUM([.K87:.K104])+SUM([.K107:.K109])+SUM([.K111:.K116])" office:value-type="float" office:value="360460.927179898" calcext:value-type="float">
            <text:p>$360,461</text:p>
          </table:table-cell>
          <table:table-cell table:style-name="ce1" table:formula="of:=[.L82]+SUM([.L87:.L104])+SUM([.L107:.L109])+SUM([.L111:.L116])" office:value-type="float" office:value="458763.116522935" calcext:value-type="float">
            <text:p>$458,763</text:p>
          </table:table-cell>
          <table:table-cell table:style-name="ce1" table:formula="of:=[.M82]+SUM([.M87:.M104])+SUM([.M107:.M109])+SUM([.M111:.M116])" office:value-type="float" office:value="635713.804683485" calcext:value-type="float">
            <text:p>$635,714</text:p>
          </table:table-cell>
          <table:table-cell table:style-name="ce1" table:formula="of:=[.N82]+SUM([.N87:.N104])+SUM([.N107:.N109])+SUM([.N111:.N116])" office:value-type="float" office:value="1540994.2067652" calcext:value-type="float">
            <text:p>$1,540,994</text:p>
          </table:table-cell>
          <table:table-cell table:style-name="ce1" table:number-columns-repeated="3"/>
          <table:table-cell table:style-name="ce1" table:formula="of:=[.R82]+SUM([.R87:.R104])+SUM([.R107:.R109])+SUM([.R111:.R116])" office:value-type="string" office:string-value="" calcext:value-type="error">
            <text:p>#REF!</text:p>
          </table:table-cell>
          <table:table-cell table:style-name="ce1" table:formula="of:=[.S82]+SUM([.S87:.S104])+SUM([.S107:.S109])+SUM([.S111:.S116])" office:value-type="float" office:value="74397929.1391999" calcext:value-type="float">
            <text:p>$74,397,929</text:p>
          </table:table-cell>
          <table:table-cell table:style-name="ce1" table:formula="of:=[.T82]+SUM([.T87:.T104])+SUM([.T107:.T109])+SUM([.T111:.T116])" office:value-type="float" office:value="307622739.181869" calcext:value-type="float">
            <text:p>$307,622,739</text:p>
          </table:table-cell>
          <table:table-cell table:style-name="ce1" table:formula="of:=[.U82]+SUM([.U87:.U104])+SUM([.U107:.U109])+SUM([.U111:.U116])" office:value-type="float" office:value="562141.752695251" calcext:value-type="float">
            <text:p>$562,142</text:p>
          </table:table-cell>
          <table:table-cell table:style-name="ce1" table:formula="of:=[.V82]+SUM([.V87:.V104])+SUM([.V107:.V109])+SUM([.V111:.V116])" office:value-type="float" office:value="491629.826295082" calcext:value-type="float">
            <text:p>$491,630</text:p>
          </table:table-cell>
          <table:table-cell table:style-name="ce1" table:formula="of:=[.W82]+SUM([.W87:.W104])+SUM([.W107:.W109])+SUM([.W111:.W116])" office:value-type="float" office:value="404146.97465461" calcext:value-type="float">
            <text:p>$404,147</text:p>
          </table:table-cell>
          <table:table-cell table:style-name="ce1" table:formula="of:=[.X82]+SUM([.X87:.X104])+SUM([.X107:.X109])+SUM([.X111:.X116])" office:value-type="float" office:value="513405.306744017" calcext:value-type="float">
            <text:p>$513,405</text:p>
          </table:table-cell>
          <table:table-cell table:style-name="ce1" table:formula="of:=[.Y82]+SUM([.Y87:.Y104])+SUM([.Y107:.Y109])+SUM([.Y111:.Y116])" office:value-type="float" office:value="454230.635968126" calcext:value-type="float">
            <text:p>$454,231</text:p>
          </table:table-cell>
          <table:table-cell table:style-name="ce1" table:formula="of:=[.Z82]+SUM([.Z87:.Z104])+SUM([.Z107:.Z109])+SUM([.Z111:.Z116])" office:value-type="float" office:value="303519.308680445" calcext:value-type="float">
            <text:p>$303,519</text:p>
          </table:table-cell>
          <table:table-cell table:style-name="ce1" table:formula="of:=[.AA82]+SUM([.AA87:.AA104])+SUM([.AA107:.AA109])+SUM([.AA111:.AA116])" office:value-type="float" office:value="394184.723179486" calcext:value-type="float">
            <text:p>$394,185</text:p>
          </table:table-cell>
          <table:table-cell table:style-name="ce1" table:formula="of:=[.AB82]+SUM([.AB87:.AB104])+SUM([.AB107:.AB109])+SUM([.AB111:.AB116])" office:value-type="float" office:value="397478.970891768" calcext:value-type="float">
            <text:p>$397,479</text:p>
          </table:table-cell>
          <table:table-cell table:style-name="ce1" table:formula="of:=[.AC82]+SUM([.AC87:.AC104])+SUM([.AC107:.AC109])+SUM([.AC111:.AC116])" office:value-type="float" office:value="340956.323131673" calcext:value-type="float">
            <text:p>$340,956</text:p>
          </table:table-cell>
          <table:table-cell table:style-name="ce1" table:formula="of:=[.AD82]+SUM([.AD87:.AD104])+SUM([.AD107:.AD109])+SUM([.AD111:.AD116])" office:value-type="float" office:value="365114.423387446" calcext:value-type="float">
            <text:p>$365,114</text:p>
          </table:table-cell>
          <table:table-cell table:style-name="ce1" table:formula="of:=[.AE82]+SUM([.AE87:.AE104])+SUM([.AE107:.AE109])+SUM([.AE111:.AE116])" office:value-type="float" office:value="3135595.75833333" calcext:value-type="float">
            <text:p>$3,135,596</text:p>
          </table:table-cell>
          <table:table-cell table:number-columns-repeated="993"/>
        </table:table-row>
        <table:table-row table:style-name="ro1">
          <table:table-cell table:style-name="ce2" office:value-type="string" calcext:value-type="string">
            <text:p>Tasa efectiva de tributación</text:p>
          </table:table-cell>
          <table:table-cell table:style-name="ce7" table:formula="of:=[.B122]/[.B121]" office:value-type="percentage" office:value="0.142473810596483" calcext:value-type="percentage">
            <text:p>14.25%</text:p>
          </table:table-cell>
          <table:table-cell table:style-name="ce7" table:formula="of:=[.C122]/[.C121]" office:value-type="percentage" office:value="0.136194790761183" calcext:value-type="percentage">
            <text:p>13.62%</text:p>
          </table:table-cell>
          <table:table-cell table:style-name="ce7" table:formula="of:=[.D122]/[.D121]" office:value-type="percentage" office:value="0.14564077149678" calcext:value-type="percentage">
            <text:p>14.56%</text:p>
          </table:table-cell>
          <table:table-cell table:style-name="ce7" table:formula="of:=[.E122]/[.E121]" office:value-type="percentage" office:value="0" calcext:value-type="percentage">
            <text:p>0.00%</text:p>
          </table:table-cell>
          <table:table-cell table:style-name="ce7" table:formula="of:=[.F122]/[.F121]" office:value-type="percentage" office:value="0" calcext:value-type="percentage">
            <text:p>0.00%</text:p>
          </table:table-cell>
          <table:table-cell table:style-name="ce7" table:formula="of:=[.G122]/[.G121]" office:value-type="percentage" office:value="0" calcext:value-type="percentage">
            <text:p>0.00%</text:p>
          </table:table-cell>
          <table:table-cell table:style-name="ce7" table:formula="of:=[.H122]/[.H121]" office:value-type="percentage" office:value="0" calcext:value-type="percentage">
            <text:p>0.00%</text:p>
          </table:table-cell>
          <table:table-cell table:style-name="ce7" table:formula="of:=[.I122]/[.I121]" office:value-type="percentage" office:value="0.151889669710835" calcext:value-type="percentage">
            <text:p>15.19%</text:p>
          </table:table-cell>
          <table:table-cell table:style-name="ce7" table:formula="of:=[.J122]/[.J121]" office:value-type="percentage" office:value="0.152659807316474" calcext:value-type="percentage">
            <text:p>15.27%</text:p>
          </table:table-cell>
          <table:table-cell table:style-name="ce7" table:formula="of:=[.K122]/[.K121]" office:value-type="percentage" office:value="0.153106588715027" calcext:value-type="percentage">
            <text:p>15.31%</text:p>
          </table:table-cell>
          <table:table-cell table:style-name="ce7" table:formula="of:=[.L122]/[.L121]" office:value-type="percentage" office:value="0.150659995143281" calcext:value-type="percentage">
            <text:p>15.07%</text:p>
          </table:table-cell>
          <table:table-cell table:style-name="ce7" table:formula="of:=[.M122]/[.M121]" office:value-type="percentage" office:value="0.147277090907424" calcext:value-type="percentage">
            <text:p>14.73%</text:p>
          </table:table-cell>
          <table:table-cell table:style-name="ce7" table:formula="of:=[.N122]/[.N121]" office:value-type="percentage" office:value="0.145352731190691" calcext:value-type="percentage">
            <text:p>14.54%</text:p>
          </table:table-cell>
          <table:table-cell table:style-name="ce7" table:number-columns-repeated="3"/>
          <table:table-cell table:style-name="ce7" table:formula="of:=[.R122]/[.R121]" office:value-type="string" office:string-value="" calcext:value-type="error">
            <text:p>#REF!</text:p>
          </table:table-cell>
          <table:table-cell table:style-name="ce7" table:formula="of:=[.S122]/[.S121]" office:value-type="percentage" office:value="0.29634317831356" calcext:value-type="percentage">
            <text:p>29.63%</text:p>
          </table:table-cell>
          <table:table-cell table:style-name="ce7" table:formula="of:=[.T122]/[.T121]" office:value-type="percentage" office:value="0.313453300059388" calcext:value-type="percentage">
            <text:p>31.35%</text:p>
          </table:table-cell>
          <table:table-cell table:style-name="ce7" table:formula="of:=[.U122]/[.U121]" office:value-type="percentage" office:value="0.139117351055241" calcext:value-type="percentage">
            <text:p>13.91%</text:p>
          </table:table-cell>
          <table:table-cell table:style-name="ce7" table:formula="of:=[.V122]/[.V121]" office:value-type="percentage" office:value="0.136531165047776" calcext:value-type="percentage">
            <text:p>13.65%</text:p>
          </table:table-cell>
          <table:table-cell table:style-name="ce7" table:formula="of:=[.W122]/[.W121]" office:value-type="percentage" office:value="0.135074777634732" calcext:value-type="percentage">
            <text:p>13.51%</text:p>
          </table:table-cell>
          <table:table-cell table:style-name="ce7" table:formula="of:=[.X122]/[.X121]" office:value-type="percentage" office:value="0.148390482997588" calcext:value-type="percentage">
            <text:p>14.84%</text:p>
          </table:table-cell>
          <table:table-cell table:style-name="ce7" table:formula="of:=[.Y122]/[.Y121]" office:value-type="percentage" office:value="0.138873254165824" calcext:value-type="percentage">
            <text:p>13.89%</text:p>
          </table:table-cell>
          <table:table-cell table:style-name="ce7" table:formula="of:=[.Z122]/[.Z121]" office:value-type="percentage" office:value="0.143115740928367" calcext:value-type="percentage">
            <text:p>14.31%</text:p>
          </table:table-cell>
          <table:table-cell table:style-name="ce7" table:formula="of:=[.AA122]/[.AA121]" office:value-type="percentage" office:value="0.131079893555357" calcext:value-type="percentage">
            <text:p>13.11%</text:p>
          </table:table-cell>
          <table:table-cell table:style-name="ce7" table:formula="of:=[.AB122]/[.AB121]" office:value-type="percentage" office:value="0.146942604565306" calcext:value-type="percentage">
            <text:p>14.69%</text:p>
          </table:table-cell>
          <table:table-cell table:style-name="ce7" table:formula="of:=[.AC122]/[.AC121]" office:value-type="percentage" office:value="0.142650301557816" calcext:value-type="percentage">
            <text:p>14.27%</text:p>
          </table:table-cell>
          <table:table-cell table:style-name="ce7" table:formula="of:=[.AD122]/[.AD121]" office:value-type="percentage" office:value="0.128603353850291" calcext:value-type="percentage">
            <text:p>12.86%</text:p>
          </table:table-cell>
          <table:table-cell table:style-name="ce7" table:formula="of:=[.AE122]/[.AE121]" office:value-type="percentage" office:value="0.269701600556217" calcext:value-type="percentage">
            <text:p>26.97%</text:p>
          </table:table-cell>
          <table:table-cell table:number-columns-repeated="993"/>
        </table:table-row>
        <table:table-row table:style-name="ro1" table:number-rows-repeated="2">
          <table:table-cell table:number-columns-repeated="1024"/>
        </table:table-row>
        <table:table-row table:style-name="ro1">
          <table:table-cell table:style-name="ce3" office:value-type="string" calcext:value-type="string">
            <text:p>Pago total en impuestos (tasa macro capital)</text:p>
          </table:table-cell>
          <table:table-cell table:style-name="ce1" table:formula="of:=[.B82]+SUM([.B88:.B104])+SUM([.B107:.B109])+SUM([.B111:.B116])+[.B83]+[.B118]" office:value-type="float" office:value="455094.221855019" calcext:value-type="float">
            <text:p>$455,094</text:p>
          </table:table-cell>
          <table:table-cell table:style-name="ce1" table:formula="of:=[.C82]+SUM([.C88:.C104])+SUM([.C107:.C109])+SUM([.C111:.C116])+[.C83]+[.C118]" office:value-type="float" office:value="353983.409341536" calcext:value-type="float">
            <text:p>$353,983</text:p>
          </table:table-cell>
          <table:table-cell table:style-name="ce1" table:formula="of:=[.D82]+SUM([.D88:.D104])+SUM([.D107:.D109])+SUM([.D111:.D116])+[.D83]+[.D118]" office:value-type="float" office:value="525666.639382586" calcext:value-type="float">
            <text:p>$525,667</text:p>
          </table:table-cell>
          <table:table-cell table:style-name="ce1" table:formula="of:=[.E82]+SUM([.E88:.E104])+SUM([.E107:.E109])+SUM([.E111:.E116])+[.E83]+[.E118]" office:value-type="float" office:value="2823.72882457385" calcext:value-type="float">
            <text:p>$2,824</text:p>
          </table:table-cell>
          <table:table-cell table:style-name="ce1" table:formula="of:=[.F82]+SUM([.F88:.F104])+SUM([.F107:.F109])+SUM([.F111:.F116])+[.F83]+[.F118]" office:value-type="float" office:value="10419.8212690115" calcext:value-type="float">
            <text:p>$10,420</text:p>
          </table:table-cell>
          <table:table-cell table:style-name="ce1" table:formula="of:=[.G82]+SUM([.G88:.G104])+SUM([.G107:.G109])+SUM([.G111:.G116])+[.G83]+[.G118]" office:value-type="float" office:value="8817.70880398869" calcext:value-type="float">
            <text:p>$8,818</text:p>
          </table:table-cell>
          <table:table-cell table:style-name="ce1" table:formula="of:=[.H82]+SUM([.H88:.H104])+SUM([.H107:.H109])+SUM([.H111:.H116])+[.H83]+[.H118]" office:value-type="float" office:value="11361.163410157" calcext:value-type="float">
            <text:p>$11,361</text:p>
          </table:table-cell>
          <table:table-cell table:style-name="ce1" table:formula="of:=[.I82]+SUM([.I88:.I104])+SUM([.I107:.I109])+SUM([.I111:.I116])+[.I83]+[.I118]" office:value-type="float" office:value="243178.445182643" calcext:value-type="float">
            <text:p>$243,178</text:p>
          </table:table-cell>
          <table:table-cell table:style-name="ce1" table:formula="of:=[.J82]+SUM([.J88:.J104])+SUM([.J107:.J109])+SUM([.J111:.J116])+[.J83]+[.J118]" office:value-type="float" office:value="311325.79050589" calcext:value-type="float">
            <text:p>$311,326</text:p>
          </table:table-cell>
          <table:table-cell table:style-name="ce1" table:formula="of:=[.K82]+SUM([.K88:.K104])+SUM([.K107:.K109])+SUM([.K111:.K116])+[.K83]+[.K118]" office:value-type="float" office:value="394363.257359001" calcext:value-type="float">
            <text:p>$394,363</text:p>
          </table:table-cell>
          <table:table-cell table:style-name="ce1" table:formula="of:=[.L82]+SUM([.L88:.L104])+SUM([.L107:.L109])+SUM([.L111:.L116])+[.L83]+[.L118]" office:value-type="float" office:value="509327.454191834" calcext:value-type="float">
            <text:p>$509,327</text:p>
          </table:table-cell>
          <table:table-cell table:style-name="ce1" table:formula="of:=[.M82]+SUM([.M88:.M104])+SUM([.M107:.M109])+SUM([.M111:.M116])+[.M83]+[.M118]" office:value-type="float" office:value="726924.887926075" calcext:value-type="float">
            <text:p>$726,925</text:p>
          </table:table-cell>
          <table:table-cell table:style-name="ce1" table:formula="of:=[.N82]+SUM([.N88:.N104])+SUM([.N107:.N109])+SUM([.N111:.N116])+[.N83]+[.N118]" office:value-type="float" office:value="3076001.72198594" calcext:value-type="float">
            <text:p>$3,076,002</text:p>
          </table:table-cell>
          <table:table-cell table:style-name="ce1" table:number-columns-repeated="3"/>
          <table:table-cell table:style-name="ce1" table:formula="of:=[.R82]+SUM([.R88:.R104])+SUM([.R107:.R109])+SUM([.R111:.R116])+[.R83]+[.R118]" office:value-type="string" office:string-value="" calcext:value-type="error">
            <text:p>#REF!</text:p>
          </table:table-cell>
          <table:table-cell table:style-name="ce1" table:formula="of:=[.S82]+SUM([.S88:.S104])+SUM([.S107:.S109])+SUM([.S111:.S116])+[.S83]+[.S118]" office:value-type="float" office:value="128894047.299066" calcext:value-type="float">
            <text:p>$128,894,047</text:p>
          </table:table-cell>
          <table:table-cell table:style-name="ce1" table:formula="of:=[.T82]+SUM([.T88:.T104])+SUM([.T107:.T109])+SUM([.T111:.T116])+[.T83]+[.T118]" office:value-type="float" office:value="368962398.817601" calcext:value-type="float">
            <text:p>$368,962,399</text:p>
          </table:table-cell>
          <table:table-cell table:style-name="ce1" table:formula="of:=[.U82]+SUM([.U88:.U104])+SUM([.U107:.U109])+SUM([.U111:.U116])+[.U83]+[.U118]" office:value-type="float" office:value="718401.777005529" calcext:value-type="float">
            <text:p>$718,402</text:p>
          </table:table-cell>
          <table:table-cell table:style-name="ce1" table:formula="of:=[.V82]+SUM([.V88:.V104])+SUM([.V107:.V109])+SUM([.V111:.V116])+[.V83]+[.V118]" office:value-type="float" office:value="619883.800073867" calcext:value-type="float">
            <text:p>$619,884</text:p>
          </table:table-cell>
          <table:table-cell table:style-name="ce1" table:formula="of:=[.W82]+SUM([.W88:.W104])+SUM([.W107:.W109])+SUM([.W111:.W116])+[.W83]+[.W118]" office:value-type="float" office:value="489980.64899344" calcext:value-type="float">
            <text:p>$489,981</text:p>
          </table:table-cell>
          <table:table-cell table:style-name="ce1" table:formula="of:=[.X82]+SUM([.X88:.X104])+SUM([.X107:.X109])+SUM([.X111:.X116])+[.X83]+[.X118]" office:value-type="float" office:value="566522.611031531" calcext:value-type="float">
            <text:p>$566,523</text:p>
          </table:table-cell>
          <table:table-cell table:style-name="ce1" table:formula="of:=[.Y82]+SUM([.Y88:.Y104])+SUM([.Y107:.Y109])+SUM([.Y111:.Y116])+[.Y83]+[.Y118]" office:value-type="float" office:value="575125.467711891" calcext:value-type="float">
            <text:p>$575,125</text:p>
          </table:table-cell>
          <table:table-cell table:style-name="ce1" table:formula="of:=[.Z82]+SUM([.Z88:.Z104])+SUM([.Z107:.Z109])+SUM([.Z111:.Z116])+[.Z83]+[.Z118]" office:value-type="float" office:value="361173.272335582" calcext:value-type="float">
            <text:p>$361,173</text:p>
          </table:table-cell>
          <table:table-cell table:style-name="ce1" table:formula="of:=[.AA82]+SUM([.AA88:.AA104])+SUM([.AA107:.AA109])+SUM([.AA111:.AA116])+[.AA83]+[.AA118]" office:value-type="float" office:value="505900.557304331" calcext:value-type="float">
            <text:p>$505,901</text:p>
          </table:table-cell>
          <table:table-cell table:style-name="ce1" table:formula="of:=[.AB82]+SUM([.AB88:.AB104])+SUM([.AB107:.AB109])+SUM([.AB111:.AB116])+[.AB83]+[.AB118]" office:value-type="float" office:value="449713.318059376" calcext:value-type="float">
            <text:p>$449,713</text:p>
          </table:table-cell>
          <table:table-cell table:style-name="ce1" table:formula="of:=[.AC82]+SUM([.AC88:.AC104])+SUM([.AC107:.AC109])+SUM([.AC111:.AC116])+[.AC83]+[.AC118]" office:value-type="float" office:value="372284.526937126" calcext:value-type="float">
            <text:p>$372,285</text:p>
          </table:table-cell>
          <table:table-cell table:style-name="ce1" table:formula="of:=[.AD82]+SUM([.AD88:.AD104])+SUM([.AD107:.AD109])+SUM([.AD111:.AD116])+[.AD83]+[.AD118]" office:value-type="float" office:value="471451.18950064" calcext:value-type="float">
            <text:p>$471,451</text:p>
          </table:table-cell>
          <table:table-cell table:style-name="ce1" table:formula="of:=[.AE82]+SUM([.AE88:.AE104])+SUM([.AE107:.AE109])+SUM([.AE111:.AE116])+[.AE83]+[.AE118]" office:value-type="float" office:value="4170649.1" calcext:value-type="float">
            <text:p>$4,170,649</text:p>
          </table:table-cell>
          <table:table-cell table:number-columns-repeated="993"/>
        </table:table-row>
        <table:table-row table:style-name="ro1">
          <table:table-cell table:style-name="ce2" office:value-type="string" calcext:value-type="string">
            <text:p>Tasa efectiva de tributación (tasa macro capital)</text:p>
          </table:table-cell>
          <table:table-cell table:style-name="ce7" table:formula="of:=[.B126]/[.B121]" office:value-type="percentage" office:value="0.171696040535818" calcext:value-type="percentage">
            <text:p>17.17%</text:p>
          </table:table-cell>
          <table:table-cell table:style-name="ce7" table:formula="of:=[.C126]/[.C121]" office:value-type="percentage" office:value="0.163739454696092" calcext:value-type="percentage">
            <text:p>16.37%</text:p>
          </table:table-cell>
          <table:table-cell table:style-name="ce7" table:formula="of:=[.D126]/[.D121]" office:value-type="percentage" office:value="0.175709118518565" calcext:value-type="percentage">
            <text:p>17.57%</text:p>
          </table:table-cell>
          <table:table-cell table:style-name="ce7" table:formula="of:=[.E126]/[.E121]" office:value-type="percentage" office:value="0.0200560729450736" calcext:value-type="percentage">
            <text:p>2.01%</text:p>
          </table:table-cell>
          <table:table-cell table:style-name="ce7" table:formula="of:=[.F126]/[.F121]" office:value-type="percentage" office:value="0.0193492580679123" calcext:value-type="percentage">
            <text:p>1.93%</text:p>
          </table:table-cell>
          <table:table-cell table:style-name="ce7" table:formula="of:=[.G126]/[.G121]" office:value-type="percentage" office:value="0.0106664840201817" calcext:value-type="percentage">
            <text:p>1.07%</text:p>
          </table:table-cell>
          <table:table-cell table:style-name="ce7" table:formula="of:=[.H126]/[.H121]" office:value-type="percentage" office:value="0.0108116632930071" calcext:value-type="percentage">
            <text:p>1.08%</text:p>
          </table:table-cell>
          <table:table-cell table:style-name="ce7" table:formula="of:=[.I126]/[.I121]" office:value-type="percentage" office:value="0.164597406020416" calcext:value-type="percentage">
            <text:p>16.46%</text:p>
          </table:table-cell>
          <table:table-cell table:style-name="ce7" table:formula="of:=[.J126]/[.J121]" office:value-type="percentage" office:value="0.165941473264175" calcext:value-type="percentage">
            <text:p>16.59%</text:p>
          </table:table-cell>
          <table:table-cell table:style-name="ce7" table:formula="of:=[.K126]/[.K121]" office:value-type="percentage" office:value="0.167506679631462" calcext:value-type="percentage">
            <text:p>16.75%</text:p>
          </table:table-cell>
          <table:table-cell table:style-name="ce7" table:formula="of:=[.L126]/[.L121]" office:value-type="percentage" office:value="0.167265564756981" calcext:value-type="percentage">
            <text:p>16.73%</text:p>
          </table:table-cell>
          <table:table-cell table:style-name="ce7" table:formula="of:=[.M126]/[.M121]" office:value-type="percentage" office:value="0.168408145321402" calcext:value-type="percentage">
            <text:p>16.84%</text:p>
          </table:table-cell>
          <table:table-cell table:style-name="ce7" table:formula="of:=[.N126]/[.N121]" office:value-type="percentage" office:value="0.290140773712882" calcext:value-type="percentage">
            <text:p>29.01%</text:p>
          </table:table-cell>
          <table:table-cell table:style-name="ce7" table:number-columns-repeated="3"/>
          <table:table-cell table:style-name="ce7" table:formula="of:=[.R126]/[.R121]" office:value-type="string" office:string-value="" calcext:value-type="error">
            <text:p>#REF!</text:p>
          </table:table-cell>
          <table:table-cell table:style-name="ce7" table:formula="of:=[.S126]/[.S121]" office:value-type="percentage" office:value="0.513413102814147" calcext:value-type="percentage">
            <text:p>51.34%</text:p>
          </table:table-cell>
          <table:table-cell table:style-name="ce7" table:formula="of:=[.T126]/[.T121]" office:value-type="percentage" office:value="0.375955567572105" calcext:value-type="percentage">
            <text:p>37.60%</text:p>
          </table:table-cell>
          <table:table-cell table:style-name="ce7" table:formula="of:=[.U126]/[.U121]" office:value-type="percentage" office:value="0.177788167719625" calcext:value-type="percentage">
            <text:p>17.78%</text:p>
          </table:table-cell>
          <table:table-cell table:style-name="ce7" table:formula="of:=[.V126]/[.V121]" office:value-type="percentage" office:value="0.172148744627893" calcext:value-type="percentage">
            <text:p>17.21%</text:p>
          </table:table-cell>
          <table:table-cell table:style-name="ce7" table:formula="of:=[.W126]/[.W121]" office:value-type="percentage" office:value="0.163762273031173" calcext:value-type="percentage">
            <text:p>16.38%</text:p>
          </table:table-cell>
          <table:table-cell table:style-name="ce7" table:formula="of:=[.X126]/[.X121]" office:value-type="percentage" office:value="0.163743075452741" calcext:value-type="percentage">
            <text:p>16.37%</text:p>
          </table:table-cell>
          <table:table-cell table:style-name="ce7" table:formula="of:=[.Y126]/[.Y121]" office:value-type="percentage" office:value="0.175834782884165" calcext:value-type="percentage">
            <text:p>17.58%</text:p>
          </table:table-cell>
          <table:table-cell table:style-name="ce7" table:formula="of:=[.Z126]/[.Z121]" office:value-type="percentage" office:value="0.170300797990582" calcext:value-type="percentage">
            <text:p>17.03%</text:p>
          </table:table-cell>
          <table:table-cell table:style-name="ce7" table:formula="of:=[.AA126]/[.AA121]" office:value-type="percentage" office:value="0.168229226810631" calcext:value-type="percentage">
            <text:p>16.82%</text:p>
          </table:table-cell>
          <table:table-cell table:style-name="ce7" table:formula="of:=[.AB126]/[.AB121]" office:value-type="percentage" office:value="0.166252936891458" calcext:value-type="percentage">
            <text:p>16.63%</text:p>
          </table:table-cell>
          <table:table-cell table:style-name="ce7" table:formula="of:=[.AC126]/[.AC121]" office:value-type="percentage" office:value="0.15575748689776" calcext:value-type="percentage">
            <text:p>15.58%</text:p>
          </table:table-cell>
          <table:table-cell table:style-name="ce7" table:formula="of:=[.AD126]/[.AD121]" office:value-type="percentage" office:value="0.166058091006043" calcext:value-type="percentage">
            <text:p>16.61%</text:p>
          </table:table-cell>
          <table:table-cell table:style-name="ce7" table:formula="of:=[.AE126]/[.AE121]" office:value-type="percentage" office:value="0.358729512450363" calcext:value-type="percentage">
            <text:p>35.87%</text:p>
          </table:table-cell>
          <table:table-cell table:number-columns-repeated="993"/>
        </table:table-row>
        <table:table-row table:style-name="ro1" table:number-rows-repeated="1048448">
          <table:table-cell table:number-columns-repeated="1024"/>
        </table:table-row>
        <table:table-row table:style-name="ro1">
          <table:table-cell table:number-columns-repeated="1024"/>
        </table:table-row>
      </table:table>
      <table:table table:name="Individuo (2)" table:style-name="ta2">
        <office:forms form:automatic-focus="false" form:apply-design-mode="false"/>
        <table:table-column table:style-name="co1" table:default-cell-style-name="Default"/>
        <table:table-column table:style-name="co2" table:number-columns-repeated="5"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3" table:default-cell-style-name="Default"/>
        <table:table-column table:style-name="co16" table:default-cell-style-name="Default"/>
        <table:table-column table:style-name="co17" table:number-columns-repeated="2" table:default-cell-style-name="Default"/>
        <table:table-column table:style-name="co18" table:visibility="collapse" table:default-cell-style-name="Default"/>
        <table:table-column table:style-name="co19" table:visibility="collapse" table:default-cell-style-name="Default"/>
        <table:table-column table:style-name="co13" table:default-cell-style-name="Default"/>
        <table:table-column table:style-name="co14" table:default-cell-style-name="Default"/>
        <table:table-column table:style-name="co12" table:number-columns-repeated="9" table:default-cell-style-name="Default"/>
        <table:table-column table:style-name="co15" table:default-cell-style-name="Default"/>
        <table:table-column table:style-name="co12" table:number-columns-repeated="13" table:default-cell-style-name="Default"/>
        <table:table-column table:style-name="co20" table:default-cell-style-name="Default"/>
        <table:table-column table:style-name="co12" table:number-columns-repeated="975" table:default-cell-style-name="Default"/>
        <table:table-row table:style-name="ro3">
          <table:table-cell office:value-type="string" calcext:value-type="string">
            <text:p>Salario mínimo 2018:</text:p>
          </table:table-cell>
          <table:table-cell table:number-columns-repeated="7"/>
          <table:table-cell office:value-type="string" calcext:value-type="string">
            <text:p>Perfil tributario</text:p>
          </table:table-cell>
          <table:table-cell table:formula="of:=[.H99]/[.H12]" office:value-type="float" office:value="0.04" calcext:value-type="float">
            <text:p>0.04</text:p>
          </table:table-cell>
          <table:table-cell table:formula="of:=[.I99]/[.I12]" office:value-type="float" office:value="0" calcext:value-type="float">
            <text:p>0</text:p>
          </table:table-cell>
          <table:table-cell table:number-columns-repeated="1013"/>
        </table:table-row>
        <table:table-row table:style-name="ro3">
          <table:table-cell table:style-name="ce1" table:formula="of:=[$'Precios y parámetros'.A2]" office:value-type="float" office:value="781242" calcext:value-type="float">
            <text:p>$781,242</text:p>
          </table:table-cell>
          <table:table-cell table:style-name="ce1" table:number-columns-repeated="4"/>
          <table:table-cell table:number-columns-repeated="1019"/>
        </table:table-row>
        <table:table-row table:style-name="ro3">
          <table:table-cell office:value-type="string" calcext:value-type="string">
            <text:p>UVT 2017:</text:p>
          </table:table-cell>
          <table:table-cell table:number-columns-repeated="1023"/>
        </table:table-row>
        <table:table-row table:style-name="ro3">
          <table:table-cell table:style-name="ce1" table:formula="of:=[$'Precios y parámetros'.A5]" office:value-type="float" office:value="31859" calcext:value-type="float">
            <text:p>$31,859</text:p>
          </table:table-cell>
          <table:table-cell table:style-name="ce1" table:number-columns-repeated="4"/>
          <table:table-cell table:number-columns-repeated="2"/>
          <table:table-cell table:style-name="ce1"/>
          <table:table-cell table:number-columns-repeated="1016"/>
        </table:table-row>
        <table:table-row table:style-name="ro3">
          <table:table-cell/>
          <table:table-cell office:value-type="string" calcext:value-type="string">
            <text:p>meaning</text:p>
          </table:table-cell>
          <table:table-cell office:value-type="string" calcext:value-type="string">
            <text:p>capital</text:p>
          </table:table-cell>
          <table:table-cell office:value-type="string" calcext:value-type="string">
            <text:p>labor</text:p>
          </table:table-cell>
          <table:table-cell office:value-type="string" calcext:value-type="string">
            <text:p>pension</text:p>
          </table:table-cell>
          <table:table-cell office:value-type="string" calcext:value-type="string">
            <text:p>Whole Sample</text:p>
          </table:table-cell>
          <table:table-cell office:value-type="string" calcext:value-type="string">
            <text:p>Female-Headed Households</text:p>
          </table:table-cell>
          <table:table-cell office:value-type="string" calcext:value-type="string">
            <text:p>Male-Headed Households</text:p>
          </table:table-cell>
          <table:table-cell office:value-type="string" calcext:value-type="string">
            <text:p>Decile 1</text:p>
          </table:table-cell>
          <table:table-cell office:value-type="string" calcext:value-type="string">
            <text:p>Decile 2</text:p>
          </table:table-cell>
          <table:table-cell office:value-type="string" calcext:value-type="string">
            <text:p>Decile 3</text:p>
          </table:table-cell>
          <table:table-cell office:value-type="string" calcext:value-type="string">
            <text:p>Decile 4</text:p>
          </table:table-cell>
          <table:table-cell office:value-type="string" calcext:value-type="string">
            <text:p>Decile 5</text:p>
          </table:table-cell>
          <table:table-cell office:value-type="string" calcext:value-type="string">
            <text:p>Decile 6</text:p>
          </table:table-cell>
          <table:table-cell office:value-type="string" calcext:value-type="string">
            <text:p>Decile 7</text:p>
          </table:table-cell>
          <table:table-cell office:value-type="string" calcext:value-type="string">
            <text:p>Decile 8</text:p>
          </table:table-cell>
          <table:table-cell office:value-type="string" calcext:value-type="string">
            <text:p>Decile 9</text:p>
          </table:table-cell>
          <table:table-cell office:value-type="string" calcext:value-type="string">
            <text:p>Decile 10</text:p>
          </table:table-cell>
          <table:table-cell table:style-name="ce10" office:value-type="string" calcext:value-type="string">
            <text:p>before reform</text:p>
          </table:table-cell>
          <table:table-cell table:style-name="ce10" office:value-type="string" calcext:value-type="string">
            <text:p>after reform halloween</text:p>
          </table:table-cell>
          <table:table-cell table:style-name="ce8" office:value-type="string" calcext:value-type="string">
            <text:p>after reform november 30</text:p>
          </table:table-cell>
          <table:table-cell table:style-name="ce8" office:value-type="string" calcext:value-type="string">
            <text:p>Top 1%, before reform</text:p>
          </table:table-cell>
          <table:table-cell table:style-name="ce8" office:value-type="string" calcext:value-type="string">
            <text:p>Top 1%, after reform</text:p>
          </table:table-cell>
          <table:table-cell office:value-type="string" calcext:value-type="string">
            <text:p>Top 0.01% (˜3000 taxpayers)</text:p>
          </table:table-cell>
          <table:table-cell office:value-type="string" calcext:value-type="string">
            <text:p>Top 0.001%</text:p>
          </table:table-cell>
          <table:table-cell office:value-type="string" calcext:value-type="string">
            <text:p>Bogotá</text:p>
          </table:table-cell>
          <table:table-cell office:value-type="string" calcext:value-type="string">
            <text:p>Medellín</text:p>
          </table:table-cell>
          <table:table-cell office:value-type="string" calcext:value-type="string">
            <text:p>Cali</text:p>
          </table:table-cell>
          <table:table-cell office:value-type="string" calcext:value-type="string">
            <text:p>Barranquilla</text:p>
          </table:table-cell>
          <table:table-cell office:value-type="string" calcext:value-type="string">
            <text:p>Bucaramanga</text:p>
          </table:table-cell>
          <table:table-cell office:value-type="string" calcext:value-type="string">
            <text:p>Cúcuta</text:p>
          </table:table-cell>
          <table:table-cell office:value-type="string" calcext:value-type="string">
            <text:p>Tunja</text:p>
          </table:table-cell>
          <table:table-cell office:value-type="string" calcext:value-type="string">
            <text:p>Cartagena</text:p>
          </table:table-cell>
          <table:table-cell office:value-type="string" calcext:value-type="string">
            <text:p>Santa Marta</text:p>
          </table:table-cell>
          <table:table-cell office:value-type="string" calcext:value-type="string">
            <text:p>Ibagué</text:p>
          </table:table-cell>
          <table:table-cell office:value-type="string" calcext:value-type="string">
            <text:p>LCR</text:p>
          </table:table-cell>
          <table:table-cell table:number-columns-repeated="988"/>
        </table:table-row>
        <table:table-row table:style-name="ro3">
          <table:table-cell table:number-columns-repeated="1024"/>
        </table:table-row>
        <table:table-row table:style-name="ro3">
          <table:table-cell table:style-name="ce2" office:value-type="string" calcext:value-type="string">
            <text:p>Patrimonio, ingresos y gastos individuales</text:p>
          </table:table-cell>
          <table:table-cell table:style-name="ce2"/>
          <table:table-cell table:style-name="ce1" table:number-columns-repeated="10"/>
          <table:table-cell table:number-columns-repeated="1012"/>
        </table:table-row>
        <table:table-row table:style-name="ro3">
          <table:table-cell table:style-name="ce3" office:value-type="string" calcext:value-type="string">
            <text:p>Patrimonio neto</text:p>
          </table:table-cell>
          <table:table-cell table:style-name="ce6" office:value-type="string" calcext:value-type="string">
            <text:p>net worth (stock, not flow)</text:p>
          </table:table-cell>
          <table:table-cell table:style-name="ce1" table:number-columns-repeated="10"/>
          <table:table-cell table:number-columns-repeated="1012"/>
        </table:table-row>
        <table:table-row table:style-name="ro3">
          <table:table-cell table:style-name="ce3" office:value-type="string" calcext:value-type="string">
            <text:p>Ingresos informales</text:p>
          </table:table-cell>
          <table:table-cell table:style-name="ce3"/>
          <table:table-cell table:style-name="ce1" table:number-columns-repeated="10"/>
          <table:table-cell table:number-columns-repeated="1012"/>
        </table:table-row>
        <table:table-row table:style-name="ro3">
          <table:table-cell table:style-name="ce4" office:value-type="string" calcext:value-type="string">
            <text:p>Renta presuntiva</text:p>
          </table:table-cell>
          <table:table-cell table:style-name="ce6" office:value-type="string" calcext:value-type="string">
            <text:p>minimal imaginable income, based on net worth\</text:p>
          </table:table-cell>
          <table:table-cell table:style-name="ce1" table:formula="of:=0.035*[.C8]" office:value-type="float" office:value="0" calcext:value-type="float">
            <text:p>$0</text:p>
          </table:table-cell>
          <table:table-cell table:style-name="ce1" table:formula="of:=0.035*[.D8]" office:value-type="float" office:value="0" calcext:value-type="float">
            <text:p>$0</text:p>
          </table:table-cell>
          <table:table-cell table:style-name="ce1" table:formula="of:=0.035*[.E8]" office:value-type="float" office:value="0" calcext:value-type="float">
            <text:p>$0</text:p>
          </table:table-cell>
          <table:table-cell table:style-name="ce1" table:formula="of:=0.035*[.F8]" office:value-type="float" office:value="0" calcext:value-type="float">
            <text:p>$0</text:p>
          </table:table-cell>
          <table:table-cell table:style-name="ce1" table:formula="of:=0.035*[.G8]" office:value-type="float" office:value="0" calcext:value-type="float">
            <text:p>$0</text:p>
          </table:table-cell>
          <table:table-cell table:style-name="ce1" table:formula="of:=0.035*[.H8]" office:value-type="float" office:value="0" calcext:value-type="float">
            <text:p>$0</text:p>
          </table:table-cell>
          <table:table-cell table:style-name="ce1" table:formula="of:=0.035*[.I8]" office:value-type="float" office:value="0" calcext:value-type="float">
            <text:p>$0</text:p>
          </table:table-cell>
          <table:table-cell table:style-name="ce1" table:formula="of:=0.035*[.J8]" office:value-type="float" office:value="0" calcext:value-type="float">
            <text:p>$0</text:p>
          </table:table-cell>
          <table:table-cell table:style-name="ce1" table:formula="of:=0.035*[.K8]" office:value-type="float" office:value="0" calcext:value-type="float">
            <text:p>$0</text:p>
          </table:table-cell>
          <table:table-cell table:style-name="ce1" table:formula="of:=0.035*[.L8]" office:value-type="float" office:value="0" calcext:value-type="float">
            <text:p>$0</text:p>
          </table:table-cell>
          <table:table-cell table:style-name="ce1" table:formula="of:=0.035*[.M8]" office:value-type="float" office:value="0" calcext:value-type="float">
            <text:p>$0</text:p>
          </table:table-cell>
          <table:table-cell table:style-name="ce1" table:formula="of:=0.035*[.N8]" office:value-type="float" office:value="0" calcext:value-type="float">
            <text:p>$0</text:p>
          </table:table-cell>
          <table:table-cell table:style-name="ce1" table:formula="of:=0.035*[.O8]" office:value-type="float" office:value="0" calcext:value-type="float">
            <text:p>$0</text:p>
          </table:table-cell>
          <table:table-cell table:style-name="ce1" table:formula="of:=0.035*[.P8]" office:value-type="float" office:value="0" calcext:value-type="float">
            <text:p>$0</text:p>
          </table:table-cell>
          <table:table-cell table:style-name="ce1" table:formula="of:=0.035*[.Q8]" office:value-type="float" office:value="0" calcext:value-type="float">
            <text:p>$0</text:p>
          </table:table-cell>
          <table:table-cell table:style-name="ce1" table:formula="of:=0.035*[.R8]" office:value-type="float" office:value="0" calcext:value-type="float">
            <text:p>$0</text:p>
          </table:table-cell>
          <table:table-cell table:style-name="ce1" table:formula="of:=0.035*[.S8]" office:value-type="float" office:value="0" calcext:value-type="float">
            <text:p>$0</text:p>
          </table:table-cell>
          <table:table-cell table:style-name="ce1" table:formula="of:=0.035*[.T8]" office:value-type="float" office:value="0" calcext:value-type="float">
            <text:p>$0</text:p>
          </table:table-cell>
          <table:table-cell table:style-name="ce1" office:value-type="string" calcext:value-type="string">
            <text:p>/</text:p>
          </table:table-cell>
          <table:table-cell table:style-name="ce1" table:formula="of:=0.035*[.V8]" office:value-type="float" office:value="0" calcext:value-type="float">
            <text:p>$0</text:p>
          </table:table-cell>
          <table:table-cell table:style-name="ce1" table:formula="of:=0.035*[.W8]" office:value-type="float" office:value="0" calcext:value-type="float">
            <text:p>$0</text:p>
          </table:table-cell>
          <table:table-cell table:style-name="ce1" table:formula="of:=0.035*[.X8]" office:value-type="float" office:value="0" calcext:value-type="float">
            <text:p>$0</text:p>
          </table:table-cell>
          <table:table-cell table:style-name="ce1" table:formula="of:=0.035*[.Y8]" office:value-type="float" office:value="0" calcext:value-type="float">
            <text:p>$0</text:p>
          </table:table-cell>
          <table:table-cell table:style-name="ce1" table:formula="of:=0.035*[.Z8]" office:value-type="float" office:value="0" calcext:value-type="float">
            <text:p>$0</text:p>
          </table:table-cell>
          <table:table-cell table:style-name="ce1" table:formula="of:=0.035*[.AA8]" office:value-type="float" office:value="0" calcext:value-type="float">
            <text:p>$0</text:p>
          </table:table-cell>
          <table:table-cell table:style-name="ce1" table:formula="of:=0.035*[.AB8]" office:value-type="float" office:value="0" calcext:value-type="float">
            <text:p>$0</text:p>
          </table:table-cell>
          <table:table-cell table:style-name="ce1" table:formula="of:=0.035*[.AC8]" office:value-type="float" office:value="0" calcext:value-type="float">
            <text:p>$0</text:p>
          </table:table-cell>
          <table:table-cell table:style-name="ce1" table:formula="of:=0.035*[.AD8]" office:value-type="float" office:value="0" calcext:value-type="float">
            <text:p>$0</text:p>
          </table:table-cell>
          <table:table-cell table:style-name="ce1" table:formula="of:=0.035*[.AE8]" office:value-type="float" office:value="0" calcext:value-type="float">
            <text:p>$0</text:p>
          </table:table-cell>
          <table:table-cell table:style-name="ce1" table:formula="of:=0.035*[.AF8]" office:value-type="float" office:value="0" calcext:value-type="float">
            <text:p>$0</text:p>
          </table:table-cell>
          <table:table-cell table:style-name="ce1" table:formula="of:=0.035*[.AG8]" office:value-type="float" office:value="0" calcext:value-type="float">
            <text:p>$0</text:p>
          </table:table-cell>
          <table:table-cell table:style-name="ce1" table:formula="of:=0.035*[.AH8]" office:value-type="float" office:value="0" calcext:value-type="float">
            <text:p>$0</text:p>
          </table:table-cell>
          <table:table-cell table:style-name="ce1" table:formula="of:=0.035*[.AI8]" office:value-type="float" office:value="0" calcext:value-type="float">
            <text:p>$0</text:p>
          </table:table-cell>
          <table:table-cell table:style-name="ce1" table:formula="of:=0.035*[.AJ8]" office:value-type="float" office:value="0" calcext:value-type="float">
            <text:p>$0</text:p>
          </table:table-cell>
          <table:table-cell table:number-columns-repeated="988"/>
        </table:table-row>
        <table:table-row table:style-name="ro3">
          <table:table-cell table:style-name="ce3" office:value-type="string" calcext:value-type="string">
            <text:p>Cédula rentas del trabajo y pensiones</text:p>
          </table:table-cell>
          <table:table-cell table:style-name="ce3"/>
          <table:table-cell table:style-name="ce1" table:number-columns-repeated="10"/>
          <table:table-cell table:number-columns-repeated="1012"/>
        </table:table-row>
        <table:table-row table:style-name="ro4">
          <table:table-cell table:style-name="ce5" office:value-type="string" calcext:value-type="string">
            <text:p>Salario nominal (se asume que a partir del mínimo es formal con vinculación laboral, e integral a partir de 13 mínimos; la gente tiende a reportar el salario base de cotización, y lo interpretamos de esa manera)</text:p>
          </table:table-cell>
          <table:table-cell table:style-name="ce5" office:value-type="string" calcext:value-type="string">
            <text:p>wages, monthly</text:p>
          </table:table-cell>
          <table:table-cell table:style-name="ce1"/>
          <table:table-cell table:style-name="ce1" office:value-type="float" office:value="10000000" calcext:value-type="float">
            <text:p>$10,000,000</text:p>
          </table:table-cell>
          <table:table-cell/>
          <table:table-cell table:style-name="ce1" office:value-type="float" office:value="1573493.08905096" calcext:value-type="float">
            <text:p>$1,573,493</text:p>
          </table:table-cell>
          <table:table-cell table:style-name="ce1" office:value-type="float" office:value="1226814.28191518" calcext:value-type="float">
            <text:p>$1,226,814</text:p>
          </table:table-cell>
          <table:table-cell table:style-name="ce1" office:value-type="float" office:value="1815464.85168399" calcext:value-type="float">
            <text:p>$1,815,465</text:p>
          </table:table-cell>
          <table:table-cell table:style-name="ce1" office:value-type="float" office:value="69048.9661509073" calcext:value-type="float">
            <text:p>$69,049</text:p>
          </table:table-cell>
          <table:table-cell table:style-name="ce1" office:value-type="float" office:value="356369.359977129" calcext:value-type="float">
            <text:p>$356,369</text:p>
          </table:table-cell>
          <table:table-cell table:style-name="ce1" office:value-type="float" office:value="565757.735456426" calcext:value-type="float">
            <text:p>$565,758</text:p>
          </table:table-cell>
          <table:table-cell table:style-name="ce1" office:value-type="float" office:value="758958.675931239" calcext:value-type="float">
            <text:p>$758,959</text:p>
          </table:table-cell>
          <table:table-cell table:style-name="ce1" office:value-type="float" office:value="935016.095044167" calcext:value-type="float">
            <text:p>$935,016</text:p>
          </table:table-cell>
          <table:table-cell table:style-name="ce1" office:value-type="float" office:value="1193365.90627388" calcext:value-type="float">
            <text:p>$1,193,366</text:p>
          </table:table-cell>
          <table:table-cell table:style-name="ce1" office:value-type="float" office:value="1501920.52991624" calcext:value-type="float">
            <text:p>$1,501,921</text:p>
          </table:table-cell>
          <table:table-cell table:style-name="ce1" office:value-type="float" office:value="1911512.98551223" calcext:value-type="float">
            <text:p>$1,911,513</text:p>
          </table:table-cell>
          <table:table-cell table:style-name="ce1" office:value-type="float" office:value="2648807.51951452" calcext:value-type="float">
            <text:p>$2,648,808</text:p>
          </table:table-cell>
          <table:table-cell table:style-name="ce1" office:value-type="float" office:value="5795531.00502675" calcext:value-type="float">
            <text:p>$5,795,531</text:p>
          </table:table-cell>
          <table:table-cell table:style-name="ce1" table:number-columns-repeated="3"/>
          <table:table-cell table:number-columns-repeated="2" table:style-name="ce1" office:value-type="float" office:value="16856986.0540237" calcext:value-type="float">
            <text:p>$16,856,986</text:p>
          </table:table-cell>
          <table:table-cell table:style-name="ce1" office:value-type="float" office:value="11412966.8333333" calcext:value-type="float">
            <text:p>$11,412,967</text:p>
          </table:table-cell>
          <table:table-cell table:style-name="ce1" office:value-type="float" office:value="12616031" calcext:value-type="float">
            <text:p>$12,616,031</text:p>
          </table:table-cell>
          <table:table-cell table:style-name="ce1" office:value-type="float" office:value="2342257.30289688" calcext:value-type="float">
            <text:p>$2,342,257</text:p>
          </table:table-cell>
          <table:table-cell table:style-name="ce1" office:value-type="float" office:value="2048457.60956284" calcext:value-type="float">
            <text:p>$2,048,458</text:p>
          </table:table-cell>
          <table:table-cell table:style-name="ce1" office:value-type="float" office:value="1683945.72772754" calcext:value-type="float">
            <text:p>$1,683,946</text:p>
          </table:table-cell>
          <table:table-cell table:style-name="ce1" office:value-type="float" office:value="2139188.77810007" calcext:value-type="float">
            <text:p>$2,139,189</text:p>
          </table:table-cell>
          <table:table-cell table:style-name="ce1" office:value-type="float" office:value="1892627.64986719" calcext:value-type="float">
            <text:p>$1,892,628</text:p>
          </table:table-cell>
          <table:table-cell table:style-name="ce1" office:value-type="float" office:value="1264663.78616852" calcext:value-type="float">
            <text:p>$1,264,664</text:p>
          </table:table-cell>
          <table:table-cell table:style-name="ce1" office:value-type="float" office:value="1642436.34658119" calcext:value-type="float">
            <text:p>$1,642,436</text:p>
          </table:table-cell>
          <table:table-cell table:style-name="ce1" office:value-type="float" office:value="1656162.3787157" calcext:value-type="float">
            <text:p>$1,656,162</text:p>
          </table:table-cell>
          <table:table-cell table:style-name="ce1" office:value-type="float" office:value="1420651.34638197" calcext:value-type="float">
            <text:p>$1,420,651</text:p>
          </table:table-cell>
          <table:table-cell table:style-name="ce1" office:value-type="float" office:value="1521310.09744769" calcext:value-type="float">
            <text:p>$1,521,310</text:p>
          </table:table-cell>
          <table:table-cell table:style-name="ce1" office:value-type="float" office:value="7900000" calcext:value-type="float">
            <text:p>$7,900,000</text:p>
          </table:table-cell>
          <table:table-cell table:number-columns-repeated="988"/>
        </table:table-row>
        <table:table-row table:style-name="ro3">
          <table:table-cell office:value-type="string" calcext:value-type="string">
            <text:p>Ingresos por contratos</text:p>
          </table:table-cell>
          <table:table-cell office:value-type="string" calcext:value-type="string">
            <text:p>contractor income, taxed as wages</text:p>
          </table:table-cell>
          <table:table-cell table:style-name="ce1" table:number-columns-repeated="10"/>
          <table:table-cell table:number-columns-repeated="1012"/>
        </table:table-row>
        <table:table-row table:style-name="ro3">
          <table:table-cell office:value-type="string" calcext:value-type="string">
            <text:p>Pensiones</text:p>
          </table:table-cell>
          <table:table-cell office:value-type="string" calcext:value-type="string">
            <text:p>pension income</text:p>
          </table:table-cell>
          <table:table-cell table:style-name="ce1" table:number-columns-repeated="2"/>
          <table:table-cell table:style-name="ce1" office:value-type="float" office:value="100000000" calcext:value-type="float">
            <text:p>$100,000,000</text:p>
          </table:table-cell>
          <table:table-cell table:style-name="ce1" office:value-type="float" office:value="212328.268574901" calcext:value-type="float">
            <text:p>$212,328</text:p>
          </table:table-cell>
          <table:table-cell table:style-name="ce1" office:value-type="float" office:value="196620.124564095" calcext:value-type="float">
            <text:p>$196,620</text:p>
          </table:table-cell>
          <table:table-cell table:style-name="ce1" office:value-type="float" office:value="223292.097963237" calcext:value-type="float">
            <text:p>$223,292</text:p>
          </table:table-cell>
          <table:table-cell table:style-name="ce1" office:value-type="float" office:value="659.03564469914" calcext:value-type="float">
            <text:p>$659</text:p>
          </table:table-cell>
          <table:table-cell table:style-name="ce1" office:value-type="float" office:value="7263.46918238993" calcext:value-type="float">
            <text:p>$7,263</text:p>
          </table:table-cell>
          <table:table-cell table:style-name="ce1" office:value-type="float" office:value="68695.2393653713" calcext:value-type="float">
            <text:p>$68,695</text:p>
          </table:table-cell>
          <table:table-cell table:style-name="ce1" office:value-type="float" office:value="51982.4630564479" calcext:value-type="float">
            <text:p>$51,982</text:p>
          </table:table-cell>
          <table:table-cell table:style-name="ce1" office:value-type="float" office:value="87099.078582081" calcext:value-type="float">
            <text:p>$87,099</text:p>
          </table:table-cell>
          <table:table-cell table:style-name="ce1" office:value-type="float" office:value="126030.63136176" calcext:value-type="float">
            <text:p>$126,031</text:p>
          </table:table-cell>
          <table:table-cell table:style-name="ce1" office:value-type="float" office:value="160612.417278568" calcext:value-type="float">
            <text:p>$160,612</text:p>
          </table:table-cell>
          <table:table-cell table:style-name="ce1" office:value-type="float" office:value="239451.314793577" calcext:value-type="float">
            <text:p>$239,451</text:p>
          </table:table-cell>
          <table:table-cell table:style-name="ce1" office:value-type="float" office:value="387066.140481651" calcext:value-type="float">
            <text:p>$387,066</text:p>
          </table:table-cell>
          <table:table-cell table:style-name="ce1" office:value-type="float" office:value="994669.030848623" calcext:value-type="float">
            <text:p>$994,669</text:p>
          </table:table-cell>
          <table:table-cell table:style-name="ce1" table:number-columns-repeated="3"/>
          <table:table-cell table:number-columns-repeated="2" table:style-name="ce1" office:value-type="float" office:value="1790321.4984581" calcext:value-type="float">
            <text:p>$1,790,321</text:p>
          </table:table-cell>
          <table:table-cell table:style-name="ce1" office:value-type="float" office:value="23091351.5" calcext:value-type="float">
            <text:p>$23,091,352</text:p>
          </table:table-cell>
          <table:table-cell table:style-name="ce1" office:value-type="float" office:value="27334733.8333333" calcext:value-type="float">
            <text:p>$27,334,734</text:p>
          </table:table-cell>
          <table:table-cell table:style-name="ce1" office:value-type="float" office:value="320524.176365492" calcext:value-type="float">
            <text:p>$320,524</text:p>
          </table:table-cell>
          <table:table-cell table:style-name="ce1" office:value-type="float" office:value="344728.296311475" calcext:value-type="float">
            <text:p>$344,728</text:p>
          </table:table-cell>
          <table:table-cell table:style-name="ce1" office:value-type="float" office:value="335508.108137432" calcext:value-type="float">
            <text:p>$335,508</text:p>
          </table:table-cell>
          <table:table-cell table:style-name="ce1" office:value-type="float" office:value="308684.884336475" calcext:value-type="float">
            <text:p>$308,685</text:p>
          </table:table-cell>
          <table:table-cell table:style-name="ce1" office:value-type="float" office:value="279086.997211155" calcext:value-type="float">
            <text:p>$279,087</text:p>
          </table:table-cell>
          <table:table-cell table:style-name="ce1" office:value-type="float" office:value="138432.84499205" calcext:value-type="float">
            <text:p>$138,433</text:p>
          </table:table-cell>
          <table:table-cell table:style-name="ce1" office:value-type="float" office:value="384296.156177156" calcext:value-type="float">
            <text:p>$384,296</text:p>
          </table:table-cell>
          <table:table-cell table:style-name="ce1" office:value-type="float" office:value="240055.198932926" calcext:value-type="float">
            <text:p>$240,055</text:p>
          </table:table-cell>
          <table:table-cell table:style-name="ce1" office:value-type="float" office:value="314714.46752669" calcext:value-type="float">
            <text:p>$314,714</text:p>
          </table:table-cell>
          <table:table-cell table:style-name="ce1" office:value-type="float" office:value="326644.794372294" calcext:value-type="float">
            <text:p>$326,645</text:p>
          </table:table-cell>
          <table:table-cell table:style-name="ce1"/>
          <table:table-cell table:number-columns-repeated="988"/>
        </table:table-row>
        <table:table-row table:style-name="ro3">
          <table:table-cell table:number-columns-repeated="2"/>
          <table:table-cell table:style-name="ce1" table:number-columns-repeated="10"/>
          <table:table-cell table:number-columns-repeated="1012"/>
        </table:table-row>
        <table:table-row table:style-name="ro3">
          <table:table-cell table:style-name="ce3" office:value-type="string" calcext:value-type="string">
            <text:p>Cédula rentas del capital y no laborales</text:p>
          </table:table-cell>
          <table:table-cell table:style-name="ce3"/>
          <table:table-cell table:style-name="ce1" table:number-columns-repeated="10"/>
          <table:table-cell table:number-columns-repeated="1012"/>
        </table:table-row>
        <table:table-row table:style-name="ro3">
          <table:table-cell office:value-type="string" calcext:value-type="string">
            <text:p>Rentas de capital</text:p>
          </table:table-cell>
          <table:table-cell office:value-type="string" calcext:value-type="string">
            <text:p>capital (not dividend) income</text:p>
          </table:table-cell>
          <table:table-cell table:style-name="ce1" office:value-type="float" office:value="10000000" calcext:value-type="float">
            <text:p>$10,000,000</text:p>
          </table:table-cell>
          <table:table-cell table:style-name="ce1" table:number-columns-repeated="2"/>
          <table:table-cell table:style-name="ce1" office:value-type="float" office:value="245854.385470542" calcext:value-type="float">
            <text:p>$245,854</text:p>
          </table:table-cell>
          <table:table-cell table:style-name="ce1" office:value-type="float" office:value="188960.165090437" calcext:value-type="float">
            <text:p>$188,960</text:p>
          </table:table-cell>
          <table:table-cell table:style-name="ce1" office:value-type="float" office:value="285564.902830241" calcext:value-type="float">
            <text:p>$285,565</text:p>
          </table:table-cell>
          <table:table-cell table:style-name="ce1" office:value-type="float" office:value="8998.70439350525" calcext:value-type="float">
            <text:p>$8,999</text:p>
          </table:table-cell>
          <table:table-cell table:style-name="ce1" office:value-type="float" office:value="33206.0529254812" calcext:value-type="float">
            <text:p>$33,206</text:p>
          </table:table-cell>
          <table:table-cell table:style-name="ce1" office:value-type="float" office:value="28100.4161109833" calcext:value-type="float">
            <text:p>$28,100</text:p>
          </table:table-cell>
          <table:table-cell table:style-name="ce1" office:value-type="float" office:value="36178.6128958237" calcext:value-type="float">
            <text:p>$36,179</text:p>
          </table:table-cell>
          <table:table-cell table:style-name="ce1" office:value-type="float" office:value="59812.9770563267" calcext:value-type="float">
            <text:p>$59,813</text:p>
          </table:table-cell>
          <table:table-cell table:style-name="ce1" office:value-type="float" office:value="79390.0356678892" calcext:value-type="float">
            <text:p>$79,390</text:p>
          </table:table-cell>
          <table:table-cell table:style-name="ce1" office:value-type="float" office:value="107920.973812528" calcext:value-type="float">
            <text:p>$107,921</text:p>
          </table:table-cell>
          <table:table-cell table:style-name="ce1" office:value-type="float" office:value="161094.94815558" calcext:value-type="float">
            <text:p>$161,095</text:p>
          </table:table-cell>
          <table:table-cell table:style-name="ce1" office:value-type="float" office:value="290628.503956422" calcext:value-type="float">
            <text:p>$290,629</text:p>
          </table:table-cell>
          <table:table-cell table:style-name="ce1" office:value-type="float" office:value="1653261.62007835" calcext:value-type="float">
            <text:p>$1,653,262</text:p>
          </table:table-cell>
          <table:table-cell table:number-columns-repeated="3" table:style-name="ce1" office:value-type="float" office:value="7212683.56" calcext:value-type="float">
            <text:p>$7,212,684</text:p>
          </table:table-cell>
          <table:table-cell table:number-columns-repeated="2" table:style-name="ce1" office:value-type="float" office:value="7212683.56024924" calcext:value-type="float">
            <text:p>$7,212,684</text:p>
          </table:table-cell>
          <table:table-cell table:style-name="ce1" office:value-type="float" office:value="196409196.666667" calcext:value-type="float">
            <text:p>$196,409,197</text:p>
          </table:table-cell>
          <table:table-cell table:style-name="ce1" office:value-type="float" office:value="858941443.916667" calcext:value-type="float">
            <text:p>$858,941,444</text:p>
          </table:table-cell>
          <table:table-cell table:style-name="ce1" office:value-type="float" office:value="495082.34067126" calcext:value-type="float">
            <text:p>$495,082</text:p>
          </table:table-cell>
          <table:table-cell table:style-name="ce1" office:value-type="float" office:value="408099.769125682" calcext:value-type="float">
            <text:p>$408,100</text:p>
          </table:table-cell>
          <table:table-cell table:style-name="ce1" office:value-type="float" office:value="259246.94358047" calcext:value-type="float">
            <text:p>$259,247</text:p>
          </table:table-cell>
          <table:table-cell table:style-name="ce1" office:value-type="float" office:value="168670.773265651" calcext:value-type="float">
            <text:p>$168,671</text:p>
          </table:table-cell>
          <table:table-cell table:style-name="ce1" office:value-type="float" office:value="384404.668193891" calcext:value-type="float">
            <text:p>$384,405</text:p>
          </table:table-cell>
          <table:table-cell table:style-name="ce1" office:value-type="float" office:value="181694.620760466" calcext:value-type="float">
            <text:p>$181,695</text:p>
          </table:table-cell>
          <table:table-cell table:style-name="ce1" office:value-type="float" office:value="355206.618958819" calcext:value-type="float">
            <text:p>$355,207</text:p>
          </table:table-cell>
          <table:table-cell table:style-name="ce1" office:value-type="float" office:value="166461.256923272" calcext:value-type="float">
            <text:p>$166,461</text:p>
          </table:table-cell>
          <table:table-cell table:style-name="ce1" office:value-type="float" office:value="99813.6838671411" calcext:value-type="float">
            <text:p>$99,814</text:p>
          </table:table-cell>
          <table:table-cell table:style-name="ce1" office:value-type="float" office:value="338836.952471139" calcext:value-type="float">
            <text:p>$338,837</text:p>
          </table:table-cell>
          <table:table-cell table:style-name="ce1"/>
          <table:table-cell table:number-columns-repeated="988"/>
        </table:table-row>
        <table:table-row table:style-name="ro3">
          <table:table-cell office:value-type="string" calcext:value-type="string">
            <text:p>Rentas no laborales</text:p>
          </table:table-cell>
          <table:table-cell office:value-type="string" calcext:value-type="string">
            <text:p>probably dividend income, which is handled elsewhere</text:p>
          </table:table-cell>
          <table:table-cell table:style-name="ce1" table:number-columns-repeated="10"/>
          <table:table-cell table:number-columns-repeated="9"/>
          <table:table-cell table:style-name="ce1" table:number-columns-repeated="2"/>
          <table:table-cell table:number-columns-repeated="1001"/>
        </table:table-row>
        <table:table-row table:style-name="ro3">
          <table:table-cell table:number-columns-repeated="2"/>
          <table:table-cell table:style-name="ce1" table:number-columns-repeated="10"/>
          <table:table-cell table:number-columns-repeated="1012"/>
        </table:table-row>
        <table:table-row table:style-name="ro3">
          <table:table-cell table:style-name="ce3" office:value-type="string" calcext:value-type="string">
            <text:p>Ganancias Ocasionales (no loterías…se asume todo al 10% en el cálculo del impuesto)</text:p>
          </table:table-cell>
          <table:table-cell table:style-name="ce3"/>
          <table:table-cell table:style-name="ce1" table:number-columns-repeated="10"/>
          <table:table-cell table:number-columns-repeated="6"/>
          <table:table-cell table:number-columns-repeated="3" table:style-name="ce1" office:value-type="float" office:value="484340.6" calcext:value-type="float">
            <text:p>$484,341</text:p>
          </table:table-cell>
          <table:table-cell table:number-columns-repeated="2" table:style-name="ce1" office:value-type="float" office:value="484340.601894736" calcext:value-type="float">
            <text:p>$484,341</text:p>
          </table:table-cell>
          <table:table-cell table:number-columns-repeated="1001"/>
        </table:table-row>
        <table:table-row table:style-name="ro3" table:number-rows-repeated="2">
          <table:table-cell table:number-columns-repeated="2"/>
          <table:table-cell table:style-name="ce1" table:number-columns-repeated="10"/>
          <table:table-cell table:number-columns-repeated="1012"/>
        </table:table-row>
        <table:table-row table:style-name="ro3">
          <table:table-cell table:style-name="ce3" office:value-type="string" calcext:value-type="string">
            <text:p>Cédula dividendos y participaciones (?)</text:p>
          </table:table-cell>
          <table:table-cell table:style-name="ce3"/>
          <table:table-cell table:style-name="ce1" table:number-columns-repeated="10"/>
          <table:table-cell table:number-columns-repeated="1012"/>
        </table:table-row>
        <table:table-row table:style-name="ro3">
          <table:table-cell office:value-type="string" calcext:value-type="string">
            <text:p>Dividendos empresa tipo A</text:p>
          </table:table-cell>
          <table:table-cell office:value-type="string" calcext:value-type="string">
            <text:p>dividends from hypothetical firm A</text:p>
          </table:table-cell>
          <table:table-cell table:style-name="ce1" table:number-columns-repeated="3"/>
          <table:table-cell table:style-name="ce1" office:value-type="float" office:value="983.259114000987" calcext:value-type="float">
            <text:p>$983</text:p>
          </table:table-cell>
          <table:table-cell table:style-name="ce1" office:value-type="float" office:value="808.299827962989" calcext:value-type="float">
            <text:p>$808</text:p>
          </table:table-cell>
          <table:table-cell table:style-name="ce1" office:value-type="float" office:value="1105.3756263468" calcext:value-type="float">
            <text:p>$1,105</text:p>
          </table:table-cell>
          <table:table-cell table:style-name="ce1" office:value-type="float" office:value="0" calcext:value-type="float">
            <text:p>$0</text:p>
          </table:table-cell>
          <table:table-cell table:style-name="ce1" office:value-type="float" office:value="0.00093386697160282" calcext:value-type="float">
            <text:p>$0</text:p>
          </table:table-cell>
          <table:table-cell table:style-name="ce1" office:value-type="float" office:value="0" calcext:value-type="float">
            <text:p>$0</text:p>
          </table:table-cell>
          <table:table-cell table:style-name="ce1" office:value-type="float" office:value="27.3252256386721" calcext:value-type="float">
            <text:p>$27</text:p>
          </table:table-cell>
          <table:table-cell table:style-name="ce1" office:value-type="float" office:value="18.1637413483231" calcext:value-type="float">
            <text:p>$18</text:p>
          </table:table-cell>
          <table:table-cell table:style-name="ce1" office:value-type="float" office:value="18.9611034693565" calcext:value-type="float">
            <text:p>$19</text:p>
          </table:table-cell>
          <table:table-cell table:style-name="ce1" office:value-type="float" office:value="119.516789046963" calcext:value-type="float">
            <text:p>$120</text:p>
          </table:table-cell>
          <table:table-cell table:style-name="ce1" office:value-type="float" office:value="44.2956613149847" calcext:value-type="float">
            <text:p>$44</text:p>
          </table:table-cell>
          <table:table-cell table:style-name="ce1" office:value-type="float" office:value="44.4418195718654" calcext:value-type="float">
            <text:p>$44</text:p>
          </table:table-cell>
          <table:table-cell table:style-name="ce1" office:value-type="float" office:value="9560.0635321101" calcext:value-type="float">
            <text:p>$9,560</text:p>
          </table:table-cell>
          <table:table-cell table:style-name="ce1" table:number-columns-repeated="5"/>
          <table:table-cell table:style-name="ce1" office:value-type="float" office:value="17782994.8333333" calcext:value-type="float">
            <text:p>$17,782,995</text:p>
          </table:table-cell>
          <table:table-cell table:style-name="ce1" office:value-type="float" office:value="79901529.6666667" calcext:value-type="float">
            <text:p>$79,901,530</text:p>
          </table:table-cell>
          <table:table-cell table:style-name="ce1" office:value-type="float" office:value="2889.61579036923" calcext:value-type="float">
            <text:p>$2,890</text:p>
          </table:table-cell>
          <table:table-cell table:style-name="ce1" office:value-type="float" office:value="622.055464480874" calcext:value-type="float">
            <text:p>$622</text:p>
          </table:table-cell>
          <table:table-cell table:style-name="ce1" office:value-type="float" office:value="14289.1890898131" calcext:value-type="float">
            <text:p>$14,289</text:p>
          </table:table-cell>
          <table:table-cell table:style-name="ce1" office:value-type="float" office:value="604.305595842397" calcext:value-type="float">
            <text:p>$604</text:p>
          </table:table-cell>
          <table:table-cell table:style-name="ce1" office:value-type="float" office:value="864.924302788844" calcext:value-type="float">
            <text:p>$865</text:p>
          </table:table-cell>
          <table:table-cell table:style-name="ce1" office:value-type="float" office:value="2037.95707472178" calcext:value-type="float">
            <text:p>$2,038</text:p>
          </table:table-cell>
          <table:table-cell table:style-name="ce1" office:value-type="float" office:value="811.196425796426" calcext:value-type="float">
            <text:p>$811</text:p>
          </table:table-cell>
          <table:table-cell table:style-name="ce1" office:value-type="float" office:value="0" calcext:value-type="float">
            <text:p>$0</text:p>
          </table:table-cell>
          <table:table-cell table:style-name="ce1" office:value-type="float" office:value="23.5394424673784" calcext:value-type="float">
            <text:p>$24</text:p>
          </table:table-cell>
          <table:table-cell table:style-name="ce1" office:value-type="float" office:value="38.762536075036" calcext:value-type="float">
            <text:p>$39</text:p>
          </table:table-cell>
          <table:table-cell table:style-name="ce1"/>
          <table:table-cell table:number-columns-repeated="988"/>
        </table:table-row>
        <table:table-row table:style-name="ro3">
          <table:table-cell office:value-type="string" calcext:value-type="string">
            <text:p>Dividendos empresa tipo B</text:p>
          </table:table-cell>
          <table:table-cell office:value-type="string" calcext:value-type="string">
            <text:p>dividends from hypothetical firm B</text:p>
          </table:table-cell>
          <table:table-cell table:style-name="ce1" table:number-columns-repeated="10"/>
          <table:table-cell table:number-columns-repeated="1012"/>
        </table:table-row>
        <table:table-row table:style-name="ro3">
          <table:table-cell table:number-columns-repeated="2"/>
          <table:table-cell table:style-name="ce1" table:number-columns-repeated="10"/>
          <table:table-cell table:number-columns-repeated="1012"/>
        </table:table-row>
        <table:table-row table:style-name="ro3">
          <table:table-cell table:style-name="ce3" office:value-type="string" calcext:value-type="string">
            <text:p>Transferencias</text:p>
          </table:table-cell>
          <table:table-cell table:style-name="ce3" office:value-type="string" calcext:value-type="string">
            <text:p>govt + private transfers</text:p>
          </table:table-cell>
          <table:table-cell table:style-name="ce1" table:formula="of:=[.C28]+[.C29]" office:value-type="float" office:value="0" calcext:value-type="float">
            <text:p>$0</text:p>
          </table:table-cell>
          <table:table-cell table:style-name="ce1" table:formula="of:=[.D28]+[.D29]" office:value-type="float" office:value="0" calcext:value-type="float">
            <text:p>$0</text:p>
          </table:table-cell>
          <table:table-cell table:style-name="ce1" table:formula="of:=[.E28]+[.E29]" office:value-type="float" office:value="0" calcext:value-type="float">
            <text:p>$0</text:p>
          </table:table-cell>
          <table:table-cell table:style-name="ce1" table:formula="of:=[.F28]+[.F29]" office:value-type="float" office:value="88179.0858887326" calcext:value-type="float">
            <text:p>$88,179</text:p>
          </table:table-cell>
          <table:table-cell table:style-name="ce1" table:formula="of:=[.G28]+[.G29]" office:value-type="float" office:value="135639.619598269" calcext:value-type="float">
            <text:p>$135,640</text:p>
          </table:table-cell>
          <table:table-cell table:style-name="ce1" table:formula="of:=[.H28]+[.H29]" office:value-type="float" office:value="55053.0084913804" calcext:value-type="float">
            <text:p>$55,053</text:p>
          </table:table-cell>
          <table:table-cell table:style-name="ce1" table:formula="of:=[.I28]+[.I29]" office:value-type="float" office:value="49886.3540592167" calcext:value-type="float">
            <text:p>$49,886</text:p>
          </table:table-cell>
          <table:table-cell table:style-name="ce1" table:formula="of:=[.J28]+[.J29]" office:value-type="float" office:value="78715.2333523919" calcext:value-type="float">
            <text:p>$78,715</text:p>
          </table:table-cell>
          <table:table-cell table:style-name="ce1" table:formula="of:=[.K28]+[.K29]" office:value-type="float" office:value="64170.4314114356" calcext:value-type="float">
            <text:p>$64,170</text:p>
          </table:table-cell>
          <table:table-cell table:style-name="ce1" table:formula="of:=[.L28]+[.L29]" office:value-type="float" office:value="69594.9765469634" calcext:value-type="float">
            <text:p>$69,595</text:p>
          </table:table-cell>
          <table:table-cell table:style-name="ce1" table:formula="of:=[.M28]+[.M29]" office:value-type="float" office:value="80678.5275228479" calcext:value-type="float">
            <text:p>$80,679</text:p>
          </table:table-cell>
          <table:table-cell table:style-name="ce1" table:formula="of:=[.N28]+[.N29]" office:value-type="float" office:value="75545.9773708544" calcext:value-type="float">
            <text:p>$75,546</text:p>
          </table:table-cell>
          <table:table-cell table:style-name="ce1" table:formula="of:=[.O28]+[.O29]" office:value-type="float" office:value="78093.6041666666" calcext:value-type="float">
            <text:p>$78,094</text:p>
          </table:table-cell>
          <table:table-cell table:style-name="ce1" table:formula="of:=[.P28]+[.P29]" office:value-type="float" office:value="89376.5259556574" calcext:value-type="float">
            <text:p>$89,377</text:p>
          </table:table-cell>
          <table:table-cell table:style-name="ce1" table:formula="of:=[.Q28]+[.Q29]" office:value-type="float" office:value="98135.5182912844" calcext:value-type="float">
            <text:p>$98,136</text:p>
          </table:table-cell>
          <table:table-cell table:style-name="ce1" table:formula="of:=[.R28]+[.R29]" office:value-type="float" office:value="197572.290711009" calcext:value-type="float">
            <text:p>$197,572</text:p>
          </table:table-cell>
          <table:table-cell table:style-name="ce1" table:formula="of:=[.S28]+[.S29]" office:value-type="float" office:value="222979.134936913" calcext:value-type="float">
            <text:p>$222,979</text:p>
          </table:table-cell>
          <table:table-cell table:style-name="ce1" table:formula="of:=[.T28]+[.T29]" office:value-type="float" office:value="222979.134936913" calcext:value-type="float">
            <text:p>$222,979</text:p>
          </table:table-cell>
          <table:table-cell table:style-name="ce1"/>
          <table:table-cell table:style-name="ce1" table:formula="of:=[.V28]+[.V29]" office:value-type="float" office:value="775983.188512768" calcext:value-type="float">
            <text:p>$775,983</text:p>
          </table:table-cell>
          <table:table-cell table:style-name="ce1" table:formula="of:=[.W28]+[.W29]" office:value-type="float" office:value="775983.188512768" calcext:value-type="float">
            <text:p>$775,983</text:p>
          </table:table-cell>
          <table:table-cell table:style-name="ce1" table:formula="of:=[.X28]+[.X29]" office:value-type="float" office:value="0" calcext:value-type="float">
            <text:p>$0</text:p>
          </table:table-cell>
          <table:table-cell table:style-name="ce1" table:formula="of:=[.Y28]+[.Y29]" office:value-type="float" office:value="0" calcext:value-type="float">
            <text:p>$0</text:p>
          </table:table-cell>
          <table:table-cell table:style-name="ce1" table:formula="of:=[.Z28]+[.Z29]" office:value-type="float" office:value="91460.4446358686" calcext:value-type="float">
            <text:p>$91,460</text:p>
          </table:table-cell>
          <table:table-cell table:style-name="ce1" table:formula="of:=[.AA28]+[.AA29]" office:value-type="float" office:value="109306.451400273" calcext:value-type="float">
            <text:p>$109,306</text:p>
          </table:table-cell>
          <table:table-cell table:style-name="ce1" table:formula="of:=[.AB28]+[.AB29]" office:value-type="float" office:value="132105.622965642" calcext:value-type="float">
            <text:p>$132,106</text:p>
          </table:table-cell>
          <table:table-cell table:style-name="ce1" table:formula="of:=[.AC28]+[.AC29]" office:value-type="float" office:value="122484.077532028" calcext:value-type="float">
            <text:p>$122,484</text:p>
          </table:table-cell>
          <table:table-cell table:style-name="ce1" table:formula="of:=[.AD28]+[.AD29]" office:value-type="float" office:value="76659.8944887119" calcext:value-type="float">
            <text:p>$76,660</text:p>
          </table:table-cell>
          <table:table-cell table:style-name="ce1" table:formula="of:=[.AE28]+[.AE29]" office:value-type="float" office:value="108196.773913619" calcext:value-type="float">
            <text:p>$108,197</text:p>
          </table:table-cell>
          <table:table-cell table:style-name="ce1" table:formula="of:=[.AF28]+[.AF29]" office:value-type="float" office:value="71505.7798368298" calcext:value-type="float">
            <text:p>$71,506</text:p>
          </table:table-cell>
          <table:table-cell table:style-name="ce1" table:formula="of:=[.AG28]+[.AG29]" office:value-type="float" office:value="84741.2274517275" calcext:value-type="float">
            <text:p>$84,741</text:p>
          </table:table-cell>
          <table:table-cell table:style-name="ce1" table:formula="of:=[.AH28]+[.AH29]" office:value-type="float" office:value="76665.9506969157" calcext:value-type="float">
            <text:p>$76,666</text:p>
          </table:table-cell>
          <table:table-cell table:style-name="ce1" table:formula="of:=[.AI28]+[.AI29]" office:value-type="float" office:value="140068.878291847" calcext:value-type="float">
            <text:p>$140,069</text:p>
          </table:table-cell>
          <table:table-cell table:style-name="ce1"/>
          <table:table-cell table:number-columns-repeated="988"/>
        </table:table-row>
        <table:table-row table:style-name="ro3">
          <table:table-cell table:style-name="ce6" office:value-type="string" calcext:value-type="string">
            <text:p>Gobierno</text:p>
          </table:table-cell>
          <table:table-cell table:style-name="ce6" office:value-type="string" calcext:value-type="string">
            <text:p>gov transfers</text:p>
          </table:table-cell>
          <table:table-cell table:style-name="ce1" table:number-columns-repeated="3"/>
          <table:table-cell table:style-name="ce1" office:value-type="float" office:value="14023.8035373893" calcext:value-type="float">
            <text:p>$14,024</text:p>
          </table:table-cell>
          <table:table-cell table:style-name="ce1" office:value-type="float" office:value="14578.8805315323" calcext:value-type="float">
            <text:p>$14,579</text:p>
          </table:table-cell>
          <table:table-cell table:style-name="ce1" office:value-type="float" office:value="13636.3758784" calcext:value-type="float">
            <text:p>$13,636</text:p>
          </table:table-cell>
          <table:table-cell table:style-name="ce1" office:value-type="float" office:value="15045.4252913084" calcext:value-type="float">
            <text:p>$15,045</text:p>
          </table:table-cell>
          <table:table-cell table:style-name="ce1" office:value-type="float" office:value="17247.2562416619" calcext:value-type="float">
            <text:p>$17,247</text:p>
          </table:table-cell>
          <table:table-cell table:style-name="ce1" office:value-type="float" office:value="12557.4182426994" calcext:value-type="float">
            <text:p>$12,557</text:p>
          </table:table-cell>
          <table:table-cell table:style-name="ce1" office:value-type="float" office:value="13227.5875783998" calcext:value-type="float">
            <text:p>$13,228</text:p>
          </table:table-cell>
          <table:table-cell table:style-name="ce1" office:value-type="float" office:value="13850.8991721157" calcext:value-type="float">
            <text:p>$13,851</text:p>
          </table:table-cell>
          <table:table-cell table:style-name="ce1" office:value-type="float" office:value="13238.725622803" calcext:value-type="float">
            <text:p>$13,239</text:p>
          </table:table-cell>
          <table:table-cell table:style-name="ce1" office:value-type="float" office:value="11866.7511791851" calcext:value-type="float">
            <text:p>$11,867</text:p>
          </table:table-cell>
          <table:table-cell table:style-name="ce1" office:value-type="float" office:value="11444.408744266" calcext:value-type="float">
            <text:p>$11,444</text:p>
          </table:table-cell>
          <table:table-cell table:style-name="ce1" office:value-type="float" office:value="10286.4496830402" calcext:value-type="float">
            <text:p>$10,286</text:p>
          </table:table-cell>
          <table:table-cell table:style-name="ce1" office:value-type="float" office:value="21458.5326118119" calcext:value-type="float">
            <text:p>$21,459</text:p>
          </table:table-cell>
          <table:table-cell table:number-columns-repeated="2" table:style-name="ce1" office:value-type="float" office:value="8927.71424957803" calcext:value-type="float">
            <text:p>$8,928</text:p>
          </table:table-cell>
          <table:table-cell table:style-name="ce1"/>
          <table:table-cell table:number-columns-repeated="2" table:style-name="ce1" office:value-type="float" office:value="32553.8532765049" calcext:value-type="float">
            <text:p>$32,554</text:p>
          </table:table-cell>
          <table:table-cell table:style-name="ce1" table:formula="of:=[.X29]+[.X30]" office:value-type="float" office:value="0" calcext:value-type="float">
            <text:p>$0</text:p>
          </table:table-cell>
          <table:table-cell table:style-name="ce1" table:formula="of:=[.Y29]+[.Y30]" office:value-type="float" office:value="0" calcext:value-type="float">
            <text:p>$0</text:p>
          </table:table-cell>
          <table:table-cell table:style-name="ce1" office:value-type="float" office:value="9435.63827207759" calcext:value-type="float">
            <text:p>$9,436</text:p>
          </table:table-cell>
          <table:table-cell table:style-name="ce1" office:value-type="float" office:value="15005.5847336065" calcext:value-type="float">
            <text:p>$15,006</text:p>
          </table:table-cell>
          <table:table-cell table:style-name="ce1" office:value-type="float" office:value="6778.0289933695" calcext:value-type="float">
            <text:p>$6,778</text:p>
          </table:table-cell>
          <table:table-cell table:style-name="ce1" office:value-type="float" office:value="11626.32913343" calcext:value-type="float">
            <text:p>$11,626</text:p>
          </table:table-cell>
          <table:table-cell table:style-name="ce1" office:value-type="float" office:value="5497.45039840637" calcext:value-type="float">
            <text:p>$5,497</text:p>
          </table:table-cell>
          <table:table-cell table:style-name="ce1" office:value-type="float" office:value="18097.5385201377" calcext:value-type="float">
            <text:p>$18,098</text:p>
          </table:table-cell>
          <table:table-cell table:style-name="ce1" office:value-type="float" office:value="6025.84296814296" calcext:value-type="float">
            <text:p>$6,026</text:p>
          </table:table-cell>
          <table:table-cell table:style-name="ce1" office:value-type="float" office:value="12627.453140879" calcext:value-type="float">
            <text:p>$12,627</text:p>
          </table:table-cell>
          <table:table-cell table:style-name="ce1" office:value-type="float" office:value="7599.3512381376" calcext:value-type="float">
            <text:p>$7,599</text:p>
          </table:table-cell>
          <table:table-cell table:style-name="ce1" office:value-type="float" office:value="14491.8424422799" calcext:value-type="float">
            <text:p>$14,492</text:p>
          </table:table-cell>
          <table:table-cell table:style-name="ce1"/>
          <table:table-cell table:number-columns-repeated="988"/>
        </table:table-row>
        <table:table-row table:style-name="ro3">
          <table:table-cell table:style-name="ce6" office:value-type="string" calcext:value-type="string">
            <text:p>Privadas</text:p>
          </table:table-cell>
          <table:table-cell table:style-name="ce6" office:value-type="string" calcext:value-type="string">
            <text:p>priv transfers</text:p>
          </table:table-cell>
          <table:table-cell table:style-name="ce1" table:number-columns-repeated="3"/>
          <table:table-cell table:style-name="ce1" office:value-type="float" office:value="74155.2823513433" calcext:value-type="float">
            <text:p>$74,155</text:p>
          </table:table-cell>
          <table:table-cell table:style-name="ce1" office:value-type="float" office:value="121060.739066737" calcext:value-type="float">
            <text:p>$121,061</text:p>
          </table:table-cell>
          <table:table-cell table:style-name="ce1" office:value-type="float" office:value="41416.6326129804" calcext:value-type="float">
            <text:p>$41,417</text:p>
          </table:table-cell>
          <table:table-cell table:style-name="ce1" office:value-type="float" office:value="34840.9287679083" calcext:value-type="float">
            <text:p>$34,841</text:p>
          </table:table-cell>
          <table:table-cell table:style-name="ce1" office:value-type="float" office:value="61467.97711073" calcext:value-type="float">
            <text:p>$61,468</text:p>
          </table:table-cell>
          <table:table-cell table:style-name="ce1" office:value-type="float" office:value="51613.0131687362" calcext:value-type="float">
            <text:p>$51,613</text:p>
          </table:table-cell>
          <table:table-cell table:style-name="ce1" office:value-type="float" office:value="56367.3889685636" calcext:value-type="float">
            <text:p>$56,367</text:p>
          </table:table-cell>
          <table:table-cell table:style-name="ce1" office:value-type="float" office:value="66827.6283507322" calcext:value-type="float">
            <text:p>$66,828</text:p>
          </table:table-cell>
          <table:table-cell table:style-name="ce1" office:value-type="float" office:value="62307.2517480514" calcext:value-type="float">
            <text:p>$62,307</text:p>
          </table:table-cell>
          <table:table-cell table:style-name="ce1" office:value-type="float" office:value="66226.8529874815" calcext:value-type="float">
            <text:p>$66,227</text:p>
          </table:table-cell>
          <table:table-cell table:style-name="ce1" office:value-type="float" office:value="77932.1172113914" calcext:value-type="float">
            <text:p>$77,932</text:p>
          </table:table-cell>
          <table:table-cell table:style-name="ce1" office:value-type="float" office:value="87849.0686082442" calcext:value-type="float">
            <text:p>$87,849</text:p>
          </table:table-cell>
          <table:table-cell table:style-name="ce1" office:value-type="float" office:value="176113.758099197" calcext:value-type="float">
            <text:p>$176,114</text:p>
          </table:table-cell>
          <table:table-cell table:number-columns-repeated="2" table:style-name="ce1" office:value-type="float" office:value="214051.420687335" calcext:value-type="float">
            <text:p>$214,051</text:p>
          </table:table-cell>
          <table:table-cell table:style-name="ce1"/>
          <table:table-cell table:number-columns-repeated="2" table:style-name="ce1" office:value-type="float" office:value="743429.335236263" calcext:value-type="float">
            <text:p>$743,429</text:p>
          </table:table-cell>
          <table:table-cell table:style-name="ce1" table:formula="of:=[.X30]+[.X31]" office:value-type="float" office:value="0" calcext:value-type="float">
            <text:p>$0</text:p>
          </table:table-cell>
          <table:table-cell table:style-name="ce1" table:formula="of:=[.Y30]+[.Y31]" office:value-type="float" office:value="0" calcext:value-type="float">
            <text:p>$0</text:p>
          </table:table-cell>
          <table:table-cell table:style-name="ce1" office:value-type="float" office:value="82024.806363791" calcext:value-type="float">
            <text:p>$82,025</text:p>
          </table:table-cell>
          <table:table-cell table:style-name="ce1" office:value-type="float" office:value="94300.8666666666" calcext:value-type="float">
            <text:p>$94,301</text:p>
          </table:table-cell>
          <table:table-cell table:style-name="ce1" office:value-type="float" office:value="125327.593972272" calcext:value-type="float">
            <text:p>$125,328</text:p>
          </table:table-cell>
          <table:table-cell table:style-name="ce1" office:value-type="float" office:value="110857.748398598" calcext:value-type="float">
            <text:p>$110,858</text:p>
          </table:table-cell>
          <table:table-cell table:style-name="ce1" office:value-type="float" office:value="71162.4440903055" calcext:value-type="float">
            <text:p>$71,162</text:p>
          </table:table-cell>
          <table:table-cell table:style-name="ce1" office:value-type="float" office:value="90099.2353934816" calcext:value-type="float">
            <text:p>$90,099</text:p>
          </table:table-cell>
          <table:table-cell table:style-name="ce1" office:value-type="float" office:value="65479.9368686868" calcext:value-type="float">
            <text:p>$65,480</text:p>
          </table:table-cell>
          <table:table-cell table:style-name="ce1" office:value-type="float" office:value="72113.7743108485" calcext:value-type="float">
            <text:p>$72,114</text:p>
          </table:table-cell>
          <table:table-cell table:style-name="ce1" office:value-type="float" office:value="69066.5994587781" calcext:value-type="float">
            <text:p>$69,067</text:p>
          </table:table-cell>
          <table:table-cell table:style-name="ce1" office:value-type="float" office:value="125577.035849567" calcext:value-type="float">
            <text:p>$125,577</text:p>
          </table:table-cell>
          <table:table-cell table:style-name="ce1"/>
          <table:table-cell table:number-columns-repeated="988"/>
        </table:table-row>
        <table:table-row table:style-name="ro3">
          <table:table-cell table:number-columns-repeated="1024"/>
        </table:table-row>
        <table:table-row table:style-name="ro3">
          <table:table-cell table:number-columns-repeated="2"/>
          <table:table-cell table:style-name="ce1" table:number-columns-repeated="10"/>
          <table:table-cell table:number-columns-repeated="1012"/>
        </table:table-row>
        <table:table-row table:style-name="ro3">
          <table:table-cell table:style-name="ce3" office:value-type="string" calcext:value-type="string">
            <text:p>Gastos</text:p>
          </table:table-cell>
          <table:table-cell table:style-name="ce3"/>
          <table:table-cell table:style-name="ce1" table:number-columns-repeated="10"/>
          <table:table-cell table:number-columns-repeated="1012"/>
        </table:table-row>
        <table:table-row table:style-name="ro3">
          <table:table-cell table:style-name="ce6" office:value-type="string" calcext:value-type="string">
            <text:p>Compras Impoconsumo 4%</text:p>
          </table:table-cell>
          <table:table-cell table:style-name="ce6"/>
          <table:table-cell table:style-name="ce1" table:number-columns-repeated="10"/>
          <table:table-cell table:number-columns-repeated="1012"/>
        </table:table-row>
        <table:table-row table:style-name="ro3">
          <table:table-cell table:style-name="ce6" office:value-type="string" calcext:value-type="string">
            <text:p>Compras Impoconsumo 8%</text:p>
          </table:table-cell>
          <table:table-cell table:style-name="ce6"/>
          <table:table-cell table:style-name="ce1" table:number-columns-repeated="10"/>
          <table:table-cell table:number-columns-repeated="1012"/>
        </table:table-row>
        <table:table-row table:style-name="ro3">
          <table:table-cell table:style-name="ce6" office:value-type="string" calcext:value-type="string">
            <text:p>Compras Impoconsumo 16%</text:p>
          </table:table-cell>
          <table:table-cell table:style-name="ce6"/>
          <table:table-cell table:style-name="ce1" table:number-columns-repeated="10"/>
          <table:table-cell table:number-columns-repeated="1012"/>
        </table:table-row>
        <table:table-row table:style-name="ro3">
          <table:table-cell table:style-name="ce6" office:value-type="string" calcext:value-type="string">
            <text:p>Compras excluídas de IVA (?%) (asumimos 0% por ahora)</text:p>
          </table:table-cell>
          <table:table-cell table:style-name="ce6"/>
          <table:table-cell table:style-name="ce1" table:number-columns-repeated="10"/>
          <table:table-cell table:number-columns-repeated="1012"/>
        </table:table-row>
        <table:table-row table:style-name="ro3">
          <table:table-cell office:value-type="string" calcext:value-type="string">
            <text:p>Compras IVA 0%</text:p>
          </table:table-cell>
          <table:table-cell/>
          <table:table-cell table:style-name="ce1" table:number-columns-repeated="10"/>
          <table:table-cell table:number-columns-repeated="1012"/>
        </table:table-row>
        <table:table-row table:style-name="ro3">
          <table:table-cell office:value-type="string" calcext:value-type="string">
            <text:p>Compras IVA 5%</text:p>
          </table:table-cell>
          <table:table-cell/>
          <table:table-cell table:style-name="ce1" table:number-columns-repeated="10"/>
          <table:table-cell table:number-columns-repeated="1012"/>
        </table:table-row>
        <table:table-row table:style-name="ro3">
          <table:table-cell office:value-type="string" calcext:value-type="string">
            <text:p>Compras IVA 19%</text:p>
          </table:table-cell>
          <table:table-cell/>
          <table:table-cell table:style-name="ce1" table:number-columns-repeated="10"/>
          <table:table-cell table:number-columns-repeated="1012"/>
        </table:table-row>
        <table:table-row table:style-name="ro3">
          <table:table-cell office:value-type="string" calcext:value-type="string">
            <text:p>Gasolina</text:p>
          </table:table-cell>
          <table:table-cell/>
          <table:table-cell table:style-name="ce1" table:number-columns-repeated="10"/>
          <table:table-cell table:number-columns-repeated="1012"/>
        </table:table-row>
        <table:table-row table:style-name="ro3">
          <table:table-cell office:value-type="string" calcext:value-type="string">
            <text:p>ACPM</text:p>
          </table:table-cell>
          <table:table-cell/>
          <table:table-cell table:style-name="ce1" table:number-columns-repeated="10"/>
          <table:table-cell table:number-columns-repeated="1012"/>
        </table:table-row>
        <table:table-row table:style-name="ro3">
          <table:table-cell office:value-type="string" calcext:value-type="string">
            <text:p>Gas natural</text:p>
          </table:table-cell>
          <table:table-cell/>
          <table:table-cell table:style-name="ce1" table:number-columns-repeated="10"/>
          <table:table-cell table:number-columns-repeated="1012"/>
        </table:table-row>
        <table:table-row table:style-name="ro3">
          <table:table-cell office:value-type="string" calcext:value-type="string">
            <text:p>Gas licuado de petróleo</text:p>
          </table:table-cell>
          <table:table-cell/>
          <table:table-cell table:style-name="ce1" table:number-columns-repeated="10"/>
          <table:table-cell table:number-columns-repeated="1012"/>
        </table:table-row>
        <table:table-row table:style-name="ro3">
          <table:table-cell office:value-type="string" calcext:value-type="string">
            <text:p>Kerosene y Jet Fuel</text:p>
          </table:table-cell>
          <table:table-cell/>
          <table:table-cell table:style-name="ce1" table:number-columns-repeated="10"/>
          <table:table-cell table:number-columns-repeated="1012"/>
        </table:table-row>
        <table:table-row table:style-name="ro3">
          <table:table-cell office:value-type="string" calcext:value-type="string">
            <text:p>Fuel oil</text:p>
          </table:table-cell>
          <table:table-cell/>
          <table:table-cell table:style-name="ce1" table:number-columns-repeated="10"/>
          <table:table-cell table:number-columns-repeated="1012"/>
        </table:table-row>
        <table:table-row table:style-name="ro3">
          <table:table-cell office:value-type="string" calcext:value-type="string">
            <text:p>Cerveza</text:p>
          </table:table-cell>
          <table:table-cell/>
          <table:table-cell table:style-name="ce1" table:number-columns-repeated="10"/>
          <table:table-cell table:number-columns-repeated="1012"/>
        </table:table-row>
        <table:table-row table:style-name="ro3">
          <table:table-cell office:value-type="string" calcext:value-type="string">
            <text:p>Alcohol (excluyendo cerveza)</text:p>
          </table:table-cell>
          <table:table-cell/>
          <table:table-cell table:style-name="ce1" table:number-columns-repeated="10"/>
          <table:table-cell table:number-columns-repeated="1012"/>
        </table:table-row>
        <table:table-row table:style-name="ro3">
          <table:table-cell office:value-type="string" calcext:value-type="string">
            <text:p>Tabaco</text:p>
          </table:table-cell>
          <table:table-cell/>
          <table:table-cell table:style-name="ce1" table:number-columns-repeated="10"/>
          <table:table-cell table:number-columns-repeated="1012"/>
        </table:table-row>
        <table:table-row table:style-name="ro3">
          <table:table-cell office:value-type="string" calcext:value-type="string">
            <text:p>Sobretasa a la gasolina</text:p>
          </table:table-cell>
          <table:table-cell/>
          <table:table-cell table:style-name="ce1" table:number-columns-repeated="10"/>
          <table:table-cell table:number-columns-repeated="1012"/>
        </table:table-row>
        <table:table-row table:style-name="ro3">
          <table:table-cell office:value-type="string" calcext:value-type="string">
            <text:p>Impuesto de registro</text:p>
          </table:table-cell>
          <table:table-cell/>
          <table:table-cell table:style-name="ce1" table:number-columns-repeated="10"/>
          <table:table-cell table:number-columns-repeated="1012"/>
        </table:table-row>
        <table:table-row table:style-name="ro3">
          <table:table-cell office:value-type="string" calcext:value-type="string">
            <text:p>Vehículos</text:p>
          </table:table-cell>
          <table:table-cell/>
          <table:table-cell table:style-name="ce1" table:number-columns-repeated="10"/>
          <table:table-cell table:number-columns-repeated="1012"/>
        </table:table-row>
        <table:table-row table:style-name="ro3">
          <table:table-cell office:value-type="string" calcext:value-type="string">
            <text:p>Transacciones financieras gravadas al 4 por 1000</text:p>
          </table:table-cell>
          <table:table-cell/>
          <table:table-cell table:style-name="ce1" table:number-columns-repeated="10"/>
          <table:table-cell table:number-columns-repeated="1012"/>
        </table:table-row>
        <table:table-row table:style-name="ro3" table:number-rows-repeated="3">
          <table:table-cell table:number-columns-repeated="2"/>
          <table:table-cell table:style-name="ce1" table:number-columns-repeated="10"/>
          <table:table-cell table:number-columns-repeated="1012"/>
        </table:table-row>
        <table:table-row table:style-name="ro3">
          <table:table-cell office:value-type="string" calcext:value-type="string">
            <text:p>Ahorro</text:p>
          </table:table-cell>
          <table:table-cell/>
          <table:table-cell table:style-name="ce1" table:number-columns-repeated="10"/>
          <table:table-cell table:number-columns-repeated="1012"/>
        </table:table-row>
        <table:table-row table:style-name="ro3">
          <table:table-cell table:number-columns-repeated="2"/>
          <table:table-cell table:style-name="ce1" table:number-columns-repeated="10"/>
          <table:table-cell table:number-columns-repeated="1012"/>
        </table:table-row>
        <table:table-row table:style-name="ro3">
          <table:table-cell table:style-name="ce3" office:value-type="string" calcext:value-type="string">
            <text:p>Rentas líquidas y Cedulares</text:p>
          </table:table-cell>
          <table:table-cell table:style-name="ce3"/>
          <table:table-cell table:style-name="ce1" table:number-columns-repeated="10"/>
          <table:table-cell table:number-columns-repeated="1012"/>
        </table:table-row>
        <table:table-row table:style-name="ro3">
          <table:table-cell table:style-name="ce6" office:value-type="string" calcext:value-type="string">
            <text:p>Ingresos no constitutivos de renta laboral</text:p>
          </table:table-cell>
          <table:table-cell table:style-name="ce6" office:value-type="string" calcext:value-type="string">
            <text:p>income that does not count toward the taxable labor income base</text:p>
          </table:table-cell>
          <table:table-cell table:style-name="ce1" table:formula="of:=([.C99]+[.C100]+[.C102]+[.C103])*12" office:value-type="float" office:value="0" calcext:value-type="float">
            <text:p>$0</text:p>
          </table:table-cell>
          <table:table-cell table:style-name="ce1" table:formula="of:=([.D99]+[.D100]+[.D102]+[.D103])*12" office:value-type="float" office:value="34200000" calcext:value-type="float">
            <text:p>$34,200,000</text:p>
          </table:table-cell>
          <table:table-cell table:style-name="ce1" table:formula="of:=([.E99]+[.E100]+[.E102]+[.E103])*12" office:value-type="float" office:value="0" calcext:value-type="float">
            <text:p>$0</text:p>
          </table:table-cell>
          <table:table-cell table:style-name="ce1" table:formula="of:=([.F159]+[.F160]+[.F162]+[.F163])*12" office:value-type="float" office:value="3776383.4137223" calcext:value-type="float">
            <text:p>$3,776,383</text:p>
          </table:table-cell>
          <table:table-cell table:style-name="ce1" table:formula="of:=([.G159]+[.G160]+[.G162]+[.G163])*12" office:value-type="float" office:value="2944354.27659643" calcext:value-type="float">
            <text:p>$2,944,354</text:p>
          </table:table-cell>
          <table:table-cell table:style-name="ce1" table:formula="of:=([.H159]+[.H160]+[.H162]+[.H163])*12" office:value-type="float" office:value="4357115.64404158" calcext:value-type="float">
            <text:p>$4,357,116</text:p>
          </table:table-cell>
          <table:table-cell table:style-name="ce1" table:formula="of:=([.I159]+[.I160]+[.I162]+[.I163])*12" office:value-type="float" office:value="0" calcext:value-type="float">
            <text:p>$0</text:p>
          </table:table-cell>
          <table:table-cell table:style-name="ce1" table:formula="of:=([.J159]+[.J160]+[.J162]+[.J163])*12" office:value-type="float" office:value="0" calcext:value-type="float">
            <text:p>$0</text:p>
          </table:table-cell>
          <table:table-cell table:style-name="ce1" table:formula="of:=([.K159]+[.K160]+[.K162]+[.K163])*12" office:value-type="float" office:value="0" calcext:value-type="float">
            <text:p>$0</text:p>
          </table:table-cell>
          <table:table-cell table:style-name="ce1" table:formula="of:=([.L159]+[.L160]+[.L162]+[.L163])*12" office:value-type="float" office:value="0" calcext:value-type="float">
            <text:p>$0</text:p>
          </table:table-cell>
          <table:table-cell table:style-name="ce1" table:formula="of:=([.M159]+[.M160]+[.M162]+[.M163])*12" office:value-type="float" office:value="2244038.628106" calcext:value-type="float">
            <text:p>$2,244,039</text:p>
          </table:table-cell>
          <table:table-cell table:style-name="ce1" table:formula="of:=([.N159]+[.N160]+[.N162]+[.N163])*12" office:value-type="float" office:value="2864078.17505731" calcext:value-type="float">
            <text:p>$2,864,078</text:p>
          </table:table-cell>
          <table:table-cell table:style-name="ce1" table:formula="of:=([.O159]+[.O160]+[.O162]+[.O163])*12" office:value-type="float" office:value="3604609.27179898" calcext:value-type="float">
            <text:p>$3,604,609</text:p>
          </table:table-cell>
          <table:table-cell table:style-name="ce1" table:formula="of:=([.P159]+[.P160]+[.P162]+[.P163])*12" office:value-type="float" office:value="4587631.16522935" calcext:value-type="float">
            <text:p>$4,587,631</text:p>
          </table:table-cell>
          <table:table-cell table:style-name="ce1" table:formula="of:=([.Q159]+[.Q160]+[.Q162]+[.Q163])*12" office:value-type="float" office:value="6357138.04683485" calcext:value-type="float">
            <text:p>$6,357,138</text:p>
          </table:table-cell>
          <table:table-cell table:style-name="ce1" table:formula="of:=([.R159]+[.R160]+[.R162]+[.R163])*12" office:value-type="float" office:value="13909274.4120642" calcext:value-type="float">
            <text:p>$13,909,274</text:p>
          </table:table-cell>
          <table:table-cell table:style-name="ce1" table:formula="of:=([.S159]+[.S160]+[.S162]+[.S163])*12" office:value-type="float" office:value="0" calcext:value-type="float">
            <text:p>$0</text:p>
          </table:table-cell>
          <table:table-cell table:style-name="ce1" table:formula="of:=([.T159]+[.T160]+[.T162]+[.T163])*12" office:value-type="float" office:value="0" calcext:value-type="float">
            <text:p>$0</text:p>
          </table:table-cell>
          <table:table-cell table:style-name="ce1" table:formula="of:=([.U159]+[.U160]+[.U162]+[.U163])*12" office:value-type="float" office:value="0" calcext:value-type="float">
            <text:p>$0</text:p>
          </table:table-cell>
          <table:table-cell table:style-name="ce1" table:formula="of:=([.V159]+[.V160]+[.V162]+[.V163])*12" office:value-type="float" office:value="40355624.6133328" calcext:value-type="float">
            <text:p>$40,355,625</text:p>
          </table:table-cell>
          <table:table-cell table:style-name="ce1" table:formula="of:=([.W159]+[.W160]+[.W162]+[.W163])*12" office:value-type="float" office:value="40355624.6133328" calcext:value-type="float">
            <text:p>$40,355,625</text:p>
          </table:table-cell>
          <table:table-cell table:style-name="ce1" table:formula="of:=([.X159]+[.X160]+[.X162]+[.X163])*12" office:value-type="float" office:value="27322642.599" calcext:value-type="float">
            <text:p>$27,322,643</text:p>
          </table:table-cell>
          <table:table-cell table:style-name="ce1" table:formula="of:=([.Y159]+[.Y160]+[.Y162]+[.Y163])*12" office:value-type="float" office:value="30202778.214" calcext:value-type="float">
            <text:p>$30,202,778</text:p>
          </table:table-cell>
          <table:table-cell table:style-name="ce1" table:formula="of:=([.Z159]+[.Z160]+[.Z162]+[.Z163])*12" office:value-type="float" office:value="5621417.52695251" calcext:value-type="float">
            <text:p>$5,621,418</text:p>
          </table:table-cell>
          <table:table-cell table:style-name="ce1" table:formula="of:=([.AA159]+[.AA160]+[.AA162]+[.AA163])*12" office:value-type="float" office:value="4916298.26295082" calcext:value-type="float">
            <text:p>$4,916,298</text:p>
          </table:table-cell>
          <table:table-cell table:style-name="ce1" table:formula="of:=([.AB159]+[.AB160]+[.AB162]+[.AB163])*12" office:value-type="float" office:value="4041469.7465461" calcext:value-type="float">
            <text:p>$4,041,470</text:p>
          </table:table-cell>
          <table:table-cell table:style-name="ce1" table:formula="of:=([.AC159]+[.AC160]+[.AC162]+[.AC163])*12" office:value-type="float" office:value="5134053.06744017" calcext:value-type="float">
            <text:p>$5,134,053</text:p>
          </table:table-cell>
          <table:table-cell table:style-name="ce1" table:formula="of:=([.AD159]+[.AD160]+[.AD162]+[.AD163])*12" office:value-type="float" office:value="4542306.35968126" calcext:value-type="float">
            <text:p>$4,542,306</text:p>
          </table:table-cell>
          <table:table-cell table:style-name="ce1" table:formula="of:=([.AE159]+[.AE160]+[.AE162]+[.AE163])*12" office:value-type="float" office:value="3035193.08680445" calcext:value-type="float">
            <text:p>$3,035,193</text:p>
          </table:table-cell>
          <table:table-cell table:style-name="ce1" table:formula="of:=([.AF159]+[.AF160]+[.AF162]+[.AF163])*12" office:value-type="float" office:value="3941847.23179486" calcext:value-type="float">
            <text:p>$3,941,847</text:p>
          </table:table-cell>
          <table:table-cell table:style-name="ce1" table:formula="of:=([.AG159]+[.AG160]+[.AG162]+[.AG163])*12" office:value-type="float" office:value="3974789.70891768" calcext:value-type="float">
            <text:p>$3,974,790</text:p>
          </table:table-cell>
          <table:table-cell table:style-name="ce1" table:formula="of:=([.AH159]+[.AH160]+[.AH162]+[.AH163])*12" office:value-type="float" office:value="3409563.23131673" calcext:value-type="float">
            <text:p>$3,409,563</text:p>
          </table:table-cell>
          <table:table-cell table:style-name="ce1" table:formula="of:=([.AI159]+[.AI160]+[.AI162]+[.AI163])*12" office:value-type="float" office:value="3651144.23387446" calcext:value-type="float">
            <text:p>$3,651,144</text:p>
          </table:table-cell>
          <table:table-cell table:style-name="ce1" table:formula="of:=([.AJ159]+[.AJ160]+[.AJ162]+[.AJ163])*12" office:value-type="float" office:value="27018000" calcext:value-type="float">
            <text:p>$27,018,000</text:p>
          </table:table-cell>
          <table:table-cell table:number-columns-repeated="988"/>
        </table:table-row>
        <table:table-row table:style-name="ro3">
          <table:table-cell table:style-name="ce6" office:value-type="string" calcext:value-type="string">
            <text:p>Ingresos no constitutivos de renta pensiones</text:p>
          </table:table-cell>
          <table:table-cell table:style-name="ce6" office:value-type="string" calcext:value-type="string">
            <text:p>income that does not count toward the taxable pension income base</text:p>
          </table:table-cell>
          <table:table-cell table:style-name="ce1" table:number-columns-repeated="10"/>
          <table:table-cell table:number-columns-repeated="6"/>
          <table:table-cell table:style-name="ce1" table:formula="of:=+[.S14]*0.125" office:value-type="float" office:value="0" calcext:value-type="float">
            <text:p>$0</text:p>
          </table:table-cell>
          <table:table-cell table:style-name="ce1" table:formula="of:=+[.T14]*0.125" office:value-type="float" office:value="0" calcext:value-type="float">
            <text:p>$0</text:p>
          </table:table-cell>
          <table:table-cell table:style-name="ce1" table:formula="of:=+[.U14]*0.125" office:value-type="float" office:value="0" calcext:value-type="float">
            <text:p>$0</text:p>
          </table:table-cell>
          <table:table-cell table:style-name="ce1" table:formula="of:=+[.V14]*0.125" office:value-type="float" office:value="223790.187307263" calcext:value-type="float">
            <text:p>$223,790</text:p>
          </table:table-cell>
          <table:table-cell table:style-name="ce1" table:formula="of:=+[.W14]*0.125" office:value-type="float" office:value="223790.187307263" calcext:value-type="float">
            <text:p>$223,790</text:p>
          </table:table-cell>
          <table:table-cell table:number-columns-repeated="1001"/>
        </table:table-row>
        <table:table-row table:style-name="ro3">
          <table:table-cell table:style-name="ce6" office:value-type="string" calcext:value-type="string">
            <text:p>Ingresos no constitutivos de renta Capital</text:p>
          </table:table-cell>
          <table:table-cell table:style-name="ce6" office:value-type="string" calcext:value-type="string">
            <text:p>income that does not count toward the taxable capital income base</text:p>
          </table:table-cell>
          <table:table-cell table:style-name="ce1" table:number-columns-repeated="10"/>
          <table:table-cell table:number-columns-repeated="1012"/>
        </table:table-row>
        <table:table-row table:style-name="ro3">
          <table:table-cell table:style-name="ce6" office:value-type="string" calcext:value-type="string">
            <text:p>Ingresos no constitutivos de renta no laborales</text:p>
          </table:table-cell>
          <table:table-cell table:style-name="ce6"/>
          <table:table-cell table:style-name="ce1" table:number-columns-repeated="10"/>
          <table:table-cell table:number-columns-repeated="1012"/>
        </table:table-row>
        <table:table-row table:style-name="ro3">
          <table:table-cell table:style-name="ce6" office:value-type="string" calcext:value-type="string">
            <text:p>Costos y gastos procedentes capital</text:p>
          </table:table-cell>
          <table:table-cell table:style-name="ce6"/>
          <table:table-cell table:style-name="ce1" table:number-columns-repeated="10"/>
          <table:table-cell table:number-columns-repeated="1012"/>
        </table:table-row>
        <table:table-row table:style-name="ro3">
          <table:table-cell table:style-name="ce6" office:value-type="string" calcext:value-type="string">
            <text:p>Costos y gastos no laborales</text:p>
          </table:table-cell>
          <table:table-cell table:style-name="ce6"/>
          <table:table-cell table:style-name="ce1" table:number-columns-repeated="10"/>
          <table:table-cell table:number-columns-repeated="1012"/>
        </table:table-row>
        <table:table-row table:style-name="ro3">
          <table:table-cell table:style-name="ce9" office:value-type="string" calcext:value-type="string">
            <text:p>The next four are the kind of labor income that does NOT count toward marginal rate thresholds</text:p>
          </table:table-cell>
          <table:table-cell table:style-name="ce6"/>
          <table:table-cell table:style-name="ce1" table:number-columns-repeated="10"/>
          <table:table-cell table:number-columns-repeated="1012"/>
        </table:table-row>
        <table:table-row table:style-name="ro3">
          <table:table-cell table:style-name="ce6" office:value-type="string" calcext:value-type="string">
            <text:p>Renta Líquida laboral</text:p>
          </table:table-cell>
          <table:table-cell table:style-name="ce6" office:value-type="string" calcext:value-type="string">
            <text:p>taxable labor income = labor income</text:p>
          </table:table-cell>
          <table:table-cell table:style-name="ce1" table:formula="of:=+[.C12]*12+[.C13]*12-[.C59]" office:value-type="float" office:value="0" calcext:value-type="float">
            <text:p>$0</text:p>
          </table:table-cell>
          <table:table-cell table:style-name="ce1" table:formula="of:=+[.D12]*12+[.D13]*12-[.D59]" office:value-type="float" office:value="85800000" calcext:value-type="float">
            <text:p>$85,800,000</text:p>
          </table:table-cell>
          <table:table-cell table:style-name="ce1" table:formula="of:=+[.E12]*12+[.E13]*12-[.E59]" office:value-type="float" office:value="0" calcext:value-type="float">
            <text:p>$0</text:p>
          </table:table-cell>
          <table:table-cell table:style-name="ce1" table:formula="of:=+#REF!*12+#REF!*12-[.F46]" office:value-type="float" office:value="15105533.6548892" calcext:value-type="float">
            <text:p>$15,105,534</text:p>
          </table:table-cell>
          <table:table-cell table:style-name="ce1" table:formula="of:=+#REF!*12+#REF!*12-[.G46]" office:value-type="float" office:value="11777417.1063857" calcext:value-type="float">
            <text:p>$11,777,417</text:p>
          </table:table-cell>
          <table:table-cell table:style-name="ce1" table:formula="of:=+#REF!*12+#REF!*12-[.H46]" office:value-type="float" office:value="17428462.5761663" calcext:value-type="float">
            <text:p>$17,428,463</text:p>
          </table:table-cell>
          <table:table-cell table:style-name="ce1" table:formula="of:=+#REF!*12+#REF!*12-[.I46]" office:value-type="float" office:value="828587.593810888" calcext:value-type="float">
            <text:p>$828,588</text:p>
          </table:table-cell>
          <table:table-cell table:style-name="ce1" table:formula="of:=+#REF!*12+#REF!*12-[.J46]" office:value-type="float" office:value="4276432.31972555" calcext:value-type="float">
            <text:p>$4,276,432</text:p>
          </table:table-cell>
          <table:table-cell table:style-name="ce1" table:formula="of:=+#REF!*12+#REF!*12-[.K46]" office:value-type="float" office:value="6789092.82547711" calcext:value-type="float">
            <text:p>$6,789,093</text:p>
          </table:table-cell>
          <table:table-cell table:style-name="ce1" table:formula="of:=+#REF!*12+#REF!*12-[.L46]" office:value-type="float" office:value="9107504.11117487" calcext:value-type="float">
            <text:p>$9,107,504</text:p>
          </table:table-cell>
          <table:table-cell table:style-name="ce1" table:formula="of:=+#REF!*12+#REF!*12-[.M46]" office:value-type="float" office:value="8976154.512424" calcext:value-type="float">
            <text:p>$8,976,155</text:p>
          </table:table-cell>
          <table:table-cell table:style-name="ce1" table:formula="of:=+#REF!*12+#REF!*12-[.N46]" office:value-type="float" office:value="11456312.7002292" calcext:value-type="float">
            <text:p>$11,456,313</text:p>
          </table:table-cell>
          <table:table-cell table:style-name="ce1" table:formula="of:=+#REF!*12+#REF!*12-[.O46]" office:value-type="float" office:value="14418437.0871959" calcext:value-type="float">
            <text:p>$14,418,437</text:p>
          </table:table-cell>
          <table:table-cell table:style-name="ce1" table:formula="of:=+#REF!*12+#REF!*12-[.P46]" office:value-type="float" office:value="18350524.6609174" calcext:value-type="float">
            <text:p>$18,350,525</text:p>
          </table:table-cell>
          <table:table-cell table:style-name="ce1" table:formula="of:=+#REF!*12+#REF!*12-[.Q46]" office:value-type="float" office:value="25428552.1873394" calcext:value-type="float">
            <text:p>$25,428,552</text:p>
          </table:table-cell>
          <table:table-cell table:style-name="ce1" table:formula="of:=+#REF!*12+#REF!*12-[.R46]" office:value-type="float" office:value="55637097.6482568" calcext:value-type="float">
            <text:p>$55,637,098</text:p>
          </table:table-cell>
          <table:table-cell table:style-name="ce1" table:formula="of:=+#REF!*12+#REF!*12-[.S46]" office:value-type="float" office:value="0" calcext:value-type="float">
            <text:p>$0</text:p>
          </table:table-cell>
          <table:table-cell table:style-name="ce1" table:number-columns-repeated="2"/>
          <table:table-cell table:style-name="ce1" table:formula="of:=+[.V12]*12+[.V13]*12-[.V59]" office:value-type="float" office:value="161928208.034952" calcext:value-type="float">
            <text:p>$161,928,208</text:p>
          </table:table-cell>
          <table:table-cell table:style-name="ce1"/>
          <table:table-cell table:style-name="ce1" table:formula="of:=+#REF!*12+[.X1]*12-[.X47]" office:value-type="float" office:value="109632959.401" calcext:value-type="float">
            <text:p>$109,632,959</text:p>
          </table:table-cell>
          <table:table-cell table:style-name="ce1" table:formula="of:=+#REF!*12+[.Y1]*12-[.Y47]" office:value-type="float" office:value="121189593.786" calcext:value-type="float">
            <text:p>$121,189,594</text:p>
          </table:table-cell>
          <table:table-cell table:style-name="ce1" table:formula="of:=+#REF!*12+[.Z1]*12-[.Z47]" office:value-type="float" office:value="22485670.10781" calcext:value-type="float">
            <text:p>$22,485,670</text:p>
          </table:table-cell>
          <table:table-cell table:style-name="ce1" table:formula="of:=+#REF!*12+[.AA1]*12-[.AA47]" office:value-type="float" office:value="19665193.0518033" calcext:value-type="float">
            <text:p>$19,665,193</text:p>
          </table:table-cell>
          <table:table-cell table:style-name="ce1" table:formula="of:=+#REF!*12+[.AB1]*12-[.AB47]" office:value-type="float" office:value="16165878.9861844" calcext:value-type="float">
            <text:p>$16,165,879</text:p>
          </table:table-cell>
          <table:table-cell table:style-name="ce1" table:formula="of:=+#REF!*12+[.AC1]*12-[.AC47]" office:value-type="float" office:value="20536212.2697607" calcext:value-type="float">
            <text:p>$20,536,212</text:p>
          </table:table-cell>
          <table:table-cell table:style-name="ce1" table:formula="of:=+#REF!*12+[.AD1]*12-[.AD47]" office:value-type="float" office:value="18169225.438725" calcext:value-type="float">
            <text:p>$18,169,225</text:p>
          </table:table-cell>
          <table:table-cell table:style-name="ce1" table:formula="of:=+#REF!*12+[.AE1]*12-[.AE47]" office:value-type="float" office:value="12140772.3472178" calcext:value-type="float">
            <text:p>$12,140,772</text:p>
          </table:table-cell>
          <table:table-cell table:style-name="ce1" table:formula="of:=+#REF!*12+[.AF1]*12-[.AF47]" office:value-type="float" office:value="15767388.9271794" calcext:value-type="float">
            <text:p>$15,767,389</text:p>
          </table:table-cell>
          <table:table-cell table:style-name="ce1" table:formula="of:=+#REF!*12+[.AG1]*12-[.AG47]" office:value-type="float" office:value="15899158.8356707" calcext:value-type="float">
            <text:p>$15,899,159</text:p>
          </table:table-cell>
          <table:table-cell table:style-name="ce1" table:formula="of:=+#REF!*12+[.AH1]*12-[.AH47]" office:value-type="float" office:value="13638252.9252669" calcext:value-type="float">
            <text:p>$13,638,253</text:p>
          </table:table-cell>
          <table:table-cell table:style-name="ce1" table:formula="of:=+#REF!*12+[.AI1]*12-[.AI47]" office:value-type="float" office:value="14604576.9354978" calcext:value-type="float">
            <text:p>$14,604,577</text:p>
          </table:table-cell>
          <table:table-cell table:style-name="ce1" table:formula="of:=+#REF!*12+[.AJ1]*12-[.AJ47]" office:value-type="float" office:value="67782000" calcext:value-type="float">
            <text:p>$67,782,000</text:p>
          </table:table-cell>
          <table:table-cell table:number-columns-repeated="988"/>
        </table:table-row>
        <table:table-row table:style-name="ro3">
          <table:table-cell table:style-name="ce6" office:value-type="string" calcext:value-type="string">
            <text:p>Renta Líquida Pensiones</text:p>
          </table:table-cell>
          <table:table-cell table:style-name="ce6" office:value-type="string" calcext:value-type="string">
            <text:p>taxable pension income</text:p>
          </table:table-cell>
          <table:table-cell table:style-name="ce1" table:formula="of:=+[.C14]*12-[.C60]" office:value-type="float" office:value="0" calcext:value-type="float">
            <text:p>$0</text:p>
          </table:table-cell>
          <table:table-cell table:style-name="ce1" table:formula="of:=+[.D14]*12-[.D60]" office:value-type="float" office:value="0" calcext:value-type="float">
            <text:p>$0</text:p>
          </table:table-cell>
          <table:table-cell table:style-name="ce1" table:formula="of:=+[.E14]*12-[.E60]" office:value-type="float" office:value="1200000000" calcext:value-type="float">
            <text:p>$1,200,000,000</text:p>
          </table:table-cell>
          <table:table-cell table:style-name="ce1" table:formula="of:=+[.F1]*12-[.F47]" office:value-type="float" office:value="2547939.22289881" calcext:value-type="float">
            <text:p>$2,547,939</text:p>
          </table:table-cell>
          <table:table-cell table:style-name="ce1" table:formula="of:=+[.G1]*12-[.G47]" office:value-type="float" office:value="2359441.49476914" calcext:value-type="float">
            <text:p>$2,359,441</text:p>
          </table:table-cell>
          <table:table-cell table:style-name="ce1" table:formula="of:=+[.H1]*12-[.H47]" office:value-type="float" office:value="2679505.17555884" calcext:value-type="float">
            <text:p>$2,679,505</text:p>
          </table:table-cell>
          <table:table-cell table:style-name="ce1" table:formula="of:=+[.I1]*12-[.I47]" office:value-type="float" office:value="7908.42773638968" calcext:value-type="float">
            <text:p>$7,908</text:p>
          </table:table-cell>
          <table:table-cell table:style-name="ce1" table:formula="of:=+[.J1]*12-[.J47]" office:value-type="float" office:value="87161.6301886792" calcext:value-type="float">
            <text:p>$87,162</text:p>
          </table:table-cell>
          <table:table-cell table:style-name="ce1" table:formula="of:=+[.K1]*12-[.K47]" office:value-type="float" office:value="824342.872384456" calcext:value-type="float">
            <text:p>$824,343</text:p>
          </table:table-cell>
          <table:table-cell table:style-name="ce1" table:formula="of:=+[.L1]*12-[.L47]" office:value-type="float" office:value="623789.556677375" calcext:value-type="float">
            <text:p>$623,790</text:p>
          </table:table-cell>
          <table:table-cell table:style-name="ce1" table:formula="of:=+[.M1]*12-[.M47]" office:value-type="float" office:value="1045188.94298497" calcext:value-type="float">
            <text:p>$1,045,189</text:p>
          </table:table-cell>
          <table:table-cell table:style-name="ce1" table:formula="of:=+[.N1]*12-[.N47]" office:value-type="float" office:value="1512367.57634112" calcext:value-type="float">
            <text:p>$1,512,368</text:p>
          </table:table-cell>
          <table:table-cell table:style-name="ce1" table:formula="of:=+[.O1]*12-[.O47]" office:value-type="float" office:value="1927349.00734282" calcext:value-type="float">
            <text:p>$1,927,349</text:p>
          </table:table-cell>
          <table:table-cell table:style-name="ce1" table:formula="of:=+[.P1]*12-[.P47]" office:value-type="float" office:value="2873415.77752292" calcext:value-type="float">
            <text:p>$2,873,416</text:p>
          </table:table-cell>
          <table:table-cell table:style-name="ce1" table:formula="of:=+[.Q1]*12-[.Q47]" office:value-type="float" office:value="4644793.68577981" calcext:value-type="float">
            <text:p>$4,644,794</text:p>
          </table:table-cell>
          <table:table-cell table:style-name="ce1" table:formula="of:=+[.R1]*12-[.R47]" office:value-type="float" office:value="11936028.3701835" calcext:value-type="float">
            <text:p>$11,936,028</text:p>
          </table:table-cell>
          <table:table-cell table:style-name="ce1" table:formula="of:=+[.S1]*12-[.S47]" office:value-type="float" office:value="0" calcext:value-type="float">
            <text:p>$0</text:p>
          </table:table-cell>
          <table:table-cell table:style-name="ce1" table:number-columns-repeated="2"/>
          <table:table-cell table:style-name="ce1" table:formula="of:=+[.V14]*12-[.V60]" office:value-type="float" office:value="21260067.7941899" calcext:value-type="float">
            <text:p>$21,260,068</text:p>
          </table:table-cell>
          <table:table-cell table:style-name="ce1"/>
          <table:table-cell table:style-name="ce1" table:formula="of:=+[.X2]*12-[.X48]" office:value-type="float" office:value="277096218" calcext:value-type="float">
            <text:p>$277,096,218</text:p>
          </table:table-cell>
          <table:table-cell table:style-name="ce1" table:formula="of:=+[.Y2]*12-[.Y48]" office:value-type="float" office:value="328016806" calcext:value-type="float">
            <text:p>$328,016,806</text:p>
          </table:table-cell>
          <table:table-cell table:style-name="ce1" table:formula="of:=+[.Z2]*12-[.Z48]" office:value-type="float" office:value="3846290.1163859" calcext:value-type="float">
            <text:p>$3,846,290</text:p>
          </table:table-cell>
          <table:table-cell table:style-name="ce1" table:formula="of:=+[.AA2]*12-[.AA48]" office:value-type="float" office:value="4136739.5557377" calcext:value-type="float">
            <text:p>$4,136,740</text:p>
          </table:table-cell>
          <table:table-cell table:style-name="ce1" table:formula="of:=+[.AB2]*12-[.AB48]" office:value-type="float" office:value="4026097.29764918" calcext:value-type="float">
            <text:p>$4,026,097</text:p>
          </table:table-cell>
          <table:table-cell table:style-name="ce1" table:formula="of:=+[.AC2]*12-[.AC48]" office:value-type="float" office:value="3704218.6120377" calcext:value-type="float">
            <text:p>$3,704,219</text:p>
          </table:table-cell>
          <table:table-cell table:style-name="ce1" table:formula="of:=+[.AD2]*12-[.AD48]" office:value-type="float" office:value="3349043.96653386" calcext:value-type="float">
            <text:p>$3,349,044</text:p>
          </table:table-cell>
          <table:table-cell table:style-name="ce1" table:formula="of:=+[.AE2]*12-[.AE48]" office:value-type="float" office:value="1661194.1399046" calcext:value-type="float">
            <text:p>$1,661,194</text:p>
          </table:table-cell>
          <table:table-cell table:style-name="ce1" table:formula="of:=+[.AF2]*12-[.AF48]" office:value-type="float" office:value="4611553.87412587" calcext:value-type="float">
            <text:p>$4,611,554</text:p>
          </table:table-cell>
          <table:table-cell table:style-name="ce1" table:formula="of:=+[.AG2]*12-[.AG48]" office:value-type="float" office:value="2880662.38719511" calcext:value-type="float">
            <text:p>$2,880,662</text:p>
          </table:table-cell>
          <table:table-cell table:style-name="ce1" table:formula="of:=+[.AH2]*12-[.AH48]" office:value-type="float" office:value="3776573.61032028" calcext:value-type="float">
            <text:p>$3,776,574</text:p>
          </table:table-cell>
          <table:table-cell table:style-name="ce1" table:formula="of:=+[.AI2]*12-[.AI48]" office:value-type="float" office:value="3919737.53246753" calcext:value-type="float">
            <text:p>$3,919,738</text:p>
          </table:table-cell>
          <table:table-cell table:style-name="ce1" table:formula="of:=+[.AJ2]*12-[.AJ48]" office:value-type="float" office:value="0" calcext:value-type="float">
            <text:p>$0</text:p>
          </table:table-cell>
          <table:table-cell table:number-columns-repeated="988"/>
        </table:table-row>
        <table:table-row table:style-name="ro3">
          <table:table-cell table:style-name="ce6" office:value-type="string" calcext:value-type="string">
            <text:p>Renta Líquida Capital </text:p>
          </table:table-cell>
          <table:table-cell table:style-name="ce6" office:value-type="string" calcext:value-type="string">
            <text:p>taxable capital income</text:p>
          </table:table-cell>
          <table:table-cell table:style-name="ce1" table:formula="of:=+[.C17]*12-[.C61]-[.C63]" office:value-type="float" office:value="120000000" calcext:value-type="float">
            <text:p>$120,000,000</text:p>
          </table:table-cell>
          <table:table-cell table:style-name="ce1" table:formula="of:=+[.D17]*12-[.D61]-[.D63]" office:value-type="float" office:value="0" calcext:value-type="float">
            <text:p>$0</text:p>
          </table:table-cell>
          <table:table-cell table:style-name="ce1" table:formula="of:=+[.E17]*12-[.E61]-[.E63]" office:value-type="float" office:value="0" calcext:value-type="float">
            <text:p>$0</text:p>
          </table:table-cell>
          <table:table-cell table:style-name="ce1" table:formula="of:=+[.F4]*12-[.F48]-[.F50]" office:value-type="float" office:value="2950252.6256465" calcext:value-type="float">
            <text:p>$2,950,253</text:p>
          </table:table-cell>
          <table:table-cell table:style-name="ce1" table:formula="of:=+[.G4]*12-[.G48]-[.G50]" office:value-type="float" office:value="2267521.98108524" calcext:value-type="float">
            <text:p>$2,267,522</text:p>
          </table:table-cell>
          <table:table-cell table:style-name="ce1" table:formula="of:=+[.H4]*12-[.H48]-[.H50]" office:value-type="float" office:value="3426778.83396289" calcext:value-type="float">
            <text:p>$3,426,779</text:p>
          </table:table-cell>
          <table:table-cell table:style-name="ce1" table:formula="of:=+[.I4]*12-[.I48]-[.I50]" office:value-type="float" office:value="107984.452722063" calcext:value-type="float">
            <text:p>$107,984</text:p>
          </table:table-cell>
          <table:table-cell table:style-name="ce1" table:formula="of:=+[.J4]*12-[.J48]-[.J50]" office:value-type="float" office:value="398472.635105774" calcext:value-type="float">
            <text:p>$398,473</text:p>
          </table:table-cell>
          <table:table-cell table:style-name="ce1" table:formula="of:=+[.K4]*12-[.K48]-[.K50]" office:value-type="float" office:value="337204.9933318" calcext:value-type="float">
            <text:p>$337,205</text:p>
          </table:table-cell>
          <table:table-cell table:style-name="ce1" table:formula="of:=+[.L4]*12-[.L48]-[.L50]" office:value-type="float" office:value="434143.354749885" calcext:value-type="float">
            <text:p>$434,143</text:p>
          </table:table-cell>
          <table:table-cell table:style-name="ce1" table:formula="of:=+[.M4]*12-[.M48]-[.M50]" office:value-type="float" office:value="717755.72467592" calcext:value-type="float">
            <text:p>$717,756</text:p>
          </table:table-cell>
          <table:table-cell table:style-name="ce1" table:formula="of:=+[.N4]*12-[.N48]-[.N50]" office:value-type="float" office:value="952680.42801467" calcext:value-type="float">
            <text:p>$952,680</text:p>
          </table:table-cell>
          <table:table-cell table:style-name="ce1" table:formula="of:=+[.O4]*12-[.O48]-[.O50]" office:value-type="float" office:value="1295051.68575034" calcext:value-type="float">
            <text:p>$1,295,052</text:p>
          </table:table-cell>
          <table:table-cell table:style-name="ce1" table:formula="of:=+[.P4]*12-[.P48]-[.P50]" office:value-type="float" office:value="1933139.37786696" calcext:value-type="float">
            <text:p>$1,933,139</text:p>
          </table:table-cell>
          <table:table-cell table:style-name="ce1" table:formula="of:=+[.Q4]*12-[.Q48]-[.Q50]" office:value-type="float" office:value="3487542.04747706" calcext:value-type="float">
            <text:p>$3,487,542</text:p>
          </table:table-cell>
          <table:table-cell table:style-name="ce1" table:formula="of:=+[.R4]*12-[.R48]-[.R50]" office:value-type="float" office:value="19839139.4409402" calcext:value-type="float">
            <text:p>$19,839,139</text:p>
          </table:table-cell>
          <table:table-cell table:style-name="ce1" table:formula="of:=+[.S4]*12-[.S48]-[.S50]" office:value-type="float" office:value="86552202.72" calcext:value-type="float">
            <text:p>$86,552,203</text:p>
          </table:table-cell>
          <table:table-cell table:style-name="ce1" table:number-columns-repeated="2"/>
          <table:table-cell table:style-name="ce1" table:formula="of:=+[.V17]*12-[.V61]-[.V63]" office:value-type="float" office:value="86552202.7229909" calcext:value-type="float">
            <text:p>$86,552,203</text:p>
          </table:table-cell>
          <table:table-cell table:style-name="ce1"/>
          <table:table-cell table:style-name="ce1" table:formula="of:=+[.X5]*12-[.X49]-[.X51]" office:value-type="float" office:value="2356910360" calcext:value-type="float">
            <text:p>$2,356,910,360</text:p>
          </table:table-cell>
          <table:table-cell table:style-name="ce1" table:formula="of:=+[.Y5]*12-[.Y49]-[.Y51]" office:value-type="float" office:value="10307297327" calcext:value-type="float">
            <text:p>$10,307,297,327</text:p>
          </table:table-cell>
          <table:table-cell table:style-name="ce1" table:formula="of:=+[.Z5]*12-[.Z49]-[.Z51]" office:value-type="float" office:value="5940988.08805512" calcext:value-type="float">
            <text:p>$5,940,988</text:p>
          </table:table-cell>
          <table:table-cell table:style-name="ce1" table:formula="of:=+[.AA5]*12-[.AA49]-[.AA51]" office:value-type="float" office:value="4897197.22950818" calcext:value-type="float">
            <text:p>$4,897,197</text:p>
          </table:table-cell>
          <table:table-cell table:style-name="ce1" table:formula="of:=+[.AB5]*12-[.AB49]-[.AB51]" office:value-type="float" office:value="3110963.32296564" calcext:value-type="float">
            <text:p>$3,110,963</text:p>
          </table:table-cell>
          <table:table-cell table:style-name="ce1" table:formula="of:=+[.AC5]*12-[.AC49]-[.AC51]" office:value-type="float" office:value="2024049.27918781" calcext:value-type="float">
            <text:p>$2,024,049</text:p>
          </table:table-cell>
          <table:table-cell table:style-name="ce1" table:formula="of:=+[.AD5]*12-[.AD49]-[.AD51]" office:value-type="float" office:value="4612856.01832669" calcext:value-type="float">
            <text:p>$4,612,856</text:p>
          </table:table-cell>
          <table:table-cell table:style-name="ce1" table:formula="of:=+[.AE5]*12-[.AE49]-[.AE51]" office:value-type="float" office:value="2180335.44912559" calcext:value-type="float">
            <text:p>$2,180,335</text:p>
          </table:table-cell>
          <table:table-cell table:style-name="ce1" table:formula="of:=+[.AF5]*12-[.AF49]-[.AF51]" office:value-type="float" office:value="4262479.42750583" calcext:value-type="float">
            <text:p>$4,262,479</text:p>
          </table:table-cell>
          <table:table-cell table:style-name="ce1" table:formula="of:=+[.AG5]*12-[.AG49]-[.AG51]" office:value-type="float" office:value="1997535.08307926" calcext:value-type="float">
            <text:p>$1,997,535</text:p>
          </table:table-cell>
          <table:table-cell table:style-name="ce1" table:formula="of:=+[.AH5]*12-[.AH49]-[.AH51]" office:value-type="float" office:value="1197764.20640569" calcext:value-type="float">
            <text:p>$1,197,764</text:p>
          </table:table-cell>
          <table:table-cell table:style-name="ce1" table:formula="of:=+[.AI5]*12-[.AI49]-[.AI51]" office:value-type="float" office:value="4066043.42965367" calcext:value-type="float">
            <text:p>$4,066,043</text:p>
          </table:table-cell>
          <table:table-cell table:style-name="ce1" table:formula="of:=+[.AJ5]*12-[.AJ49]-[.AJ51]" office:value-type="float" office:value="0" calcext:value-type="float">
            <text:p>$0</text:p>
          </table:table-cell>
          <table:table-cell table:number-columns-repeated="988"/>
        </table:table-row>
        <table:table-row table:style-name="ro3">
          <table:table-cell table:style-name="ce6" office:value-type="string" calcext:value-type="string">
            <text:p>Renta Líquida No laboral</text:p>
          </table:table-cell>
          <table:table-cell table:style-name="ce6" office:value-type="string" calcext:value-type="string">
            <text:p>taxable meaningless income</text:p>
          </table:table-cell>
          <table:table-cell table:style-name="ce1" table:formula="of:=+[.C18]*12-[.C62]-[.C64]" office:value-type="float" office:value="0" calcext:value-type="float">
            <text:p>$0</text:p>
          </table:table-cell>
          <table:table-cell table:style-name="ce1" table:formula="of:=+[.D18]*12-[.D62]-[.D64]" office:value-type="float" office:value="0" calcext:value-type="float">
            <text:p>$0</text:p>
          </table:table-cell>
          <table:table-cell table:style-name="ce1" table:formula="of:=+[.E18]*12-[.E62]-[.E64]" office:value-type="float" office:value="0" calcext:value-type="float">
            <text:p>$0</text:p>
          </table:table-cell>
          <table:table-cell table:style-name="ce1" table:formula="of:=+[.F5]*12-[.F49]-[.F51]" office:value-type="float" office:value="0" calcext:value-type="float">
            <text:p>$0</text:p>
          </table:table-cell>
          <table:table-cell table:style-name="ce1" table:formula="of:=+[.G5]*12-[.G49]-[.G51]" office:value-type="float" office:value="0" calcext:value-type="float">
            <text:p>$0</text:p>
          </table:table-cell>
          <table:table-cell table:style-name="ce1" table:formula="of:=+[.H5]*12-[.H49]-[.H51]" office:value-type="float" office:value="0" calcext:value-type="float">
            <text:p>$0</text:p>
          </table:table-cell>
          <table:table-cell table:style-name="ce1" table:formula="of:=+[.I5]*12-[.I49]-[.I51]" office:value-type="float" office:value="0" calcext:value-type="float">
            <text:p>$0</text:p>
          </table:table-cell>
          <table:table-cell table:style-name="ce1" table:formula="of:=+[.J5]*12-[.J49]-[.J51]" office:value-type="float" office:value="0" calcext:value-type="float">
            <text:p>$0</text:p>
          </table:table-cell>
          <table:table-cell table:style-name="ce1" table:formula="of:=+[.K5]*12-[.K49]-[.K51]" office:value-type="float" office:value="0" calcext:value-type="float">
            <text:p>$0</text:p>
          </table:table-cell>
          <table:table-cell table:style-name="ce1" table:formula="of:=+[.L5]*12-[.L49]-[.L51]" office:value-type="float" office:value="0" calcext:value-type="float">
            <text:p>$0</text:p>
          </table:table-cell>
          <table:table-cell table:style-name="ce1" table:formula="of:=+[.M5]*12-[.M49]-[.M51]" office:value-type="float" office:value="0" calcext:value-type="float">
            <text:p>$0</text:p>
          </table:table-cell>
          <table:table-cell table:style-name="ce1" table:formula="of:=+[.N5]*12-[.N49]-[.N51]" office:value-type="float" office:value="0" calcext:value-type="float">
            <text:p>$0</text:p>
          </table:table-cell>
          <table:table-cell table:style-name="ce1" table:formula="of:=+[.O5]*12-[.O49]-[.O51]" office:value-type="float" office:value="0" calcext:value-type="float">
            <text:p>$0</text:p>
          </table:table-cell>
          <table:table-cell table:style-name="ce1" table:formula="of:=+[.P5]*12-[.P49]-[.P51]" office:value-type="float" office:value="0" calcext:value-type="float">
            <text:p>$0</text:p>
          </table:table-cell>
          <table:table-cell table:style-name="ce1" table:formula="of:=+[.Q5]*12-[.Q49]-[.Q51]" office:value-type="float" office:value="0" calcext:value-type="float">
            <text:p>$0</text:p>
          </table:table-cell>
          <table:table-cell table:style-name="ce1" table:formula="of:=+[.R5]*12-[.R49]-[.R51]" office:value-type="float" office:value="0" calcext:value-type="float">
            <text:p>$0</text:p>
          </table:table-cell>
          <table:table-cell table:style-name="ce1" table:formula="of:=+[.S5]*12-[.S49]-[.S51]" office:value-type="float" office:value="0" calcext:value-type="float">
            <text:p>$0</text:p>
          </table:table-cell>
          <table:table-cell table:style-name="ce1" table:number-columns-repeated="2"/>
          <table:table-cell table:style-name="ce1" table:formula="of:=+[.V18]*12-[.V62]-[.V64]" office:value-type="float" office:value="0" calcext:value-type="float">
            <text:p>$0</text:p>
          </table:table-cell>
          <table:table-cell table:style-name="ce1"/>
          <table:table-cell table:style-name="ce1" table:formula="of:=+[.X6]*12-[.X50]-[.X52]" office:value-type="float" office:value="0" calcext:value-type="float">
            <text:p>$0</text:p>
          </table:table-cell>
          <table:table-cell table:style-name="ce1" table:formula="of:=+[.Y6]*12-[.Y50]-[.Y52]" office:value-type="float" office:value="0" calcext:value-type="float">
            <text:p>$0</text:p>
          </table:table-cell>
          <table:table-cell table:style-name="ce1" table:formula="of:=+[.Z6]*12-[.Z50]-[.Z52]" office:value-type="float" office:value="0" calcext:value-type="float">
            <text:p>$0</text:p>
          </table:table-cell>
          <table:table-cell table:style-name="ce1" table:formula="of:=+[.AA6]*12-[.AA50]-[.AA52]" office:value-type="float" office:value="0" calcext:value-type="float">
            <text:p>$0</text:p>
          </table:table-cell>
          <table:table-cell table:style-name="ce1" table:formula="of:=+[.AB6]*12-[.AB50]-[.AB52]" office:value-type="float" office:value="0" calcext:value-type="float">
            <text:p>$0</text:p>
          </table:table-cell>
          <table:table-cell table:style-name="ce1" table:formula="of:=+[.AC6]*12-[.AC50]-[.AC52]" office:value-type="float" office:value="0" calcext:value-type="float">
            <text:p>$0</text:p>
          </table:table-cell>
          <table:table-cell table:style-name="ce1" table:formula="of:=+[.AD6]*12-[.AD50]-[.AD52]" office:value-type="float" office:value="0" calcext:value-type="float">
            <text:p>$0</text:p>
          </table:table-cell>
          <table:table-cell table:style-name="ce1" table:formula="of:=+[.AE6]*12-[.AE50]-[.AE52]" office:value-type="float" office:value="0" calcext:value-type="float">
            <text:p>$0</text:p>
          </table:table-cell>
          <table:table-cell table:style-name="ce1" table:formula="of:=+[.AF6]*12-[.AF50]-[.AF52]" office:value-type="float" office:value="0" calcext:value-type="float">
            <text:p>$0</text:p>
          </table:table-cell>
          <table:table-cell table:style-name="ce1" table:formula="of:=+[.AG6]*12-[.AG50]-[.AG52]" office:value-type="float" office:value="0" calcext:value-type="float">
            <text:p>$0</text:p>
          </table:table-cell>
          <table:table-cell table:style-name="ce1" table:formula="of:=+[.AH6]*12-[.AH50]-[.AH52]" office:value-type="float" office:value="0" calcext:value-type="float">
            <text:p>$0</text:p>
          </table:table-cell>
          <table:table-cell table:style-name="ce1" table:formula="of:=+[.AI6]*12-[.AI50]-[.AI52]" office:value-type="float" office:value="0" calcext:value-type="float">
            <text:p>$0</text:p>
          </table:table-cell>
          <table:table-cell table:style-name="ce1" table:formula="of:=+[.AJ6]*12-[.AJ50]-[.AJ52]" office:value-type="float" office:value="0" calcext:value-type="float">
            <text:p>$0</text:p>
          </table:table-cell>
          <table:table-cell table:number-columns-repeated="988"/>
        </table:table-row>
        <table:table-row table:style-name="ro3">
          <table:table-cell table:style-name="ce6" office:value-type="string" calcext:value-type="string">
            <text:p>Rentas exentas de trabajo y deducciones</text:p>
          </table:table-cell>
          <table:table-cell table:style-name="ce6" office:value-type="string" calcext:value-type="string">
            <text:p>The kind of income tax-exempt labor income that still counts toward the marginal tax rate thresholds.</text:p>
          </table:table-cell>
          <table:table-cell table:style-name="ce1" table:number-columns-repeated="34"/>
          <table:table-cell table:number-columns-repeated="988"/>
        </table:table-row>
        <table:table-row table:style-name="ro3">
          <table:table-cell table:style-name="ce6" office:value-type="string" calcext:value-type="string">
            <text:p>Rentas exentas de pensiones</text:p>
          </table:table-cell>
          <table:table-cell table:style-name="ce6" office:value-type="string" calcext:value-type="string">
            <text:p>The kind of income tax-exempt pension income that still counts toward the marginal tax rate thresholds.</text:p>
          </table:table-cell>
          <table:table-cell table:style-name="ce1" table:number-columns-repeated="34"/>
          <table:table-cell table:number-columns-repeated="988"/>
        </table:table-row>
        <table:table-row table:style-name="ro3">
          <table:table-cell table:style-name="ce6" office:value-type="string" calcext:value-type="string">
            <text:p>Rentas exentas y deducciones capital</text:p>
          </table:table-cell>
          <table:table-cell table:style-name="ce6" office:value-type="string" calcext:value-type="string">
            <text:p>The kind of income tax-exempt capital income that still counts toward the marginal tax rate thresholds.</text:p>
          </table:table-cell>
          <table:table-cell table:style-name="ce1" table:number-columns-repeated="34"/>
          <table:table-cell table:number-columns-repeated="988"/>
        </table:table-row>
        <table:table-row table:style-name="ro3">
          <table:table-cell table:style-name="ce6" office:value-type="string" calcext:value-type="string">
            <text:p>Rentas exentas y deducciones no laboral</text:p>
          </table:table-cell>
          <table:table-cell table:style-name="ce6" office:value-type="string" calcext:value-type="string">
            <text:p>The kind of income tax-exempt nonsense income that still counts toward the marginal tax rate thresholds.</text:p>
          </table:table-cell>
          <table:table-cell table:style-name="ce1" table:number-columns-repeated="34"/>
          <table:table-cell table:number-columns-repeated="988"/>
        </table:table-row>
        <table:table-row table:style-name="ro3">
          <table:table-cell table:style-name="ce2" office:value-type="string" calcext:value-type="string">
            <text:p>The next four are the inputs to the marginal tax schedule.</text:p>
          </table:table-cell>
          <table:table-cell table:style-name="ce2" office:value-type="string" calcext:value-type="string">
            <text:p>The four cells below describe the formula for renta liquida cedular laboral</text:p>
          </table:table-cell>
          <table:table-cell table:style-name="ce1" table:number-columns-repeated="34"/>
          <table:table-cell table:number-columns-repeated="988"/>
        </table:table-row>
        <table:table-row table:style-name="ro3">
          <table:table-cell table:style-name="ce6" office:value-type="string" calcext:value-type="string">
            <text:p>Renta líquida cedular laboral</text:p>
          </table:table-cell>
          <table:table-cell table:style-name="ce6" office:value-type="string" calcext:value-type="string">
            <text:p>The 5040 is the most you can exempt.</text:p>
          </table:table-cell>
          <table:table-cell table:style-name="ce1" table:formula="of:=+[.C66]-MIN([.C70];0.4*[.C66];5040*[.$A$4])" office:value-type="float" office:value="0" calcext:value-type="float">
            <text:p>$0</text:p>
          </table:table-cell>
          <table:table-cell table:style-name="ce1" table:formula="of:=+[.D66]-MIN([.D70];0.4*[.D66];5040*[.$A$4])" office:value-type="float" office:value="51480000" calcext:value-type="float">
            <text:p>$51,480,000</text:p>
          </table:table-cell>
          <table:table-cell table:style-name="ce1" table:formula="of:=+[.E66]-MIN([.E70];0.4*[.E66];5040*[.$A$4])" office:value-type="float" office:value="0" calcext:value-type="float">
            <text:p>$0</text:p>
          </table:table-cell>
          <table:table-cell table:style-name="ce1" table:formula="of:=+[.F66]-MIN([.F70];0.4*[.F66];5040*[.$A$4])" office:value-type="float" office:value="9063320.19293353" calcext:value-type="float">
            <text:p>$9,063,320</text:p>
          </table:table-cell>
          <table:table-cell table:style-name="ce1" table:formula="of:=+[.G11]-MIN([.G15];0.4*[.G11];5040*[.$A$4])" office:value-type="float" office:value="7066450.26383144" calcext:value-type="float">
            <text:p>$7,066,450</text:p>
          </table:table-cell>
          <table:table-cell table:style-name="ce1" table:formula="of:=+[.H11]-MIN([.H15];0.4*[.H11];5040*[.$A$4])" office:value-type="float" office:value="10457077.5456998" calcext:value-type="float">
            <text:p>$10,457,078</text:p>
          </table:table-cell>
          <table:table-cell table:style-name="ce1" table:formula="of:=+[.I11]-MIN([.I15];0.4*[.I11];5040*[.$A$4])" office:value-type="float" office:value="497152.556286533" calcext:value-type="float">
            <text:p>$497,153</text:p>
          </table:table-cell>
          <table:table-cell table:style-name="ce1" table:formula="of:=+[.J11]-MIN([.J15];0.4*[.J11];5040*[.$A$4])" office:value-type="float" office:value="2565859.39183533" calcext:value-type="float">
            <text:p>$2,565,859</text:p>
          </table:table-cell>
          <table:table-cell table:style-name="ce1" table:formula="of:=+[.K11]-MIN([.K15];0.4*[.K11];5040*[.$A$4])" office:value-type="float" office:value="4073455.69528627" calcext:value-type="float">
            <text:p>$4,073,456</text:p>
          </table:table-cell>
          <table:table-cell table:style-name="ce1" table:formula="of:=+[.L11]-MIN([.L15];0.4*[.L11];5040*[.$A$4])" office:value-type="float" office:value="5464502.46670492" calcext:value-type="float">
            <text:p>$5,464,502</text:p>
          </table:table-cell>
          <table:table-cell table:style-name="ce1" table:formula="of:=+[.M11]-MIN([.M15];0.4*[.M11];5040*[.$A$4])" office:value-type="float" office:value="5385692.7074544" calcext:value-type="float">
            <text:p>$5,385,693</text:p>
          </table:table-cell>
          <table:table-cell table:style-name="ce1" table:formula="of:=+[.N11]-MIN([.N15];0.4*[.N11];5040*[.$A$4])" office:value-type="float" office:value="6873787.62013755" calcext:value-type="float">
            <text:p>$6,873,788</text:p>
          </table:table-cell>
          <table:table-cell table:style-name="ce1" table:formula="of:=+[.O11]-MIN([.O15];0.4*[.O11];5040*[.$A$4])" office:value-type="float" office:value="8651062.25231754" calcext:value-type="float">
            <text:p>$8,651,062</text:p>
          </table:table-cell>
          <table:table-cell table:style-name="ce1" table:formula="of:=+[.P11]-MIN([.P15];0.4*[.P11];5040*[.$A$4])" office:value-type="float" office:value="11010314.7965504" calcext:value-type="float">
            <text:p>$11,010,315</text:p>
          </table:table-cell>
          <table:table-cell table:style-name="ce1" table:formula="of:=+[.Q11]-MIN([.Q15];0.4*[.Q11];5040*[.$A$4])" office:value-type="float" office:value="15257131.3124036" calcext:value-type="float">
            <text:p>$15,257,131</text:p>
          </table:table-cell>
          <table:table-cell table:style-name="ce1" table:formula="of:=+[.R11]-MIN([.R15];0.4*[.R11];5040*[.$A$4])" office:value-type="float" office:value="33382258.5889541" calcext:value-type="float">
            <text:p>$33,382,259</text:p>
          </table:table-cell>
          <table:table-cell table:style-name="ce1" table:formula="of:=+[.S11]-MIN([.S15];0.4*[.S11];5040*[.$A$4])" office:value-type="float" office:value="0" calcext:value-type="float">
            <text:p>$0</text:p>
          </table:table-cell>
          <table:table-cell table:style-name="ce1" table:formula="of:=+[.T11]-MIN([.T15];0.4*[.T11];5040*[.$A$4])" office:value-type="float" office:value="0" calcext:value-type="float">
            <text:p>$0</text:p>
          </table:table-cell>
          <table:table-cell table:style-name="ce1" table:formula="of:=+[.U11]-MIN([.U15];0.4*[.U11];5040*[.$A$4])" office:value-type="float" office:value="0" calcext:value-type="float">
            <text:p>$0</text:p>
          </table:table-cell>
          <table:table-cell table:style-name="ce1" table:formula="of:=+[.V11]-MIN([.V15];0.4*[.V11];5040*[.$A$4])" office:value-type="float" office:value="97156924.820971" calcext:value-type="float">
            <text:p>$97,156,925</text:p>
          </table:table-cell>
          <table:table-cell table:style-name="ce1"/>
          <table:table-cell table:style-name="ce1" table:formula="of:=+[.X11]-MIN([.X15];0.4*[.X11];5040*[.$A$4])" office:value-type="float" office:value="65779775.6406" calcext:value-type="float">
            <text:p>$65,779,776</text:p>
          </table:table-cell>
          <table:table-cell table:style-name="ce1" table:formula="of:=+[.Y11]-MIN([.Y15];0.4*[.Y11];5040*[.$A$4])" office:value-type="float" office:value="72713756.2716" calcext:value-type="float">
            <text:p>$72,713,756</text:p>
          </table:table-cell>
          <table:table-cell table:style-name="ce1" table:formula="of:=+[.Z11]-MIN([.Z15];0.4*[.Z11];5040*[.$A$4])" office:value-type="float" office:value="13491402.064686" calcext:value-type="float">
            <text:p>$13,491,402</text:p>
          </table:table-cell>
          <table:table-cell table:style-name="ce1" table:formula="of:=+[.AA11]-MIN([.AA15];0.4*[.AA11];5040*[.$A$4])" office:value-type="float" office:value="11799115.831082" calcext:value-type="float">
            <text:p>$11,799,116</text:p>
          </table:table-cell>
          <table:table-cell table:style-name="ce1" table:formula="of:=+[.AB11]-MIN([.AB15];0.4*[.AB11];5040*[.$A$4])" office:value-type="float" office:value="9699527.39171063" calcext:value-type="float">
            <text:p>$9,699,527</text:p>
          </table:table-cell>
          <table:table-cell table:style-name="ce1" table:formula="of:=+[.AC11]-MIN([.AC15];0.4*[.AC11];5040*[.$A$4])" office:value-type="float" office:value="12321727.3618564" calcext:value-type="float">
            <text:p>$12,321,727</text:p>
          </table:table-cell>
          <table:table-cell table:style-name="ce1" table:formula="of:=+[.AD11]-MIN([.AD15];0.4*[.AD11];5040*[.$A$4])" office:value-type="float" office:value="10901535.263235" calcext:value-type="float">
            <text:p>$10,901,535</text:p>
          </table:table-cell>
          <table:table-cell table:style-name="ce1" table:formula="of:=+[.AE11]-MIN([.AE15];0.4*[.AE11];5040*[.$A$4])" office:value-type="float" office:value="7284463.40833067" calcext:value-type="float">
            <text:p>$7,284,463</text:p>
          </table:table-cell>
          <table:table-cell table:style-name="ce1" table:formula="of:=+[.AF11]-MIN([.AF15];0.4*[.AF11];5040*[.$A$4])" office:value-type="float" office:value="9460433.35630765" calcext:value-type="float">
            <text:p>$9,460,433</text:p>
          </table:table-cell>
          <table:table-cell table:style-name="ce1" table:formula="of:=+[.AG11]-MIN([.AG15];0.4*[.AG11];5040*[.$A$4])" office:value-type="float" office:value="9539495.30140243" calcext:value-type="float">
            <text:p>$9,539,495</text:p>
          </table:table-cell>
          <table:table-cell table:style-name="ce1" table:formula="of:=+[.AH11]-MIN([.AH15];0.4*[.AH11];5040*[.$A$4])" office:value-type="float" office:value="8182951.75516015" calcext:value-type="float">
            <text:p>$8,182,952</text:p>
          </table:table-cell>
          <table:table-cell table:style-name="ce1" table:formula="of:=+[.AI11]-MIN([.AI15];0.4*[.AI11];5040*[.$A$4])" office:value-type="float" office:value="8762746.1612987" calcext:value-type="float">
            <text:p>$8,762,746</text:p>
          </table:table-cell>
          <table:table-cell table:style-name="ce1" table:formula="of:=+[.AJ66]-MIN([.AJ70];0.4*[.AJ66];5040*[.$A$4])" office:value-type="float" office:value="40669200" calcext:value-type="float">
            <text:p>$40,669,200</text:p>
          </table:table-cell>
          <table:table-cell table:number-columns-repeated="988"/>
        </table:table-row>
        <table:table-row table:style-name="ro3">
          <table:table-cell table:style-name="ce6" office:value-type="string" calcext:value-type="string">
            <text:p>Renta líquida cedular pensiones</text:p>
          </table:table-cell>
          <table:table-cell table:style-name="ce6" office:value-type="string" calcext:value-type="string">
            <text:p>The 0.4 should be a variable parameter; it can vary between .15 and .4.</text:p>
          </table:table-cell>
          <table:table-cell table:style-name="ce1" table:formula="of:=+[.C67]-MIN([.C71];0.4*[.C67];5040*[.$A$4])" office:value-type="float" office:value="0" calcext:value-type="float">
            <text:p>$0</text:p>
          </table:table-cell>
          <table:table-cell table:style-name="ce1" table:formula="of:=+[.D67]-MIN([.D71];0.4*[.D67];5040*[.$A$4])" office:value-type="float" office:value="0" calcext:value-type="float">
            <text:p>$0</text:p>
          </table:table-cell>
          <table:table-cell table:style-name="ce1" table:formula="of:=+[.E67]-MIN([.E71];0.4*[.E67];5040*[.$A$4])" office:value-type="float" office:value="1039430640" calcext:value-type="float">
            <text:p>$1,039,430,640</text:p>
          </table:table-cell>
          <table:table-cell table:style-name="ce1" table:formula="of:=+[.F67]-MIN([.F71];0.4*[.F67];5040*[.$A$4])" office:value-type="float" office:value="1528763.53373929" calcext:value-type="float">
            <text:p>$1,528,764</text:p>
          </table:table-cell>
          <table:table-cell table:style-name="ce1" table:formula="of:=+[.G12]-MIN([.G16];0.4*[.G12];5040*[.$A$4])" office:value-type="float" office:value="1415664.89686148" calcext:value-type="float">
            <text:p>$1,415,665</text:p>
          </table:table-cell>
          <table:table-cell table:style-name="ce1" table:formula="of:=+[.H12]-MIN([.H16];0.4*[.H12];5040*[.$A$4])" office:value-type="float" office:value="1607703.10533531" calcext:value-type="float">
            <text:p>$1,607,703</text:p>
          </table:table-cell>
          <table:table-cell table:style-name="ce1" table:formula="of:=+[.I12]-MIN([.I16];0.4*[.I12];5040*[.$A$4])" office:value-type="float" office:value="4745.05664183381" calcext:value-type="float">
            <text:p>$4,745</text:p>
          </table:table-cell>
          <table:table-cell table:style-name="ce1" table:formula="of:=+[.J12]-MIN([.J16];0.4*[.J12];5040*[.$A$4])" office:value-type="float" office:value="52296.9781132075" calcext:value-type="float">
            <text:p>$52,297</text:p>
          </table:table-cell>
          <table:table-cell table:style-name="ce1" table:formula="of:=+[.K12]-MIN([.K16];0.4*[.K12];5040*[.$A$4])" office:value-type="float" office:value="494605.723430673" calcext:value-type="float">
            <text:p>$494,606</text:p>
          </table:table-cell>
          <table:table-cell table:style-name="ce1" table:formula="of:=+[.L12]-MIN([.L16];0.4*[.L12];5040*[.$A$4])" office:value-type="float" office:value="374273.734006425" calcext:value-type="float">
            <text:p>$374,274</text:p>
          </table:table-cell>
          <table:table-cell table:style-name="ce1" table:formula="of:=+[.M12]-MIN([.M16];0.4*[.M12];5040*[.$A$4])" office:value-type="float" office:value="627113.365790983" calcext:value-type="float">
            <text:p>$627,113</text:p>
          </table:table-cell>
          <table:table-cell table:style-name="ce1" table:formula="of:=+[.N12]-MIN([.N16];0.4*[.N12];5040*[.$A$4])" office:value-type="float" office:value="907420.545804672" calcext:value-type="float">
            <text:p>$907,421</text:p>
          </table:table-cell>
          <table:table-cell table:style-name="ce1" table:formula="of:=+[.O12]-MIN([.O16];0.4*[.O12];5040*[.$A$4])" office:value-type="float" office:value="1156409.40440569" calcext:value-type="float">
            <text:p>$1,156,409</text:p>
          </table:table-cell>
          <table:table-cell table:style-name="ce1" table:formula="of:=+[.P12]-MIN([.P16];0.4*[.P12];5040*[.$A$4])" office:value-type="float" office:value="1724049.46651375" calcext:value-type="float">
            <text:p>$1,724,049</text:p>
          </table:table-cell>
          <table:table-cell table:style-name="ce1" table:formula="of:=+[.Q12]-MIN([.Q16];0.4*[.Q12];5040*[.$A$4])" office:value-type="float" office:value="2786876.21146789" calcext:value-type="float">
            <text:p>$2,786,876</text:p>
          </table:table-cell>
          <table:table-cell table:style-name="ce1" table:formula="of:=+[.R12]-MIN([.R16];0.4*[.R12];5040*[.$A$4])" office:value-type="float" office:value="7161617.02211009" calcext:value-type="float">
            <text:p>$7,161,617</text:p>
          </table:table-cell>
          <table:table-cell table:style-name="ce1" table:formula="of:=+[.S12]-MIN([.S16];0.4*[.S12];5040*[.$A$4])" office:value-type="float" office:value="0" calcext:value-type="float">
            <text:p>$0</text:p>
          </table:table-cell>
          <table:table-cell table:style-name="ce1" table:formula="of:=+[.T12]-MIN([.T16];0.4*[.T12];5040*[.$A$4])" office:value-type="float" office:value="0" calcext:value-type="float">
            <text:p>$0</text:p>
          </table:table-cell>
          <table:table-cell table:style-name="ce1" table:formula="of:=+[.U12]-MIN([.U16];0.4*[.U12];5040*[.$A$4])" office:value-type="float" office:value="0" calcext:value-type="float">
            <text:p>$0</text:p>
          </table:table-cell>
          <table:table-cell table:style-name="ce1" table:formula="of:=+[.V12]-MIN([.V16];0.4*[.V12];5040*[.$A$4])" office:value-type="float" office:value="12756040.676514" calcext:value-type="float">
            <text:p>$12,756,041</text:p>
          </table:table-cell>
          <table:table-cell table:style-name="ce1"/>
          <table:table-cell table:style-name="ce1" table:formula="of:=+[.X12]-MIN([.X16];0.4*[.X12];5040*[.$A$4])" office:value-type="float" office:value="166257730.8" calcext:value-type="float">
            <text:p>$166,257,731</text:p>
          </table:table-cell>
          <table:table-cell table:style-name="ce1" table:formula="of:=+[.Y12]-MIN([.Y16];0.4*[.Y12];5040*[.$A$4])" office:value-type="float" office:value="196810083.6" calcext:value-type="float">
            <text:p>$196,810,084</text:p>
          </table:table-cell>
          <table:table-cell table:style-name="ce1" table:formula="of:=+[.Z12]-MIN([.Z16];0.4*[.Z12];5040*[.$A$4])" office:value-type="float" office:value="2307774.06983154" calcext:value-type="float">
            <text:p>$2,307,774</text:p>
          </table:table-cell>
          <table:table-cell table:style-name="ce1" table:formula="of:=+[.AA12]-MIN([.AA16];0.4*[.AA12];5040*[.$A$4])" office:value-type="float" office:value="2482043.73344262" calcext:value-type="float">
            <text:p>$2,482,044</text:p>
          </table:table-cell>
          <table:table-cell table:style-name="ce1" table:formula="of:=+[.AB12]-MIN([.AB16];0.4*[.AB12];5040*[.$A$4])" office:value-type="float" office:value="2415658.37858951" calcext:value-type="float">
            <text:p>$2,415,658</text:p>
          </table:table-cell>
          <table:table-cell table:style-name="ce1" table:formula="of:=+[.AC12]-MIN([.AC16];0.4*[.AC12];5040*[.$A$4])" office:value-type="float" office:value="2222531.16722262" calcext:value-type="float">
            <text:p>$2,222,531</text:p>
          </table:table-cell>
          <table:table-cell table:style-name="ce1" table:formula="of:=+[.AD12]-MIN([.AD16];0.4*[.AD12];5040*[.$A$4])" office:value-type="float" office:value="2009426.37992032" calcext:value-type="float">
            <text:p>$2,009,426</text:p>
          </table:table-cell>
          <table:table-cell table:style-name="ce1" table:formula="of:=+[.AE12]-MIN([.AE16];0.4*[.AE12];5040*[.$A$4])" office:value-type="float" office:value="996716.48394276" calcext:value-type="float">
            <text:p>$996,716</text:p>
          </table:table-cell>
          <table:table-cell table:style-name="ce1" table:formula="of:=+[.AF12]-MIN([.AF16];0.4*[.AF12];5040*[.$A$4])" office:value-type="float" office:value="2766932.32447552" calcext:value-type="float">
            <text:p>$2,766,932</text:p>
          </table:table-cell>
          <table:table-cell table:style-name="ce1" table:formula="of:=+[.AG12]-MIN([.AG16];0.4*[.AG12];5040*[.$A$4])" office:value-type="float" office:value="1728397.43231707" calcext:value-type="float">
            <text:p>$1,728,397</text:p>
          </table:table-cell>
          <table:table-cell table:style-name="ce1" table:formula="of:=+[.AH12]-MIN([.AH16];0.4*[.AH12];5040*[.$A$4])" office:value-type="float" office:value="2265944.16619217" calcext:value-type="float">
            <text:p>$2,265,944</text:p>
          </table:table-cell>
          <table:table-cell table:style-name="ce1" table:formula="of:=+[.AI12]-MIN([.AI16];0.4*[.AI12];5040*[.$A$4])" office:value-type="float" office:value="2351842.51948052" calcext:value-type="float">
            <text:p>$2,351,843</text:p>
          </table:table-cell>
          <table:table-cell table:style-name="ce1" table:formula="of:=+[.AJ67]-MIN([.AJ71];0.4*[.AJ67];5040*[.$A$4])" office:value-type="float" office:value="0" calcext:value-type="float">
            <text:p>$0</text:p>
          </table:table-cell>
          <table:table-cell table:number-columns-repeated="988"/>
        </table:table-row>
        <table:table-row table:style-name="ro3">
          <table:table-cell table:style-name="ce6" office:value-type="string" calcext:value-type="string">
            <text:p>Renta líquida cedular capital</text:p>
          </table:table-cell>
          <table:table-cell table:style-name="ce6" office:value-type="string" calcext:value-type="string">
            <text:p>The min seems like it should be a max</text:p>
          </table:table-cell>
          <table:table-cell table:style-name="ce1" table:formula="of:=+[.C68]-MIN([.C72];0.1*[.C68];1000*[.$A$4])" office:value-type="float" office:value="108000000" calcext:value-type="float">
            <text:p>$108,000,000</text:p>
          </table:table-cell>
          <table:table-cell table:style-name="ce1" table:formula="of:=+[.D68]-MIN([.D72];0.1*[.D68];1000*[.$A$4])" office:value-type="float" office:value="0" calcext:value-type="float">
            <text:p>$0</text:p>
          </table:table-cell>
          <table:table-cell table:style-name="ce1" table:formula="of:=+[.E68]-MIN([.E72];0.1*[.E68];1000*[.$A$4])" office:value-type="float" office:value="0" calcext:value-type="float">
            <text:p>$0</text:p>
          </table:table-cell>
          <table:table-cell table:style-name="ce1" table:formula="of:=+[.F68]-MIN([.F72];0.1*[.F68];1000*[.$A$4])" office:value-type="float" office:value="2655227.36308185" calcext:value-type="float">
            <text:p>$2,655,227</text:p>
          </table:table-cell>
          <table:table-cell table:style-name="ce1" table:formula="of:=+[.G15]-MIN([.G19];0.1*[.G15];1000*[.$A$4])" office:value-type="float" office:value="2040769.78297672" calcext:value-type="float">
            <text:p>$2,040,770</text:p>
          </table:table-cell>
          <table:table-cell table:style-name="ce1" table:formula="of:=+[.H15]-MIN([.H19];0.1*[.H15];1000*[.$A$4])" office:value-type="float" office:value="3084100.9505666" calcext:value-type="float">
            <text:p>$3,084,101</text:p>
          </table:table-cell>
          <table:table-cell table:style-name="ce1" table:formula="of:=+[.I15]-MIN([.I19];0.1*[.I15];1000*[.$A$4])" office:value-type="float" office:value="97186.0074498567" calcext:value-type="float">
            <text:p>$97,186</text:p>
          </table:table-cell>
          <table:table-cell table:style-name="ce1" table:formula="of:=+[.J15]-MIN([.J19];0.1*[.J15];1000*[.$A$4])" office:value-type="float" office:value="358625.371595197" calcext:value-type="float">
            <text:p>$358,625</text:p>
          </table:table-cell>
          <table:table-cell table:style-name="ce1" table:formula="of:=+[.K15]-MIN([.K19];0.1*[.K15];1000*[.$A$4])" office:value-type="float" office:value="303484.49399862" calcext:value-type="float">
            <text:p>$303,484</text:p>
          </table:table-cell>
          <table:table-cell table:style-name="ce1" table:formula="of:=+[.L15]-MIN([.L19];0.1*[.L15];1000*[.$A$4])" office:value-type="float" office:value="390729.019274896" calcext:value-type="float">
            <text:p>$390,729</text:p>
          </table:table-cell>
          <table:table-cell table:style-name="ce1" table:formula="of:=+[.M15]-MIN([.M19];0.1*[.M15];1000*[.$A$4])" office:value-type="float" office:value="645980.152208328" calcext:value-type="float">
            <text:p>$645,980</text:p>
          </table:table-cell>
          <table:table-cell table:style-name="ce1" table:formula="of:=+[.N15]-MIN([.N19];0.1*[.N15];1000*[.$A$4])" office:value-type="float" office:value="857412.385213203" calcext:value-type="float">
            <text:p>$857,412</text:p>
          </table:table-cell>
          <table:table-cell table:style-name="ce1" table:formula="of:=+[.O15]-MIN([.O19];0.1*[.O15];1000*[.$A$4])" office:value-type="float" office:value="1165546.5171753" calcext:value-type="float">
            <text:p>$1,165,547</text:p>
          </table:table-cell>
          <table:table-cell table:style-name="ce1" table:formula="of:=+[.P15]-MIN([.P19];0.1*[.P15];1000*[.$A$4])" office:value-type="float" office:value="1739825.44008026" calcext:value-type="float">
            <text:p>$1,739,825</text:p>
          </table:table-cell>
          <table:table-cell table:style-name="ce1" table:formula="of:=+[.Q15]-MIN([.Q19];0.1*[.Q15];1000*[.$A$4])" office:value-type="float" office:value="3138787.84272936" calcext:value-type="float">
            <text:p>$3,138,788</text:p>
          </table:table-cell>
          <table:table-cell table:style-name="ce1" table:formula="of:=+[.R15]-MIN([.R19];0.1*[.R15];1000*[.$A$4])" office:value-type="float" office:value="17855225.4968462" calcext:value-type="float">
            <text:p>$17,855,225</text:p>
          </table:table-cell>
          <table:table-cell table:style-name="ce1" table:formula="of:=+[.S15]-MIN([.S19];0.1*[.S15];1000*[.$A$4])" office:value-type="float" office:value="77896982.448" calcext:value-type="float">
            <text:p>$77,896,982</text:p>
          </table:table-cell>
          <table:table-cell table:style-name="ce1" table:number-columns-repeated="2"/>
          <table:table-cell table:style-name="ce1" table:formula="of:=+[.V15]-MIN([.V19];0.1*[.V15];1000*[.$A$4])" office:value-type="float" office:value="77896982.4506918" calcext:value-type="float">
            <text:p>$77,896,982</text:p>
          </table:table-cell>
          <table:table-cell table:style-name="ce1"/>
          <table:table-cell table:style-name="ce1" table:formula="of:=+[.X15]-MIN([.X19];0.1*[.X15];1000*[.$A$4])" office:value-type="float" office:value="2325051360" calcext:value-type="float">
            <text:p>$2,325,051,360</text:p>
          </table:table-cell>
          <table:table-cell table:style-name="ce1" table:formula="of:=+[.Y15]-MIN([.Y19];0.1*[.Y15];1000*[.$A$4])" office:value-type="float" office:value="10275438327" calcext:value-type="float">
            <text:p>$10,275,438,327</text:p>
          </table:table-cell>
          <table:table-cell table:style-name="ce1" table:formula="of:=+[.Z15]-MIN([.Z19];0.1*[.Z15];1000*[.$A$4])" office:value-type="float" office:value="5346889.27924961" calcext:value-type="float">
            <text:p>$5,346,889</text:p>
          </table:table-cell>
          <table:table-cell table:style-name="ce1" table:formula="of:=+[.AA15]-MIN([.AA19];0.1*[.AA15];1000*[.$A$4])" office:value-type="float" office:value="4407477.50655737" calcext:value-type="float">
            <text:p>$4,407,478</text:p>
          </table:table-cell>
          <table:table-cell table:style-name="ce1" table:formula="of:=+[.AB15]-MIN([.AB19];0.1*[.AB15];1000*[.$A$4])" office:value-type="float" office:value="2799866.99066908" calcext:value-type="float">
            <text:p>$2,799,867</text:p>
          </table:table-cell>
          <table:table-cell table:style-name="ce1" table:formula="of:=+[.AC15]-MIN([.AC19];0.1*[.AC15];1000*[.$A$4])" office:value-type="float" office:value="1821644.35126903" calcext:value-type="float">
            <text:p>$1,821,644</text:p>
          </table:table-cell>
          <table:table-cell table:style-name="ce1" table:formula="of:=+[.AD15]-MIN([.AD19];0.1*[.AD15];1000*[.$A$4])" office:value-type="float" office:value="4151570.41649402" calcext:value-type="float">
            <text:p>$4,151,570</text:p>
          </table:table-cell>
          <table:table-cell table:style-name="ce1" table:formula="of:=+[.AE15]-MIN([.AE19];0.1*[.AE15];1000*[.$A$4])" office:value-type="float" office:value="1962301.90421303" calcext:value-type="float">
            <text:p>$1,962,302</text:p>
          </table:table-cell>
          <table:table-cell table:style-name="ce1" table:formula="of:=+[.AF15]-MIN([.AF19];0.1*[.AF15];1000*[.$A$4])" office:value-type="float" office:value="3836231.48475525" calcext:value-type="float">
            <text:p>$3,836,231</text:p>
          </table:table-cell>
          <table:table-cell table:style-name="ce1" table:formula="of:=+[.AG15]-MIN([.AG19];0.1*[.AG15];1000*[.$A$4])" office:value-type="float" office:value="1797781.57477134" calcext:value-type="float">
            <text:p>$1,797,782</text:p>
          </table:table-cell>
          <table:table-cell table:style-name="ce1" table:formula="of:=+[.AH15]-MIN([.AH19];0.1*[.AH15];1000*[.$A$4])" office:value-type="float" office:value="1077987.78576512" calcext:value-type="float">
            <text:p>$1,077,988</text:p>
          </table:table-cell>
          <table:table-cell table:style-name="ce1" table:formula="of:=+[.AI15]-MIN([.AI19];0.1*[.AI15];1000*[.$A$4])" office:value-type="float" office:value="3659439.0866883" calcext:value-type="float">
            <text:p>$3,659,439</text:p>
          </table:table-cell>
          <table:table-cell table:style-name="ce1" table:formula="of:=+[.AJ15]-MIN([.AJ19];0.1*[.AJ15];1000*[.$A$4])" office:value-type="float" office:value="0" calcext:value-type="float">
            <text:p>$0</text:p>
          </table:table-cell>
          <table:table-cell table:number-columns-repeated="988"/>
        </table:table-row>
        <table:table-row table:style-name="ro3">
          <table:table-cell table:style-name="ce6" office:value-type="string" calcext:value-type="string">
            <text:p>Renta líquida cedular no laboral</text:p>
          </table:table-cell>
          <table:table-cell table:style-name="ce6"/>
          <table:table-cell table:style-name="ce1" table:formula="of:=+[.C69]-MIN([.C73];0.1*[.C69];1000*[.$A$4])" office:value-type="float" office:value="0" calcext:value-type="float">
            <text:p>$0</text:p>
          </table:table-cell>
          <table:table-cell table:style-name="ce1" table:formula="of:=+[.D69]-MIN([.D73];0.1*[.D69];1000*[.$A$4])" office:value-type="float" office:value="0" calcext:value-type="float">
            <text:p>$0</text:p>
          </table:table-cell>
          <table:table-cell table:style-name="ce1" table:formula="of:=+[.E69]-MIN([.E73];0.1*[.E69];1000*[.$A$4])" office:value-type="float" office:value="0" calcext:value-type="float">
            <text:p>$0</text:p>
          </table:table-cell>
          <table:table-cell table:style-name="ce1" table:formula="of:=+[.F69]-MIN([.F73];0.1*[.F69];1000*[.$A$4])" office:value-type="float" office:value="0" calcext:value-type="float">
            <text:p>$0</text:p>
          </table:table-cell>
          <table:table-cell table:style-name="ce1" table:formula="of:=+[.G16]-MIN([.G20];0.1*[.G16];1000*[.$A$4])" office:value-type="float" office:value="0" calcext:value-type="float">
            <text:p>$0</text:p>
          </table:table-cell>
          <table:table-cell table:style-name="ce1" table:formula="of:=+[.H16]-MIN([.H20];0.1*[.H16];1000*[.$A$4])" office:value-type="float" office:value="0" calcext:value-type="float">
            <text:p>$0</text:p>
          </table:table-cell>
          <table:table-cell table:style-name="ce1" table:formula="of:=+[.I16]-MIN([.I20];0.1*[.I16];1000*[.$A$4])" office:value-type="float" office:value="0" calcext:value-type="float">
            <text:p>$0</text:p>
          </table:table-cell>
          <table:table-cell table:style-name="ce1" table:formula="of:=+[.J16]-MIN([.J20];0.1*[.J16];1000*[.$A$4])" office:value-type="float" office:value="0" calcext:value-type="float">
            <text:p>$0</text:p>
          </table:table-cell>
          <table:table-cell table:style-name="ce1" table:formula="of:=+[.K16]-MIN([.K20];0.1*[.K16];1000*[.$A$4])" office:value-type="float" office:value="0" calcext:value-type="float">
            <text:p>$0</text:p>
          </table:table-cell>
          <table:table-cell table:style-name="ce1" table:formula="of:=+[.L16]-MIN([.L20];0.1*[.L16];1000*[.$A$4])" office:value-type="float" office:value="0" calcext:value-type="float">
            <text:p>$0</text:p>
          </table:table-cell>
          <table:table-cell table:style-name="ce1" table:formula="of:=+[.M16]-MIN([.M20];0.1*[.M16];1000*[.$A$4])" office:value-type="float" office:value="0" calcext:value-type="float">
            <text:p>$0</text:p>
          </table:table-cell>
          <table:table-cell table:style-name="ce1" table:formula="of:=+[.N16]-MIN([.N20];0.1*[.N16];1000*[.$A$4])" office:value-type="float" office:value="0" calcext:value-type="float">
            <text:p>$0</text:p>
          </table:table-cell>
          <table:table-cell table:style-name="ce1" table:formula="of:=+[.O16]-MIN([.O20];0.1*[.O16];1000*[.$A$4])" office:value-type="float" office:value="0" calcext:value-type="float">
            <text:p>$0</text:p>
          </table:table-cell>
          <table:table-cell table:style-name="ce1" table:formula="of:=+[.P16]-MIN([.P20];0.1*[.P16];1000*[.$A$4])" office:value-type="float" office:value="0" calcext:value-type="float">
            <text:p>$0</text:p>
          </table:table-cell>
          <table:table-cell table:style-name="ce1" table:formula="of:=+[.Q16]-MIN([.Q20];0.1*[.Q16];1000*[.$A$4])" office:value-type="float" office:value="0" calcext:value-type="float">
            <text:p>$0</text:p>
          </table:table-cell>
          <table:table-cell table:style-name="ce1" table:formula="of:=+[.R16]-MIN([.R20];0.1*[.R16];1000*[.$A$4])" office:value-type="float" office:value="0" calcext:value-type="float">
            <text:p>$0</text:p>
          </table:table-cell>
          <table:table-cell table:style-name="ce1" table:formula="of:=+[.S16]-MIN([.S20];0.1*[.S16];1000*[.$A$4])" office:value-type="float" office:value="0" calcext:value-type="float">
            <text:p>$0</text:p>
          </table:table-cell>
          <table:table-cell table:style-name="ce1" table:number-columns-repeated="2"/>
          <table:table-cell table:style-name="ce1" table:formula="of:=+[.V16]-MIN([.V20];0.1*[.V16];1000*[.$A$4])" office:value-type="float" office:value="0" calcext:value-type="float">
            <text:p>$0</text:p>
          </table:table-cell>
          <table:table-cell table:style-name="ce1"/>
          <table:table-cell table:style-name="ce1" table:formula="of:=+[.X16]-MIN([.X20];0.1*[.X16];1000*[.$A$4])" office:value-type="float" office:value="0" calcext:value-type="float">
            <text:p>$0</text:p>
          </table:table-cell>
          <table:table-cell table:style-name="ce1" table:formula="of:=+[.Y16]-MIN([.Y20];0.1*[.Y16];1000*[.$A$4])" office:value-type="float" office:value="0" calcext:value-type="float">
            <text:p>$0</text:p>
          </table:table-cell>
          <table:table-cell table:style-name="ce1" table:formula="of:=+[.Z16]-MIN([.Z20];0.1*[.Z16];1000*[.$A$4])" office:value-type="float" office:value="0" calcext:value-type="float">
            <text:p>$0</text:p>
          </table:table-cell>
          <table:table-cell table:style-name="ce1" table:formula="of:=+[.AA16]-MIN([.AA20];0.1*[.AA16];1000*[.$A$4])" office:value-type="float" office:value="0" calcext:value-type="float">
            <text:p>$0</text:p>
          </table:table-cell>
          <table:table-cell table:style-name="ce1" table:formula="of:=+[.AB16]-MIN([.AB20];0.1*[.AB16];1000*[.$A$4])" office:value-type="float" office:value="0" calcext:value-type="float">
            <text:p>$0</text:p>
          </table:table-cell>
          <table:table-cell table:style-name="ce1" table:formula="of:=+[.AC16]-MIN([.AC20];0.1*[.AC16];1000*[.$A$4])" office:value-type="float" office:value="0" calcext:value-type="float">
            <text:p>$0</text:p>
          </table:table-cell>
          <table:table-cell table:style-name="ce1" table:formula="of:=+[.AD16]-MIN([.AD20];0.1*[.AD16];1000*[.$A$4])" office:value-type="float" office:value="0" calcext:value-type="float">
            <text:p>$0</text:p>
          </table:table-cell>
          <table:table-cell table:style-name="ce1" table:formula="of:=+[.AE16]-MIN([.AE20];0.1*[.AE16];1000*[.$A$4])" office:value-type="float" office:value="0" calcext:value-type="float">
            <text:p>$0</text:p>
          </table:table-cell>
          <table:table-cell table:style-name="ce1" table:formula="of:=+[.AF16]-MIN([.AF20];0.1*[.AF16];1000*[.$A$4])" office:value-type="float" office:value="0" calcext:value-type="float">
            <text:p>$0</text:p>
          </table:table-cell>
          <table:table-cell table:style-name="ce1" table:formula="of:=+[.AG16]-MIN([.AG20];0.1*[.AG16];1000*[.$A$4])" office:value-type="float" office:value="0" calcext:value-type="float">
            <text:p>$0</text:p>
          </table:table-cell>
          <table:table-cell table:style-name="ce1" table:formula="of:=+[.AH16]-MIN([.AH20];0.1*[.AH16];1000*[.$A$4])" office:value-type="float" office:value="0" calcext:value-type="float">
            <text:p>$0</text:p>
          </table:table-cell>
          <table:table-cell table:style-name="ce1" table:formula="of:=+[.AI16]-MIN([.AI20];0.1*[.AI16];1000*[.$A$4])" office:value-type="float" office:value="0" calcext:value-type="float">
            <text:p>$0</text:p>
          </table:table-cell>
          <table:table-cell table:style-name="ce1" table:formula="of:=+[.AJ16]-MIN([.AJ20];0.1*[.AJ16];1000*[.$A$4])" office:value-type="float" office:value="0" calcext:value-type="float">
            <text:p>$0</text:p>
          </table:table-cell>
          <table:table-cell table:number-columns-repeated="988"/>
        </table:table-row>
        <table:table-row table:style-name="ro3" table:visibility="collapse">
          <table:table-cell table:style-name="ce4" office:value-type="string" calcext:value-type="string">
            <text:p>Incluir más adelante subcédulas de dividendos</text:p>
          </table:table-cell>
          <table:table-cell table:style-name="ce4"/>
          <table:table-cell table:style-name="ce1" table:number-columns-repeated="34"/>
          <table:table-cell table:number-columns-repeated="988"/>
        </table:table-row>
        <table:table-row table:style-name="ro3">
          <table:table-cell table:style-name="ce4" office:value-type="string" calcext:value-type="string">
            <text:p>ingreso base costos y deducciones ley de financiamiento halloween</text:p>
          </table:table-cell>
          <table:table-cell table:style-name="ce4"/>
          <table:table-cell table:style-name="ce1" table:number-columns-repeated="10"/>
          <table:table-cell table:number-columns-repeated="6"/>
          <table:table-cell table:style-name="ce1"/>
          <table:table-cell table:style-name="ce1" table:formula="of:=+([.T12]+[.T13]+[.T14]+[.T17]+[.T18])*12-[.T59]-[.T60]" office:value-type="float" office:value="86552202.72" calcext:value-type="float">
            <text:p>$86,552,203</text:p>
          </table:table-cell>
          <table:table-cell table:style-name="ce1" table:number-columns-repeated="2"/>
          <table:table-cell table:style-name="ce1" table:formula="of:=+([.W12]+[.W13]+[.W14]+[.W17]+[.W18])*12-[.W59]-[.W60]" office:value-type="float" office:value="269740478.552132" calcext:value-type="float">
            <text:p>$269,740,479</text:p>
          </table:table-cell>
          <table:table-cell table:number-columns-repeated="1001"/>
        </table:table-row>
        <table:table-row table:style-name="ro3">
          <table:table-cell table:style-name="ce4" office:value-type="string" calcext:value-type="string">
            <text:p>Renta líquida gravable ley de financiamiento halloween</text:p>
          </table:table-cell>
          <table:table-cell table:style-name="ce4"/>
          <table:table-cell table:style-name="ce1" table:number-columns-repeated="10"/>
          <table:table-cell table:number-columns-repeated="6"/>
          <table:table-cell table:style-name="ce1"/>
          <table:table-cell table:style-name="ce1" table:formula="of:=+[.T80]-MIN(0.35*[.T80];2880*[.A4])" office:value-type="float" office:value="56258931.768" calcext:value-type="float">
            <text:p>$56,258,932</text:p>
          </table:table-cell>
          <table:table-cell table:style-name="ce1" table:number-columns-repeated="2"/>
          <table:table-cell table:style-name="ce1" table:formula="of:=+[.W80]-MIN(0.35*[.W80];240*12*[.A4])" office:value-type="float" office:value="177986558.552132" calcext:value-type="float">
            <text:p>$177,986,559</text:p>
          </table:table-cell>
          <table:table-cell table:number-columns-repeated="1001"/>
        </table:table-row>
        <table:table-row table:style-name="ro3">
          <table:table-cell table:style-name="ce4" office:value-type="string" calcext:value-type="string">
            <text:p>Renta líquida cedular general reforma Noviembre</text:p>
          </table:table-cell>
          <table:table-cell table:style-name="ce4"/>
          <table:table-cell table:style-name="ce1" table:number-columns-repeated="10"/>
          <table:table-cell table:number-columns-repeated="6"/>
          <table:table-cell table:style-name="ce1" table:number-columns-repeated="2"/>
          <table:table-cell table:style-name="ce1" table:formula="of:=+([.U12]+[.U13]+[.U14]+[.U17]+[.U18])*12-[.U59]-[.U60]" office:value-type="float" office:value="86552202.72" calcext:value-type="float">
            <text:p>$86,552,203</text:p>
          </table:table-cell>
          <table:table-cell table:style-name="ce1" table:number-columns-repeated="2"/>
          <table:table-cell table:number-columns-repeated="1001"/>
        </table:table-row>
        <table:table-row table:style-name="ro3">
          <table:table-cell table:style-name="ce4" office:value-type="string" calcext:value-type="string">
            <text:p>Renta líquida gravable reforma Noviembre</text:p>
          </table:table-cell>
          <table:table-cell table:style-name="ce4"/>
          <table:table-cell table:style-name="ce1" table:number-columns-repeated="10"/>
          <table:table-cell table:number-columns-repeated="6"/>
          <table:table-cell table:style-name="ce1" table:number-columns-repeated="2"/>
          <table:table-cell table:style-name="ce1" table:formula="of:=+[.U82]-MIN(0.4*[.U82];5040*[.A4])" office:value-type="float" office:value="51931321.632" calcext:value-type="float">
            <text:p>$51,931,322</text:p>
          </table:table-cell>
          <table:table-cell table:style-name="ce1" table:number-columns-repeated="2"/>
          <table:table-cell table:number-columns-repeated="1001"/>
        </table:table-row>
        <table:table-row table:style-name="ro3">
          <table:table-cell table:style-name="ce2" office:value-type="string" calcext:value-type="string">
            <text:p>Impuestos</text:p>
          </table:table-cell>
          <table:table-cell table:style-name="ce2"/>
          <table:table-cell table:style-name="ce1" table:number-columns-repeated="10"/>
          <table:table-cell table:number-columns-repeated="1012"/>
        </table:table-row>
        <table:table-row table:style-name="ro3">
          <table:table-cell table:number-columns-repeated="2"/>
          <table:table-cell table:style-name="ce1" table:number-columns-repeated="10"/>
          <table:table-cell table:number-columns-repeated="1012"/>
        </table:table-row>
        <table:table-row table:style-name="ro3">
          <table:table-cell table:style-name="ce3" office:value-type="string" calcext:value-type="string">
            <text:p>Impuestos nacionales</text:p>
          </table:table-cell>
          <table:table-cell table:style-name="ce3"/>
          <table:table-cell table:style-name="ce1" table:number-columns-repeated="10"/>
          <table:table-cell table:number-columns-repeated="1012"/>
        </table:table-row>
        <table:table-row table:style-name="ro3">
          <table:table-cell office:value-type="string" calcext:value-type="string">
            <text:p>IVA de los bienes que consume</text:p>
          </table:table-cell>
          <table:table-cell/>
          <table:table-cell table:style-name="ce1" table:formula="of:=0*[.C37]+0.05*[.C38]+0.19*[.C39]" office:value-type="float" office:value="0" calcext:value-type="float">
            <text:p>$0</text:p>
          </table:table-cell>
          <table:table-cell table:style-name="ce1" table:formula="of:=0*[.D37]+0.05*[.D38]+0.19*[.D39]" office:value-type="float" office:value="0" calcext:value-type="float">
            <text:p>$0</text:p>
          </table:table-cell>
          <table:table-cell table:style-name="ce1" table:formula="of:=0*[.E37]+0.05*[.E38]+0.19*[.E39]" office:value-type="float" office:value="0" calcext:value-type="float">
            <text:p>$0</text:p>
          </table:table-cell>
          <table:table-cell table:style-name="ce1" table:formula="of:=0*[.F13]+0.05*[.F14]+0.19*[.F15]" office:value-type="float" office:value="0" calcext:value-type="float">
            <text:p>$0</text:p>
          </table:table-cell>
          <table:table-cell table:style-name="ce1" table:formula="of:=0*[.G13]+0.05*[.G14]+0.19*[.G15]" office:value-type="float" office:value="0" calcext:value-type="float">
            <text:p>$0</text:p>
          </table:table-cell>
          <table:table-cell table:style-name="ce1" table:formula="of:=0*[.H13]+0.05*[.H14]+0.19*[.H15]" office:value-type="float" office:value="0" calcext:value-type="float">
            <text:p>$0</text:p>
          </table:table-cell>
          <table:table-cell table:style-name="ce1" table:formula="of:=0*[.I13]+0.05*[.I14]+0.19*[.I15]" office:value-type="float" office:value="0" calcext:value-type="float">
            <text:p>$0</text:p>
          </table:table-cell>
          <table:table-cell table:style-name="ce1" table:formula="of:=0*[.J13]+0.05*[.J14]+0.19*[.J15]" office:value-type="float" office:value="0" calcext:value-type="float">
            <text:p>$0</text:p>
          </table:table-cell>
          <table:table-cell table:style-name="ce1" table:formula="of:=0*[.K13]+0.05*[.K14]+0.19*[.K15]" office:value-type="float" office:value="0" calcext:value-type="float">
            <text:p>$0</text:p>
          </table:table-cell>
          <table:table-cell table:style-name="ce1" table:formula="of:=0*[.L13]+0.05*[.L14]+0.19*[.L15]" office:value-type="float" office:value="0" calcext:value-type="float">
            <text:p>$0</text:p>
          </table:table-cell>
          <table:table-cell table:style-name="ce1" table:formula="of:=0*[.M13]+0.05*[.M14]+0.19*[.M15]" office:value-type="float" office:value="0" calcext:value-type="float">
            <text:p>$0</text:p>
          </table:table-cell>
          <table:table-cell table:style-name="ce1" table:formula="of:=0*[.N13]+0.05*[.N14]+0.19*[.N15]" office:value-type="float" office:value="0" calcext:value-type="float">
            <text:p>$0</text:p>
          </table:table-cell>
          <table:table-cell table:style-name="ce1" table:formula="of:=0*[.O13]+0.05*[.O14]+0.19*[.O15]" office:value-type="float" office:value="0" calcext:value-type="float">
            <text:p>$0</text:p>
          </table:table-cell>
          <table:table-cell table:style-name="ce1" table:formula="of:=0*[.P13]+0.05*[.P14]+0.19*[.P15]" office:value-type="float" office:value="0" calcext:value-type="float">
            <text:p>$0</text:p>
          </table:table-cell>
          <table:table-cell table:style-name="ce1" table:formula="of:=0*[.Q13]+0.05*[.Q14]+0.19*[.Q15]" office:value-type="float" office:value="0" calcext:value-type="float">
            <text:p>$0</text:p>
          </table:table-cell>
          <table:table-cell table:style-name="ce1" table:formula="of:=0*[.R13]+0.05*[.R14]+0.19*[.R15]" office:value-type="float" office:value="0" calcext:value-type="float">
            <text:p>$0</text:p>
          </table:table-cell>
          <table:table-cell table:number-columns-repeated="2" table:style-name="ce1" office:value-type="float" office:value="81593.6689173721" calcext:value-type="float">
            <text:p>$81,594</text:p>
          </table:table-cell>
          <table:table-cell table:style-name="ce1"/>
          <table:table-cell table:number-columns-repeated="2" table:style-name="ce1" office:value-type="float" office:value="114451.739766812" calcext:value-type="float">
            <text:p>$114,452</text:p>
          </table:table-cell>
          <table:table-cell table:style-name="ce1" table:formula="of:=0*[.X13]+0.05*[.X14]+0.19*[.X15]" office:value-type="float" office:value="0" calcext:value-type="float">
            <text:p>$0</text:p>
          </table:table-cell>
          <table:table-cell table:style-name="ce1" table:formula="of:=0*[.Y13]+0.05*[.Y14]+0.19*[.Y15]" office:value-type="float" office:value="0" calcext:value-type="float">
            <text:p>$0</text:p>
          </table:table-cell>
          <table:table-cell table:style-name="ce1" table:formula="of:=0*[.Z13]+0.05*[.Z14]+0.19*[.Z15]" office:value-type="float" office:value="0" calcext:value-type="float">
            <text:p>$0</text:p>
          </table:table-cell>
          <table:table-cell table:style-name="ce1" table:formula="of:=0*[.AA13]+0.05*[.AA14]+0.19*[.AA15]" office:value-type="float" office:value="0" calcext:value-type="float">
            <text:p>$0</text:p>
          </table:table-cell>
          <table:table-cell table:style-name="ce1" table:formula="of:=0*[.AB13]+0.05*[.AB14]+0.19*[.AB15]" office:value-type="float" office:value="0" calcext:value-type="float">
            <text:p>$0</text:p>
          </table:table-cell>
          <table:table-cell table:style-name="ce1" table:formula="of:=0*[.AC13]+0.05*[.AC14]+0.19*[.AC15]" office:value-type="float" office:value="0" calcext:value-type="float">
            <text:p>$0</text:p>
          </table:table-cell>
          <table:table-cell table:style-name="ce1" table:formula="of:=0*[.AD13]+0.05*[.AD14]+0.19*[.AD15]" office:value-type="float" office:value="0" calcext:value-type="float">
            <text:p>$0</text:p>
          </table:table-cell>
          <table:table-cell table:style-name="ce1" table:formula="of:=0*[.AE13]+0.05*[.AE14]+0.19*[.AE15]" office:value-type="float" office:value="0" calcext:value-type="float">
            <text:p>$0</text:p>
          </table:table-cell>
          <table:table-cell table:style-name="ce1" table:formula="of:=0*[.AF13]+0.05*[.AF14]+0.19*[.AF15]" office:value-type="float" office:value="0" calcext:value-type="float">
            <text:p>$0</text:p>
          </table:table-cell>
          <table:table-cell table:style-name="ce1" table:formula="of:=0*[.AG13]+0.05*[.AG14]+0.19*[.AG15]" office:value-type="float" office:value="0" calcext:value-type="float">
            <text:p>$0</text:p>
          </table:table-cell>
          <table:table-cell table:style-name="ce1" table:formula="of:=0*[.AH13]+0.05*[.AH14]+0.19*[.AH15]" office:value-type="float" office:value="0" calcext:value-type="float">
            <text:p>$0</text:p>
          </table:table-cell>
          <table:table-cell table:style-name="ce1" table:formula="of:=0*[.AI13]+0.05*[.AI14]+0.19*[.AI15]" office:value-type="float" office:value="0" calcext:value-type="float">
            <text:p>$0</text:p>
          </table:table-cell>
          <table:table-cell table:style-name="ce1" table:formula="of:=0*[.AJ13]+0.05*[.AJ14]+0.19*[.AJ15]" office:value-type="float" office:value="0" calcext:value-type="float">
            <text:p>$0</text:p>
          </table:table-cell>
          <table:table-cell table:number-columns-repeated="988"/>
        </table:table-row>
        <table:table-row table:style-name="ro3">
          <table:table-cell table:style-name="ce3" office:value-type="string" calcext:value-type="string">
            <text:p>impuesto renta laboral y pensiones</text:p>
          </table:table-cell>
          <table:table-cell table:style-name="ce4" office:value-type="string" calcext:value-type="string">
            <text:p>know these</text:p>
          </table:table-cell>
          <table:table-cell table:style-name="ce1" table:formula="of:=+IF(AND(([.C12]+[.C13]+[.C14]+[.C17]+[.C18]+[.C23])*12&lt;1400*[.$A$4];[.C8]&lt;4500*[.$A$4]);0;IF([.C75]+[.C76]&lt;=1090*[.$A$4];0;IF(AND(1090*[.$A$4]&lt;[.C75]+[.C76];[.C75]+[.C76]&lt;=1700*[.$A$4]);(([.C75]+[.C76])-1090*[.$A$4])*0.19;IF(AND(1700*[.$A$4]&lt;[.C75]+[.C76];[.C75]+[.C76]&lt;=4100*[.$A$4]);(([.C75]+[.C76])-1700*[.$A$4])*0.28+166*[.$A$4];(([.C75]+[.C76])-4100*[.$A$4])*0.33+788*[.$A$4]))))" office:value-type="float" office:value="0" calcext:value-type="float">
            <text:p>$0</text:p>
          </table:table-cell>
          <table:table-cell table:style-name="ce1" table:formula="of:=+IF(AND(([.D12]+[.D13]+[.D14]+[.D17]+[.D18]+[.D23])*12&lt;1400*[.$A$4];[.D8]&lt;4500*[.$A$4]);0;IF([.D75]+[.D76]&lt;=1090*[.$A$4];0;IF(AND(1090*[.$A$4]&lt;[.D75]+[.D76];[.D75]+[.D76]&lt;=1700*[.$A$4]);(([.D75]+[.D76])-1090*[.$A$4])*0.19;IF(AND(1700*[.$A$4]&lt;[.D75]+[.D76];[.D75]+[.D76]&lt;=4100*[.$A$4]);(([.D75]+[.D76])-1700*[.$A$4])*0.28+166*[.$A$4];(([.D75]+[.D76])-4100*[.$A$4])*0.33+788*[.$A$4]))))" office:value-type="float" office:value="3183201.1" calcext:value-type="float">
            <text:p>$3,183,201</text:p>
          </table:table-cell>
          <table:table-cell table:style-name="ce1" table:formula="of:=+IF(AND(([.E12]+[.E13]+[.E14]+[.E17]+[.E18]+[.E23])*12&lt;1400*[.$A$4];[.E8]&lt;4500*[.$A$4]);0;IF([.E75]+[.E76]&lt;=1090*[.$A$4];0;IF(AND(1090*[.$A$4]&lt;[.E75]+[.E76];[.E75]+[.E76]&lt;=1700*[.$A$4]);(([.E75]+[.E76])-1090*[.$A$4])*0.19;IF(AND(1700*[.$A$4]&lt;[.E75]+[.E76];[.E75]+[.E76]&lt;=4100*[.$A$4]);(([.E75]+[.E76])-1700*[.$A$4])*0.28+166*[.$A$4];(([.E75]+[.E76])-4100*[.$A$4])*0.33+788*[.$A$4]))))" office:value-type="float" office:value="325011776.2" calcext:value-type="float">
            <text:p>$325,011,776</text:p>
          </table:table-cell>
          <table:table-cell table:style-name="ce1" table:formula="of:=+IF(AND((#REF!+#REF!+#REF!+#REF!+#REF!+#REF!)*12&lt;1400*[.$A$4];#REF!&lt;4500*[.$A$4]);0;IF([.F75]+[.F76]&lt;=1090*[.$A$4];0;IF(AND(1090*[.$A$4]&lt;[.F75]+[.F76];[.F75]+[.F76]&lt;=1700*[.$A$4]);(([.F75]+[.F76])-1090*[.$A$4])*0.19;IF(AND(1700*[.$A$4]&lt;[.F75]+[.F76];[.F75]+[.F76]&lt;=4100*[.$A$4]);(([.F75]+[.F76])-1700*[.$A$4])*0.28+166*[.$A$4];(([.F75]+[.F76])-4100*[.$A$4])*0.33+788*[.$A$4]))))" office:value-type="float" office:value="0" calcext:value-type="float">
            <text:p>$0</text:p>
          </table:table-cell>
          <table:table-cell table:style-name="ce1" table:formula="of:=+IF(AND((#REF!+#REF!+#REF!+#REF!+#REF!+#REF!)*12&lt;1400*[.$A$4];#REF!&lt;4500*[.$A$4]);0;IF([.G75]+[.G76]&lt;=1090*[.$A$4];0;IF(AND(1090*[.$A$4]&lt;[.G75]+[.G76];[.G75]+[.G76]&lt;=1700*[.$A$4]);(([.G75]+[.G76])-1090*[.$A$4])*0.19;IF(AND(1700*[.$A$4]&lt;[.G75]+[.G76];[.G75]+[.G76]&lt;=4100*[.$A$4]);(([.G75]+[.G76])-1700*[.$A$4])*0.28+166*[.$A$4];(([.G75]+[.G76])-4100*[.$A$4])*0.33+788*[.$A$4]))))" office:value-type="float" office:value="0" calcext:value-type="float">
            <text:p>$0</text:p>
          </table:table-cell>
          <table:table-cell table:style-name="ce1" table:formula="of:=+IF(AND((#REF!+#REF!+#REF!+#REF!+#REF!+#REF!)*12&lt;1400*[.$A$4];#REF!&lt;4500*[.$A$4]);0;IF([.H75]+[.H76]&lt;=1090*[.$A$4];0;IF(AND(1090*[.$A$4]&lt;[.H75]+[.H76];[.H75]+[.H76]&lt;=1700*[.$A$4]);(([.H75]+[.H76])-1090*[.$A$4])*0.19;IF(AND(1700*[.$A$4]&lt;[.H75]+[.H76];[.H75]+[.H76]&lt;=4100*[.$A$4]);(([.H75]+[.H76])-1700*[.$A$4])*0.28+166*[.$A$4];(([.H75]+[.H76])-4100*[.$A$4])*0.33+788*[.$A$4]))))" office:value-type="float" office:value="0" calcext:value-type="float">
            <text:p>$0</text:p>
          </table:table-cell>
          <table:table-cell table:style-name="ce1" table:formula="of:=+IF(AND((#REF!+#REF!+#REF!+#REF!+#REF!+#REF!)*12&lt;1400*[.$A$4];#REF!&lt;4500*[.$A$4]);0;IF([.I75]+[.I76]&lt;=1090*[.$A$4];0;IF(AND(1090*[.$A$4]&lt;[.I75]+[.I76];[.I75]+[.I76]&lt;=1700*[.$A$4]);(([.I75]+[.I76])-1090*[.$A$4])*0.19;IF(AND(1700*[.$A$4]&lt;[.I75]+[.I76];[.I75]+[.I76]&lt;=4100*[.$A$4]);(([.I75]+[.I76])-1700*[.$A$4])*0.28+166*[.$A$4];(([.I75]+[.I76])-4100*[.$A$4])*0.33+788*[.$A$4]))))" office:value-type="float" office:value="0" calcext:value-type="float">
            <text:p>$0</text:p>
          </table:table-cell>
          <table:table-cell table:style-name="ce1" table:formula="of:=+IF(AND((#REF!+#REF!+#REF!+#REF!+#REF!+#REF!)*12&lt;1400*[.$A$4];#REF!&lt;4500*[.$A$4]);0;IF([.J75]+[.J76]&lt;=1090*[.$A$4];0;IF(AND(1090*[.$A$4]&lt;[.J75]+[.J76];[.J75]+[.J76]&lt;=1700*[.$A$4]);(([.J75]+[.J76])-1090*[.$A$4])*0.19;IF(AND(1700*[.$A$4]&lt;[.J75]+[.J76];[.J75]+[.J76]&lt;=4100*[.$A$4]);(([.J75]+[.J76])-1700*[.$A$4])*0.28+166*[.$A$4];(([.J75]+[.J76])-4100*[.$A$4])*0.33+788*[.$A$4]))))" office:value-type="float" office:value="0" calcext:value-type="float">
            <text:p>$0</text:p>
          </table:table-cell>
          <table:table-cell table:style-name="ce1" table:formula="of:=+IF(AND((#REF!+#REF!+#REF!+#REF!+#REF!+#REF!)*12&lt;1400*[.$A$4];#REF!&lt;4500*[.$A$4]);0;IF([.K75]+[.K76]&lt;=1090*[.$A$4];0;IF(AND(1090*[.$A$4]&lt;[.K75]+[.K76];[.K75]+[.K76]&lt;=1700*[.$A$4]);(([.K75]+[.K76])-1090*[.$A$4])*0.19;IF(AND(1700*[.$A$4]&lt;[.K75]+[.K76];[.K75]+[.K76]&lt;=4100*[.$A$4]);(([.K75]+[.K76])-1700*[.$A$4])*0.28+166*[.$A$4];(([.K75]+[.K76])-4100*[.$A$4])*0.33+788*[.$A$4]))))" office:value-type="float" office:value="0" calcext:value-type="float">
            <text:p>$0</text:p>
          </table:table-cell>
          <table:table-cell table:style-name="ce1" table:formula="of:=+IF(AND((#REF!+#REF!+#REF!+#REF!+#REF!+#REF!)*12&lt;1400*[.$A$4];#REF!&lt;4500*[.$A$4]);0;IF([.L75]+[.L76]&lt;=1090*[.$A$4];0;IF(AND(1090*[.$A$4]&lt;[.L75]+[.L76];[.L75]+[.L76]&lt;=1700*[.$A$4]);(([.L75]+[.L76])-1090*[.$A$4])*0.19;IF(AND(1700*[.$A$4]&lt;[.L75]+[.L76];[.L75]+[.L76]&lt;=4100*[.$A$4]);(([.L75]+[.L76])-1700*[.$A$4])*0.28+166*[.$A$4];(([.L75]+[.L76])-4100*[.$A$4])*0.33+788*[.$A$4]))))" office:value-type="float" office:value="0" calcext:value-type="float">
            <text:p>$0</text:p>
          </table:table-cell>
          <table:table-cell table:style-name="ce1" table:formula="of:=+IF(AND((#REF!+#REF!+#REF!+#REF!+#REF!+#REF!)*12&lt;1400*[.$A$4];#REF!&lt;4500*[.$A$4]);0;IF([.M75]+[.M76]&lt;=1090*[.$A$4];0;IF(AND(1090*[.$A$4]&lt;[.M75]+[.M76];[.M75]+[.M76]&lt;=1700*[.$A$4]);(([.M75]+[.M76])-1090*[.$A$4])*0.19;IF(AND(1700*[.$A$4]&lt;[.M75]+[.M76];[.M75]+[.M76]&lt;=4100*[.$A$4]);(([.M75]+[.M76])-1700*[.$A$4])*0.28+166*[.$A$4];(([.M75]+[.M76])-4100*[.$A$4])*0.33+788*[.$A$4]))))" office:value-type="float" office:value="0" calcext:value-type="float">
            <text:p>$0</text:p>
          </table:table-cell>
          <table:table-cell table:style-name="ce1" table:formula="of:=+IF(AND((#REF!+#REF!+#REF!+#REF!+#REF!+#REF!)*12&lt;1400*[.$A$4];#REF!&lt;4500*[.$A$4]);0;IF([.N75]+[.N76]&lt;=1090*[.$A$4];0;IF(AND(1090*[.$A$4]&lt;[.N75]+[.N76];[.N75]+[.N76]&lt;=1700*[.$A$4]);(([.N75]+[.N76])-1090*[.$A$4])*0.19;IF(AND(1700*[.$A$4]&lt;[.N75]+[.N76];[.N75]+[.N76]&lt;=4100*[.$A$4]);(([.N75]+[.N76])-1700*[.$A$4])*0.28+166*[.$A$4];(([.N75]+[.N76])-4100*[.$A$4])*0.33+788*[.$A$4]))))" office:value-type="float" office:value="0" calcext:value-type="float">
            <text:p>$0</text:p>
          </table:table-cell>
          <table:table-cell table:style-name="ce1" table:formula="of:=+IF(AND((#REF!+#REF!+#REF!+#REF!+#REF!+#REF!)*12&lt;1400*[.$A$4];#REF!&lt;4500*[.$A$4]);0;IF([.O75]+[.O76]&lt;=1090*[.$A$4];0;IF(AND(1090*[.$A$4]&lt;[.O75]+[.O76];[.O75]+[.O76]&lt;=1700*[.$A$4]);(([.O75]+[.O76])-1090*[.$A$4])*0.19;IF(AND(1700*[.$A$4]&lt;[.O75]+[.O76];[.O75]+[.O76]&lt;=4100*[.$A$4]);(([.O75]+[.O76])-1700*[.$A$4])*0.28+166*[.$A$4];(([.O75]+[.O76])-4100*[.$A$4])*0.33+788*[.$A$4]))))" office:value-type="float" office:value="0" calcext:value-type="float">
            <text:p>$0</text:p>
          </table:table-cell>
          <table:table-cell table:style-name="ce1" table:formula="of:=+IF(AND((#REF!+#REF!+#REF!+#REF!+#REF!+#REF!)*12&lt;1400*[.$A$4];#REF!&lt;4500*[.$A$4]);0;IF([.P75]+[.P76]&lt;=1090*[.$A$4];0;IF(AND(1090*[.$A$4]&lt;[.P75]+[.P76];[.P75]+[.P76]&lt;=1700*[.$A$4]);(([.P75]+[.P76])-1090*[.$A$4])*0.19;IF(AND(1700*[.$A$4]&lt;[.P75]+[.P76];[.P75]+[.P76]&lt;=4100*[.$A$4]);(([.P75]+[.P76])-1700*[.$A$4])*0.28+166*[.$A$4];(([.P75]+[.P76])-4100*[.$A$4])*0.33+788*[.$A$4]))))" office:value-type="float" office:value="0" calcext:value-type="float">
            <text:p>$0</text:p>
          </table:table-cell>
          <table:table-cell table:style-name="ce1" table:formula="of:=+IF(AND((#REF!+#REF!+#REF!+#REF!+#REF!+#REF!)*12&lt;1400*[.$A$4];#REF!&lt;4500*[.$A$4]);0;IF([.Q75]+[.Q76]&lt;=1090*[.$A$4];0;IF(AND(1090*[.$A$4]&lt;[.Q75]+[.Q76];[.Q75]+[.Q76]&lt;=1700*[.$A$4]);(([.Q75]+[.Q76])-1090*[.$A$4])*0.19;IF(AND(1700*[.$A$4]&lt;[.Q75]+[.Q76];[.Q75]+[.Q76]&lt;=4100*[.$A$4]);(([.Q75]+[.Q76])-1700*[.$A$4])*0.28+166*[.$A$4];(([.Q75]+[.Q76])-4100*[.$A$4])*0.33+788*[.$A$4]))))" office:value-type="float" office:value="0" calcext:value-type="float">
            <text:p>$0</text:p>
          </table:table-cell>
          <table:table-cell table:style-name="ce1" table:formula="of:=+IF(AND((#REF!+#REF!+#REF!+#REF!+#REF!+#REF!)*12&lt;1400*[.$A$4];#REF!&lt;4500*[.$A$4]);0;IF([.R75]+[.R76]&lt;=1090*[.$A$4];0;IF(AND(1090*[.$A$4]&lt;[.R75]+[.R76];[.R75]+[.R76]&lt;=1700*[.$A$4]);(([.R75]+[.R76])-1090*[.$A$4])*0.19;IF(AND(1700*[.$A$4]&lt;[.R75]+[.R76];[.R75]+[.R76]&lt;=4100*[.$A$4]);(([.R75]+[.R76])-1700*[.$A$4])*0.28+166*[.$A$4];(([.R75]+[.R76])-4100*[.$A$4])*0.33+788*[.$A$4]))))" office:value-type="float" office:value="1105337.46610219" calcext:value-type="float">
            <text:p>$1,105,337</text:p>
          </table:table-cell>
          <table:table-cell table:style-name="ce1" table:formula="of:=+IF(AND((#REF!+#REF!+#REF!+#REF!+#REF!+#REF!)*12&lt;1400*[.$A$4];#REF!&lt;4500*[.$A$4]);0;IF([.S75]+[.S76]&lt;=1090*[.$A$4];0;IF(AND(1090*[.$A$4]&lt;[.S75]+[.S76];[.S75]+[.S76]&lt;=1700*[.$A$4]);(([.S75]+[.S76])-1090*[.$A$4])*0.19;IF(AND(1700*[.$A$4]&lt;[.S75]+[.S76];[.S75]+[.S76]&lt;=4100*[.$A$4]);(([.S75]+[.S76])-1700*[.$A$4])*0.28+166*[.$A$4];(([.S75]+[.S76])-4100*[.$A$4])*0.33+788*[.$A$4]))))" office:value-type="float" office:value="0" calcext:value-type="float">
            <text:p>$0</text:p>
          </table:table-cell>
          <table:table-cell table:style-name="ce1" table:number-columns-repeated="2"/>
          <table:table-cell table:style-name="ce1" table:formula="of:=+IF(AND(([.V12]+[.V13]+[.V14]+[.V17]+[.V18]+[.V23])*12&lt;1400*[.$A$4];[.V8]&lt;4500*[.$A$4]);0;IF([.V75]+[.V76]&lt;=1090*[.$A$4];0;IF(AND(1090*[.$A$4]&lt;[.V75]+[.V76];[.V75]+[.V76]&lt;=1700*[.$A$4]);(([.V75]+[.V76])-1090*[.$A$4])*0.19;IF(AND(1700*[.$A$4]&lt;[.V75]+[.V76];[.V75]+[.V76]&lt;=4100*[.$A$4]);(([.V75]+[.V76])-1700*[.$A$4])*0.28+166*[.$A$4];(([.V75]+[.V76])-4100*[.$A$4])*0.33+788*[.$A$4]))))" office:value-type="float" office:value="20899340.3392958" calcext:value-type="float">
            <text:p>$20,899,340</text:p>
          </table:table-cell>
          <table:table-cell table:style-name="ce1"/>
          <table:table-cell table:style-name="ce1" table:formula="of:=+IF(AND((#REF!+#REF!+#REF!+#REF!+#REF!+#REF!)*12&lt;1400*[.$A$4];#REF!&lt;4500*[.$A$4]);0;IF([.X75]+[.X76]&lt;=1090*[.$A$4];0;IF(AND(1090*[.$A$4]&lt;[.X75]+[.X76];[.X75]+[.X76]&lt;=1700*[.$A$4]);(([.X75]+[.X76])-1090*[.$A$4])*0.19;IF(AND(1700*[.$A$4]&lt;[.X75]+[.X76];[.X75]+[.X76]&lt;=4100*[.$A$4]);(([.X75]+[.X76])-1700*[.$A$4])*0.28+166*[.$A$4];(([.X75]+[.X76])-4100*[.$A$4])*0.33+788*[.$A$4]))))" office:value-type="float" office:value="58572042.125398" calcext:value-type="float">
            <text:p>$58,572,042</text:p>
          </table:table-cell>
          <table:table-cell table:style-name="ce1" table:formula="of:=+IF(AND((#REF!+#REF!+#REF!+#REF!+#REF!+#REF!)*12&lt;1400*[.$A$4];#REF!&lt;4500*[.$A$4]);0;IF([.Y75]+[.Y76]&lt;=1090*[.$A$4];0;IF(AND(1090*[.$A$4]&lt;[.Y75]+[.Y76];[.Y75]+[.Y76]&lt;=1700*[.$A$4]);(([.Y75]+[.Y76])-1090*[.$A$4])*0.19;IF(AND(1700*[.$A$4]&lt;[.Y75]+[.Y76];[.Y75]+[.Y76]&lt;=4100*[.$A$4]);(([.Y75]+[.Y76])-1700*[.$A$4])*0.28+166*[.$A$4];(([.Y75]+[.Y76])-4100*[.$A$4])*0.33+788*[.$A$4]))))" office:value-type="float" office:value="70942532.157628" calcext:value-type="float">
            <text:p>$70,942,532</text:p>
          </table:table-cell>
          <table:table-cell table:style-name="ce1" table:formula="of:=+IF(AND((#REF!+#REF!+#REF!+#REF!+#REF!+#REF!)*12&lt;1400*[.$A$4];#REF!&lt;4500*[.$A$4]);0;IF([.Z75]+[.Z76]&lt;=1090*[.$A$4];0;IF(AND(1090*[.$A$4]&lt;[.Z75]+[.Z76];[.Z75]+[.Z76]&lt;=1700*[.$A$4]);(([.Z75]+[.Z76])-1090*[.$A$4])*0.19;IF(AND(1700*[.$A$4]&lt;[.Z75]+[.Z76];[.Z75]+[.Z76]&lt;=4100*[.$A$4]);(([.Z75]+[.Z76])-1700*[.$A$4])*0.28+166*[.$A$4];(([.Z75]+[.Z76])-4100*[.$A$4])*0.33+788*[.$A$4]))))" office:value-type="float" office:value="0" calcext:value-type="float">
            <text:p>$0</text:p>
          </table:table-cell>
          <table:table-cell table:style-name="ce1" table:formula="of:=+IF(AND((#REF!+#REF!+#REF!+#REF!+#REF!+#REF!)*12&lt;1400*[.$A$4];#REF!&lt;4500*[.$A$4]);0;IF([.AA75]+[.AA76]&lt;=1090*[.$A$4];0;IF(AND(1090*[.$A$4]&lt;[.AA75]+[.AA76];[.AA75]+[.AA76]&lt;=1700*[.$A$4]);(([.AA75]+[.AA76])-1090*[.$A$4])*0.19;IF(AND(1700*[.$A$4]&lt;[.AA75]+[.AA76];[.AA75]+[.AA76]&lt;=4100*[.$A$4]);(([.AA75]+[.AA76])-1700*[.$A$4])*0.28+166*[.$A$4];(([.AA75]+[.AA76])-4100*[.$A$4])*0.33+788*[.$A$4]))))" office:value-type="float" office:value="0" calcext:value-type="float">
            <text:p>$0</text:p>
          </table:table-cell>
          <table:table-cell table:style-name="ce1" table:formula="of:=+IF(AND((#REF!+#REF!+#REF!+#REF!+#REF!+#REF!)*12&lt;1400*[.$A$4];#REF!&lt;4500*[.$A$4]);0;IF([.AB75]+[.AB76]&lt;=1090*[.$A$4];0;IF(AND(1090*[.$A$4]&lt;[.AB75]+[.AB76];[.AB75]+[.AB76]&lt;=1700*[.$A$4]);(([.AB75]+[.AB76])-1090*[.$A$4])*0.19;IF(AND(1700*[.$A$4]&lt;[.AB75]+[.AB76];[.AB75]+[.AB76]&lt;=4100*[.$A$4]);(([.AB75]+[.AB76])-1700*[.$A$4])*0.28+166*[.$A$4];(([.AB75]+[.AB76])-4100*[.$A$4])*0.33+788*[.$A$4]))))" office:value-type="float" office:value="0" calcext:value-type="float">
            <text:p>$0</text:p>
          </table:table-cell>
          <table:table-cell table:style-name="ce1" table:formula="of:=+IF(AND((#REF!+#REF!+#REF!+#REF!+#REF!+#REF!)*12&lt;1400*[.$A$4];#REF!&lt;4500*[.$A$4]);0;IF([.AC75]+[.AC76]&lt;=1090*[.$A$4];0;IF(AND(1090*[.$A$4]&lt;[.AC75]+[.AC76];[.AC75]+[.AC76]&lt;=1700*[.$A$4]);(([.AC75]+[.AC76])-1090*[.$A$4])*0.19;IF(AND(1700*[.$A$4]&lt;[.AC75]+[.AC76];[.AC75]+[.AC76]&lt;=4100*[.$A$4]);(([.AC75]+[.AC76])-1700*[.$A$4])*0.28+166*[.$A$4];(([.AC75]+[.AC76])-4100*[.$A$4])*0.33+788*[.$A$4]))))" office:value-type="float" office:value="0" calcext:value-type="float">
            <text:p>$0</text:p>
          </table:table-cell>
          <table:table-cell table:style-name="ce1" table:formula="of:=+IF(AND((#REF!+#REF!+#REF!+#REF!+#REF!+#REF!)*12&lt;1400*[.$A$4];#REF!&lt;4500*[.$A$4]);0;IF([.AD75]+[.AD76]&lt;=1090*[.$A$4];0;IF(AND(1090*[.$A$4]&lt;[.AD75]+[.AD76];[.AD75]+[.AD76]&lt;=1700*[.$A$4]);(([.AD75]+[.AD76])-1090*[.$A$4])*0.19;IF(AND(1700*[.$A$4]&lt;[.AD75]+[.AD76];[.AD75]+[.AD76]&lt;=4100*[.$A$4]);(([.AD75]+[.AD76])-1700*[.$A$4])*0.28+166*[.$A$4];(([.AD75]+[.AD76])-4100*[.$A$4])*0.33+788*[.$A$4]))))" office:value-type="float" office:value="0" calcext:value-type="float">
            <text:p>$0</text:p>
          </table:table-cell>
          <table:table-cell table:style-name="ce1" table:formula="of:=+IF(AND((#REF!+#REF!+#REF!+#REF!+#REF!+#REF!)*12&lt;1400*[.$A$4];#REF!&lt;4500*[.$A$4]);0;IF([.AE75]+[.AE76]&lt;=1090*[.$A$4];0;IF(AND(1090*[.$A$4]&lt;[.AE75]+[.AE76];[.AE75]+[.AE76]&lt;=1700*[.$A$4]);(([.AE75]+[.AE76])-1090*[.$A$4])*0.19;IF(AND(1700*[.$A$4]&lt;[.AE75]+[.AE76];[.AE75]+[.AE76]&lt;=4100*[.$A$4]);(([.AE75]+[.AE76])-1700*[.$A$4])*0.28+166*[.$A$4];(([.AE75]+[.AE76])-4100*[.$A$4])*0.33+788*[.$A$4]))))" office:value-type="float" office:value="0" calcext:value-type="float">
            <text:p>$0</text:p>
          </table:table-cell>
          <table:table-cell table:style-name="ce1" table:formula="of:=+IF(AND((#REF!+#REF!+#REF!+#REF!+#REF!+#REF!)*12&lt;1400*[.$A$4];#REF!&lt;4500*[.$A$4]);0;IF([.AF75]+[.AF76]&lt;=1090*[.$A$4];0;IF(AND(1090*[.$A$4]&lt;[.AF75]+[.AF76];[.AF75]+[.AF76]&lt;=1700*[.$A$4]);(([.AF75]+[.AF76])-1090*[.$A$4])*0.19;IF(AND(1700*[.$A$4]&lt;[.AF75]+[.AF76];[.AF75]+[.AF76]&lt;=4100*[.$A$4]);(([.AF75]+[.AF76])-1700*[.$A$4])*0.28+166*[.$A$4];(([.AF75]+[.AF76])-4100*[.$A$4])*0.33+788*[.$A$4]))))" office:value-type="float" office:value="0" calcext:value-type="float">
            <text:p>$0</text:p>
          </table:table-cell>
          <table:table-cell table:style-name="ce1" table:formula="of:=+IF(AND((#REF!+#REF!+#REF!+#REF!+#REF!+#REF!)*12&lt;1400*[.$A$4];#REF!&lt;4500*[.$A$4]);0;IF([.AG75]+[.AG76]&lt;=1090*[.$A$4];0;IF(AND(1090*[.$A$4]&lt;[.AG75]+[.AG76];[.AG75]+[.AG76]&lt;=1700*[.$A$4]);(([.AG75]+[.AG76])-1090*[.$A$4])*0.19;IF(AND(1700*[.$A$4]&lt;[.AG75]+[.AG76];[.AG75]+[.AG76]&lt;=4100*[.$A$4]);(([.AG75]+[.AG76])-1700*[.$A$4])*0.28+166*[.$A$4];(([.AG75]+[.AG76])-4100*[.$A$4])*0.33+788*[.$A$4]))))" office:value-type="float" office:value="0" calcext:value-type="float">
            <text:p>$0</text:p>
          </table:table-cell>
          <table:table-cell table:style-name="ce1" table:formula="of:=+IF(AND((#REF!+#REF!+#REF!+#REF!+#REF!+#REF!)*12&lt;1400*[.$A$4];#REF!&lt;4500*[.$A$4]);0;IF([.AH75]+[.AH76]&lt;=1090*[.$A$4];0;IF(AND(1090*[.$A$4]&lt;[.AH75]+[.AH76];[.AH75]+[.AH76]&lt;=1700*[.$A$4]);(([.AH75]+[.AH76])-1090*[.$A$4])*0.19;IF(AND(1700*[.$A$4]&lt;[.AH75]+[.AH76];[.AH75]+[.AH76]&lt;=4100*[.$A$4]);(([.AH75]+[.AH76])-1700*[.$A$4])*0.28+166*[.$A$4];(([.AH75]+[.AH76])-4100*[.$A$4])*0.33+788*[.$A$4]))))" office:value-type="float" office:value="0" calcext:value-type="float">
            <text:p>$0</text:p>
          </table:table-cell>
          <table:table-cell table:style-name="ce1" table:formula="of:=+IF(AND((#REF!+#REF!+#REF!+#REF!+#REF!+#REF!)*12&lt;1400*[.$A$4];#REF!&lt;4500*[.$A$4]);0;IF([.AI75]+[.AI76]&lt;=1090*[.$A$4];0;IF(AND(1090*[.$A$4]&lt;[.AI75]+[.AI76];[.AI75]+[.AI76]&lt;=1700*[.$A$4]);(([.AI75]+[.AI76])-1090*[.$A$4])*0.19;IF(AND(1700*[.$A$4]&lt;[.AI75]+[.AI76];[.AI75]+[.AI76]&lt;=4100*[.$A$4]);(([.AI75]+[.AI76])-1700*[.$A$4])*0.28+166*[.$A$4];(([.AI75]+[.AI76])-4100*[.$A$4])*0.33+788*[.$A$4]))))" office:value-type="float" office:value="0" calcext:value-type="float">
            <text:p>$0</text:p>
          </table:table-cell>
          <table:table-cell table:style-name="ce1" table:formula="of:=+IF(AND((#REF!+#REF!+#REF!+#REF!+#REF!+#REF!)*12&lt;1400*[.$A$4];#REF!&lt;4500*[.$A$4]);0;IF([.AJ75]+[.AJ76]&lt;=1090*[.$A$4];0;IF(AND(1090*[.$A$4]&lt;[.AJ75]+[.AJ76];[.AJ75]+[.AJ76]&lt;=1700*[.$A$4]);(([.AJ75]+[.AJ76])-1090*[.$A$4])*0.19;IF(AND(1700*[.$A$4]&lt;[.AJ75]+[.AJ76];[.AJ75]+[.AJ76]&lt;=4100*[.$A$4]);(([.AJ75]+[.AJ76])-1700*[.$A$4])*0.28+166*[.$A$4];(([.AJ75]+[.AJ76])-4100*[.$A$4])*0.33+788*[.$A$4]))))" office:value-type="float" office:value="1129149.1" calcext:value-type="float">
            <text:p>$1,129,149</text:p>
          </table:table-cell>
          <table:table-cell table:number-columns-repeated="988"/>
        </table:table-row>
        <table:table-row table:style-name="ro3">
          <table:table-cell table:style-name="ce3" office:value-type="string" calcext:value-type="string">
            <text:p>impuesto renta capital y no laboral</text:p>
          </table:table-cell>
          <table:table-cell table:style-name="ce4" office:value-type="string" calcext:value-type="string">
            <text:p>know these</text:p>
          </table:table-cell>
          <table:table-cell table:style-name="ce1" table:formula="of:=+IF(AND(([.C12]+[.C13]+[.C14]+[.C17]+[.C18]+[.C23])*12&lt;1400*[.$A$4];[.C8]&lt;4500*[.$A$4]);0;IF([.C77]+[.C78]&lt;=600*[.$A$4];0;IF(AND(600*[.$A$4]&lt;[.C77]+[.C78];[.C77]+[.C78]&lt;=1000*[.$A$4]);(([.C77]+[.C78])-600*[.$A$4])*0.1;IF(AND(1000*[.$A$4]&lt;[.C77]+[.C78];[.C77]+[.C78]&lt;=2000*[.$A$4]);(([.C77]+[.C78])-1000*[.$A$4])*0.2+40*[.$A$4]; IF( AND(2000*[.$A$4]&lt;[.C77]+[.C78];[.C77]+[.C78]&lt;=3000*[.$A$4]); (([.C77]+[.C78])-2000*[.$A$4])*0.3+240*[.$A$4];IF( AND(3000*[.$A$4]&lt;[.C77]+[.C78];[.C77]+[.C78]&lt;=4000*[.$A$4]);(([.C77]+[.C78])-3000*[.$A$4])*0.33+540*[.$A$4]; (([.C77]+[.C78])-4000*[.$A$4])*0.35+870*[.$A$4]))))))" office:value-type="float" office:value="21303450" calcext:value-type="float">
            <text:p>$21,303,450</text:p>
          </table:table-cell>
          <table:table-cell table:style-name="ce1" table:formula="of:=+IF(AND(([.D12]+[.D13]+[.D14]+[.D17]+[.D18]+[.D23])*12&lt;1400*[.$A$4];[.D8]&lt;4500*[.$A$4]);0;IF([.D77]+[.D78]&lt;=600*[.$A$4];0;IF(AND(600*[.$A$4]&lt;[.D77]+[.D78];[.D77]+[.D78]&lt;=1000*[.$A$4]);(([.D77]+[.D78])-600*[.$A$4])*0.1;IF(AND(1000*[.$A$4]&lt;[.D77]+[.D78];[.D77]+[.D78]&lt;=2000*[.$A$4]);(([.D77]+[.D78])-1000*[.$A$4])*0.2+40*[.$A$4]; IF( AND(2000*[.$A$4]&lt;[.D77]+[.D78];[.D77]+[.D78]&lt;=3000*[.$A$4]); (([.D77]+[.D78])-2000*[.$A$4])*0.3+240*[.$A$4];IF( AND(3000*[.$A$4]&lt;[.D77]+[.D78];[.D77]+[.D78]&lt;=4000*[.$A$4]);(([.D77]+[.D78])-3000*[.$A$4])*0.33+540*[.$A$4]; (([.D77]+[.D78])-4000*[.$A$4])*0.35+870*[.$A$4]))))))" office:value-type="float" office:value="0" calcext:value-type="float">
            <text:p>$0</text:p>
          </table:table-cell>
          <table:table-cell table:style-name="ce1" table:formula="of:=+IF(AND(([.E12]+[.E13]+[.E14]+[.E17]+[.E18]+[.E23])*12&lt;1400*[.$A$4];[.E8]&lt;4500*[.$A$4]);0;IF([.E77]+[.E78]&lt;=600*[.$A$4];0;IF(AND(600*[.$A$4]&lt;[.E77]+[.E78];[.E77]+[.E78]&lt;=1000*[.$A$4]);(([.E77]+[.E78])-600*[.$A$4])*0.1;IF(AND(1000*[.$A$4]&lt;[.E77]+[.E78];[.E77]+[.E78]&lt;=2000*[.$A$4]);(([.E77]+[.E78])-1000*[.$A$4])*0.2+40*[.$A$4]; IF( AND(2000*[.$A$4]&lt;[.E77]+[.E78];[.E77]+[.E78]&lt;=3000*[.$A$4]); (([.E77]+[.E78])-2000*[.$A$4])*0.3+240*[.$A$4];IF( AND(3000*[.$A$4]&lt;[.E77]+[.E78];[.E77]+[.E78]&lt;=4000*[.$A$4]);(([.E77]+[.E78])-3000*[.$A$4])*0.33+540*[.$A$4]; (([.E77]+[.E78])-4000*[.$A$4])*0.35+870*[.$A$4]))))))" office:value-type="float" office:value="0" calcext:value-type="float">
            <text:p>$0</text:p>
          </table:table-cell>
          <table:table-cell table:style-name="ce1" table:formula="of:=+IF(AND((#REF!+#REF!+#REF!+#REF!+#REF!+#REF!)*12&lt;1400*[.$A$4];#REF!&lt;4500*[.$A$4]);0;IF([.F77]+[.F78]&lt;=600*[.$A$4];0;IF(AND(600*[.$A$4]&lt;[.F77]+[.F78];[.F77]+[.F78]&lt;=1000*[.$A$4]);(([.F77]+[.F78])-600*[.$A$4])*0.1;IF(AND(1000*[.$A$4]&lt;[.F77]+[.F78];[.F77]+[.F78]&lt;=2000*[.$A$4]);(([.F77]+[.F78])-1000*[.$A$4])*0.2+40*[.$A$4]; IF( AND(2000*[.$A$4]&lt;[.F77]+[.F78];[.F77]+[.F78]&lt;=3000*[.$A$4]); (([.F77]+[.F78])-2000*[.$A$4])*0.3+240*[.$A$4];IF( AND(3000*[.$A$4]&lt;[.F77]+[.F78];[.F77]+[.F78]&lt;=4000*[.$A$4]);(([.F77]+[.F78])-3000*[.$A$4])*0.33+540*[.$A$4]; (([.F77]+[.F78])-4000*[.$A$4])*0.35+870*[.$A$4]))))))" office:value-type="float" office:value="0" calcext:value-type="float">
            <text:p>$0</text:p>
          </table:table-cell>
          <table:table-cell table:style-name="ce1" table:formula="of:=+IF(AND((#REF!+#REF!+#REF!+#REF!+#REF!+#REF!)*12&lt;1400*[.$A$4];#REF!&lt;4500*[.$A$4]);0;IF([.G77]+[.G78]&lt;=600*[.$A$4];0;IF(AND(600*[.$A$4]&lt;[.G77]+[.G78];[.G77]+[.G78]&lt;=1000*[.$A$4]);(([.G77]+[.G78])-600*[.$A$4])*0.1;IF(AND(1000*[.$A$4]&lt;[.G77]+[.G78];[.G77]+[.G78]&lt;=2000*[.$A$4]);(([.G77]+[.G78])-1000*[.$A$4])*0.2+40*[.$A$4]; IF( AND(2000*[.$A$4]&lt;[.G77]+[.G78];[.G77]+[.G78]&lt;=3000*[.$A$4]); (([.G77]+[.G78])-2000*[.$A$4])*0.3+240*[.$A$4];IF( AND(3000*[.$A$4]&lt;[.G77]+[.G78];[.G77]+[.G78]&lt;=4000*[.$A$4]);(([.G77]+[.G78])-3000*[.$A$4])*0.33+540*[.$A$4]; (([.G77]+[.G78])-4000*[.$A$4])*0.35+870*[.$A$4]))))))" office:value-type="float" office:value="0" calcext:value-type="float">
            <text:p>$0</text:p>
          </table:table-cell>
          <table:table-cell table:style-name="ce1" table:formula="of:=+IF(AND((#REF!+#REF!+#REF!+#REF!+#REF!+#REF!)*12&lt;1400*[.$A$4];#REF!&lt;4500*[.$A$4]);0;IF([.H77]+[.H78]&lt;=600*[.$A$4];0;IF(AND(600*[.$A$4]&lt;[.H77]+[.H78];[.H77]+[.H78]&lt;=1000*[.$A$4]);(([.H77]+[.H78])-600*[.$A$4])*0.1;IF(AND(1000*[.$A$4]&lt;[.H77]+[.H78];[.H77]+[.H78]&lt;=2000*[.$A$4]);(([.H77]+[.H78])-1000*[.$A$4])*0.2+40*[.$A$4]; IF( AND(2000*[.$A$4]&lt;[.H77]+[.H78];[.H77]+[.H78]&lt;=3000*[.$A$4]); (([.H77]+[.H78])-2000*[.$A$4])*0.3+240*[.$A$4];IF( AND(3000*[.$A$4]&lt;[.H77]+[.H78];[.H77]+[.H78]&lt;=4000*[.$A$4]);(([.H77]+[.H78])-3000*[.$A$4])*0.33+540*[.$A$4]; (([.H77]+[.H78])-4000*[.$A$4])*0.35+870*[.$A$4]))))))" office:value-type="float" office:value="0" calcext:value-type="float">
            <text:p>$0</text:p>
          </table:table-cell>
          <table:table-cell table:style-name="ce1" table:formula="of:=+IF(AND((#REF!+#REF!+#REF!+#REF!+#REF!+#REF!)*12&lt;1400*[.$A$4];#REF!&lt;4500*[.$A$4]);0;IF([.I77]+[.I78]&lt;=600*[.$A$4];0;IF(AND(600*[.$A$4]&lt;[.I77]+[.I78];[.I77]+[.I78]&lt;=1000*[.$A$4]);(([.I77]+[.I78])-600*[.$A$4])*0.1;IF(AND(1000*[.$A$4]&lt;[.I77]+[.I78];[.I77]+[.I78]&lt;=2000*[.$A$4]);(([.I77]+[.I78])-1000*[.$A$4])*0.2+40*[.$A$4]; IF( AND(2000*[.$A$4]&lt;[.I77]+[.I78];[.I77]+[.I78]&lt;=3000*[.$A$4]); (([.I77]+[.I78])-2000*[.$A$4])*0.3+240*[.$A$4];IF( AND(3000*[.$A$4]&lt;[.I77]+[.I78];[.I77]+[.I78]&lt;=4000*[.$A$4]);(([.I77]+[.I78])-3000*[.$A$4])*0.33+540*[.$A$4]; (([.I77]+[.I78])-4000*[.$A$4])*0.35+870*[.$A$4]))))))" office:value-type="float" office:value="0" calcext:value-type="float">
            <text:p>$0</text:p>
          </table:table-cell>
          <table:table-cell table:style-name="ce1" table:formula="of:=+IF(AND((#REF!+#REF!+#REF!+#REF!+#REF!+#REF!)*12&lt;1400*[.$A$4];#REF!&lt;4500*[.$A$4]);0;IF([.J77]+[.J78]&lt;=600*[.$A$4];0;IF(AND(600*[.$A$4]&lt;[.J77]+[.J78];[.J77]+[.J78]&lt;=1000*[.$A$4]);(([.J77]+[.J78])-600*[.$A$4])*0.1;IF(AND(1000*[.$A$4]&lt;[.J77]+[.J78];[.J77]+[.J78]&lt;=2000*[.$A$4]);(([.J77]+[.J78])-1000*[.$A$4])*0.2+40*[.$A$4]; IF( AND(2000*[.$A$4]&lt;[.J77]+[.J78];[.J77]+[.J78]&lt;=3000*[.$A$4]); (([.J77]+[.J78])-2000*[.$A$4])*0.3+240*[.$A$4];IF( AND(3000*[.$A$4]&lt;[.J77]+[.J78];[.J77]+[.J78]&lt;=4000*[.$A$4]);(([.J77]+[.J78])-3000*[.$A$4])*0.33+540*[.$A$4]; (([.J77]+[.J78])-4000*[.$A$4])*0.35+870*[.$A$4]))))))" office:value-type="float" office:value="0" calcext:value-type="float">
            <text:p>$0</text:p>
          </table:table-cell>
          <table:table-cell table:style-name="ce1" table:formula="of:=+IF(AND((#REF!+#REF!+#REF!+#REF!+#REF!+#REF!)*12&lt;1400*[.$A$4];#REF!&lt;4500*[.$A$4]);0;IF([.K77]+[.K78]&lt;=600*[.$A$4];0;IF(AND(600*[.$A$4]&lt;[.K77]+[.K78];[.K77]+[.K78]&lt;=1000*[.$A$4]);(([.K77]+[.K78])-600*[.$A$4])*0.1;IF(AND(1000*[.$A$4]&lt;[.K77]+[.K78];[.K77]+[.K78]&lt;=2000*[.$A$4]);(([.K77]+[.K78])-1000*[.$A$4])*0.2+40*[.$A$4]; IF( AND(2000*[.$A$4]&lt;[.K77]+[.K78];[.K77]+[.K78]&lt;=3000*[.$A$4]); (([.K77]+[.K78])-2000*[.$A$4])*0.3+240*[.$A$4];IF( AND(3000*[.$A$4]&lt;[.K77]+[.K78];[.K77]+[.K78]&lt;=4000*[.$A$4]);(([.K77]+[.K78])-3000*[.$A$4])*0.33+540*[.$A$4]; (([.K77]+[.K78])-4000*[.$A$4])*0.35+870*[.$A$4]))))))" office:value-type="float" office:value="0" calcext:value-type="float">
            <text:p>$0</text:p>
          </table:table-cell>
          <table:table-cell table:style-name="ce1" table:formula="of:=+IF(AND((#REF!+#REF!+#REF!+#REF!+#REF!+#REF!)*12&lt;1400*[.$A$4];#REF!&lt;4500*[.$A$4]);0;IF([.L77]+[.L78]&lt;=600*[.$A$4];0;IF(AND(600*[.$A$4]&lt;[.L77]+[.L78];[.L77]+[.L78]&lt;=1000*[.$A$4]);(([.L77]+[.L78])-600*[.$A$4])*0.1;IF(AND(1000*[.$A$4]&lt;[.L77]+[.L78];[.L77]+[.L78]&lt;=2000*[.$A$4]);(([.L77]+[.L78])-1000*[.$A$4])*0.2+40*[.$A$4]; IF( AND(2000*[.$A$4]&lt;[.L77]+[.L78];[.L77]+[.L78]&lt;=3000*[.$A$4]); (([.L77]+[.L78])-2000*[.$A$4])*0.3+240*[.$A$4];IF( AND(3000*[.$A$4]&lt;[.L77]+[.L78];[.L77]+[.L78]&lt;=4000*[.$A$4]);(([.L77]+[.L78])-3000*[.$A$4])*0.33+540*[.$A$4]; (([.L77]+[.L78])-4000*[.$A$4])*0.35+870*[.$A$4]))))))" office:value-type="float" office:value="0" calcext:value-type="float">
            <text:p>$0</text:p>
          </table:table-cell>
          <table:table-cell table:style-name="ce1" table:formula="of:=+IF(AND((#REF!+#REF!+#REF!+#REF!+#REF!+#REF!)*12&lt;1400*[.$A$4];#REF!&lt;4500*[.$A$4]);0;IF([.M77]+[.M78]&lt;=600*[.$A$4];0;IF(AND(600*[.$A$4]&lt;[.M77]+[.M78];[.M77]+[.M78]&lt;=1000*[.$A$4]);(([.M77]+[.M78])-600*[.$A$4])*0.1;IF(AND(1000*[.$A$4]&lt;[.M77]+[.M78];[.M77]+[.M78]&lt;=2000*[.$A$4]);(([.M77]+[.M78])-1000*[.$A$4])*0.2+40*[.$A$4]; IF( AND(2000*[.$A$4]&lt;[.M77]+[.M78];[.M77]+[.M78]&lt;=3000*[.$A$4]); (([.M77]+[.M78])-2000*[.$A$4])*0.3+240*[.$A$4];IF( AND(3000*[.$A$4]&lt;[.M77]+[.M78];[.M77]+[.M78]&lt;=4000*[.$A$4]);(([.M77]+[.M78])-3000*[.$A$4])*0.33+540*[.$A$4]; (([.M77]+[.M78])-4000*[.$A$4])*0.35+870*[.$A$4]))))))" office:value-type="float" office:value="0" calcext:value-type="float">
            <text:p>$0</text:p>
          </table:table-cell>
          <table:table-cell table:style-name="ce1" table:formula="of:=+IF(AND((#REF!+#REF!+#REF!+#REF!+#REF!+#REF!)*12&lt;1400*[.$A$4];#REF!&lt;4500*[.$A$4]);0;IF([.N77]+[.N78]&lt;=600*[.$A$4];0;IF(AND(600*[.$A$4]&lt;[.N77]+[.N78];[.N77]+[.N78]&lt;=1000*[.$A$4]);(([.N77]+[.N78])-600*[.$A$4])*0.1;IF(AND(1000*[.$A$4]&lt;[.N77]+[.N78];[.N77]+[.N78]&lt;=2000*[.$A$4]);(([.N77]+[.N78])-1000*[.$A$4])*0.2+40*[.$A$4]; IF( AND(2000*[.$A$4]&lt;[.N77]+[.N78];[.N77]+[.N78]&lt;=3000*[.$A$4]); (([.N77]+[.N78])-2000*[.$A$4])*0.3+240*[.$A$4];IF( AND(3000*[.$A$4]&lt;[.N77]+[.N78];[.N77]+[.N78]&lt;=4000*[.$A$4]);(([.N77]+[.N78])-3000*[.$A$4])*0.33+540*[.$A$4]; (([.N77]+[.N78])-4000*[.$A$4])*0.35+870*[.$A$4]))))))" office:value-type="float" office:value="0" calcext:value-type="float">
            <text:p>$0</text:p>
          </table:table-cell>
          <table:table-cell table:style-name="ce1" table:formula="of:=+IF(AND((#REF!+#REF!+#REF!+#REF!+#REF!+#REF!)*12&lt;1400*[.$A$4];#REF!&lt;4500*[.$A$4]);0;IF([.O77]+[.O78]&lt;=600*[.$A$4];0;IF(AND(600*[.$A$4]&lt;[.O77]+[.O78];[.O77]+[.O78]&lt;=1000*[.$A$4]);(([.O77]+[.O78])-600*[.$A$4])*0.1;IF(AND(1000*[.$A$4]&lt;[.O77]+[.O78];[.O77]+[.O78]&lt;=2000*[.$A$4]);(([.O77]+[.O78])-1000*[.$A$4])*0.2+40*[.$A$4]; IF( AND(2000*[.$A$4]&lt;[.O77]+[.O78];[.O77]+[.O78]&lt;=3000*[.$A$4]); (([.O77]+[.O78])-2000*[.$A$4])*0.3+240*[.$A$4];IF( AND(3000*[.$A$4]&lt;[.O77]+[.O78];[.O77]+[.O78]&lt;=4000*[.$A$4]);(([.O77]+[.O78])-3000*[.$A$4])*0.33+540*[.$A$4]; (([.O77]+[.O78])-4000*[.$A$4])*0.35+870*[.$A$4]))))))" office:value-type="float" office:value="0" calcext:value-type="float">
            <text:p>$0</text:p>
          </table:table-cell>
          <table:table-cell table:style-name="ce1" table:formula="of:=+IF(AND((#REF!+#REF!+#REF!+#REF!+#REF!+#REF!)*12&lt;1400*[.$A$4];#REF!&lt;4500*[.$A$4]);0;IF([.P77]+[.P78]&lt;=600*[.$A$4];0;IF(AND(600*[.$A$4]&lt;[.P77]+[.P78];[.P77]+[.P78]&lt;=1000*[.$A$4]);(([.P77]+[.P78])-600*[.$A$4])*0.1;IF(AND(1000*[.$A$4]&lt;[.P77]+[.P78];[.P77]+[.P78]&lt;=2000*[.$A$4]);(([.P77]+[.P78])-1000*[.$A$4])*0.2+40*[.$A$4]; IF( AND(2000*[.$A$4]&lt;[.P77]+[.P78];[.P77]+[.P78]&lt;=3000*[.$A$4]); (([.P77]+[.P78])-2000*[.$A$4])*0.3+240*[.$A$4];IF( AND(3000*[.$A$4]&lt;[.P77]+[.P78];[.P77]+[.P78]&lt;=4000*[.$A$4]);(([.P77]+[.P78])-3000*[.$A$4])*0.33+540*[.$A$4]; (([.P77]+[.P78])-4000*[.$A$4])*0.35+870*[.$A$4]))))))" office:value-type="float" office:value="0" calcext:value-type="float">
            <text:p>$0</text:p>
          </table:table-cell>
          <table:table-cell table:style-name="ce1" table:formula="of:=+IF(AND((#REF!+#REF!+#REF!+#REF!+#REF!+#REF!)*12&lt;1400*[.$A$4];#REF!&lt;4500*[.$A$4]);0;IF([.Q77]+[.Q78]&lt;=600*[.$A$4];0;IF(AND(600*[.$A$4]&lt;[.Q77]+[.Q78];[.Q77]+[.Q78]&lt;=1000*[.$A$4]);(([.Q77]+[.Q78])-600*[.$A$4])*0.1;IF(AND(1000*[.$A$4]&lt;[.Q77]+[.Q78];[.Q77]+[.Q78]&lt;=2000*[.$A$4]);(([.Q77]+[.Q78])-1000*[.$A$4])*0.2+40*[.$A$4]; IF( AND(2000*[.$A$4]&lt;[.Q77]+[.Q78];[.Q77]+[.Q78]&lt;=3000*[.$A$4]); (([.Q77]+[.Q78])-2000*[.$A$4])*0.3+240*[.$A$4];IF( AND(3000*[.$A$4]&lt;[.Q77]+[.Q78];[.Q77]+[.Q78]&lt;=4000*[.$A$4]);(([.Q77]+[.Q78])-3000*[.$A$4])*0.33+540*[.$A$4]; (([.Q77]+[.Q78])-4000*[.$A$4])*0.35+870*[.$A$4]))))))" office:value-type="float" office:value="0" calcext:value-type="float">
            <text:p>$0</text:p>
          </table:table-cell>
          <table:table-cell table:style-name="ce1" table:formula="of:=+IF(AND((#REF!+#REF!+#REF!+#REF!+#REF!+#REF!)*12&lt;1400*[.$A$4];#REF!&lt;4500*[.$A$4]);0;IF([.R77]+[.R78]&lt;=600*[.$A$4];0;IF(AND(600*[.$A$4]&lt;[.R77]+[.R78];[.R77]+[.R78]&lt;=1000*[.$A$4]);(([.R77]+[.R78])-600*[.$A$4])*0.1;IF(AND(1000*[.$A$4]&lt;[.R77]+[.R78];[.R77]+[.R78]&lt;=2000*[.$A$4]);(([.R77]+[.R78])-1000*[.$A$4])*0.2+40*[.$A$4]; IF( AND(2000*[.$A$4]&lt;[.R77]+[.R78];[.R77]+[.R78]&lt;=3000*[.$A$4]); (([.R77]+[.R78])-2000*[.$A$4])*0.3+240*[.$A$4];IF( AND(3000*[.$A$4]&lt;[.R77]+[.R78];[.R77]+[.R78]&lt;=4000*[.$A$4]);(([.R77]+[.R78])-3000*[.$A$4])*0.33+540*[.$A$4]; (([.R77]+[.R78])-4000*[.$A$4])*0.35+870*[.$A$4]))))))" office:value-type="float" office:value="0" calcext:value-type="float">
            <text:p>$0</text:p>
          </table:table-cell>
          <table:table-cell table:style-name="ce1" table:formula="of:=+IF(AND((#REF!+#REF!+#REF!+#REF!+#REF!+#REF!)*12&lt;1400*[.$A$4];#REF!&lt;4500*[.$A$4]);0;IF([.S77]+[.S78]&lt;=600*[.$A$4];0;IF(AND(600*[.$A$4]&lt;[.S77]+[.S78];[.S77]+[.S78]&lt;=1000*[.$A$4]);(([.S77]+[.S78])-600*[.$A$4])*0.1;IF(AND(1000*[.$A$4]&lt;[.S77]+[.S78];[.S77]+[.S78]&lt;=2000*[.$A$4]);(([.S77]+[.S78])-1000*[.$A$4])*0.2+40*[.$A$4]; IF( AND(2000*[.$A$4]&lt;[.S77]+[.S78];[.S77]+[.S78]&lt;=3000*[.$A$4]); (([.S77]+[.S78])-2000*[.$A$4])*0.3+240*[.$A$4];IF( AND(3000*[.$A$4]&lt;[.S77]+[.S78];[.S77]+[.S78]&lt;=4000*[.$A$4]);(([.S77]+[.S78])-3000*[.$A$4])*0.33+540*[.$A$4]; (([.S77]+[.S78])-4000*[.$A$4])*0.35+870*[.$A$4]))))))" office:value-type="float" office:value="11899854.7344" calcext:value-type="float">
            <text:p>$11,899,855</text:p>
          </table:table-cell>
          <table:table-cell table:style-name="ce1" table:number-columns-repeated="2"/>
          <table:table-cell table:style-name="ce1" table:formula="of:=+IF(AND(([.V12]+[.V13]+[.V14]+[.V17]+[.V18]+[.V23])*12&lt;1400*[.$A$4];[.V8]&lt;4500*[.$A$4]);0;IF([.V77]+[.V78]&lt;=600*[.$A$4];0;IF(AND(600*[.$A$4]&lt;[.V77]+[.V78];[.V77]+[.V78]&lt;=1000*[.$A$4]);(([.V77]+[.V78])-600*[.$A$4])*0.1;IF(AND(1000*[.$A$4]&lt;[.V77]+[.V78];[.V77]+[.V78]&lt;=2000*[.$A$4]);(([.V77]+[.V78])-1000*[.$A$4])*0.2+40*[.$A$4]; IF( AND(2000*[.$A$4]&lt;[.V77]+[.V78];[.V77]+[.V78]&lt;=3000*[.$A$4]); (([.V77]+[.V78])-2000*[.$A$4])*0.3+240*[.$A$4];IF( AND(3000*[.$A$4]&lt;[.V77]+[.V78];[.V77]+[.V78]&lt;=4000*[.$A$4]);(([.V77]+[.V78])-3000*[.$A$4])*0.33+540*[.$A$4]; (([.V77]+[.V78])-4000*[.$A$4])*0.35+870*[.$A$4]))))))" office:value-type="float" office:value="11899854.7352075" calcext:value-type="float">
            <text:p>$11,899,855</text:p>
          </table:table-cell>
          <table:table-cell table:style-name="ce1"/>
          <table:table-cell table:style-name="ce1" table:formula="of:=+IF(AND((#REF!+#REF!+#REF!+#REF!+#REF!+#REF!)*12&lt;1400*[.$A$4];#REF!&lt;4500*[.$A$4]);0;IF([.X77]+[.X78]&lt;=600*[.$A$4];0;IF(AND(600*[.$A$4]&lt;[.X77]+[.X78];[.X77]+[.X78]&lt;=1000*[.$A$4]);(([.X77]+[.X78])-600*[.$A$4])*0.1;IF(AND(1000*[.$A$4]&lt;[.X77]+[.X78];[.X77]+[.X78]&lt;=2000*[.$A$4]);(([.X77]+[.X78])-1000*[.$A$4])*0.2+40*[.$A$4]; IF( AND(2000*[.$A$4]&lt;[.X77]+[.X78];[.X77]+[.X78]&lt;=3000*[.$A$4]); (([.X77]+[.X78])-2000*[.$A$4])*0.3+240*[.$A$4];IF( AND(3000*[.$A$4]&lt;[.X77]+[.X78];[.X77]+[.X78]&lt;=4000*[.$A$4]);(([.X77]+[.X78])-3000*[.$A$4])*0.33+540*[.$A$4]; (([.X77]+[.X78])-4000*[.$A$4])*0.35+870*[.$A$4]))))))" office:value-type="float" office:value="796882706" calcext:value-type="float">
            <text:p>$796,882,706</text:p>
          </table:table-cell>
          <table:table-cell table:style-name="ce1" table:formula="of:=+IF(AND((#REF!+#REF!+#REF!+#REF!+#REF!+#REF!)*12&lt;1400*[.$A$4];#REF!&lt;4500*[.$A$4]);0;IF([.Y77]+[.Y78]&lt;=600*[.$A$4];0;IF(AND(600*[.$A$4]&lt;[.Y77]+[.Y78];[.Y77]+[.Y78]&lt;=1000*[.$A$4]);(([.Y77]+[.Y78])-600*[.$A$4])*0.1;IF(AND(1000*[.$A$4]&lt;[.Y77]+[.Y78];[.Y77]+[.Y78]&lt;=2000*[.$A$4]);(([.Y77]+[.Y78])-1000*[.$A$4])*0.2+40*[.$A$4]; IF( AND(2000*[.$A$4]&lt;[.Y77]+[.Y78];[.Y77]+[.Y78]&lt;=3000*[.$A$4]); (([.Y77]+[.Y78])-2000*[.$A$4])*0.3+240*[.$A$4];IF( AND(3000*[.$A$4]&lt;[.Y77]+[.Y78];[.Y77]+[.Y78]&lt;=4000*[.$A$4]);(([.Y77]+[.Y78])-3000*[.$A$4])*0.33+540*[.$A$4]; (([.Y77]+[.Y78])-4000*[.$A$4])*0.35+870*[.$A$4]))))))" office:value-type="float" office:value="3579518144.45" calcext:value-type="float">
            <text:p>$3,579,518,144</text:p>
          </table:table-cell>
          <table:table-cell table:style-name="ce1" table:formula="of:=+IF(AND((#REF!+#REF!+#REF!+#REF!+#REF!+#REF!)*12&lt;1400*[.$A$4];#REF!&lt;4500*[.$A$4]);0;IF([.Z77]+[.Z78]&lt;=600*[.$A$4];0;IF(AND(600*[.$A$4]&lt;[.Z77]+[.Z78];[.Z77]+[.Z78]&lt;=1000*[.$A$4]);(([.Z77]+[.Z78])-600*[.$A$4])*0.1;IF(AND(1000*[.$A$4]&lt;[.Z77]+[.Z78];[.Z77]+[.Z78]&lt;=2000*[.$A$4]);(([.Z77]+[.Z78])-1000*[.$A$4])*0.2+40*[.$A$4]; IF( AND(2000*[.$A$4]&lt;[.Z77]+[.Z78];[.Z77]+[.Z78]&lt;=3000*[.$A$4]); (([.Z77]+[.Z78])-2000*[.$A$4])*0.3+240*[.$A$4];IF( AND(3000*[.$A$4]&lt;[.Z77]+[.Z78];[.Z77]+[.Z78]&lt;=4000*[.$A$4]);(([.Z77]+[.Z78])-3000*[.$A$4])*0.33+540*[.$A$4]; (([.Z77]+[.Z78])-4000*[.$A$4])*0.35+870*[.$A$4]))))))" office:value-type="float" office:value="0" calcext:value-type="float">
            <text:p>$0</text:p>
          </table:table-cell>
          <table:table-cell table:style-name="ce1" table:formula="of:=+IF(AND((#REF!+#REF!+#REF!+#REF!+#REF!+#REF!)*12&lt;1400*[.$A$4];#REF!&lt;4500*[.$A$4]);0;IF([.AA77]+[.AA78]&lt;=600*[.$A$4];0;IF(AND(600*[.$A$4]&lt;[.AA77]+[.AA78];[.AA77]+[.AA78]&lt;=1000*[.$A$4]);(([.AA77]+[.AA78])-600*[.$A$4])*0.1;IF(AND(1000*[.$A$4]&lt;[.AA77]+[.AA78];[.AA77]+[.AA78]&lt;=2000*[.$A$4]);(([.AA77]+[.AA78])-1000*[.$A$4])*0.2+40*[.$A$4]; IF( AND(2000*[.$A$4]&lt;[.AA77]+[.AA78];[.AA77]+[.AA78]&lt;=3000*[.$A$4]); (([.AA77]+[.AA78])-2000*[.$A$4])*0.3+240*[.$A$4];IF( AND(3000*[.$A$4]&lt;[.AA77]+[.AA78];[.AA77]+[.AA78]&lt;=4000*[.$A$4]);(([.AA77]+[.AA78])-3000*[.$A$4])*0.33+540*[.$A$4]; (([.AA77]+[.AA78])-4000*[.$A$4])*0.35+870*[.$A$4]))))))" office:value-type="float" office:value="0" calcext:value-type="float">
            <text:p>$0</text:p>
          </table:table-cell>
          <table:table-cell table:style-name="ce1" table:formula="of:=+IF(AND((#REF!+#REF!+#REF!+#REF!+#REF!+#REF!)*12&lt;1400*[.$A$4];#REF!&lt;4500*[.$A$4]);0;IF([.AB77]+[.AB78]&lt;=600*[.$A$4];0;IF(AND(600*[.$A$4]&lt;[.AB77]+[.AB78];[.AB77]+[.AB78]&lt;=1000*[.$A$4]);(([.AB77]+[.AB78])-600*[.$A$4])*0.1;IF(AND(1000*[.$A$4]&lt;[.AB77]+[.AB78];[.AB77]+[.AB78]&lt;=2000*[.$A$4]);(([.AB77]+[.AB78])-1000*[.$A$4])*0.2+40*[.$A$4]; IF( AND(2000*[.$A$4]&lt;[.AB77]+[.AB78];[.AB77]+[.AB78]&lt;=3000*[.$A$4]); (([.AB77]+[.AB78])-2000*[.$A$4])*0.3+240*[.$A$4];IF( AND(3000*[.$A$4]&lt;[.AB77]+[.AB78];[.AB77]+[.AB78]&lt;=4000*[.$A$4]);(([.AB77]+[.AB78])-3000*[.$A$4])*0.33+540*[.$A$4]; (([.AB77]+[.AB78])-4000*[.$A$4])*0.35+870*[.$A$4]))))))" office:value-type="float" office:value="0" calcext:value-type="float">
            <text:p>$0</text:p>
          </table:table-cell>
          <table:table-cell table:style-name="ce1" table:formula="of:=+IF(AND((#REF!+#REF!+#REF!+#REF!+#REF!+#REF!)*12&lt;1400*[.$A$4];#REF!&lt;4500*[.$A$4]);0;IF([.AC77]+[.AC78]&lt;=600*[.$A$4];0;IF(AND(600*[.$A$4]&lt;[.AC77]+[.AC78];[.AC77]+[.AC78]&lt;=1000*[.$A$4]);(([.AC77]+[.AC78])-600*[.$A$4])*0.1;IF(AND(1000*[.$A$4]&lt;[.AC77]+[.AC78];[.AC77]+[.AC78]&lt;=2000*[.$A$4]);(([.AC77]+[.AC78])-1000*[.$A$4])*0.2+40*[.$A$4]; IF( AND(2000*[.$A$4]&lt;[.AC77]+[.AC78];[.AC77]+[.AC78]&lt;=3000*[.$A$4]); (([.AC77]+[.AC78])-2000*[.$A$4])*0.3+240*[.$A$4];IF( AND(3000*[.$A$4]&lt;[.AC77]+[.AC78];[.AC77]+[.AC78]&lt;=4000*[.$A$4]);(([.AC77]+[.AC78])-3000*[.$A$4])*0.33+540*[.$A$4]; (([.AC77]+[.AC78])-4000*[.$A$4])*0.35+870*[.$A$4]))))))" office:value-type="float" office:value="0" calcext:value-type="float">
            <text:p>$0</text:p>
          </table:table-cell>
          <table:table-cell table:style-name="ce1" table:formula="of:=+IF(AND((#REF!+#REF!+#REF!+#REF!+#REF!+#REF!)*12&lt;1400*[.$A$4];#REF!&lt;4500*[.$A$4]);0;IF([.AD77]+[.AD78]&lt;=600*[.$A$4];0;IF(AND(600*[.$A$4]&lt;[.AD77]+[.AD78];[.AD77]+[.AD78]&lt;=1000*[.$A$4]);(([.AD77]+[.AD78])-600*[.$A$4])*0.1;IF(AND(1000*[.$A$4]&lt;[.AD77]+[.AD78];[.AD77]+[.AD78]&lt;=2000*[.$A$4]);(([.AD77]+[.AD78])-1000*[.$A$4])*0.2+40*[.$A$4]; IF( AND(2000*[.$A$4]&lt;[.AD77]+[.AD78];[.AD77]+[.AD78]&lt;=3000*[.$A$4]); (([.AD77]+[.AD78])-2000*[.$A$4])*0.3+240*[.$A$4];IF( AND(3000*[.$A$4]&lt;[.AD77]+[.AD78];[.AD77]+[.AD78]&lt;=4000*[.$A$4]);(([.AD77]+[.AD78])-3000*[.$A$4])*0.33+540*[.$A$4]; (([.AD77]+[.AD78])-4000*[.$A$4])*0.35+870*[.$A$4]))))))" office:value-type="float" office:value="0" calcext:value-type="float">
            <text:p>$0</text:p>
          </table:table-cell>
          <table:table-cell table:style-name="ce1" table:formula="of:=+IF(AND((#REF!+#REF!+#REF!+#REF!+#REF!+#REF!)*12&lt;1400*[.$A$4];#REF!&lt;4500*[.$A$4]);0;IF([.AE77]+[.AE78]&lt;=600*[.$A$4];0;IF(AND(600*[.$A$4]&lt;[.AE77]+[.AE78];[.AE77]+[.AE78]&lt;=1000*[.$A$4]);(([.AE77]+[.AE78])-600*[.$A$4])*0.1;IF(AND(1000*[.$A$4]&lt;[.AE77]+[.AE78];[.AE77]+[.AE78]&lt;=2000*[.$A$4]);(([.AE77]+[.AE78])-1000*[.$A$4])*0.2+40*[.$A$4]; IF( AND(2000*[.$A$4]&lt;[.AE77]+[.AE78];[.AE77]+[.AE78]&lt;=3000*[.$A$4]); (([.AE77]+[.AE78])-2000*[.$A$4])*0.3+240*[.$A$4];IF( AND(3000*[.$A$4]&lt;[.AE77]+[.AE78];[.AE77]+[.AE78]&lt;=4000*[.$A$4]);(([.AE77]+[.AE78])-3000*[.$A$4])*0.33+540*[.$A$4]; (([.AE77]+[.AE78])-4000*[.$A$4])*0.35+870*[.$A$4]))))))" office:value-type="float" office:value="0" calcext:value-type="float">
            <text:p>$0</text:p>
          </table:table-cell>
          <table:table-cell table:style-name="ce1" table:formula="of:=+IF(AND((#REF!+#REF!+#REF!+#REF!+#REF!+#REF!)*12&lt;1400*[.$A$4];#REF!&lt;4500*[.$A$4]);0;IF([.AF77]+[.AF78]&lt;=600*[.$A$4];0;IF(AND(600*[.$A$4]&lt;[.AF77]+[.AF78];[.AF77]+[.AF78]&lt;=1000*[.$A$4]);(([.AF77]+[.AF78])-600*[.$A$4])*0.1;IF(AND(1000*[.$A$4]&lt;[.AF77]+[.AF78];[.AF77]+[.AF78]&lt;=2000*[.$A$4]);(([.AF77]+[.AF78])-1000*[.$A$4])*0.2+40*[.$A$4]; IF( AND(2000*[.$A$4]&lt;[.AF77]+[.AF78];[.AF77]+[.AF78]&lt;=3000*[.$A$4]); (([.AF77]+[.AF78])-2000*[.$A$4])*0.3+240*[.$A$4];IF( AND(3000*[.$A$4]&lt;[.AF77]+[.AF78];[.AF77]+[.AF78]&lt;=4000*[.$A$4]);(([.AF77]+[.AF78])-3000*[.$A$4])*0.33+540*[.$A$4]; (([.AF77]+[.AF78])-4000*[.$A$4])*0.35+870*[.$A$4]))))))" office:value-type="float" office:value="0" calcext:value-type="float">
            <text:p>$0</text:p>
          </table:table-cell>
          <table:table-cell table:style-name="ce1" table:formula="of:=+IF(AND((#REF!+#REF!+#REF!+#REF!+#REF!+#REF!)*12&lt;1400*[.$A$4];#REF!&lt;4500*[.$A$4]);0;IF([.AG77]+[.AG78]&lt;=600*[.$A$4];0;IF(AND(600*[.$A$4]&lt;[.AG77]+[.AG78];[.AG77]+[.AG78]&lt;=1000*[.$A$4]);(([.AG77]+[.AG78])-600*[.$A$4])*0.1;IF(AND(1000*[.$A$4]&lt;[.AG77]+[.AG78];[.AG77]+[.AG78]&lt;=2000*[.$A$4]);(([.AG77]+[.AG78])-1000*[.$A$4])*0.2+40*[.$A$4]; IF( AND(2000*[.$A$4]&lt;[.AG77]+[.AG78];[.AG77]+[.AG78]&lt;=3000*[.$A$4]); (([.AG77]+[.AG78])-2000*[.$A$4])*0.3+240*[.$A$4];IF( AND(3000*[.$A$4]&lt;[.AG77]+[.AG78];[.AG77]+[.AG78]&lt;=4000*[.$A$4]);(([.AG77]+[.AG78])-3000*[.$A$4])*0.33+540*[.$A$4]; (([.AG77]+[.AG78])-4000*[.$A$4])*0.35+870*[.$A$4]))))))" office:value-type="float" office:value="0" calcext:value-type="float">
            <text:p>$0</text:p>
          </table:table-cell>
          <table:table-cell table:style-name="ce1" table:formula="of:=+IF(AND((#REF!+#REF!+#REF!+#REF!+#REF!+#REF!)*12&lt;1400*[.$A$4];#REF!&lt;4500*[.$A$4]);0;IF([.AH77]+[.AH78]&lt;=600*[.$A$4];0;IF(AND(600*[.$A$4]&lt;[.AH77]+[.AH78];[.AH77]+[.AH78]&lt;=1000*[.$A$4]);(([.AH77]+[.AH78])-600*[.$A$4])*0.1;IF(AND(1000*[.$A$4]&lt;[.AH77]+[.AH78];[.AH77]+[.AH78]&lt;=2000*[.$A$4]);(([.AH77]+[.AH78])-1000*[.$A$4])*0.2+40*[.$A$4]; IF( AND(2000*[.$A$4]&lt;[.AH77]+[.AH78];[.AH77]+[.AH78]&lt;=3000*[.$A$4]); (([.AH77]+[.AH78])-2000*[.$A$4])*0.3+240*[.$A$4];IF( AND(3000*[.$A$4]&lt;[.AH77]+[.AH78];[.AH77]+[.AH78]&lt;=4000*[.$A$4]);(([.AH77]+[.AH78])-3000*[.$A$4])*0.33+540*[.$A$4]; (([.AH77]+[.AH78])-4000*[.$A$4])*0.35+870*[.$A$4]))))))" office:value-type="float" office:value="0" calcext:value-type="float">
            <text:p>$0</text:p>
          </table:table-cell>
          <table:table-cell table:style-name="ce1" table:formula="of:=+IF(AND((#REF!+#REF!+#REF!+#REF!+#REF!+#REF!)*12&lt;1400*[.$A$4];#REF!&lt;4500*[.$A$4]);0;IF([.AI77]+[.AI78]&lt;=600*[.$A$4];0;IF(AND(600*[.$A$4]&lt;[.AI77]+[.AI78];[.AI77]+[.AI78]&lt;=1000*[.$A$4]);(([.AI77]+[.AI78])-600*[.$A$4])*0.1;IF(AND(1000*[.$A$4]&lt;[.AI77]+[.AI78];[.AI77]+[.AI78]&lt;=2000*[.$A$4]);(([.AI77]+[.AI78])-1000*[.$A$4])*0.2+40*[.$A$4]; IF( AND(2000*[.$A$4]&lt;[.AI77]+[.AI78];[.AI77]+[.AI78]&lt;=3000*[.$A$4]); (([.AI77]+[.AI78])-2000*[.$A$4])*0.3+240*[.$A$4];IF( AND(3000*[.$A$4]&lt;[.AI77]+[.AI78];[.AI77]+[.AI78]&lt;=4000*[.$A$4]);(([.AI77]+[.AI78])-3000*[.$A$4])*0.33+540*[.$A$4]; (([.AI77]+[.AI78])-4000*[.$A$4])*0.35+870*[.$A$4]))))))" office:value-type="float" office:value="0" calcext:value-type="float">
            <text:p>$0</text:p>
          </table:table-cell>
          <table:table-cell table:style-name="ce1" table:formula="of:=+IF(AND((#REF!+#REF!+#REF!+#REF!+#REF!+#REF!)*12&lt;1400*[.$A$4];#REF!&lt;4500*[.$A$4]);0;IF([.AJ77]+[.AJ78]&lt;=600*[.$A$4];0;IF(AND(600*[.$A$4]&lt;[.AJ77]+[.AJ78];[.AJ77]+[.AJ78]&lt;=1000*[.$A$4]);(([.AJ77]+[.AJ78])-600*[.$A$4])*0.1;IF(AND(1000*[.$A$4]&lt;[.AJ77]+[.AJ78];[.AJ77]+[.AJ78]&lt;=2000*[.$A$4]);(([.AJ77]+[.AJ78])-1000*[.$A$4])*0.2+40*[.$A$4]; IF( AND(2000*[.$A$4]&lt;[.AJ77]+[.AJ78];[.AJ77]+[.AJ78]&lt;=3000*[.$A$4]); (([.AJ77]+[.AJ78])-2000*[.$A$4])*0.3+240*[.$A$4];IF( AND(3000*[.$A$4]&lt;[.AJ77]+[.AJ78];[.AJ77]+[.AJ78]&lt;=4000*[.$A$4]);(([.AJ77]+[.AJ78])-3000*[.$A$4])*0.33+540*[.$A$4]; (([.AJ77]+[.AJ78])-4000*[.$A$4])*0.35+870*[.$A$4]))))))" office:value-type="float" office:value="0" calcext:value-type="float">
            <text:p>$0</text:p>
          </table:table-cell>
          <table:table-cell table:number-columns-repeated="988"/>
        </table:table-row>
        <table:table-row table:style-name="ro3">
          <table:table-cell table:style-name="ce3" office:value-type="string" calcext:value-type="string">
            <text:p>impuesto dividendos</text:p>
          </table:table-cell>
          <table:table-cell table:style-name="ce4" office:value-type="string" calcext:value-type="string">
            <text:p>know these</text:p>
          </table:table-cell>
          <table:table-cell table:style-name="ce1" table:number-columns-repeated="34"/>
          <table:table-cell table:number-columns-repeated="988"/>
        </table:table-row>
        <table:table-row table:style-name="ro3">
          <table:table-cell table:style-name="ce4" office:value-type="string" calcext:value-type="string">
            <text:p>Retefuente laboral <text:s/>mensual(impuesto para no declarantes)</text:p>
          </table:table-cell>
          <table:table-cell table:style-name="ce4"/>
          <table:table-cell table:style-name="ce1" table:number-columns-repeated="18"/>
          <table:table-cell table:style-name="ce1" table:formula="of:=IF([.U75]/12&lt;=87*[.$A$4];0;IF(AND(87*[.$A$4]&lt;[.U75]/12;[.U75]/12&lt;=145*[.$A$4]);(([.U75]/12)-87*[.$A$4])*0.19;IF(AND(145*[.$A$4]&lt;[.U75]/12;[.U75]/12&lt;=335*[.$A$4]);(([.U75]/12)-145*[.$A$4])*0.28+11*[.$A$4];IF(AND(335*[.$A$4]&lt;[.U75]/12;[.U75]/12&lt;=640*[.$A$4]);(([.U75]/12)-335*[.$A$4])*0.33+64*[.$A$4];IF(AND(640*[.$A$4]&lt;[.U75]/12;[.U75]/12&lt;=945*[.$A$4]);(([.U75]/12)-640*[.$A$4])*0.35+165*[.$A$4];IF(AND(945*[.$A$4]&lt;[.U75]/12;[.U75]/12&lt;=1400*[.$A$4]);(([.U75]/12)-945*[.$A$4])*0.37+272*[.$A$4];0))))))" office:value-type="float" office:value="0" calcext:value-type="float">
            <text:p>$0</text:p>
          </table:table-cell>
          <table:table-cell table:style-name="ce1" table:number-columns-repeated="15"/>
          <table:table-cell table:number-columns-repeated="988"/>
        </table:table-row>
        <table:table-row table:style-name="ro3">
          <table:table-cell table:style-name="ce4" office:value-type="string" calcext:value-type="string">
            <text:p>Retefuente pensiones mensual (impuesto para no declarantes)</text:p>
          </table:table-cell>
          <table:table-cell table:style-name="ce4"/>
          <table:table-cell table:style-name="ce1" table:number-columns-repeated="18"/>
          <table:table-cell table:style-name="ce1" table:formula="of:=IF([.U76]/12&lt;=87*[.$A$4];0;IF(AND(87*[.$A$4]&lt;[.U76]/12;[.U76]/12&lt;=145*[.$A$4]);(([.U76]/12)-87*[.$A$4])*0.19;IF(AND(145*[.$A$4]&lt;[.U76]/12;[.U76]/12&lt;=335*[.$A$4]);(([.U76]/12)-145*[.$A$4])*0.28+11*[.$A$4];IF(AND(335*[.$A$4]&lt;[.U76]/12;[.U76]/12&lt;=640*[.$A$4]);(([.U76]/12)-335*[.$A$4])*0.33+64*[.$A$4];IF(AND(640*[.$A$4]&lt;[.U76]/12;[.U76]/12&lt;=945*[.$A$4]);(([.U76]/12)-640*[.$A$4])*0.35+165*[.$A$4];IF(AND(945*[.$A$4]&lt;[.U76]/12;[.U76]/12&lt;=1400*[.$A$4]);(([.U76]/12)-945*[.$A$4])*0.37+272*[.$A$4];0))))))" office:value-type="float" office:value="0" calcext:value-type="float">
            <text:p>$0</text:p>
          </table:table-cell>
          <table:table-cell table:style-name="ce1" table:number-columns-repeated="15"/>
          <table:table-cell table:number-columns-repeated="988"/>
        </table:table-row>
        <table:table-row table:style-name="ro3">
          <table:table-cell table:style-name="ce4" office:value-type="string" calcext:value-type="string">
            <text:p>impuesto calculado con renta presuntiva</text:p>
          </table:table-cell>
          <table:table-cell table:style-name="ce4" office:value-type="string" calcext:value-type="string">
            <text:p>know this</text:p>
          </table:table-cell>
          <table:table-cell table:style-name="ce1" table:formula="of:=+IF(AND(([.C12]+[.C13]+[.C14]+[.C17]+[.C18]+[.C23])*12&lt;1400*[.$A$4];[.C8]&lt;4500*[.$A$4]);0;IF([.C10]&lt;=600*[.$A$4];0;IF(AND(600*[.$A$4]&lt;[.C10];[.C10]&lt;=1000*[.$A$4]);([.C10]-600*[.$A$4])*0.1;IF(AND(1000*[.$A$4]&lt;[.C10];[.C10]&lt;=2000*[.$A$4]);([.C10]-1000*[.$A$4])*0.2+40*[.$A$4]; IF( AND(2000*[.$A$4]&lt;[.C10];[.C10]&lt;=3000*[.$A$4]); ([.C10]-2000*[.$A$4])*0.3+240*[.$A$4];IF( AND(3000*[.$A$4]&lt;[.C10];[.C10]&lt;=4000*[.$A$4]);([.C10]-3000*[.$A$4])*0.33+540*[.$A$4]; ([.C10]-4000*[.$A$4])*0.35+870*[.$A$4]))))))" office:value-type="float" office:value="0" calcext:value-type="float">
            <text:p>$0</text:p>
          </table:table-cell>
          <table:table-cell table:style-name="ce1" table:formula="of:=+IF(AND(([.D12]+[.D13]+[.D14]+[.D17]+[.D18]+[.D23])*12&lt;1400*[.$A$4];[.D8]&lt;4500*[.$A$4]);0;IF([.D10]&lt;=600*[.$A$4];0;IF(AND(600*[.$A$4]&lt;[.D10];[.D10]&lt;=1000*[.$A$4]);([.D10]-600*[.$A$4])*0.1;IF(AND(1000*[.$A$4]&lt;[.D10];[.D10]&lt;=2000*[.$A$4]);([.D10]-1000*[.$A$4])*0.2+40*[.$A$4]; IF( AND(2000*[.$A$4]&lt;[.D10];[.D10]&lt;=3000*[.$A$4]); ([.D10]-2000*[.$A$4])*0.3+240*[.$A$4];IF( AND(3000*[.$A$4]&lt;[.D10];[.D10]&lt;=4000*[.$A$4]);([.D10]-3000*[.$A$4])*0.33+540*[.$A$4]; ([.D10]-4000*[.$A$4])*0.35+870*[.$A$4]))))))" office:value-type="float" office:value="0" calcext:value-type="float">
            <text:p>$0</text:p>
          </table:table-cell>
          <table:table-cell table:style-name="ce1" table:formula="of:=+IF(AND(([.E12]+[.E13]+[.E14]+[.E17]+[.E18]+[.E23])*12&lt;1400*[.$A$4];[.E8]&lt;4500*[.$A$4]);0;IF([.E10]&lt;=600*[.$A$4];0;IF(AND(600*[.$A$4]&lt;[.E10];[.E10]&lt;=1000*[.$A$4]);([.E10]-600*[.$A$4])*0.1;IF(AND(1000*[.$A$4]&lt;[.E10];[.E10]&lt;=2000*[.$A$4]);([.E10]-1000*[.$A$4])*0.2+40*[.$A$4]; IF( AND(2000*[.$A$4]&lt;[.E10];[.E10]&lt;=3000*[.$A$4]); ([.E10]-2000*[.$A$4])*0.3+240*[.$A$4];IF( AND(3000*[.$A$4]&lt;[.E10];[.E10]&lt;=4000*[.$A$4]);([.E10]-3000*[.$A$4])*0.33+540*[.$A$4]; ([.E10]-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T11]+[.T12]+[.T13]+[.T16]+[.T17])*12&lt;1400*[.$A$4];[.T11]&lt;4500*[.$A$4]);0;IF([.T10]&lt;=1090*[.$A$4];0;IF(AND(1090*[.$A$4]&lt;[.T10];[.T10]&lt;=1700*[.$A$4]);(([.T10])-1090*[.$A$4])*0.19;IF(AND(1700*[.$A$4]&lt;[.T10];[.T10]&lt;=4100*[.$A$4]);(([.T10])-1700*[.$A$4])*0.28+166*[.$A$4];IF(AND(4100*[.$A$4]&lt;[.T10];[.T10]&lt;=7600*[.$A$4]);(([.T10])-4100*[.$A$4])*0.33+788*[.$A$4]; IF(AND(7600*[.$A$4]&lt;[.T10];[.T10]&lt;=13100*[.$A$4]);(([.T10])-7600*[.$A$4])*0.35+1943*[.$A$4];(([.T10])-13100*[.$A$4])*0.37+3868*[.$A$4]))))))" office:value-type="float" office:value="0" calcext:value-type="float">
            <text:p>$0</text:p>
          </table:table-cell>
          <table:table-cell table:style-name="ce11" table:formula="of:=+IF(AND(([.U11]+[.U12]+[.U13]+[.U16]+[.U17])*12&lt;1400*[.$A$4];[.U11]&lt;4500*[.$A$4]);([.U91]+[.U92])*12;IF([.U10]&lt;=1090*[.$A$4];0;IF(AND(1090*[.$A$4]&lt;[.U10];[.U10]&lt;=1700*[.$A$4]);(([.U10])-1090*[.$A$4])*0.19;IF(AND(1700*[.$A$4]&lt;[.U10];[.U10]&lt;=4100*[.$A$4]);(([.U10])-1700*[.$A$4])*0.28+166*[.$A$4];IF(AND(4100*[.$A$4]&lt;[.U10];[.U10]&lt;=8670*[.$A$4]);(([.U10])-4100*[.$A$4])*0.33+788*[.$A$4]; IF(AND(8670*[.$A$4]&lt;[.U10];[.U10]&lt;=18970*[.$A$4]);(([.U10])-8670*[.$A$4])*0.35+2296*[.$A$4];IF(AND(18970*[.$A$4]&lt;[.U10];[.U10]&lt;=31000*[.$A$4]); (([.U10])-18970*[.$A$4])*0.37+5091*[.$A$4];(([.U10])-13100*[.$A$4])*0.37+3868*[.$A$4])))))))" office:value-type="string" office:string-value="" calcext:value-type="error">
            <text:p>#VALUE!</text:p>
          </table:table-cell>
          <table:table-cell table:style-name="ce1" table:formula="of:=+IF(AND(([.V12]+[.V13]+[.V14]+[.V17]+[.V18]+[.V23])*12&lt;1400*[.$A$4];[.V8]&lt;4500*[.$A$4]);0;IF([.V10]&lt;=600*[.$A$4];0;IF(AND(600*[.$A$4]&lt;[.V10];[.V10]&lt;=1000*[.$A$4]);([.V10]-600*[.$A$4])*0.1;IF(AND(1000*[.$A$4]&lt;[.V10];[.V10]&lt;=2000*[.$A$4]);([.V10]-1000*[.$A$4])*0.2+40*[.$A$4]; IF( AND(2000*[.$A$4]&lt;[.V10];[.V10]&lt;=3000*[.$A$4]); ([.V10]-2000*[.$A$4])*0.3+240*[.$A$4];IF( AND(3000*[.$A$4]&lt;[.V10];[.V10]&lt;=4000*[.$A$4]);([.V10]-3000*[.$A$4])*0.33+540*[.$A$4]; ([.V10]-4000*[.$A$4])*0.35+870*[.$A$4]))))))" office:value-type="float" office:value="0" calcext:value-type="float">
            <text:p>$0</text:p>
          </table:table-cell>
          <table:table-cell table:style-name="ce1" table:formula="of:=+IF(AND(([.W11]+[.W12]+[.W13]+[.W16]+[.W17])*12&lt;1400*[.$A$4];[.W11]&lt;4500*[.$A$4]);0;IF([.W10]&lt;=1090*[.$A$4];0;IF(AND(1090*[.$A$4]&lt;[.W10];[.W10]&lt;=1700*[.$A$4]);(([.W10])-1090*[.$A$4])*0.19;IF(AND(1700*[.$A$4]&lt;[.W10];[.W10]&lt;=4100*[.$A$4]);(([.W10])-1700*[.$A$4])*0.28+166*[.$A$4];IF(AND(4100*[.$A$4]&lt;[.W10];[.W10]&lt;=7600*[.$A$4]);(([.W10])-4100*[.$A$4])*0.33+788*[.$A$4]; IF(AND(7600*[.$A$4]&lt;[.W10];[.W10]&lt;=13100*[.$A$4]);(([.W10])-7600*[.$A$4])*0.35+1943*[.$A$4];(([.W10])-13100*[.$A$4])*0.37+3868*[.$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style-name="ce1" table:formula="of:=+IF(AND((#REF!+#REF!+#REF!+#REF!+#REF!+#REF!)*12&lt;1400*[.$A$4];#REF!&lt;4500*[.$A$4]);0;IF(#REF!&lt;=600*[.$A$4];0;IF(AND(600*[.$A$4]&lt;#REF!;#REF!&lt;=1000*[.$A$4]);(#REF!-600*[.$A$4])*0.1;IF(AND(1000*[.$A$4]&lt;#REF!;#REF!&lt;=2000*[.$A$4]);(#REF!-1000*[.$A$4])*0.2+40*[.$A$4]; IF( AND(2000*[.$A$4]&lt;#REF!;#REF!&lt;=3000*[.$A$4]); (#REF!-2000*[.$A$4])*0.3+240*[.$A$4];IF( AND(3000*[.$A$4]&lt;#REF!;#REF!&lt;=4000*[.$A$4]);(#REF!-3000*[.$A$4])*0.33+540*[.$A$4]; (#REF!-4000*[.$A$4])*0.35+870*[.$A$4]))))))" office:value-type="float" office:value="0" calcext:value-type="float">
            <text:p>$0</text:p>
          </table:table-cell>
          <table:table-cell table:number-columns-repeated="988"/>
        </table:table-row>
        <table:table-row table:style-name="ro3">
          <table:table-cell table:style-name="ce4" office:value-type="string" calcext:value-type="string">
            <text:p>impuesto con Reforma tributaria</text:p>
          </table:table-cell>
          <table:table-cell table:style-name="ce4"/>
          <table:table-cell table:style-name="ce1" table:number-columns-repeated="17"/>
          <table:table-cell table:style-name="ce1" table:formula="of:=+IF(AND(([.T12]+[.T13]+[.T14]+[.T17]+[.T18])*12&lt;1400*[.$A$4];[.T12]&lt;4500*[.$A$4]);0;IF([.T81]&lt;=1090*[.$A$4];0;IF(AND(1090*[.$A$4]&lt;[.T81];[.T81]&lt;=1700*[.$A$4]);(([.T81])-1090*[.$A$4])*0.19;IF(AND(1700*[.$A$4]&lt;[.T81];[.T81]&lt;=4100*[.$A$4]);(([.T81])-1700*[.$A$4])*0.28+166*[.$A$4];IF(AND(4100*[.$A$4]&lt;[.T81];[.T81]&lt;=7600*[.$A$4]);(([.T81])-4100*[.$A$4])*0.33+788*[.$A$4]; IF(AND(7600*[.$A$4]&lt;[.T81];[.T81]&lt;=13100*[.$A$4]);(([.T81])-7600*[.$A$4])*0.35+1943*[.$A$4];(([.T81])-13100*[.$A$4])*0.37+3868*[.$A$4]))))))" office:value-type="float" office:value="5876210.89504" calcext:value-type="float">
            <text:p>$5,876,211</text:p>
          </table:table-cell>
          <table:table-cell table:style-name="ce11" table:formula="of:=+IF(AND(([.U11]+[.U12]+[.U13]+[.U16]+[.U17])*12&lt;1400*[.$A$4];[.U11]&lt;4500*[.$A$4]);([.U91]+[.U92])*12;IF([.U83]&lt;=1090*[.$A$4];0;IF(AND(1090*[.$A$4]&lt;[.U83];[.U83]&lt;=1700*[.$A$4]);(([.U83])-1090*[.$A$4])*0.19;IF(AND(1700*[.$A$4]&lt;[.U83];[.U83]&lt;=4100*[.$A$4]);(([.U83])-1700*[.$A$4])*0.28+166*[.$A$4];IF(AND(4100*[.$A$4]&lt;[.U83];[.U83]&lt;=8670*[.$A$4]);(([.U83])-4100*[.$A$4])*0.33+788*[.$A$4]; IF(AND(8670*[.$A$4]&lt;[.U83];[.U83]&lt;=18970*[.$A$4]);(([.U83])-8670*[.$A$4])*0.35+2296*[.$A$4];IF(AND(18970*[.$A$4]&lt;[.U83];[.U83]&lt;=31000*[.$A$4]); (([.U83])-18970*[.$A$4])*0.37+5091*[.$A$4];(([.U83])-13100*[.$A$4])*0.37+3868*[.$A$4])))))))" office:value-type="float" office:value="3268952.21008" calcext:value-type="float">
            <text:p>$3,268,952</text:p>
          </table:table-cell>
          <table:table-cell table:style-name="ce1"/>
          <table:table-cell table:style-name="ce1" table:formula="of:=+IF(AND(([.W12]+[.W13]+[.W14]+[.W17]+[.W18])*12&lt;1400*[.$A$4];[.W12]&lt;4500*[.$A$4]);0;IF([.W81]&lt;=1090*[.$A$4];0;IF(AND(1090*[.$A$4]&lt;[.W81];[.W81]&lt;=1700*[.$A$4]);(([.W81])-1090*[.$A$4])*0.19;IF(AND(1700*[.$A$4]&lt;[.W81];[.W81]&lt;=4100*[.$A$4]);(([.W81])-1700*[.$A$4])*0.28+166*[.$A$4];IF(AND(4100*[.$A$4]&lt;[.W81];[.W81]&lt;=7600*[.$A$4]);(([.W81])-4100*[.$A$4])*0.33+788*[.$A$4]; IF(AND(7600*[.$A$4]&lt;[.W81];[.W81]&lt;=13100*[.$A$4]);(([.W81])-7600*[.$A$4])*0.35+1943*[.$A$4];(([.W81])-13100*[.$A$4])*0.37+3868*[.$A$4]))))))" office:value-type="float" office:value="40735229.3222037" calcext:value-type="float">
            <text:p>$40,735,229</text:p>
          </table:table-cell>
          <table:table-cell table:style-name="ce1" table:number-columns-repeated="13"/>
          <table:table-cell table:number-columns-repeated="988"/>
        </table:table-row>
        <table:table-row table:style-name="ro3">
          <table:table-cell office:value-type="string" calcext:value-type="string">
            <text:p>Renta personas (mensual)</text:p>
          </table:table-cell>
          <table:table-cell table:style-name="ce4" office:value-type="string" calcext:value-type="string">
            <text:p>know this</text:p>
          </table:table-cell>
          <table:table-cell table:style-name="ce1" table:formula="of:=+IF([.C75]+[.C76]+[.C77]+[.C78]&lt;[.C10];[.C93]/12;([.C88]+[.C89]+[.C90])/12)" office:value-type="float" office:value="1775287.5" calcext:value-type="float">
            <text:p>$1,775,288</text:p>
          </table:table-cell>
          <table:table-cell table:style-name="ce1" table:formula="of:=+IF([.D75]+[.D76]+[.D77]+[.D78]&lt;[.D10];[.D93]/12;([.D88]+[.D89]+[.D90])/12)" office:value-type="float" office:value="265266.758333333" calcext:value-type="float">
            <text:p>$265,267</text:p>
          </table:table-cell>
          <table:table-cell table:style-name="ce1" table:formula="of:=+IF([.E75]+[.E76]+[.E77]+[.E78]&lt;[.E10];[.E93]/12;([.E88]+[.E89]+[.E90])/12)" office:value-type="float" office:value="27084314.6833333" calcext:value-type="float">
            <text:p>$27,084,315</text:p>
          </table:table-cell>
          <table:table-cell table:style-name="ce1" table:formula="of:=+IF([.F75]+[.F76]+[.F77]+[.F78]&lt;#REF!;[.F93]/12;([.F88]+[.F89]+[.F90])/12)" office:value-type="float" office:value="0" calcext:value-type="float">
            <text:p>$0</text:p>
          </table:table-cell>
          <table:table-cell table:style-name="ce1" table:formula="of:=+IF([.G75]+[.G76]+[.G77]+[.G78]&lt;#REF!;[.G93]/12;([.G88]+[.G89]+[.G90])/12)" office:value-type="float" office:value="0" calcext:value-type="float">
            <text:p>$0</text:p>
          </table:table-cell>
          <table:table-cell table:style-name="ce1" table:formula="of:=+IF([.H75]+[.H76]+[.H77]+[.H78]&lt;#REF!;[.H93]/12;([.H88]+[.H89]+[.H90])/12)" office:value-type="float" office:value="0" calcext:value-type="float">
            <text:p>$0</text:p>
          </table:table-cell>
          <table:table-cell table:style-name="ce1" table:formula="of:=+IF([.I75]+[.I76]+[.I77]+[.I78]&lt;#REF!;[.I93]/12;([.I88]+[.I89]+[.I90])/12)" office:value-type="float" office:value="0" calcext:value-type="float">
            <text:p>$0</text:p>
          </table:table-cell>
          <table:table-cell table:style-name="ce1" table:formula="of:=+IF([.J75]+[.J76]+[.J77]+[.J78]&lt;#REF!;[.J93]/12;([.J88]+[.J89]+[.J90])/12)" office:value-type="float" office:value="0" calcext:value-type="float">
            <text:p>$0</text:p>
          </table:table-cell>
          <table:table-cell table:style-name="ce1" table:formula="of:=+IF([.K75]+[.K76]+[.K77]+[.K78]&lt;#REF!;[.K93]/12;([.K88]+[.K89]+[.K90])/12)" office:value-type="float" office:value="0" calcext:value-type="float">
            <text:p>$0</text:p>
          </table:table-cell>
          <table:table-cell table:style-name="ce1" table:formula="of:=+IF([.L75]+[.L76]+[.L77]+[.L78]&lt;#REF!;[.L93]/12;([.L88]+[.L89]+[.L90])/12)" office:value-type="float" office:value="0" calcext:value-type="float">
            <text:p>$0</text:p>
          </table:table-cell>
          <table:table-cell table:style-name="ce1" table:formula="of:=+IF([.M75]+[.M76]+[.M77]+[.M78]&lt;#REF!;[.M93]/12;([.M88]+[.M89]+[.M90])/12)" office:value-type="float" office:value="0" calcext:value-type="float">
            <text:p>$0</text:p>
          </table:table-cell>
          <table:table-cell table:style-name="ce1" table:formula="of:=+IF([.N75]+[.N76]+[.N77]+[.N78]&lt;#REF!;[.N93]/12;([.N88]+[.N89]+[.N90])/12)" office:value-type="float" office:value="0" calcext:value-type="float">
            <text:p>$0</text:p>
          </table:table-cell>
          <table:table-cell table:style-name="ce1" table:formula="of:=+IF([.O75]+[.O76]+[.O77]+[.O78]&lt;#REF!;[.O93]/12;([.O88]+[.O89]+[.O90])/12)" office:value-type="float" office:value="0" calcext:value-type="float">
            <text:p>$0</text:p>
          </table:table-cell>
          <table:table-cell table:style-name="ce1" table:formula="of:=+IF([.P75]+[.P76]+[.P77]+[.P78]&lt;#REF!;[.P93]/12;([.P88]+[.P89]+[.P90])/12)" office:value-type="float" office:value="0" calcext:value-type="float">
            <text:p>$0</text:p>
          </table:table-cell>
          <table:table-cell table:style-name="ce1" table:formula="of:=+IF([.Q75]+[.Q76]+[.Q77]+[.Q78]&lt;#REF!;[.Q93]/12;([.Q88]+[.Q89]+[.Q90])/12)" office:value-type="float" office:value="0" calcext:value-type="float">
            <text:p>$0</text:p>
          </table:table-cell>
          <table:table-cell table:style-name="ce1" table:formula="of:=+IF([.R75]+[.R76]+[.R77]+[.R78]&lt;#REF!;[.R93]/12;([.R88]+[.R89]+[.R90])/12)" office:value-type="float" office:value="92111.455508516" calcext:value-type="float">
            <text:p>$92,111</text:p>
          </table:table-cell>
          <table:table-cell table:style-name="ce1" table:formula="of:=+IF([.S75]+[.S76]+[.S77]+[.S78]&lt;[.S10];[.S93]/12;0.1*[.S20]+([.S88]+[.S89]+[.S90])/12)" office:value-type="float" office:value="1040088.6212" calcext:value-type="float">
            <text:p>$1,040,089</text:p>
          </table:table-cell>
          <table:table-cell table:style-name="ce1" table:formula="of:=+IF([.T81]&lt;[.T10];[.T93]/12;[.T20]*0.1+([.T94])/12)" office:value-type="float" office:value="538118.301253333" calcext:value-type="float">
            <text:p>$538,118</text:p>
          </table:table-cell>
          <table:table-cell table:style-name="ce1" table:formula="of:=+IF([.U81]&lt;[.U10];[.U93]/12;[.U20]*0.1+([.U94])/12)" office:value-type="string" office:string-value="" calcext:value-type="error">
            <text:p>#VALUE!</text:p>
          </table:table-cell>
          <table:table-cell table:style-name="ce1" table:formula="of:=+IF([.V75]+[.V76]+[.V77]+[.V78]&lt;[.V10];[.V93]/12;([.V88]+[.V89]+[.V90])/12)" office:value-type="float" office:value="2733266.25620861" calcext:value-type="float">
            <text:p>$2,733,266</text:p>
          </table:table-cell>
          <table:table-cell table:style-name="ce1" table:formula="of:=+IF([.W81]&lt;[.W10];[.W93]/12;[.W94]/12)" office:value-type="float" office:value="3394602.44351698" calcext:value-type="float">
            <text:p>$3,394,602</text:p>
          </table:table-cell>
          <table:table-cell table:style-name="ce1" table:formula="of:=+IF([.X75]+[.X76]+[.X77]+[.X78]&lt;#REF!;[.X93]/12;([.X88]+[.X89]+[.X90])/12)" office:value-type="float" office:value="71287895.6771165" calcext:value-type="float">
            <text:p>$71,287,896</text:p>
          </table:table-cell>
          <table:table-cell table:style-name="ce1" table:formula="of:=+IF([.Y75]+[.Y76]+[.Y77]+[.Y78]&lt;#REF!;[.Y93]/12;([.Y88]+[.Y89]+[.Y90])/12)" office:value-type="float" office:value="304205056.383969" calcext:value-type="float">
            <text:p>$304,205,056</text:p>
          </table:table-cell>
          <table:table-cell table:style-name="ce1" table:formula="of:=+IF([.Z75]+[.Z76]+[.Z77]+[.Z78]&lt;#REF!;[.Z93]/12;([.Z88]+[.Z89]+[.Z90])/12)" office:value-type="float" office:value="0" calcext:value-type="float">
            <text:p>$0</text:p>
          </table:table-cell>
          <table:table-cell table:style-name="ce1" table:formula="of:=+IF([.AA75]+[.AA76]+[.AA77]+[.AA78]&lt;#REF!;[.AA93]/12;([.AA88]+[.AA89]+[.AA90])/12)" office:value-type="float" office:value="0" calcext:value-type="float">
            <text:p>$0</text:p>
          </table:table-cell>
          <table:table-cell table:style-name="ce1" table:formula="of:=+IF([.AB75]+[.AB76]+[.AB77]+[.AB78]&lt;#REF!;[.AB93]/12;([.AB88]+[.AB89]+[.AB90])/12)" office:value-type="float" office:value="0" calcext:value-type="float">
            <text:p>$0</text:p>
          </table:table-cell>
          <table:table-cell table:style-name="ce1" table:formula="of:=+IF([.AC75]+[.AC76]+[.AC77]+[.AC78]&lt;#REF!;[.AC93]/12;([.AC88]+[.AC89]+[.AC90])/12)" office:value-type="float" office:value="0" calcext:value-type="float">
            <text:p>$0</text:p>
          </table:table-cell>
          <table:table-cell table:style-name="ce1" table:formula="of:=+IF([.AD75]+[.AD76]+[.AD77]+[.AD78]&lt;#REF!;[.AD93]/12;([.AD88]+[.AD89]+[.AD90])/12)" office:value-type="float" office:value="0" calcext:value-type="float">
            <text:p>$0</text:p>
          </table:table-cell>
          <table:table-cell table:style-name="ce1" table:formula="of:=+IF([.AE75]+[.AE76]+[.AE77]+[.AE78]&lt;#REF!;[.AE93]/12;([.AE88]+[.AE89]+[.AE90])/12)" office:value-type="float" office:value="0" calcext:value-type="float">
            <text:p>$0</text:p>
          </table:table-cell>
          <table:table-cell table:style-name="ce1" table:formula="of:=+IF([.AF75]+[.AF76]+[.AF77]+[.AF78]&lt;#REF!;[.AF93]/12;([.AF88]+[.AF89]+[.AF90])/12)" office:value-type="float" office:value="0" calcext:value-type="float">
            <text:p>$0</text:p>
          </table:table-cell>
          <table:table-cell table:style-name="ce1" table:formula="of:=+IF([.AG75]+[.AG76]+[.AG77]+[.AG78]&lt;#REF!;[.AG93]/12;([.AG88]+[.AG89]+[.AG90])/12)" office:value-type="float" office:value="0" calcext:value-type="float">
            <text:p>$0</text:p>
          </table:table-cell>
          <table:table-cell table:style-name="ce1" table:formula="of:=+IF([.AH75]+[.AH76]+[.AH77]+[.AH78]&lt;#REF!;[.AH93]/12;([.AH88]+[.AH89]+[.AH90])/12)" office:value-type="float" office:value="0" calcext:value-type="float">
            <text:p>$0</text:p>
          </table:table-cell>
          <table:table-cell table:style-name="ce1" table:formula="of:=+IF([.AI75]+[.AI76]+[.AI77]+[.AI78]&lt;#REF!;[.AI93]/12;([.AI88]+[.AI89]+[.AI90])/12)" office:value-type="float" office:value="0" calcext:value-type="float">
            <text:p>$0</text:p>
          </table:table-cell>
          <table:table-cell table:style-name="ce1" table:formula="of:=+IF([.AJ75]+[.AJ76]+[.AJ77]+[.AJ78]&lt;#REF!;[.AJ93]/12;([.AJ88]+[.AJ89]+[.AJ90])/12)" office:value-type="float" office:value="94095.7583333334" calcext:value-type="float">
            <text:p>$94,096</text:p>
          </table:table-cell>
          <table:table-cell table:number-columns-repeated="988"/>
        </table:table-row>
        <table:table-row table:style-name="ro3">
          <table:table-cell office:value-type="string" calcext:value-type="string">
            <text:p>Contribuciones salud individuo como contratista</text:p>
          </table:table-cell>
          <table:table-cell/>
          <table:table-cell table:style-name="ce1" table:formula="of:=IF([.C13]=0;0;IF([.C13]*0.4&gt;25*[.$A$2];0.125*25*[.$A$2];IF([.C13]&lt;[.$A$2];0.125*[.$A$2];MAX(0.125*[.$A$2];0.125*0.4*[.C13]))))" office:value-type="float" office:value="0" calcext:value-type="float">
            <text:p>$0</text:p>
          </table:table-cell>
          <table:table-cell table:style-name="ce1" table:formula="of:=IF([.D13]=0;0;IF([.D13]*0.4&gt;25*[.$A$2];0.125*25*[.$A$2];IF([.D13]&lt;[.$A$2];0.125*[.$A$2];MAX(0.125*[.$A$2];0.125*0.4*[.D13]))))" office:value-type="float" office:value="0" calcext:value-type="float">
            <text:p>$0</text:p>
          </table:table-cell>
          <table:table-cell table:style-name="ce1" table:formula="of:=IF([.E13]=0;0;IF([.E13]*0.4&gt;25*[.$A$2];0.125*25*[.$A$2];IF([.E13]&lt;[.$A$2];0.125*[.$A$2];MAX(0.125*[.$A$2];0.125*0.4*[.E13]))))"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U13]=0;0;IF([.U13]*0.4&gt;25*[.$A$2];0.125*25*[.$A$2];IF([.U13]&lt;[.$A$2];0.125*[.$A$2];MAX(0.125*[.$A$2];0.125*0.4*[.U13]))))"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style-name="ce1" table:formula="of:=IF(#REF!=0;0;IF(#REF!*0.4&gt;25*[.$A$2];0.125*25*[.$A$2];IF(#REF!&lt;[.$A$2];0.125*[.$A$2];MAX(0.125*[.$A$2];0.125*0.4*#REF!))))" office:value-type="float" office:value="0" calcext:value-type="float">
            <text:p>$0</text:p>
          </table:table-cell>
          <table:table-cell table:number-columns-repeated="988"/>
        </table:table-row>
        <table:table-row table:style-name="ro3">
          <table:table-cell office:value-type="string" calcext:value-type="string">
            <text:p>Contribuciones pensiones individuo como contratista</text:p>
          </table:table-cell>
          <table:table-cell/>
          <table:table-cell table:style-name="ce1" table:formula="of:=IF([.C13]*0.4&gt;25*[.$A$2];0.16*25*[.$A$2];IF([.C13]&lt;[.$A$2];0;MAX(0.16*[.$A$2];0.4*0.16*[.C13])))" office:value-type="float" office:value="0" calcext:value-type="float">
            <text:p>$0</text:p>
          </table:table-cell>
          <table:table-cell table:style-name="ce1" table:formula="of:=IF([.D13]*0.4&gt;25*[.$A$2];0.16*25*[.$A$2];IF([.D13]&lt;[.$A$2];0;MAX(0.16*[.$A$2];0.4*0.16*[.D13])))" office:value-type="float" office:value="0" calcext:value-type="float">
            <text:p>$0</text:p>
          </table:table-cell>
          <table:table-cell table:style-name="ce1" table:formula="of:=IF([.E13]*0.4&gt;25*[.$A$2];0.16*25*[.$A$2];IF([.E13]&lt;[.$A$2];0;MAX(0.16*[.$A$2];0.4*0.16*[.E13])))"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U13]*0.4&gt;25*[.$A$2];0.16*25*[.$A$2];IF([.U13]&lt;[.$A$2];0;MAX(0.16*[.$A$2];0.4*0.16*[.U13])))"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style-name="ce1" table:formula="of:=IF(#REF!*0.4&gt;25*[.$A$2];0.16*25*[.$A$2];IF(#REF!&lt;[.$A$2];0;MAX(0.16*[.$A$2];0.4*0.16*#REF!)))" office:value-type="float" office:value="0" calcext:value-type="float">
            <text:p>$0</text:p>
          </table:table-cell>
          <table:table-cell table:number-columns-repeated="988"/>
        </table:table-row>
        <table:table-row table:style-name="ro3">
          <table:table-cell office:value-type="string" calcext:value-type="string">
            <text:p>Solidaridad pensional como contratista</text:p>
          </table:table-cell>
          <table:table-cell/>
          <table:table-cell table:style-name="ce1" table:formula="of:=IF([.C13]&gt;20*[.$A$2];[.C13]*0.7*0.02;IF([.C13]&gt;19*[.$A$2];0.018*[.C13]*0.7;IF([.C13]&gt;18*[.$A$2];0.016*[.C13]*0.7;IF([.C13]&gt;17*[.$A$2];0.014*[.C13]*0.7;IF([.C13]&gt;16*[.$A$2];0.012*[.C13]*0.7;IF([.C13]&gt;[.$A$2]*4;[.C13]*0.01;0))))))" office:value-type="float" office:value="0" calcext:value-type="float">
            <text:p>$0</text:p>
          </table:table-cell>
          <table:table-cell table:style-name="ce1" table:formula="of:=IF([.D13]&gt;20*[.$A$2];[.D13]*0.7*0.02;IF([.D13]&gt;19*[.$A$2];0.018*[.D13]*0.7;IF([.D13]&gt;18*[.$A$2];0.016*[.D13]*0.7;IF([.D13]&gt;17*[.$A$2];0.014*[.D13]*0.7;IF([.D13]&gt;16*[.$A$2];0.012*[.D13]*0.7;IF([.D13]&gt;[.$A$2]*4;[.D13]*0.01;0))))))" office:value-type="float" office:value="0" calcext:value-type="float">
            <text:p>$0</text:p>
          </table:table-cell>
          <table:table-cell table:style-name="ce1" table:formula="of:=IF([.E13]&gt;20*[.$A$2];[.E13]*0.7*0.02;IF([.E13]&gt;19*[.$A$2];0.018*[.E13]*0.7;IF([.E13]&gt;18*[.$A$2];0.016*[.E13]*0.7;IF([.E13]&gt;17*[.$A$2];0.014*[.E13]*0.7;IF([.E13]&gt;16*[.$A$2];0.012*[.E13]*0.7;IF([.E13]&gt;[.$A$2]*4;[.E13]*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U13]&gt;20*[.$A$2];[.U13]*0.7*0.02;IF([.U13]&gt;19*[.$A$2];0.018*[.U13]*0.7;IF([.U13]&gt;18*[.$A$2];0.016*[.U13]*0.7;IF([.U13]&gt;17*[.$A$2];0.014*[.U13]*0.7;IF([.U13]&gt;16*[.$A$2];0.012*[.U13]*0.7;IF([.U13]&gt;[.$A$2]*4;[.U13]*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number-columns-repeated="988"/>
        </table:table-row>
        <table:table-row table:style-name="ro3">
          <table:table-cell office:value-type="string" calcext:value-type="string">
            <text:p>Contribuciones salud individuo como empleado</text:p>
          </table:table-cell>
          <table:table-cell/>
          <table:table-cell table:style-name="ce1" table:formula="of:=+IF([.C12]*0.7&gt;25*[.$A$2];25*[.$A$2]*0.04;IF([.C12]&gt;13*[.$A$2];[.C12]*0.7*0.04;IF([.C12]&lt;[.$A$2];0;MAX(0.04*[.C12];0.04*[.$A$2]))))" office:value-type="float" office:value="0" calcext:value-type="float">
            <text:p>$0</text:p>
          </table:table-cell>
          <table:table-cell table:style-name="ce1" table:formula="of:=+IF([.D12]*0.7&gt;25*[.$A$2];25*[.$A$2]*0.04;IF([.D12]&gt;13*[.$A$2];[.D12]*0.7*0.04;IF([.D12]&lt;[.$A$2];0;MAX(0.04*[.D12];0.04*[.$A$2]))))" office:value-type="float" office:value="400000" calcext:value-type="float">
            <text:p>$400,000</text:p>
          </table:table-cell>
          <table:table-cell table:style-name="ce1" table:formula="of:=+IF([.E12]*0.7&gt;25*[.$A$2];25*[.$A$2]*0.04;IF([.E12]&gt;13*[.$A$2];[.E12]*0.7*0.04;IF([.E12]&lt;[.$A$2];0;MAX(0.04*[.E12];0.04*[.$A$2]))))" office:value-type="float" office:value="0" calcext:value-type="float">
            <text:p>$0</text:p>
          </table:table-cell>
          <table:table-cell table:style-name="ce1" table:formula="of:=+IF(#REF!*0.7&gt;25*[.$A$2];25*[.$A$2]*0.04;IF(#REF!&gt;13*[.$A$2];#REF!*0.7*0.04;IF(#REF!&lt;[.$A$2];0;MAX(0.04*#REF!;0.04*[.$A$2]))))" office:value-type="float" office:value="62939.7235620384" calcext:value-type="float">
            <text:p>$62,940</text:p>
          </table:table-cell>
          <table:table-cell table:style-name="ce1" table:formula="of:=+IF(#REF!*0.7&gt;25*[.$A$2];25*[.$A$2]*0.04;IF(#REF!&gt;13*[.$A$2];#REF!*0.7*0.04;IF(#REF!&lt;[.$A$2];0;MAX(0.04*#REF!;0.04*[.$A$2]))))" office:value-type="float" office:value="49072.5712766072" calcext:value-type="float">
            <text:p>$49,073</text:p>
          </table:table-cell>
          <table:table-cell table:style-name="ce1" table:formula="of:=+IF(#REF!*0.7&gt;25*[.$A$2];25*[.$A$2]*0.04;IF(#REF!&gt;13*[.$A$2];#REF!*0.7*0.04;IF(#REF!&lt;[.$A$2];0;MAX(0.04*#REF!;0.04*[.$A$2]))))" office:value-type="float" office:value="72618.5940673596" calcext:value-type="float">
            <text:p>$72,619</text:p>
          </table:table-cell>
          <table:table-cell table:style-name="ce1" table:formula="of:=+IF(#REF!*0.7&gt;25*[.$A$2];25*[.$A$2]*0.04;IF(#REF!&gt;13*[.$A$2];#REF!*0.7*0.04;IF(#REF!&lt;[.$A$2];0;MAX(0.04*#REF!;0.04*[.$A$2]))))" office:value-type="float" office:value="0" calcext:value-type="float">
            <text:p>$0</text:p>
          </table:table-cell>
          <table:table-cell table:style-name="ce1" table:formula="of:=+IF(#REF!*0.7&gt;25*[.$A$2];25*[.$A$2]*0.04;IF(#REF!&gt;13*[.$A$2];#REF!*0.7*0.04;IF(#REF!&lt;[.$A$2];0;MAX(0.04*#REF!;0.04*[.$A$2]))))" office:value-type="float" office:value="0" calcext:value-type="float">
            <text:p>$0</text:p>
          </table:table-cell>
          <table:table-cell table:style-name="ce1" table:formula="of:=+IF(#REF!*0.7&gt;25*[.$A$2];25*[.$A$2]*0.04;IF(#REF!&gt;13*[.$A$2];#REF!*0.7*0.04;IF(#REF!&lt;[.$A$2];0;MAX(0.04*#REF!;0.04*[.$A$2]))))" office:value-type="float" office:value="0" calcext:value-type="float">
            <text:p>$0</text:p>
          </table:table-cell>
          <table:table-cell table:style-name="ce1" table:formula="of:=+IF(#REF!*0.7&gt;25*[.$A$2];25*[.$A$2]*0.04;IF(#REF!&gt;13*[.$A$2];#REF!*0.7*0.04;IF(#REF!&lt;[.$A$2];0;MAX(0.04*#REF!;0.04*[.$A$2]))))" office:value-type="float" office:value="0" calcext:value-type="float">
            <text:p>$0</text:p>
          </table:table-cell>
          <table:table-cell table:style-name="ce1" table:formula="of:=+IF(#REF!*0.7&gt;25*[.$A$2];25*[.$A$2]*0.04;IF(#REF!&gt;13*[.$A$2];#REF!*0.7*0.04;IF(#REF!&lt;[.$A$2];0;MAX(0.04*#REF!;0.04*[.$A$2]))))" office:value-type="float" office:value="37400.6438017667" calcext:value-type="float">
            <text:p>$37,401</text:p>
          </table:table-cell>
          <table:table-cell table:style-name="ce1" table:formula="of:=+IF(#REF!*0.7&gt;25*[.$A$2];25*[.$A$2]*0.04;IF(#REF!&gt;13*[.$A$2];#REF!*0.7*0.04;IF(#REF!&lt;[.$A$2];0;MAX(0.04*#REF!;0.04*[.$A$2]))))" office:value-type="float" office:value="47734.6362509552" calcext:value-type="float">
            <text:p>$47,735</text:p>
          </table:table-cell>
          <table:table-cell table:style-name="ce1" table:formula="of:=+IF(#REF!*0.7&gt;25*[.$A$2];25*[.$A$2]*0.04;IF(#REF!&gt;13*[.$A$2];#REF!*0.7*0.04;IF(#REF!&lt;[.$A$2];0;MAX(0.04*#REF!;0.04*[.$A$2]))))" office:value-type="float" office:value="60076.8211966496" calcext:value-type="float">
            <text:p>$60,077</text:p>
          </table:table-cell>
          <table:table-cell table:style-name="ce1" table:formula="of:=+IF(#REF!*0.7&gt;25*[.$A$2];25*[.$A$2]*0.04;IF(#REF!&gt;13*[.$A$2];#REF!*0.7*0.04;IF(#REF!&lt;[.$A$2];0;MAX(0.04*#REF!;0.04*[.$A$2]))))" office:value-type="float" office:value="76460.5194204892" calcext:value-type="float">
            <text:p>$76,461</text:p>
          </table:table-cell>
          <table:table-cell table:style-name="ce1" table:formula="of:=+IF(#REF!*0.7&gt;25*[.$A$2];25*[.$A$2]*0.04;IF(#REF!&gt;13*[.$A$2];#REF!*0.7*0.04;IF(#REF!&lt;[.$A$2];0;MAX(0.04*#REF!;0.04*[.$A$2]))))" office:value-type="float" office:value="105952.300780581" calcext:value-type="float">
            <text:p>$105,952</text:p>
          </table:table-cell>
          <table:table-cell table:style-name="ce1" table:formula="of:=+IF(#REF!*0.7&gt;25*[.$A$2];25*[.$A$2]*0.04;IF(#REF!&gt;13*[.$A$2];#REF!*0.7*0.04;IF(#REF!&lt;[.$A$2];0;MAX(0.04*#REF!;0.04*[.$A$2]))))" office:value-type="float" office:value="231821.24020107" calcext:value-type="float">
            <text:p>$231,821</text:p>
          </table:table-cell>
          <table:table-cell table:style-name="ce1" table:formula="of:=+IF(#REF!*0.7&gt;25*[.$A$2];25*[.$A$2]*0.04;IF(#REF!&gt;13*[.$A$2];#REF!*0.7*0.04;IF(#REF!&lt;[.$A$2];0;MAX(0.04*#REF!;0.04*[.$A$2]))))" office:value-type="float" office:value="0" calcext:value-type="float">
            <text:p>$0</text:p>
          </table:table-cell>
          <table:table-cell table:style-name="ce1" table:formula="of:=+IF(#REF!*0.7&gt;25*[.$A$2];25*[.$A$2]*0.04;IF(#REF!&gt;13*[.$A$2];#REF!*0.7*0.04;IF(#REF!&lt;[.$A$2];0;MAX(0.04*#REF!;0.04*[.$A$2]))))" office:value-type="float" office:value="0" calcext:value-type="float">
            <text:p>$0</text:p>
          </table:table-cell>
          <table:table-cell table:style-name="ce1" table:formula="of:=+IF([.U12]*0.7&gt;25*[.$A$2];25*[.$A$2]*0.04;IF([.U12]&gt;13*[.$A$2];[.U12]*0.7*0.04;IF([.U12]&lt;[.$A$2];0;MAX(0.04*[.U12];0.04*[.$A$2]))))" office:value-type="float" office:value="0" calcext:value-type="float">
            <text:p>$0</text:p>
          </table:table-cell>
          <table:table-cell table:style-name="ce1" table:formula="of:=+IF(#REF!*0.7&gt;25*[.$A$2];25*[.$A$2]*0.04;IF(#REF!&gt;13*[.$A$2];#REF!*0.7*0.04;IF(#REF!&lt;[.$A$2];0;MAX(0.04*#REF!;0.04*[.$A$2]))))" office:value-type="float" office:value="471995.609512664" calcext:value-type="float">
            <text:p>$471,996</text:p>
          </table:table-cell>
          <table:table-cell table:style-name="ce1" table:formula="of:=+IF(#REF!*0.7&gt;25*[.$A$2];25*[.$A$2]*0.04;IF(#REF!&gt;13*[.$A$2];#REF!*0.7*0.04;IF(#REF!&lt;[.$A$2];0;MAX(0.04*#REF!;0.04*[.$A$2]))))" office:value-type="float" office:value="471995.609512664" calcext:value-type="float">
            <text:p>$471,996</text:p>
          </table:table-cell>
          <table:table-cell table:style-name="ce1" table:formula="of:=+IF(#REF!*0.7&gt;25*[.$A$2];25*[.$A$2]*0.04;IF(#REF!&gt;13*[.$A$2];#REF!*0.7*0.04;IF(#REF!&lt;[.$A$2];0;MAX(0.04*#REF!;0.04*[.$A$2]))))" office:value-type="float" office:value="319563.071333333" calcext:value-type="float">
            <text:p>$319,563</text:p>
          </table:table-cell>
          <table:table-cell table:style-name="ce1" table:formula="of:=+IF(#REF!*0.7&gt;25*[.$A$2];25*[.$A$2]*0.04;IF(#REF!&gt;13*[.$A$2];#REF!*0.7*0.04;IF(#REF!&lt;[.$A$2];0;MAX(0.04*#REF!;0.04*[.$A$2]))))" office:value-type="float" office:value="353248.868" calcext:value-type="float">
            <text:p>$353,249</text:p>
          </table:table-cell>
          <table:table-cell table:style-name="ce1" table:formula="of:=+IF(#REF!*0.7&gt;25*[.$A$2];25*[.$A$2]*0.04;IF(#REF!&gt;13*[.$A$2];#REF!*0.7*0.04;IF(#REF!&lt;[.$A$2];0;MAX(0.04*#REF!;0.04*[.$A$2]))))" office:value-type="float" office:value="93690.2921158752" calcext:value-type="float">
            <text:p>$93,690</text:p>
          </table:table-cell>
          <table:table-cell table:style-name="ce1" table:formula="of:=+IF(#REF!*0.7&gt;25*[.$A$2];25*[.$A$2]*0.04;IF(#REF!&gt;13*[.$A$2];#REF!*0.7*0.04;IF(#REF!&lt;[.$A$2];0;MAX(0.04*#REF!;0.04*[.$A$2]))))" office:value-type="float" office:value="81938.3043825136" calcext:value-type="float">
            <text:p>$81,938</text:p>
          </table:table-cell>
          <table:table-cell table:style-name="ce1" table:formula="of:=+IF(#REF!*0.7&gt;25*[.$A$2];25*[.$A$2]*0.04;IF(#REF!&gt;13*[.$A$2];#REF!*0.7*0.04;IF(#REF!&lt;[.$A$2];0;MAX(0.04*#REF!;0.04*[.$A$2]))))" office:value-type="float" office:value="67357.8291091016" calcext:value-type="float">
            <text:p>$67,358</text:p>
          </table:table-cell>
          <table:table-cell table:style-name="ce1" table:formula="of:=+IF(#REF!*0.7&gt;25*[.$A$2];25*[.$A$2]*0.04;IF(#REF!&gt;13*[.$A$2];#REF!*0.7*0.04;IF(#REF!&lt;[.$A$2];0;MAX(0.04*#REF!;0.04*[.$A$2]))))" office:value-type="float" office:value="85567.5511240028" calcext:value-type="float">
            <text:p>$85,568</text:p>
          </table:table-cell>
          <table:table-cell table:style-name="ce1" table:formula="of:=+IF(#REF!*0.7&gt;25*[.$A$2];25*[.$A$2]*0.04;IF(#REF!&gt;13*[.$A$2];#REF!*0.7*0.04;IF(#REF!&lt;[.$A$2];0;MAX(0.04*#REF!;0.04*[.$A$2]))))" office:value-type="float" office:value="75705.1059946876" calcext:value-type="float">
            <text:p>$75,705</text:p>
          </table:table-cell>
          <table:table-cell table:style-name="ce1" table:formula="of:=+IF(#REF!*0.7&gt;25*[.$A$2];25*[.$A$2]*0.04;IF(#REF!&gt;13*[.$A$2];#REF!*0.7*0.04;IF(#REF!&lt;[.$A$2];0;MAX(0.04*#REF!;0.04*[.$A$2]))))" office:value-type="float" office:value="50586.5514467408" calcext:value-type="float">
            <text:p>$50,587</text:p>
          </table:table-cell>
          <table:table-cell table:style-name="ce1" table:formula="of:=+IF(#REF!*0.7&gt;25*[.$A$2];25*[.$A$2]*0.04;IF(#REF!&gt;13*[.$A$2];#REF!*0.7*0.04;IF(#REF!&lt;[.$A$2];0;MAX(0.04*#REF!;0.04*[.$A$2]))))" office:value-type="float" office:value="65697.4538632476" calcext:value-type="float">
            <text:p>$65,697</text:p>
          </table:table-cell>
          <table:table-cell table:style-name="ce1" table:formula="of:=+IF(#REF!*0.7&gt;25*[.$A$2];25*[.$A$2]*0.04;IF(#REF!&gt;13*[.$A$2];#REF!*0.7*0.04;IF(#REF!&lt;[.$A$2];0;MAX(0.04*#REF!;0.04*[.$A$2]))))" office:value-type="float" office:value="66246.495148628" calcext:value-type="float">
            <text:p>$66,246</text:p>
          </table:table-cell>
          <table:table-cell table:style-name="ce1" table:formula="of:=+IF(#REF!*0.7&gt;25*[.$A$2];25*[.$A$2]*0.04;IF(#REF!&gt;13*[.$A$2];#REF!*0.7*0.04;IF(#REF!&lt;[.$A$2];0;MAX(0.04*#REF!;0.04*[.$A$2]))))" office:value-type="float" office:value="56826.0538552788" calcext:value-type="float">
            <text:p>$56,826</text:p>
          </table:table-cell>
          <table:table-cell table:style-name="ce1" table:formula="of:=+IF(#REF!*0.7&gt;25*[.$A$2];25*[.$A$2]*0.04;IF(#REF!&gt;13*[.$A$2];#REF!*0.7*0.04;IF(#REF!&lt;[.$A$2];0;MAX(0.04*#REF!;0.04*[.$A$2]))))" office:value-type="float" office:value="60852.4038979076" calcext:value-type="float">
            <text:p>$60,852</text:p>
          </table:table-cell>
          <table:table-cell table:style-name="ce1" table:formula="of:=+IF(#REF!*0.7&gt;25*[.$A$2];25*[.$A$2]*0.04;IF(#REF!&gt;13*[.$A$2];#REF!*0.7*0.04;IF(#REF!&lt;[.$A$2];0;MAX(0.04*#REF!;0.04*[.$A$2]))))" office:value-type="float" office:value="316000" calcext:value-type="float">
            <text:p>$316,000</text:p>
          </table:table-cell>
          <table:table-cell table:number-columns-repeated="988"/>
        </table:table-row>
        <table:table-row table:style-name="ro3">
          <table:table-cell office:value-type="string" calcext:value-type="string">
            <text:p>Contribuciones pensiones individuo como empleado</text:p>
          </table:table-cell>
          <table:table-cell/>
          <table:table-cell table:style-name="ce1" table:formula="of:=IF([.C12]*0.7&gt;25*[.$A$2];25*[.$A$2]*0.04;IF([.C12]&gt;13*[.$A$2];[.C12]*0.7*0.04;IF([.C12]&lt;[.$A$2];0;MAX(0.04*[.C12];0.04*[.$A$2]))))" office:value-type="float" office:value="0" calcext:value-type="float">
            <text:p>$0</text:p>
          </table:table-cell>
          <table:table-cell table:style-name="ce1" table:formula="of:=IF([.D12]*0.7&gt;25*[.$A$2];25*[.$A$2]*0.04;IF([.D12]&gt;13*[.$A$2];[.D12]*0.7*0.04;IF([.D12]&lt;[.$A$2];0;MAX(0.04*[.D12];0.04*[.$A$2]))))" office:value-type="float" office:value="400000" calcext:value-type="float">
            <text:p>$400,000</text:p>
          </table:table-cell>
          <table:table-cell table:style-name="ce1" table:formula="of:=IF([.E12]*0.7&gt;25*[.$A$2];25*[.$A$2]*0.04;IF([.E12]&gt;13*[.$A$2];[.E12]*0.7*0.04;IF([.E12]&lt;[.$A$2];0;MAX(0.04*[.E12];0.04*[.$A$2]))))" office:value-type="float" office:value="0" calcext:value-type="float">
            <text:p>$0</text:p>
          </table:table-cell>
          <table:table-cell table:style-name="ce1" table:formula="of:=IF(#REF!*0.7&gt;25*[.$A$2];25*[.$A$2]*0.04;IF(#REF!&gt;13*[.$A$2];#REF!*0.7*0.04;IF(#REF!&lt;[.$A$2];0;MAX(0.04*#REF!;0.04*[.$A$2]))))" office:value-type="float" office:value="62939.7235620384" calcext:value-type="float">
            <text:p>$62,940</text:p>
          </table:table-cell>
          <table:table-cell table:style-name="ce1" table:formula="of:=IF(#REF!*0.7&gt;25*[.$A$2];25*[.$A$2]*0.04;IF(#REF!&gt;13*[.$A$2];#REF!*0.7*0.04;IF(#REF!&lt;[.$A$2];0;MAX(0.04*#REF!;0.04*[.$A$2]))))" office:value-type="float" office:value="49072.5712766072" calcext:value-type="float">
            <text:p>$49,073</text:p>
          </table:table-cell>
          <table:table-cell table:style-name="ce1" table:formula="of:=IF(#REF!*0.7&gt;25*[.$A$2];25*[.$A$2]*0.04;IF(#REF!&gt;13*[.$A$2];#REF!*0.7*0.04;IF(#REF!&lt;[.$A$2];0;MAX(0.04*#REF!;0.04*[.$A$2]))))" office:value-type="float" office:value="72618.5940673596" calcext:value-type="float">
            <text:p>$72,619</text:p>
          </table:table-cell>
          <table:table-cell table:style-name="ce1" table:formula="of:=IF(#REF!*0.7&gt;25*[.$A$2];25*[.$A$2]*0.04;IF(#REF!&gt;13*[.$A$2];#REF!*0.7*0.04;IF(#REF!&lt;[.$A$2];0;MAX(0.04*#REF!;0.04*[.$A$2]))))" office:value-type="float" office:value="0" calcext:value-type="float">
            <text:p>$0</text:p>
          </table:table-cell>
          <table:table-cell table:style-name="ce1" table:formula="of:=IF(#REF!*0.7&gt;25*[.$A$2];25*[.$A$2]*0.04;IF(#REF!&gt;13*[.$A$2];#REF!*0.7*0.04;IF(#REF!&lt;[.$A$2];0;MAX(0.04*#REF!;0.04*[.$A$2]))))" office:value-type="float" office:value="0" calcext:value-type="float">
            <text:p>$0</text:p>
          </table:table-cell>
          <table:table-cell table:style-name="ce1" table:formula="of:=IF(#REF!*0.7&gt;25*[.$A$2];25*[.$A$2]*0.04;IF(#REF!&gt;13*[.$A$2];#REF!*0.7*0.04;IF(#REF!&lt;[.$A$2];0;MAX(0.04*#REF!;0.04*[.$A$2]))))" office:value-type="float" office:value="0" calcext:value-type="float">
            <text:p>$0</text:p>
          </table:table-cell>
          <table:table-cell table:style-name="ce1" table:formula="of:=IF(#REF!*0.7&gt;25*[.$A$2];25*[.$A$2]*0.04;IF(#REF!&gt;13*[.$A$2];#REF!*0.7*0.04;IF(#REF!&lt;[.$A$2];0;MAX(0.04*#REF!;0.04*[.$A$2]))))" office:value-type="float" office:value="0" calcext:value-type="float">
            <text:p>$0</text:p>
          </table:table-cell>
          <table:table-cell table:style-name="ce1" table:formula="of:=IF(#REF!*0.7&gt;25*[.$A$2];25*[.$A$2]*0.04;IF(#REF!&gt;13*[.$A$2];#REF!*0.7*0.04;IF(#REF!&lt;[.$A$2];0;MAX(0.04*#REF!;0.04*[.$A$2]))))" office:value-type="float" office:value="37400.6438017667" calcext:value-type="float">
            <text:p>$37,401</text:p>
          </table:table-cell>
          <table:table-cell table:style-name="ce1" table:formula="of:=IF(#REF!*0.7&gt;25*[.$A$2];25*[.$A$2]*0.04;IF(#REF!&gt;13*[.$A$2];#REF!*0.7*0.04;IF(#REF!&lt;[.$A$2];0;MAX(0.04*#REF!;0.04*[.$A$2]))))" office:value-type="float" office:value="47734.6362509552" calcext:value-type="float">
            <text:p>$47,735</text:p>
          </table:table-cell>
          <table:table-cell table:style-name="ce1" table:formula="of:=IF(#REF!*0.7&gt;25*[.$A$2];25*[.$A$2]*0.04;IF(#REF!&gt;13*[.$A$2];#REF!*0.7*0.04;IF(#REF!&lt;[.$A$2];0;MAX(0.04*#REF!;0.04*[.$A$2]))))" office:value-type="float" office:value="60076.8211966496" calcext:value-type="float">
            <text:p>$60,077</text:p>
          </table:table-cell>
          <table:table-cell table:style-name="ce1" table:formula="of:=IF(#REF!*0.7&gt;25*[.$A$2];25*[.$A$2]*0.04;IF(#REF!&gt;13*[.$A$2];#REF!*0.7*0.04;IF(#REF!&lt;[.$A$2];0;MAX(0.04*#REF!;0.04*[.$A$2]))))" office:value-type="float" office:value="76460.5194204892" calcext:value-type="float">
            <text:p>$76,461</text:p>
          </table:table-cell>
          <table:table-cell table:style-name="ce1" table:formula="of:=IF(#REF!*0.7&gt;25*[.$A$2];25*[.$A$2]*0.04;IF(#REF!&gt;13*[.$A$2];#REF!*0.7*0.04;IF(#REF!&lt;[.$A$2];0;MAX(0.04*#REF!;0.04*[.$A$2]))))" office:value-type="float" office:value="105952.300780581" calcext:value-type="float">
            <text:p>$105,952</text:p>
          </table:table-cell>
          <table:table-cell table:style-name="ce1" table:formula="of:=IF(#REF!*0.7&gt;25*[.$A$2];25*[.$A$2]*0.04;IF(#REF!&gt;13*[.$A$2];#REF!*0.7*0.04;IF(#REF!&lt;[.$A$2];0;MAX(0.04*#REF!;0.04*[.$A$2]))))" office:value-type="float" office:value="231821.24020107" calcext:value-type="float">
            <text:p>$231,821</text:p>
          </table:table-cell>
          <table:table-cell table:style-name="ce1" table:formula="of:=IF(#REF!*0.7&gt;25*[.$A$2];25*[.$A$2]*0.04;IF(#REF!&gt;13*[.$A$2];#REF!*0.7*0.04;IF(#REF!&lt;[.$A$2];0;MAX(0.04*#REF!;0.04*[.$A$2]))))" office:value-type="float" office:value="0" calcext:value-type="float">
            <text:p>$0</text:p>
          </table:table-cell>
          <table:table-cell table:style-name="ce1" table:formula="of:=IF(#REF!*0.7&gt;25*[.$A$2];25*[.$A$2]*0.04;IF(#REF!&gt;13*[.$A$2];#REF!*0.7*0.04;IF(#REF!&lt;[.$A$2];0;MAX(0.04*#REF!;0.04*[.$A$2]))))" office:value-type="float" office:value="0" calcext:value-type="float">
            <text:p>$0</text:p>
          </table:table-cell>
          <table:table-cell table:style-name="ce1" table:formula="of:=IF([.U12]*0.7&gt;25*[.$A$2];25*[.$A$2]*0.04;IF([.U12]&gt;13*[.$A$2];[.U12]*0.7*0.04;IF([.U12]&lt;[.$A$2];0;MAX(0.04*[.U12];0.04*[.$A$2]))))" office:value-type="float" office:value="0" calcext:value-type="float">
            <text:p>$0</text:p>
          </table:table-cell>
          <table:table-cell table:style-name="ce1" table:formula="of:=IF(#REF!*0.7&gt;25*[.$A$2];25*[.$A$2]*0.04;IF(#REF!&gt;13*[.$A$2];#REF!*0.7*0.04;IF(#REF!&lt;[.$A$2];0;MAX(0.04*#REF!;0.04*[.$A$2]))))" office:value-type="float" office:value="471995.609512664" calcext:value-type="float">
            <text:p>$471,996</text:p>
          </table:table-cell>
          <table:table-cell table:style-name="ce1" table:formula="of:=IF(#REF!*0.7&gt;25*[.$A$2];25*[.$A$2]*0.04;IF(#REF!&gt;13*[.$A$2];#REF!*0.7*0.04;IF(#REF!&lt;[.$A$2];0;MAX(0.04*#REF!;0.04*[.$A$2]))))" office:value-type="float" office:value="471995.609512664" calcext:value-type="float">
            <text:p>$471,996</text:p>
          </table:table-cell>
          <table:table-cell table:style-name="ce1" table:formula="of:=IF(#REF!*0.7&gt;25*[.$A$2];25*[.$A$2]*0.04;IF(#REF!&gt;13*[.$A$2];#REF!*0.7*0.04;IF(#REF!&lt;[.$A$2];0;MAX(0.04*#REF!;0.04*[.$A$2]))))" office:value-type="float" office:value="319563.071333333" calcext:value-type="float">
            <text:p>$319,563</text:p>
          </table:table-cell>
          <table:table-cell table:style-name="ce1" table:formula="of:=IF(#REF!*0.7&gt;25*[.$A$2];25*[.$A$2]*0.04;IF(#REF!&gt;13*[.$A$2];#REF!*0.7*0.04;IF(#REF!&lt;[.$A$2];0;MAX(0.04*#REF!;0.04*[.$A$2]))))" office:value-type="float" office:value="353248.868" calcext:value-type="float">
            <text:p>$353,249</text:p>
          </table:table-cell>
          <table:table-cell table:style-name="ce1" table:formula="of:=IF(#REF!*0.7&gt;25*[.$A$2];25*[.$A$2]*0.04;IF(#REF!&gt;13*[.$A$2];#REF!*0.7*0.04;IF(#REF!&lt;[.$A$2];0;MAX(0.04*#REF!;0.04*[.$A$2]))))" office:value-type="float" office:value="93690.2921158752" calcext:value-type="float">
            <text:p>$93,690</text:p>
          </table:table-cell>
          <table:table-cell table:style-name="ce1" table:formula="of:=IF(#REF!*0.7&gt;25*[.$A$2];25*[.$A$2]*0.04;IF(#REF!&gt;13*[.$A$2];#REF!*0.7*0.04;IF(#REF!&lt;[.$A$2];0;MAX(0.04*#REF!;0.04*[.$A$2]))))" office:value-type="float" office:value="81938.3043825136" calcext:value-type="float">
            <text:p>$81,938</text:p>
          </table:table-cell>
          <table:table-cell table:style-name="ce1" table:formula="of:=IF(#REF!*0.7&gt;25*[.$A$2];25*[.$A$2]*0.04;IF(#REF!&gt;13*[.$A$2];#REF!*0.7*0.04;IF(#REF!&lt;[.$A$2];0;MAX(0.04*#REF!;0.04*[.$A$2]))))" office:value-type="float" office:value="67357.8291091016" calcext:value-type="float">
            <text:p>$67,358</text:p>
          </table:table-cell>
          <table:table-cell table:style-name="ce1" table:formula="of:=IF(#REF!*0.7&gt;25*[.$A$2];25*[.$A$2]*0.04;IF(#REF!&gt;13*[.$A$2];#REF!*0.7*0.04;IF(#REF!&lt;[.$A$2];0;MAX(0.04*#REF!;0.04*[.$A$2]))))" office:value-type="float" office:value="85567.5511240028" calcext:value-type="float">
            <text:p>$85,568</text:p>
          </table:table-cell>
          <table:table-cell table:style-name="ce1" table:formula="of:=IF(#REF!*0.7&gt;25*[.$A$2];25*[.$A$2]*0.04;IF(#REF!&gt;13*[.$A$2];#REF!*0.7*0.04;IF(#REF!&lt;[.$A$2];0;MAX(0.04*#REF!;0.04*[.$A$2]))))" office:value-type="float" office:value="75705.1059946876" calcext:value-type="float">
            <text:p>$75,705</text:p>
          </table:table-cell>
          <table:table-cell table:style-name="ce1" table:formula="of:=IF(#REF!*0.7&gt;25*[.$A$2];25*[.$A$2]*0.04;IF(#REF!&gt;13*[.$A$2];#REF!*0.7*0.04;IF(#REF!&lt;[.$A$2];0;MAX(0.04*#REF!;0.04*[.$A$2]))))" office:value-type="float" office:value="50586.5514467408" calcext:value-type="float">
            <text:p>$50,587</text:p>
          </table:table-cell>
          <table:table-cell table:style-name="ce1" table:formula="of:=IF(#REF!*0.7&gt;25*[.$A$2];25*[.$A$2]*0.04;IF(#REF!&gt;13*[.$A$2];#REF!*0.7*0.04;IF(#REF!&lt;[.$A$2];0;MAX(0.04*#REF!;0.04*[.$A$2]))))" office:value-type="float" office:value="65697.4538632476" calcext:value-type="float">
            <text:p>$65,697</text:p>
          </table:table-cell>
          <table:table-cell table:style-name="ce1" table:formula="of:=IF(#REF!*0.7&gt;25*[.$A$2];25*[.$A$2]*0.04;IF(#REF!&gt;13*[.$A$2];#REF!*0.7*0.04;IF(#REF!&lt;[.$A$2];0;MAX(0.04*#REF!;0.04*[.$A$2]))))" office:value-type="float" office:value="66246.495148628" calcext:value-type="float">
            <text:p>$66,246</text:p>
          </table:table-cell>
          <table:table-cell table:style-name="ce1" table:formula="of:=IF(#REF!*0.7&gt;25*[.$A$2];25*[.$A$2]*0.04;IF(#REF!&gt;13*[.$A$2];#REF!*0.7*0.04;IF(#REF!&lt;[.$A$2];0;MAX(0.04*#REF!;0.04*[.$A$2]))))" office:value-type="float" office:value="56826.0538552788" calcext:value-type="float">
            <text:p>$56,826</text:p>
          </table:table-cell>
          <table:table-cell table:style-name="ce1" table:formula="of:=IF(#REF!*0.7&gt;25*[.$A$2];25*[.$A$2]*0.04;IF(#REF!&gt;13*[.$A$2];#REF!*0.7*0.04;IF(#REF!&lt;[.$A$2];0;MAX(0.04*#REF!;0.04*[.$A$2]))))" office:value-type="float" office:value="60852.4038979076" calcext:value-type="float">
            <text:p>$60,852</text:p>
          </table:table-cell>
          <table:table-cell table:style-name="ce1" table:formula="of:=IF(#REF!*0.7&gt;25*[.$A$2];25*[.$A$2]*0.04;IF(#REF!&gt;13*[.$A$2];#REF!*0.7*0.04;IF(#REF!&lt;[.$A$2];0;MAX(0.04*#REF!;0.04*[.$A$2]))))" office:value-type="float" office:value="316000" calcext:value-type="float">
            <text:p>$316,000</text:p>
          </table:table-cell>
          <table:table-cell table:number-columns-repeated="988"/>
        </table:table-row>
        <table:table-row table:style-name="ro3">
          <table:table-cell office:value-type="string" calcext:value-type="string">
            <text:p>Solidaridad pensional como empleado</text:p>
          </table:table-cell>
          <table:table-cell/>
          <table:table-cell table:style-name="ce1" table:formula="of:=IF([.C12]&gt;20*[.$A$2];[.C12]*0.7*0.02;IF([.C12]&gt;19*[.$A$2];0.018*[.C12]*0.7;IF([.C12]&gt;18*[.$A$2];0.016*[.C12]*0.7;IF([.C12]&gt;17*[.$A$2];0.014*[.C12]*0.7;IF([.C12]&gt;16*[.$A$2];0.012*[.C12]*0.7;IF([.C12]&gt;[.$A$2]*4;[.C12]*0.01;0))))))" office:value-type="float" office:value="0" calcext:value-type="float">
            <text:p>$0</text:p>
          </table:table-cell>
          <table:table-cell table:style-name="ce1" table:formula="of:=IF([.D12]&gt;20*[.$A$2];[.D12]*0.7*0.02;IF([.D12]&gt;19*[.$A$2];0.018*[.D12]*0.7;IF([.D12]&gt;18*[.$A$2];0.016*[.D12]*0.7;IF([.D12]&gt;17*[.$A$2];0.014*[.D12]*0.7;IF([.D12]&gt;16*[.$A$2];0.012*[.D12]*0.7;IF([.D12]&gt;[.$A$2]*4;[.D12]*0.01;0))))))" office:value-type="float" office:value="100000" calcext:value-type="float">
            <text:p>$100,000</text:p>
          </table:table-cell>
          <table:table-cell table:style-name="ce1" table:formula="of:=IF([.E12]&gt;20*[.$A$2];[.E12]*0.7*0.02;IF([.E12]&gt;19*[.$A$2];0.018*[.E12]*0.7;IF([.E12]&gt;18*[.$A$2];0.016*[.E12]*0.7;IF([.E12]&gt;17*[.$A$2];0.014*[.E12]*0.7;IF([.E12]&gt;16*[.$A$2];0.012*[.E12]*0.7;IF([.E12]&gt;[.$A$2]*4;[.E12]*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57955.3100502675" calcext:value-type="float">
            <text:p>$57,955</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U12]&gt;20*[.$A$2];[.U12]*0.7*0.02;IF([.U12]&gt;19*[.$A$2];0.018*[.U12]*0.7;IF([.U12]&gt;18*[.$A$2];0.016*[.U12]*0.7;IF([.U12]&gt;17*[.$A$2];0.014*[.U12]*0.7;IF([.U12]&gt;16*[.$A$2];0.012*[.U12]*0.7;IF([.U12]&gt;[.$A$2]*4;[.U12]*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235997.804756332" calcext:value-type="float">
            <text:p>$235,998</text:p>
          </table:table-cell>
          <table:table-cell table:style-name="ce1" table:formula="of:=IF(#REF!&gt;20*[.$A$2];#REF!*0.7*0.02;IF(#REF!&gt;19*[.$A$2];0.018*#REF!*0.7;IF(#REF!&gt;18*[.$A$2];0.016*#REF!*0.7;IF(#REF!&gt;17*[.$A$2];0.014*#REF!*0.7;IF(#REF!&gt;16*[.$A$2];0.012*#REF!*0.7;IF(#REF!&gt;[.$A$2]*4;#REF!*0.01;0))))))" office:value-type="float" office:value="235997.804756332" calcext:value-type="float">
            <text:p>$235,998</text:p>
          </table:table-cell>
          <table:table-cell table:style-name="ce1" table:formula="of:=IF(#REF!&gt;20*[.$A$2];#REF!*0.7*0.02;IF(#REF!&gt;19*[.$A$2];0.018*#REF!*0.7;IF(#REF!&gt;18*[.$A$2];0.016*#REF!*0.7;IF(#REF!&gt;17*[.$A$2];0.014*#REF!*0.7;IF(#REF!&gt;16*[.$A$2];0.012*#REF!*0.7;IF(#REF!&gt;[.$A$2]*4;#REF!*0.01;0))))))" office:value-type="float" office:value="114129.668333333" calcext:value-type="float">
            <text:p>$114,130</text:p>
          </table:table-cell>
          <table:table-cell table:style-name="ce1" table:formula="of:=IF(#REF!&gt;20*[.$A$2];#REF!*0.7*0.02;IF(#REF!&gt;19*[.$A$2];0.018*#REF!*0.7;IF(#REF!&gt;18*[.$A$2];0.016*#REF!*0.7;IF(#REF!&gt;17*[.$A$2];0.014*#REF!*0.7;IF(#REF!&gt;16*[.$A$2];0.012*#REF!*0.7;IF(#REF!&gt;[.$A$2]*4;#REF!*0.01;0))))))" office:value-type="float" office:value="105974.6604" calcext:value-type="float">
            <text:p>$105,975</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0" calcext:value-type="float">
            <text:p>$0</text:p>
          </table:table-cell>
          <table:table-cell table:style-name="ce1" table:formula="of:=IF(#REF!&gt;20*[.$A$2];#REF!*0.7*0.02;IF(#REF!&gt;19*[.$A$2];0.018*#REF!*0.7;IF(#REF!&gt;18*[.$A$2];0.016*#REF!*0.7;IF(#REF!&gt;17*[.$A$2];0.014*#REF!*0.7;IF(#REF!&gt;16*[.$A$2];0.012*#REF!*0.7;IF(#REF!&gt;[.$A$2]*4;#REF!*0.01;0))))))" office:value-type="float" office:value="79000" calcext:value-type="float">
            <text:p>$79,000</text:p>
          </table:table-cell>
          <table:table-cell table:number-columns-repeated="988"/>
        </table:table-row>
        <table:table-row table:style-name="ro3">
          <table:table-cell office:value-type="string" calcext:value-type="string">
            <text:p>Contribuciones salud empleador</text:p>
          </table:table-cell>
          <table:table-cell/>
          <table:table-cell table:style-name="ce1" table:formula="of:=IF([.C12]*0.7&gt;25*[.$A$2];25*[.$A$2]*0.085;IF([.C12]&gt;13*[.$A$2];[.C12]*0.7*0.085;IF([.C12]&gt;10*[.$A$2];[.C12]*0.085;0)))" office:value-type="float" office:value="0" calcext:value-type="float">
            <text:p>$0</text:p>
          </table:table-cell>
          <table:table-cell table:style-name="ce1" table:formula="of:=IF([.D12]*0.7&gt;25*[.$A$2];25*[.$A$2]*0.085;IF([.D12]&gt;13*[.$A$2];[.D12]*0.7*0.085;IF([.D12]&gt;10*[.$A$2];[.D12]*0.085;0)))" office:value-type="float" office:value="850000" calcext:value-type="float">
            <text:p>$850,000</text:p>
          </table:table-cell>
          <table:table-cell table:style-name="ce1" table:formula="of:=IF([.E12]*0.7&gt;25*[.$A$2];25*[.$A$2]*0.085;IF([.E12]&gt;13*[.$A$2];[.E12]*0.7*0.085;IF([.E12]&gt;10*[.$A$2];[.E12]*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U12]*0.7&gt;25*[.$A$2];25*[.$A$2]*0.085;IF([.U12]&gt;13*[.$A$2];[.U12]*0.7*0.085;IF([.U12]&gt;10*[.$A$2];[.U12]*0.085;0)))" office:value-type="float" office:value="0" calcext:value-type="float">
            <text:p>$0</text:p>
          </table:table-cell>
          <table:table-cell table:style-name="ce1" table:formula="of:=IF(#REF!*0.7&gt;25*[.$A$2];25*[.$A$2]*0.085;IF(#REF!&gt;13*[.$A$2];#REF!*0.7*0.085;IF(#REF!&gt;10*[.$A$2];#REF!*0.085;0)))" office:value-type="float" office:value="1002990.67021441" calcext:value-type="float">
            <text:p>$1,002,991</text:p>
          </table:table-cell>
          <table:table-cell table:style-name="ce1" table:formula="of:=IF(#REF!*0.7&gt;25*[.$A$2];25*[.$A$2]*0.085;IF(#REF!&gt;13*[.$A$2];#REF!*0.7*0.085;IF(#REF!&gt;10*[.$A$2];#REF!*0.085;0)))" office:value-type="float" office:value="1002990.67021441" calcext:value-type="float">
            <text:p>$1,002,991</text:p>
          </table:table-cell>
          <table:table-cell table:style-name="ce1" table:formula="of:=IF(#REF!*0.7&gt;25*[.$A$2];25*[.$A$2]*0.085;IF(#REF!&gt;13*[.$A$2];#REF!*0.7*0.085;IF(#REF!&gt;10*[.$A$2];#REF!*0.085;0)))" office:value-type="float" office:value="679071.526583334" calcext:value-type="float">
            <text:p>$679,072</text:p>
          </table:table-cell>
          <table:table-cell table:style-name="ce1" table:formula="of:=IF(#REF!*0.7&gt;25*[.$A$2];25*[.$A$2]*0.085;IF(#REF!&gt;13*[.$A$2];#REF!*0.7*0.085;IF(#REF!&gt;10*[.$A$2];#REF!*0.085;0)))" office:value-type="float" office:value="750653.8445" calcext:value-type="float">
            <text:p>$750,654</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0" calcext:value-type="float">
            <text:p>$0</text:p>
          </table:table-cell>
          <table:table-cell table:style-name="ce1" table:formula="of:=IF(#REF!*0.7&gt;25*[.$A$2];25*[.$A$2]*0.085;IF(#REF!&gt;13*[.$A$2];#REF!*0.7*0.085;IF(#REF!&gt;10*[.$A$2];#REF!*0.085;0)))" office:value-type="float" office:value="671500" calcext:value-type="float">
            <text:p>$671,500</text:p>
          </table:table-cell>
          <table:table-cell table:number-columns-repeated="988"/>
        </table:table-row>
        <table:table-row table:style-name="ro3">
          <table:table-cell office:value-type="string" calcext:value-type="string">
            <text:p>Contribuciones pensiones empleador</text:p>
          </table:table-cell>
          <table:table-cell/>
          <table:table-cell table:style-name="ce1" table:formula="of:=IF([.C12]*0.7&gt;25*[.$A$2];25*[.$A$2]*0.12;IF([.C12]&gt;13*[.$A$2];[.C12]*0.7*0.12;IF([.C12]&gt;10*[.$A$2];[.C12]*0.12;IF([.C12]&lt;[.$A$2];0;MAX(0.12*[.C12];0.12*[.$A$2])))))" office:value-type="float" office:value="0" calcext:value-type="float">
            <text:p>$0</text:p>
          </table:table-cell>
          <table:table-cell table:style-name="ce1" table:formula="of:=IF([.D12]*0.7&gt;25*[.$A$2];25*[.$A$2]*0.12;IF([.D12]&gt;13*[.$A$2];[.D12]*0.7*0.12;IF([.D12]&gt;10*[.$A$2];[.D12]*0.12;IF([.D12]&lt;[.$A$2];0;MAX(0.12*[.D12];0.12*[.$A$2])))))" office:value-type="float" office:value="1200000" calcext:value-type="float">
            <text:p>$1,200,000</text:p>
          </table:table-cell>
          <table:table-cell table:style-name="ce1" table:formula="of:=IF([.E12]*0.7&gt;25*[.$A$2];25*[.$A$2]*0.12;IF([.E12]&gt;13*[.$A$2];[.E12]*0.7*0.12;IF([.E12]&gt;10*[.$A$2];[.E12]*0.12;IF([.E12]&lt;[.$A$2];0;MAX(0.12*[.E12];0.12*[.$A$2])))))" office:value-type="float" office:value="0" calcext:value-type="float">
            <text:p>$0</text:p>
          </table:table-cell>
          <table:table-cell table:style-name="ce1" table:formula="of:=IF(#REF!*0.7&gt;25*[.$A$2];25*[.$A$2]*0.12;IF(#REF!&gt;13*[.$A$2];#REF!*0.7*0.12;IF(#REF!&gt;10*[.$A$2];#REF!*0.12;IF(#REF!&lt;[.$A$2];0;MAX(0.12*#REF!;0.12*[.$A$2])))))" office:value-type="float" office:value="188819.170686115" calcext:value-type="float">
            <text:p>$188,819</text:p>
          </table:table-cell>
          <table:table-cell table:style-name="ce1" table:formula="of:=IF(#REF!*0.7&gt;25*[.$A$2];25*[.$A$2]*0.12;IF(#REF!&gt;13*[.$A$2];#REF!*0.7*0.12;IF(#REF!&gt;10*[.$A$2];#REF!*0.12;IF(#REF!&lt;[.$A$2];0;MAX(0.12*#REF!;0.12*[.$A$2])))))" office:value-type="float" office:value="147217.713829822" calcext:value-type="float">
            <text:p>$147,218</text:p>
          </table:table-cell>
          <table:table-cell table:style-name="ce1" table:formula="of:=IF(#REF!*0.7&gt;25*[.$A$2];25*[.$A$2]*0.12;IF(#REF!&gt;13*[.$A$2];#REF!*0.7*0.12;IF(#REF!&gt;10*[.$A$2];#REF!*0.12;IF(#REF!&lt;[.$A$2];0;MAX(0.12*#REF!;0.12*[.$A$2])))))" office:value-type="float" office:value="217855.782202079" calcext:value-type="float">
            <text:p>$217,856</text:p>
          </table:table-cell>
          <table:table-cell table:style-name="ce1" table:formula="of:=IF(#REF!*0.7&gt;25*[.$A$2];25*[.$A$2]*0.12;IF(#REF!&gt;13*[.$A$2];#REF!*0.7*0.12;IF(#REF!&gt;10*[.$A$2];#REF!*0.12;IF(#REF!&lt;[.$A$2];0;MAX(0.12*#REF!;0.12*[.$A$2])))))" office:value-type="float" office:value="0" calcext:value-type="float">
            <text:p>$0</text:p>
          </table:table-cell>
          <table:table-cell table:style-name="ce1" table:formula="of:=IF(#REF!*0.7&gt;25*[.$A$2];25*[.$A$2]*0.12;IF(#REF!&gt;13*[.$A$2];#REF!*0.7*0.12;IF(#REF!&gt;10*[.$A$2];#REF!*0.12;IF(#REF!&lt;[.$A$2];0;MAX(0.12*#REF!;0.12*[.$A$2])))))" office:value-type="float" office:value="0" calcext:value-type="float">
            <text:p>$0</text:p>
          </table:table-cell>
          <table:table-cell table:style-name="ce1" table:formula="of:=IF(#REF!*0.7&gt;25*[.$A$2];25*[.$A$2]*0.12;IF(#REF!&gt;13*[.$A$2];#REF!*0.7*0.12;IF(#REF!&gt;10*[.$A$2];#REF!*0.12;IF(#REF!&lt;[.$A$2];0;MAX(0.12*#REF!;0.12*[.$A$2])))))" office:value-type="float" office:value="0" calcext:value-type="float">
            <text:p>$0</text:p>
          </table:table-cell>
          <table:table-cell table:style-name="ce1" table:formula="of:=IF(#REF!*0.7&gt;25*[.$A$2];25*[.$A$2]*0.12;IF(#REF!&gt;13*[.$A$2];#REF!*0.7*0.12;IF(#REF!&gt;10*[.$A$2];#REF!*0.12;IF(#REF!&lt;[.$A$2];0;MAX(0.12*#REF!;0.12*[.$A$2])))))" office:value-type="float" office:value="0" calcext:value-type="float">
            <text:p>$0</text:p>
          </table:table-cell>
          <table:table-cell table:style-name="ce1" table:formula="of:=IF(#REF!*0.7&gt;25*[.$A$2];25*[.$A$2]*0.12;IF(#REF!&gt;13*[.$A$2];#REF!*0.7*0.12;IF(#REF!&gt;10*[.$A$2];#REF!*0.12;IF(#REF!&lt;[.$A$2];0;MAX(0.12*#REF!;0.12*[.$A$2])))))" office:value-type="float" office:value="112201.9314053" calcext:value-type="float">
            <text:p>$112,202</text:p>
          </table:table-cell>
          <table:table-cell table:style-name="ce1" table:formula="of:=IF(#REF!*0.7&gt;25*[.$A$2];25*[.$A$2]*0.12;IF(#REF!&gt;13*[.$A$2];#REF!*0.7*0.12;IF(#REF!&gt;10*[.$A$2];#REF!*0.12;IF(#REF!&lt;[.$A$2];0;MAX(0.12*#REF!;0.12*[.$A$2])))))" office:value-type="float" office:value="143203.908752866" calcext:value-type="float">
            <text:p>$143,204</text:p>
          </table:table-cell>
          <table:table-cell table:style-name="ce1" table:formula="of:=IF(#REF!*0.7&gt;25*[.$A$2];25*[.$A$2]*0.12;IF(#REF!&gt;13*[.$A$2];#REF!*0.7*0.12;IF(#REF!&gt;10*[.$A$2];#REF!*0.12;IF(#REF!&lt;[.$A$2];0;MAX(0.12*#REF!;0.12*[.$A$2])))))" office:value-type="float" office:value="180230.463589949" calcext:value-type="float">
            <text:p>$180,230</text:p>
          </table:table-cell>
          <table:table-cell table:style-name="ce1" table:formula="of:=IF(#REF!*0.7&gt;25*[.$A$2];25*[.$A$2]*0.12;IF(#REF!&gt;13*[.$A$2];#REF!*0.7*0.12;IF(#REF!&gt;10*[.$A$2];#REF!*0.12;IF(#REF!&lt;[.$A$2];0;MAX(0.12*#REF!;0.12*[.$A$2])))))" office:value-type="float" office:value="229381.558261468" calcext:value-type="float">
            <text:p>$229,382</text:p>
          </table:table-cell>
          <table:table-cell table:style-name="ce1" table:formula="of:=IF(#REF!*0.7&gt;25*[.$A$2];25*[.$A$2]*0.12;IF(#REF!&gt;13*[.$A$2];#REF!*0.7*0.12;IF(#REF!&gt;10*[.$A$2];#REF!*0.12;IF(#REF!&lt;[.$A$2];0;MAX(0.12*#REF!;0.12*[.$A$2])))))" office:value-type="float" office:value="317856.902341742" calcext:value-type="float">
            <text:p>$317,857</text:p>
          </table:table-cell>
          <table:table-cell table:style-name="ce1" table:formula="of:=IF(#REF!*0.7&gt;25*[.$A$2];25*[.$A$2]*0.12;IF(#REF!&gt;13*[.$A$2];#REF!*0.7*0.12;IF(#REF!&gt;10*[.$A$2];#REF!*0.12;IF(#REF!&lt;[.$A$2];0;MAX(0.12*#REF!;0.12*[.$A$2])))))" office:value-type="float" office:value="695463.72060321" calcext:value-type="float">
            <text:p>$695,464</text:p>
          </table:table-cell>
          <table:table-cell table:style-name="ce1" table:formula="of:=IF(#REF!*0.7&gt;25*[.$A$2];25*[.$A$2]*0.12;IF(#REF!&gt;13*[.$A$2];#REF!*0.7*0.12;IF(#REF!&gt;10*[.$A$2];#REF!*0.12;IF(#REF!&lt;[.$A$2];0;MAX(0.12*#REF!;0.12*[.$A$2])))))" office:value-type="float" office:value="0" calcext:value-type="float">
            <text:p>$0</text:p>
          </table:table-cell>
          <table:table-cell table:style-name="ce1" table:formula="of:=IF(#REF!*0.7&gt;25*[.$A$2];25*[.$A$2]*0.12;IF(#REF!&gt;13*[.$A$2];#REF!*0.7*0.12;IF(#REF!&gt;10*[.$A$2];#REF!*0.12;IF(#REF!&lt;[.$A$2];0;MAX(0.12*#REF!;0.12*[.$A$2])))))" office:value-type="float" office:value="0" calcext:value-type="float">
            <text:p>$0</text:p>
          </table:table-cell>
          <table:table-cell table:style-name="ce1" table:formula="of:=IF([.U12]*0.7&gt;25*[.$A$2];25*[.$A$2]*0.12;IF([.U12]&gt;13*[.$A$2];[.U12]*0.7*0.12;IF([.U12]&gt;10*[.$A$2];[.U12]*0.12;IF([.U12]&lt;[.$A$2];0;MAX(0.12*[.U12];0.12*[.$A$2])))))" office:value-type="float" office:value="0" calcext:value-type="float">
            <text:p>$0</text:p>
          </table:table-cell>
          <table:table-cell table:style-name="ce1" table:formula="of:=IF(#REF!*0.7&gt;25*[.$A$2];25*[.$A$2]*0.12;IF(#REF!&gt;13*[.$A$2];#REF!*0.7*0.12;IF(#REF!&gt;10*[.$A$2];#REF!*0.12;IF(#REF!&lt;[.$A$2];0;MAX(0.12*#REF!;0.12*[.$A$2])))))" office:value-type="float" office:value="1415986.82853799" calcext:value-type="float">
            <text:p>$1,415,987</text:p>
          </table:table-cell>
          <table:table-cell table:style-name="ce1" table:formula="of:=IF(#REF!*0.7&gt;25*[.$A$2];25*[.$A$2]*0.12;IF(#REF!&gt;13*[.$A$2];#REF!*0.7*0.12;IF(#REF!&gt;10*[.$A$2];#REF!*0.12;IF(#REF!&lt;[.$A$2];0;MAX(0.12*#REF!;0.12*[.$A$2])))))" office:value-type="float" office:value="1415986.82853799" calcext:value-type="float">
            <text:p>$1,415,987</text:p>
          </table:table-cell>
          <table:table-cell table:style-name="ce1" table:formula="of:=IF(#REF!*0.7&gt;25*[.$A$2];25*[.$A$2]*0.12;IF(#REF!&gt;13*[.$A$2];#REF!*0.7*0.12;IF(#REF!&gt;10*[.$A$2];#REF!*0.12;IF(#REF!&lt;[.$A$2];0;MAX(0.12*#REF!;0.12*[.$A$2])))))" office:value-type="float" office:value="958689.214" calcext:value-type="float">
            <text:p>$958,689</text:p>
          </table:table-cell>
          <table:table-cell table:style-name="ce1" table:formula="of:=IF(#REF!*0.7&gt;25*[.$A$2];25*[.$A$2]*0.12;IF(#REF!&gt;13*[.$A$2];#REF!*0.7*0.12;IF(#REF!&gt;10*[.$A$2];#REF!*0.12;IF(#REF!&lt;[.$A$2];0;MAX(0.12*#REF!;0.12*[.$A$2])))))" office:value-type="float" office:value="1059746.604" calcext:value-type="float">
            <text:p>$1,059,747</text:p>
          </table:table-cell>
          <table:table-cell table:style-name="ce1" table:formula="of:=IF(#REF!*0.7&gt;25*[.$A$2];25*[.$A$2]*0.12;IF(#REF!&gt;13*[.$A$2];#REF!*0.7*0.12;IF(#REF!&gt;10*[.$A$2];#REF!*0.12;IF(#REF!&lt;[.$A$2];0;MAX(0.12*#REF!;0.12*[.$A$2])))))" office:value-type="float" office:value="281070.876347626" calcext:value-type="float">
            <text:p>$281,071</text:p>
          </table:table-cell>
          <table:table-cell table:style-name="ce1" table:formula="of:=IF(#REF!*0.7&gt;25*[.$A$2];25*[.$A$2]*0.12;IF(#REF!&gt;13*[.$A$2];#REF!*0.7*0.12;IF(#REF!&gt;10*[.$A$2];#REF!*0.12;IF(#REF!&lt;[.$A$2];0;MAX(0.12*#REF!;0.12*[.$A$2])))))" office:value-type="float" office:value="245814.913147541" calcext:value-type="float">
            <text:p>$245,815</text:p>
          </table:table-cell>
          <table:table-cell table:style-name="ce1" table:formula="of:=IF(#REF!*0.7&gt;25*[.$A$2];25*[.$A$2]*0.12;IF(#REF!&gt;13*[.$A$2];#REF!*0.7*0.12;IF(#REF!&gt;10*[.$A$2];#REF!*0.12;IF(#REF!&lt;[.$A$2];0;MAX(0.12*#REF!;0.12*[.$A$2])))))" office:value-type="float" office:value="202073.487327305" calcext:value-type="float">
            <text:p>$202,073</text:p>
          </table:table-cell>
          <table:table-cell table:style-name="ce1" table:formula="of:=IF(#REF!*0.7&gt;25*[.$A$2];25*[.$A$2]*0.12;IF(#REF!&gt;13*[.$A$2];#REF!*0.7*0.12;IF(#REF!&gt;10*[.$A$2];#REF!*0.12;IF(#REF!&lt;[.$A$2];0;MAX(0.12*#REF!;0.12*[.$A$2])))))" office:value-type="float" office:value="256702.653372008" calcext:value-type="float">
            <text:p>$256,703</text:p>
          </table:table-cell>
          <table:table-cell table:style-name="ce1" table:formula="of:=IF(#REF!*0.7&gt;25*[.$A$2];25*[.$A$2]*0.12;IF(#REF!&gt;13*[.$A$2];#REF!*0.7*0.12;IF(#REF!&gt;10*[.$A$2];#REF!*0.12;IF(#REF!&lt;[.$A$2];0;MAX(0.12*#REF!;0.12*[.$A$2])))))" office:value-type="float" office:value="227115.317984063" calcext:value-type="float">
            <text:p>$227,115</text:p>
          </table:table-cell>
          <table:table-cell table:style-name="ce1" table:formula="of:=IF(#REF!*0.7&gt;25*[.$A$2];25*[.$A$2]*0.12;IF(#REF!&gt;13*[.$A$2];#REF!*0.7*0.12;IF(#REF!&gt;10*[.$A$2];#REF!*0.12;IF(#REF!&lt;[.$A$2];0;MAX(0.12*#REF!;0.12*[.$A$2])))))" office:value-type="float" office:value="151759.654340222" calcext:value-type="float">
            <text:p>$151,760</text:p>
          </table:table-cell>
          <table:table-cell table:style-name="ce1" table:formula="of:=IF(#REF!*0.7&gt;25*[.$A$2];25*[.$A$2]*0.12;IF(#REF!&gt;13*[.$A$2];#REF!*0.7*0.12;IF(#REF!&gt;10*[.$A$2];#REF!*0.12;IF(#REF!&lt;[.$A$2];0;MAX(0.12*#REF!;0.12*[.$A$2])))))" office:value-type="float" office:value="197092.361589743" calcext:value-type="float">
            <text:p>$197,092</text:p>
          </table:table-cell>
          <table:table-cell table:style-name="ce1" table:formula="of:=IF(#REF!*0.7&gt;25*[.$A$2];25*[.$A$2]*0.12;IF(#REF!&gt;13*[.$A$2];#REF!*0.7*0.12;IF(#REF!&gt;10*[.$A$2];#REF!*0.12;IF(#REF!&lt;[.$A$2];0;MAX(0.12*#REF!;0.12*[.$A$2])))))" office:value-type="float" office:value="198739.485445884" calcext:value-type="float">
            <text:p>$198,739</text:p>
          </table:table-cell>
          <table:table-cell table:style-name="ce1" table:formula="of:=IF(#REF!*0.7&gt;25*[.$A$2];25*[.$A$2]*0.12;IF(#REF!&gt;13*[.$A$2];#REF!*0.7*0.12;IF(#REF!&gt;10*[.$A$2];#REF!*0.12;IF(#REF!&lt;[.$A$2];0;MAX(0.12*#REF!;0.12*[.$A$2])))))" office:value-type="float" office:value="170478.161565836" calcext:value-type="float">
            <text:p>$170,478</text:p>
          </table:table-cell>
          <table:table-cell table:style-name="ce1" table:formula="of:=IF(#REF!*0.7&gt;25*[.$A$2];25*[.$A$2]*0.12;IF(#REF!&gt;13*[.$A$2];#REF!*0.7*0.12;IF(#REF!&gt;10*[.$A$2];#REF!*0.12;IF(#REF!&lt;[.$A$2];0;MAX(0.12*#REF!;0.12*[.$A$2])))))" office:value-type="float" office:value="182557.211693723" calcext:value-type="float">
            <text:p>$182,557</text:p>
          </table:table-cell>
          <table:table-cell table:style-name="ce1" table:formula="of:=IF(#REF!*0.7&gt;25*[.$A$2];25*[.$A$2]*0.12;IF(#REF!&gt;13*[.$A$2];#REF!*0.7*0.12;IF(#REF!&gt;10*[.$A$2];#REF!*0.12;IF(#REF!&lt;[.$A$2];0;MAX(0.12*#REF!;0.12*[.$A$2])))))" office:value-type="float" office:value="948000" calcext:value-type="float">
            <text:p>$948,000</text:p>
          </table:table-cell>
          <table:table-cell table:number-columns-repeated="988"/>
        </table:table-row>
        <table:table-row table:style-name="ro3">
          <table:table-cell office:value-type="string" calcext:value-type="string">
            <text:p>SENA e ICBF</text:p>
          </table:table-cell>
          <table:table-cell/>
          <table:table-cell table:style-name="ce1" table:formula="of:=IF([.C12]*0.7&gt;25*[.$A$2];25*[.$A$2]*0.7*0.05;IF([.C12]&gt;13*[.$A$2];[.C12]*0.7*0.05;IF([.C12]&gt;10*[.$A$2];[.C12]*0.05;0)))" office:value-type="float" office:value="0" calcext:value-type="float">
            <text:p>$0</text:p>
          </table:table-cell>
          <table:table-cell table:style-name="ce1" table:formula="of:=IF([.D12]*0.7&gt;25*[.$A$2];25*[.$A$2]*0.7*0.05;IF([.D12]&gt;13*[.$A$2];[.D12]*0.7*0.05;IF([.D12]&gt;10*[.$A$2];[.D12]*0.05;0)))" office:value-type="float" office:value="500000" calcext:value-type="float">
            <text:p>$500,000</text:p>
          </table:table-cell>
          <table:table-cell table:style-name="ce1" table:formula="of:=IF([.E12]*0.7&gt;25*[.$A$2];25*[.$A$2]*0.7*0.05;IF([.E12]&gt;13*[.$A$2];[.E12]*0.7*0.05;IF([.E12]&gt;10*[.$A$2];[.E12]*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U12]*0.7&gt;25*[.$A$2];25*[.$A$2]*0.7*0.05;IF([.U12]&gt;13*[.$A$2];[.U12]*0.7*0.05;IF([.U12]&gt;10*[.$A$2];[.U12]*0.05;0)))" office:value-type="float" office:value="0" calcext:value-type="float">
            <text:p>$0</text:p>
          </table:table-cell>
          <table:table-cell table:style-name="ce1" table:formula="of:=IF(#REF!*0.7&gt;25*[.$A$2];25*[.$A$2]*0.7*0.05;IF(#REF!&gt;13*[.$A$2];#REF!*0.7*0.05;IF(#REF!&gt;10*[.$A$2];#REF!*0.05;0)))" office:value-type="float" office:value="589994.51189083" calcext:value-type="float">
            <text:p>$589,995</text:p>
          </table:table-cell>
          <table:table-cell table:style-name="ce1" table:formula="of:=IF(#REF!*0.7&gt;25*[.$A$2];25*[.$A$2]*0.7*0.05;IF(#REF!&gt;13*[.$A$2];#REF!*0.7*0.05;IF(#REF!&gt;10*[.$A$2];#REF!*0.05;0)))" office:value-type="float" office:value="589994.51189083" calcext:value-type="float">
            <text:p>$589,995</text:p>
          </table:table-cell>
          <table:table-cell table:style-name="ce1" table:formula="of:=IF(#REF!*0.7&gt;25*[.$A$2];25*[.$A$2]*0.7*0.05;IF(#REF!&gt;13*[.$A$2];#REF!*0.7*0.05;IF(#REF!&gt;10*[.$A$2];#REF!*0.05;0)))" office:value-type="float" office:value="399453.839166667" calcext:value-type="float">
            <text:p>$399,454</text:p>
          </table:table-cell>
          <table:table-cell table:style-name="ce1" table:formula="of:=IF(#REF!*0.7&gt;25*[.$A$2];25*[.$A$2]*0.7*0.05;IF(#REF!&gt;13*[.$A$2];#REF!*0.7*0.05;IF(#REF!&gt;10*[.$A$2];#REF!*0.05;0)))" office:value-type="float" office:value="441561.085" calcext:value-type="float">
            <text:p>$441,561</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0" calcext:value-type="float">
            <text:p>$0</text:p>
          </table:table-cell>
          <table:table-cell table:style-name="ce1" table:formula="of:=IF(#REF!*0.7&gt;25*[.$A$2];25*[.$A$2]*0.7*0.05;IF(#REF!&gt;13*[.$A$2];#REF!*0.7*0.05;IF(#REF!&gt;10*[.$A$2];#REF!*0.05;0)))" office:value-type="float" office:value="395000" calcext:value-type="float">
            <text:p>$395,000</text:p>
          </table:table-cell>
          <table:table-cell table:number-columns-repeated="988"/>
        </table:table-row>
        <table:table-row table:style-name="ro3">
          <table:table-cell office:value-type="string" calcext:value-type="string">
            <text:p>Cajas de Compensación</text:p>
          </table:table-cell>
          <table:table-cell/>
          <table:table-cell table:style-name="ce1" table:formula="of:=IF([.C12]*0.7&gt;25*[.$A$2];25*[.$A$2]*0.04;IF([.C12]&gt;13*[.$A$2];[.C12]*0.7*0.04;IF([.C12]&gt;[.$A$2];0.04*[.C12];0)))" office:value-type="float" office:value="0" calcext:value-type="float">
            <text:p>$0</text:p>
          </table:table-cell>
          <table:table-cell table:style-name="ce1" table:formula="of:=IF([.D12]*0.7&gt;25*[.$A$2];25*[.$A$2]*0.04;IF([.D12]&gt;13*[.$A$2];[.D12]*0.7*0.04;IF([.D12]&gt;[.$A$2];0.04*[.D12];0)))" office:value-type="float" office:value="400000" calcext:value-type="float">
            <text:p>$400,000</text:p>
          </table:table-cell>
          <table:table-cell table:style-name="ce1" table:formula="of:=IF([.E12]*0.7&gt;25*[.$A$2];25*[.$A$2]*0.04;IF([.E12]&gt;13*[.$A$2];[.E12]*0.7*0.04;IF([.E12]&gt;[.$A$2];0.04*[.E12];0)))" office:value-type="float" office:value="0" calcext:value-type="float">
            <text:p>$0</text:p>
          </table:table-cell>
          <table:table-cell table:style-name="ce1" table:formula="of:=IF(#REF!*0.7&gt;25*[.$A$2];25*[.$A$2]*0.04;IF(#REF!&gt;13*[.$A$2];#REF!*0.7*0.04;IF(#REF!&gt;[.$A$2];0.04*#REF!;0)))" office:value-type="float" office:value="62939.7235620384" calcext:value-type="float">
            <text:p>$62,940</text:p>
          </table:table-cell>
          <table:table-cell table:style-name="ce1" table:formula="of:=IF(#REF!*0.7&gt;25*[.$A$2];25*[.$A$2]*0.04;IF(#REF!&gt;13*[.$A$2];#REF!*0.7*0.04;IF(#REF!&gt;[.$A$2];0.04*#REF!;0)))" office:value-type="float" office:value="49072.5712766072" calcext:value-type="float">
            <text:p>$49,073</text:p>
          </table:table-cell>
          <table:table-cell table:style-name="ce1" table:formula="of:=IF(#REF!*0.7&gt;25*[.$A$2];25*[.$A$2]*0.04;IF(#REF!&gt;13*[.$A$2];#REF!*0.7*0.04;IF(#REF!&gt;[.$A$2];0.04*#REF!;0)))" office:value-type="float" office:value="72618.5940673596" calcext:value-type="float">
            <text:p>$72,619</text:p>
          </table:table-cell>
          <table:table-cell table:style-name="ce1" table:formula="of:=IF(#REF!*0.7&gt;25*[.$A$2];25*[.$A$2]*0.04;IF(#REF!&gt;13*[.$A$2];#REF!*0.7*0.04;IF(#REF!&gt;[.$A$2];0.04*#REF!;0)))" office:value-type="float" office:value="0" calcext:value-type="float">
            <text:p>$0</text:p>
          </table:table-cell>
          <table:table-cell table:style-name="ce1" table:formula="of:=IF(#REF!*0.7&gt;25*[.$A$2];25*[.$A$2]*0.04;IF(#REF!&gt;13*[.$A$2];#REF!*0.7*0.04;IF(#REF!&gt;[.$A$2];0.04*#REF!;0)))" office:value-type="float" office:value="0" calcext:value-type="float">
            <text:p>$0</text:p>
          </table:table-cell>
          <table:table-cell table:style-name="ce1" table:formula="of:=IF(#REF!*0.7&gt;25*[.$A$2];25*[.$A$2]*0.04;IF(#REF!&gt;13*[.$A$2];#REF!*0.7*0.04;IF(#REF!&gt;[.$A$2];0.04*#REF!;0)))" office:value-type="float" office:value="0" calcext:value-type="float">
            <text:p>$0</text:p>
          </table:table-cell>
          <table:table-cell table:style-name="ce1" table:formula="of:=IF(#REF!*0.7&gt;25*[.$A$2];25*[.$A$2]*0.04;IF(#REF!&gt;13*[.$A$2];#REF!*0.7*0.04;IF(#REF!&gt;[.$A$2];0.04*#REF!;0)))" office:value-type="float" office:value="0" calcext:value-type="float">
            <text:p>$0</text:p>
          </table:table-cell>
          <table:table-cell table:style-name="ce1" table:formula="of:=IF(#REF!*0.7&gt;25*[.$A$2];25*[.$A$2]*0.04;IF(#REF!&gt;13*[.$A$2];#REF!*0.7*0.04;IF(#REF!&gt;[.$A$2];0.04*#REF!;0)))" office:value-type="float" office:value="37400.6438017667" calcext:value-type="float">
            <text:p>$37,401</text:p>
          </table:table-cell>
          <table:table-cell table:style-name="ce1" table:formula="of:=IF(#REF!*0.7&gt;25*[.$A$2];25*[.$A$2]*0.04;IF(#REF!&gt;13*[.$A$2];#REF!*0.7*0.04;IF(#REF!&gt;[.$A$2];0.04*#REF!;0)))" office:value-type="float" office:value="47734.6362509552" calcext:value-type="float">
            <text:p>$47,735</text:p>
          </table:table-cell>
          <table:table-cell table:style-name="ce1" table:formula="of:=IF(#REF!*0.7&gt;25*[.$A$2];25*[.$A$2]*0.04;IF(#REF!&gt;13*[.$A$2];#REF!*0.7*0.04;IF(#REF!&gt;[.$A$2];0.04*#REF!;0)))" office:value-type="float" office:value="60076.8211966496" calcext:value-type="float">
            <text:p>$60,077</text:p>
          </table:table-cell>
          <table:table-cell table:style-name="ce1" table:formula="of:=IF(#REF!*0.7&gt;25*[.$A$2];25*[.$A$2]*0.04;IF(#REF!&gt;13*[.$A$2];#REF!*0.7*0.04;IF(#REF!&gt;[.$A$2];0.04*#REF!;0)))" office:value-type="float" office:value="76460.5194204892" calcext:value-type="float">
            <text:p>$76,461</text:p>
          </table:table-cell>
          <table:table-cell table:style-name="ce1" table:formula="of:=IF(#REF!*0.7&gt;25*[.$A$2];25*[.$A$2]*0.04;IF(#REF!&gt;13*[.$A$2];#REF!*0.7*0.04;IF(#REF!&gt;[.$A$2];0.04*#REF!;0)))" office:value-type="float" office:value="105952.300780581" calcext:value-type="float">
            <text:p>$105,952</text:p>
          </table:table-cell>
          <table:table-cell table:style-name="ce1" table:formula="of:=IF(#REF!*0.7&gt;25*[.$A$2];25*[.$A$2]*0.04;IF(#REF!&gt;13*[.$A$2];#REF!*0.7*0.04;IF(#REF!&gt;[.$A$2];0.04*#REF!;0)))" office:value-type="float" office:value="231821.24020107" calcext:value-type="float">
            <text:p>$231,821</text:p>
          </table:table-cell>
          <table:table-cell table:style-name="ce1" table:formula="of:=IF(#REF!*0.7&gt;25*[.$A$2];25*[.$A$2]*0.04;IF(#REF!&gt;13*[.$A$2];#REF!*0.7*0.04;IF(#REF!&gt;[.$A$2];0.04*#REF!;0)))" office:value-type="float" office:value="0" calcext:value-type="float">
            <text:p>$0</text:p>
          </table:table-cell>
          <table:table-cell table:style-name="ce1" table:formula="of:=IF(#REF!*0.7&gt;25*[.$A$2];25*[.$A$2]*0.04;IF(#REF!&gt;13*[.$A$2];#REF!*0.7*0.04;IF(#REF!&gt;[.$A$2];0.04*#REF!;0)))" office:value-type="float" office:value="0" calcext:value-type="float">
            <text:p>$0</text:p>
          </table:table-cell>
          <table:table-cell table:style-name="ce1" table:formula="of:=IF([.U12]*0.7&gt;25*[.$A$2];25*[.$A$2]*0.04;IF([.U12]&gt;13*[.$A$2];[.U12]*0.7*0.04;IF([.U12]&gt;[.$A$2];0.04*[.U12];0)))" office:value-type="float" office:value="0" calcext:value-type="float">
            <text:p>$0</text:p>
          </table:table-cell>
          <table:table-cell table:style-name="ce1" table:formula="of:=IF(#REF!*0.7&gt;25*[.$A$2];25*[.$A$2]*0.04;IF(#REF!&gt;13*[.$A$2];#REF!*0.7*0.04;IF(#REF!&gt;[.$A$2];0.04*#REF!;0)))" office:value-type="float" office:value="471995.609512664" calcext:value-type="float">
            <text:p>$471,996</text:p>
          </table:table-cell>
          <table:table-cell table:style-name="ce1" table:formula="of:=IF(#REF!*0.7&gt;25*[.$A$2];25*[.$A$2]*0.04;IF(#REF!&gt;13*[.$A$2];#REF!*0.7*0.04;IF(#REF!&gt;[.$A$2];0.04*#REF!;0)))" office:value-type="float" office:value="471995.609512664" calcext:value-type="float">
            <text:p>$471,996</text:p>
          </table:table-cell>
          <table:table-cell table:style-name="ce1" table:formula="of:=IF(#REF!*0.7&gt;25*[.$A$2];25*[.$A$2]*0.04;IF(#REF!&gt;13*[.$A$2];#REF!*0.7*0.04;IF(#REF!&gt;[.$A$2];0.04*#REF!;0)))" office:value-type="float" office:value="319563.071333333" calcext:value-type="float">
            <text:p>$319,563</text:p>
          </table:table-cell>
          <table:table-cell table:style-name="ce1" table:formula="of:=IF(#REF!*0.7&gt;25*[.$A$2];25*[.$A$2]*0.04;IF(#REF!&gt;13*[.$A$2];#REF!*0.7*0.04;IF(#REF!&gt;[.$A$2];0.04*#REF!;0)))" office:value-type="float" office:value="353248.868" calcext:value-type="float">
            <text:p>$353,249</text:p>
          </table:table-cell>
          <table:table-cell table:style-name="ce1" table:formula="of:=IF(#REF!*0.7&gt;25*[.$A$2];25*[.$A$2]*0.04;IF(#REF!&gt;13*[.$A$2];#REF!*0.7*0.04;IF(#REF!&gt;[.$A$2];0.04*#REF!;0)))" office:value-type="float" office:value="93690.2921158752" calcext:value-type="float">
            <text:p>$93,690</text:p>
          </table:table-cell>
          <table:table-cell table:style-name="ce1" table:formula="of:=IF(#REF!*0.7&gt;25*[.$A$2];25*[.$A$2]*0.04;IF(#REF!&gt;13*[.$A$2];#REF!*0.7*0.04;IF(#REF!&gt;[.$A$2];0.04*#REF!;0)))" office:value-type="float" office:value="81938.3043825136" calcext:value-type="float">
            <text:p>$81,938</text:p>
          </table:table-cell>
          <table:table-cell table:style-name="ce1" table:formula="of:=IF(#REF!*0.7&gt;25*[.$A$2];25*[.$A$2]*0.04;IF(#REF!&gt;13*[.$A$2];#REF!*0.7*0.04;IF(#REF!&gt;[.$A$2];0.04*#REF!;0)))" office:value-type="float" office:value="67357.8291091016" calcext:value-type="float">
            <text:p>$67,358</text:p>
          </table:table-cell>
          <table:table-cell table:style-name="ce1" table:formula="of:=IF(#REF!*0.7&gt;25*[.$A$2];25*[.$A$2]*0.04;IF(#REF!&gt;13*[.$A$2];#REF!*0.7*0.04;IF(#REF!&gt;[.$A$2];0.04*#REF!;0)))" office:value-type="float" office:value="85567.5511240028" calcext:value-type="float">
            <text:p>$85,568</text:p>
          </table:table-cell>
          <table:table-cell table:style-name="ce1" table:formula="of:=IF(#REF!*0.7&gt;25*[.$A$2];25*[.$A$2]*0.04;IF(#REF!&gt;13*[.$A$2];#REF!*0.7*0.04;IF(#REF!&gt;[.$A$2];0.04*#REF!;0)))" office:value-type="float" office:value="75705.1059946876" calcext:value-type="float">
            <text:p>$75,705</text:p>
          </table:table-cell>
          <table:table-cell table:style-name="ce1" table:formula="of:=IF(#REF!*0.7&gt;25*[.$A$2];25*[.$A$2]*0.04;IF(#REF!&gt;13*[.$A$2];#REF!*0.7*0.04;IF(#REF!&gt;[.$A$2];0.04*#REF!;0)))" office:value-type="float" office:value="50586.5514467408" calcext:value-type="float">
            <text:p>$50,587</text:p>
          </table:table-cell>
          <table:table-cell table:style-name="ce1" table:formula="of:=IF(#REF!*0.7&gt;25*[.$A$2];25*[.$A$2]*0.04;IF(#REF!&gt;13*[.$A$2];#REF!*0.7*0.04;IF(#REF!&gt;[.$A$2];0.04*#REF!;0)))" office:value-type="float" office:value="65697.4538632476" calcext:value-type="float">
            <text:p>$65,697</text:p>
          </table:table-cell>
          <table:table-cell table:style-name="ce1" table:formula="of:=IF(#REF!*0.7&gt;25*[.$A$2];25*[.$A$2]*0.04;IF(#REF!&gt;13*[.$A$2];#REF!*0.7*0.04;IF(#REF!&gt;[.$A$2];0.04*#REF!;0)))" office:value-type="float" office:value="66246.495148628" calcext:value-type="float">
            <text:p>$66,246</text:p>
          </table:table-cell>
          <table:table-cell table:style-name="ce1" table:formula="of:=IF(#REF!*0.7&gt;25*[.$A$2];25*[.$A$2]*0.04;IF(#REF!&gt;13*[.$A$2];#REF!*0.7*0.04;IF(#REF!&gt;[.$A$2];0.04*#REF!;0)))" office:value-type="float" office:value="56826.0538552788" calcext:value-type="float">
            <text:p>$56,826</text:p>
          </table:table-cell>
          <table:table-cell table:style-name="ce1" table:formula="of:=IF(#REF!*0.7&gt;25*[.$A$2];25*[.$A$2]*0.04;IF(#REF!&gt;13*[.$A$2];#REF!*0.7*0.04;IF(#REF!&gt;[.$A$2];0.04*#REF!;0)))" office:value-type="float" office:value="60852.4038979076" calcext:value-type="float">
            <text:p>$60,852</text:p>
          </table:table-cell>
          <table:table-cell table:style-name="ce1" table:formula="of:=IF(#REF!*0.7&gt;25*[.$A$2];25*[.$A$2]*0.04;IF(#REF!&gt;13*[.$A$2];#REF!*0.7*0.04;IF(#REF!&gt;[.$A$2];0.04*#REF!;0)))" office:value-type="float" office:value="316000" calcext:value-type="float">
            <text:p>$316,000</text:p>
          </table:table-cell>
          <table:table-cell table:number-columns-repeated="988"/>
        </table:table-row>
        <table:table-row table:style-name="ro3">
          <table:table-cell office:value-type="string" calcext:value-type="string">
            <text:p>4 por 1000</text:p>
          </table:table-cell>
          <table:table-cell/>
          <table:table-cell table:style-name="ce1" table:formula="of:=[.C52]*4/1000" office:value-type="float" office:value="0" calcext:value-type="float">
            <text:p>$0</text:p>
          </table:table-cell>
          <table:table-cell table:style-name="ce1" table:formula="of:=[.D52]*4/1000" office:value-type="float" office:value="0" calcext:value-type="float">
            <text:p>$0</text:p>
          </table:table-cell>
          <table:table-cell table:style-name="ce1" table:formula="of:=[.E52]*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style-name="ce1" table:formula="of:=#REF!*4/1000" office:value-type="float" office:value="0" calcext:value-type="float">
            <text:p>$0</text:p>
          </table:table-cell>
          <table:table-cell table:number-columns-repeated="988"/>
        </table:table-row>
        <table:table-row table:style-name="ro3">
          <table:table-cell office:value-type="string" calcext:value-type="string">
            <text:p>Riqueza personas</text:p>
          </table:table-cell>
          <table:table-cell/>
          <table:table-cell table:style-name="ce1" table:formula="of:=+IF([.C8]&lt;1000000000;0;IF([.C8]&lt;=2000000000;[.C8]*0.00125/12;IF(AND(2000000000&lt;[.C8];[.C8]&lt;=3000000000);(([.C8]-2000000000)*0.0035+2500000)/12;IF(AND(3000000000&lt;[.C8];[.C8]&lt;=5000000000);(([.C8]-3000000000)*0.0075+6000000)/12;(([.C8]-5000000000)*0.015+21000000)/12))))" office:value-type="float" office:value="0" calcext:value-type="float">
            <text:p>$0</text:p>
          </table:table-cell>
          <table:table-cell table:style-name="ce1" table:formula="of:=+IF([.D8]&lt;1000000000;0;IF([.D8]&lt;=2000000000;[.D8]*0.00125/12;IF(AND(2000000000&lt;[.D8];[.D8]&lt;=3000000000);(([.D8]-2000000000)*0.0035+2500000)/12;IF(AND(3000000000&lt;[.D8];[.D8]&lt;=5000000000);(([.D8]-3000000000)*0.0075+6000000)/12;(([.D8]-5000000000)*0.015+21000000)/12))))" office:value-type="float" office:value="0" calcext:value-type="float">
            <text:p>$0</text:p>
          </table:table-cell>
          <table:table-cell table:style-name="ce1" table:formula="of:=+IF([.E8]&lt;1000000000;0;IF([.E8]&lt;=2000000000;[.E8]*0.00125/12;IF(AND(2000000000&lt;[.E8];[.E8]&lt;=3000000000);(([.E8]-2000000000)*0.0035+2500000)/12;IF(AND(3000000000&lt;[.E8];[.E8]&lt;=5000000000);(([.E8]-3000000000)*0.0075+6000000)/12;(([.E8]-5000000000)*0.015+21000000)/12))))" office:value-type="float" office:value="0" calcext:value-type="float">
            <text:p>$0</text:p>
          </table:table-cell>
          <table:table-cell table:style-name="ce1" table:formula="of:=+IF([.F8]&lt;1000000000;0;IF([.F8]&lt;=2000000000;[.F8]*0.00125/12;IF(AND(2000000000&lt;[.F8];[.F8]&lt;=3000000000);(([.F8]-2000000000)*0.0035+2500000)/12;IF(AND(3000000000&lt;[.F8];[.F8]&lt;=5000000000);(([.F8]-3000000000)*0.0075+6000000)/12;(([.F8]-5000000000)*0.015+21000000)/12))))" office:value-type="float" office:value="0" calcext:value-type="float">
            <text:p>$0</text:p>
          </table:table-cell>
          <table:table-cell table:style-name="ce1" table:formula="of:=+IF([.G8]&lt;1000000000;0;IF([.G8]&lt;=2000000000;[.G8]*0.00125/12;IF(AND(2000000000&lt;[.G8];[.G8]&lt;=3000000000);(([.G8]-2000000000)*0.0035+2500000)/12;IF(AND(3000000000&lt;[.G8];[.G8]&lt;=5000000000);(([.G8]-3000000000)*0.0075+6000000)/12;(([.G8]-5000000000)*0.015+21000000)/12))))" office:value-type="float" office:value="0" calcext:value-type="float">
            <text:p>$0</text:p>
          </table:table-cell>
          <table:table-cell table:style-name="ce1" table:formula="of:=+IF([.H8]&lt;1000000000;0;IF([.H8]&lt;=2000000000;[.H8]*0.00125/12;IF(AND(2000000000&lt;[.H8];[.H8]&lt;=3000000000);(([.H8]-2000000000)*0.0035+2500000)/12;IF(AND(3000000000&lt;[.H8];[.H8]&lt;=5000000000);(([.H8]-3000000000)*0.0075+6000000)/12;(([.H8]-5000000000)*0.015+21000000)/12))))" office:value-type="float" office:value="0" calcext:value-type="float">
            <text:p>$0</text:p>
          </table:table-cell>
          <table:table-cell table:style-name="ce1" table:formula="of:=+IF([.I8]&lt;1000000000;0;IF([.I8]&lt;=2000000000;[.I8]*0.00125/12;IF(AND(2000000000&lt;[.I8];[.I8]&lt;=3000000000);(([.I8]-2000000000)*0.0035+2500000)/12;IF(AND(3000000000&lt;[.I8];[.I8]&lt;=5000000000);(([.I8]-3000000000)*0.0075+6000000)/12;(([.I8]-5000000000)*0.015+21000000)/12))))" office:value-type="float" office:value="0" calcext:value-type="float">
            <text:p>$0</text:p>
          </table:table-cell>
          <table:table-cell table:style-name="ce1" table:formula="of:=+IF([.J8]&lt;1000000000;0;IF([.J8]&lt;=2000000000;[.J8]*0.00125/12;IF(AND(2000000000&lt;[.J8];[.J8]&lt;=3000000000);(([.J8]-2000000000)*0.0035+2500000)/12;IF(AND(3000000000&lt;[.J8];[.J8]&lt;=5000000000);(([.J8]-3000000000)*0.0075+6000000)/12;(([.J8]-5000000000)*0.015+21000000)/12))))" office:value-type="float" office:value="0" calcext:value-type="float">
            <text:p>$0</text:p>
          </table:table-cell>
          <table:table-cell table:style-name="ce1" table:formula="of:=+IF([.K8]&lt;1000000000;0;IF([.K8]&lt;=2000000000;[.K8]*0.00125/12;IF(AND(2000000000&lt;[.K8];[.K8]&lt;=3000000000);(([.K8]-2000000000)*0.0035+2500000)/12;IF(AND(3000000000&lt;[.K8];[.K8]&lt;=5000000000);(([.K8]-3000000000)*0.0075+6000000)/12;(([.K8]-5000000000)*0.015+21000000)/12))))" office:value-type="float" office:value="0" calcext:value-type="float">
            <text:p>$0</text:p>
          </table:table-cell>
          <table:table-cell table:style-name="ce1" table:formula="of:=+IF([.L8]&lt;1000000000;0;IF([.L8]&lt;=2000000000;[.L8]*0.00125/12;IF(AND(2000000000&lt;[.L8];[.L8]&lt;=3000000000);(([.L8]-2000000000)*0.0035+2500000)/12;IF(AND(3000000000&lt;[.L8];[.L8]&lt;=5000000000);(([.L8]-3000000000)*0.0075+6000000)/12;(([.L8]-5000000000)*0.015+21000000)/12))))" office:value-type="float" office:value="0" calcext:value-type="float">
            <text:p>$0</text:p>
          </table:table-cell>
          <table:table-cell table:style-name="ce1" table:formula="of:=+IF([.M8]&lt;1000000000;0;IF([.M8]&lt;=2000000000;[.M8]*0.00125/12;IF(AND(2000000000&lt;[.M8];[.M8]&lt;=3000000000);(([.M8]-2000000000)*0.0035+2500000)/12;IF(AND(3000000000&lt;[.M8];[.M8]&lt;=5000000000);(([.M8]-3000000000)*0.0075+6000000)/12;(([.M8]-5000000000)*0.015+21000000)/12))))" office:value-type="float" office:value="0" calcext:value-type="float">
            <text:p>$0</text:p>
          </table:table-cell>
          <table:table-cell table:style-name="ce1" table:formula="of:=+IF([.N8]&lt;1000000000;0;IF([.N8]&lt;=2000000000;[.N8]*0.00125/12;IF(AND(2000000000&lt;[.N8];[.N8]&lt;=3000000000);(([.N8]-2000000000)*0.0035+2500000)/12;IF(AND(3000000000&lt;[.N8];[.N8]&lt;=5000000000);(([.N8]-3000000000)*0.0075+6000000)/12;(([.N8]-5000000000)*0.015+21000000)/12))))" office:value-type="float" office:value="0" calcext:value-type="float">
            <text:p>$0</text:p>
          </table:table-cell>
          <table:table-cell table:style-name="ce1" table:formula="of:=+IF([.O8]&lt;1000000000;0;IF([.O8]&lt;=2000000000;[.O8]*0.00125/12;IF(AND(2000000000&lt;[.O8];[.O8]&lt;=3000000000);(([.O8]-2000000000)*0.0035+2500000)/12;IF(AND(3000000000&lt;[.O8];[.O8]&lt;=5000000000);(([.O8]-3000000000)*0.0075+6000000)/12;(([.O8]-5000000000)*0.015+21000000)/12))))" office:value-type="float" office:value="0" calcext:value-type="float">
            <text:p>$0</text:p>
          </table:table-cell>
          <table:table-cell table:style-name="ce1" table:formula="of:=+IF([.P8]&lt;1000000000;0;IF([.P8]&lt;=2000000000;[.P8]*0.00125/12;IF(AND(2000000000&lt;[.P8];[.P8]&lt;=3000000000);(([.P8]-2000000000)*0.0035+2500000)/12;IF(AND(3000000000&lt;[.P8];[.P8]&lt;=5000000000);(([.P8]-3000000000)*0.0075+6000000)/12;(([.P8]-5000000000)*0.015+21000000)/12))))" office:value-type="float" office:value="0" calcext:value-type="float">
            <text:p>$0</text:p>
          </table:table-cell>
          <table:table-cell table:style-name="ce1" table:formula="of:=+IF([.Q8]&lt;1000000000;0;IF([.Q8]&lt;=2000000000;[.Q8]*0.00125/12;IF(AND(2000000000&lt;[.Q8];[.Q8]&lt;=3000000000);(([.Q8]-2000000000)*0.0035+2500000)/12;IF(AND(3000000000&lt;[.Q8];[.Q8]&lt;=5000000000);(([.Q8]-3000000000)*0.0075+6000000)/12;(([.Q8]-5000000000)*0.015+21000000)/12))))" office:value-type="float" office:value="0" calcext:value-type="float">
            <text:p>$0</text:p>
          </table:table-cell>
          <table:table-cell table:style-name="ce1" table:formula="of:=+IF([.R8]&lt;1000000000;0;IF([.R8]&lt;=2000000000;[.R8]*0.00125/12;IF(AND(2000000000&lt;[.R8];[.R8]&lt;=3000000000);(([.R8]-2000000000)*0.0035+2500000)/12;IF(AND(3000000000&lt;[.R8];[.R8]&lt;=5000000000);(([.R8]-3000000000)*0.0075+6000000)/12;(([.R8]-5000000000)*0.015+21000000)/12))))" office:value-type="float" office:value="0" calcext:value-type="float">
            <text:p>$0</text:p>
          </table:table-cell>
          <table:table-cell table:style-name="ce1" table:formula="of:=+IF([.S8]&lt;1000000000;0;IF([.S8]&lt;=2000000000;[.S8]*0.00125/12;IF(AND(2000000000&lt;[.S8];[.S8]&lt;=3000000000);(([.S8]-2000000000)*0.0035+2500000)/12;IF(AND(3000000000&lt;[.S8];[.S8]&lt;=5000000000);(([.S8]-3000000000)*0.0075+6000000)/12;(([.S8]-5000000000)*0.015+21000000)/12))))" office:value-type="float" office:value="0" calcext:value-type="float">
            <text:p>$0</text:p>
          </table:table-cell>
          <table:table-cell table:style-name="ce1" table:formula="of:=+IF([.T8]&lt;1000000000;0;IF([.T8]&lt;=2000000000;[.T8]*0.00125/12;IF(AND(2000000000&lt;[.T8];[.T8]&lt;=3000000000);(([.T8]-2000000000)*0.0035+2500000)/12;IF(AND(3000000000&lt;[.T8];[.T8]&lt;=5000000000);(([.T8]-3000000000)*0.0075+6000000)/12;(([.T8]-5000000000)*0.015+21000000)/12))))" office:value-type="float" office:value="0" calcext:value-type="float">
            <text:p>$0</text:p>
          </table:table-cell>
          <table:table-cell table:style-name="ce11" table:formula="of:=+IF([.U8]&lt;5000000000;0;[.U8]*0.01)" office:value-type="float" office:value="0" calcext:value-type="float">
            <text:p>$0</text:p>
          </table:table-cell>
          <table:table-cell table:style-name="ce1" table:formula="of:=+IF([.V8]&lt;1000000000;0;IF([.V8]&lt;=2000000000;[.V8]*0.00125/12;IF(AND(2000000000&lt;[.V8];[.V8]&lt;=3000000000);(([.V8]-2000000000)*0.0035+2500000)/12;IF(AND(3000000000&lt;[.V8];[.V8]&lt;=5000000000);(([.V8]-3000000000)*0.0075+6000000)/12;(([.V8]-5000000000)*0.015+21000000)/12))))" office:value-type="float" office:value="0" calcext:value-type="float">
            <text:p>$0</text:p>
          </table:table-cell>
          <table:table-cell table:style-name="ce1" table:formula="of:=+IF([.W8]&lt;1000000000;0;IF([.W8]&lt;=2000000000;[.W8]*0.00125/12;IF(AND(2000000000&lt;[.W8];[.W8]&lt;=3000000000);(([.W8]-2000000000)*0.0035+2500000)/12;IF(AND(3000000000&lt;[.W8];[.W8]&lt;=5000000000);(([.W8]-3000000000)*0.0075+6000000)/12;(([.W8]-5000000000)*0.015+21000000)/12))))" office:value-type="float" office:value="0" calcext:value-type="float">
            <text:p>$0</text:p>
          </table:table-cell>
          <table:table-cell table:style-name="ce1" table:formula="of:=+IF([.X8]&lt;1000000000;0;IF([.X8]&lt;=2000000000;[.X8]*0.00125/12;IF(AND(2000000000&lt;[.X8];[.X8]&lt;=3000000000);(([.X8]-2000000000)*0.0035+2500000)/12;IF(AND(3000000000&lt;[.X8];[.X8]&lt;=5000000000);(([.X8]-3000000000)*0.0075+6000000)/12;(([.X8]-5000000000)*0.015+21000000)/12))))" office:value-type="float" office:value="0" calcext:value-type="float">
            <text:p>$0</text:p>
          </table:table-cell>
          <table:table-cell table:style-name="ce1" table:formula="of:=+IF([.Y8]&lt;1000000000;0;IF([.Y8]&lt;=2000000000;[.Y8]*0.00125/12;IF(AND(2000000000&lt;[.Y8];[.Y8]&lt;=3000000000);(([.Y8]-2000000000)*0.0035+2500000)/12;IF(AND(3000000000&lt;[.Y8];[.Y8]&lt;=5000000000);(([.Y8]-3000000000)*0.0075+6000000)/12;(([.Y8]-5000000000)*0.015+21000000)/12))))" office:value-type="float" office:value="0" calcext:value-type="float">
            <text:p>$0</text:p>
          </table:table-cell>
          <table:table-cell table:style-name="ce1" table:formula="of:=+IF([.Z8]&lt;1000000000;0;IF([.Z8]&lt;=2000000000;[.Z8]*0.00125/12;IF(AND(2000000000&lt;[.Z8];[.Z8]&lt;=3000000000);(([.Z8]-2000000000)*0.0035+2500000)/12;IF(AND(3000000000&lt;[.Z8];[.Z8]&lt;=5000000000);(([.Z8]-3000000000)*0.0075+6000000)/12;(([.Z8]-5000000000)*0.015+21000000)/12))))" office:value-type="float" office:value="0" calcext:value-type="float">
            <text:p>$0</text:p>
          </table:table-cell>
          <table:table-cell table:style-name="ce1" table:formula="of:=+IF([.AA8]&lt;1000000000;0;IF([.AA8]&lt;=2000000000;[.AA8]*0.00125/12;IF(AND(2000000000&lt;[.AA8];[.AA8]&lt;=3000000000);(([.AA8]-2000000000)*0.0035+2500000)/12;IF(AND(3000000000&lt;[.AA8];[.AA8]&lt;=5000000000);(([.AA8]-3000000000)*0.0075+6000000)/12;(([.AA8]-5000000000)*0.015+21000000)/12))))" office:value-type="float" office:value="0" calcext:value-type="float">
            <text:p>$0</text:p>
          </table:table-cell>
          <table:table-cell table:style-name="ce1" table:formula="of:=+IF([.AB8]&lt;1000000000;0;IF([.AB8]&lt;=2000000000;[.AB8]*0.00125/12;IF(AND(2000000000&lt;[.AB8];[.AB8]&lt;=3000000000);(([.AB8]-2000000000)*0.0035+2500000)/12;IF(AND(3000000000&lt;[.AB8];[.AB8]&lt;=5000000000);(([.AB8]-3000000000)*0.0075+6000000)/12;(([.AB8]-5000000000)*0.015+21000000)/12))))" office:value-type="float" office:value="0" calcext:value-type="float">
            <text:p>$0</text:p>
          </table:table-cell>
          <table:table-cell table:style-name="ce1" table:formula="of:=+IF([.AC8]&lt;1000000000;0;IF([.AC8]&lt;=2000000000;[.AC8]*0.00125/12;IF(AND(2000000000&lt;[.AC8];[.AC8]&lt;=3000000000);(([.AC8]-2000000000)*0.0035+2500000)/12;IF(AND(3000000000&lt;[.AC8];[.AC8]&lt;=5000000000);(([.AC8]-3000000000)*0.0075+6000000)/12;(([.AC8]-5000000000)*0.015+21000000)/12))))" office:value-type="float" office:value="0" calcext:value-type="float">
            <text:p>$0</text:p>
          </table:table-cell>
          <table:table-cell table:style-name="ce1" table:formula="of:=+IF([.AD8]&lt;1000000000;0;IF([.AD8]&lt;=2000000000;[.AD8]*0.00125/12;IF(AND(2000000000&lt;[.AD8];[.AD8]&lt;=3000000000);(([.AD8]-2000000000)*0.0035+2500000)/12;IF(AND(3000000000&lt;[.AD8];[.AD8]&lt;=5000000000);(([.AD8]-3000000000)*0.0075+6000000)/12;(([.AD8]-5000000000)*0.015+21000000)/12))))" office:value-type="float" office:value="0" calcext:value-type="float">
            <text:p>$0</text:p>
          </table:table-cell>
          <table:table-cell table:style-name="ce1" table:formula="of:=+IF([.AE8]&lt;1000000000;0;IF([.AE8]&lt;=2000000000;[.AE8]*0.00125/12;IF(AND(2000000000&lt;[.AE8];[.AE8]&lt;=3000000000);(([.AE8]-2000000000)*0.0035+2500000)/12;IF(AND(3000000000&lt;[.AE8];[.AE8]&lt;=5000000000);(([.AE8]-3000000000)*0.0075+6000000)/12;(([.AE8]-5000000000)*0.015+21000000)/12))))" office:value-type="float" office:value="0" calcext:value-type="float">
            <text:p>$0</text:p>
          </table:table-cell>
          <table:table-cell table:style-name="ce1" table:formula="of:=+IF([.AF8]&lt;1000000000;0;IF([.AF8]&lt;=2000000000;[.AF8]*0.00125/12;IF(AND(2000000000&lt;[.AF8];[.AF8]&lt;=3000000000);(([.AF8]-2000000000)*0.0035+2500000)/12;IF(AND(3000000000&lt;[.AF8];[.AF8]&lt;=5000000000);(([.AF8]-3000000000)*0.0075+6000000)/12;(([.AF8]-5000000000)*0.015+21000000)/12))))" office:value-type="float" office:value="0" calcext:value-type="float">
            <text:p>$0</text:p>
          </table:table-cell>
          <table:table-cell table:style-name="ce1" table:formula="of:=+IF([.AG8]&lt;1000000000;0;IF([.AG8]&lt;=2000000000;[.AG8]*0.00125/12;IF(AND(2000000000&lt;[.AG8];[.AG8]&lt;=3000000000);(([.AG8]-2000000000)*0.0035+2500000)/12;IF(AND(3000000000&lt;[.AG8];[.AG8]&lt;=5000000000);(([.AG8]-3000000000)*0.0075+6000000)/12;(([.AG8]-5000000000)*0.015+21000000)/12))))" office:value-type="float" office:value="0" calcext:value-type="float">
            <text:p>$0</text:p>
          </table:table-cell>
          <table:table-cell table:style-name="ce1" table:formula="of:=+IF([.AH8]&lt;1000000000;0;IF([.AH8]&lt;=2000000000;[.AH8]*0.00125/12;IF(AND(2000000000&lt;[.AH8];[.AH8]&lt;=3000000000);(([.AH8]-2000000000)*0.0035+2500000)/12;IF(AND(3000000000&lt;[.AH8];[.AH8]&lt;=5000000000);(([.AH8]-3000000000)*0.0075+6000000)/12;(([.AH8]-5000000000)*0.015+21000000)/12))))" office:value-type="float" office:value="0" calcext:value-type="float">
            <text:p>$0</text:p>
          </table:table-cell>
          <table:table-cell table:style-name="ce1" table:formula="of:=+IF([.AI8]&lt;1000000000;0;IF([.AI8]&lt;=2000000000;[.AI8]*0.00125/12;IF(AND(2000000000&lt;[.AI8];[.AI8]&lt;=3000000000);(([.AI8]-2000000000)*0.0035+2500000)/12;IF(AND(3000000000&lt;[.AI8];[.AI8]&lt;=5000000000);(([.AI8]-3000000000)*0.0075+6000000)/12;(([.AI8]-5000000000)*0.015+21000000)/12))))" office:value-type="float" office:value="0" calcext:value-type="float">
            <text:p>$0</text:p>
          </table:table-cell>
          <table:table-cell table:style-name="ce1" table:formula="of:=+IF([.AJ8]&lt;1000000000;0;IF([.AJ8]&lt;=2000000000;[.AJ8]*0.00125/12;IF(AND(2000000000&lt;[.AJ8];[.AJ8]&lt;=3000000000);(([.AJ8]-2000000000)*0.0035+2500000)/12;IF(AND(3000000000&lt;[.AJ8];[.AJ8]&lt;=5000000000);(([.AJ8]-3000000000)*0.0075+6000000)/12;(([.AJ8]-5000000000)*0.015+21000000)/12))))" office:value-type="float" office:value="0" calcext:value-type="float">
            <text:p>$0</text:p>
          </table:table-cell>
          <table:table-cell table:number-columns-repeated="988"/>
        </table:table-row>
        <table:table-row table:style-name="ro3">
          <table:table-cell office:value-type="string" calcext:value-type="string">
            <text:p>Impuesto nacional al consumo</text:p>
          </table:table-cell>
          <table:table-cell/>
          <table:table-cell table:style-name="ce1" table:formula="of:=0.04*[.C33]+0.08*[.C34]+0.16*[.C35]" office:value-type="float" office:value="0" calcext:value-type="float">
            <text:p>$0</text:p>
          </table:table-cell>
          <table:table-cell table:style-name="ce1" table:formula="of:=0.04*[.D33]+0.08*[.D34]+0.16*[.D35]" office:value-type="float" office:value="0" calcext:value-type="float">
            <text:p>$0</text:p>
          </table:table-cell>
          <table:table-cell table:style-name="ce1" table:formula="of:=0.04*[.E33]+0.08*[.E34]+0.16*[.E35]"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style-name="ce1" table:formula="of:=0.04*#REF!+0.08*#REF!+0.16*#REF!" office:value-type="float" office:value="0" calcext:value-type="float">
            <text:p>$0</text:p>
          </table:table-cell>
          <table:table-cell table:number-columns-repeated="988"/>
        </table:table-row>
        <table:table-row table:style-name="ro3">
          <table:table-cell office:value-type="string" calcext:value-type="string">
            <text:p>Impuesto al carbono (?)</text:p>
          </table:table-cell>
          <table:table-cell/>
          <table:table-cell table:style-name="ce1" table:number-columns-repeated="10"/>
          <table:table-cell table:number-columns-repeated="1012"/>
        </table:table-row>
        <table:table-row table:style-name="ro3">
          <table:table-cell office:value-type="string" calcext:value-type="string">
            <text:p>Impuesto nacional a la gasolina y el ACPM</text:p>
          </table:table-cell>
          <table:table-cell/>
          <table:table-cell table:style-name="ce1" table:number-columns-repeated="10"/>
          <table:table-cell table:number-columns-repeated="1012"/>
        </table:table-row>
        <table:table-row table:style-name="ro3">
          <table:table-cell office:value-type="string" calcext:value-type="string">
            <text:p>Timbre</text:p>
          </table:table-cell>
          <table:table-cell/>
          <table:table-cell table:style-name="ce1" table:number-columns-repeated="10"/>
          <table:table-cell table:number-columns-repeated="1012"/>
        </table:table-row>
        <table:table-row table:style-name="ro3">
          <table:table-cell office:value-type="string" calcext:value-type="string">
            <text:p>Aranceles y tarifas (?)</text:p>
          </table:table-cell>
          <table:table-cell/>
          <table:table-cell table:style-name="ce1" table:number-columns-repeated="10"/>
          <table:table-cell table:number-columns-repeated="1012"/>
        </table:table-row>
        <table:table-row table:style-name="ro3">
          <table:table-cell table:number-columns-repeated="2"/>
          <table:table-cell table:style-name="ce1" table:number-columns-repeated="10"/>
          <table:table-cell table:number-columns-repeated="1012"/>
        </table:table-row>
        <table:table-row table:style-name="ro3">
          <table:table-cell table:style-name="ce3" office:value-type="string" calcext:value-type="string">
            <text:p>Impuestos municipales</text:p>
          </table:table-cell>
          <table:table-cell table:style-name="ce3"/>
          <table:table-cell table:style-name="ce1" table:number-columns-repeated="10"/>
          <table:table-cell table:number-columns-repeated="1012"/>
        </table:table-row>
        <table:table-row table:style-name="ro3">
          <table:table-cell office:value-type="string" calcext:value-type="string">
            <text:p>Predial</text:p>
          </table:table-cell>
          <table:table-cell/>
          <table:table-cell table:style-name="ce1" table:number-columns-repeated="10"/>
          <table:table-cell table:number-columns-repeated="1012"/>
        </table:table-row>
        <table:table-row table:style-name="ro3">
          <table:table-cell office:value-type="string" calcext:value-type="string">
            <text:p>Sobretasa a la gasolina</text:p>
          </table:table-cell>
          <table:table-cell/>
          <table:table-cell table:style-name="ce1" table:number-columns-repeated="10"/>
          <table:table-cell table:number-columns-repeated="1012"/>
        </table:table-row>
        <table:table-row table:style-name="ro3">
          <table:table-cell office:value-type="string" calcext:value-type="string">
            <text:p>ICA (Régimen Simplificado)</text:p>
          </table:table-cell>
          <table:table-cell/>
          <table:table-cell table:style-name="ce1" table:number-columns-repeated="10"/>
          <table:table-cell table:number-columns-repeated="1012"/>
        </table:table-row>
        <table:table-row table:style-name="ro3">
          <table:table-cell table:style-name="ce3" office:value-type="string" calcext:value-type="string">
            <text:p>Impuestos departamentales</text:p>
          </table:table-cell>
          <table:table-cell table:style-name="ce3"/>
          <table:table-cell table:style-name="ce1" table:number-columns-repeated="10"/>
          <table:table-cell table:number-columns-repeated="1012"/>
        </table:table-row>
        <table:table-row table:style-name="ro3">
          <table:table-cell office:value-type="string" calcext:value-type="string">
            <text:p>Cerveza</text:p>
          </table:table-cell>
          <table:table-cell/>
          <table:table-cell table:style-name="ce1" table:number-columns-repeated="10"/>
          <table:table-cell table:number-columns-repeated="1012"/>
        </table:table-row>
        <table:table-row table:style-name="ro3">
          <table:table-cell office:value-type="string" calcext:value-type="string">
            <text:p>Alcohol (excluyendo cerveza)</text:p>
          </table:table-cell>
          <table:table-cell/>
          <table:table-cell table:style-name="ce1" table:number-columns-repeated="10"/>
          <table:table-cell table:number-columns-repeated="1012"/>
        </table:table-row>
        <table:table-row table:style-name="ro3">
          <table:table-cell office:value-type="string" calcext:value-type="string">
            <text:p>Tabaco</text:p>
          </table:table-cell>
          <table:table-cell/>
          <table:table-cell table:style-name="ce1" table:number-columns-repeated="10"/>
          <table:table-cell table:number-columns-repeated="1012"/>
        </table:table-row>
        <table:table-row table:style-name="ro3">
          <table:table-cell office:value-type="string" calcext:value-type="string">
            <text:p>Sobretasa a la gasolina</text:p>
          </table:table-cell>
          <table:table-cell/>
          <table:table-cell table:style-name="ce1" table:number-columns-repeated="10"/>
          <table:table-cell table:number-columns-repeated="1012"/>
        </table:table-row>
        <table:table-row table:style-name="ro3">
          <table:table-cell office:value-type="string" calcext:value-type="string">
            <text:p>Impuesto de registro</text:p>
          </table:table-cell>
          <table:table-cell/>
          <table:table-cell table:style-name="ce1" table:number-columns-repeated="10"/>
          <table:table-cell table:number-columns-repeated="1012"/>
        </table:table-row>
        <table:table-row table:style-name="ro3">
          <table:table-cell office:value-type="string" calcext:value-type="string">
            <text:p>Vehículos</text:p>
          </table:table-cell>
          <table:table-cell/>
          <table:table-cell table:style-name="ce1" table:number-columns-repeated="10"/>
          <table:table-cell table:number-columns-repeated="1012"/>
        </table:table-row>
        <table:table-row table:style-name="ro3">
          <table:table-cell table:number-columns-repeated="2"/>
          <table:table-cell table:style-name="ce1" table:number-columns-repeated="10"/>
          <table:table-cell table:number-columns-repeated="1012"/>
        </table:table-row>
        <table:table-row table:style-name="ro3">
          <table:table-cell table:style-name="ce2" office:value-type="string" calcext:value-type="string">
            <text:p>Cálculo macro impuestos capital</text:p>
          </table:table-cell>
          <table:table-cell table:style-name="ce2"/>
          <table:table-cell table:style-name="ce1" table:formula="of:=([.C17]+[.C24])*[$'Precios y parámetros'.$B$34]/(1-[$'Precios y parámetros'.$B$34])" office:value-type="float" office:value="3137928.19620995" calcext:value-type="float">
            <text:p>$3,137,928</text:p>
          </table:table-cell>
          <table:table-cell table:style-name="ce1" table:formula="of:=([.D17]+[.D24])*[$'Precios y parámetros'.$B$34]/(1-[$'Precios y parámetros'.$B$34])" office:value-type="float" office:value="0" calcext:value-type="float">
            <text:p>$0</text:p>
          </table:table-cell>
          <table:table-cell table:style-name="ce1" table:formula="of:=([.E17]+[.E24])*[$'Precios y parámetros'.$B$34]/(1-[$'Precios y parámetros'.$B$34])" office:value-type="float" office:value="0" calcext:value-type="float">
            <text:p>$0</text:p>
          </table:table-cell>
          <table:table-cell table:style-name="ce1" table:formula="of:=([.F17]+[.F24])*[$'Precios y parámetros'.$B$34]/(1-[$'Precios y parámetros'.$B$34])" office:value-type="float" office:value="77455.8804827888" calcext:value-type="float">
            <text:p>$77,456</text:p>
          </table:table-cell>
          <table:table-cell table:style-name="ce1" table:formula="of:=([.G17]+[.G24])*[$'Precios y parámetros'.$B$34]/(1-[$'Precios y parámetros'.$B$34])" office:value-type="float" office:value="59547.9816818926" calcext:value-type="float">
            <text:p>$59,548</text:p>
          </table:table-cell>
          <table:table-cell table:style-name="ce1" table:formula="of:=([.H17]+[.H24])*[$'Precios y parámetros'.$B$34]/(1-[$'Precios y parámetros'.$B$34])" office:value-type="float" office:value="89955.0749784285" calcext:value-type="float">
            <text:p>$89,955</text:p>
          </table:table-cell>
          <table:table-cell table:style-name="ce1" table:formula="of:=([.I17]+[.I24])*[$'Precios y parámetros'.$B$34]/(1-[$'Precios y parámetros'.$B$34])" office:value-type="float" office:value="2823.72882457385" calcext:value-type="float">
            <text:p>$2,824</text:p>
          </table:table-cell>
          <table:table-cell table:style-name="ce1" table:formula="of:=([.J17]+[.J24])*[$'Precios y parámetros'.$B$34]/(1-[$'Precios y parámetros'.$B$34])" office:value-type="float" office:value="10419.8212690115" calcext:value-type="float">
            <text:p>$10,420</text:p>
          </table:table-cell>
          <table:table-cell table:style-name="ce1" table:formula="of:=([.K17]+[.K24])*[$'Precios y parámetros'.$B$34]/(1-[$'Precios y parámetros'.$B$34])" office:value-type="float" office:value="8817.70880398869" calcext:value-type="float">
            <text:p>$8,818</text:p>
          </table:table-cell>
          <table:table-cell table:style-name="ce1" table:formula="of:=([.L17]+[.L24])*[$'Precios y parámetros'.$B$34]/(1-[$'Precios y parámetros'.$B$34])" office:value-type="float" office:value="11361.163410157" calcext:value-type="float">
            <text:p>$11,361</text:p>
          </table:table-cell>
          <table:table-cell table:style-name="ce1" table:formula="of:=([.M17]+[.M24])*[$'Precios y parámetros'.$B$34]/(1-[$'Precios y parámetros'.$B$34])" office:value-type="float" office:value="18774.5823720432" calcext:value-type="float">
            <text:p>$18,775</text:p>
          </table:table-cell>
          <table:table-cell table:style-name="ce1" table:formula="of:=([.N17]+[.N24])*[$'Precios y parámetros'.$B$34]/(1-[$'Precios y parámetros'.$B$34])" office:value-type="float" office:value="24917.9730001591" calcext:value-type="float">
            <text:p>$24,918</text:p>
          </table:table-cell>
          <table:table-cell table:style-name="ce1" table:formula="of:=([.O17]+[.O24])*[$'Precios y parámetros'.$B$34]/(1-[$'Precios y parámetros'.$B$34])" office:value-type="float" office:value="33902.3301791038" calcext:value-type="float">
            <text:p>$33,902</text:p>
          </table:table-cell>
          <table:table-cell table:style-name="ce1" table:formula="of:=([.P17]+[.P24])*[$'Precios y parámetros'.$B$34]/(1-[$'Precios y parámetros'.$B$34])" office:value-type="float" office:value="50564.3376688985" calcext:value-type="float">
            <text:p>$50,564</text:p>
          </table:table-cell>
          <table:table-cell table:style-name="ce1" table:formula="of:=([.Q17]+[.Q24])*[$'Precios y parámetros'.$B$34]/(1-[$'Precios y parámetros'.$B$34])" office:value-type="float" office:value="91211.0832425897" calcext:value-type="float">
            <text:p>$91,211</text:p>
          </table:table-cell>
          <table:table-cell table:style-name="ce1" table:formula="of:=([.R17]+[.R24])*[$'Precios y parámetros'.$B$34]/(1-[$'Precios y parámetros'.$B$34])" office:value-type="float" office:value="521781.504627056" calcext:value-type="float">
            <text:p>$521,782</text:p>
          </table:table-cell>
          <table:table-cell table:style-name="ce1" table:formula="of:=([.S17]+[.S24])*[$'Precios y parámetros'.$B$34]/(1-[$'Precios y parámetros'.$B$34])" office:value-type="float" office:value="2263288.3113264" calcext:value-type="float">
            <text:p>$2,263,288</text:p>
          </table:table-cell>
          <table:table-cell table:style-name="ce1" table:formula="of:=([.T17]+[.T24])*[$'Precios y parámetros'.$B$34]/(1-[$'Precios y parámetros'.$B$34])" office:value-type="float" office:value="2263288.3113264" calcext:value-type="float">
            <text:p>$2,263,288</text:p>
          </table:table-cell>
          <table:table-cell table:style-name="ce1" table:formula="of:=([.U17]+[.U24])*[$'Precios y parámetros'.$B$34]/(1-[$'Precios y parámetros'.$B$34])" office:value-type="float" office:value="2263288.3113264" calcext:value-type="float">
            <text:p>$2,263,288</text:p>
          </table:table-cell>
          <table:table-cell table:style-name="ce1"/>
          <table:table-cell table:style-name="ce1" table:formula="of:=(#REF!+[.W24])*[$'Precios y parámetros'.$B$34]/(1-[$'Precios y parámetros'.$B$34])" office:value-type="string" office:string-value="" calcext:value-type="error">
            <text:p>#REF!</text:p>
          </table:table-cell>
          <table:table-cell table:style-name="ce1" table:formula="of:=([.X17]+[.X24])*[$'Precios y parámetros'.$B$34]/(1-[$'Precios y parámetros'.$B$34])" office:value-type="float" office:value="67211971.7115851" calcext:value-type="float">
            <text:p>$67,211,972</text:p>
          </table:table-cell>
          <table:table-cell table:style-name="ce1" table:formula="of:=([.Y17]+[.Y24])*[$'Precios y parámetros'.$B$34]/(1-[$'Precios y parámetros'.$B$34])" office:value-type="float" office:value="294602183.862073" calcext:value-type="float">
            <text:p>$294,602,184</text:p>
          </table:table-cell>
          <table:table-cell table:style-name="ce1" table:formula="of:=([.Z17]+[.Z24])*[$'Precios y parámetros'.$B$34]/(1-[$'Precios y parámetros'.$B$34])" office:value-type="float" office:value="156260.024310278" calcext:value-type="float">
            <text:p>$156,260</text:p>
          </table:table-cell>
          <table:table-cell table:style-name="ce1" table:formula="of:=([.AA17]+[.AA24])*[$'Precios y parámetros'.$B$34]/(1-[$'Precios y parámetros'.$B$34])" office:value-type="float" office:value="128253.973778785" calcext:value-type="float">
            <text:p>$128,254</text:p>
          </table:table-cell>
          <table:table-cell table:style-name="ce1" table:formula="of:=([.AB17]+[.AB24])*[$'Precios y parámetros'.$B$34]/(1-[$'Precios y parámetros'.$B$34])" office:value-type="float" office:value="85833.6743388307" calcext:value-type="float">
            <text:p>$85,834</text:p>
          </table:table-cell>
          <table:table-cell table:style-name="ce1" table:formula="of:=([.AC17]+[.AC24])*[$'Precios y parámetros'.$B$34]/(1-[$'Precios y parámetros'.$B$34])" office:value-type="float" office:value="53117.3042875143" calcext:value-type="float">
            <text:p>$53,117</text:p>
          </table:table-cell>
          <table:table-cell table:style-name="ce1" table:formula="of:=([.AD17]+[.AD24])*[$'Precios y parámetros'.$B$34]/(1-[$'Precios y parámetros'.$B$34])" office:value-type="float" office:value="120894.831743765" calcext:value-type="float">
            <text:p>$120,895</text:p>
          </table:table-cell>
          <table:table-cell table:style-name="ce1" table:formula="of:=([.AE17]+[.AE24])*[$'Precios y parámetros'.$B$34]/(1-[$'Precios y parámetros'.$B$34])" office:value-type="float" office:value="57653.9636551375" calcext:value-type="float">
            <text:p>$57,654</text:p>
          </table:table-cell>
          <table:table-cell table:style-name="ce1" table:formula="of:=([.AF17]+[.AF24])*[$'Precios y parámetros'.$B$34]/(1-[$'Precios y parámetros'.$B$34])" office:value-type="float" office:value="111715.834124845" calcext:value-type="float">
            <text:p>$111,716</text:p>
          </table:table-cell>
          <table:table-cell table:style-name="ce1" table:formula="of:=([.AG17]+[.AG24])*[$'Precios y parámetros'.$B$34]/(1-[$'Precios y parámetros'.$B$34])" office:value-type="float" office:value="52234.3471676084" calcext:value-type="float">
            <text:p>$52,234</text:p>
          </table:table-cell>
          <table:table-cell table:style-name="ce1" table:formula="of:=([.AH17]+[.AH24])*[$'Precios y parámetros'.$B$34]/(1-[$'Precios y parámetros'.$B$34])" office:value-type="float" office:value="31328.203805453" calcext:value-type="float">
            <text:p>$31,328</text:p>
          </table:table-cell>
          <table:table-cell table:style-name="ce1" table:formula="of:=([.AI17]+[.AI24])*[$'Precios y parámetros'.$B$34]/(1-[$'Precios y parámetros'.$B$34])" office:value-type="float" office:value="106336.766113194" calcext:value-type="float">
            <text:p>$106,337</text:p>
          </table:table-cell>
          <table:table-cell table:style-name="ce1" table:formula="of:=([.AJ17]+[.AJ24])*[$'Precios y parámetros'.$B$34]/(1-[$'Precios y parámetros'.$B$34])" office:value-type="float" office:value="0" calcext:value-type="float">
            <text:p>$0</text:p>
          </table:table-cell>
          <table:table-cell table:number-columns-repeated="988"/>
        </table:table-row>
        <table:table-row table:style-name="ro3" table:number-rows-repeated="2">
          <table:table-cell table:number-columns-repeated="2"/>
          <table:table-cell table:style-name="ce1" table:number-columns-repeated="10"/>
          <table:table-cell table:number-columns-repeated="1012"/>
        </table:table-row>
        <table:table-row table:style-name="ro3">
          <table:table-cell table:style-name="ce3" office:value-type="string" calcext:value-type="string">
            <text:p>Ingresos totales</text:p>
          </table:table-cell>
          <table:table-cell table:style-name="ce3"/>
          <table:table-cell table:style-name="ce1" table:formula="of:=IF([.C9]+[.C12]+[.C13]+[.C14]+[.C17]+[.C18]+[.C24]+[.C25]=0;[.C10];[.C9]+IF([.C12]&lt;13*[.$A$2];[.C12]*14.12/12;[.C12])+[.C13]+[.C14]+[.C17]+[.C18]+[.C24]+[.C25]+[.C27]+[.C102]+[.C103]+[.C104]+[.C105])" office:value-type="float" office:value="10000000" calcext:value-type="float">
            <text:p>$10,000,000</text:p>
          </table:table-cell>
          <table:table-cell table:style-name="ce1" table:formula="of:=IF([.D9]+[.D12]+[.D13]+[.D14]+[.D17]+[.D18]+[.D24]+[.D25]=0;[.D10];[.D9]+IF([.D12]&lt;13*[.$A$2];[.D12]*14.12/12;[.D12])+[.D13]+[.D14]+[.D17]+[.D18]+[.D24]+[.D25]+[.D27]+[.D102]+[.D103]+[.D104]+[.D105])" office:value-type="float" office:value="14716666.6666667" calcext:value-type="float">
            <text:p>$14,716,667</text:p>
          </table:table-cell>
          <table:table-cell table:style-name="ce1" table:formula="of:=IF([.E9]+[.E12]+[.E13]+[.E14]+[.E17]+[.E18]+[.E24]+[.E25]=0;[.E10];[.E9]+IF([.E12]&lt;13*[.$A$2];[.E12]*14.12/12;[.E12])+[.E13]+[.E14]+[.E17]+[.E18]+[.E24]+[.E25]+[.E27]+[.E102]+[.E103]+[.E104]+[.E105])" office:value-type="float" office:value="100000000" calcext:value-type="float">
            <text:p>$100,000,000</text:p>
          </table:table-cell>
          <table:table-cell table:style-name="ce1" table:formula="of:=IF(#REF!+#REF!+#REF!+#REF!+#REF!+#REF!+#REF!+#REF!=0;#REF!;#REF!+IF(#REF!&lt;13*[.$A$2];#REF!*14.12/12;#REF!)+#REF!+#REF!+#REF!+#REF!+#REF!+#REF!+#REF!+[.F102]+[.F103]+[.F104]+[.F105])" office:value-type="float" office:value="2650580.76141296" calcext:value-type="float">
            <text:p>$2,650,581</text:p>
          </table:table-cell>
          <table:table-cell table:style-name="ce1" table:formula="of:=IF(#REF!+#REF!+#REF!+#REF!+#REF!+#REF!+#REF!+#REF!=0;#REF!;#REF!+IF(#REF!&lt;13*[.$A$2];#REF!*14.12/12;#REF!)+#REF!+#REF!+#REF!+#REF!+#REF!+#REF!+#REF!+[.G102]+[.G103]+[.G104]+[.G105])" office:value-type="float" office:value="2161869.96590739" calcext:value-type="float">
            <text:p>$2,161,870</text:p>
          </table:table-cell>
          <table:table-cell table:style-name="ce1" table:formula="of:=IF(#REF!+#REF!+#REF!+#REF!+#REF!+#REF!+#REF!+#REF!=0;#REF!;#REF!+IF(#REF!&lt;13*[.$A$2];#REF!*14.12/12;#REF!)+#REF!+#REF!+#REF!+#REF!+#REF!+#REF!+#REF!+[.H102]+[.H103]+[.H104]+[.H105])" office:value-type="float" office:value="2991686.73666214" calcext:value-type="float">
            <text:p>$2,991,687</text:p>
          </table:table-cell>
          <table:table-cell table:style-name="ce1" table:formula="of:=IF(#REF!+#REF!+#REF!+#REF!+#REF!+#REF!+#REF!+#REF!=0;#REF!;#REF!+IF(#REF!&lt;13*[.$A$2];#REF!*14.12/12;#REF!)+#REF!+#REF!+#REF!+#REF!+#REF!+#REF!+#REF!+[.I102]+[.I103]+[.I104]+[.I105])" office:value-type="float" office:value="140791.710934989" calcext:value-type="float">
            <text:p>$140,792</text:p>
          </table:table-cell>
          <table:table-cell table:style-name="ce1" table:formula="of:=IF(#REF!+#REF!+#REF!+#REF!+#REF!+#REF!+#REF!+#REF!=0;#REF!;#REF!+IF(#REF!&lt;13*[.$A$2];#REF!*14.12/12;#REF!)+#REF!+#REF!+#REF!+#REF!+#REF!+#REF!+#REF!+[.J102]+[.J103]+[.J104]+[.J105])" office:value-type="float" office:value="538512.703300552" calcext:value-type="float">
            <text:p>$538,513</text:p>
          </table:table-cell>
          <table:table-cell table:style-name="ce1" table:formula="of:=IF(#REF!+#REF!+#REF!+#REF!+#REF!+#REF!+#REF!+#REF!=0;#REF!;#REF!+IF(#REF!&lt;13*[.$A$2];#REF!*14.12/12;#REF!)+#REF!+#REF!+#REF!+#REF!+#REF!+#REF!+#REF!+[.K102]+[.K103]+[.K104]+[.K105])" office:value-type="float" office:value="826674.355608185" calcext:value-type="float">
            <text:p>$826,674</text:p>
          </table:table-cell>
          <table:table-cell table:style-name="ce1" table:formula="of:=IF(#REF!+#REF!+#REF!+#REF!+#REF!+#REF!+#REF!+#REF!=0;#REF!;#REF!+IF(#REF!&lt;13*[.$A$2];#REF!*14.12/12;#REF!)+#REF!+#REF!+#REF!+#REF!+#REF!+#REF!+#REF!+[.L102]+[.L103]+[.L104]+[.L105])" office:value-type="float" office:value="1050824.75307063" calcext:value-type="float">
            <text:p>$1,050,825</text:p>
          </table:table-cell>
          <table:table-cell table:style-name="ce1" table:formula="of:=IF(#REF!+#REF!+#REF!+#REF!+#REF!+#REF!+#REF!+#REF!=0;#REF!;#REF!+IF(#REF!&lt;13*[.$A$2];#REF!*14.12/12;#REF!)+#REF!+#REF!+#REF!+#REF!+#REF!+#REF!+#REF!+[.M102]+[.M103]+[.M104]+[.M105])" office:value-type="float" office:value="1477413.59394497" calcext:value-type="float">
            <text:p>$1,477,414</text:p>
          </table:table-cell>
          <table:table-cell table:style-name="ce1" table:formula="of:=IF(#REF!+#REF!+#REF!+#REF!+#REF!+#REF!+#REF!+#REF!=0;#REF!;#REF!+IF(#REF!&lt;13*[.$A$2];#REF!*14.12/12;#REF!)+#REF!+#REF!+#REF!+#REF!+#REF!+#REF!+#REF!+[.N102]+[.N103]+[.N104]+[.N105])" office:value-type="float" office:value="1876118.03355673" calcext:value-type="float">
            <text:p>$1,876,118</text:p>
          </table:table-cell>
          <table:table-cell table:style-name="ce1" table:formula="of:=IF(#REF!+#REF!+#REF!+#REF!+#REF!+#REF!+#REF!+#REF!=0;#REF!;#REF!+IF(#REF!&lt;13*[.$A$2];#REF!*14.12/12;#REF!)+#REF!+#REF!+#REF!+#REF!+#REF!+#REF!+#REF!+[.O102]+[.O103]+[.O104]+[.O105])" office:value-type="float" office:value="2354313.62036818" calcext:value-type="float">
            <text:p>$2,354,314</text:p>
          </table:table-cell>
          <table:table-cell table:style-name="ce1" table:formula="of:=IF(#REF!+#REF!+#REF!+#REF!+#REF!+#REF!+#REF!+#REF!=0;#REF!;#REF!+IF(#REF!&lt;13*[.$A$2];#REF!*14.12/12;#REF!)+#REF!+#REF!+#REF!+#REF!+#REF!+#REF!+#REF!+[.P102]+[.P103]+[.P104]+[.P105])" office:value-type="float" office:value="3045022.77520081" calcext:value-type="float">
            <text:p>$3,045,023</text:p>
          </table:table-cell>
          <table:table-cell table:style-name="ce1" table:formula="of:=IF(#REF!+#REF!+#REF!+#REF!+#REF!+#REF!+#REF!+#REF!=0;#REF!;#REF!+IF(#REF!&lt;13*[.$A$2];#REF!*14.12/12;#REF!)+#REF!+#REF!+#REF!+#REF!+#REF!+#REF!+#REF!+[.Q102]+[.Q103]+[.Q104]+[.Q105])" office:value-type="float" office:value="4316447.3223" calcext:value-type="float">
            <text:p>$4,316,447</text:p>
          </table:table-cell>
          <table:table-cell table:style-name="ce1" table:formula="of:=IF(#REF!+#REF!+#REF!+#REF!+#REF!+#REF!+#REF!+#REF!=0;#REF!;#REF!+IF(#REF!&lt;13*[.$A$2];#REF!*14.12/12;#REF!)+#REF!+#REF!+#REF!+#REF!+#REF!+#REF!+#REF!+[.R102]+[.R103]+[.R104]+[.R105])" office:value-type="float" office:value="10601756.1152225" calcext:value-type="float">
            <text:p>$10,601,756</text:p>
          </table:table-cell>
          <table:table-cell table:style-name="ce1" table:formula="of:=IF(#REF!+#REF!+#REF!+#REF!+#REF!+#REF!+#REF!+#REF!=0;#REF!;#REF!+IF(#REF!&lt;13*[.$A$2];#REF!*14.12/12;#REF!)+#REF!+#REF!+#REF!+#REF!+#REF!+#REF!+#REF!+[.S102]+[.S103]+[.S104]+[.S105])" office:value-type="float" office:value="7435662.69493691" calcext:value-type="float">
            <text:p>$7,435,663</text:p>
          </table:table-cell>
          <table:table-cell table:style-name="ce1" table:formula="of:=IF(#REF!+#REF!+#REF!+#REF!+#REF!+#REF!+#REF!+#REF!=0;#REF!;#REF!+IF(#REF!&lt;13*[.$A$2];#REF!*14.12/12;#REF!)+#REF!+#REF!+#REF!+#REF!+#REF!+#REF!+#REF!+[.T102]+[.T103]+[.T104]+[.T105])" office:value-type="float" office:value="7435662.69493691" calcext:value-type="float">
            <text:p>$7,435,663</text:p>
          </table:table-cell>
          <table:table-cell table:style-name="ce1" table:formula="of:=IF([.U9]+[.U12]+[.U13]+[.U14]+[.U17]+[.U18]+[.U24]+[.U25]=0;[.U10];[.U9]+IF([.U12]&lt;13*[.$A$2];[.U12]*14.12/12;[.U12])+[.U13]+[.U14]+[.U17]+[.U18]+[.U24]+[.U25]+[.U27]+[.U102]+[.U103]+[.U104]+[.U105])" office:value-type="float" office:value="7212683.56" calcext:value-type="float">
            <text:p>$7,212,684</text:p>
          </table:table-cell>
          <table:table-cell table:style-name="ce1" table:formula="of:=IF(#REF!+#REF!+#REF!+#REF!+#REF!+#REF!+#REF!+#REF!=0;#REF!;#REF!+IF(#REF!&lt;13*[.$A$2];#REF!*14.12/12;#REF!)+#REF!+#REF!+#REF!+#REF!+#REF!+#REF!+#REF!+[.V102]+[.V103]+[.V104]+[.V105])" office:value-type="float" office:value="30116941.9213997" calcext:value-type="float">
            <text:p>$30,116,942</text:p>
          </table:table-cell>
          <table:table-cell table:style-name="ce1" table:formula="of:=IF(#REF!+#REF!+#REF!+#REF!+#REF!+#REF!+#REF!+#REF!=0;#REF!;#REF!+IF(#REF!&lt;13*[.$A$2];#REF!*14.12/12;#REF!)+#REF!+#REF!+#REF!+#REF!+#REF!+#REF!+#REF!+[.W102]+[.W103]+[.W104]+[.W105])" office:value-type="float" office:value="30116941.9213997" calcext:value-type="float">
            <text:p>$30,116,942</text:p>
          </table:table-cell>
          <table:table-cell table:style-name="ce1" table:formula="of:=IF(#REF!+#REF!+#REF!+#REF!+#REF!+#REF!+#REF!+#REF!=0;#REF!;#REF!+IF(#REF!&lt;13*[.$A$2];#REF!*14.12/12;#REF!)+#REF!+#REF!+#REF!+#REF!+#REF!+#REF!+#REF!+[.X102]+[.X103]+[.X104]+[.X105])" office:value-type="float" office:value="251053287.484417" calcext:value-type="float">
            <text:p>$251,053,287</text:p>
          </table:table-cell>
          <table:table-cell table:style-name="ce1" table:formula="of:=IF(#REF!+#REF!+#REF!+#REF!+#REF!+#REF!+#REF!+#REF!=0;#REF!;#REF!+IF(#REF!&lt;13*[.$A$2];#REF!*14.12/12;#REF!)+#REF!+#REF!+#REF!+#REF!+#REF!+#REF!+#REF!+[.Y102]+[.Y103]+[.Y104]+[.Y105])" office:value-type="float" office:value="981398948.818167" calcext:value-type="float">
            <text:p>$981,398,949</text:p>
          </table:table-cell>
          <table:table-cell table:style-name="ce1" table:formula="of:=IF(#REF!+#REF!+#REF!+#REF!+#REF!+#REF!+#REF!+#REF!=0;#REF!;#REF!+IF(#REF!&lt;13*[.$A$2];#REF!*14.12/12;#REF!)+#REF!+#REF!+#REF!+#REF!+#REF!+#REF!+#REF!+[.Z102]+[.Z103]+[.Z104]+[.Z105])" office:value-type="float" office:value="4040773.83900182" calcext:value-type="float">
            <text:p>$4,040,774</text:p>
          </table:table-cell>
          <table:table-cell table:style-name="ce1" table:formula="of:=IF(#REF!+#REF!+#REF!+#REF!+#REF!+#REF!+#REF!+#REF!=0;#REF!;#REF!+IF(#REF!&lt;13*[.$A$2];#REF!*14.12/12;#REF!)+#REF!+#REF!+#REF!+#REF!+#REF!+#REF!+#REF!+[.AA102]+[.AA103]+[.AA104]+[.AA105])" office:value-type="float" office:value="3600861.57708424" calcext:value-type="float">
            <text:p>$3,600,862</text:p>
          </table:table-cell>
          <table:table-cell table:style-name="ce1" table:formula="of:=IF(#REF!+#REF!+#REF!+#REF!+#REF!+#REF!+#REF!+#REF!=0;#REF!;#REF!+IF(#REF!&lt;13*[.$A$2];#REF!*14.12/12;#REF!)+#REF!+#REF!+#REF!+#REF!+#REF!+#REF!+#REF!+[.AB102]+[.AB103]+[.AB104]+[.AB105])" office:value-type="float" office:value="2992023.9865025" calcext:value-type="float">
            <text:p>$2,992,024</text:p>
          </table:table-cell>
          <table:table-cell table:style-name="ce1" table:formula="of:=IF(#REF!+#REF!+#REF!+#REF!+#REF!+#REF!+#REF!+#REF!=0;#REF!;#REF!+IF(#REF!&lt;13*[.$A$2];#REF!*14.12/12;#REF!)+#REF!+#REF!+#REF!+#REF!+#REF!+#REF!+#REF!+[.AC102]+[.AC103]+[.AC104]+[.AC105])" office:value-type="float" office:value="3459826.37412376" calcext:value-type="float">
            <text:p>$3,459,826</text:p>
          </table:table-cell>
          <table:table-cell table:style-name="ce1" table:formula="of:=IF(#REF!+#REF!+#REF!+#REF!+#REF!+#REF!+#REF!+#REF!=0;#REF!;#REF!+IF(#REF!&lt;13*[.$A$2];#REF!*14.12/12;#REF!)+#REF!+#REF!+#REF!+#REF!+#REF!+#REF!+#REF!+[.AD102]+[.AD103]+[.AD104]+[.AD105])" office:value-type="float" office:value="3270828.77618569" calcext:value-type="float">
            <text:p>$3,270,829</text:p>
          </table:table-cell>
          <table:table-cell table:style-name="ce1" table:formula="of:=IF(#REF!+#REF!+#REF!+#REF!+#REF!+#REF!+#REF!+#REF!=0;#REF!;#REF!+IF(#REF!&lt;13*[.$A$2];#REF!*14.12/12;#REF!)+#REF!+#REF!+#REF!+#REF!+#REF!+#REF!+#REF!+[.AE102]+[.AE103]+[.AE104]+[.AE105])" office:value-type="float" office:value="2120796.12425278" calcext:value-type="float">
            <text:p>$2,120,796</text:p>
          </table:table-cell>
          <table:table-cell table:style-name="ce1" table:formula="of:=IF(#REF!+#REF!+#REF!+#REF!+#REF!+#REF!+#REF!+#REF!=0;#REF!;#REF!+IF(#REF!&lt;13*[.$A$2];#REF!*14.12/12;#REF!)+#REF!+#REF!+#REF!+#REF!+#REF!+#REF!+#REF!+[.AF102]+[.AF103]+[.AF104]+[.AF105])" office:value-type="float" office:value="3007209.66799546" calcext:value-type="float">
            <text:p>$3,007,210</text:p>
          </table:table-cell>
          <table:table-cell table:style-name="ce1" table:formula="of:=IF(#REF!+#REF!+#REF!+#REF!+#REF!+#REF!+#REF!+#REF!=0;#REF!;#REF!+IF(#REF!&lt;13*[.$A$2];#REF!*14.12/12;#REF!)+#REF!+#REF!+#REF!+#REF!+#REF!+#REF!+#REF!+[.AG102]+[.AG103]+[.AG104]+[.AG105])" office:value-type="float" office:value="2704994.72952458" calcext:value-type="float">
            <text:p>$2,704,995</text:p>
          </table:table-cell>
          <table:table-cell table:style-name="ce1" table:formula="of:=IF(#REF!+#REF!+#REF!+#REF!+#REF!+#REF!+#REF!+#REF!=0;#REF!;#REF!+IF(#REF!&lt;13*[.$A$2];#REF!*14.12/12;#REF!)+#REF!+#REF!+#REF!+#REF!+#REF!+#REF!+#REF!+[.AH102]+[.AH103]+[.AH104]+[.AH105])" office:value-type="float" office:value="2390154.94119711" calcext:value-type="float">
            <text:p>$2,390,155</text:p>
          </table:table-cell>
          <table:table-cell table:style-name="ce1" table:formula="of:=IF(#REF!+#REF!+#REF!+#REF!+#REF!+#REF!+#REF!+#REF!=0;#REF!;#REF!+IF(#REF!&lt;13*[.$A$2];#REF!*14.12/12;#REF!)+#REF!+#REF!+#REF!+#REF!+#REF!+#REF!+#REF!+[.AI102]+[.AI103]+[.AI104]+[.AI105])" office:value-type="float" office:value="2839073.8845931" calcext:value-type="float">
            <text:p>$2,839,074</text:p>
          </table:table-cell>
          <table:table-cell table:style-name="ce1" table:formula="of:=IF(#REF!+#REF!+#REF!+#REF!+#REF!+#REF!+#REF!+#REF!=0;#REF!;#REF!+IF(#REF!&lt;13*[.$A$2];#REF!*14.12/12;#REF!)+#REF!+#REF!+#REF!+#REF!+#REF!+#REF!+#REF!+[.AJ102]+[.AJ103]+[.AJ104]+[.AJ105])" office:value-type="float" office:value="11626166.6666667" calcext:value-type="float">
            <text:p>$11,626,167</text:p>
          </table:table-cell>
          <table:table-cell table:number-columns-repeated="988"/>
        </table:table-row>
        <table:table-row table:style-name="ro3">
          <table:table-cell table:style-name="ce3" office:value-type="string" calcext:value-type="string">
            <text:p>Pago total en impuestos</text:p>
          </table:table-cell>
          <table:table-cell table:style-name="ce3"/>
          <table:table-cell table:style-name="ce1" table:formula="of:=[.C87]+SUM([.C95:.C112])+SUM([.C115:.C117])+SUM([.C119:.C124])" office:value-type="float" office:value="1775287.5" calcext:value-type="float">
            <text:p>$1,775,288</text:p>
          </table:table-cell>
          <table:table-cell table:style-name="ce1" table:formula="of:=[.D87]+SUM([.D95:.D112])+SUM([.D115:.D117])+SUM([.D119:.D124])" office:value-type="float" office:value="4115266.75833333" calcext:value-type="float">
            <text:p>$4,115,267</text:p>
          </table:table-cell>
          <table:table-cell table:style-name="ce1" table:formula="of:=[.E87]+SUM([.E95:.E112])+SUM([.E115:.E117])+SUM([.E119:.E124])" office:value-type="float" office:value="27084314.6833333" calcext:value-type="float">
            <text:p>$27,084,315</text:p>
          </table:table-cell>
          <table:table-cell table:style-name="ce1" table:formula="of:=[.F87]+SUM([.F95:.F112])+SUM([.F115:.F117])+SUM([.F119:.F124])" office:value-type="float" office:value="377638.34137223" calcext:value-type="float">
            <text:p>$377,638</text:p>
          </table:table-cell>
          <table:table-cell table:style-name="ce1" table:formula="of:=[.G87]+SUM([.G95:.G112])+SUM([.G115:.G117])+SUM([.G119:.G124])" office:value-type="float" office:value="294435.427659643" calcext:value-type="float">
            <text:p>$294,435</text:p>
          </table:table-cell>
          <table:table-cell table:style-name="ce1" table:formula="of:=[.H87]+SUM([.H95:.H112])+SUM([.H115:.H117])+SUM([.H119:.H124])" office:value-type="float" office:value="435711.564404158" calcext:value-type="float">
            <text:p>$435,712</text:p>
          </table:table-cell>
          <table:table-cell table:style-name="ce1" table:formula="of:=[.I87]+SUM([.I95:.I112])+SUM([.I115:.I117])+SUM([.I119:.I124])" office:value-type="float" office:value="0" calcext:value-type="float">
            <text:p>$0</text:p>
          </table:table-cell>
          <table:table-cell table:style-name="ce1" table:formula="of:=[.J87]+SUM([.J95:.J112])+SUM([.J115:.J117])+SUM([.J119:.J124])" office:value-type="float" office:value="0" calcext:value-type="float">
            <text:p>$0</text:p>
          </table:table-cell>
          <table:table-cell table:style-name="ce1" table:formula="of:=[.K87]+SUM([.K95:.K112])+SUM([.K115:.K117])+SUM([.K119:.K124])" office:value-type="float" office:value="0" calcext:value-type="float">
            <text:p>$0</text:p>
          </table:table-cell>
          <table:table-cell table:style-name="ce1" table:formula="of:=[.L87]+SUM([.L95:.L112])+SUM([.L115:.L117])+SUM([.L119:.L124])" office:value-type="float" office:value="0" calcext:value-type="float">
            <text:p>$0</text:p>
          </table:table-cell>
          <table:table-cell table:style-name="ce1" table:formula="of:=[.M87]+SUM([.M95:.M112])+SUM([.M115:.M117])+SUM([.M119:.M124])" office:value-type="float" office:value="224403.8628106" calcext:value-type="float">
            <text:p>$224,404</text:p>
          </table:table-cell>
          <table:table-cell table:style-name="ce1" table:formula="of:=[.N87]+SUM([.N95:.N112])+SUM([.N115:.N117])+SUM([.N119:.N124])" office:value-type="float" office:value="286407.817505731" calcext:value-type="float">
            <text:p>$286,408</text:p>
          </table:table-cell>
          <table:table-cell table:style-name="ce1" table:formula="of:=[.O87]+SUM([.O95:.O112])+SUM([.O115:.O117])+SUM([.O119:.O124])" office:value-type="float" office:value="360460.927179898" calcext:value-type="float">
            <text:p>$360,461</text:p>
          </table:table-cell>
          <table:table-cell table:style-name="ce1" table:formula="of:=[.P87]+SUM([.P95:.P112])+SUM([.P115:.P117])+SUM([.P119:.P124])" office:value-type="float" office:value="458763.116522935" calcext:value-type="float">
            <text:p>$458,763</text:p>
          </table:table-cell>
          <table:table-cell table:style-name="ce1" table:formula="of:=[.Q87]+SUM([.Q95:.Q112])+SUM([.Q115:.Q117])+SUM([.Q119:.Q124])" office:value-type="float" office:value="635713.804683485" calcext:value-type="float">
            <text:p>$635,714</text:p>
          </table:table-cell>
          <table:table-cell table:style-name="ce1" table:formula="of:=[.R87]+SUM([.R95:.R112])+SUM([.R115:.R117])+SUM([.R119:.R124])" office:value-type="float" office:value="1540994.2067652" calcext:value-type="float">
            <text:p>$1,540,994</text:p>
          </table:table-cell>
          <table:table-cell table:style-name="ce1" table:formula="of:=[.S87]+SUM([.S95:.S112])+SUM([.S115:.S117])+SUM([.S119:.S124])" office:value-type="float" office:value="1121682.29011737" calcext:value-type="float">
            <text:p>$1,121,682</text:p>
          </table:table-cell>
          <table:table-cell table:style-name="ce1" table:formula="of:=[.T87]+SUM([.T95:.T112])+SUM([.T115:.T117])+SUM([.T119:.T124])" office:value-type="float" office:value="619711.970170706" calcext:value-type="float">
            <text:p>$619,712</text:p>
          </table:table-cell>
          <table:table-cell table:style-name="ce1" table:formula="of:=[.U87]+SUM([.U95:.U112])+SUM([.U115:.U117])+SUM([.U119:.U124])" office:value-type="string" office:string-value="" calcext:value-type="error">
            <text:p>#VALUE!</text:p>
          </table:table-cell>
          <table:table-cell table:style-name="ce1" table:formula="of:=[.V87]+SUM([.V95:.V112])+SUM([.V115:.V117])+SUM([.V119:.V124])" office:value-type="float" office:value="7508674.63991298" calcext:value-type="float">
            <text:p>$7,508,675</text:p>
          </table:table-cell>
          <table:table-cell table:style-name="ce1" table:formula="of:=[.W87]+SUM([.W95:.W112])+SUM([.W115:.W117])+SUM([.W119:.W124])" office:value-type="float" office:value="8170010.82722134" calcext:value-type="float">
            <text:p>$8,170,011</text:p>
          </table:table-cell>
          <table:table-cell table:style-name="ce1" table:formula="of:=[.X87]+SUM([.X95:.X112])+SUM([.X115:.X117])+SUM([.X119:.X124])" office:value-type="float" office:value="74397929.1391999" calcext:value-type="float">
            <text:p>$74,397,929</text:p>
          </table:table-cell>
          <table:table-cell table:style-name="ce1" table:formula="of:=[.Y87]+SUM([.Y95:.Y112])+SUM([.Y115:.Y117])+SUM([.Y119:.Y124])" office:value-type="float" office:value="307622739.181869" calcext:value-type="float">
            <text:p>$307,622,739</text:p>
          </table:table-cell>
          <table:table-cell table:style-name="ce1" table:formula="of:=[.Z87]+SUM([.Z95:.Z112])+SUM([.Z115:.Z117])+SUM([.Z119:.Z124])" office:value-type="float" office:value="562141.752695251" calcext:value-type="float">
            <text:p>$562,142</text:p>
          </table:table-cell>
          <table:table-cell table:style-name="ce1" table:formula="of:=[.AA87]+SUM([.AA95:.AA112])+SUM([.AA115:.AA117])+SUM([.AA119:.AA124])" office:value-type="float" office:value="491629.826295082" calcext:value-type="float">
            <text:p>$491,630</text:p>
          </table:table-cell>
          <table:table-cell table:style-name="ce1" table:formula="of:=[.AB87]+SUM([.AB95:.AB112])+SUM([.AB115:.AB117])+SUM([.AB119:.AB124])" office:value-type="float" office:value="404146.97465461" calcext:value-type="float">
            <text:p>$404,147</text:p>
          </table:table-cell>
          <table:table-cell table:style-name="ce1" table:formula="of:=[.AC87]+SUM([.AC95:.AC112])+SUM([.AC115:.AC117])+SUM([.AC119:.AC124])" office:value-type="float" office:value="513405.306744017" calcext:value-type="float">
            <text:p>$513,405</text:p>
          </table:table-cell>
          <table:table-cell table:style-name="ce1" table:formula="of:=[.AD87]+SUM([.AD95:.AD112])+SUM([.AD115:.AD117])+SUM([.AD119:.AD124])" office:value-type="float" office:value="454230.635968126" calcext:value-type="float">
            <text:p>$454,231</text:p>
          </table:table-cell>
          <table:table-cell table:style-name="ce1" table:formula="of:=[.AE87]+SUM([.AE95:.AE112])+SUM([.AE115:.AE117])+SUM([.AE119:.AE124])" office:value-type="float" office:value="303519.308680445" calcext:value-type="float">
            <text:p>$303,519</text:p>
          </table:table-cell>
          <table:table-cell table:style-name="ce1" table:formula="of:=[.AF87]+SUM([.AF95:.AF112])+SUM([.AF115:.AF117])+SUM([.AF119:.AF124])" office:value-type="float" office:value="394184.723179486" calcext:value-type="float">
            <text:p>$394,185</text:p>
          </table:table-cell>
          <table:table-cell table:style-name="ce1" table:formula="of:=[.AG87]+SUM([.AG95:.AG112])+SUM([.AG115:.AG117])+SUM([.AG119:.AG124])" office:value-type="float" office:value="397478.970891768" calcext:value-type="float">
            <text:p>$397,479</text:p>
          </table:table-cell>
          <table:table-cell table:style-name="ce1" table:formula="of:=[.AH87]+SUM([.AH95:.AH112])+SUM([.AH115:.AH117])+SUM([.AH119:.AH124])" office:value-type="float" office:value="340956.323131673" calcext:value-type="float">
            <text:p>$340,956</text:p>
          </table:table-cell>
          <table:table-cell table:style-name="ce1" table:formula="of:=[.AI87]+SUM([.AI95:.AI112])+SUM([.AI115:.AI117])+SUM([.AI119:.AI124])" office:value-type="float" office:value="365114.423387446" calcext:value-type="float">
            <text:p>$365,114</text:p>
          </table:table-cell>
          <table:table-cell table:style-name="ce1" table:formula="of:=[.AJ87]+SUM([.AJ95:.AJ112])+SUM([.AJ115:.AJ117])+SUM([.AJ119:.AJ124])" office:value-type="float" office:value="3135595.75833333" calcext:value-type="float">
            <text:p>$3,135,596</text:p>
          </table:table-cell>
          <table:table-cell table:number-columns-repeated="988"/>
        </table:table-row>
        <table:table-row table:style-name="ro3">
          <table:table-cell table:style-name="ce2" office:value-type="string" calcext:value-type="string">
            <text:p>Tasa efectiva de tributación</text:p>
          </table:table-cell>
          <table:table-cell table:style-name="ce2"/>
          <table:table-cell table:style-name="ce7" table:formula="of:=[.C130]/[.C129]" office:value-type="percentage" office:value="0.17752875" calcext:value-type="percentage">
            <text:p>17.75%</text:p>
          </table:table-cell>
          <table:table-cell table:style-name="ce7" table:formula="of:=[.D130]/[.D129]" office:value-type="percentage" office:value="0.279633075311438" calcext:value-type="percentage">
            <text:p>27.96%</text:p>
          </table:table-cell>
          <table:table-cell table:style-name="ce7" table:formula="of:=[.E130]/[.E129]" office:value-type="percentage" office:value="0.270843146833333" calcext:value-type="percentage">
            <text:p>27.08%</text:p>
          </table:table-cell>
          <table:table-cell table:style-name="ce7" table:formula="of:=[.F130]/[.F129]" office:value-type="percentage" office:value="0.142473810596483" calcext:value-type="percentage">
            <text:p>14.25%</text:p>
          </table:table-cell>
          <table:table-cell table:style-name="ce7" table:formula="of:=[.G130]/[.G129]" office:value-type="percentage" office:value="0.136194790761183" calcext:value-type="percentage">
            <text:p>13.62%</text:p>
          </table:table-cell>
          <table:table-cell table:style-name="ce7" table:formula="of:=[.H130]/[.H129]" office:value-type="percentage" office:value="0.14564077149678" calcext:value-type="percentage">
            <text:p>14.56%</text:p>
          </table:table-cell>
          <table:table-cell table:style-name="ce7" table:formula="of:=[.I130]/[.I129]" office:value-type="percentage" office:value="0" calcext:value-type="percentage">
            <text:p>0.00%</text:p>
          </table:table-cell>
          <table:table-cell table:style-name="ce7" table:formula="of:=[.J130]/[.J129]" office:value-type="percentage" office:value="0" calcext:value-type="percentage">
            <text:p>0.00%</text:p>
          </table:table-cell>
          <table:table-cell table:style-name="ce7" table:formula="of:=[.K130]/[.K129]" office:value-type="percentage" office:value="0" calcext:value-type="percentage">
            <text:p>0.00%</text:p>
          </table:table-cell>
          <table:table-cell table:style-name="ce7" table:formula="of:=[.L130]/[.L129]" office:value-type="percentage" office:value="0" calcext:value-type="percentage">
            <text:p>0.00%</text:p>
          </table:table-cell>
          <table:table-cell table:style-name="ce7" table:formula="of:=[.M130]/[.M129]" office:value-type="percentage" office:value="0.151889669710835" calcext:value-type="percentage">
            <text:p>15.19%</text:p>
          </table:table-cell>
          <table:table-cell table:style-name="ce7" table:formula="of:=[.N130]/[.N129]" office:value-type="percentage" office:value="0.152659807316474" calcext:value-type="percentage">
            <text:p>15.27%</text:p>
          </table:table-cell>
          <table:table-cell table:style-name="ce7" table:formula="of:=[.O130]/[.O129]" office:value-type="percentage" office:value="0.153106588715027" calcext:value-type="percentage">
            <text:p>15.31%</text:p>
          </table:table-cell>
          <table:table-cell table:style-name="ce7" table:formula="of:=[.P130]/[.P129]" office:value-type="percentage" office:value="0.150659995143281" calcext:value-type="percentage">
            <text:p>15.07%</text:p>
          </table:table-cell>
          <table:table-cell table:style-name="ce7" table:formula="of:=[.Q130]/[.Q129]" office:value-type="percentage" office:value="0.147277090907424" calcext:value-type="percentage">
            <text:p>14.73%</text:p>
          </table:table-cell>
          <table:table-cell table:style-name="ce7" table:formula="of:=[.R130]/[.R129]" office:value-type="percentage" office:value="0.145352731190691" calcext:value-type="percentage">
            <text:p>14.54%</text:p>
          </table:table-cell>
          <table:table-cell table:style-name="ce7" table:formula="of:=[.S130]/[.S129]" office:value-type="percentage" office:value="0.150851690849445" calcext:value-type="percentage">
            <text:p>15.09%</text:p>
          </table:table-cell>
          <table:table-cell table:style-name="ce7" table:formula="of:=[.T130]/[.T129]" office:value-type="percentage" office:value="0.0833432063281568" calcext:value-type="percentage">
            <text:p>8.33%</text:p>
          </table:table-cell>
          <table:table-cell table:style-name="ce7" table:formula="of:=[.U130]/[.U129]" office:value-type="string" office:string-value="" calcext:value-type="error">
            <text:p>#VALUE!</text:p>
          </table:table-cell>
          <table:table-cell table:style-name="ce7" table:formula="of:=[.V130]/[.V129]" office:value-type="percentage" office:value="0.249317299860968" calcext:value-type="percentage">
            <text:p>24.93%</text:p>
          </table:table-cell>
          <table:table-cell table:style-name="ce7" table:formula="of:=[.W130]/[.W129]" office:value-type="percentage" office:value="0.271276242074768" calcext:value-type="percentage">
            <text:p>27.13%</text:p>
          </table:table-cell>
          <table:table-cell table:style-name="ce7" table:formula="of:=[.X130]/[.X129]" office:value-type="percentage" office:value="0.29634317831356" calcext:value-type="percentage">
            <text:p>29.63%</text:p>
          </table:table-cell>
          <table:table-cell table:style-name="ce7" table:formula="of:=[.Y130]/[.Y129]" office:value-type="percentage" office:value="0.313453300059388" calcext:value-type="percentage">
            <text:p>31.35%</text:p>
          </table:table-cell>
          <table:table-cell table:style-name="ce7" table:formula="of:=[.Z130]/[.Z129]" office:value-type="percentage" office:value="0.139117351055241" calcext:value-type="percentage">
            <text:p>13.91%</text:p>
          </table:table-cell>
          <table:table-cell table:style-name="ce7" table:formula="of:=[.AA130]/[.AA129]" office:value-type="percentage" office:value="0.136531165047776" calcext:value-type="percentage">
            <text:p>13.65%</text:p>
          </table:table-cell>
          <table:table-cell table:style-name="ce7" table:formula="of:=[.AB130]/[.AB129]" office:value-type="percentage" office:value="0.135074777634732" calcext:value-type="percentage">
            <text:p>13.51%</text:p>
          </table:table-cell>
          <table:table-cell table:style-name="ce7" table:formula="of:=[.AC130]/[.AC129]" office:value-type="percentage" office:value="0.148390482997588" calcext:value-type="percentage">
            <text:p>14.84%</text:p>
          </table:table-cell>
          <table:table-cell table:style-name="ce7" table:formula="of:=[.AD130]/[.AD129]" office:value-type="percentage" office:value="0.138873254165824" calcext:value-type="percentage">
            <text:p>13.89%</text:p>
          </table:table-cell>
          <table:table-cell table:style-name="ce7" table:formula="of:=[.AE130]/[.AE129]" office:value-type="percentage" office:value="0.143115740928367" calcext:value-type="percentage">
            <text:p>14.31%</text:p>
          </table:table-cell>
          <table:table-cell table:style-name="ce7" table:formula="of:=[.AF130]/[.AF129]" office:value-type="percentage" office:value="0.131079893555357" calcext:value-type="percentage">
            <text:p>13.11%</text:p>
          </table:table-cell>
          <table:table-cell table:style-name="ce7" table:formula="of:=[.AG130]/[.AG129]" office:value-type="percentage" office:value="0.146942604565306" calcext:value-type="percentage">
            <text:p>14.69%</text:p>
          </table:table-cell>
          <table:table-cell table:style-name="ce7" table:formula="of:=[.AH130]/[.AH129]" office:value-type="percentage" office:value="0.142650301557816" calcext:value-type="percentage">
            <text:p>14.27%</text:p>
          </table:table-cell>
          <table:table-cell table:style-name="ce7" table:formula="of:=[.AI130]/[.AI129]" office:value-type="percentage" office:value="0.128603353850291" calcext:value-type="percentage">
            <text:p>12.86%</text:p>
          </table:table-cell>
          <table:table-cell table:style-name="ce7" table:formula="of:=[.AJ130]/[.AJ129]" office:value-type="percentage" office:value="0.269701600556217" calcext:value-type="percentage">
            <text:p>26.97%</text:p>
          </table:table-cell>
          <table:table-cell table:number-columns-repeated="988"/>
        </table:table-row>
        <table:table-row table:style-name="ro3" table:number-rows-repeated="2">
          <table:table-cell table:number-columns-repeated="1024"/>
        </table:table-row>
        <table:table-row table:style-name="ro3">
          <table:table-cell table:style-name="ce3" office:value-type="string" calcext:value-type="string">
            <text:p>Pago total en impuestos (tasa macro capital)</text:p>
          </table:table-cell>
          <table:table-cell table:style-name="ce3"/>
          <table:table-cell table:style-name="ce1" table:formula="of:=[.C87]+SUM([.C96:.C112])+SUM([.C115:.C117])+SUM([.C119:.C124])+[.C88]+[.C126]" office:value-type="float" office:value="3137928.19620995" calcext:value-type="float">
            <text:p>$3,137,928</text:p>
          </table:table-cell>
          <table:table-cell table:style-name="ce1" table:formula="of:=[.D87]+SUM([.D96:.D112])+SUM([.D115:.D117])+SUM([.D119:.D124])+[.D88]+[.D126]" office:value-type="float" office:value="7033201.1" calcext:value-type="float">
            <text:p>$7,033,201</text:p>
          </table:table-cell>
          <table:table-cell table:style-name="ce1" table:formula="of:=[.E87]+SUM([.E96:.E112])+SUM([.E115:.E117])+SUM([.E119:.E124])+[.E88]+[.E126]" office:value-type="float" office:value="325011776.2" calcext:value-type="float">
            <text:p>$325,011,776</text:p>
          </table:table-cell>
          <table:table-cell table:style-name="ce1" table:formula="of:=[.F87]+SUM([.F96:.F112])+SUM([.F115:.F117])+SUM([.F119:.F124])+[.F88]+[.F126]" office:value-type="float" office:value="455094.221855019" calcext:value-type="float">
            <text:p>$455,094</text:p>
          </table:table-cell>
          <table:table-cell table:style-name="ce1" table:formula="of:=[.G87]+SUM([.G96:.G112])+SUM([.G115:.G117])+SUM([.G119:.G124])+[.G88]+[.G126]" office:value-type="float" office:value="353983.409341536" calcext:value-type="float">
            <text:p>$353,983</text:p>
          </table:table-cell>
          <table:table-cell table:style-name="ce1" table:formula="of:=[.H87]+SUM([.H96:.H112])+SUM([.H115:.H117])+SUM([.H119:.H124])+[.H88]+[.H126]" office:value-type="float" office:value="525666.639382586" calcext:value-type="float">
            <text:p>$525,667</text:p>
          </table:table-cell>
          <table:table-cell table:style-name="ce1" table:formula="of:=[.I87]+SUM([.I96:.I112])+SUM([.I115:.I117])+SUM([.I119:.I124])+[.I88]+[.I126]" office:value-type="float" office:value="2823.72882457385" calcext:value-type="float">
            <text:p>$2,824</text:p>
          </table:table-cell>
          <table:table-cell table:style-name="ce1" table:formula="of:=[.J87]+SUM([.J96:.J112])+SUM([.J115:.J117])+SUM([.J119:.J124])+[.J88]+[.J126]" office:value-type="float" office:value="10419.8212690115" calcext:value-type="float">
            <text:p>$10,420</text:p>
          </table:table-cell>
          <table:table-cell table:style-name="ce1" table:formula="of:=[.K87]+SUM([.K96:.K112])+SUM([.K115:.K117])+SUM([.K119:.K124])+[.K88]+[.K126]" office:value-type="float" office:value="8817.70880398869" calcext:value-type="float">
            <text:p>$8,818</text:p>
          </table:table-cell>
          <table:table-cell table:style-name="ce1" table:formula="of:=[.L87]+SUM([.L96:.L112])+SUM([.L115:.L117])+SUM([.L119:.L124])+[.L88]+[.L126]" office:value-type="float" office:value="11361.163410157" calcext:value-type="float">
            <text:p>$11,361</text:p>
          </table:table-cell>
          <table:table-cell table:style-name="ce1" table:formula="of:=[.M87]+SUM([.M96:.M112])+SUM([.M115:.M117])+SUM([.M119:.M124])+[.M88]+[.M126]" office:value-type="float" office:value="243178.445182643" calcext:value-type="float">
            <text:p>$243,178</text:p>
          </table:table-cell>
          <table:table-cell table:style-name="ce1" table:formula="of:=[.N87]+SUM([.N96:.N112])+SUM([.N115:.N117])+SUM([.N119:.N124])+[.N88]+[.N126]" office:value-type="float" office:value="311325.79050589" calcext:value-type="float">
            <text:p>$311,326</text:p>
          </table:table-cell>
          <table:table-cell table:style-name="ce1" table:formula="of:=[.O87]+SUM([.O96:.O112])+SUM([.O115:.O117])+SUM([.O119:.O124])+[.O88]+[.O126]" office:value-type="float" office:value="394363.257359001" calcext:value-type="float">
            <text:p>$394,363</text:p>
          </table:table-cell>
          <table:table-cell table:style-name="ce1" table:formula="of:=[.P87]+SUM([.P96:.P112])+SUM([.P115:.P117])+SUM([.P119:.P124])+[.P88]+[.P126]" office:value-type="float" office:value="509327.454191834" calcext:value-type="float">
            <text:p>$509,327</text:p>
          </table:table-cell>
          <table:table-cell table:style-name="ce1" table:formula="of:=[.Q87]+SUM([.Q96:.Q112])+SUM([.Q115:.Q117])+SUM([.Q119:.Q124])+[.Q88]+[.Q126]" office:value-type="float" office:value="726924.887926075" calcext:value-type="float">
            <text:p>$726,925</text:p>
          </table:table-cell>
          <table:table-cell table:style-name="ce1" table:formula="of:=[.R87]+SUM([.R96:.R112])+SUM([.R115:.R117])+SUM([.R119:.R124])+[.R88]+[.R126]" office:value-type="float" office:value="3076001.72198594" calcext:value-type="float">
            <text:p>$3,076,002</text:p>
          </table:table-cell>
          <table:table-cell table:style-name="ce1" table:formula="of:=[.S87]+SUM([.S96:.S112])+SUM([.S115:.S117])+SUM([.S119:.S124])+[.S88]+[.S126]" office:value-type="float" office:value="2344881.98024377" calcext:value-type="float">
            <text:p>$2,344,882</text:p>
          </table:table-cell>
          <table:table-cell table:style-name="ce1" table:formula="of:=[.T87]+SUM([.T96:.T112])+SUM([.T115:.T117])+SUM([.T119:.T124])+[.T88]+[.T126]" office:value-type="float" office:value="2344881.98024377" calcext:value-type="float">
            <text:p>$2,344,882</text:p>
          </table:table-cell>
          <table:table-cell table:style-name="ce1" table:formula="of:=[.U87]+SUM([.U96:.U112])+SUM([.U115:.U117])+SUM([.U119:.U124])+[.U88]+[.U126]" office:value-type="float" office:value="2263288.3113264" calcext:value-type="float">
            <text:p>$2,263,288</text:p>
          </table:table-cell>
          <table:table-cell table:style-name="ce1" table:formula="of:=[.V87]+SUM([.V96:.V112])+SUM([.V115:.V117])+SUM([.V119:.V124])+[.V88]+[.V126]" office:value-type="float" office:value="25674748.7230002" calcext:value-type="float">
            <text:p>$25,674,749</text:p>
          </table:table-cell>
          <table:table-cell table:style-name="ce1" table:formula="of:=[.W87]+SUM([.W96:.W112])+SUM([.W115:.W117])+SUM([.W119:.W124])+[.W88]+[.W126]" office:value-type="string" office:string-value="" calcext:value-type="error">
            <text:p>#REF!</text:p>
          </table:table-cell>
          <table:table-cell table:style-name="ce1" table:formula="of:=[.X87]+SUM([.X96:.X112])+SUM([.X115:.X117])+SUM([.X119:.X124])+[.X88]+[.X126]" office:value-type="float" office:value="128894047.299066" calcext:value-type="float">
            <text:p>$128,894,047</text:p>
          </table:table-cell>
          <table:table-cell table:style-name="ce1" table:formula="of:=[.Y87]+SUM([.Y96:.Y112])+SUM([.Y115:.Y117])+SUM([.Y119:.Y124])+[.Y88]+[.Y126]" office:value-type="float" office:value="368962398.817601" calcext:value-type="float">
            <text:p>$368,962,399</text:p>
          </table:table-cell>
          <table:table-cell table:style-name="ce1" table:formula="of:=[.Z87]+SUM([.Z96:.Z112])+SUM([.Z115:.Z117])+SUM([.Z119:.Z124])+[.Z88]+[.Z126]" office:value-type="float" office:value="718401.777005529" calcext:value-type="float">
            <text:p>$718,402</text:p>
          </table:table-cell>
          <table:table-cell table:style-name="ce1" table:formula="of:=[.AA87]+SUM([.AA96:.AA112])+SUM([.AA115:.AA117])+SUM([.AA119:.AA124])+[.AA88]+[.AA126]" office:value-type="float" office:value="619883.800073867" calcext:value-type="float">
            <text:p>$619,884</text:p>
          </table:table-cell>
          <table:table-cell table:style-name="ce1" table:formula="of:=[.AB87]+SUM([.AB96:.AB112])+SUM([.AB115:.AB117])+SUM([.AB119:.AB124])+[.AB88]+[.AB126]" office:value-type="float" office:value="489980.64899344" calcext:value-type="float">
            <text:p>$489,981</text:p>
          </table:table-cell>
          <table:table-cell table:style-name="ce1" table:formula="of:=[.AC87]+SUM([.AC96:.AC112])+SUM([.AC115:.AC117])+SUM([.AC119:.AC124])+[.AC88]+[.AC126]" office:value-type="float" office:value="566522.611031531" calcext:value-type="float">
            <text:p>$566,523</text:p>
          </table:table-cell>
          <table:table-cell table:style-name="ce1" table:formula="of:=[.AD87]+SUM([.AD96:.AD112])+SUM([.AD115:.AD117])+SUM([.AD119:.AD124])+[.AD88]+[.AD126]" office:value-type="float" office:value="575125.467711891" calcext:value-type="float">
            <text:p>$575,125</text:p>
          </table:table-cell>
          <table:table-cell table:style-name="ce1" table:formula="of:=[.AE87]+SUM([.AE96:.AE112])+SUM([.AE115:.AE117])+SUM([.AE119:.AE124])+[.AE88]+[.AE126]" office:value-type="float" office:value="361173.272335582" calcext:value-type="float">
            <text:p>$361,173</text:p>
          </table:table-cell>
          <table:table-cell table:style-name="ce1" table:formula="of:=[.AF87]+SUM([.AF96:.AF112])+SUM([.AF115:.AF117])+SUM([.AF119:.AF124])+[.AF88]+[.AF126]" office:value-type="float" office:value="505900.557304331" calcext:value-type="float">
            <text:p>$505,901</text:p>
          </table:table-cell>
          <table:table-cell table:style-name="ce1" table:formula="of:=[.AG87]+SUM([.AG96:.AG112])+SUM([.AG115:.AG117])+SUM([.AG119:.AG124])+[.AG88]+[.AG126]" office:value-type="float" office:value="449713.318059376" calcext:value-type="float">
            <text:p>$449,713</text:p>
          </table:table-cell>
          <table:table-cell table:style-name="ce1" table:formula="of:=[.AH87]+SUM([.AH96:.AH112])+SUM([.AH115:.AH117])+SUM([.AH119:.AH124])+[.AH88]+[.AH126]" office:value-type="float" office:value="372284.526937126" calcext:value-type="float">
            <text:p>$372,285</text:p>
          </table:table-cell>
          <table:table-cell table:style-name="ce1" table:formula="of:=[.AI87]+SUM([.AI96:.AI112])+SUM([.AI115:.AI117])+SUM([.AI119:.AI124])+[.AI88]+[.AI126]" office:value-type="float" office:value="471451.18950064" calcext:value-type="float">
            <text:p>$471,451</text:p>
          </table:table-cell>
          <table:table-cell table:style-name="ce1" table:formula="of:=[.AJ87]+SUM([.AJ96:.AJ112])+SUM([.AJ115:.AJ117])+SUM([.AJ119:.AJ124])+[.AJ88]+[.AJ126]" office:value-type="float" office:value="4170649.1" calcext:value-type="float">
            <text:p>$4,170,649</text:p>
          </table:table-cell>
          <table:table-cell table:number-columns-repeated="988"/>
        </table:table-row>
        <table:table-row table:style-name="ro3">
          <table:table-cell table:style-name="ce2" office:value-type="string" calcext:value-type="string">
            <text:p>Tasa efectiva de tributación (tasa macro capital)</text:p>
          </table:table-cell>
          <table:table-cell table:style-name="ce2"/>
          <table:table-cell table:style-name="ce7" table:formula="of:=[.C134]/[.C129]" office:value-type="percentage" office:value="0.313792819620995" calcext:value-type="percentage">
            <text:p>31.38%</text:p>
          </table:table-cell>
          <table:table-cell table:style-name="ce7" table:formula="of:=[.D134]/[.D129]" office:value-type="percentage" office:value="0.477907209513024" calcext:value-type="percentage">
            <text:p>47.79%</text:p>
          </table:table-cell>
          <table:table-cell table:style-name="ce7" table:formula="of:=[.E134]/[.E129]" office:value-type="percentage" office:value="3.250117762" calcext:value-type="percentage">
            <text:p>325.01%</text:p>
          </table:table-cell>
          <table:table-cell table:style-name="ce7" table:formula="of:=[.F134]/[.F129]" office:value-type="percentage" office:value="0.171696040535818" calcext:value-type="percentage">
            <text:p>17.17%</text:p>
          </table:table-cell>
          <table:table-cell table:style-name="ce7" table:formula="of:=[.G134]/[.G129]" office:value-type="percentage" office:value="0.163739454696092" calcext:value-type="percentage">
            <text:p>16.37%</text:p>
          </table:table-cell>
          <table:table-cell table:style-name="ce7" table:formula="of:=[.H134]/[.H129]" office:value-type="percentage" office:value="0.175709118518565" calcext:value-type="percentage">
            <text:p>17.57%</text:p>
          </table:table-cell>
          <table:table-cell table:style-name="ce7" table:formula="of:=[.I134]/[.I129]" office:value-type="percentage" office:value="0.0200560729450736" calcext:value-type="percentage">
            <text:p>2.01%</text:p>
          </table:table-cell>
          <table:table-cell table:style-name="ce7" table:formula="of:=[.J134]/[.J129]" office:value-type="percentage" office:value="0.0193492580679123" calcext:value-type="percentage">
            <text:p>1.93%</text:p>
          </table:table-cell>
          <table:table-cell table:style-name="ce7" table:formula="of:=[.K134]/[.K129]" office:value-type="percentage" office:value="0.0106664840201817" calcext:value-type="percentage">
            <text:p>1.07%</text:p>
          </table:table-cell>
          <table:table-cell table:style-name="ce7" table:formula="of:=[.L134]/[.L129]" office:value-type="percentage" office:value="0.0108116632930071" calcext:value-type="percentage">
            <text:p>1.08%</text:p>
          </table:table-cell>
          <table:table-cell table:style-name="ce7" table:formula="of:=[.M134]/[.M129]" office:value-type="percentage" office:value="0.164597406020416" calcext:value-type="percentage">
            <text:p>16.46%</text:p>
          </table:table-cell>
          <table:table-cell table:style-name="ce7" table:formula="of:=[.N134]/[.N129]" office:value-type="percentage" office:value="0.165941473264175" calcext:value-type="percentage">
            <text:p>16.59%</text:p>
          </table:table-cell>
          <table:table-cell table:style-name="ce7" table:formula="of:=[.O134]/[.O129]" office:value-type="percentage" office:value="0.167506679631462" calcext:value-type="percentage">
            <text:p>16.75%</text:p>
          </table:table-cell>
          <table:table-cell table:style-name="ce7" table:formula="of:=[.P134]/[.P129]" office:value-type="percentage" office:value="0.167265564756981" calcext:value-type="percentage">
            <text:p>16.73%</text:p>
          </table:table-cell>
          <table:table-cell table:style-name="ce7" table:formula="of:=[.Q134]/[.Q129]" office:value-type="percentage" office:value="0.168408145321402" calcext:value-type="percentage">
            <text:p>16.84%</text:p>
          </table:table-cell>
          <table:table-cell table:style-name="ce7" table:formula="of:=[.R134]/[.R129]" office:value-type="percentage" office:value="0.290140773712882" calcext:value-type="percentage">
            <text:p>29.01%</text:p>
          </table:table-cell>
          <table:table-cell table:style-name="ce7" table:formula="of:=[.S134]/[.S129]" office:value-type="percentage" office:value="0.315356152699132" calcext:value-type="percentage">
            <text:p>31.54%</text:p>
          </table:table-cell>
          <table:table-cell table:style-name="ce7" table:formula="of:=[.T134]/[.T129]" office:value-type="percentage" office:value="0.315356152699132" calcext:value-type="percentage">
            <text:p>31.54%</text:p>
          </table:table-cell>
          <table:table-cell table:style-name="ce7" table:formula="of:=[.U134]/[.U129]" office:value-type="percentage" office:value="0.313792819620995" calcext:value-type="percentage">
            <text:p>31.38%</text:p>
          </table:table-cell>
          <table:table-cell table:style-name="ce7" table:formula="of:=[.V134]/[.V129]" office:value-type="percentage" office:value="0.85250185061973" calcext:value-type="percentage">
            <text:p>85.25%</text:p>
          </table:table-cell>
          <table:table-cell table:style-name="ce7" table:formula="of:=[.W134]/[.W129]" office:value-type="string" office:string-value="" calcext:value-type="error">
            <text:p>#REF!</text:p>
          </table:table-cell>
          <table:table-cell table:style-name="ce7" table:formula="of:=[.X134]/[.X129]" office:value-type="percentage" office:value="0.513413102814147" calcext:value-type="percentage">
            <text:p>51.34%</text:p>
          </table:table-cell>
          <table:table-cell table:style-name="ce7" table:formula="of:=[.Y134]/[.Y129]" office:value-type="percentage" office:value="0.375955567572105" calcext:value-type="percentage">
            <text:p>37.60%</text:p>
          </table:table-cell>
          <table:table-cell table:style-name="ce7" table:formula="of:=[.Z134]/[.Z129]" office:value-type="percentage" office:value="0.177788167719625" calcext:value-type="percentage">
            <text:p>17.78%</text:p>
          </table:table-cell>
          <table:table-cell table:style-name="ce7" table:formula="of:=[.AA134]/[.AA129]" office:value-type="percentage" office:value="0.172148744627893" calcext:value-type="percentage">
            <text:p>17.21%</text:p>
          </table:table-cell>
          <table:table-cell table:style-name="ce7" table:formula="of:=[.AB134]/[.AB129]" office:value-type="percentage" office:value="0.163762273031173" calcext:value-type="percentage">
            <text:p>16.38%</text:p>
          </table:table-cell>
          <table:table-cell table:style-name="ce7" table:formula="of:=[.AC134]/[.AC129]" office:value-type="percentage" office:value="0.163743075452741" calcext:value-type="percentage">
            <text:p>16.37%</text:p>
          </table:table-cell>
          <table:table-cell table:style-name="ce7" table:formula="of:=[.AD134]/[.AD129]" office:value-type="percentage" office:value="0.175834782884165" calcext:value-type="percentage">
            <text:p>17.58%</text:p>
          </table:table-cell>
          <table:table-cell table:style-name="ce7" table:formula="of:=[.AE134]/[.AE129]" office:value-type="percentage" office:value="0.170300797990582" calcext:value-type="percentage">
            <text:p>17.03%</text:p>
          </table:table-cell>
          <table:table-cell table:style-name="ce7" table:formula="of:=[.AF134]/[.AF129]" office:value-type="percentage" office:value="0.168229226810631" calcext:value-type="percentage">
            <text:p>16.82%</text:p>
          </table:table-cell>
          <table:table-cell table:style-name="ce7" table:formula="of:=[.AG134]/[.AG129]" office:value-type="percentage" office:value="0.166252936891458" calcext:value-type="percentage">
            <text:p>16.63%</text:p>
          </table:table-cell>
          <table:table-cell table:style-name="ce7" table:formula="of:=[.AH134]/[.AH129]" office:value-type="percentage" office:value="0.15575748689776" calcext:value-type="percentage">
            <text:p>15.58%</text:p>
          </table:table-cell>
          <table:table-cell table:style-name="ce7" table:formula="of:=[.AI134]/[.AI129]" office:value-type="percentage" office:value="0.166058091006043" calcext:value-type="percentage">
            <text:p>16.61%</text:p>
          </table:table-cell>
          <table:table-cell table:style-name="ce7" table:formula="of:=[.AJ134]/[.AJ129]" office:value-type="percentage" office:value="0.358729512450363" calcext:value-type="percentage">
            <text:p>35.87%</text:p>
          </table:table-cell>
          <table:table-cell table:number-columns-repeated="988"/>
        </table:table-row>
        <table:table-row table:style-name="ro3" table:number-rows-repeated="1048440">
          <table:table-cell table:number-columns-repeated="1024"/>
        </table:table-row>
        <table:table-row table:style-name="ro3">
          <table:table-cell table:number-columns-repeated="1024"/>
        </table:table-row>
      </table:table>
      <table:table table:name="Empresa" table:style-name="ta3">
        <table:table-column table:style-name="co21" table:default-cell-style-name="Default"/>
        <table:table-column table:style-name="co12" table:default-cell-style-name="Default"/>
        <table:table-column table:style-name="co22" table:default-cell-style-name="Default"/>
        <table:table-column table:style-name="co12" table:number-columns-repeated="1021" table:default-cell-style-name="Default"/>
        <table:table-row table:style-name="ro1">
          <table:table-cell table:style-name="ce2" office:value-type="string" calcext:value-type="string">
            <text:p>Utilidades contables</text:p>
          </table:table-cell>
          <table:table-cell table:number-columns-repeated="1023"/>
        </table:table-row>
        <table:table-row table:style-name="ro1" table:number-rows-repeated="2">
          <table:table-cell table:number-columns-repeated="1024"/>
        </table:table-row>
        <table:table-row table:style-name="ro1">
          <table:table-cell table:style-name="ce2" office:value-type="string" calcext:value-type="string">
            <text:p>Impuestos</text:p>
          </table:table-cell>
          <table:table-cell table:number-columns-repeated="1023"/>
        </table:table-row>
        <table:table-row table:style-name="ro1">
          <table:table-cell table:number-columns-repeated="1024"/>
        </table:table-row>
        <table:table-row table:style-name="ro1">
          <table:table-cell table:style-name="ce3" office:value-type="string" calcext:value-type="string">
            <text:p>Impuestos nacionales</text:p>
          </table:table-cell>
          <table:table-cell table:number-columns-repeated="1023"/>
        </table:table-row>
        <table:table-row table:style-name="ro1">
          <table:table-cell office:value-type="string" calcext:value-type="string">
            <text:p>IVA de los bienes que consume</text:p>
          </table:table-cell>
          <table:table-cell table:number-columns-repeated="1023"/>
        </table:table-row>
        <table:table-row table:style-name="ro1">
          <table:table-cell office:value-type="string" calcext:value-type="string">
            <text:p>Renta empresas</text:p>
          </table:table-cell>
          <table:table-cell table:number-columns-repeated="1023"/>
        </table:table-row>
        <table:table-row table:style-name="ro1">
          <table:table-cell office:value-type="string" calcext:value-type="string">
            <text:p>Aranceles y tarifas (?)</text:p>
          </table:table-cell>
          <table:table-cell table:number-columns-repeated="1023"/>
        </table:table-row>
        <table:table-row table:style-name="ro1">
          <table:table-cell office:value-type="string" calcext:value-type="string">
            <text:p>Impuesto al carbono (?)</text:p>
          </table:table-cell>
          <table:table-cell table:number-columns-repeated="1023"/>
        </table:table-row>
        <table:table-row table:style-name="ro1">
          <table:table-cell office:value-type="string" calcext:value-type="string">
            <text:p>Riqueza empresas </text:p>
          </table:table-cell>
          <table:table-cell table:number-columns-repeated="1023"/>
        </table:table-row>
        <table:table-row table:style-name="ro1">
          <table:table-cell table:number-columns-repeated="1024"/>
        </table:table-row>
        <table:table-row table:style-name="ro1">
          <table:table-cell table:style-name="ce3" office:value-type="string" calcext:value-type="string">
            <text:p>Impuestos municipales</text:p>
          </table:table-cell>
          <table:table-cell table:number-columns-repeated="1023"/>
        </table:table-row>
        <table:table-row table:style-name="ro1">
          <table:table-cell office:value-type="string" calcext:value-type="string">
            <text:p>Predial</text:p>
          </table:table-cell>
          <table:table-cell table:number-columns-repeated="1023"/>
        </table:table-row>
        <table:table-row table:style-name="ro1">
          <table:table-cell office:value-type="string" calcext:value-type="string">
            <text:p>ICA (?)</text:p>
          </table:table-cell>
          <table:table-cell table:number-columns-repeated="1023"/>
        </table:table-row>
        <table:table-row table:style-name="ro1" table:number-rows-repeated="2">
          <table:table-cell table:number-columns-repeated="1024"/>
        </table:table-row>
        <table:table-row table:style-name="ro1">
          <table:table-cell table:style-name="ce3" office:value-type="string" calcext:value-type="string">
            <text:p>Impuestos departamentales</text:p>
          </table:table-cell>
          <table:table-cell table:number-columns-repeated="1023"/>
        </table:table-row>
        <table:table-row table:style-name="ro1">
          <table:table-cell office:value-type="string" calcext:value-type="string">
            <text:p>Cerveza</text:p>
          </table:table-cell>
          <table:table-cell table:number-columns-repeated="1023"/>
        </table:table-row>
        <table:table-row table:style-name="ro1">
          <table:table-cell office:value-type="string" calcext:value-type="string">
            <text:p>Alcohol (excluyendo cerveza)</text:p>
          </table:table-cell>
          <table:table-cell table:number-columns-repeated="1023"/>
        </table:table-row>
        <table:table-row table:style-name="ro1">
          <table:table-cell office:value-type="string" calcext:value-type="string">
            <text:p>Tabaco</text:p>
          </table:table-cell>
          <table:table-cell table:number-columns-repeated="1023"/>
        </table:table-row>
        <table:table-row table:style-name="ro1">
          <table:table-cell office:value-type="string" calcext:value-type="string">
            <text:p>Sobretasa a la gasolina</text:p>
          </table:table-cell>
          <table:table-cell table:number-columns-repeated="1023"/>
        </table:table-row>
        <table:table-row table:style-name="ro1">
          <table:table-cell office:value-type="string" calcext:value-type="string">
            <text:p>Impuesto de registro</text:p>
          </table:table-cell>
          <table:table-cell table:number-columns-repeated="1023"/>
        </table:table-row>
        <table:table-row table:style-name="ro1">
          <table:table-cell office:value-type="string" calcext:value-type="string">
            <text:p>Vehículos</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asa efectiva de tributación:</text:p>
          </table:table-cell>
          <table:table-cell/>
          <table:table-cell table:style-name="ce12" office:value-type="string" calcext:value-type="string">
            <text:p><text:a xlink:href="http://www.anif.co/sites/default/files/1406.pdf" xlink:type="simple">http://www.anif.co/sites/default/files/1406.pdf</text:a></text:p>
          </table:table-cell>
          <table:table-cell table:number-columns-repeated="1021"/>
        </table:table-row>
        <table:table-row table:style-name="ro1">
          <table:table-cell table:number-columns-repeated="2"/>
          <table:table-cell table:style-name="ce12" office:value-type="string" calcext:value-type="string">
            <text:p><text:a xlink:href="http://repositorio.banrep.gov.co/bitstream/handle/20.500.12134/7807/be_1041.pdf?sequence=5" xlink:type="simple">http://repositorio.banrep.gov.co/bitstream/handle/20.500.12134/7807/be_1041.pdf?sequence=5</text:a></text:p>
          </table:table-cell>
          <table:table-cell table:number-columns-repeated="1021"/>
        </table:table-row>
        <table:table-row table:style-name="ro1" table:number-rows-repeated="1048544">
          <table:table-cell table:number-columns-repeated="1024"/>
        </table:table-row>
        <table:table-row table:style-name="ro1">
          <table:table-cell table:number-columns-repeated="1024"/>
        </table:table-row>
      </table:table>
      <table:table table:name="Precios y parámetros" table:style-name="ta4">
        <table:table-column table:style-name="co23" table:default-cell-style-name="Default"/>
        <table:table-column table:style-name="co12" table:default-cell-style-name="Default"/>
        <table:table-column table:style-name="co22" table:default-cell-style-name="Default"/>
        <table:table-column table:style-name="co12" table:number-columns-repeated="1021" table:default-cell-style-name="Default"/>
        <table:table-row table:style-name="ro1">
          <table:table-cell office:value-type="string" calcext:value-type="string">
            <text:p>Salario Mínimo</text:p>
          </table:table-cell>
          <table:table-cell table:number-columns-repeated="1023"/>
        </table:table-row>
        <table:table-row table:style-name="ro1">
          <table:table-cell table:style-name="ce1" office:value-type="float" office:value="781242" calcext:value-type="float">
            <text:p>$781,242</text:p>
          </table:table-cell>
          <table:table-cell table:number-columns-repeated="1023"/>
        </table:table-row>
        <table:table-row table:style-name="ro1">
          <table:table-cell table:number-columns-repeated="1024"/>
        </table:table-row>
        <table:table-row table:style-name="ro1">
          <table:table-cell office:value-type="string" calcext:value-type="string">
            <text:p>UVT</text:p>
          </table:table-cell>
          <table:table-cell table:number-columns-repeated="1023"/>
        </table:table-row>
        <table:table-row table:style-name="ro1">
          <table:table-cell table:style-name="ce1" office:value-type="float" office:value="31859" calcext:value-type="float">
            <text:p>$31,859</text:p>
          </table:table-cell>
          <table:table-cell table:number-columns-repeated="1023"/>
        </table:table-row>
        <table:table-row table:style-name="ro1" table:number-rows-repeated="2">
          <table:table-cell table:number-columns-repeated="1024"/>
        </table:table-row>
        <table:table-row table:style-name="ro1">
          <table:table-cell table:style-name="ce2" office:value-type="string" calcext:value-type="string">
            <text:p>Precios de bienes con impuesto unitario</text:p>
          </table:table-cell>
          <table:table-cell table:number-columns-repeated="1023"/>
        </table:table-row>
        <table:table-row table:style-name="ro1">
          <table:table-cell office:value-type="string" calcext:value-type="string">
            <text:p>Precio gasolina</text:p>
          </table:table-cell>
          <table:table-cell table:number-columns-repeated="1023"/>
        </table:table-row>
        <table:table-row table:style-name="ro1">
          <table:table-cell office:value-type="string" calcext:value-type="string">
            <text:p>Precio ACPM</text:p>
          </table:table-cell>
          <table:table-cell table:number-columns-repeated="1023"/>
        </table:table-row>
        <table:table-row table:style-name="ro1">
          <table:table-cell office:value-type="string" calcext:value-type="string">
            <text:p>Precio gas natural</text:p>
          </table:table-cell>
          <table:table-cell table:number-columns-repeated="1023"/>
        </table:table-row>
        <table:table-row table:style-name="ro1">
          <table:table-cell office:value-type="string" calcext:value-type="string">
            <text:p>Precio gas licuado de petróleo</text:p>
          </table:table-cell>
          <table:table-cell table:number-columns-repeated="1023"/>
        </table:table-row>
        <table:table-row table:style-name="ro1">
          <table:table-cell office:value-type="string" calcext:value-type="string">
            <text:p>Precio kerosene y Jet Fuel</text:p>
          </table:table-cell>
          <table:table-cell table:number-columns-repeated="1023"/>
        </table:table-row>
        <table:table-row table:style-name="ro1">
          <table:table-cell office:value-type="string" calcext:value-type="string">
            <text:p>Precio fuel oil</text:p>
          </table:table-cell>
          <table:table-cell table:number-columns-repeated="1023"/>
        </table:table-row>
        <table:table-row table:style-name="ro1">
          <table:table-cell office:value-type="string" calcext:value-type="string">
            <text:p>Cerveza</text:p>
          </table:table-cell>
          <table:table-cell table:number-columns-repeated="1023"/>
        </table:table-row>
        <table:table-row table:style-name="ro1">
          <table:table-cell office:value-type="string" calcext:value-type="string">
            <text:p>Alcohol (excluyendo cerveza)</text:p>
          </table:table-cell>
          <table:table-cell table:number-columns-repeated="1023"/>
        </table:table-row>
        <table:table-row table:style-name="ro1">
          <table:table-cell office:value-type="string" calcext:value-type="string">
            <text:p>Tabaco</text:p>
          </table:table-cell>
          <table:table-cell table:number-columns-repeated="1023"/>
        </table:table-row>
        <table:table-row table:style-name="ro1" table:number-rows-repeated="2">
          <table:table-cell table:number-columns-repeated="1024"/>
        </table:table-row>
        <table:table-row table:style-name="ro1">
          <table:table-cell table:style-name="ce2" office:value-type="string" calcext:value-type="string">
            <text:p>Bienes sujetos al impuesto al carbono</text:p>
          </table:table-cell>
          <table:table-cell office:value-type="string" calcext:value-type="string">
            <text:p>Unidad</text:p>
          </table:table-cell>
          <table:table-cell office:value-type="string" calcext:value-type="string">
            <text:p>Impuesto unitario</text:p>
          </table:table-cell>
          <table:table-cell office:value-type="string" calcext:value-type="string">
            <text:p>Precio 2018</text:p>
          </table:table-cell>
          <table:table-cell office:value-type="string" calcext:value-type="string">
            <text:p>Tasa</text:p>
          </table:table-cell>
          <table:table-cell office:value-type="string" calcext:value-type="string">
            <text:p>Fuente del precio</text:p>
          </table:table-cell>
          <table:table-cell table:number-columns-repeated="1018"/>
        </table:table-row>
        <table:table-row table:style-name="ro1">
          <table:table-cell office:value-type="string" calcext:value-type="string">
            <text:p>Gas Natural</text:p>
          </table:table-cell>
          <table:table-cell office:value-type="string" calcext:value-type="string">
            <text:p>Metro cúbico</text:p>
          </table:table-cell>
          <table:table-cell table:style-name="ce13" office:value-type="float" office:value="29" calcext:value-type="float">
            <text:p>$29 </text:p>
          </table:table-cell>
          <table:table-cell table:style-name="ce13" office:value-type="float" office:value="619" calcext:value-type="float">
            <text:p>$619 </text:p>
          </table:table-cell>
          <table:table-cell table:formula="of:=[.C21]/[.D21]" office:value-type="float" office:value="0.0468497576736672" calcext:value-type="float">
            <text:p>0.046849757673667</text:p>
          </table:table-cell>
          <table:table-cell table:style-name="ce12" office:value-type="string" calcext:value-type="string">
            <text:p><text:a xlink:href="http://www.gasnaturalfenosa.com.co/servlet/ficheros/1297160981847/PublcaciónJulio2018-TarifasReguladasyCargoDistribución-GasNaturalSAESP.pdf" xlink:type="simple">http://www.gasnaturalfenosa.com.co/servlet/ficheros/1297160981847/PublcaciónJulio2018-TarifasReguladasyCargoDistribución-GasNaturalSAESP.pdf</text:a></text:p>
          </table:table-cell>
          <table:table-cell table:number-columns-repeated="1018"/>
        </table:table-row>
        <table:table-row table:style-name="ro1">
          <table:table-cell office:value-type="string" calcext:value-type="string">
            <text:p>Gas Licuado de Petróleo</text:p>
          </table:table-cell>
          <table:table-cell office:value-type="string" calcext:value-type="string">
            <text:p>Galón</text:p>
          </table:table-cell>
          <table:table-cell table:style-name="ce13" office:value-type="float" office:value="95" calcext:value-type="float">
            <text:p>$95 </text:p>
          </table:table-cell>
          <table:table-cell table:style-name="ce13" office:value-type="float" office:value="2616.74" calcext:value-type="float">
            <text:p>$2,617 </text:p>
          </table:table-cell>
          <table:table-cell table:formula="of:=[.C22]/[.D22]" office:value-type="float" office:value="0.0363047150270948" calcext:value-type="float">
            <text:p>0.036304715027095</text:p>
          </table:table-cell>
          <table:table-cell table:style-name="ce12" office:value-type="string" calcext:value-type="string">
            <text:p><text:a xlink:href="http://www.gazclc.com/site/wp-content/uploads/2017/12/1.-Lista-de-precios-Gas-Licuado-de-Petroleo_enero_2018.pdf" xlink:type="simple">http://www.gazclc.com/site/wp-content/uploads/2017/12/1.-Lista-de-precios-Gas-Licuado-de-Petroleo_enero_2018.pdf</text:a></text:p>
          </table:table-cell>
          <table:table-cell table:number-columns-repeated="1018"/>
        </table:table-row>
        <table:table-row table:style-name="ro1">
          <table:table-cell office:value-type="string" calcext:value-type="string">
            <text:p>Gasolina</text:p>
          </table:table-cell>
          <table:table-cell office:value-type="string" calcext:value-type="string">
            <text:p>Galón</text:p>
          </table:table-cell>
          <table:table-cell table:style-name="ce13" office:value-type="float" office:value="135" calcext:value-type="float">
            <text:p>$135 </text:p>
          </table:table-cell>
          <table:table-cell table:style-name="ce13" office:value-type="float" office:value="9303" calcext:value-type="float">
            <text:p>$9,303 </text:p>
          </table:table-cell>
          <table:table-cell table:formula="of:=[.C23]/[.D23]" office:value-type="float" office:value="0.0145114479200258" calcext:value-type="float">
            <text:p>0.014511447920026</text:p>
          </table:table-cell>
          <table:table-cell table:style-name="ce12" office:value-type="string" calcext:value-type="string">
            <text:p><text:a xlink:href="https://www.minminas.gov.co/precios-ano-2018" xlink:type="simple">https://www.minminas.gov.co/precios-ano-2018</text:a></text:p>
          </table:table-cell>
          <table:table-cell table:number-columns-repeated="1018"/>
        </table:table-row>
        <table:table-row table:style-name="ro1">
          <table:table-cell office:value-type="string" calcext:value-type="string">
            <text:p>Kerosene y Jet Fuel</text:p>
          </table:table-cell>
          <table:table-cell office:value-type="string" calcext:value-type="string">
            <text:p>Galón</text:p>
          </table:table-cell>
          <table:table-cell table:style-name="ce13" office:value-type="float" office:value="148" calcext:value-type="float">
            <text:p>$148 </text:p>
          </table:table-cell>
          <table:table-cell table:style-name="ce13" office:value-type="float" office:value="6107.75" calcext:value-type="float">
            <text:p>$6,108 </text:p>
          </table:table-cell>
          <table:table-cell table:formula="of:=[.C24]/[.D24]" office:value-type="float" office:value="0.0242315091482133" calcext:value-type="float">
            <text:p>0.024231509148213</text:p>
          </table:table-cell>
          <table:table-cell table:style-name="ce12" office:value-type="string" calcext:value-type="string">
            <text:p><text:a xlink:href="https://www.indexmundi.com/es/precios-de-mercado/?mercancia=gasolina-de-aviacion&amp;moneda=cop" xlink:type="simple">https://www.indexmundi.com/es/precios-de-mercado/?mercancia=gasolina-de-aviacion&amp;moneda=cop</text:a></text:p>
          </table:table-cell>
          <table:table-cell table:number-columns-repeated="1018"/>
        </table:table-row>
        <table:table-row table:style-name="ro1">
          <table:table-cell office:value-type="string" calcext:value-type="string">
            <text:p>ACPM</text:p>
          </table:table-cell>
          <table:table-cell office:value-type="string" calcext:value-type="string">
            <text:p>Galón</text:p>
          </table:table-cell>
          <table:table-cell table:style-name="ce13" office:value-type="float" office:value="152" calcext:value-type="float">
            <text:p>$152 </text:p>
          </table:table-cell>
          <table:table-cell table:style-name="ce13" office:value-type="float" office:value="8610" calcext:value-type="float">
            <text:p>$8,610 </text:p>
          </table:table-cell>
          <table:table-cell table:formula="of:=[.C25]/[.D25]" office:value-type="float" office:value="0.0176538908246225" calcext:value-type="float">
            <text:p>0.017653890824623</text:p>
          </table:table-cell>
          <table:table-cell table:style-name="ce12" office:value-type="string" calcext:value-type="string">
            <text:p><text:a xlink:href="https://www.minminas.gov.co/precios-ano-2018" xlink:type="simple">https://www.minminas.gov.co/precios-ano-2018</text:a></text:p>
          </table:table-cell>
          <table:table-cell table:number-columns-repeated="1018"/>
        </table:table-row>
        <table:table-row table:style-name="ro1">
          <table:table-cell office:value-type="string" calcext:value-type="string">
            <text:p>Fuel Oil</text:p>
          </table:table-cell>
          <table:table-cell office:value-type="string" calcext:value-type="string">
            <text:p>Galón</text:p>
          </table:table-cell>
          <table:table-cell table:style-name="ce13" office:value-type="float" office:value="177" calcext:value-type="float">
            <text:p>$177 </text:p>
          </table:table-cell>
          <table:table-cell table:style-name="ce13" office:value-type="float" office:value="6198.44" calcext:value-type="float">
            <text:p>$6,198 </text:p>
          </table:table-cell>
          <table:table-cell table:formula="of:=[.C26]/[.D26]" office:value-type="float" office:value="0.0285555720471603" calcext:value-type="float">
            <text:p>0.02855557204716</text:p>
          </table:table-cell>
          <table:table-cell table:style-name="ce12" office:value-type="string" calcext:value-type="string">
            <text:p><text:a xlink:href="https://www.indexmundi.com/es/precios-de-mercado/?mercancia=fueloil&amp;moneda=cop" xlink:type="simple">https://www.indexmundi.com/es/precios-de-mercado/?mercancia=fueloil&amp;moneda=cop</text:a></text:p>
          </table:table-cell>
          <table:table-cell table:number-columns-repeated="1018"/>
        </table:table-row>
        <table:table-row table:style-name="ro1" table:number-rows-repeated="7">
          <table:table-cell table:number-columns-repeated="1024"/>
        </table:table-row>
        <table:table-row table:style-name="ro1">
          <table:table-cell office:value-type="string" calcext:value-type="string">
            <text:p>Tasa efectiva de tributación del capital</text:p>
          </table:table-cell>
          <table:table-cell office:value-type="float" office:value="0.238844979919679" calcext:value-type="float">
            <text:p>0.238844979919679</text:p>
          </table:table-cell>
          <table:table-cell table:number-columns-repeated="1022"/>
        </table:table-row>
        <table:table-row table:style-name="ro1" table:number-rows-repeated="1048541">
          <table:table-cell table:number-columns-repeated="1024"/>
        </table:table-row>
        <table:table-row table:style-name="ro1">
          <table:table-cell table:number-columns-repeated="1024"/>
        </table:table-row>
      </table:table>
      <table:table table:name="Metodología" table:style-name="ta5">
        <table:table-column table:style-name="co24" table:default-cell-style-name="Default"/>
        <table:table-column table:style-name="co25" table:default-cell-style-name="Default"/>
        <table:table-column table:style-name="co26" table:default-cell-style-name="Default"/>
        <table:table-column table:style-name="co12" table:number-columns-repeated="1021" table:default-cell-style-name="Default"/>
        <table:table-row table:style-name="ro1">
          <table:table-cell office:value-type="string" calcext:value-type="string">
            <text:p>Impuestos por categoría</text:p>
          </table:table-cell>
          <table:table-cell office:value-type="string" calcext:value-type="string">
            <text:p>Incidencia tributaria</text:p>
          </table:table-cell>
          <table:table-cell office:value-type="string" calcext:value-type="string">
            <text:p>Datos ideales</text:p>
          </table:table-cell>
          <table:table-cell office:value-type="string" calcext:value-type="string">
            <text:p>Datos necesarios para microsimulación 1</text:p>
          </table:table-cell>
          <table:table-cell table:number-columns-repeated="1020"/>
        </table:table-row>
        <table:table-row table:style-name="ro1">
          <table:table-cell table:number-columns-repeated="1024"/>
        </table:table-row>
        <table:table-row table:style-name="ro5">
          <table:table-cell table:style-name="ce5"/>
          <table:table-cell table:style-name="ce5" office:value-type="string" calcext:value-type="string">
            <text:p>Seguimos a la Congressional Budget Office en cuanto a que la incidencia de los impuestos se imputa de la siguiente manera: "Personal income tax is fully borne by households, payroll taxes are fully borne by workers (the "employer share" as well as the "employee share"); Excise taxes are fully borne by buyers of the corresponding goods; and corporate income tax is fully borne by the owners of capital". Además, teniendo en cuenta que la oferta de bienes en el largo plazo es infinitamente elástica mientras que la demanda no lo es, le atribuimos el costo del IVA y de los impuestos a las ventas a los compradores. Por último, los impuestos a la propiedad se los atribuimos a los dueños de la propiedad (ver por ejemplo ver http://www.nber.org/papers/w1485)</text:p>
          </table:table-cell>
          <table:table-cell table:style-name="ce5" table:number-columns-repeated="1022"/>
        </table:table-row>
        <table:table-row table:style-name="ro1">
          <table:table-cell table:number-columns-repeated="1024"/>
        </table:table-row>
        <table:table-row table:style-name="ro1">
          <table:table-cell table:style-name="ce2" office:value-type="string" calcext:value-type="string">
            <text:p>Personal income tax</text:p>
          </table:table-cell>
          <table:table-cell table:number-columns-repeated="2"/>
          <table:table-cell table:style-name="ce3"/>
          <table:table-cell table:number-columns-repeated="1020"/>
        </table:table-row>
        <table:table-row table:style-name="ro1">
          <table:table-cell office:value-type="string" calcext:value-type="string">
            <text:p>Renta personas</text:p>
          </table:table-cell>
          <table:table-cell office:value-type="string" calcext:value-type="string">
            <text:p>Individuo</text:p>
          </table:table-cell>
          <table:table-cell office:value-type="string" calcext:value-type="string">
            <text:p>Muestra representativa formulario 210</text:p>
          </table:table-cell>
          <table:table-cell office:value-type="string" calcext:value-type="string">
            <text:p>Juliana Londoño</text:p>
          </table:table-cell>
          <table:table-cell table:number-columns-repeated="1020"/>
        </table:table-row>
        <table:table-row table:style-name="ro1">
          <table:table-cell table:number-columns-repeated="9"/>
          <table:table-cell table:style-name="ce2"/>
          <table:table-cell table:number-columns-repeated="1014"/>
        </table:table-row>
        <table:table-row table:style-name="ro1">
          <table:table-cell table:style-name="ce2" office:value-type="string" calcext:value-type="string">
            <text:p>Corporate income tax</text:p>
          </table:table-cell>
          <table:table-cell table:number-columns-repeated="8"/>
          <table:table-cell table:style-name="ce2"/>
          <table:table-cell table:number-columns-repeated="1014"/>
        </table:table-row>
        <table:table-row table:style-name="ro1">
          <table:table-cell table:style-name="ce3" office:value-type="string" calcext:value-type="string">
            <text:p>Nacional</text:p>
          </table:table-cell>
          <table:table-cell table:number-columns-repeated="1023"/>
        </table:table-row>
        <table:table-row table:style-name="ro1">
          <table:table-cell office:value-type="string" calcext:value-type="string">
            <text:p>Renta empresas</text:p>
          </table:table-cell>
          <table:table-cell office:value-type="string" calcext:value-type="string">
            <text:p>Empresa</text:p>
          </table:table-cell>
          <table:table-cell office:value-type="string" calcext:value-type="string">
            <text:p>Muestra representativa formulario 110</text:p>
          </table:table-cell>
          <table:table-cell office:value-type="string" calcext:value-type="string">
            <text:p>Banrep</text:p>
          </table:table-cell>
          <table:table-cell table:number-columns-repeated="1020"/>
        </table:table-row>
        <table:table-row table:style-name="ro1">
          <table:table-cell table:style-name="ce3" office:value-type="string" calcext:value-type="string">
            <text:p>Municipal</text:p>
          </table:table-cell>
          <table:table-cell table:number-columns-repeated="8"/>
          <table:table-cell table:style-name="ce3"/>
          <table:table-cell table:number-columns-repeated="1014"/>
        </table:table-row>
        <table:table-row table:style-name="ro1">
          <table:table-cell office:value-type="string" calcext:value-type="string">
            <text:p>ICA</text:p>
          </table:table-cell>
          <table:table-cell office:value-type="string" calcext:value-type="string">
            <text:p>Empresa</text:p>
          </table:table-cell>
          <table:table-cell office:value-type="string" calcext:value-type="string">
            <text:p>Muestra representativa formulario ICA de todos los municipios</text:p>
          </table:table-cell>
          <table:table-cell office:value-type="string" calcext:value-type="string">
            <text:p>Banrep</text:p>
          </table:table-cell>
          <table:table-cell table:number-columns-repeated="1020"/>
        </table:table-row>
        <table:table-row table:style-name="ro1">
          <table:table-cell table:number-columns-repeated="1024"/>
        </table:table-row>
        <table:table-row table:style-name="ro1">
          <table:table-cell table:style-name="ce2" office:value-type="string" calcext:value-type="string">
            <text:p>Payroll taxes</text:p>
          </table:table-cell>
          <table:table-cell table:number-columns-repeated="1023"/>
        </table:table-row>
        <table:table-row table:style-name="ro1">
          <table:table-cell office:value-type="string" calcext:value-type="string">
            <text:p>Solidaridad pensional</text:p>
          </table:table-cell>
          <table:table-cell office:value-type="string" calcext:value-type="string">
            <text:p>Individuo</text:p>
          </table:table-cell>
          <table:table-cell office:value-type="string" calcext:value-type="string">
            <text:p>Muestra representativa PILA enlazada con renta</text:p>
          </table:table-cell>
          <table:table-cell office:value-type="string" calcext:value-type="string">
            <text:p>GEIH</text:p>
          </table:table-cell>
          <table:table-cell table:number-columns-repeated="1020"/>
        </table:table-row>
        <table:table-row table:style-name="ro1">
          <table:table-cell office:value-type="string" calcext:value-type="string">
            <text:p>Contribuciones salud (incluyendo contribución empleador)</text:p>
          </table:table-cell>
          <table:table-cell office:value-type="string" calcext:value-type="string">
            <text:p>Individuo</text:p>
          </table:table-cell>
          <table:table-cell office:value-type="string" calcext:value-type="string">
            <text:p>Muestra representativa PILA enlazada con renta</text:p>
          </table:table-cell>
          <table:table-cell office:value-type="string" calcext:value-type="string">
            <text:p>GEIH</text:p>
          </table:table-cell>
          <table:table-cell table:number-columns-repeated="1020"/>
        </table:table-row>
        <table:table-row table:style-name="ro1">
          <table:table-cell office:value-type="string" calcext:value-type="string">
            <text:p>Contribuciones pensiones (incluyendo contribución empleador)</text:p>
          </table:table-cell>
          <table:table-cell office:value-type="string" calcext:value-type="string">
            <text:p>Individuo</text:p>
          </table:table-cell>
          <table:table-cell office:value-type="string" calcext:value-type="string">
            <text:p>Muestra representativa PILA enlazada con renta</text:p>
          </table:table-cell>
          <table:table-cell office:value-type="string" calcext:value-type="string">
            <text:p>GEIH</text:p>
          </table:table-cell>
          <table:table-cell table:number-columns-repeated="1020"/>
        </table:table-row>
        <table:table-row table:style-name="ro1">
          <table:table-cell office:value-type="string" calcext:value-type="string">
            <text:p>SENA e ICBF</text:p>
          </table:table-cell>
          <table:table-cell office:value-type="string" calcext:value-type="string">
            <text:p>Individuo</text:p>
          </table:table-cell>
          <table:table-cell office:value-type="string" calcext:value-type="string">
            <text:p>Muestra representativa PILA enlazada con renta</text:p>
          </table:table-cell>
          <table:table-cell office:value-type="string" calcext:value-type="string">
            <text:p>GEIH</text:p>
          </table:table-cell>
          <table:table-cell table:number-columns-repeated="1020"/>
        </table:table-row>
        <table:table-row table:style-name="ro1">
          <table:table-cell office:value-type="string" calcext:value-type="string">
            <text:p>Cajas de Compensación</text:p>
          </table:table-cell>
          <table:table-cell office:value-type="string" calcext:value-type="string">
            <text:p>Individuo</text:p>
          </table:table-cell>
          <table:table-cell office:value-type="string" calcext:value-type="string">
            <text:p>Muestra representativa PILA enlazada con renta</text:p>
          </table:table-cell>
          <table:table-cell office:value-type="string" calcext:value-type="string">
            <text:p>GEIH</text:p>
          </table:table-cell>
          <table:table-cell table:number-columns-repeated="1020"/>
        </table:table-row>
        <table:table-row table:style-name="ro1">
          <table:table-cell table:number-columns-repeated="1024"/>
        </table:table-row>
        <table:table-row table:style-name="ro1">
          <table:table-cell table:style-name="ce2" office:value-type="string" calcext:value-type="string">
            <text:p>Excise and sales taxes</text:p>
          </table:table-cell>
          <table:table-cell table:number-columns-repeated="1023"/>
        </table:table-row>
        <table:table-row table:style-name="ro1">
          <table:table-cell table:style-name="ce3" office:value-type="string" calcext:value-type="string">
            <text:p>Nacionales</text:p>
          </table:table-cell>
          <table:table-cell table:number-columns-repeated="1023"/>
        </table:table-row>
        <table:table-row table:style-name="ro1">
          <table:table-cell office:value-type="string" calcext:value-type="string">
            <text:p>IVA de los bienes que consume</text:p>
          </table:table-cell>
          <table:table-cell office:value-type="string" calcext:value-type="string">
            <text:p>Individuo</text:p>
          </table:table-cell>
          <table:table-cell office:value-type="string" calcext:value-type="string">
            <text:p>ENPH - consumo y muestra representativa formulario 300 DIAN</text:p>
          </table:table-cell>
          <table:table-cell office:value-type="string" calcext:value-type="string">
            <text:p>Banrep</text:p>
          </table:table-cell>
          <table:table-cell table:number-columns-repeated="1020"/>
        </table:table-row>
        <table:table-row table:style-name="ro1">
          <table:table-cell office:value-type="string" calcext:value-type="string">
            <text:p>Impuesto al carbono</text:p>
          </table:table-cell>
          <table:table-cell office:value-type="string" calcext:value-type="string">
            <text:p>Individuo</text:p>
          </table:table-cell>
          <table:table-cell office:value-type="string" calcext:value-type="string">
            <text:p>ENPH - consumo y muestra representativa formulario 300 DIAN</text:p>
          </table:table-cell>
          <table:table-cell office:value-type="string" calcext:value-type="string">
            <text:p>Banrep</text:p>
          </table:table-cell>
          <table:table-cell table:number-columns-repeated="1020"/>
        </table:table-row>
        <table:table-row table:style-name="ro1">
          <table:table-cell office:value-type="string" calcext:value-type="string">
            <text:p>Impuesto nacional a la gasolina y el ACPM</text:p>
          </table:table-cell>
          <table:table-cell office:value-type="string" calcext:value-type="string">
            <text:p>Individuo</text:p>
          </table:table-cell>
          <table:table-cell office:value-type="string" calcext:value-type="string">
            <text:p>ENPH - consumo y muestra representativa formulario 300 DIAN</text:p>
          </table:table-cell>
          <table:table-cell office:value-type="string" calcext:value-type="string">
            <text:p>Banrep</text:p>
          </table:table-cell>
          <table:table-cell table:number-columns-repeated="1020"/>
        </table:table-row>
        <table:table-row table:style-name="ro1">
          <table:table-cell office:value-type="string" calcext:value-type="string">
            <text:p>Impuesto nacional al consumo</text:p>
          </table:table-cell>
          <table:table-cell office:value-type="string" calcext:value-type="string">
            <text:p>Individuo</text:p>
          </table:table-cell>
          <table:table-cell office:value-type="string" calcext:value-type="string">
            <text:p>ENPH - consumo y muestra representativa formulario 300 DIAN</text:p>
          </table:table-cell>
          <table:table-cell office:value-type="string" calcext:value-type="string">
            <text:p>Banrep</text:p>
          </table:table-cell>
          <table:table-cell table:number-columns-repeated="1020"/>
        </table:table-row>
        <table:table-row table:style-name="ro1">
          <table:table-cell office:value-type="string" calcext:value-type="string">
            <text:p>Timbre</text:p>
          </table:table-cell>
          <table:table-cell office:value-type="string" calcext:value-type="string">
            <text:p>Individuo</text:p>
          </table:table-cell>
          <table:table-cell office:value-type="string" calcext:value-type="string">
            <text:p>ENPH - consumo</text:p>
          </table:table-cell>
          <table:table-cell office:value-type="string" calcext:value-type="string">
            <text:p>Banrep</text:p>
          </table:table-cell>
          <table:table-cell table:number-columns-repeated="1020"/>
        </table:table-row>
        <table:table-row table:style-name="ro1">
          <table:table-cell office:value-type="string" calcext:value-type="string">
            <text:p>4 por 1000</text:p>
          </table:table-cell>
          <table:table-cell office:value-type="string" calcext:value-type="string">
            <text:p>Individuo</text:p>
          </table:table-cell>
          <table:table-cell office:value-type="string" calcext:value-type="string">
            <text:p>ENPH - consumo y muestra representativa formulario 300 DIAN</text:p>
          </table:table-cell>
          <table:table-cell office:value-type="string" calcext:value-type="string">
            <text:p>Banrep</text:p>
          </table:table-cell>
          <table:table-cell table:number-columns-repeated="1020"/>
        </table:table-row>
        <table:table-row table:style-name="ro1">
          <table:table-cell table:style-name="ce3" office:value-type="string" calcext:value-type="string">
            <text:p>Municipales</text:p>
          </table:table-cell>
          <table:table-cell table:number-columns-repeated="1023"/>
        </table:table-row>
        <table:table-row table:style-name="ro1">
          <table:table-cell office:value-type="string" calcext:value-type="string">
            <text:p>Sobretasa municipal a la gasolina</text:p>
          </table:table-cell>
          <table:table-cell office:value-type="string" calcext:value-type="string">
            <text:p>Individuo</text:p>
          </table:table-cell>
          <table:table-cell office:value-type="string" calcext:value-type="string">
            <text:p>ENPH - consumo</text:p>
          </table:table-cell>
          <table:table-cell office:value-type="string" calcext:value-type="string">
            <text:p>Banrep</text:p>
          </table:table-cell>
          <table:table-cell table:number-columns-repeated="1020"/>
        </table:table-row>
        <table:table-row table:style-name="ro1">
          <table:table-cell table:style-name="ce3" office:value-type="string" calcext:value-type="string">
            <text:p>Departamentales</text:p>
          </table:table-cell>
          <table:table-cell table:number-columns-repeated="1023"/>
        </table:table-row>
        <table:table-row table:style-name="ro1">
          <table:table-cell office:value-type="string" calcext:value-type="string">
            <text:p>Cerveza</text:p>
          </table:table-cell>
          <table:table-cell office:value-type="string" calcext:value-type="string">
            <text:p>Individuo</text:p>
          </table:table-cell>
          <table:table-cell office:value-type="string" calcext:value-type="string">
            <text:p>ENPH - consumo</text:p>
          </table:table-cell>
          <table:table-cell office:value-type="string" calcext:value-type="string">
            <text:p>Banrep</text:p>
          </table:table-cell>
          <table:table-cell table:number-columns-repeated="1020"/>
        </table:table-row>
        <table:table-row table:style-name="ro1">
          <table:table-cell office:value-type="string" calcext:value-type="string">
            <text:p>Alcohol (excluyendo cerveza)</text:p>
          </table:table-cell>
          <table:table-cell office:value-type="string" calcext:value-type="string">
            <text:p>Individuo</text:p>
          </table:table-cell>
          <table:table-cell office:value-type="string" calcext:value-type="string">
            <text:p>ENPH - consumo</text:p>
          </table:table-cell>
          <table:table-cell office:value-type="string" calcext:value-type="string">
            <text:p>Banrep</text:p>
          </table:table-cell>
          <table:table-cell table:number-columns-repeated="1020"/>
        </table:table-row>
        <table:table-row table:style-name="ro1">
          <table:table-cell office:value-type="string" calcext:value-type="string">
            <text:p>Tabaco</text:p>
          </table:table-cell>
          <table:table-cell office:value-type="string" calcext:value-type="string">
            <text:p>Individuo</text:p>
          </table:table-cell>
          <table:table-cell office:value-type="string" calcext:value-type="string">
            <text:p>ENPH - consumo</text:p>
          </table:table-cell>
          <table:table-cell office:value-type="string" calcext:value-type="string">
            <text:p>Banrep</text:p>
          </table:table-cell>
          <table:table-cell table:number-columns-repeated="1020"/>
        </table:table-row>
        <table:table-row table:style-name="ro1">
          <table:table-cell office:value-type="string" calcext:value-type="string">
            <text:p>Sobretasa departamental a la gasolina</text:p>
          </table:table-cell>
          <table:table-cell office:value-type="string" calcext:value-type="string">
            <text:p>Individuo</text:p>
          </table:table-cell>
          <table:table-cell office:value-type="string" calcext:value-type="string">
            <text:p>ENPH - consumo</text:p>
          </table:table-cell>
          <table:table-cell office:value-type="string" calcext:value-type="string">
            <text:p>Banrep</text:p>
          </table:table-cell>
          <table:table-cell table:number-columns-repeated="1020"/>
        </table:table-row>
        <table:table-row table:style-name="ro1">
          <table:table-cell office:value-type="string" calcext:value-type="string">
            <text:p>Impuesto de registro</text:p>
          </table:table-cell>
          <table:table-cell office:value-type="string" calcext:value-type="string">
            <text:p>Individuo</text:p>
          </table:table-cell>
          <table:table-cell office:value-type="string" calcext:value-type="string">
            <text:p>ENPH - consumo</text:p>
          </table:table-cell>
          <table:table-cell office:value-type="string" calcext:value-type="string">
            <text:p>Banrep</text:p>
          </table:table-cell>
          <table:table-cell table:number-columns-repeated="1020"/>
        </table:table-row>
        <table:table-row table:style-name="ro1">
          <table:table-cell office:value-type="string" calcext:value-type="string">
            <text:p>Vehículos</text:p>
          </table:table-cell>
          <table:table-cell office:value-type="string" calcext:value-type="string">
            <text:p>Individuo</text:p>
          </table:table-cell>
          <table:table-cell office:value-type="string" calcext:value-type="string">
            <text:p>ENPH - consumo</text:p>
          </table:table-cell>
          <table:table-cell office:value-type="string" calcext:value-type="string">
            <text:p>Banrep</text:p>
          </table:table-cell>
          <table:table-cell table:number-columns-repeated="1020"/>
        </table:table-row>
        <table:table-row table:style-name="ro1">
          <table:table-cell office:value-type="string" calcext:value-type="string">
            <text:p>Aranceles y tarifas</text:p>
          </table:table-cell>
          <table:table-cell office:value-type="string" calcext:value-type="string">
            <text:p>Individuo</text:p>
          </table:table-cell>
          <table:table-cell office:value-type="string" calcext:value-type="string">
            <text:p>ENPH - consumo</text:p>
          </table:table-cell>
          <table:table-cell office:value-type="string" calcext:value-type="string">
            <text:p>Banrep</text:p>
          </table:table-cell>
          <table:table-cell table:number-columns-repeated="1020"/>
        </table:table-row>
        <table:table-row table:style-name="ro1">
          <table:table-cell table:style-name="ce3" table:number-columns-repeated="1024"/>
        </table:table-row>
        <table:table-row table:style-name="ro1">
          <table:table-cell table:style-name="ce2" office:value-type="string" calcext:value-type="string">
            <text:p>Impuestos a la propiedad</text:p>
          </table:table-cell>
          <table:table-cell table:number-columns-repeated="1023"/>
        </table:table-row>
        <table:table-row table:style-name="ro1">
          <table:table-cell table:style-name="ce3" office:value-type="string" calcext:value-type="string">
            <text:p>Nacionales</text:p>
          </table:table-cell>
          <table:table-cell table:number-columns-repeated="1023"/>
        </table:table-row>
        <table:table-row table:style-name="ro1">
          <table:table-cell office:value-type="string" calcext:value-type="string">
            <text:p>Riqueza empresas </text:p>
          </table:table-cell>
          <table:table-cell office:value-type="string" calcext:value-type="string">
            <text:p>Empresa</text:p>
          </table:table-cell>
          <table:table-cell office:value-type="string" calcext:value-type="string">
            <text:p>Muestras representativas formulario 210 y 440</text:p>
          </table:table-cell>
          <table:table-cell office:value-type="string" calcext:value-type="string">
            <text:p>Banrep</text:p>
          </table:table-cell>
          <table:table-cell table:number-columns-repeated="1020"/>
        </table:table-row>
        <table:table-row table:style-name="ro1">
          <table:table-cell office:value-type="string" calcext:value-type="string">
            <text:p>Riqueza personas</text:p>
          </table:table-cell>
          <table:table-cell office:value-type="string" calcext:value-type="string">
            <text:p>Individuo</text:p>
          </table:table-cell>
          <table:table-cell office:value-type="string" calcext:value-type="string">
            <text:p>Muestras representativas formulario 110 y 440</text:p>
          </table:table-cell>
          <table:table-cell office:value-type="string" calcext:value-type="string">
            <text:p>Banrep</text:p>
          </table:table-cell>
          <table:table-cell table:number-columns-repeated="1020"/>
        </table:table-row>
        <table:table-row table:style-name="ro1">
          <table:table-cell table:style-name="ce3" office:value-type="string" calcext:value-type="string">
            <text:p>Municipales</text:p>
          </table:table-cell>
          <table:table-cell table:style-name="ce2" table:number-columns-repeated="1023"/>
        </table:table-row>
        <table:table-row table:style-name="ro1">
          <table:table-cell office:value-type="string" calcext:value-type="string">
            <text:p>Predial</text:p>
          </table:table-cell>
          <table:table-cell office:value-type="string" calcext:value-type="string">
            <text:p>Empresa o individuo según corresponda</text:p>
          </table:table-cell>
          <table:table-cell office:value-type="string" calcext:value-type="string">
            <text:p>Muestras representativas formulario predial de todos los municipios</text:p>
          </table:table-cell>
          <table:table-cell table:number-columns-repeated="1021"/>
        </table:table-row>
        <table:table-row table:style-name="ro1">
          <table:table-cell table:style-name="ce3" office:value-type="string" calcext:value-type="string">
            <text:p>Departamentales</text:p>
          </table:table-cell>
          <table:table-cell table:number-columns-repeated="1023"/>
        </table:table-row>
        <table:table-row table:style-name="ro1">
          <table:table-cell office:value-type="string" calcext:value-type="string">
            <text:p>Cerveza</text:p>
          </table:table-cell>
          <table:table-cell office:value-type="string" calcext:value-type="string">
            <text:p>Individuo</text:p>
          </table:table-cell>
          <table:table-cell office:value-type="string" calcext:value-type="string">
            <text:p>GEIH - consumo</text:p>
          </table:table-cell>
          <table:table-cell office:value-type="string" calcext:value-type="string">
            <text:p>Banrep</text:p>
          </table:table-cell>
          <table:table-cell table:number-columns-repeated="1020"/>
        </table:table-row>
        <table:table-row table:style-name="ro1">
          <table:table-cell office:value-type="string" calcext:value-type="string">
            <text:p>Alcohol (excluyendo cerveza)</text:p>
          </table:table-cell>
          <table:table-cell office:value-type="string" calcext:value-type="string">
            <text:p>Individuo</text:p>
          </table:table-cell>
          <table:table-cell office:value-type="string" calcext:value-type="string">
            <text:p>GEIH - consumo</text:p>
          </table:table-cell>
          <table:table-cell office:value-type="string" calcext:value-type="string">
            <text:p>Banrep</text:p>
          </table:table-cell>
          <table:table-cell table:number-columns-repeated="1020"/>
        </table:table-row>
        <table:table-row table:style-name="ro1">
          <table:table-cell office:value-type="string" calcext:value-type="string">
            <text:p>Tabaco</text:p>
          </table:table-cell>
          <table:table-cell office:value-type="string" calcext:value-type="string">
            <text:p>Individuo</text:p>
          </table:table-cell>
          <table:table-cell office:value-type="string" calcext:value-type="string">
            <text:p>GEIH - consumo</text:p>
          </table:table-cell>
          <table:table-cell office:value-type="string" calcext:value-type="string">
            <text:p>Banrep</text:p>
          </table:table-cell>
          <table:table-cell table:number-columns-repeated="1020"/>
        </table:table-row>
        <table:table-row table:style-name="ro1">
          <table:table-cell office:value-type="string" calcext:value-type="string">
            <text:p>Sobretasa a la gasolina</text:p>
          </table:table-cell>
          <table:table-cell office:value-type="string" calcext:value-type="string">
            <text:p>Individuo</text:p>
          </table:table-cell>
          <table:table-cell office:value-type="string" calcext:value-type="string">
            <text:p>GEIH - consumo</text:p>
          </table:table-cell>
          <table:table-cell office:value-type="string" calcext:value-type="string">
            <text:p>Banrep</text:p>
          </table:table-cell>
          <table:table-cell table:number-columns-repeated="1020"/>
        </table:table-row>
        <table:table-row table:style-name="ro1">
          <table:table-cell office:value-type="string" calcext:value-type="string">
            <text:p>Impuesto de registro</text:p>
          </table:table-cell>
          <table:table-cell office:value-type="string" calcext:value-type="string">
            <text:p>Individuo</text:p>
          </table:table-cell>
          <table:table-cell office:value-type="string" calcext:value-type="string">
            <text:p>GEIH - consumo</text:p>
          </table:table-cell>
          <table:table-cell office:value-type="string" calcext:value-type="string">
            <text:p>Banrep</text:p>
          </table:table-cell>
          <table:table-cell table:number-columns-repeated="1020"/>
        </table:table-row>
        <table:table-row table:style-name="ro1">
          <table:table-cell office:value-type="string" calcext:value-type="string">
            <text:p>Vehículos</text:p>
          </table:table-cell>
          <table:table-cell office:value-type="string" calcext:value-type="string">
            <text:p>Individuo</text:p>
          </table:table-cell>
          <table:table-cell office:value-type="string" calcext:value-type="string">
            <text:p>GEIH - consumo</text:p>
          </table:table-cell>
          <table:table-cell office:value-type="string" calcext:value-type="string">
            <text:p>Banrep</text:p>
          </table:table-cell>
          <table:table-cell table:number-columns-repeated="1020"/>
        </table:table-row>
        <table:table-row table:style-name="ro1" table:number-rows-repeated="1048523">
          <table:table-cell table:number-columns-repeated="1024"/>
        </table:table-row>
        <table:table-row table:style-name="ro1">
          <table:table-cell table:number-columns-repeated="1024"/>
        </table:table-row>
      </table:table>
      <table:table table:name="Hoja1" table:style-name="ta6">
        <table:table-column table:style-name="co27" table:default-cell-style-name="ce15"/>
        <table:table-column table:style-name="co28" table:number-columns-repeated="99" table:default-cell-style-name="ce15"/>
        <table:table-column table:style-name="co18" table:default-cell-style-name="ce15"/>
        <table:table-column table:style-name="co29" table:number-columns-repeated="923" table:default-cell-style-name="ce15"/>
        <table:table-row table:style-name="ro1">
          <table:table-cell table:style-name="ce14" office:value-type="string" calcext:value-type="string">
            <text:p>Percentil</text:p>
          </table:table-cell>
          <table:table-cell table:style-name="ce14" office:value-type="float" office:value="1" calcext:value-type="float">
            <text:p>1</text:p>
          </table:table-cell>
          <table:table-cell table:style-name="ce14" office:value-type="float" office:value="2" calcext:value-type="float">
            <text:p>2</text:p>
          </table:table-cell>
          <table:table-cell table:style-name="ce14" office:value-type="float" office:value="3" calcext:value-type="float">
            <text:p>3</text:p>
          </table:table-cell>
          <table:table-cell table:style-name="ce14" office:value-type="float" office:value="4" calcext:value-type="float">
            <text:p>4</text:p>
          </table:table-cell>
          <table:table-cell table:style-name="ce14" office:value-type="float" office:value="5" calcext:value-type="float">
            <text:p>5</text:p>
          </table:table-cell>
          <table:table-cell table:style-name="ce14" office:value-type="float" office:value="6" calcext:value-type="float">
            <text:p>6</text:p>
          </table:table-cell>
          <table:table-cell table:style-name="ce14" office:value-type="float" office:value="7" calcext:value-type="float">
            <text:p>7</text:p>
          </table:table-cell>
          <table:table-cell table:style-name="ce14" office:value-type="float" office:value="8" calcext:value-type="float">
            <text:p>8</text:p>
          </table:table-cell>
          <table:table-cell table:style-name="ce14" office:value-type="float" office:value="9" calcext:value-type="float">
            <text:p>9</text:p>
          </table:table-cell>
          <table:table-cell table:style-name="ce14" office:value-type="float" office:value="10" calcext:value-type="float">
            <text:p>10</text:p>
          </table:table-cell>
          <table:table-cell table:style-name="ce14" office:value-type="float" office:value="11" calcext:value-type="float">
            <text:p>11</text:p>
          </table:table-cell>
          <table:table-cell table:style-name="ce14" office:value-type="float" office:value="12" calcext:value-type="float">
            <text:p>12</text:p>
          </table:table-cell>
          <table:table-cell table:style-name="ce14" office:value-type="float" office:value="13" calcext:value-type="float">
            <text:p>13</text:p>
          </table:table-cell>
          <table:table-cell table:style-name="ce14" office:value-type="float" office:value="14" calcext:value-type="float">
            <text:p>14</text:p>
          </table:table-cell>
          <table:table-cell table:style-name="ce14" office:value-type="float" office:value="15" calcext:value-type="float">
            <text:p>15</text:p>
          </table:table-cell>
          <table:table-cell table:style-name="ce14" office:value-type="float" office:value="16" calcext:value-type="float">
            <text:p>16</text:p>
          </table:table-cell>
          <table:table-cell table:style-name="ce14" office:value-type="float" office:value="17" calcext:value-type="float">
            <text:p>17</text:p>
          </table:table-cell>
          <table:table-cell table:style-name="ce14" office:value-type="float" office:value="18" calcext:value-type="float">
            <text:p>18</text:p>
          </table:table-cell>
          <table:table-cell table:style-name="ce14" office:value-type="float" office:value="19" calcext:value-type="float">
            <text:p>19</text:p>
          </table:table-cell>
          <table:table-cell table:style-name="ce14" office:value-type="float" office:value="20" calcext:value-type="float">
            <text:p>20</text:p>
          </table:table-cell>
          <table:table-cell table:style-name="ce14" office:value-type="float" office:value="21" calcext:value-type="float">
            <text:p>21</text:p>
          </table:table-cell>
          <table:table-cell table:style-name="ce14" office:value-type="float" office:value="22" calcext:value-type="float">
            <text:p>22</text:p>
          </table:table-cell>
          <table:table-cell table:style-name="ce14" office:value-type="float" office:value="23" calcext:value-type="float">
            <text:p>23</text:p>
          </table:table-cell>
          <table:table-cell table:style-name="ce14" office:value-type="float" office:value="24" calcext:value-type="float">
            <text:p>24</text:p>
          </table:table-cell>
          <table:table-cell table:style-name="ce14" office:value-type="float" office:value="25" calcext:value-type="float">
            <text:p>25</text:p>
          </table:table-cell>
          <table:table-cell table:style-name="ce14" office:value-type="float" office:value="26" calcext:value-type="float">
            <text:p>26</text:p>
          </table:table-cell>
          <table:table-cell table:style-name="ce14" office:value-type="float" office:value="27" calcext:value-type="float">
            <text:p>27</text:p>
          </table:table-cell>
          <table:table-cell table:style-name="ce14" office:value-type="float" office:value="28" calcext:value-type="float">
            <text:p>28</text:p>
          </table:table-cell>
          <table:table-cell table:style-name="ce14" office:value-type="float" office:value="29" calcext:value-type="float">
            <text:p>29</text:p>
          </table:table-cell>
          <table:table-cell table:style-name="ce14" office:value-type="float" office:value="30" calcext:value-type="float">
            <text:p>30</text:p>
          </table:table-cell>
          <table:table-cell table:style-name="ce14" office:value-type="float" office:value="31" calcext:value-type="float">
            <text:p>31</text:p>
          </table:table-cell>
          <table:table-cell table:style-name="ce14" office:value-type="float" office:value="32" calcext:value-type="float">
            <text:p>32</text:p>
          </table:table-cell>
          <table:table-cell table:style-name="ce14" office:value-type="float" office:value="33" calcext:value-type="float">
            <text:p>33</text:p>
          </table:table-cell>
          <table:table-cell table:style-name="ce14" office:value-type="float" office:value="34" calcext:value-type="float">
            <text:p>34</text:p>
          </table:table-cell>
          <table:table-cell table:style-name="ce14" office:value-type="float" office:value="35" calcext:value-type="float">
            <text:p>35</text:p>
          </table:table-cell>
          <table:table-cell table:style-name="ce14" office:value-type="float" office:value="36" calcext:value-type="float">
            <text:p>36</text:p>
          </table:table-cell>
          <table:table-cell table:style-name="ce14" office:value-type="float" office:value="37" calcext:value-type="float">
            <text:p>37</text:p>
          </table:table-cell>
          <table:table-cell table:style-name="ce14" office:value-type="float" office:value="38" calcext:value-type="float">
            <text:p>38</text:p>
          </table:table-cell>
          <table:table-cell table:style-name="ce14" office:value-type="float" office:value="39" calcext:value-type="float">
            <text:p>39</text:p>
          </table:table-cell>
          <table:table-cell table:style-name="ce14" office:value-type="float" office:value="40" calcext:value-type="float">
            <text:p>40</text:p>
          </table:table-cell>
          <table:table-cell table:style-name="ce14" office:value-type="float" office:value="41" calcext:value-type="float">
            <text:p>41</text:p>
          </table:table-cell>
          <table:table-cell table:style-name="ce14" office:value-type="float" office:value="42" calcext:value-type="float">
            <text:p>42</text:p>
          </table:table-cell>
          <table:table-cell table:style-name="ce14" office:value-type="float" office:value="43" calcext:value-type="float">
            <text:p>43</text:p>
          </table:table-cell>
          <table:table-cell table:style-name="ce14" office:value-type="float" office:value="44" calcext:value-type="float">
            <text:p>44</text:p>
          </table:table-cell>
          <table:table-cell table:style-name="ce14" office:value-type="float" office:value="45" calcext:value-type="float">
            <text:p>45</text:p>
          </table:table-cell>
          <table:table-cell table:style-name="ce14" office:value-type="float" office:value="46" calcext:value-type="float">
            <text:p>46</text:p>
          </table:table-cell>
          <table:table-cell table:style-name="ce14" office:value-type="float" office:value="47" calcext:value-type="float">
            <text:p>47</text:p>
          </table:table-cell>
          <table:table-cell table:style-name="ce14" office:value-type="float" office:value="48" calcext:value-type="float">
            <text:p>48</text:p>
          </table:table-cell>
          <table:table-cell table:style-name="ce14" office:value-type="float" office:value="49" calcext:value-type="float">
            <text:p>49</text:p>
          </table:table-cell>
          <table:table-cell table:style-name="ce14" office:value-type="float" office:value="50" calcext:value-type="float">
            <text:p>50</text:p>
          </table:table-cell>
          <table:table-cell table:style-name="ce14" office:value-type="float" office:value="51" calcext:value-type="float">
            <text:p>51</text:p>
          </table:table-cell>
          <table:table-cell table:style-name="ce14" office:value-type="float" office:value="52" calcext:value-type="float">
            <text:p>52</text:p>
          </table:table-cell>
          <table:table-cell table:style-name="ce14" office:value-type="float" office:value="53" calcext:value-type="float">
            <text:p>53</text:p>
          </table:table-cell>
          <table:table-cell table:style-name="ce14" office:value-type="float" office:value="54" calcext:value-type="float">
            <text:p>54</text:p>
          </table:table-cell>
          <table:table-cell table:style-name="ce14" office:value-type="float" office:value="55" calcext:value-type="float">
            <text:p>55</text:p>
          </table:table-cell>
          <table:table-cell table:style-name="ce14" office:value-type="float" office:value="56" calcext:value-type="float">
            <text:p>56</text:p>
          </table:table-cell>
          <table:table-cell table:style-name="ce14" office:value-type="float" office:value="57" calcext:value-type="float">
            <text:p>57</text:p>
          </table:table-cell>
          <table:table-cell table:style-name="ce14" office:value-type="float" office:value="58" calcext:value-type="float">
            <text:p>58</text:p>
          </table:table-cell>
          <table:table-cell table:style-name="ce14" office:value-type="float" office:value="59" calcext:value-type="float">
            <text:p>59</text:p>
          </table:table-cell>
          <table:table-cell table:style-name="ce14" office:value-type="float" office:value="60" calcext:value-type="float">
            <text:p>60</text:p>
          </table:table-cell>
          <table:table-cell table:style-name="ce14" office:value-type="float" office:value="61" calcext:value-type="float">
            <text:p>61</text:p>
          </table:table-cell>
          <table:table-cell table:style-name="ce14" office:value-type="float" office:value="62" calcext:value-type="float">
            <text:p>62</text:p>
          </table:table-cell>
          <table:table-cell table:style-name="ce14" office:value-type="float" office:value="63" calcext:value-type="float">
            <text:p>63</text:p>
          </table:table-cell>
          <table:table-cell table:style-name="ce14" office:value-type="float" office:value="64" calcext:value-type="float">
            <text:p>64</text:p>
          </table:table-cell>
          <table:table-cell table:style-name="ce14" office:value-type="float" office:value="65" calcext:value-type="float">
            <text:p>65</text:p>
          </table:table-cell>
          <table:table-cell table:style-name="ce14" office:value-type="float" office:value="66" calcext:value-type="float">
            <text:p>66</text:p>
          </table:table-cell>
          <table:table-cell table:style-name="ce14" office:value-type="float" office:value="67" calcext:value-type="float">
            <text:p>67</text:p>
          </table:table-cell>
          <table:table-cell table:style-name="ce14" office:value-type="float" office:value="68" calcext:value-type="float">
            <text:p>68</text:p>
          </table:table-cell>
          <table:table-cell table:style-name="ce14" office:value-type="float" office:value="69" calcext:value-type="float">
            <text:p>69</text:p>
          </table:table-cell>
          <table:table-cell table:style-name="ce14" office:value-type="float" office:value="70" calcext:value-type="float">
            <text:p>70</text:p>
          </table:table-cell>
          <table:table-cell table:style-name="ce14" office:value-type="float" office:value="71" calcext:value-type="float">
            <text:p>71</text:p>
          </table:table-cell>
          <table:table-cell table:style-name="ce14" office:value-type="float" office:value="72" calcext:value-type="float">
            <text:p>72</text:p>
          </table:table-cell>
          <table:table-cell table:style-name="ce14" office:value-type="float" office:value="73" calcext:value-type="float">
            <text:p>73</text:p>
          </table:table-cell>
          <table:table-cell table:style-name="ce14" office:value-type="float" office:value="74" calcext:value-type="float">
            <text:p>74</text:p>
          </table:table-cell>
          <table:table-cell table:style-name="ce14" office:value-type="float" office:value="75" calcext:value-type="float">
            <text:p>75</text:p>
          </table:table-cell>
          <table:table-cell table:style-name="ce14" office:value-type="float" office:value="76" calcext:value-type="float">
            <text:p>76</text:p>
          </table:table-cell>
          <table:table-cell table:style-name="ce14" office:value-type="float" office:value="77" calcext:value-type="float">
            <text:p>77</text:p>
          </table:table-cell>
          <table:table-cell table:style-name="ce14" office:value-type="float" office:value="78" calcext:value-type="float">
            <text:p>78</text:p>
          </table:table-cell>
          <table:table-cell table:style-name="ce14" office:value-type="float" office:value="79" calcext:value-type="float">
            <text:p>79</text:p>
          </table:table-cell>
          <table:table-cell table:style-name="ce14" office:value-type="float" office:value="80" calcext:value-type="float">
            <text:p>80</text:p>
          </table:table-cell>
          <table:table-cell table:style-name="ce14" office:value-type="float" office:value="81" calcext:value-type="float">
            <text:p>81</text:p>
          </table:table-cell>
          <table:table-cell table:style-name="ce14" office:value-type="float" office:value="82" calcext:value-type="float">
            <text:p>82</text:p>
          </table:table-cell>
          <table:table-cell table:style-name="ce14" office:value-type="float" office:value="83" calcext:value-type="float">
            <text:p>83</text:p>
          </table:table-cell>
          <table:table-cell table:style-name="ce14" office:value-type="float" office:value="84" calcext:value-type="float">
            <text:p>84</text:p>
          </table:table-cell>
          <table:table-cell table:style-name="ce14" office:value-type="float" office:value="85" calcext:value-type="float">
            <text:p>85</text:p>
          </table:table-cell>
          <table:table-cell table:style-name="ce14" office:value-type="float" office:value="86" calcext:value-type="float">
            <text:p>86</text:p>
          </table:table-cell>
          <table:table-cell table:style-name="ce14" office:value-type="float" office:value="87" calcext:value-type="float">
            <text:p>87</text:p>
          </table:table-cell>
          <table:table-cell table:style-name="ce14" office:value-type="float" office:value="88" calcext:value-type="float">
            <text:p>88</text:p>
          </table:table-cell>
          <table:table-cell table:style-name="ce14" office:value-type="float" office:value="89" calcext:value-type="float">
            <text:p>89</text:p>
          </table:table-cell>
          <table:table-cell table:style-name="ce14" office:value-type="float" office:value="90" calcext:value-type="float">
            <text:p>90</text:p>
          </table:table-cell>
          <table:table-cell table:style-name="ce14" office:value-type="float" office:value="91" calcext:value-type="float">
            <text:p>91</text:p>
          </table:table-cell>
          <table:table-cell table:style-name="ce14" office:value-type="float" office:value="92" calcext:value-type="float">
            <text:p>92</text:p>
          </table:table-cell>
          <table:table-cell table:style-name="ce14" office:value-type="float" office:value="93" calcext:value-type="float">
            <text:p>93</text:p>
          </table:table-cell>
          <table:table-cell table:style-name="ce14" office:value-type="float" office:value="94" calcext:value-type="float">
            <text:p>94</text:p>
          </table:table-cell>
          <table:table-cell table:style-name="ce14" office:value-type="float" office:value="95" calcext:value-type="float">
            <text:p>95</text:p>
          </table:table-cell>
          <table:table-cell table:style-name="ce14" office:value-type="float" office:value="96" calcext:value-type="float">
            <text:p>96</text:p>
          </table:table-cell>
          <table:table-cell table:style-name="ce14" office:value-type="float" office:value="97" calcext:value-type="float">
            <text:p>97</text:p>
          </table:table-cell>
          <table:table-cell table:style-name="ce14" office:value-type="float" office:value="98" calcext:value-type="float">
            <text:p>98</text:p>
          </table:table-cell>
          <table:table-cell table:style-name="ce14" office:value-type="float" office:value="99" calcext:value-type="float">
            <text:p>99</text:p>
          </table:table-cell>
          <table:table-cell table:style-name="ce14" office:value-type="float" office:value="100" calcext:value-type="float">
            <text:p>100</text:p>
          </table:table-cell>
          <table:table-cell table:style-name="ce14" table:number-columns-repeated="923"/>
        </table:table-row>
        <table:table-row table:style-name="ro1">
          <table:table-cell office:value-type="string" calcext:value-type="string">
            <text:p>Ingresos laborales promedio</text:p>
          </table:table-cell>
          <table:table-cell office:value-type="float" office:value="0" calcext:value-type="float">
            <text:p>$ 0</text:p>
          </table:table-cell>
          <table:table-cell office:value-type="float" office:value="491.398798557275" calcext:value-type="float">
            <text:p>$ 491</text:p>
          </table:table-cell>
          <table:table-cell office:value-type="float" office:value="4799.23318950161" calcext:value-type="float">
            <text:p>$ 4,799</text:p>
          </table:table-cell>
          <table:table-cell office:value-type="float" office:value="13097.0624395568" calcext:value-type="float">
            <text:p>$ 13,097</text:p>
          </table:table-cell>
          <table:table-cell office:value-type="float" office:value="34146.5036223949" calcext:value-type="float">
            <text:p>$ 34,147</text:p>
          </table:table-cell>
          <table:table-cell office:value-type="float" office:value="67526.2354779463" calcext:value-type="float">
            <text:p>$ 67,526</text:p>
          </table:table-cell>
          <table:table-cell office:value-type="float" office:value="100182.912689195" calcext:value-type="float">
            <text:p>$ 100,183</text:p>
          </table:table-cell>
          <table:table-cell office:value-type="float" office:value="135967.710589527" calcext:value-type="float">
            <text:p>$ 135,968</text:p>
          </table:table-cell>
          <table:table-cell office:value-type="float" office:value="160873.231155008" calcext:value-type="float">
            <text:p>$ 160,873</text:p>
          </table:table-cell>
          <table:table-cell office:value-type="float" office:value="207514.802357083" calcext:value-type="float">
            <text:p>$ 207,515</text:p>
          </table:table-cell>
          <table:table-cell office:value-type="float" office:value="235063.7995871" calcext:value-type="float">
            <text:p>$ 235,064</text:p>
          </table:table-cell>
          <table:table-cell office:value-type="float" office:value="256956.287582086" calcext:value-type="float">
            <text:p>$ 256,956</text:p>
          </table:table-cell>
          <table:table-cell office:value-type="float" office:value="322286.496075071" calcext:value-type="float">
            <text:p>$ 322,286</text:p>
          </table:table-cell>
          <table:table-cell office:value-type="float" office:value="330482.381731626" calcext:value-type="float">
            <text:p>$ 330,482</text:p>
          </table:table-cell>
          <table:table-cell office:value-type="float" office:value="363260.474713962" calcext:value-type="float">
            <text:p>$ 363,260</text:p>
          </table:table-cell>
          <table:table-cell office:value-type="float" office:value="382416.439397203" calcext:value-type="float">
            <text:p>$ 382,416</text:p>
          </table:table-cell>
          <table:table-cell office:value-type="float" office:value="381108.718900736" calcext:value-type="float">
            <text:p>$ 381,109</text:p>
          </table:table-cell>
          <table:table-cell office:value-type="float" office:value="442320.255015988" calcext:value-type="float">
            <text:p>$ 442,320</text:p>
          </table:table-cell>
          <table:table-cell office:value-type="float" office:value="469295.256989586" calcext:value-type="float">
            <text:p>$ 469,295</text:p>
          </table:table-cell>
          <table:table-cell office:value-type="float" office:value="500911.272469164" calcext:value-type="float">
            <text:p>$ 500,911</text:p>
          </table:table-cell>
          <table:table-cell office:value-type="float" office:value="478614.761024916" calcext:value-type="float">
            <text:p>$ 478,615</text:p>
          </table:table-cell>
          <table:table-cell office:value-type="float" office:value="504462.720401825" calcext:value-type="float">
            <text:p>$ 504,463</text:p>
          </table:table-cell>
          <table:table-cell office:value-type="float" office:value="496387.278515918" calcext:value-type="float">
            <text:p>$ 496,387</text:p>
          </table:table-cell>
          <table:table-cell office:value-type="float" office:value="542444.793419518" calcext:value-type="float">
            <text:p>$ 542,445</text:p>
          </table:table-cell>
          <table:table-cell office:value-type="float" office:value="560070.343757148" calcext:value-type="float">
            <text:p>$ 560,070</text:p>
          </table:table-cell>
          <table:table-cell office:value-type="float" office:value="555048.802553522" calcext:value-type="float">
            <text:p>$ 555,049</text:p>
          </table:table-cell>
          <table:table-cell office:value-type="float" office:value="625646.267503357" calcext:value-type="float">
            <text:p>$ 625,646</text:p>
          </table:table-cell>
          <table:table-cell office:value-type="float" office:value="633442.760487995" calcext:value-type="float">
            <text:p>$ 633,443</text:p>
          </table:table-cell>
          <table:table-cell office:value-type="float" office:value="681931.553757774" calcext:value-type="float">
            <text:p>$ 681,932</text:p>
          </table:table-cell>
          <table:table-cell office:value-type="float" office:value="678090.456102602" calcext:value-type="float">
            <text:p>$ 678,090</text:p>
          </table:table-cell>
          <table:table-cell office:value-type="float" office:value="712422.989326059" calcext:value-type="float">
            <text:p>$ 712,423</text:p>
          </table:table-cell>
          <table:table-cell office:value-type="float" office:value="719633.980563251" calcext:value-type="float">
            <text:p>$ 719,634</text:p>
          </table:table-cell>
          <table:table-cell office:value-type="float" office:value="694486.999142104" calcext:value-type="float">
            <text:p>$ 694,487</text:p>
          </table:table-cell>
          <table:table-cell office:value-type="float" office:value="754787.139202763" calcext:value-type="float">
            <text:p>$ 754,787</text:p>
          </table:table-cell>
          <table:table-cell office:value-type="float" office:value="760923.563736659" calcext:value-type="float">
            <text:p>$ 760,924</text:p>
          </table:table-cell>
          <table:table-cell office:value-type="float" office:value="785276.429235063" calcext:value-type="float">
            <text:p>$ 785,276</text:p>
          </table:table-cell>
          <table:table-cell office:value-type="float" office:value="803715.968839031" calcext:value-type="float">
            <text:p>$ 803,716</text:p>
          </table:table-cell>
          <table:table-cell office:value-type="float" office:value="799907.627957082" calcext:value-type="float">
            <text:p>$ 799,908</text:p>
          </table:table-cell>
          <table:table-cell office:value-type="float" office:value="819596.301914147" calcext:value-type="float">
            <text:p>$ 819,596</text:p>
          </table:table-cell>
          <table:table-cell office:value-type="float" office:value="849683.92345923" calcext:value-type="float">
            <text:p>$ 849,684</text:p>
          </table:table-cell>
          <table:table-cell office:value-type="float" office:value="861203.833260039" calcext:value-type="float">
            <text:p>$ 861,204</text:p>
          </table:table-cell>
          <table:table-cell office:value-type="float" office:value="849144.519799595" calcext:value-type="float">
            <text:p>$ 849,145</text:p>
          </table:table-cell>
          <table:table-cell office:value-type="float" office:value="893272.22945462" calcext:value-type="float">
            <text:p>$ 893,272</text:p>
          </table:table-cell>
          <table:table-cell office:value-type="float" office:value="929117.079694717" calcext:value-type="float">
            <text:p>$ 929,117</text:p>
          </table:table-cell>
          <table:table-cell office:value-type="float" office:value="913013.85686501" calcext:value-type="float">
            <text:p>$ 913,014</text:p>
          </table:table-cell>
          <table:table-cell office:value-type="float" office:value="954578.948637437" calcext:value-type="float">
            <text:p>$ 954,579</text:p>
          </table:table-cell>
          <table:table-cell office:value-type="float" office:value="974764.267358619" calcext:value-type="float">
            <text:p>$ 974,764</text:p>
          </table:table-cell>
          <table:table-cell office:value-type="float" office:value="1032058.56925694" calcext:value-type="float">
            <text:p>$ 1,032,059</text:p>
          </table:table-cell>
          <table:table-cell office:value-type="float" office:value="1027013.70116601" calcext:value-type="float">
            <text:p>$ 1,027,014</text:p>
          </table:table-cell>
          <table:table-cell office:value-type="float" office:value="992490.714257542" calcext:value-type="float">
            <text:p>$ 992,491</text:p>
          </table:table-cell>
          <table:table-cell office:value-type="float" office:value="1059944.32984983" calcext:value-type="float">
            <text:p>$ 1,059,944</text:p>
          </table:table-cell>
          <table:table-cell office:value-type="float" office:value="1094323.3055277" calcext:value-type="float">
            <text:p>$ 1,094,323</text:p>
          </table:table-cell>
          <table:table-cell office:value-type="float" office:value="1148899.87600946" calcext:value-type="float">
            <text:p>$ 1,148,900</text:p>
          </table:table-cell>
          <table:table-cell office:value-type="float" office:value="1164506.12388283" calcext:value-type="float">
            <text:p>$ 1,164,506</text:p>
          </table:table-cell>
          <table:table-cell office:value-type="float" office:value="1159035.24274398" calcext:value-type="float">
            <text:p>$ 1,159,035</text:p>
          </table:table-cell>
          <table:table-cell office:value-type="float" office:value="1184535.53532908" calcext:value-type="float">
            <text:p>$ 1,184,536</text:p>
          </table:table-cell>
          <table:table-cell office:value-type="float" office:value="1264183.10926409" calcext:value-type="float">
            <text:p>$ 1,264,183</text:p>
          </table:table-cell>
          <table:table-cell office:value-type="float" office:value="1323370.41391453" calcext:value-type="float">
            <text:p>$ 1,323,370</text:p>
          </table:table-cell>
          <table:table-cell office:value-type="float" office:value="1346897.62976723" calcext:value-type="float">
            <text:p>$ 1,346,898</text:p>
          </table:table-cell>
          <table:table-cell office:value-type="float" office:value="1339812.68087429" calcext:value-type="float">
            <text:p>$ 1,339,813</text:p>
          </table:table-cell>
          <table:table-cell office:value-type="float" office:value="1369603.82755151" calcext:value-type="float">
            <text:p>$ 1,369,604</text:p>
          </table:table-cell>
          <table:table-cell office:value-type="float" office:value="1412790.81804734" calcext:value-type="float">
            <text:p>$ 1,412,791</text:p>
          </table:table-cell>
          <table:table-cell office:value-type="float" office:value="1412384.64425608" calcext:value-type="float">
            <text:p>$ 1,412,385</text:p>
          </table:table-cell>
          <table:table-cell office:value-type="float" office:value="1449372.41670929" calcext:value-type="float">
            <text:p>$ 1,449,372</text:p>
          </table:table-cell>
          <table:table-cell office:value-type="float" office:value="1468127.27290148" calcext:value-type="float">
            <text:p>$ 1,468,127</text:p>
          </table:table-cell>
          <table:table-cell office:value-type="float" office:value="1492037.66801111" calcext:value-type="float">
            <text:p>$ 1,492,038</text:p>
          </table:table-cell>
          <table:table-cell office:value-type="float" office:value="1571108.38170902" calcext:value-type="float">
            <text:p>$ 1,571,108</text:p>
          </table:table-cell>
          <table:table-cell office:value-type="float" office:value="1596113.28647591" calcext:value-type="float">
            <text:p>$ 1,596,113</text:p>
          </table:table-cell>
          <table:table-cell office:value-type="float" office:value="1618544.4882143" calcext:value-type="float">
            <text:p>$ 1,618,544</text:p>
          </table:table-cell>
          <table:table-cell office:value-type="float" office:value="1696685.37623553" calcext:value-type="float">
            <text:p>$ 1,696,685</text:p>
          </table:table-cell>
          <table:table-cell office:value-type="float" office:value="1701775.84575201" calcext:value-type="float">
            <text:p>$ 1,701,776</text:p>
          </table:table-cell>
          <table:table-cell office:value-type="float" office:value="1707471.71119371" calcext:value-type="float">
            <text:p>$ 1,707,472</text:p>
          </table:table-cell>
          <table:table-cell office:value-type="float" office:value="1809785.29944121" calcext:value-type="float">
            <text:p>$ 1,809,785</text:p>
          </table:table-cell>
          <table:table-cell office:value-type="float" office:value="1848139.1806994" calcext:value-type="float">
            <text:p>$ 1,848,139</text:p>
          </table:table-cell>
          <table:table-cell office:value-type="float" office:value="1908558.03843725" calcext:value-type="float">
            <text:p>$ 1,908,558</text:p>
          </table:table-cell>
          <table:table-cell office:value-type="float" office:value="1968479.2713089" calcext:value-type="float">
            <text:p>$ 1,968,479</text:p>
          </table:table-cell>
          <table:table-cell office:value-type="float" office:value="2011777.04347369" calcext:value-type="float">
            <text:p>$ 2,011,777</text:p>
          </table:table-cell>
          <table:table-cell office:value-type="float" office:value="2085345.57112846" calcext:value-type="float">
            <text:p>$ 2,085,346</text:p>
          </table:table-cell>
          <table:table-cell office:value-type="float" office:value="2127920.86882944" calcext:value-type="float">
            <text:p>$ 2,127,921</text:p>
          </table:table-cell>
          <table:table-cell office:value-type="float" office:value="2124278.67857273" calcext:value-type="float">
            <text:p>$ 2,124,279</text:p>
          </table:table-cell>
          <table:table-cell office:value-type="float" office:value="2322549.3000783" calcext:value-type="float">
            <text:p>$ 2,322,549</text:p>
          </table:table-cell>
          <table:table-cell office:value-type="float" office:value="2231764.50505707" calcext:value-type="float">
            <text:p>$ 2,231,765</text:p>
          </table:table-cell>
          <table:table-cell office:value-type="float" office:value="2415674.53185387" calcext:value-type="float">
            <text:p>$ 2,415,675</text:p>
          </table:table-cell>
          <table:table-cell office:value-type="float" office:value="2388554.51044075" calcext:value-type="float">
            <text:p>$ 2,388,555</text:p>
          </table:table-cell>
          <table:table-cell office:value-type="float" office:value="2606255.14913432" calcext:value-type="float">
            <text:p>$ 2,606,255</text:p>
          </table:table-cell>
          <table:table-cell office:value-type="float" office:value="2612594.56890514" calcext:value-type="float">
            <text:p>$ 2,612,595</text:p>
          </table:table-cell>
          <table:table-cell office:value-type="float" office:value="2764625.37011078" calcext:value-type="float">
            <text:p>$ 2,764,625</text:p>
          </table:table-cell>
          <table:table-cell office:value-type="float" office:value="2903378.09261192" calcext:value-type="float">
            <text:p>$ 2,903,378</text:p>
          </table:table-cell>
          <table:table-cell office:value-type="float" office:value="3053633.56559359" calcext:value-type="float">
            <text:p>$ 3,053,634</text:p>
          </table:table-cell>
          <table:table-cell office:value-type="float" office:value="3149703.29032472" calcext:value-type="float">
            <text:p>$ 3,149,703</text:p>
          </table:table-cell>
          <table:table-cell office:value-type="float" office:value="3313890.74688763" calcext:value-type="float">
            <text:p>$ 3,313,891</text:p>
          </table:table-cell>
          <table:table-cell office:value-type="float" office:value="3427761.36460982" calcext:value-type="float">
            <text:p>$ 3,427,761</text:p>
          </table:table-cell>
          <table:table-cell office:value-type="float" office:value="3576614.49234181" calcext:value-type="float">
            <text:p>$ 3,576,614</text:p>
          </table:table-cell>
          <table:table-cell office:value-type="float" office:value="3781016.70478893" calcext:value-type="float">
            <text:p>$ 3,781,017</text:p>
          </table:table-cell>
          <table:table-cell office:value-type="float" office:value="4303699.72809005" calcext:value-type="float">
            <text:p>$ 4,303,700</text:p>
          </table:table-cell>
          <table:table-cell office:value-type="float" office:value="4842293.14859847" calcext:value-type="float">
            <text:p>$ 4,842,293</text:p>
          </table:table-cell>
          <table:table-cell office:value-type="float" office:value="5102166.04746929" calcext:value-type="float">
            <text:p>$ 5,102,166</text:p>
          </table:table-cell>
          <table:table-cell office:value-type="float" office:value="6076586.65533998" calcext:value-type="float">
            <text:p>$ 6,076,587</text:p>
          </table:table-cell>
          <table:table-cell office:value-type="float" office:value="7982902.93128157" calcext:value-type="float">
            <text:p>$ 7,982,903</text:p>
          </table:table-cell>
          <table:table-cell office:value-type="float" office:value="16856986.0540237" calcext:value-type="float">
            <text:p>$ 16,856,986</text:p>
          </table:table-cell>
          <table:table-cell table:number-columns-repeated="923"/>
        </table:table-row>
        <table:table-row table:style-name="ro1">
          <table:table-cell office:value-type="string" calcext:value-type="string">
            <text:p>Ingresos de capital promedio</text:p>
          </table:table-cell>
          <table:table-cell office:value-type="float" office:value="0" calcext:value-type="float">
            <text:p>$ 0</text:p>
          </table:table-cell>
          <table:table-cell office:value-type="float" office:value="312.722123068203" calcext:value-type="float">
            <text:p>$ 313</text:p>
          </table:table-cell>
          <table:table-cell office:value-type="float" office:value="974.931239179497" calcext:value-type="float">
            <text:p>$ 975</text:p>
          </table:table-cell>
          <table:table-cell office:value-type="float" office:value="1789.36730599078" calcext:value-type="float">
            <text:p>$ 1,789</text:p>
          </table:table-cell>
          <table:table-cell office:value-type="float" office:value="2036.40864214036" calcext:value-type="float">
            <text:p>$ 2,036</text:p>
          </table:table-cell>
          <table:table-cell office:value-type="float" office:value="7979.26714490836" calcext:value-type="float">
            <text:p>$ 7,979</text:p>
          </table:table-cell>
          <table:table-cell office:value-type="float" office:value="10885.1504504441" calcext:value-type="float">
            <text:p>$ 10,885</text:p>
          </table:table-cell>
          <table:table-cell office:value-type="float" office:value="17493.9818556973" calcext:value-type="float">
            <text:p>$ 17,494</text:p>
          </table:table-cell>
          <table:table-cell office:value-type="float" office:value="20526.2464835872" calcext:value-type="float">
            <text:p>$ 20,526</text:p>
          </table:table-cell>
          <table:table-cell office:value-type="float" office:value="18593.7259244418" calcext:value-type="float">
            <text:p>$ 18,594</text:p>
          </table:table-cell>
          <table:table-cell office:value-type="float" office:value="27427.9335564621" calcext:value-type="float">
            <text:p>$ 27,428</text:p>
          </table:table-cell>
          <table:table-cell office:value-type="float" office:value="32885.7743619903" calcext:value-type="float">
            <text:p>$ 32,886</text:p>
          </table:table-cell>
          <table:table-cell office:value-type="float" office:value="25822.664256192" calcext:value-type="float">
            <text:p>$ 25,823</text:p>
          </table:table-cell>
          <table:table-cell office:value-type="float" office:value="26113.1790630142" calcext:value-type="float">
            <text:p>$ 26,113</text:p>
          </table:table-cell>
          <table:table-cell office:value-type="float" office:value="27199.9167642915" calcext:value-type="float">
            <text:p>$ 27,200</text:p>
          </table:table-cell>
          <table:table-cell office:value-type="float" office:value="35990.388335886" calcext:value-type="float">
            <text:p>$ 35,990</text:p>
          </table:table-cell>
          <table:table-cell office:value-type="float" office:value="24935.7958798202" calcext:value-type="float">
            <text:p>$ 24,936</text:p>
          </table:table-cell>
          <table:table-cell office:value-type="float" office:value="24732.2708315516" calcext:value-type="float">
            <text:p>$ 24,732</text:p>
          </table:table-cell>
          <table:table-cell office:value-type="float" office:value="34848.2452043616" calcext:value-type="float">
            <text:p>$ 34,848</text:p>
          </table:table-cell>
          <table:table-cell office:value-type="float" office:value="22461.8028106101" calcext:value-type="float">
            <text:p>$ 22,462</text:p>
          </table:table-cell>
          <table:table-cell office:value-type="float" office:value="30513.6265424045" calcext:value-type="float">
            <text:p>$ 30,514</text:p>
          </table:table-cell>
          <table:table-cell office:value-type="float" office:value="30009.5250222674" calcext:value-type="float">
            <text:p>$ 30,010</text:p>
          </table:table-cell>
          <table:table-cell office:value-type="float" office:value="19462.3478046923" calcext:value-type="float">
            <text:p>$ 19,462</text:p>
          </table:table-cell>
          <table:table-cell office:value-type="float" office:value="43109.2603462583" calcext:value-type="float">
            <text:p>$ 43,109</text:p>
          </table:table-cell>
          <table:table-cell office:value-type="float" office:value="26227.6493131592" calcext:value-type="float">
            <text:p>$ 26,228</text:p>
          </table:table-cell>
          <table:table-cell office:value-type="float" office:value="20050.7676635011" calcext:value-type="float">
            <text:p>$ 20,051</text:p>
          </table:table-cell>
          <table:table-cell office:value-type="float" office:value="34027.503001444" calcext:value-type="float">
            <text:p>$ 34,028</text:p>
          </table:table-cell>
          <table:table-cell office:value-type="float" office:value="28960.6854231665" calcext:value-type="float">
            <text:p>$ 28,961</text:p>
          </table:table-cell>
          <table:table-cell office:value-type="float" office:value="31427.2350782421" calcext:value-type="float">
            <text:p>$ 31,427</text:p>
          </table:table-cell>
          <table:table-cell office:value-type="float" office:value="45399.7822388571" calcext:value-type="float">
            <text:p>$ 45,400</text:p>
          </table:table-cell>
          <table:table-cell office:value-type="float" office:value="20051.2185075833" calcext:value-type="float">
            <text:p>$ 20,051</text:p>
          </table:table-cell>
          <table:table-cell office:value-type="float" office:value="28293.3143237459" calcext:value-type="float">
            <text:p>$ 28,293</text:p>
          </table:table-cell>
          <table:table-cell office:value-type="float" office:value="47803.7069634119" calcext:value-type="float">
            <text:p>$ 47,804</text:p>
          </table:table-cell>
          <table:table-cell office:value-type="float" office:value="45056.7138094587" calcext:value-type="float">
            <text:p>$ 45,057</text:p>
          </table:table-cell>
          <table:table-cell office:value-type="float" office:value="18852.8370170829" calcext:value-type="float">
            <text:p>$ 18,853</text:p>
          </table:table-cell>
          <table:table-cell office:value-type="float" office:value="36403.4546960637" calcext:value-type="float">
            <text:p>$ 36,403</text:p>
          </table:table-cell>
          <table:table-cell office:value-type="float" office:value="43439.7021874583" calcext:value-type="float">
            <text:p>$ 43,440</text:p>
          </table:table-cell>
          <table:table-cell office:value-type="float" office:value="43779.3627135341" calcext:value-type="float">
            <text:p>$ 43,779</text:p>
          </table:table-cell>
          <table:table-cell office:value-type="float" office:value="51292.5936460276" calcext:value-type="float">
            <text:p>$ 51,293</text:p>
          </table:table-cell>
          <table:table-cell office:value-type="float" office:value="44800.6902036247" calcext:value-type="float">
            <text:p>$ 44,801</text:p>
          </table:table-cell>
          <table:table-cell office:value-type="float" office:value="44172.6922987219" calcext:value-type="float">
            <text:p>$ 44,173</text:p>
          </table:table-cell>
          <table:table-cell office:value-type="float" office:value="82422.0063452235" calcext:value-type="float">
            <text:p>$ 82,422</text:p>
          </table:table-cell>
          <table:table-cell office:value-type="float" office:value="43982.8843586383" calcext:value-type="float">
            <text:p>$ 43,983</text:p>
          </table:table-cell>
          <table:table-cell office:value-type="float" office:value="60648.1997178793" calcext:value-type="float">
            <text:p>$ 60,648</text:p>
          </table:table-cell>
          <table:table-cell office:value-type="float" office:value="78491.7112911196" calcext:value-type="float">
            <text:p>$ 78,492</text:p>
          </table:table-cell>
          <table:table-cell office:value-type="float" office:value="51424.2244496417" calcext:value-type="float">
            <text:p>$ 51,424</text:p>
          </table:table-cell>
          <table:table-cell office:value-type="float" office:value="56810.3735153324" calcext:value-type="float">
            <text:p>$ 56,810</text:p>
          </table:table-cell>
          <table:table-cell office:value-type="float" office:value="67091.9857928307" calcext:value-type="float">
            <text:p>$ 67,092</text:p>
          </table:table-cell>
          <table:table-cell office:value-type="float" office:value="75239.1950992865" calcext:value-type="float">
            <text:p>$ 75,239</text:p>
          </table:table-cell>
          <table:table-cell office:value-type="float" office:value="72812.6257766148" calcext:value-type="float">
            <text:p>$ 72,813</text:p>
          </table:table-cell>
          <table:table-cell office:value-type="float" office:value="104580.95782066" calcext:value-type="float">
            <text:p>$ 104,581</text:p>
          </table:table-cell>
          <table:table-cell office:value-type="float" office:value="98459.6849585649" calcext:value-type="float">
            <text:p>$ 98,460</text:p>
          </table:table-cell>
          <table:table-cell office:value-type="float" office:value="73871.1223216647" calcext:value-type="float">
            <text:p>$ 73,871</text:p>
          </table:table-cell>
          <table:table-cell office:value-type="float" office:value="76318.6509189481" calcext:value-type="float">
            <text:p>$ 76,319</text:p>
          </table:table-cell>
          <table:table-cell office:value-type="float" office:value="117575.725250027" calcext:value-type="float">
            <text:p>$ 117,576</text:p>
          </table:table-cell>
          <table:table-cell office:value-type="float" office:value="80744.3703919267" calcext:value-type="float">
            <text:p>$ 80,744</text:p>
          </table:table-cell>
          <table:table-cell office:value-type="float" office:value="62015.0679962944" calcext:value-type="float">
            <text:p>$ 62,015</text:p>
          </table:table-cell>
          <table:table-cell office:value-type="float" office:value="64979.7108153187" calcext:value-type="float">
            <text:p>$ 64,980</text:p>
          </table:table-cell>
          <table:table-cell office:value-type="float" office:value="68801.3503185786" calcext:value-type="float">
            <text:p>$ 68,801</text:p>
          </table:table-cell>
          <table:table-cell office:value-type="float" office:value="80854.2910184449" calcext:value-type="float">
            <text:p>$ 80,854</text:p>
          </table:table-cell>
          <table:table-cell office:value-type="float" office:value="106692.19455088" calcext:value-type="float">
            <text:p>$ 106,692</text:p>
          </table:table-cell>
          <table:table-cell office:value-type="float" office:value="104461.240626386" calcext:value-type="float">
            <text:p>$ 104,461</text:p>
          </table:table-cell>
          <table:table-cell office:value-type="float" office:value="112307.319160724" calcext:value-type="float">
            <text:p>$ 112,307</text:p>
          </table:table-cell>
          <table:table-cell office:value-type="float" office:value="103529.078229471" calcext:value-type="float">
            <text:p>$ 103,529</text:p>
          </table:table-cell>
          <table:table-cell office:value-type="float" office:value="133005.836240872" calcext:value-type="float">
            <text:p>$ 133,006</text:p>
          </table:table-cell>
          <table:table-cell office:value-type="float" office:value="148955.659067956" calcext:value-type="float">
            <text:p>$ 148,956</text:p>
          </table:table-cell>
          <table:table-cell office:value-type="float" office:value="108302.74501927" calcext:value-type="float">
            <text:p>$ 108,303</text:p>
          </table:table-cell>
          <table:table-cell office:value-type="float" office:value="146396.528959878" calcext:value-type="float">
            <text:p>$ 146,397</text:p>
          </table:table-cell>
          <table:table-cell office:value-type="float" office:value="116541.387610956" calcext:value-type="float">
            <text:p>$ 116,541</text:p>
          </table:table-cell>
          <table:table-cell office:value-type="float" office:value="128051.212905174" calcext:value-type="float">
            <text:p>$ 128,051</text:p>
          </table:table-cell>
          <table:table-cell office:value-type="float" office:value="144116.432931437" calcext:value-type="float">
            <text:p>$ 144,116</text:p>
          </table:table-cell>
          <table:table-cell office:value-type="float" office:value="175296.490181771" calcext:value-type="float">
            <text:p>$ 175,296</text:p>
          </table:table-cell>
          <table:table-cell office:value-type="float" office:value="141342.837066823" calcext:value-type="float">
            <text:p>$ 141,343</text:p>
          </table:table-cell>
          <table:table-cell office:value-type="float" office:value="164006.05380247" calcext:value-type="float">
            <text:p>$ 164,006</text:p>
          </table:table-cell>
          <table:table-cell office:value-type="float" office:value="153253.91621574" calcext:value-type="float">
            <text:p>$ 153,254</text:p>
          </table:table-cell>
          <table:table-cell office:value-type="float" office:value="204044.396175282" calcext:value-type="float">
            <text:p>$ 204,044</text:p>
          </table:table-cell>
          <table:table-cell office:value-type="float" office:value="183672.837706691" calcext:value-type="float">
            <text:p>$ 183,673</text:p>
          </table:table-cell>
          <table:table-cell office:value-type="float" office:value="175186.886158684" calcext:value-type="float">
            <text:p>$ 175,187</text:p>
          </table:table-cell>
          <table:table-cell office:value-type="float" office:value="218876.648040009" calcext:value-type="float">
            <text:p>$ 218,877</text:p>
          </table:table-cell>
          <table:table-cell office:value-type="float" office:value="237223.486659305" calcext:value-type="float">
            <text:p>$ 237,223</text:p>
          </table:table-cell>
          <table:table-cell office:value-type="float" office:value="232112.659378134" calcext:value-type="float">
            <text:p>$ 232,113</text:p>
          </table:table-cell>
          <table:table-cell office:value-type="float" office:value="208470.478837167" calcext:value-type="float">
            <text:p>$ 208,470</text:p>
          </table:table-cell>
          <table:table-cell office:value-type="float" office:value="244859.73487638" calcext:value-type="float">
            <text:p>$ 244,860</text:p>
          </table:table-cell>
          <table:table-cell office:value-type="float" office:value="340494.387919084" calcext:value-type="float">
            <text:p>$ 340,494</text:p>
          </table:table-cell>
          <table:table-cell office:value-type="float" office:value="293735.890810379" calcext:value-type="float">
            <text:p>$ 293,736</text:p>
          </table:table-cell>
          <table:table-cell office:value-type="float" office:value="390835.53028183" calcext:value-type="float">
            <text:p>$ 390,836</text:p>
          </table:table-cell>
          <table:table-cell office:value-type="float" office:value="364398.418556736" calcext:value-type="float">
            <text:p>$ 364,398</text:p>
          </table:table-cell>
          <table:table-cell office:value-type="float" office:value="436641.694464479" calcext:value-type="float">
            <text:p>$ 436,642</text:p>
          </table:table-cell>
          <table:table-cell office:value-type="float" office:value="403497.435207439" calcext:value-type="float">
            <text:p>$ 403,497</text:p>
          </table:table-cell>
          <table:table-cell office:value-type="float" office:value="464647.583673981" calcext:value-type="float">
            <text:p>$ 464,648</text:p>
          </table:table-cell>
          <table:table-cell office:value-type="float" office:value="545341.205128977" calcext:value-type="float">
            <text:p>$ 545,341</text:p>
          </table:table-cell>
          <table:table-cell office:value-type="float" office:value="617336.352210623" calcext:value-type="float">
            <text:p>$ 617,336</text:p>
          </table:table-cell>
          <table:table-cell office:value-type="float" office:value="678092.338155497" calcext:value-type="float">
            <text:p>$ 678,092</text:p>
          </table:table-cell>
          <table:table-cell office:value-type="float" office:value="800768.809661559" calcext:value-type="float">
            <text:p>$ 800,769</text:p>
          </table:table-cell>
          <table:table-cell office:value-type="float" office:value="792466.72363137" calcext:value-type="float">
            <text:p>$ 792,467</text:p>
          </table:table-cell>
          <table:table-cell office:value-type="float" office:value="1035544.60960272" calcext:value-type="float">
            <text:p>$ 1,035,545</text:p>
          </table:table-cell>
          <table:table-cell office:value-type="float" office:value="1332251.45413084" calcext:value-type="float">
            <text:p>$ 1,332,251</text:p>
          </table:table-cell>
          <table:table-cell office:value-type="float" office:value="1623757.41602429" calcext:value-type="float">
            <text:p>$ 1,623,757</text:p>
          </table:table-cell>
          <table:table-cell office:value-type="float" office:value="2197512.97904981" calcext:value-type="float">
            <text:p>$ 2,197,513</text:p>
          </table:table-cell>
          <table:table-cell office:value-type="float" office:value="7212683.56024924" calcext:value-type="float">
            <text:p>$ 7,212,684</text:p>
          </table:table-cell>
          <table:table-cell table:number-columns-repeated="923"/>
        </table:table-row>
        <table:table-row table:style-name="ro1">
          <table:table-cell office:value-type="string" calcext:value-type="string">
            <text:p>Ingresos por dividendos promedio</text:p>
          </table:table-cell>
          <table:table-cell table:number-columns-repeated="30" office:value-type="float" office:value="0" calcext:value-type="float">
            <text:p>$ 0</text:p>
          </table:table-cell>
          <table:table-cell office:value-type="float" office:value="3.04476277515013" calcext:value-type="float">
            <text:p>$ 3</text:p>
          </table:table-cell>
          <table:table-cell office:value-type="float" office:value="0" calcext:value-type="float">
            <text:p>$ 0</text:p>
          </table:table-cell>
          <table:table-cell office:value-type="float" office:value="24.838336224901" calcext:value-type="float">
            <text:p>$ 25</text:p>
          </table:table-cell>
          <table:table-cell table:number-columns-repeated="2" office:value-type="float" office:value="0" calcext:value-type="float">
            <text:p>$ 0</text:p>
          </table:table-cell>
          <table:table-cell office:value-type="float" office:value="421.531230816986" calcext:value-type="float">
            <text:p>$ 422</text:p>
          </table:table-cell>
          <table:table-cell office:value-type="float" office:value="0" calcext:value-type="float">
            <text:p>$ 0</text:p>
          </table:table-cell>
          <table:table-cell office:value-type="float" office:value="335.715640635248" calcext:value-type="float">
            <text:p>$ 336</text:p>
          </table:table-cell>
          <table:table-cell table:number-columns-repeated="6" office:value-type="float" office:value="0" calcext:value-type="float">
            <text:p>$ 0</text:p>
          </table:table-cell>
          <table:table-cell office:value-type="float" office:value="1.2290085335107" calcext:value-type="float">
            <text:p>$ 1</text:p>
          </table:table-cell>
          <table:table-cell table:number-columns-repeated="3" office:value-type="float" office:value="0" calcext:value-type="float">
            <text:p>$ 0</text:p>
          </table:table-cell>
          <table:table-cell office:value-type="float" office:value="4.45776452510282" calcext:value-type="float">
            <text:p>$ 4</text:p>
          </table:table-cell>
          <table:table-cell office:value-type="float" office:value="660.910520537272" calcext:value-type="float">
            <text:p>$ 661</text:p>
          </table:table-cell>
          <table:table-cell office:value-type="float" office:value="8.93952548290424" calcext:value-type="float">
            <text:p>$ 9</text:p>
          </table:table-cell>
          <table:table-cell office:value-type="float" office:value="426.615325774891" calcext:value-type="float">
            <text:p>$ 427</text:p>
          </table:table-cell>
          <table:table-cell office:value-type="float" office:value="0" calcext:value-type="float">
            <text:p>$ 0</text:p>
          </table:table-cell>
          <table:table-cell office:value-type="float" office:value="9.45122476620471" calcext:value-type="float">
            <text:p>$ 9</text:p>
          </table:table-cell>
          <table:table-cell office:value-type="float" office:value="7.08656213967462" calcext:value-type="float">
            <text:p>$ 7</text:p>
          </table:table-cell>
          <table:table-cell table:number-columns-repeated="3" office:value-type="float" office:value="0" calcext:value-type="float">
            <text:p>$ 0</text:p>
          </table:table-cell>
          <table:table-cell office:value-type="float" office:value="0.266967967639609" calcext:value-type="float">
            <text:p>$ 0</text:p>
          </table:table-cell>
          <table:table-cell office:value-type="float" office:value="50.0593621511331" calcext:value-type="float">
            <text:p>$ 50</text:p>
          </table:table-cell>
          <table:table-cell table:number-columns-repeated="2" office:value-type="float" office:value="0" calcext:value-type="float">
            <text:p>$ 0</text:p>
          </table:table-cell>
          <table:table-cell office:value-type="float" office:value="784.636334248737" calcext:value-type="float">
            <text:p>$ 785</text:p>
          </table:table-cell>
          <table:table-cell office:value-type="float" office:value="0" calcext:value-type="float">
            <text:p>$ 0</text:p>
          </table:table-cell>
          <table:table-cell office:value-type="float" office:value="344.783266676493" calcext:value-type="float">
            <text:p>$ 345</text:p>
          </table:table-cell>
          <table:table-cell office:value-type="float" office:value="40.2269784662162" calcext:value-type="float">
            <text:p>$ 40</text:p>
          </table:table-cell>
          <table:table-cell office:value-type="float" office:value="247.350713672383" calcext:value-type="float">
            <text:p>$ 247</text:p>
          </table:table-cell>
          <table:table-cell table:number-columns-repeated="3" office:value-type="float" office:value="0" calcext:value-type="float">
            <text:p>$ 0</text:p>
          </table:table-cell>
          <table:table-cell office:value-type="float" office:value="11.3919609548953" calcext:value-type="float">
            <text:p>$ 11</text:p>
          </table:table-cell>
          <table:table-cell table:number-columns-repeated="3" office:value-type="float" office:value="0" calcext:value-type="float">
            <text:p>$ 0</text:p>
          </table:table-cell>
          <table:table-cell office:value-type="float" office:value="5.84811443058088" calcext:value-type="float">
            <text:p>$ 6</text:p>
          </table:table-cell>
          <table:table-cell office:value-type="float" office:value="0.52042467772724" calcext:value-type="float">
            <text:p>$ 1</text:p>
          </table:table-cell>
          <table:table-cell table:number-columns-repeated="3" office:value-type="float" office:value="0" calcext:value-type="float">
            <text:p>$ 0</text:p>
          </table:table-cell>
          <table:table-cell office:value-type="float" office:value="570.820172277259" calcext:value-type="float">
            <text:p>$ 571</text:p>
          </table:table-cell>
          <table:table-cell office:value-type="float" office:value="95.7977036645139" calcext:value-type="float">
            <text:p>$ 96</text:p>
          </table:table-cell>
          <table:table-cell office:value-type="float" office:value="9.81310691326585" calcext:value-type="float">
            <text:p>$ 10</text:p>
          </table:table-cell>
          <table:table-cell table:number-columns-repeated="2" office:value-type="float" office:value="0" calcext:value-type="float">
            <text:p>$ 0</text:p>
          </table:table-cell>
          <table:table-cell office:value-type="float" office:value="51.8926922171924" calcext:value-type="float">
            <text:p>$ 52</text:p>
          </table:table-cell>
          <table:table-cell table:number-columns-repeated="3" office:value-type="float" office:value="0" calcext:value-type="float">
            <text:p>$ 0</text:p>
          </table:table-cell>
          <table:table-cell office:value-type="float" office:value="37.0872223389804" calcext:value-type="float">
            <text:p>$ 37</text:p>
          </table:table-cell>
          <table:table-cell office:value-type="float" office:value="404.574232764904" calcext:value-type="float">
            <text:p>$ 405</text:p>
          </table:table-cell>
          <table:table-cell office:value-type="float" office:value="1450.98731924527" calcext:value-type="float">
            <text:p>$ 1,451</text:p>
          </table:table-cell>
          <table:table-cell office:value-type="float" office:value="84.9812798021186" calcext:value-type="float">
            <text:p>$ 85</text:p>
          </table:table-cell>
          <table:table-cell office:value-type="float" office:value="544.128764726795" calcext:value-type="float">
            <text:p>$ 544</text:p>
          </table:table-cell>
          <table:table-cell office:value-type="float" office:value="7565.75866263287" calcext:value-type="float">
            <text:p>$ 7,566</text:p>
          </table:table-cell>
          <table:table-cell office:value-type="float" office:value="149.006312223956" calcext:value-type="float">
            <text:p>$ 149</text:p>
          </table:table-cell>
          <table:table-cell office:value-type="float" office:value="4352.16028375997" calcext:value-type="float">
            <text:p>$ 4,352</text:p>
          </table:table-cell>
          <table:table-cell office:value-type="float" office:value="329.115965883508" calcext:value-type="float">
            <text:p>$ 329</text:p>
          </table:table-cell>
          <table:table-cell office:value-type="float" office:value="4578.84419756701" calcext:value-type="float">
            <text:p>$ 4,579</text:p>
          </table:table-cell>
          <table:table-cell office:value-type="float" office:value="20079.1417206654" calcext:value-type="float">
            <text:p>$ 20,079</text:p>
          </table:table-cell>
          <table:table-cell office:value-type="float" office:value="64604.7465757435" calcext:value-type="float">
            <text:p>$ 64,605</text:p>
          </table:table-cell>
          <table:table-cell table:number-columns-repeated="923"/>
        </table:table-row>
        <table:table-row table:style-name="ro1">
          <table:table-cell office:value-type="string" calcext:value-type="string">
            <text:p>Ingresos de pensiones promedio</text:p>
          </table:table-cell>
          <table:table-cell office:value-type="float" office:value="0" calcext:value-type="float">
            <text:p>$ 0</text:p>
          </table:table-cell>
          <table:table-cell office:value-type="float" office:value="3.6833407001392" calcext:value-type="float">
            <text:p>$ 4</text:p>
          </table:table-cell>
          <table:table-cell office:value-type="float" office:value="134.427939451467" calcext:value-type="float">
            <text:p>$ 134</text:p>
          </table:table-cell>
          <table:table-cell office:value-type="float" office:value="6.26869861644237" calcext:value-type="float">
            <text:p>$ 6</text:p>
          </table:table-cell>
          <table:table-cell office:value-type="float" office:value="33.928024250345" calcext:value-type="float">
            <text:p>$ 34</text:p>
          </table:table-cell>
          <table:table-cell office:value-type="float" office:value="807.219592385859" calcext:value-type="float">
            <text:p>$ 807</text:p>
          </table:table-cell>
          <table:table-cell office:value-type="float" office:value="1532.80654056655" calcext:value-type="float">
            <text:p>$ 1,533</text:p>
          </table:table-cell>
          <table:table-cell office:value-type="float" office:value="1665.25158698916" calcext:value-type="float">
            <text:p>$ 1,665</text:p>
          </table:table-cell>
          <table:table-cell office:value-type="float" office:value="2000.95079732812" calcext:value-type="float">
            <text:p>$ 2,001</text:p>
          </table:table-cell>
          <table:table-cell office:value-type="float" office:value="1007.42052362354" calcext:value-type="float">
            <text:p>$ 1,007</text:p>
          </table:table-cell>
          <table:table-cell office:value-type="float" office:value="74.8580947557951" calcext:value-type="float">
            <text:p>$ 75</text:p>
          </table:table-cell>
          <table:table-cell office:value-type="float" office:value="1308.5148526077" calcext:value-type="float">
            <text:p>$ 1,309</text:p>
          </table:table-cell>
          <table:table-cell office:value-type="float" office:value="4304.85780223971" calcext:value-type="float">
            <text:p>$ 4,305</text:p>
          </table:table-cell>
          <table:table-cell office:value-type="float" office:value="2428.92185032494" calcext:value-type="float">
            <text:p>$ 2,429</text:p>
          </table:table-cell>
          <table:table-cell office:value-type="float" office:value="10819.1853792556" calcext:value-type="float">
            <text:p>$ 10,819</text:p>
          </table:table-cell>
          <table:table-cell office:value-type="float" office:value="4861.15261583067" calcext:value-type="float">
            <text:p>$ 4,861</text:p>
          </table:table-cell>
          <table:table-cell office:value-type="float" office:value="8713.56753909831" calcext:value-type="float">
            <text:p>$ 8,714</text:p>
          </table:table-cell>
          <table:table-cell office:value-type="float" office:value="7452.55406749207" calcext:value-type="float">
            <text:p>$ 7,453</text:p>
          </table:table-cell>
          <table:table-cell office:value-type="float" office:value="10993.0575015408" calcext:value-type="float">
            <text:p>$ 10,993</text:p>
          </table:table-cell>
          <table:table-cell office:value-type="float" office:value="27249.5048603425" calcext:value-type="float">
            <text:p>$ 27,250</text:p>
          </table:table-cell>
          <table:table-cell office:value-type="float" office:value="49666.1789200839" calcext:value-type="float">
            <text:p>$ 49,666</text:p>
          </table:table-cell>
          <table:table-cell office:value-type="float" office:value="37120.3649498821" calcext:value-type="float">
            <text:p>$ 37,120</text:p>
          </table:table-cell>
          <table:table-cell office:value-type="float" office:value="134422.398116408" calcext:value-type="float">
            <text:p>$ 134,422</text:p>
          </table:table-cell>
          <table:table-cell office:value-type="float" office:value="46587.0062024733" calcext:value-type="float">
            <text:p>$ 46,587</text:p>
          </table:table-cell>
          <table:table-cell office:value-type="float" office:value="58070.4493662983" calcext:value-type="float">
            <text:p>$ 58,070</text:p>
          </table:table-cell>
          <table:table-cell office:value-type="float" office:value="110574.795739687" calcext:value-type="float">
            <text:p>$ 110,575</text:p>
          </table:table-cell>
          <table:table-cell office:value-type="float" office:value="36843.895842976" calcext:value-type="float">
            <text:p>$ 36,844</text:p>
          </table:table-cell>
          <table:table-cell office:value-type="float" office:value="65888.3156861765" calcext:value-type="float">
            <text:p>$ 65,888</text:p>
          </table:table-cell>
          <table:table-cell office:value-type="float" office:value="43847.4364706062" calcext:value-type="float">
            <text:p>$ 43,847</text:p>
          </table:table-cell>
          <table:table-cell office:value-type="float" office:value="29464.7952145077" calcext:value-type="float">
            <text:p>$ 29,465</text:p>
          </table:table-cell>
          <table:table-cell office:value-type="float" office:value="27569.7587374348" calcext:value-type="float">
            <text:p>$ 27,570</text:p>
          </table:table-cell>
          <table:table-cell office:value-type="float" office:value="37836.0210945063" calcext:value-type="float">
            <text:p>$ 37,836</text:p>
          </table:table-cell>
          <table:table-cell office:value-type="float" office:value="52693.2283513447" calcext:value-type="float">
            <text:p>$ 52,693</text:p>
          </table:table-cell>
          <table:table-cell office:value-type="float" office:value="33630.5219034634" calcext:value-type="float">
            <text:p>$ 33,631</text:p>
          </table:table-cell>
          <table:table-cell office:value-type="float" office:value="53260.4367601876" calcext:value-type="float">
            <text:p>$ 53,260</text:p>
          </table:table-cell>
          <table:table-cell office:value-type="float" office:value="33558.9467179979" calcext:value-type="float">
            <text:p>$ 33,559</text:p>
          </table:table-cell>
          <table:table-cell office:value-type="float" office:value="44018.0424013886" calcext:value-type="float">
            <text:p>$ 44,018</text:p>
          </table:table-cell>
          <table:table-cell office:value-type="float" office:value="58622.3582054106" calcext:value-type="float">
            <text:p>$ 58,622</text:p>
          </table:table-cell>
          <table:table-cell office:value-type="float" office:value="52992.9778501704" calcext:value-type="float">
            <text:p>$ 52,993</text:p>
          </table:table-cell>
          <table:table-cell office:value-type="float" office:value="47494.8638962313" calcext:value-type="float">
            <text:p>$ 47,495</text:p>
          </table:table-cell>
          <table:table-cell office:value-type="float" office:value="52085.7680316892" calcext:value-type="float">
            <text:p>$ 52,086</text:p>
          </table:table-cell>
          <table:table-cell office:value-type="float" office:value="46134.6806536936" calcext:value-type="float">
            <text:p>$ 46,135</text:p>
          </table:table-cell>
          <table:table-cell office:value-type="float" office:value="61176.049414275" calcext:value-type="float">
            <text:p>$ 61,176</text:p>
          </table:table-cell>
          <table:table-cell office:value-type="float" office:value="53036.5307922042" calcext:value-type="float">
            <text:p>$ 53,037</text:p>
          </table:table-cell>
          <table:table-cell office:value-type="float" office:value="85883.3331806455" calcext:value-type="float">
            <text:p>$ 85,883</text:p>
          </table:table-cell>
          <table:table-cell office:value-type="float" office:value="97764.7108402671" calcext:value-type="float">
            <text:p>$ 97,765</text:p>
          </table:table-cell>
          <table:table-cell office:value-type="float" office:value="107437.924736341" calcext:value-type="float">
            <text:p>$ 107,438</text:p>
          </table:table-cell>
          <table:table-cell office:value-type="float" office:value="58919.3410539896" calcext:value-type="float">
            <text:p>$ 58,919</text:p>
          </table:table-cell>
          <table:table-cell office:value-type="float" office:value="65955.1862931269" calcext:value-type="float">
            <text:p>$ 65,955</text:p>
          </table:table-cell>
          <table:table-cell office:value-type="float" office:value="153857.220242115" calcext:value-type="float">
            <text:p>$ 153,857</text:p>
          </table:table-cell>
          <table:table-cell office:value-type="float" office:value="83571.816772306" calcext:value-type="float">
            <text:p>$ 83,572</text:p>
          </table:table-cell>
          <table:table-cell office:value-type="float" office:value="108992.846276262" calcext:value-type="float">
            <text:p>$ 108,993</text:p>
          </table:table-cell>
          <table:table-cell office:value-type="float" office:value="112850.563930674" calcext:value-type="float">
            <text:p>$ 112,851</text:p>
          </table:table-cell>
          <table:table-cell office:value-type="float" office:value="93278.9494003799" calcext:value-type="float">
            <text:p>$ 93,279</text:p>
          </table:table-cell>
          <table:table-cell office:value-type="float" office:value="125850.672325777" calcext:value-type="float">
            <text:p>$ 125,851</text:p>
          </table:table-cell>
          <table:table-cell office:value-type="float" office:value="162627.934679555" calcext:value-type="float">
            <text:p>$ 162,628</text:p>
          </table:table-cell>
          <table:table-cell office:value-type="float" office:value="117507.624094524" calcext:value-type="float">
            <text:p>$ 117,508</text:p>
          </table:table-cell>
          <table:table-cell office:value-type="float" office:value="97757.5227342955" calcext:value-type="float">
            <text:p>$ 97,758</text:p>
          </table:table-cell>
          <table:table-cell office:value-type="float" office:value="137079.057461075" calcext:value-type="float">
            <text:p>$ 137,079</text:p>
          </table:table-cell>
          <table:table-cell office:value-type="float" office:value="138307.389378483" calcext:value-type="float">
            <text:p>$ 138,307</text:p>
          </table:table-cell>
          <table:table-cell office:value-type="float" office:value="120483.408735914" calcext:value-type="float">
            <text:p>$ 120,483</text:p>
          </table:table-cell>
          <table:table-cell office:value-type="float" office:value="116247.787355506" calcext:value-type="float">
            <text:p>$ 116,248</text:p>
          </table:table-cell>
          <table:table-cell office:value-type="float" office:value="139250.71002053" calcext:value-type="float">
            <text:p>$ 139,251</text:p>
          </table:table-cell>
          <table:table-cell office:value-type="float" office:value="166017.260201133" calcext:value-type="float">
            <text:p>$ 166,017</text:p>
          </table:table-cell>
          <table:table-cell office:value-type="float" office:value="148621.93194346" calcext:value-type="float">
            <text:p>$ 148,622</text:p>
          </table:table-cell>
          <table:table-cell office:value-type="float" office:value="150408.300558812" calcext:value-type="float">
            <text:p>$ 150,408</text:p>
          </table:table-cell>
          <table:table-cell office:value-type="float" office:value="158426.305420077" calcext:value-type="float">
            <text:p>$ 158,426</text:p>
          </table:table-cell>
          <table:table-cell office:value-type="float" office:value="164306.787133753" calcext:value-type="float">
            <text:p>$ 164,307</text:p>
          </table:table-cell>
          <table:table-cell office:value-type="float" office:value="187879.135675441" calcext:value-type="float">
            <text:p>$ 187,879</text:p>
          </table:table-cell>
          <table:table-cell office:value-type="float" office:value="137803.401013218" calcext:value-type="float">
            <text:p>$ 137,803</text:p>
          </table:table-cell>
          <table:table-cell office:value-type="float" office:value="186261.338815295" calcext:value-type="float">
            <text:p>$ 186,261</text:p>
          </table:table-cell>
          <table:table-cell office:value-type="float" office:value="164668.398677074" calcext:value-type="float">
            <text:p>$ 164,668</text:p>
          </table:table-cell>
          <table:table-cell office:value-type="float" office:value="192534.429398376" calcext:value-type="float">
            <text:p>$ 192,534</text:p>
          </table:table-cell>
          <table:table-cell office:value-type="float" office:value="178915.590306929" calcext:value-type="float">
            <text:p>$ 178,916</text:p>
          </table:table-cell>
          <table:table-cell office:value-type="float" office:value="202053.61476791" calcext:value-type="float">
            <text:p>$ 202,054</text:p>
          </table:table-cell>
          <table:table-cell office:value-type="float" office:value="179044.473270821" calcext:value-type="float">
            <text:p>$ 179,044</text:p>
          </table:table-cell>
          <table:table-cell office:value-type="float" office:value="217048.2972051" calcext:value-type="float">
            <text:p>$ 217,048</text:p>
          </table:table-cell>
          <table:table-cell office:value-type="float" office:value="214914.116594843" calcext:value-type="float">
            <text:p>$ 214,914</text:p>
          </table:table-cell>
          <table:table-cell office:value-type="float" office:value="224886.057030841" calcext:value-type="float">
            <text:p>$ 224,886</text:p>
          </table:table-cell>
          <table:table-cell office:value-type="float" office:value="312394.619053252" calcext:value-type="float">
            <text:p>$ 312,395</text:p>
          </table:table-cell>
          <table:table-cell office:value-type="float" office:value="226436.995319352" calcext:value-type="float">
            <text:p>$ 226,437</text:p>
          </table:table-cell>
          <table:table-cell office:value-type="float" office:value="420615.755239808" calcext:value-type="float">
            <text:p>$ 420,616</text:p>
          </table:table-cell>
          <table:table-cell office:value-type="float" office:value="291115.675546856" calcext:value-type="float">
            <text:p>$ 291,116</text:p>
          </table:table-cell>
          <table:table-cell office:value-type="float" office:value="319353.671196956" calcext:value-type="float">
            <text:p>$ 319,354</text:p>
          </table:table-cell>
          <table:table-cell office:value-type="float" office:value="314234.686374939" calcext:value-type="float">
            <text:p>$ 314,235</text:p>
          </table:table-cell>
          <table:table-cell office:value-type="float" office:value="362638.505719833" calcext:value-type="float">
            <text:p>$ 362,639</text:p>
          </table:table-cell>
          <table:table-cell office:value-type="float" office:value="330991.830813102" calcext:value-type="float">
            <text:p>$ 330,992</text:p>
          </table:table-cell>
          <table:table-cell office:value-type="float" office:value="317373.666757481" calcext:value-type="float">
            <text:p>$ 317,374</text:p>
          </table:table-cell>
          <table:table-cell office:value-type="float" office:value="441922.933146228" calcext:value-type="float">
            <text:p>$ 441,923</text:p>
          </table:table-cell>
          <table:table-cell office:value-type="float" office:value="465939.530631824" calcext:value-type="float">
            <text:p>$ 465,940</text:p>
          </table:table-cell>
          <table:table-cell office:value-type="float" office:value="470770.350834621" calcext:value-type="float">
            <text:p>$ 470,770</text:p>
          </table:table-cell>
          <table:table-cell office:value-type="float" office:value="566124.296683985" calcext:value-type="float">
            <text:p>$ 566,124</text:p>
          </table:table-cell>
          <table:table-cell office:value-type="float" office:value="692544.379274335" calcext:value-type="float">
            <text:p>$ 692,544</text:p>
          </table:table-cell>
          <table:table-cell office:value-type="float" office:value="647989.565036931" calcext:value-type="float">
            <text:p>$ 647,990</text:p>
          </table:table-cell>
          <table:table-cell office:value-type="float" office:value="783099.484563474" calcext:value-type="float">
            <text:p>$ 783,099</text:p>
          </table:table-cell>
          <table:table-cell office:value-type="float" office:value="705337.220114038" calcext:value-type="float">
            <text:p>$ 705,337</text:p>
          </table:table-cell>
          <table:table-cell office:value-type="float" office:value="1002503.03108258" calcext:value-type="float">
            <text:p>$ 1,002,503</text:p>
          </table:table-cell>
          <table:table-cell office:value-type="float" office:value="1097778.75664805" calcext:value-type="float">
            <text:p>$ 1,097,779</text:p>
          </table:table-cell>
          <table:table-cell office:value-type="float" office:value="1267306.11286354" calcext:value-type="float">
            <text:p>$ 1,267,306</text:p>
          </table:table-cell>
          <table:table-cell office:value-type="float" office:value="1790321.4984581" calcext:value-type="float">
            <text:p>$ 1,790,321</text:p>
          </table:table-cell>
          <table:table-cell table:number-columns-repeated="923"/>
        </table:table-row>
        <table:table-row table:style-name="ro1">
          <table:table-cell office:value-type="string" calcext:value-type="string">
            <text:p>Ingresos por transferencias gubernamentales promedio</text:p>
          </table:table-cell>
          <table:table-cell office:value-type="float" office:value="0" calcext:value-type="float">
            <text:p>$ 0</text:p>
          </table:table-cell>
          <table:table-cell office:value-type="float" office:value="4104.49439600999" calcext:value-type="float">
            <text:p>$ 4,104</text:p>
          </table:table-cell>
          <table:table-cell office:value-type="float" office:value="7395.42368738283" calcext:value-type="float">
            <text:p>$ 7,395</text:p>
          </table:table-cell>
          <table:table-cell office:value-type="float" office:value="19331.1746567214" calcext:value-type="float">
            <text:p>$ 19,331</text:p>
          </table:table-cell>
          <table:table-cell office:value-type="float" office:value="21119.6530471875" calcext:value-type="float">
            <text:p>$ 21,120</text:p>
          </table:table-cell>
          <table:table-cell office:value-type="float" office:value="26372.8282736736" calcext:value-type="float">
            <text:p>$ 26,373</text:p>
          </table:table-cell>
          <table:table-cell office:value-type="float" office:value="26753.9678432363" calcext:value-type="float">
            <text:p>$ 26,754</text:p>
          </table:table-cell>
          <table:table-cell office:value-type="float" office:value="26798.85992082" calcext:value-type="float">
            <text:p>$ 26,799</text:p>
          </table:table-cell>
          <table:table-cell office:value-type="float" office:value="30081.6897741288" calcext:value-type="float">
            <text:p>$ 30,082</text:p>
          </table:table-cell>
          <table:table-cell office:value-type="float" office:value="12447.5616162763" calcext:value-type="float">
            <text:p>$ 12,448</text:p>
          </table:table-cell>
          <table:table-cell office:value-type="float" office:value="25611.6969436806" calcext:value-type="float">
            <text:p>$ 25,612</text:p>
          </table:table-cell>
          <table:table-cell office:value-type="float" office:value="31574.0132211685" calcext:value-type="float">
            <text:p>$ 31,574</text:p>
          </table:table-cell>
          <table:table-cell office:value-type="float" office:value="8734.07578125167" calcext:value-type="float">
            <text:p>$ 8,734</text:p>
          </table:table-cell>
          <table:table-cell office:value-type="float" office:value="27845.7739965655" calcext:value-type="float">
            <text:p>$ 27,846</text:p>
          </table:table-cell>
          <table:table-cell office:value-type="float" office:value="23661.2511133654" calcext:value-type="float">
            <text:p>$ 23,661</text:p>
          </table:table-cell>
          <table:table-cell office:value-type="float" office:value="11418.5180988485" calcext:value-type="float">
            <text:p>$ 11,419</text:p>
          </table:table-cell>
          <table:table-cell office:value-type="float" office:value="26041.7579288451" calcext:value-type="float">
            <text:p>$ 26,042</text:p>
          </table:table-cell>
          <table:table-cell office:value-type="float" office:value="29046.4020257648" calcext:value-type="float">
            <text:p>$ 29,046</text:p>
          </table:table-cell>
          <table:table-cell office:value-type="float" office:value="15628.1472927444" calcext:value-type="float">
            <text:p>$ 15,628</text:p>
          </table:table-cell>
          <table:table-cell office:value-type="float" office:value="5987.68971662499" calcext:value-type="float">
            <text:p>$ 5,988</text:p>
          </table:table-cell>
          <table:table-cell office:value-type="float" office:value="23543.5207416713" calcext:value-type="float">
            <text:p>$ 23,544</text:p>
          </table:table-cell>
          <table:table-cell office:value-type="float" office:value="28237.341627092" calcext:value-type="float">
            <text:p>$ 28,237</text:p>
          </table:table-cell>
          <table:table-cell office:value-type="float" office:value="10852.2428789802" calcext:value-type="float">
            <text:p>$ 10,852</text:p>
          </table:table-cell>
          <table:table-cell office:value-type="float" office:value="2794.38237273768" calcext:value-type="float">
            <text:p>$ 2,794</text:p>
          </table:table-cell>
          <table:table-cell office:value-type="float" office:value="23684.6498015792" calcext:value-type="float">
            <text:p>$ 23,685</text:p>
          </table:table-cell>
          <table:table-cell office:value-type="float" office:value="22006.1975705081" calcext:value-type="float">
            <text:p>$ 22,006</text:p>
          </table:table-cell>
          <table:table-cell office:value-type="float" office:value="15478.0893795556" calcext:value-type="float">
            <text:p>$ 15,478</text:p>
          </table:table-cell>
          <table:table-cell office:value-type="float" office:value="20765.3604546394" calcext:value-type="float">
            <text:p>$ 20,765</text:p>
          </table:table-cell>
          <table:table-cell office:value-type="float" office:value="2882.9962403399" calcext:value-type="float">
            <text:p>$ 2,883</text:p>
          </table:table-cell>
          <table:table-cell office:value-type="float" office:value="14455.2288001103" calcext:value-type="float">
            <text:p>$ 14,455</text:p>
          </table:table-cell>
          <table:table-cell office:value-type="float" office:value="15364.1836175886" calcext:value-type="float">
            <text:p>$ 15,364</text:p>
          </table:table-cell>
          <table:table-cell office:value-type="float" office:value="17386.3779365218" calcext:value-type="float">
            <text:p>$ 17,386</text:p>
          </table:table-cell>
          <table:table-cell office:value-type="float" office:value="20703.4697014604" calcext:value-type="float">
            <text:p>$ 20,703</text:p>
          </table:table-cell>
          <table:table-cell office:value-type="float" office:value="14537.0640410993" calcext:value-type="float">
            <text:p>$ 14,537</text:p>
          </table:table-cell>
          <table:table-cell office:value-type="float" office:value="12615.1973400966" calcext:value-type="float">
            <text:p>$ 12,615</text:p>
          </table:table-cell>
          <table:table-cell office:value-type="float" office:value="20248.3262176052" calcext:value-type="float">
            <text:p>$ 20,248</text:p>
          </table:table-cell>
          <table:table-cell office:value-type="float" office:value="14500.7070079107" calcext:value-type="float">
            <text:p>$ 14,501</text:p>
          </table:table-cell>
          <table:table-cell office:value-type="float" office:value="23808.1218323173" calcext:value-type="float">
            <text:p>$ 23,808</text:p>
          </table:table-cell>
          <table:table-cell office:value-type="float" office:value="5288.94361951542" calcext:value-type="float">
            <text:p>$ 5,289</text:p>
          </table:table-cell>
          <table:table-cell office:value-type="float" office:value="9430.36020917014" calcext:value-type="float">
            <text:p>$ 9,430</text:p>
          </table:table-cell>
          <table:table-cell office:value-type="float" office:value="22794.9939311419" calcext:value-type="float">
            <text:p>$ 22,795</text:p>
          </table:table-cell>
          <table:table-cell office:value-type="float" office:value="18448.4583466217" calcext:value-type="float">
            <text:p>$ 18,448</text:p>
          </table:table-cell>
          <table:table-cell office:value-type="float" office:value="14280.3688374666" calcext:value-type="float">
            <text:p>$ 14,280</text:p>
          </table:table-cell>
          <table:table-cell office:value-type="float" office:value="14582.251215423" calcext:value-type="float">
            <text:p>$ 14,582</text:p>
          </table:table-cell>
          <table:table-cell office:value-type="float" office:value="20050.6430143131" calcext:value-type="float">
            <text:p>$ 20,051</text:p>
          </table:table-cell>
          <table:table-cell office:value-type="float" office:value="17320.1036332571" calcext:value-type="float">
            <text:p>$ 17,320</text:p>
          </table:table-cell>
          <table:table-cell office:value-type="float" office:value="9789.53399401645" calcext:value-type="float">
            <text:p>$ 9,790</text:p>
          </table:table-cell>
          <table:table-cell office:value-type="float" office:value="17882.4959964551" calcext:value-type="float">
            <text:p>$ 17,882</text:p>
          </table:table-cell>
          <table:table-cell office:value-type="float" office:value="26456.5468749549" calcext:value-type="float">
            <text:p>$ 26,457</text:p>
          </table:table-cell>
          <table:table-cell office:value-type="float" office:value="16287.6727019954" calcext:value-type="float">
            <text:p>$ 16,288</text:p>
          </table:table-cell>
          <table:table-cell office:value-type="float" office:value="19478.3643116854" calcext:value-type="float">
            <text:p>$ 19,478</text:p>
          </table:table-cell>
          <table:table-cell office:value-type="float" office:value="16401.4456324369" calcext:value-type="float">
            <text:p>$ 16,401</text:p>
          </table:table-cell>
          <table:table-cell office:value-type="float" office:value="10774.4705458243" calcext:value-type="float">
            <text:p>$ 10,774</text:p>
          </table:table-cell>
          <table:table-cell office:value-type="float" office:value="17954.7331119902" calcext:value-type="float">
            <text:p>$ 17,955</text:p>
          </table:table-cell>
          <table:table-cell office:value-type="float" office:value="20755.5140674014" calcext:value-type="float">
            <text:p>$ 20,756</text:p>
          </table:table-cell>
          <table:table-cell office:value-type="float" office:value="5910.17510093675" calcext:value-type="float">
            <text:p>$ 5,910</text:p>
          </table:table-cell>
          <table:table-cell office:value-type="float" office:value="22259.0528230961" calcext:value-type="float">
            <text:p>$ 22,259</text:p>
          </table:table-cell>
          <table:table-cell office:value-type="float" office:value="16550.0195146933" calcext:value-type="float">
            <text:p>$ 16,550</text:p>
          </table:table-cell>
          <table:table-cell office:value-type="float" office:value="7222.96731395123" calcext:value-type="float">
            <text:p>$ 7,223</text:p>
          </table:table-cell>
          <table:table-cell office:value-type="float" office:value="14883.5858139827" calcext:value-type="float">
            <text:p>$ 14,884</text:p>
          </table:table-cell>
          <table:table-cell office:value-type="float" office:value="10735.2294768031" calcext:value-type="float">
            <text:p>$ 10,735</text:p>
          </table:table-cell>
          <table:table-cell office:value-type="float" office:value="21482.3536691671" calcext:value-type="float">
            <text:p>$ 21,482</text:p>
          </table:table-cell>
          <table:table-cell office:value-type="float" office:value="17509.4673003896" calcext:value-type="float">
            <text:p>$ 17,509</text:p>
          </table:table-cell>
          <table:table-cell office:value-type="float" office:value="8443.91047365822" calcext:value-type="float">
            <text:p>$ 8,444</text:p>
          </table:table-cell>
          <table:table-cell office:value-type="float" office:value="18410.0942642122" calcext:value-type="float">
            <text:p>$ 18,410</text:p>
          </table:table-cell>
          <table:table-cell office:value-type="float" office:value="12504.1312091731" calcext:value-type="float">
            <text:p>$ 12,504</text:p>
          </table:table-cell>
          <table:table-cell office:value-type="float" office:value="16191.6898771073" calcext:value-type="float">
            <text:p>$ 16,192</text:p>
          </table:table-cell>
          <table:table-cell office:value-type="float" office:value="12886.1248556964" calcext:value-type="float">
            <text:p>$ 12,886</text:p>
          </table:table-cell>
          <table:table-cell office:value-type="float" office:value="3545.58586757312" calcext:value-type="float">
            <text:p>$ 3,546</text:p>
          </table:table-cell>
          <table:table-cell office:value-type="float" office:value="16099.0802770381" calcext:value-type="float">
            <text:p>$ 16,099</text:p>
          </table:table-cell>
          <table:table-cell office:value-type="float" office:value="13978.6579280776" calcext:value-type="float">
            <text:p>$ 13,979</text:p>
          </table:table-cell>
          <table:table-cell office:value-type="float" office:value="18703.352346109" calcext:value-type="float">
            <text:p>$ 18,703</text:p>
          </table:table-cell>
          <table:table-cell office:value-type="float" office:value="9063.83161701845" calcext:value-type="float">
            <text:p>$ 9,064</text:p>
          </table:table-cell>
          <table:table-cell office:value-type="float" office:value="18821.4283358488" calcext:value-type="float">
            <text:p>$ 18,821</text:p>
          </table:table-cell>
          <table:table-cell office:value-type="float" office:value="11729.2560550813" calcext:value-type="float">
            <text:p>$ 11,729</text:p>
          </table:table-cell>
          <table:table-cell office:value-type="float" office:value="9191.31141863857" calcext:value-type="float">
            <text:p>$ 9,191</text:p>
          </table:table-cell>
          <table:table-cell office:value-type="float" office:value="11675.0047358425" calcext:value-type="float">
            <text:p>$ 11,675</text:p>
          </table:table-cell>
          <table:table-cell office:value-type="float" office:value="7929.83247116878" calcext:value-type="float">
            <text:p>$ 7,930</text:p>
          </table:table-cell>
          <table:table-cell office:value-type="float" office:value="9543.05591783463" calcext:value-type="float">
            <text:p>$ 9,543</text:p>
          </table:table-cell>
          <table:table-cell office:value-type="float" office:value="16243.9239140975" calcext:value-type="float">
            <text:p>$ 16,244</text:p>
          </table:table-cell>
          <table:table-cell office:value-type="float" office:value="9616.90277209141" calcext:value-type="float">
            <text:p>$ 9,617</text:p>
          </table:table-cell>
          <table:table-cell office:value-type="float" office:value="11091.2628873465" calcext:value-type="float">
            <text:p>$ 11,091</text:p>
          </table:table-cell>
          <table:table-cell office:value-type="float" office:value="10868.7680425553" calcext:value-type="float">
            <text:p>$ 10,869</text:p>
          </table:table-cell>
          <table:table-cell office:value-type="float" office:value="10290.5520615898" calcext:value-type="float">
            <text:p>$ 10,291</text:p>
          </table:table-cell>
          <table:table-cell office:value-type="float" office:value="13053.4275202881" calcext:value-type="float">
            <text:p>$ 13,053</text:p>
          </table:table-cell>
          <table:table-cell office:value-type="float" office:value="5866.73516442742" calcext:value-type="float">
            <text:p>$ 5,867</text:p>
          </table:table-cell>
          <table:table-cell office:value-type="float" office:value="19949.5267654481" calcext:value-type="float">
            <text:p>$ 19,950</text:p>
          </table:table-cell>
          <table:table-cell office:value-type="float" office:value="22970.7567213364" calcext:value-type="float">
            <text:p>$ 22,971</text:p>
          </table:table-cell>
          <table:table-cell office:value-type="float" office:value="6468.84289437505" calcext:value-type="float">
            <text:p>$ 6,469</text:p>
          </table:table-cell>
          <table:table-cell office:value-type="float" office:value="9766.75437214226" calcext:value-type="float">
            <text:p>$ 9,767</text:p>
          </table:table-cell>
          <table:table-cell office:value-type="float" office:value="16208.578907093" calcext:value-type="float">
            <text:p>$ 16,209</text:p>
          </table:table-cell>
          <table:table-cell office:value-type="float" office:value="47757.4338665047" calcext:value-type="float">
            <text:p>$ 47,757</text:p>
          </table:table-cell>
          <table:table-cell office:value-type="float" office:value="13649.3851430457" calcext:value-type="float">
            <text:p>$ 13,649</text:p>
          </table:table-cell>
          <table:table-cell office:value-type="float" office:value="4912.35766469912" calcext:value-type="float">
            <text:p>$ 4,912</text:p>
          </table:table-cell>
          <table:table-cell office:value-type="float" office:value="30304.7228085866" calcext:value-type="float">
            <text:p>$ 30,305</text:p>
          </table:table-cell>
          <table:table-cell office:value-type="float" office:value="27779.4797414238" calcext:value-type="float">
            <text:p>$ 27,779</text:p>
          </table:table-cell>
          <table:table-cell office:value-type="float" office:value="24147.0473598267" calcext:value-type="float">
            <text:p>$ 24,147</text:p>
          </table:table-cell>
          <table:table-cell office:value-type="float" office:value="11545.8639071325" calcext:value-type="float">
            <text:p>$ 11,546</text:p>
          </table:table-cell>
          <table:table-cell office:value-type="float" office:value="8927.71424957803" calcext:value-type="float">
            <text:p>$ 8,928</text:p>
          </table:table-cell>
          <table:table-cell office:value-type="float" office:value="32553.8532765049" calcext:value-type="float">
            <text:p>$ 32,554</text:p>
          </table:table-cell>
          <table:table-cell table:number-columns-repeated="923"/>
        </table:table-row>
        <table:table-row table:style-name="ro1">
          <table:table-cell office:value-type="string" calcext:value-type="string">
            <text:p>Ingresos por transferencias privadas promedio</text:p>
          </table:table-cell>
          <table:table-cell office:value-type="float" office:value="0" calcext:value-type="float">
            <text:p>$ 0</text:p>
          </table:table-cell>
          <table:table-cell office:value-type="float" office:value="3942.34421642349" calcext:value-type="float">
            <text:p>$ 3,942</text:p>
          </table:table-cell>
          <table:table-cell office:value-type="float" office:value="19367.5149384103" calcext:value-type="float">
            <text:p>$ 19,368</text:p>
          </table:table-cell>
          <table:table-cell office:value-type="float" office:value="25162.9568652428" calcext:value-type="float">
            <text:p>$ 25,163</text:p>
          </table:table-cell>
          <table:table-cell office:value-type="float" office:value="35612.5550980725" calcext:value-type="float">
            <text:p>$ 35,613</text:p>
          </table:table-cell>
          <table:table-cell office:value-type="float" office:value="29228.5591335006" calcext:value-type="float">
            <text:p>$ 29,229</text:p>
          </table:table-cell>
          <table:table-cell office:value-type="float" office:value="38271.3112662015" calcext:value-type="float">
            <text:p>$ 38,271</text:p>
          </table:table-cell>
          <table:table-cell office:value-type="float" office:value="36336.8218813045" calcext:value-type="float">
            <text:p>$ 36,337</text:p>
          </table:table-cell>
          <table:table-cell office:value-type="float" office:value="49973.0514470333" calcext:value-type="float">
            <text:p>$ 49,973</text:p>
          </table:table-cell>
          <table:table-cell office:value-type="float" office:value="61445.8682912725" calcext:value-type="float">
            <text:p>$ 61,446</text:p>
          </table:table-cell>
          <table:table-cell office:value-type="float" office:value="41492.8361270988" calcext:value-type="float">
            <text:p>$ 41,493</text:p>
          </table:table-cell>
          <table:table-cell office:value-type="float" office:value="47453.9343650781" calcext:value-type="float">
            <text:p>$ 47,454</text:p>
          </table:table-cell>
          <table:table-cell office:value-type="float" office:value="39319.4783869334" calcext:value-type="float">
            <text:p>$ 39,319</text:p>
          </table:table-cell>
          <table:table-cell office:value-type="float" office:value="40447.13877064" calcext:value-type="float">
            <text:p>$ 40,447</text:p>
          </table:table-cell>
          <table:table-cell office:value-type="float" office:value="40456.5775962217" calcext:value-type="float">
            <text:p>$ 40,457</text:p>
          </table:table-cell>
          <table:table-cell office:value-type="float" office:value="60795.7498022073" calcext:value-type="float">
            <text:p>$ 60,796</text:p>
          </table:table-cell>
          <table:table-cell office:value-type="float" office:value="73088.566063345" calcext:value-type="float">
            <text:p>$ 73,089</text:p>
          </table:table-cell>
          <table:table-cell office:value-type="float" office:value="51238.073084141" calcext:value-type="float">
            <text:p>$ 51,238</text:p>
          </table:table-cell>
          <table:table-cell office:value-type="float" office:value="61669.843363049" calcext:value-type="float">
            <text:p>$ 61,670</text:p>
          </table:table-cell>
          <table:table-cell office:value-type="float" office:value="45545.0890667361" calcext:value-type="float">
            <text:p>$ 45,545</text:p>
          </table:table-cell>
          <table:table-cell office:value-type="float" office:value="48674.2713214107" calcext:value-type="float">
            <text:p>$ 48,674</text:p>
          </table:table-cell>
          <table:table-cell office:value-type="float" office:value="61807.1700370551" calcext:value-type="float">
            <text:p>$ 61,807</text:p>
          </table:table-cell>
          <table:table-cell office:value-type="float" office:value="27602.1821093033" calcext:value-type="float">
            <text:p>$ 27,602</text:p>
          </table:table-cell>
          <table:table-cell office:value-type="float" office:value="65064.557659013" calcext:value-type="float">
            <text:p>$ 65,065</text:p>
          </table:table-cell>
          <table:table-cell office:value-type="float" office:value="43259.18757737" calcext:value-type="float">
            <text:p>$ 43,259</text:p>
          </table:table-cell>
          <table:table-cell office:value-type="float" office:value="27865.3673645629" calcext:value-type="float">
            <text:p>$ 27,865</text:p>
          </table:table-cell>
          <table:table-cell office:value-type="float" office:value="42920.7014500759" calcext:value-type="float">
            <text:p>$ 42,921</text:p>
          </table:table-cell>
          <table:table-cell office:value-type="float" office:value="31820.3023986609" calcext:value-type="float">
            <text:p>$ 31,820</text:p>
          </table:table-cell>
          <table:table-cell office:value-type="float" office:value="39566.6796290954" calcext:value-type="float">
            <text:p>$ 39,567</text:p>
          </table:table-cell>
          <table:table-cell office:value-type="float" office:value="34639.5533450174" calcext:value-type="float">
            <text:p>$ 34,640</text:p>
          </table:table-cell>
          <table:table-cell office:value-type="float" office:value="46055.4665001227" calcext:value-type="float">
            <text:p>$ 46,055</text:p>
          </table:table-cell>
          <table:table-cell office:value-type="float" office:value="34811.9312422863" calcext:value-type="float">
            <text:p>$ 34,812</text:p>
          </table:table-cell>
          <table:table-cell office:value-type="float" office:value="49421.8713485881" calcext:value-type="float">
            <text:p>$ 49,422</text:p>
          </table:table-cell>
          <table:table-cell office:value-type="float" office:value="40296.1042815725" calcext:value-type="float">
            <text:p>$ 40,296</text:p>
          </table:table-cell>
          <table:table-cell office:value-type="float" office:value="56227.8369281332" calcext:value-type="float">
            <text:p>$ 56,228</text:p>
          </table:table-cell>
          <table:table-cell office:value-type="float" office:value="42287.1716782617" calcext:value-type="float">
            <text:p>$ 42,287</text:p>
          </table:table-cell>
          <table:table-cell office:value-type="float" office:value="41646.3484893431" calcext:value-type="float">
            <text:p>$ 41,646</text:p>
          </table:table-cell>
          <table:table-cell office:value-type="float" office:value="49227.7154697112" calcext:value-type="float">
            <text:p>$ 49,228</text:p>
          </table:table-cell>
          <table:table-cell office:value-type="float" office:value="69357.720522787" calcext:value-type="float">
            <text:p>$ 69,358</text:p>
          </table:table-cell>
          <table:table-cell office:value-type="float" office:value="52760.1236988147" calcext:value-type="float">
            <text:p>$ 52,760</text:p>
          </table:table-cell>
          <table:table-cell office:value-type="float" office:value="51046.965056313" calcext:value-type="float">
            <text:p>$ 51,047</text:p>
          </table:table-cell>
          <table:table-cell office:value-type="float" office:value="65227.5855056831" calcext:value-type="float">
            <text:p>$ 65,228</text:p>
          </table:table-cell>
          <table:table-cell office:value-type="float" office:value="79774.4697891852" calcext:value-type="float">
            <text:p>$ 79,774</text:p>
          </table:table-cell>
          <table:table-cell office:value-type="float" office:value="58484.8924337854" calcext:value-type="float">
            <text:p>$ 58,485</text:p>
          </table:table-cell>
          <table:table-cell office:value-type="float" office:value="55599.3801130251" calcext:value-type="float">
            <text:p>$ 55,599</text:p>
          </table:table-cell>
          <table:table-cell office:value-type="float" office:value="67110.8857422525" calcext:value-type="float">
            <text:p>$ 67,111</text:p>
          </table:table-cell>
          <table:table-cell office:value-type="float" office:value="51577.6424673836" calcext:value-type="float">
            <text:p>$ 51,578</text:p>
          </table:table-cell>
          <table:table-cell office:value-type="float" office:value="50999.4730525748" calcext:value-type="float">
            <text:p>$ 50,999</text:p>
          </table:table-cell>
          <table:table-cell office:value-type="float" office:value="67277.9850801798" calcext:value-type="float">
            <text:p>$ 67,278</text:p>
          </table:table-cell>
          <table:table-cell office:value-type="float" office:value="55094.5712163011" calcext:value-type="float">
            <text:p>$ 55,095</text:p>
          </table:table-cell>
          <table:table-cell office:value-type="float" office:value="54003.4825945221" calcext:value-type="float">
            <text:p>$ 54,003</text:p>
          </table:table-cell>
          <table:table-cell office:value-type="float" office:value="42310.4076220084" calcext:value-type="float">
            <text:p>$ 42,310</text:p>
          </table:table-cell>
          <table:table-cell office:value-type="float" office:value="48867.4502816019" calcext:value-type="float">
            <text:p>$ 48,867</text:p>
          </table:table-cell>
          <table:table-cell office:value-type="float" office:value="72698.3699195827" calcext:value-type="float">
            <text:p>$ 72,698</text:p>
          </table:table-cell>
          <table:table-cell office:value-type="float" office:value="40552.8296242976" calcext:value-type="float">
            <text:p>$ 40,553</text:p>
          </table:table-cell>
          <table:table-cell office:value-type="float" office:value="62748.3419579497" calcext:value-type="float">
            <text:p>$ 62,748</text:p>
          </table:table-cell>
          <table:table-cell office:value-type="float" office:value="49399.9433505866" calcext:value-type="float">
            <text:p>$ 49,400</text:p>
          </table:table-cell>
          <table:table-cell office:value-type="float" office:value="48059.4198361618" calcext:value-type="float">
            <text:p>$ 48,059</text:p>
          </table:table-cell>
          <table:table-cell office:value-type="float" office:value="31521.8277778466" calcext:value-type="float">
            <text:p>$ 31,522</text:p>
          </table:table-cell>
          <table:table-cell office:value-type="float" office:value="46105.4166187994" calcext:value-type="float">
            <text:p>$ 46,105</text:p>
          </table:table-cell>
          <table:table-cell office:value-type="float" office:value="52006.6413362607" calcext:value-type="float">
            <text:p>$ 52,007</text:p>
          </table:table-cell>
          <table:table-cell office:value-type="float" office:value="45432.5633394138" calcext:value-type="float">
            <text:p>$ 45,433</text:p>
          </table:table-cell>
          <table:table-cell office:value-type="float" office:value="55669.2994022293" calcext:value-type="float">
            <text:p>$ 55,669</text:p>
          </table:table-cell>
          <table:table-cell office:value-type="float" office:value="54521.1612656867" calcext:value-type="float">
            <text:p>$ 54,521</text:p>
          </table:table-cell>
          <table:table-cell office:value-type="float" office:value="37791.1564818466" calcext:value-type="float">
            <text:p>$ 37,791</text:p>
          </table:table-cell>
          <table:table-cell office:value-type="float" office:value="55213.6594769911" calcext:value-type="float">
            <text:p>$ 55,214</text:p>
          </table:table-cell>
          <table:table-cell office:value-type="float" office:value="57901.5202486101" calcext:value-type="float">
            <text:p>$ 57,902</text:p>
          </table:table-cell>
          <table:table-cell office:value-type="float" office:value="47011.5045843402" calcext:value-type="float">
            <text:p>$ 47,012</text:p>
          </table:table-cell>
          <table:table-cell office:value-type="float" office:value="75893.6844880058" calcext:value-type="float">
            <text:p>$ 75,894</text:p>
          </table:table-cell>
          <table:table-cell office:value-type="float" office:value="63287.9789353971" calcext:value-type="float">
            <text:p>$ 63,288</text:p>
          </table:table-cell>
          <table:table-cell office:value-type="float" office:value="51239.1427562372" calcext:value-type="float">
            <text:p>$ 51,239</text:p>
          </table:table-cell>
          <table:table-cell office:value-type="float" office:value="83708.7323813727" calcext:value-type="float">
            <text:p>$ 83,709</text:p>
          </table:table-cell>
          <table:table-cell office:value-type="float" office:value="61917.565630282" calcext:value-type="float">
            <text:p>$ 61,918</text:p>
          </table:table-cell>
          <table:table-cell office:value-type="float" office:value="67313.7219617368" calcext:value-type="float">
            <text:p>$ 67,314</text:p>
          </table:table-cell>
          <table:table-cell office:value-type="float" office:value="74594.9814370421" calcext:value-type="float">
            <text:p>$ 74,595</text:p>
          </table:table-cell>
          <table:table-cell office:value-type="float" office:value="65080.8731532381" calcext:value-type="float">
            <text:p>$ 65,081</text:p>
          </table:table-cell>
          <table:table-cell office:value-type="float" office:value="71570.5895027592" calcext:value-type="float">
            <text:p>$ 71,571</text:p>
          </table:table-cell>
          <table:table-cell office:value-type="float" office:value="84795.863658605" calcext:value-type="float">
            <text:p>$ 84,796</text:p>
          </table:table-cell>
          <table:table-cell office:value-type="float" office:value="80009.1092419129" calcext:value-type="float">
            <text:p>$ 80,009</text:p>
          </table:table-cell>
          <table:table-cell office:value-type="float" office:value="66148.6679596057" calcext:value-type="float">
            <text:p>$ 66,149</text:p>
          </table:table-cell>
          <table:table-cell office:value-type="float" office:value="62176.2478964567" calcext:value-type="float">
            <text:p>$ 62,176</text:p>
          </table:table-cell>
          <table:table-cell office:value-type="float" office:value="91061.9824556906" calcext:value-type="float">
            <text:p>$ 91,062</text:p>
          </table:table-cell>
          <table:table-cell office:value-type="float" office:value="81171.5335986466" calcext:value-type="float">
            <text:p>$ 81,172</text:p>
          </table:table-cell>
          <table:table-cell office:value-type="float" office:value="83614.0238432951" calcext:value-type="float">
            <text:p>$ 83,614</text:p>
          </table:table-cell>
          <table:table-cell office:value-type="float" office:value="52870.851677506" calcext:value-type="float">
            <text:p>$ 52,871</text:p>
          </table:table-cell>
          <table:table-cell office:value-type="float" office:value="68108.1266458465" calcext:value-type="float">
            <text:p>$ 68,108</text:p>
          </table:table-cell>
          <table:table-cell office:value-type="float" office:value="103507.171444483" calcext:value-type="float">
            <text:p>$ 103,507</text:p>
          </table:table-cell>
          <table:table-cell office:value-type="float" office:value="93521.4571219586" calcext:value-type="float">
            <text:p>$ 93,521</text:p>
          </table:table-cell>
          <table:table-cell office:value-type="float" office:value="63253.3589402146" calcext:value-type="float">
            <text:p>$ 63,253</text:p>
          </table:table-cell>
          <table:table-cell office:value-type="float" office:value="83353.3634272597" calcext:value-type="float">
            <text:p>$ 83,353</text:p>
          </table:table-cell>
          <table:table-cell office:value-type="float" office:value="81773.62014591" calcext:value-type="float">
            <text:p>$ 81,774</text:p>
          </table:table-cell>
          <table:table-cell office:value-type="float" office:value="83473.5838299078" calcext:value-type="float">
            <text:p>$ 83,474</text:p>
          </table:table-cell>
          <table:table-cell office:value-type="float" office:value="116881.000537921" calcext:value-type="float">
            <text:p>$ 116,881</text:p>
          </table:table-cell>
          <table:table-cell office:value-type="float" office:value="232851.518676437" calcext:value-type="float">
            <text:p>$ 232,852</text:p>
          </table:table-cell>
          <table:table-cell office:value-type="float" office:value="102795.176425759" calcext:value-type="float">
            <text:p>$ 102,795</text:p>
          </table:table-cell>
          <table:table-cell office:value-type="float" office:value="89308.8708008163" calcext:value-type="float">
            <text:p>$ 89,309</text:p>
          </table:table-cell>
          <table:table-cell office:value-type="float" office:value="203068.504553408" calcext:value-type="float">
            <text:p>$ 203,069</text:p>
          </table:table-cell>
          <table:table-cell office:value-type="float" office:value="276863.911914853" calcext:value-type="float">
            <text:p>$ 276,864</text:p>
          </table:table-cell>
          <table:table-cell office:value-type="float" office:value="214051.420687335" calcext:value-type="float">
            <text:p>$ 214,051</text:p>
          </table:table-cell>
          <table:table-cell office:value-type="float" office:value="743429.335236263" calcext:value-type="float">
            <text:p>$ 743,429</text:p>
          </table:table-cell>
          <table:table-cell table:number-columns-repeated="923"/>
        </table:table-row>
        <table:table-row table:style-name="ro1">
          <table:table-cell office:value-type="string" calcext:value-type="string">
            <text:p>Ingresos extraordinarios promedio</text:p>
          </table:table-cell>
          <table:table-cell office:value-type="float" office:value="0" calcext:value-type="float">
            <text:p>$ 0</text:p>
          </table:table-cell>
          <table:table-cell office:value-type="float" office:value="10.0828701581228" calcext:value-type="float">
            <text:p>$ 10</text:p>
          </table:table-cell>
          <table:table-cell office:value-type="float" office:value="156.036444923447" calcext:value-type="float">
            <text:p>$ 156</text:p>
          </table:table-cell>
          <table:table-cell office:value-type="float" office:value="460.510255399373" calcext:value-type="float">
            <text:p>$ 461</text:p>
          </table:table-cell>
          <table:table-cell office:value-type="float" office:value="284.956947661197" calcext:value-type="float">
            <text:p>$ 285</text:p>
          </table:table-cell>
          <table:table-cell office:value-type="float" office:value="1170.75235675057" calcext:value-type="float">
            <text:p>$ 1,171</text:p>
          </table:table-cell>
          <table:table-cell office:value-type="float" office:value="780.359966892456" calcext:value-type="float">
            <text:p>$ 780</text:p>
          </table:table-cell>
          <table:table-cell office:value-type="float" office:value="836.737035068415" calcext:value-type="float">
            <text:p>$ 837</text:p>
          </table:table-cell>
          <table:table-cell office:value-type="float" office:value="401.122851837249" calcext:value-type="float">
            <text:p>$ 401</text:p>
          </table:table-cell>
          <table:table-cell office:value-type="float" office:value="39.0305851854419" calcext:value-type="float">
            <text:p>$ 39</text:p>
          </table:table-cell>
          <table:table-cell office:value-type="float" office:value="895.368781312736" calcext:value-type="float">
            <text:p>$ 895</text:p>
          </table:table-cell>
          <table:table-cell office:value-type="float" office:value="342.994882022022" calcext:value-type="float">
            <text:p>$ 343</text:p>
          </table:table-cell>
          <table:table-cell office:value-type="float" office:value="103.280677345187" calcext:value-type="float">
            <text:p>$ 103</text:p>
          </table:table-cell>
          <table:table-cell office:value-type="float" office:value="1351.28888369255" calcext:value-type="float">
            <text:p>$ 1,351</text:p>
          </table:table-cell>
          <table:table-cell office:value-type="float" office:value="280.850006203839" calcext:value-type="float">
            <text:p>$ 281</text:p>
          </table:table-cell>
          <table:table-cell office:value-type="float" office:value="2013.16477637639" calcext:value-type="float">
            <text:p>$ 2,013</text:p>
          </table:table-cell>
          <table:table-cell office:value-type="float" office:value="1526.49420480377" calcext:value-type="float">
            <text:p>$ 1,526</text:p>
          </table:table-cell>
          <table:table-cell office:value-type="float" office:value="384.506264766772" calcext:value-type="float">
            <text:p>$ 385</text:p>
          </table:table-cell>
          <table:table-cell office:value-type="float" office:value="1647.53473542634" calcext:value-type="float">
            <text:p>$ 1,648</text:p>
          </table:table-cell>
          <table:table-cell office:value-type="float" office:value="186.806148273352" calcext:value-type="float">
            <text:p>$ 187</text:p>
          </table:table-cell>
          <table:table-cell office:value-type="float" office:value="802.681394299811" calcext:value-type="float">
            <text:p>$ 803</text:p>
          </table:table-cell>
          <table:table-cell office:value-type="float" office:value="1355.42554797454" calcext:value-type="float">
            <text:p>$ 1,355</text:p>
          </table:table-cell>
          <table:table-cell office:value-type="float" office:value="1061.3918373799" calcext:value-type="float">
            <text:p>$ 1,061</text:p>
          </table:table-cell>
          <table:table-cell office:value-type="float" office:value="0" calcext:value-type="float">
            <text:p>$ 0</text:p>
          </table:table-cell>
          <table:table-cell office:value-type="float" office:value="1371.13234090706" calcext:value-type="float">
            <text:p>$ 1,371</text:p>
          </table:table-cell>
          <table:table-cell office:value-type="float" office:value="764.779801998842" calcext:value-type="float">
            <text:p>$ 765</text:p>
          </table:table-cell>
          <table:table-cell office:value-type="float" office:value="305.57686214752" calcext:value-type="float">
            <text:p>$ 306</text:p>
          </table:table-cell>
          <table:table-cell office:value-type="float" office:value="237.383001566539" calcext:value-type="float">
            <text:p>$ 237</text:p>
          </table:table-cell>
          <table:table-cell office:value-type="float" office:value="58.8940630321009" calcext:value-type="float">
            <text:p>$ 59</text:p>
          </table:table-cell>
          <table:table-cell office:value-type="float" office:value="717.505929520152" calcext:value-type="float">
            <text:p>$ 718</text:p>
          </table:table-cell>
          <table:table-cell office:value-type="float" office:value="333.214470044624" calcext:value-type="float">
            <text:p>$ 333</text:p>
          </table:table-cell>
          <table:table-cell office:value-type="float" office:value="6205.90286855979" calcext:value-type="float">
            <text:p>$ 6,206</text:p>
          </table:table-cell>
          <table:table-cell office:value-type="float" office:value="1001.31361630491" calcext:value-type="float">
            <text:p>$ 1,001</text:p>
          </table:table-cell>
          <table:table-cell office:value-type="float" office:value="3486.78788337198" calcext:value-type="float">
            <text:p>$ 3,487</text:p>
          </table:table-cell>
          <table:table-cell office:value-type="float" office:value="77.482197543199" calcext:value-type="float">
            <text:p>$ 77</text:p>
          </table:table-cell>
          <table:table-cell office:value-type="float" office:value="2430.08205118977" calcext:value-type="float">
            <text:p>$ 2,430</text:p>
          </table:table-cell>
          <table:table-cell office:value-type="float" office:value="672.189452909148" calcext:value-type="float">
            <text:p>$ 672</text:p>
          </table:table-cell>
          <table:table-cell office:value-type="float" office:value="449.840447244576" calcext:value-type="float">
            <text:p>$ 450</text:p>
          </table:table-cell>
          <table:table-cell office:value-type="float" office:value="258.669480106527" calcext:value-type="float">
            <text:p>$ 259</text:p>
          </table:table-cell>
          <table:table-cell office:value-type="float" office:value="1075.79509899058" calcext:value-type="float">
            <text:p>$ 1,076</text:p>
          </table:table-cell>
          <table:table-cell office:value-type="float" office:value="2144.16586142563" calcext:value-type="float">
            <text:p>$ 2,144</text:p>
          </table:table-cell>
          <table:table-cell office:value-type="float" office:value="1470.90407174548" calcext:value-type="float">
            <text:p>$ 1,471</text:p>
          </table:table-cell>
          <table:table-cell office:value-type="float" office:value="661.352586893065" calcext:value-type="float">
            <text:p>$ 661</text:p>
          </table:table-cell>
          <table:table-cell office:value-type="float" office:value="2145.67696930122" calcext:value-type="float">
            <text:p>$ 2,146</text:p>
          </table:table-cell>
          <table:table-cell office:value-type="float" office:value="316.185321095697" calcext:value-type="float">
            <text:p>$ 316</text:p>
          </table:table-cell>
          <table:table-cell office:value-type="float" office:value="966.363960956861" calcext:value-type="float">
            <text:p>$ 966</text:p>
          </table:table-cell>
          <table:table-cell office:value-type="float" office:value="1238.53393401469" calcext:value-type="float">
            <text:p>$ 1,239</text:p>
          </table:table-cell>
          <table:table-cell office:value-type="float" office:value="1599.4199917087" calcext:value-type="float">
            <text:p>$ 1,599</text:p>
          </table:table-cell>
          <table:table-cell office:value-type="float" office:value="1047.21547630306" calcext:value-type="float">
            <text:p>$ 1,047</text:p>
          </table:table-cell>
          <table:table-cell office:value-type="float" office:value="3574.82712854943" calcext:value-type="float">
            <text:p>$ 3,575</text:p>
          </table:table-cell>
          <table:table-cell office:value-type="float" office:value="3743.97337365339" calcext:value-type="float">
            <text:p>$ 3,744</text:p>
          </table:table-cell>
          <table:table-cell office:value-type="float" office:value="2589.60754979035" calcext:value-type="float">
            <text:p>$ 2,590</text:p>
          </table:table-cell>
          <table:table-cell office:value-type="float" office:value="747.584023037483" calcext:value-type="float">
            <text:p>$ 748</text:p>
          </table:table-cell>
          <table:table-cell office:value-type="float" office:value="1470.0560503975" calcext:value-type="float">
            <text:p>$ 1,470</text:p>
          </table:table-cell>
          <table:table-cell office:value-type="float" office:value="2053.836619703" calcext:value-type="float">
            <text:p>$ 2,054</text:p>
          </table:table-cell>
          <table:table-cell office:value-type="float" office:value="651.558680688035" calcext:value-type="float">
            <text:p>$ 652</text:p>
          </table:table-cell>
          <table:table-cell office:value-type="float" office:value="854.196386226398" calcext:value-type="float">
            <text:p>$ 854</text:p>
          </table:table-cell>
          <table:table-cell office:value-type="float" office:value="3873.18375481315" calcext:value-type="float">
            <text:p>$ 3,873</text:p>
          </table:table-cell>
          <table:table-cell office:value-type="float" office:value="85.1467784480564" calcext:value-type="float">
            <text:p>$ 85</text:p>
          </table:table-cell>
          <table:table-cell office:value-type="float" office:value="3696.64917285285" calcext:value-type="float">
            <text:p>$ 3,697</text:p>
          </table:table-cell>
          <table:table-cell office:value-type="float" office:value="3713.15243131535" calcext:value-type="float">
            <text:p>$ 3,713</text:p>
          </table:table-cell>
          <table:table-cell office:value-type="float" office:value="831.837544171394" calcext:value-type="float">
            <text:p>$ 832</text:p>
          </table:table-cell>
          <table:table-cell office:value-type="float" office:value="3601.0532056399" calcext:value-type="float">
            <text:p>$ 3,601</text:p>
          </table:table-cell>
          <table:table-cell office:value-type="float" office:value="4458.95443462977" calcext:value-type="float">
            <text:p>$ 4,459</text:p>
          </table:table-cell>
          <table:table-cell office:value-type="float" office:value="12623.4757864012" calcext:value-type="float">
            <text:p>$ 12,623</text:p>
          </table:table-cell>
          <table:table-cell office:value-type="float" office:value="9587.74617348843" calcext:value-type="float">
            <text:p>$ 9,588</text:p>
          </table:table-cell>
          <table:table-cell office:value-type="float" office:value="2471.29663885713" calcext:value-type="float">
            <text:p>$ 2,471</text:p>
          </table:table-cell>
          <table:table-cell office:value-type="float" office:value="2197.35070381381" calcext:value-type="float">
            <text:p>$ 2,197</text:p>
          </table:table-cell>
          <table:table-cell office:value-type="float" office:value="394.733535253094" calcext:value-type="float">
            <text:p>$ 395</text:p>
          </table:table-cell>
          <table:table-cell office:value-type="float" office:value="4521.62833288947" calcext:value-type="float">
            <text:p>$ 4,522</text:p>
          </table:table-cell>
          <table:table-cell office:value-type="float" office:value="2923.83300499997" calcext:value-type="float">
            <text:p>$ 2,924</text:p>
          </table:table-cell>
          <table:table-cell office:value-type="float" office:value="12071.6169030694" calcext:value-type="float">
            <text:p>$ 12,072</text:p>
          </table:table-cell>
          <table:table-cell office:value-type="float" office:value="6690.40496571378" calcext:value-type="float">
            <text:p>$ 6,690</text:p>
          </table:table-cell>
          <table:table-cell office:value-type="float" office:value="6663.03579896625" calcext:value-type="float">
            <text:p>$ 6,663</text:p>
          </table:table-cell>
          <table:table-cell office:value-type="float" office:value="5977.31910071956" calcext:value-type="float">
            <text:p>$ 5,977</text:p>
          </table:table-cell>
          <table:table-cell office:value-type="float" office:value="2559.24171998065" calcext:value-type="float">
            <text:p>$ 2,559</text:p>
          </table:table-cell>
          <table:table-cell office:value-type="float" office:value="3380.47720024815" calcext:value-type="float">
            <text:p>$ 3,380</text:p>
          </table:table-cell>
          <table:table-cell office:value-type="float" office:value="7816.55250260463" calcext:value-type="float">
            <text:p>$ 7,817</text:p>
          </table:table-cell>
          <table:table-cell office:value-type="float" office:value="5362.91778023339" calcext:value-type="float">
            <text:p>$ 5,363</text:p>
          </table:table-cell>
          <table:table-cell office:value-type="float" office:value="3455.107162889" calcext:value-type="float">
            <text:p>$ 3,455</text:p>
          </table:table-cell>
          <table:table-cell office:value-type="float" office:value="2877.9950082953" calcext:value-type="float">
            <text:p>$ 2,878</text:p>
          </table:table-cell>
          <table:table-cell office:value-type="float" office:value="1391.87484955618" calcext:value-type="float">
            <text:p>$ 1,392</text:p>
          </table:table-cell>
          <table:table-cell office:value-type="float" office:value="5407.66404209778" calcext:value-type="float">
            <text:p>$ 5,408</text:p>
          </table:table-cell>
          <table:table-cell office:value-type="float" office:value="23751.8540436998" calcext:value-type="float">
            <text:p>$ 23,752</text:p>
          </table:table-cell>
          <table:table-cell office:value-type="float" office:value="17480.6774691219" calcext:value-type="float">
            <text:p>$ 17,481</text:p>
          </table:table-cell>
          <table:table-cell office:value-type="float" office:value="5374.48123764583" calcext:value-type="float">
            <text:p>$ 5,374</text:p>
          </table:table-cell>
          <table:table-cell office:value-type="float" office:value="12178.8060202655" calcext:value-type="float">
            <text:p>$ 12,179</text:p>
          </table:table-cell>
          <table:table-cell office:value-type="float" office:value="1853.25468775294" calcext:value-type="float">
            <text:p>$ 1,853</text:p>
          </table:table-cell>
          <table:table-cell office:value-type="float" office:value="12422.0694654634" calcext:value-type="float">
            <text:p>$ 12,422</text:p>
          </table:table-cell>
          <table:table-cell office:value-type="float" office:value="11082.5033843349" calcext:value-type="float">
            <text:p>$ 11,083</text:p>
          </table:table-cell>
          <table:table-cell office:value-type="float" office:value="13866.84897311" calcext:value-type="float">
            <text:p>$ 13,867</text:p>
          </table:table-cell>
          <table:table-cell office:value-type="float" office:value="16152.529315303" calcext:value-type="float">
            <text:p>$ 16,153</text:p>
          </table:table-cell>
          <table:table-cell office:value-type="float" office:value="8501.77470932937" calcext:value-type="float">
            <text:p>$ 8,502</text:p>
          </table:table-cell>
          <table:table-cell office:value-type="float" office:value="25353.9828869899" calcext:value-type="float">
            <text:p>$ 25,354</text:p>
          </table:table-cell>
          <table:table-cell office:value-type="float" office:value="69114.8627103291" calcext:value-type="float">
            <text:p>$ 69,115</text:p>
          </table:table-cell>
          <table:table-cell office:value-type="float" office:value="30953.270957483" calcext:value-type="float">
            <text:p>$ 30,953</text:p>
          </table:table-cell>
          <table:table-cell office:value-type="float" office:value="18484.1397986879" calcext:value-type="float">
            <text:p>$ 18,484</text:p>
          </table:table-cell>
          <table:table-cell office:value-type="float" office:value="38557.5036775091" calcext:value-type="float">
            <text:p>$ 38,558</text:p>
          </table:table-cell>
          <table:table-cell office:value-type="float" office:value="158022.303164513" calcext:value-type="float">
            <text:p>$ 158,022</text:p>
          </table:table-cell>
          <table:table-cell office:value-type="float" office:value="484340.601894736" calcext:value-type="float">
            <text:p>$ 484,341</text:p>
          </table:table-cell>
          <table:table-cell table:number-columns-repeated="923"/>
        </table:table-row>
        <table:table-row table:style-name="ro1">
          <table:table-cell office:value-type="string" calcext:value-type="string">
            <text:p>Ingresos totales promedio</text:p>
          </table:table-cell>
          <table:table-cell office:value-type="float" office:value="0" calcext:value-type="float">
            <text:p>$ 0</text:p>
          </table:table-cell>
          <table:table-cell office:value-type="float" office:value="8864.72574491723" calcext:value-type="float">
            <text:p>$ 8,865</text:p>
          </table:table-cell>
          <table:table-cell office:value-type="float" office:value="32827.5674388492" calcext:value-type="float">
            <text:p>$ 32,828</text:p>
          </table:table-cell>
          <table:table-cell office:value-type="float" office:value="59847.3402215277" calcext:value-type="float">
            <text:p>$ 59,847</text:p>
          </table:table-cell>
          <table:table-cell office:value-type="float" office:value="93234.0053817069" calcext:value-type="float">
            <text:p>$ 93,234</text:p>
          </table:table-cell>
          <table:table-cell office:value-type="float" office:value="133084.861979165" calcext:value-type="float">
            <text:p>$ 133,085</text:p>
          </table:table-cell>
          <table:table-cell office:value-type="float" office:value="178406.508756536" calcext:value-type="float">
            <text:p>$ 178,407</text:p>
          </table:table-cell>
          <table:table-cell office:value-type="float" office:value="219099.362869406" calcext:value-type="float">
            <text:p>$ 219,099</text:p>
          </table:table-cell>
          <table:table-cell office:value-type="float" office:value="263856.292508924" calcext:value-type="float">
            <text:p>$ 263,856</text:p>
          </table:table-cell>
          <table:table-cell office:value-type="float" office:value="301048.409297882" calcext:value-type="float">
            <text:p>$ 301,048</text:p>
          </table:table-cell>
          <table:table-cell office:value-type="float" office:value="330566.49309041" calcext:value-type="float">
            <text:p>$ 330,566</text:p>
          </table:table-cell>
          <table:table-cell office:value-type="float" office:value="370521.519264952" calcext:value-type="float">
            <text:p>$ 370,522</text:p>
          </table:table-cell>
          <table:table-cell office:value-type="float" office:value="400570.852979032" calcext:value-type="float">
            <text:p>$ 400,571</text:p>
          </table:table-cell>
          <table:table-cell office:value-type="float" office:value="428668.684295864" calcext:value-type="float">
            <text:p>$ 428,669</text:p>
          </table:table-cell>
          <table:table-cell office:value-type="float" office:value="465678.2555733" calcext:value-type="float">
            <text:p>$ 465,678</text:p>
          </table:table-cell>
          <table:table-cell office:value-type="float" office:value="497495.413026351" calcext:value-type="float">
            <text:p>$ 497,495</text:p>
          </table:table-cell>
          <table:table-cell office:value-type="float" office:value="515414.900516648" calcext:value-type="float">
            <text:p>$ 515,415</text:p>
          </table:table-cell>
          <table:table-cell office:value-type="float" office:value="555174.061289704" calcext:value-type="float">
            <text:p>$ 555,174</text:p>
          </table:table-cell>
          <table:table-cell office:value-type="float" office:value="594082.085086708" calcext:value-type="float">
            <text:p>$ 594,082</text:p>
          </table:table-cell>
          <table:table-cell office:value-type="float" office:value="602342.165071751" calcext:value-type="float">
            <text:p>$ 602,342</text:p>
          </table:table-cell>
          <table:table-cell office:value-type="float" office:value="631815.039944787" calcext:value-type="float">
            <text:p>$ 631,815</text:p>
          </table:table-cell>
          <table:table-cell office:value-type="float" office:value="662992.547586097" calcext:value-type="float">
            <text:p>$ 662,993</text:p>
          </table:table-cell>
          <table:table-cell office:value-type="float" office:value="689787.841262683" calcext:value-type="float">
            <text:p>$ 689,788</text:p>
          </table:table-cell>
          <table:table-cell office:value-type="float" office:value="700000" calcext:value-type="float">
            <text:p>$ 700,000</text:p>
          </table:table-cell>
          <table:table-cell office:value-type="float" office:value="712683.412156462" calcext:value-type="float">
            <text:p>$ 712,683</text:p>
          </table:table-cell>
          <table:table-cell office:value-type="float" office:value="736310.710693782" calcext:value-type="float">
            <text:p>$ 736,311</text:p>
          </table:table-cell>
          <table:table-cell office:value-type="float" office:value="755222.034039557" calcext:value-type="float">
            <text:p>$ 755,222</text:p>
          </table:table-cell>
          <table:table-cell office:value-type="float" office:value="781114.807452205" calcext:value-type="float">
            <text:p>$ 781,115</text:p>
          </table:table-cell>
          <table:table-cell office:value-type="float" office:value="799714.795239089" calcext:value-type="float">
            <text:p>$ 799,715</text:p>
          </table:table-cell>
          <table:table-cell office:value-type="float" office:value="802767.321630617" calcext:value-type="float">
            <text:p>$ 802,767</text:p>
          </table:table-cell>
          <table:table-cell office:value-type="float" office:value="821802.920684383" calcext:value-type="float">
            <text:p>$ 821,803</text:p>
          </table:table-cell>
          <table:table-cell office:value-type="float" office:value="844167.52802887" calcext:value-type="float">
            <text:p>$ 844,168</text:p>
          </table:table-cell>
          <table:table-cell office:value-type="float" office:value="866160.265795664" calcext:value-type="float">
            <text:p>$ 866,160</text:p>
          </table:table-cell>
          <table:table-cell office:value-type="float" office:value="891794.331121728" calcext:value-type="float">
            <text:p>$ 891,794</text:p>
          </table:table-cell>
          <table:table-cell office:value-type="float" office:value="901957.353979703" calcext:value-type="float">
            <text:p>$ 901,957</text:p>
          </table:table-cell>
          <table:table-cell office:value-type="float" office:value="921047.473057814" calcext:value-type="float">
            <text:p>$ 921,047</text:p>
          </table:table-cell>
          <table:table-cell office:value-type="float" office:value="947992.958378041" calcext:value-type="float">
            <text:p>$ 947,993</text:p>
          </table:table-cell>
          <table:table-cell office:value-type="float" office:value="976466.457906573" calcext:value-type="float">
            <text:p>$ 976,466</text:p>
          </table:table-cell>
          <table:table-cell office:value-type="float" office:value="998787.207032755" calcext:value-type="float">
            <text:p>$ 998,787</text:p>
          </table:table-cell>
          <table:table-cell office:value-type="float" office:value="1005245.75656606" calcext:value-type="float">
            <text:p>$ 1,005,246</text:p>
          </table:table-cell>
          <table:table-cell office:value-type="float" office:value="1033448.41843933" calcext:value-type="float">
            <text:p>$ 1,033,448</text:p>
          </table:table-cell>
          <table:table-cell office:value-type="float" office:value="1062848.15472256" calcext:value-type="float">
            <text:p>$ 1,062,848</text:p>
          </table:table-cell>
          <table:table-cell office:value-type="float" office:value="1093147.35444107" calcext:value-type="float">
            <text:p>$ 1,093,147</text:p>
          </table:table-cell>
          <table:table-cell office:value-type="float" office:value="1118014.6308233" calcext:value-type="float">
            <text:p>$ 1,118,015</text:p>
          </table:table-cell>
          <table:table-cell office:value-type="float" office:value="1153357.56780227" calcext:value-type="float">
            <text:p>$ 1,153,358</text:p>
          </table:table-cell>
          <table:table-cell office:value-type="float" office:value="1189165.23726381" calcext:value-type="float">
            <text:p>$ 1,189,165</text:p>
          </table:table-cell>
          <table:table-cell office:value-type="float" office:value="1201618.2760057" calcext:value-type="float">
            <text:p>$ 1,201,618</text:p>
          </table:table-cell>
          <table:table-cell office:value-type="float" office:value="1228551.2851445" calcext:value-type="float">
            <text:p>$ 1,228,551</text:p>
          </table:table-cell>
          <table:table-cell office:value-type="float" office:value="1262998.74551891" calcext:value-type="float">
            <text:p>$ 1,262,999</text:p>
          </table:table-cell>
          <table:table-cell office:value-type="float" office:value="1295439.45236419" calcext:value-type="float">
            <text:p>$ 1,295,439</text:p>
          </table:table-cell>
          <table:table-cell office:value-type="float" office:value="1325340.80377362" calcext:value-type="float">
            <text:p>$ 1,325,341</text:p>
          </table:table-cell>
          <table:table-cell office:value-type="float" office:value="1363930.52821831" calcext:value-type="float">
            <text:p>$ 1,363,931</text:p>
          </table:table-cell>
          <table:table-cell office:value-type="float" office:value="1396011.06711226" calcext:value-type="float">
            <text:p>$ 1,396,011</text:p>
          </table:table-cell>
          <table:table-cell office:value-type="float" office:value="1426245.78573366" calcext:value-type="float">
            <text:p>$ 1,426,246</text:p>
          </table:table-cell>
          <table:table-cell office:value-type="float" office:value="1465837.99375546" calcext:value-type="float">
            <text:p>$ 1,465,838</text:p>
          </table:table-cell>
          <table:table-cell office:value-type="float" office:value="1497217.91614014" calcext:value-type="float">
            <text:p>$ 1,497,218</text:p>
          </table:table-cell>
          <table:table-cell office:value-type="float" office:value="1516218.99391482" calcext:value-type="float">
            <text:p>$ 1,516,219</text:p>
          </table:table-cell>
          <table:table-cell office:value-type="float" office:value="1554590.27056981" calcext:value-type="float">
            <text:p>$ 1,554,590</text:p>
          </table:table-cell>
          <table:table-cell office:value-type="float" office:value="1591608.51335306" calcext:value-type="float">
            <text:p>$ 1,591,609</text:p>
          </table:table-cell>
          <table:table-cell office:value-type="float" office:value="1623760.13160115" calcext:value-type="float">
            <text:p>$ 1,623,760</text:p>
          </table:table-cell>
          <table:table-cell office:value-type="float" office:value="1663234.45408268" calcext:value-type="float">
            <text:p>$ 1,663,234</text:p>
          </table:table-cell>
          <table:table-cell office:value-type="float" office:value="1701246.60058198" calcext:value-type="float">
            <text:p>$ 1,701,247</text:p>
          </table:table-cell>
          <table:table-cell office:value-type="float" office:value="1742291.76601409" calcext:value-type="float">
            <text:p>$ 1,742,292</text:p>
          </table:table-cell>
          <table:table-cell office:value-type="float" office:value="1786342.78131387" calcext:value-type="float">
            <text:p>$ 1,786,343</text:p>
          </table:table-cell>
          <table:table-cell office:value-type="float" office:value="1819269.33415162" calcext:value-type="float">
            <text:p>$ 1,819,269</text:p>
          </table:table-cell>
          <table:table-cell office:value-type="float" office:value="1868787.61845446" calcext:value-type="float">
            <text:p>$ 1,868,788</text:p>
          </table:table-cell>
          <table:table-cell office:value-type="float" office:value="1914896.64034029" calcext:value-type="float">
            <text:p>$ 1,914,897</text:p>
          </table:table-cell>
          <table:table-cell office:value-type="float" office:value="1968911.58271339" calcext:value-type="float">
            <text:p>$ 1,968,912</text:p>
          </table:table-cell>
          <table:table-cell office:value-type="float" office:value="2002799.01539153" calcext:value-type="float">
            <text:p>$ 2,002,799</text:p>
          </table:table-cell>
          <table:table-cell office:value-type="float" office:value="2046448.67769925" calcext:value-type="float">
            <text:p>$ 2,046,449</text:p>
          </table:table-cell>
          <table:table-cell office:value-type="float" office:value="2100318.03510997" calcext:value-type="float">
            <text:p>$ 2,100,318</text:p>
          </table:table-cell>
          <table:table-cell office:value-type="float" office:value="2161920.3016831" calcext:value-type="float">
            <text:p>$ 2,161,920</text:p>
          </table:table-cell>
          <table:table-cell office:value-type="float" office:value="2221334.36811942" calcext:value-type="float">
            <text:p>$ 2,221,334</text:p>
          </table:table-cell>
          <table:table-cell office:value-type="float" office:value="2283859.01090535" calcext:value-type="float">
            <text:p>$ 2,283,859</text:p>
          </table:table-cell>
          <table:table-cell office:value-type="float" office:value="2356178.8222426" calcext:value-type="float">
            <text:p>$ 2,356,179</text:p>
          </table:table-cell>
          <table:table-cell office:value-type="float" office:value="2428400.60789622" calcext:value-type="float">
            <text:p>$ 2,428,401</text:p>
          </table:table-cell>
          <table:table-cell office:value-type="float" office:value="2499124.24982433" calcext:value-type="float">
            <text:p>$ 2,499,124</text:p>
          </table:table-cell>
          <table:table-cell office:value-type="float" office:value="2575988.82251437" calcext:value-type="float">
            <text:p>$ 2,575,989</text:p>
          </table:table-cell>
          <table:table-cell office:value-type="float" office:value="2666598.65684027" calcext:value-type="float">
            <text:p>$ 2,666,599</text:p>
          </table:table-cell>
          <table:table-cell office:value-type="float" office:value="2760886.12366643" calcext:value-type="float">
            <text:p>$ 2,760,886</text:p>
          </table:table-cell>
          <table:table-cell office:value-type="float" office:value="2855961.69585995" calcext:value-type="float">
            <text:p>$ 2,855,962</text:p>
          </table:table-cell>
          <table:table-cell office:value-type="float" office:value="2964415.48554047" calcext:value-type="float">
            <text:p>$ 2,964,415</text:p>
          </table:table-cell>
          <table:table-cell office:value-type="float" office:value="3049097.9079604" calcext:value-type="float">
            <text:p>$ 3,049,098</text:p>
          </table:table-cell>
          <table:table-cell office:value-type="float" office:value="3166058.99950538" calcext:value-type="float">
            <text:p>$ 3,166,059</text:p>
          </table:table-cell>
          <table:table-cell office:value-type="float" office:value="3297734.46837099" calcext:value-type="float">
            <text:p>$ 3,297,734</text:p>
          </table:table-cell>
          <table:table-cell office:value-type="float" office:value="3445417.94795472" calcext:value-type="float">
            <text:p>$ 3,445,418</text:p>
          </table:table-cell>
          <table:table-cell office:value-type="float" office:value="3595651.12371082" calcext:value-type="float">
            <text:p>$ 3,595,651</text:p>
          </table:table-cell>
          <table:table-cell office:value-type="float" office:value="3775738.92236493" calcext:value-type="float">
            <text:p>$ 3,775,739</text:p>
          </table:table-cell>
          <table:table-cell office:value-type="float" office:value="3981272.37969199" calcext:value-type="float">
            <text:p>$ 3,981,272</text:p>
          </table:table-cell>
          <table:table-cell office:value-type="float" office:value="4185302.17427979" calcext:value-type="float">
            <text:p>$ 4,185,302</text:p>
          </table:table-cell>
          <table:table-cell office:value-type="float" office:value="4444753.32551583" calcext:value-type="float">
            <text:p>$ 4,444,753</text:p>
          </table:table-cell>
          <table:table-cell office:value-type="float" office:value="4758775.52307575" calcext:value-type="float">
            <text:p>$ 4,758,776</text:p>
          </table:table-cell>
          <table:table-cell office:value-type="float" office:value="5087371.6276914" calcext:value-type="float">
            <text:p>$ 5,087,372</text:p>
          </table:table-cell>
          <table:table-cell office:value-type="float" office:value="5508024.45604081" calcext:value-type="float">
            <text:p>$ 5,508,024</text:p>
          </table:table-cell>
          <table:table-cell office:value-type="float" office:value="6081778.71085402" calcext:value-type="float">
            <text:p>$ 6,081,779</text:p>
          </table:table-cell>
          <table:table-cell office:value-type="float" office:value="6739920.92038248" calcext:value-type="float">
            <text:p>$ 6,739,921</text:p>
          </table:table-cell>
          <table:table-cell office:value-type="float" office:value="7683278.4563264" calcext:value-type="float">
            <text:p>$ 7,683,278</text:p>
          </table:table-cell>
          <table:table-cell office:value-type="float" office:value="9134247.79590695" calcext:value-type="float">
            <text:p>$ 9,134,248</text:p>
          </table:table-cell>
          <table:table-cell office:value-type="float" office:value="11868881.7447377" calcext:value-type="float">
            <text:p>$ 11,868,882</text:p>
          </table:table-cell>
          <table:table-cell office:value-type="float" office:value="27249524.3962901" calcext:value-type="float">
            <text:p>$ 27,249,524</text:p>
          </table:table-cell>
          <table:table-cell table:number-columns-repeated="923"/>
        </table:table-row>
        <table:table-row table:style-name="ro1">
          <table:table-cell office:value-type="string" calcext:value-type="string">
            <text:p>Ingreso mínimo</text:p>
          </table:table-cell>
          <table:table-cell table:number-columns-repeated="2" office:value-type="float" office:value="0" calcext:value-type="float">
            <text:p>$ 0</text:p>
          </table:table-cell>
          <table:table-cell office:value-type="float" office:value="20833.3333333333" calcext:value-type="float">
            <text:p>$ 20,833</text:p>
          </table:table-cell>
          <table:table-cell office:value-type="float" office:value="44166.6666666666" calcext:value-type="float">
            <text:p>$ 44,167</text:p>
          </table:table-cell>
          <table:table-cell office:value-type="float" office:value="75000" calcext:value-type="float">
            <text:p>$ 75,000</text:p>
          </table:table-cell>
          <table:table-cell office:value-type="float" office:value="110000" calcext:value-type="float">
            <text:p>$ 110,000</text:p>
          </table:table-cell>
          <table:table-cell office:value-type="float" office:value="155833.333333333" calcext:value-type="float">
            <text:p>$ 155,833</text:p>
          </table:table-cell>
          <table:table-cell office:value-type="float" office:value="200000" calcext:value-type="float">
            <text:p>$ 200,000</text:p>
          </table:table-cell>
          <table:table-cell office:value-type="float" office:value="241666.666666666" calcext:value-type="float">
            <text:p>$ 241,667</text:p>
          </table:table-cell>
          <table:table-cell office:value-type="float" office:value="291666.666666666" calcext:value-type="float">
            <text:p>$ 291,667</text:p>
          </table:table-cell>
          <table:table-cell office:value-type="float" office:value="310000" calcext:value-type="float">
            <text:p>$ 310,000</text:p>
          </table:table-cell>
          <table:table-cell office:value-type="float" office:value="350000" calcext:value-type="float">
            <text:p>$ 350,000</text:p>
          </table:table-cell>
          <table:table-cell office:value-type="float" office:value="395000" calcext:value-type="float">
            <text:p>$ 395,000</text:p>
          </table:table-cell>
          <table:table-cell office:value-type="float" office:value="408333.333333333" calcext:value-type="float">
            <text:p>$ 408,333</text:p>
          </table:table-cell>
          <table:table-cell office:value-type="float" office:value="450000" calcext:value-type="float">
            <text:p>$ 450,000</text:p>
          </table:table-cell>
          <table:table-cell office:value-type="float" office:value="483333.333333333" calcext:value-type="float">
            <text:p>$ 483,333</text:p>
          </table:table-cell>
          <table:table-cell office:value-type="float" office:value="500000" calcext:value-type="float">
            <text:p>$ 500,000</text:p>
          </table:table-cell>
          <table:table-cell office:value-type="float" office:value="535000" calcext:value-type="float">
            <text:p>$ 535,000</text:p>
          </table:table-cell>
          <table:table-cell office:value-type="float" office:value="575000" calcext:value-type="float">
            <text:p>$ 575,000</text:p>
          </table:table-cell>
          <table:table-cell office:value-type="float" office:value="600000" calcext:value-type="float">
            <text:p>$ 600,000</text:p>
          </table:table-cell>
          <table:table-cell office:value-type="float" office:value="612499.999999999" calcext:value-type="float">
            <text:p>$ 612,500</text:p>
          </table:table-cell>
          <table:table-cell office:value-type="float" office:value="649999.999999999" calcext:value-type="float">
            <text:p>$ 650,000</text:p>
          </table:table-cell>
          <table:table-cell office:value-type="float" office:value="680000" calcext:value-type="float">
            <text:p>$ 680,000</text:p>
          </table:table-cell>
          <table:table-cell office:value-type="float" office:value="699999.999999999" calcext:value-type="float">
            <text:p>$ 700,000</text:p>
          </table:table-cell>
          <table:table-cell office:value-type="float" office:value="700000" calcext:value-type="float">
            <text:p>$ 700,000</text:p>
          </table:table-cell>
          <table:table-cell office:value-type="float" office:value="725000" calcext:value-type="float">
            <text:p>$ 725,000</text:p>
          </table:table-cell>
          <table:table-cell office:value-type="float" office:value="746883.666666666" calcext:value-type="float">
            <text:p>$ 746,884</text:p>
          </table:table-cell>
          <table:table-cell office:value-type="float" office:value="766666.666666666" calcext:value-type="float">
            <text:p>$ 766,667</text:p>
          </table:table-cell>
          <table:table-cell office:value-type="float" office:value="796320.666666666" calcext:value-type="float">
            <text:p>$ 796,321</text:p>
          </table:table-cell>
          <table:table-cell office:value-type="float" office:value="799999.999999999" calcext:value-type="float">
            <text:p>$ 800,000</text:p>
          </table:table-cell>
          <table:table-cell office:value-type="float" office:value="810000" calcext:value-type="float">
            <text:p>$ 810,000</text:p>
          </table:table-cell>
          <table:table-cell office:value-type="float" office:value="833333.333333333" calcext:value-type="float">
            <text:p>$ 833,333</text:p>
          </table:table-cell>
          <table:table-cell office:value-type="float" office:value="851666.666666666" calcext:value-type="float">
            <text:p>$ 851,667</text:p>
          </table:table-cell>
          <table:table-cell office:value-type="float" office:value="880000" calcext:value-type="float">
            <text:p>$ 880,000</text:p>
          </table:table-cell>
          <table:table-cell office:value-type="float" office:value="899999.999999999" calcext:value-type="float">
            <text:p>$ 900,000</text:p>
          </table:table-cell>
          <table:table-cell office:value-type="float" office:value="909566.666666666" calcext:value-type="float">
            <text:p>$ 909,567</text:p>
          </table:table-cell>
          <table:table-cell office:value-type="float" office:value="935333.333333333" calcext:value-type="float">
            <text:p>$ 935,333</text:p>
          </table:table-cell>
          <table:table-cell office:value-type="float" office:value="960000" calcext:value-type="float">
            <text:p>$ 960,000</text:p>
          </table:table-cell>
          <table:table-cell office:value-type="float" office:value="990833.333333333" calcext:value-type="float">
            <text:p>$ 990,833</text:p>
          </table:table-cell>
          <table:table-cell office:value-type="float" office:value="1000000" calcext:value-type="float">
            <text:p>$ 1,000,000</text:p>
          </table:table-cell>
          <table:table-cell office:value-type="float" office:value="1017000" calcext:value-type="float">
            <text:p>$ 1,017,000</text:p>
          </table:table-cell>
          <table:table-cell office:value-type="float" office:value="1049999.99999999" calcext:value-type="float">
            <text:p>$ 1,050,000</text:p>
          </table:table-cell>
          <table:table-cell office:value-type="float" office:value="1080000" calcext:value-type="float">
            <text:p>$ 1,080,000</text:p>
          </table:table-cell>
          <table:table-cell office:value-type="float" office:value="1100000" calcext:value-type="float">
            <text:p>$ 1,100,000</text:p>
          </table:table-cell>
          <table:table-cell office:value-type="float" office:value="1136000" calcext:value-type="float">
            <text:p>$ 1,136,000</text:p>
          </table:table-cell>
          <table:table-cell office:value-type="float" office:value="1170833.33333333" calcext:value-type="float">
            <text:p>$ 1,170,833</text:p>
          </table:table-cell>
          <table:table-cell office:value-type="float" office:value="1199999.99999999" calcext:value-type="float">
            <text:p>$ 1,200,000</text:p>
          </table:table-cell>
          <table:table-cell office:value-type="float" office:value="1209999.99999999" calcext:value-type="float">
            <text:p>$ 1,210,000</text:p>
          </table:table-cell>
          <table:table-cell office:value-type="float" office:value="1246666.66666666" calcext:value-type="float">
            <text:p>$ 1,246,667</text:p>
          </table:table-cell>
          <table:table-cell office:value-type="float" office:value="1283000" calcext:value-type="float">
            <text:p>$ 1,283,000</text:p>
          </table:table-cell>
          <table:table-cell office:value-type="float" office:value="1302523.66666666" calcext:value-type="float">
            <text:p>$ 1,302,524</text:p>
          </table:table-cell>
          <table:table-cell office:value-type="float" office:value="1348566.66666666" calcext:value-type="float">
            <text:p>$ 1,348,567</text:p>
          </table:table-cell>
          <table:table-cell office:value-type="float" office:value="1381720" calcext:value-type="float">
            <text:p>$ 1,381,720</text:p>
          </table:table-cell>
          <table:table-cell office:value-type="float" office:value="1405500" calcext:value-type="float">
            <text:p>$ 1,405,500</text:p>
          </table:table-cell>
          <table:table-cell office:value-type="float" office:value="1449000" calcext:value-type="float">
            <text:p>$ 1,449,000</text:p>
          </table:table-cell>
          <table:table-cell office:value-type="float" office:value="1486583.33333333" calcext:value-type="float">
            <text:p>$ 1,486,583</text:p>
          </table:table-cell>
          <table:table-cell office:value-type="float" office:value="1500000" calcext:value-type="float">
            <text:p>$ 1,500,000</text:p>
          </table:table-cell>
          <table:table-cell office:value-type="float" office:value="1535000" calcext:value-type="float">
            <text:p>$ 1,535,000</text:p>
          </table:table-cell>
          <table:table-cell office:value-type="float" office:value="1575023.66666666" calcext:value-type="float">
            <text:p>$ 1,575,024</text:p>
          </table:table-cell>
          <table:table-cell office:value-type="float" office:value="1600000" calcext:value-type="float">
            <text:p>$ 1,600,000</text:p>
          </table:table-cell>
          <table:table-cell office:value-type="float" office:value="1645000" calcext:value-type="float">
            <text:p>$ 1,645,000</text:p>
          </table:table-cell>
          <table:table-cell office:value-type="float" office:value="1685116.66666666" calcext:value-type="float">
            <text:p>$ 1,685,117</text:p>
          </table:table-cell>
          <table:table-cell office:value-type="float" office:value="1717116.41666666" calcext:value-type="float">
            <text:p>$ 1,717,116</text:p>
          </table:table-cell>
          <table:table-cell office:value-type="float" office:value="1764000" calcext:value-type="float">
            <text:p>$ 1,764,000</text:p>
          </table:table-cell>
          <table:table-cell office:value-type="float" office:value="1799999.99999999" calcext:value-type="float">
            <text:p>$ 1,800,000</text:p>
          </table:table-cell>
          <table:table-cell office:value-type="float" office:value="1843333.33333333" calcext:value-type="float">
            <text:p>$ 1,843,333</text:p>
          </table:table-cell>
          <table:table-cell office:value-type="float" office:value="1897066.66666666" calcext:value-type="float">
            <text:p>$ 1,897,067</text:p>
          </table:table-cell>
          <table:table-cell office:value-type="float" office:value="1941500" calcext:value-type="float">
            <text:p>$ 1,941,500</text:p>
          </table:table-cell>
          <table:table-cell office:value-type="float" office:value="1999999.99999999" calcext:value-type="float">
            <text:p>$ 2,000,000</text:p>
          </table:table-cell>
          <table:table-cell office:value-type="float" office:value="2016666.66666666" calcext:value-type="float">
            <text:p>$ 2,016,667</text:p>
          </table:table-cell>
          <table:table-cell office:value-type="float" office:value="2077000" calcext:value-type="float">
            <text:p>$ 2,077,000</text:p>
          </table:table-cell>
          <table:table-cell office:value-type="float" office:value="2129999.99999999" calcext:value-type="float">
            <text:p>$ 2,130,000</text:p>
          </table:table-cell>
          <table:table-cell office:value-type="float" office:value="2196990" calcext:value-type="float">
            <text:p>$ 2,196,990</text:p>
          </table:table-cell>
          <table:table-cell office:value-type="float" office:value="2250000" calcext:value-type="float">
            <text:p>$ 2,250,000</text:p>
          </table:table-cell>
          <table:table-cell office:value-type="float" office:value="2316259" calcext:value-type="float">
            <text:p>$ 2,316,259</text:p>
          </table:table-cell>
          <table:table-cell office:value-type="float" office:value="2398766.66666666" calcext:value-type="float">
            <text:p>$ 2,398,767</text:p>
          </table:table-cell>
          <table:table-cell office:value-type="float" office:value="2468666.66666666" calcext:value-type="float">
            <text:p>$ 2,468,667</text:p>
          </table:table-cell>
          <table:table-cell office:value-type="float" office:value="2530000" calcext:value-type="float">
            <text:p>$ 2,530,000</text:p>
          </table:table-cell>
          <table:table-cell office:value-type="float" office:value="2619799.99999999" calcext:value-type="float">
            <text:p>$ 2,619,800</text:p>
          </table:table-cell>
          <table:table-cell office:value-type="float" office:value="2709333.33333333" calcext:value-type="float">
            <text:p>$ 2,709,333</text:p>
          </table:table-cell>
          <table:table-cell office:value-type="float" office:value="2801608" calcext:value-type="float">
            <text:p>$ 2,801,608</text:p>
          </table:table-cell>
          <table:table-cell office:value-type="float" office:value="2911033.33333333" calcext:value-type="float">
            <text:p>$ 2,911,033</text:p>
          </table:table-cell>
          <table:table-cell office:value-type="float" office:value="3000000" calcext:value-type="float">
            <text:p>$ 3,000,000</text:p>
          </table:table-cell>
          <table:table-cell office:value-type="float" office:value="3103249.99999999" calcext:value-type="float">
            <text:p>$ 3,103,250</text:p>
          </table:table-cell>
          <table:table-cell office:value-type="float" office:value="3228050.33333333" calcext:value-type="float">
            <text:p>$ 3,228,050</text:p>
          </table:table-cell>
          <table:table-cell office:value-type="float" office:value="3366666.66666666" calcext:value-type="float">
            <text:p>$ 3,366,667</text:p>
          </table:table-cell>
          <table:table-cell office:value-type="float" office:value="3510000" calcext:value-type="float">
            <text:p>$ 3,510,000</text:p>
          </table:table-cell>
          <table:table-cell office:value-type="float" office:value="3683333.33333333" calcext:value-type="float">
            <text:p>$ 3,683,333</text:p>
          </table:table-cell>
          <table:table-cell office:value-type="float" office:value="3883333.33333333" calcext:value-type="float">
            <text:p>$ 3,883,333</text:p>
          </table:table-cell>
          <table:table-cell office:value-type="float" office:value="4070000" calcext:value-type="float">
            <text:p>$ 4,070,000</text:p>
          </table:table-cell>
          <table:table-cell office:value-type="float" office:value="4308000" calcext:value-type="float">
            <text:p>$ 4,308,000</text:p>
          </table:table-cell>
          <table:table-cell office:value-type="float" office:value="4595833.33333333" calcext:value-type="float">
            <text:p>$ 4,595,833</text:p>
          </table:table-cell>
          <table:table-cell office:value-type="float" office:value="4933066.66666666" calcext:value-type="float">
            <text:p>$ 4,933,067</text:p>
          </table:table-cell>
          <table:table-cell office:value-type="float" office:value="5270000" calcext:value-type="float">
            <text:p>$ 5,270,000</text:p>
          </table:table-cell>
          <table:table-cell office:value-type="float" office:value="5780000" calcext:value-type="float">
            <text:p>$ 5,780,000</text:p>
          </table:table-cell>
          <table:table-cell office:value-type="float" office:value="6383333.33333333" calcext:value-type="float">
            <text:p>$ 6,383,333</text:p>
          </table:table-cell>
          <table:table-cell office:value-type="float" office:value="7166666.66666666" calcext:value-type="float">
            <text:p>$ 7,166,667</text:p>
          </table:table-cell>
          <table:table-cell office:value-type="float" office:value="8219666.66666666" calcext:value-type="float">
            <text:p>$ 8,219,667</text:p>
          </table:table-cell>
          <table:table-cell office:value-type="float" office:value="10116666.6666666" calcext:value-type="float">
            <text:p>$ 10,116,667</text:p>
          </table:table-cell>
          <table:table-cell office:value-type="float" office:value="14041666.6666666" calcext:value-type="float">
            <text:p>$ 14,041,667</text:p>
          </table:table-cell>
          <table:table-cell table:number-columns-repeated="923"/>
        </table:table-row>
        <table:table-row table:style-name="ro1">
          <table:table-cell office:value-type="string" calcext:value-type="string">
            <text:p>Ingreso máximo</text:p>
          </table:table-cell>
          <table:table-cell office:value-type="float" office:value="0" calcext:value-type="float">
            <text:p>$ 0</text:p>
          </table:table-cell>
          <table:table-cell office:value-type="float" office:value="20833.3333333333" calcext:value-type="float">
            <text:p>$ 20,833</text:p>
          </table:table-cell>
          <table:table-cell office:value-type="float" office:value="44166.6666666666" calcext:value-type="float">
            <text:p>$ 44,167</text:p>
          </table:table-cell>
          <table:table-cell office:value-type="float" office:value="75000" calcext:value-type="float">
            <text:p>$ 75,000</text:p>
          </table:table-cell>
          <table:table-cell office:value-type="float" office:value="110000" calcext:value-type="float">
            <text:p>$ 110,000</text:p>
          </table:table-cell>
          <table:table-cell office:value-type="float" office:value="155666.666666666" calcext:value-type="float">
            <text:p>$ 155,667</text:p>
          </table:table-cell>
          <table:table-cell office:value-type="float" office:value="200000" calcext:value-type="float">
            <text:p>$ 200,000</text:p>
          </table:table-cell>
          <table:table-cell office:value-type="float" office:value="241666.666666666" calcext:value-type="float">
            <text:p>$ 241,667</text:p>
          </table:table-cell>
          <table:table-cell office:value-type="float" office:value="291666.666666666" calcext:value-type="float">
            <text:p>$ 291,667</text:p>
          </table:table-cell>
          <table:table-cell office:value-type="float" office:value="310000" calcext:value-type="float">
            <text:p>$ 310,000</text:p>
          </table:table-cell>
          <table:table-cell office:value-type="float" office:value="350000" calcext:value-type="float">
            <text:p>$ 350,000</text:p>
          </table:table-cell>
          <table:table-cell office:value-type="float" office:value="395000" calcext:value-type="float">
            <text:p>$ 395,000</text:p>
          </table:table-cell>
          <table:table-cell office:value-type="float" office:value="408333.333333333" calcext:value-type="float">
            <text:p>$ 408,333</text:p>
          </table:table-cell>
          <table:table-cell office:value-type="float" office:value="450000" calcext:value-type="float">
            <text:p>$ 450,000</text:p>
          </table:table-cell>
          <table:table-cell office:value-type="float" office:value="483333.333333333" calcext:value-type="float">
            <text:p>$ 483,333</text:p>
          </table:table-cell>
          <table:table-cell office:value-type="float" office:value="500000" calcext:value-type="float">
            <text:p>$ 500,000</text:p>
          </table:table-cell>
          <table:table-cell office:value-type="float" office:value="535000" calcext:value-type="float">
            <text:p>$ 535,000</text:p>
          </table:table-cell>
          <table:table-cell office:value-type="float" office:value="575000" calcext:value-type="float">
            <text:p>$ 575,000</text:p>
          </table:table-cell>
          <table:table-cell office:value-type="float" office:value="600000" calcext:value-type="float">
            <text:p>$ 600,000</text:p>
          </table:table-cell>
          <table:table-cell office:value-type="float" office:value="612500" calcext:value-type="float">
            <text:p>$ 612,500</text:p>
          </table:table-cell>
          <table:table-cell office:value-type="float" office:value="650000" calcext:value-type="float">
            <text:p>$ 650,000</text:p>
          </table:table-cell>
          <table:table-cell office:value-type="float" office:value="680000" calcext:value-type="float">
            <text:p>$ 680,000</text:p>
          </table:table-cell>
          <table:table-cell table:number-columns-repeated="2" office:value-type="float" office:value="700000" calcext:value-type="float">
            <text:p>$ 700,000</text:p>
          </table:table-cell>
          <table:table-cell office:value-type="float" office:value="725000" calcext:value-type="float">
            <text:p>$ 725,000</text:p>
          </table:table-cell>
          <table:table-cell office:value-type="float" office:value="746850" calcext:value-type="float">
            <text:p>$ 746,850</text:p>
          </table:table-cell>
          <table:table-cell office:value-type="float" office:value="766666.666666666" calcext:value-type="float">
            <text:p>$ 766,667</text:p>
          </table:table-cell>
          <table:table-cell office:value-type="float" office:value="796163.333333333" calcext:value-type="float">
            <text:p>$ 796,163</text:p>
          </table:table-cell>
          <table:table-cell office:value-type="float" office:value="800000" calcext:value-type="float">
            <text:p>$ 800,000</text:p>
          </table:table-cell>
          <table:table-cell office:value-type="float" office:value="810000" calcext:value-type="float">
            <text:p>$ 810,000</text:p>
          </table:table-cell>
          <table:table-cell office:value-type="float" office:value="833333.333333333" calcext:value-type="float">
            <text:p>$ 833,333</text:p>
          </table:table-cell>
          <table:table-cell office:value-type="float" office:value="851666.666666666" calcext:value-type="float">
            <text:p>$ 851,667</text:p>
          </table:table-cell>
          <table:table-cell office:value-type="float" office:value="880000" calcext:value-type="float">
            <text:p>$ 880,000</text:p>
          </table:table-cell>
          <table:table-cell office:value-type="float" office:value="900000" calcext:value-type="float">
            <text:p>$ 900,000</text:p>
          </table:table-cell>
          <table:table-cell office:value-type="float" office:value="909500" calcext:value-type="float">
            <text:p>$ 909,500</text:p>
          </table:table-cell>
          <table:table-cell office:value-type="float" office:value="935333.333333333" calcext:value-type="float">
            <text:p>$ 935,333</text:p>
          </table:table-cell>
          <table:table-cell office:value-type="float" office:value="960000" calcext:value-type="float">
            <text:p>$ 960,000</text:p>
          </table:table-cell>
          <table:table-cell office:value-type="float" office:value="990833.333333333" calcext:value-type="float">
            <text:p>$ 990,833</text:p>
          </table:table-cell>
          <table:table-cell office:value-type="float" office:value="1000000" calcext:value-type="float">
            <text:p>$ 1,000,000</text:p>
          </table:table-cell>
          <table:table-cell office:value-type="float" office:value="1017000" calcext:value-type="float">
            <text:p>$ 1,017,000</text:p>
          </table:table-cell>
          <table:table-cell office:value-type="float" office:value="1050000" calcext:value-type="float">
            <text:p>$ 1,050,000</text:p>
          </table:table-cell>
          <table:table-cell office:value-type="float" office:value="1080000" calcext:value-type="float">
            <text:p>$ 1,080,000</text:p>
          </table:table-cell>
          <table:table-cell office:value-type="float" office:value="1100000" calcext:value-type="float">
            <text:p>$ 1,100,000</text:p>
          </table:table-cell>
          <table:table-cell office:value-type="float" office:value="1136000" calcext:value-type="float">
            <text:p>$ 1,136,000</text:p>
          </table:table-cell>
          <table:table-cell office:value-type="float" office:value="1170833.33333333" calcext:value-type="float">
            <text:p>$ 1,170,833</text:p>
          </table:table-cell>
          <table:table-cell office:value-type="float" office:value="1200000" calcext:value-type="float">
            <text:p>$ 1,200,000</text:p>
          </table:table-cell>
          <table:table-cell office:value-type="float" office:value="1210000" calcext:value-type="float">
            <text:p>$ 1,210,000</text:p>
          </table:table-cell>
          <table:table-cell office:value-type="float" office:value="1246666.66666666" calcext:value-type="float">
            <text:p>$ 1,246,667</text:p>
          </table:table-cell>
          <table:table-cell office:value-type="float" office:value="1283000" calcext:value-type="float">
            <text:p>$ 1,283,000</text:p>
          </table:table-cell>
          <table:table-cell office:value-type="float" office:value="1302500" calcext:value-type="float">
            <text:p>$ 1,302,500</text:p>
          </table:table-cell>
          <table:table-cell office:value-type="float" office:value="1348333.33333333" calcext:value-type="float">
            <text:p>$ 1,348,333</text:p>
          </table:table-cell>
          <table:table-cell office:value-type="float" office:value="1381666.66666666" calcext:value-type="float">
            <text:p>$ 1,381,667</text:p>
          </table:table-cell>
          <table:table-cell office:value-type="float" office:value="1405500" calcext:value-type="float">
            <text:p>$ 1,405,500</text:p>
          </table:table-cell>
          <table:table-cell office:value-type="float" office:value="1449000" calcext:value-type="float">
            <text:p>$ 1,449,000</text:p>
          </table:table-cell>
          <table:table-cell office:value-type="float" office:value="1486500" calcext:value-type="float">
            <text:p>$ 1,486,500</text:p>
          </table:table-cell>
          <table:table-cell office:value-type="float" office:value="1500000" calcext:value-type="float">
            <text:p>$ 1,500,000</text:p>
          </table:table-cell>
          <table:table-cell office:value-type="float" office:value="1535000" calcext:value-type="float">
            <text:p>$ 1,535,000</text:p>
          </table:table-cell>
          <table:table-cell office:value-type="float" office:value="1575000" calcext:value-type="float">
            <text:p>$ 1,575,000</text:p>
          </table:table-cell>
          <table:table-cell office:value-type="float" office:value="1600000" calcext:value-type="float">
            <text:p>$ 1,600,000</text:p>
          </table:table-cell>
          <table:table-cell office:value-type="float" office:value="1645000" calcext:value-type="float">
            <text:p>$ 1,645,000</text:p>
          </table:table-cell>
          <table:table-cell office:value-type="float" office:value="1685000" calcext:value-type="float">
            <text:p>$ 1,685,000</text:p>
          </table:table-cell>
          <table:table-cell office:value-type="float" office:value="1717106.33333333" calcext:value-type="float">
            <text:p>$ 1,717,106</text:p>
          </table:table-cell>
          <table:table-cell office:value-type="float" office:value="1763333.33333333" calcext:value-type="float">
            <text:p>$ 1,763,333</text:p>
          </table:table-cell>
          <table:table-cell office:value-type="float" office:value="1800000" calcext:value-type="float">
            <text:p>$ 1,800,000</text:p>
          </table:table-cell>
          <table:table-cell office:value-type="float" office:value="1843333.33333333" calcext:value-type="float">
            <text:p>$ 1,843,333</text:p>
          </table:table-cell>
          <table:table-cell office:value-type="float" office:value="1897000" calcext:value-type="float">
            <text:p>$ 1,897,000</text:p>
          </table:table-cell>
          <table:table-cell office:value-type="float" office:value="1941473.33333333" calcext:value-type="float">
            <text:p>$ 1,941,473</text:p>
          </table:table-cell>
          <table:table-cell office:value-type="float" office:value="2000000" calcext:value-type="float">
            <text:p>$ 2,000,000</text:p>
          </table:table-cell>
          <table:table-cell office:value-type="float" office:value="2016666.66666666" calcext:value-type="float">
            <text:p>$ 2,016,667</text:p>
          </table:table-cell>
          <table:table-cell office:value-type="float" office:value="2076968.83333333" calcext:value-type="float">
            <text:p>$ 2,076,969</text:p>
          </table:table-cell>
          <table:table-cell office:value-type="float" office:value="2130000" calcext:value-type="float">
            <text:p>$ 2,130,000</text:p>
          </table:table-cell>
          <table:table-cell office:value-type="float" office:value="2196916.66666666" calcext:value-type="float">
            <text:p>$ 2,196,917</text:p>
          </table:table-cell>
          <table:table-cell office:value-type="float" office:value="2250000" calcext:value-type="float">
            <text:p>$ 2,250,000</text:p>
          </table:table-cell>
          <table:table-cell office:value-type="float" office:value="2316200" calcext:value-type="float">
            <text:p>$ 2,316,200</text:p>
          </table:table-cell>
          <table:table-cell office:value-type="float" office:value="2398750" calcext:value-type="float">
            <text:p>$ 2,398,750</text:p>
          </table:table-cell>
          <table:table-cell office:value-type="float" office:value="2468335" calcext:value-type="float">
            <text:p>$ 2,468,335</text:p>
          </table:table-cell>
          <table:table-cell office:value-type="float" office:value="2530000" calcext:value-type="float">
            <text:p>$ 2,530,000</text:p>
          </table:table-cell>
          <table:table-cell office:value-type="float" office:value="2619749.99999999" calcext:value-type="float">
            <text:p>$ 2,619,750</text:p>
          </table:table-cell>
          <table:table-cell office:value-type="float" office:value="2709333.33333333" calcext:value-type="float">
            <text:p>$ 2,709,333</text:p>
          </table:table-cell>
          <table:table-cell office:value-type="float" office:value="2801595.16666666" calcext:value-type="float">
            <text:p>$ 2,801,595</text:p>
          </table:table-cell>
          <table:table-cell office:value-type="float" office:value="2910857" calcext:value-type="float">
            <text:p>$ 2,910,857</text:p>
          </table:table-cell>
          <table:table-cell office:value-type="float" office:value="3000000" calcext:value-type="float">
            <text:p>$ 3,000,000</text:p>
          </table:table-cell>
          <table:table-cell office:value-type="float" office:value="3103000" calcext:value-type="float">
            <text:p>$ 3,103,000</text:p>
          </table:table-cell>
          <table:table-cell office:value-type="float" office:value="3227700" calcext:value-type="float">
            <text:p>$ 3,227,700</text:p>
          </table:table-cell>
          <table:table-cell office:value-type="float" office:value="3366666.66666666" calcext:value-type="float">
            <text:p>$ 3,366,667</text:p>
          </table:table-cell>
          <table:table-cell office:value-type="float" office:value="3510000" calcext:value-type="float">
            <text:p>$ 3,510,000</text:p>
          </table:table-cell>
          <table:table-cell office:value-type="float" office:value="3683333.33333333" calcext:value-type="float">
            <text:p>$ 3,683,333</text:p>
          </table:table-cell>
          <table:table-cell office:value-type="float" office:value="3883333.33333333" calcext:value-type="float">
            <text:p>$ 3,883,333</text:p>
          </table:table-cell>
          <table:table-cell office:value-type="float" office:value="4070000" calcext:value-type="float">
            <text:p>$ 4,070,000</text:p>
          </table:table-cell>
          <table:table-cell office:value-type="float" office:value="4307416.66666666" calcext:value-type="float">
            <text:p>$ 4,307,417</text:p>
          </table:table-cell>
          <table:table-cell office:value-type="float" office:value="4595125" calcext:value-type="float">
            <text:p>$ 4,595,125</text:p>
          </table:table-cell>
          <table:table-cell office:value-type="float" office:value="4932500" calcext:value-type="float">
            <text:p>$ 4,932,500</text:p>
          </table:table-cell>
          <table:table-cell office:value-type="float" office:value="5270000" calcext:value-type="float">
            <text:p>$ 5,270,000</text:p>
          </table:table-cell>
          <table:table-cell office:value-type="float" office:value="5779500" calcext:value-type="float">
            <text:p>$ 5,779,500</text:p>
          </table:table-cell>
          <table:table-cell office:value-type="float" office:value="6383333.33333333" calcext:value-type="float">
            <text:p>$ 6,383,333</text:p>
          </table:table-cell>
          <table:table-cell office:value-type="float" office:value="7166666.66666666" calcext:value-type="float">
            <text:p>$ 7,166,667</text:p>
          </table:table-cell>
          <table:table-cell office:value-type="float" office:value="8216666.66666666" calcext:value-type="float">
            <text:p>$ 8,216,667</text:p>
          </table:table-cell>
          <table:table-cell office:value-type="float" office:value="10111250" calcext:value-type="float">
            <text:p>$ 10,111,250</text:p>
          </table:table-cell>
          <table:table-cell office:value-type="float" office:value="14039000" calcext:value-type="float">
            <text:p>$ 14,039,000</text:p>
          </table:table-cell>
          <table:table-cell office:value-type="float" office:value="1208333333.33333" calcext:value-type="float">
            <text:p>$ 1,208,333,333</text:p>
          </table:table-cell>
          <table:table-cell table:number-columns-repeated="923"/>
        </table:table-row>
        <table:table-row table:style-name="ro1" table:number-rows-repeated="3">
          <table:table-cell table:number-columns-repeated="1024"/>
        </table:table-row>
        <table:table-row table:style-name="ro1">
          <table:table-cell office:value-type="string" calcext:value-type="string">
            <text:p>Pagos IVA sin ley de financiamiento</text:p>
          </table:table-cell>
          <table:table-cell office:value-type="float" office:value="17125.9332574193" calcext:value-type="float">
            <text:p>$ 17,126</text:p>
          </table:table-cell>
          <table:table-cell office:value-type="float" office:value="10759.1612971288" calcext:value-type="float">
            <text:p>$ 10,759</text:p>
          </table:table-cell>
          <table:table-cell office:value-type="float" office:value="10143.9117242219" calcext:value-type="float">
            <text:p>$ 10,144</text:p>
          </table:table-cell>
          <table:table-cell office:value-type="float" office:value="9306.86360803368" calcext:value-type="float">
            <text:p>$ 9,307</text:p>
          </table:table-cell>
          <table:table-cell office:value-type="float" office:value="11224.766701216" calcext:value-type="float">
            <text:p>$ 11,225</text:p>
          </table:table-cell>
          <table:table-cell office:value-type="float" office:value="9556.71377709253" calcext:value-type="float">
            <text:p>$ 9,557</text:p>
          </table:table-cell>
          <table:table-cell office:value-type="float" office:value="8665.61025059223" calcext:value-type="float">
            <text:p>$ 8,666</text:p>
          </table:table-cell>
          <table:table-cell office:value-type="float" office:value="12235.8670737025" calcext:value-type="float">
            <text:p>$ 12,236</text:p>
          </table:table-cell>
          <table:table-cell office:value-type="float" office:value="10246.9491196891" calcext:value-type="float">
            <text:p>$ 10,247</text:p>
          </table:table-cell>
          <table:table-cell office:value-type="float" office:value="12885.15738888" calcext:value-type="float">
            <text:p>$ 12,885</text:p>
          </table:table-cell>
          <table:table-cell office:value-type="float" office:value="14522.3210848586" calcext:value-type="float">
            <text:p>$ 14,522</text:p>
          </table:table-cell>
          <table:table-cell office:value-type="float" office:value="14555.7309476304" calcext:value-type="float">
            <text:p>$ 14,556</text:p>
          </table:table-cell>
          <table:table-cell office:value-type="float" office:value="19051.5151074133" calcext:value-type="float">
            <text:p>$ 19,052</text:p>
          </table:table-cell>
          <table:table-cell office:value-type="float" office:value="17654.1683040933" calcext:value-type="float">
            <text:p>$ 17,654</text:p>
          </table:table-cell>
          <table:table-cell office:value-type="float" office:value="17700.3426497429" calcext:value-type="float">
            <text:p>$ 17,700</text:p>
          </table:table-cell>
          <table:table-cell office:value-type="float" office:value="15873.8012600558" calcext:value-type="float">
            <text:p>$ 15,874</text:p>
          </table:table-cell>
          <table:table-cell office:value-type="float" office:value="15127.9928703076" calcext:value-type="float">
            <text:p>$ 15,128</text:p>
          </table:table-cell>
          <table:table-cell office:value-type="float" office:value="15965.0178638495" calcext:value-type="float">
            <text:p>$ 15,965</text:p>
          </table:table-cell>
          <table:table-cell office:value-type="float" office:value="16022.5503704019" calcext:value-type="float">
            <text:p>$ 16,023</text:p>
          </table:table-cell>
          <table:table-cell office:value-type="float" office:value="17935.3822643362" calcext:value-type="float">
            <text:p>$ 17,935</text:p>
          </table:table-cell>
          <table:table-cell office:value-type="float" office:value="15229.9783111384" calcext:value-type="float">
            <text:p>$ 15,230</text:p>
          </table:table-cell>
          <table:table-cell office:value-type="float" office:value="15335.0400675365" calcext:value-type="float">
            <text:p>$ 15,335</text:p>
          </table:table-cell>
          <table:table-cell office:value-type="float" office:value="14907.3127945507" calcext:value-type="float">
            <text:p>$ 14,907</text:p>
          </table:table-cell>
          <table:table-cell office:value-type="float" office:value="15779.8886685911" calcext:value-type="float">
            <text:p>$ 15,780</text:p>
          </table:table-cell>
          <table:table-cell office:value-type="float" office:value="18264.3383998036" calcext:value-type="float">
            <text:p>$ 18,264</text:p>
          </table:table-cell>
          <table:table-cell office:value-type="float" office:value="14933.5190178825" calcext:value-type="float">
            <text:p>$ 14,934</text:p>
          </table:table-cell>
          <table:table-cell office:value-type="float" office:value="18094.3274940476" calcext:value-type="float">
            <text:p>$ 18,094</text:p>
          </table:table-cell>
          <table:table-cell office:value-type="float" office:value="17197.6936251804" calcext:value-type="float">
            <text:p>$ 17,198</text:p>
          </table:table-cell>
          <table:table-cell office:value-type="float" office:value="21473.8867301129" calcext:value-type="float">
            <text:p>$ 21,474</text:p>
          </table:table-cell>
          <table:table-cell office:value-type="float" office:value="18315.3254623203" calcext:value-type="float">
            <text:p>$ 18,315</text:p>
          </table:table-cell>
          <table:table-cell office:value-type="float" office:value="26899.1324576244" calcext:value-type="float">
            <text:p>$ 26,899</text:p>
          </table:table-cell>
          <table:table-cell office:value-type="float" office:value="16455.5105331313" calcext:value-type="float">
            <text:p>$ 16,456</text:p>
          </table:table-cell>
          <table:table-cell office:value-type="float" office:value="19324.7648472812" calcext:value-type="float">
            <text:p>$ 19,325</text:p>
          </table:table-cell>
          <table:table-cell office:value-type="float" office:value="22871.041756033" calcext:value-type="float">
            <text:p>$ 22,871</text:p>
          </table:table-cell>
          <table:table-cell office:value-type="float" office:value="21193.0803562203" calcext:value-type="float">
            <text:p>$ 21,193</text:p>
          </table:table-cell>
          <table:table-cell office:value-type="float" office:value="19583.262789693" calcext:value-type="float">
            <text:p>$ 19,583</text:p>
          </table:table-cell>
          <table:table-cell office:value-type="float" office:value="21700.3211493011" calcext:value-type="float">
            <text:p>$ 21,700</text:p>
          </table:table-cell>
          <table:table-cell office:value-type="float" office:value="20365.1924202473" calcext:value-type="float">
            <text:p>$ 20,365</text:p>
          </table:table-cell>
          <table:table-cell office:value-type="float" office:value="22735.8001419357" calcext:value-type="float">
            <text:p>$ 22,736</text:p>
          </table:table-cell>
          <table:table-cell office:value-type="float" office:value="18593.7416209178" calcext:value-type="float">
            <text:p>$ 18,594</text:p>
          </table:table-cell>
          <table:table-cell office:value-type="float" office:value="17633.2914016688" calcext:value-type="float">
            <text:p>$ 17,633</text:p>
          </table:table-cell>
          <table:table-cell office:value-type="float" office:value="33330.5767742893" calcext:value-type="float">
            <text:p>$ 33,331</text:p>
          </table:table-cell>
          <table:table-cell office:value-type="float" office:value="20650.6663344793" calcext:value-type="float">
            <text:p>$ 20,651</text:p>
          </table:table-cell>
          <table:table-cell office:value-type="float" office:value="19543.2869834897" calcext:value-type="float">
            <text:p>$ 19,543</text:p>
          </table:table-cell>
          <table:table-cell office:value-type="float" office:value="27401.697071236" calcext:value-type="float">
            <text:p>$ 27,402</text:p>
          </table:table-cell>
          <table:table-cell office:value-type="float" office:value="25194.5021774576" calcext:value-type="float">
            <text:p>$ 25,195</text:p>
          </table:table-cell>
          <table:table-cell office:value-type="float" office:value="24878.9700409845" calcext:value-type="float">
            <text:p>$ 24,879</text:p>
          </table:table-cell>
          <table:table-cell office:value-type="float" office:value="20743.3890755765" calcext:value-type="float">
            <text:p>$ 20,743</text:p>
          </table:table-cell>
          <table:table-cell office:value-type="float" office:value="22591.6239392951" calcext:value-type="float">
            <text:p>$ 22,592</text:p>
          </table:table-cell>
          <table:table-cell office:value-type="float" office:value="26475.4503943142" calcext:value-type="float">
            <text:p>$ 26,475</text:p>
          </table:table-cell>
          <table:table-cell office:value-type="float" office:value="29823.7017455965" calcext:value-type="float">
            <text:p>$ 29,824</text:p>
          </table:table-cell>
          <table:table-cell office:value-type="float" office:value="22266.0617528296" calcext:value-type="float">
            <text:p>$ 22,266</text:p>
          </table:table-cell>
          <table:table-cell office:value-type="float" office:value="28754.8300233381" calcext:value-type="float">
            <text:p>$ 28,755</text:p>
          </table:table-cell>
          <table:table-cell office:value-type="float" office:value="31284.8178327475" calcext:value-type="float">
            <text:p>$ 31,285</text:p>
          </table:table-cell>
          <table:table-cell office:value-type="float" office:value="29801.0150367472" calcext:value-type="float">
            <text:p>$ 29,801</text:p>
          </table:table-cell>
          <table:table-cell office:value-type="float" office:value="50969.2619152973" calcext:value-type="float">
            <text:p>$ 50,969</text:p>
          </table:table-cell>
          <table:table-cell office:value-type="float" office:value="23473.1015040274" calcext:value-type="float">
            <text:p>$ 23,473</text:p>
          </table:table-cell>
          <table:table-cell office:value-type="float" office:value="26675.7482827047" calcext:value-type="float">
            <text:p>$ 26,676</text:p>
          </table:table-cell>
          <table:table-cell office:value-type="float" office:value="28824.6107323271" calcext:value-type="float">
            <text:p>$ 28,825</text:p>
          </table:table-cell>
          <table:table-cell office:value-type="float" office:value="34796.7450596648" calcext:value-type="float">
            <text:p>$ 34,797</text:p>
          </table:table-cell>
          <table:table-cell office:value-type="float" office:value="32220.9100442587" calcext:value-type="float">
            <text:p>$ 32,221</text:p>
          </table:table-cell>
          <table:table-cell office:value-type="float" office:value="28436.8459957856" calcext:value-type="float">
            <text:p>$ 28,437</text:p>
          </table:table-cell>
          <table:table-cell office:value-type="float" office:value="32227.0404276758" calcext:value-type="float">
            <text:p>$ 32,227</text:p>
          </table:table-cell>
          <table:table-cell office:value-type="float" office:value="28651.6245557292" calcext:value-type="float">
            <text:p>$ 28,652</text:p>
          </table:table-cell>
          <table:table-cell office:value-type="float" office:value="26818.6329669956" calcext:value-type="float">
            <text:p>$ 26,819</text:p>
          </table:table-cell>
          <table:table-cell office:value-type="float" office:value="34308.2533590716" calcext:value-type="float">
            <text:p>$ 34,308</text:p>
          </table:table-cell>
          <table:table-cell office:value-type="float" office:value="32872.963224691" calcext:value-type="float">
            <text:p>$ 32,873</text:p>
          </table:table-cell>
          <table:table-cell office:value-type="float" office:value="39290.605917198" calcext:value-type="float">
            <text:p>$ 39,291</text:p>
          </table:table-cell>
          <table:table-cell office:value-type="float" office:value="36965.9096754917" calcext:value-type="float">
            <text:p>$ 36,966</text:p>
          </table:table-cell>
          <table:table-cell office:value-type="float" office:value="32393.1819616659" calcext:value-type="float">
            <text:p>$ 32,393</text:p>
          </table:table-cell>
          <table:table-cell office:value-type="float" office:value="45684.4396263932" calcext:value-type="float">
            <text:p>$ 45,684</text:p>
          </table:table-cell>
          <table:table-cell office:value-type="float" office:value="40103.736479597" calcext:value-type="float">
            <text:p>$ 40,104</text:p>
          </table:table-cell>
          <table:table-cell office:value-type="float" office:value="57737.7912906513" calcext:value-type="float">
            <text:p>$ 57,738</text:p>
          </table:table-cell>
          <table:table-cell office:value-type="float" office:value="35107.4501450858" calcext:value-type="float">
            <text:p>$ 35,107</text:p>
          </table:table-cell>
          <table:table-cell office:value-type="float" office:value="39288.9925872346" calcext:value-type="float">
            <text:p>$ 39,289</text:p>
          </table:table-cell>
          <table:table-cell office:value-type="float" office:value="50745.9084232945" calcext:value-type="float">
            <text:p>$ 50,746</text:p>
          </table:table-cell>
          <table:table-cell office:value-type="float" office:value="58262.2727513786" calcext:value-type="float">
            <text:p>$ 58,262</text:p>
          </table:table-cell>
          <table:table-cell office:value-type="float" office:value="46840.1621625553" calcext:value-type="float">
            <text:p>$ 46,840</text:p>
          </table:table-cell>
          <table:table-cell office:value-type="float" office:value="38413.9593313829" calcext:value-type="float">
            <text:p>$ 38,414</text:p>
          </table:table-cell>
          <table:table-cell office:value-type="float" office:value="40265.5694522127" calcext:value-type="float">
            <text:p>$ 40,266</text:p>
          </table:table-cell>
          <table:table-cell office:value-type="float" office:value="51970.2948841603" calcext:value-type="float">
            <text:p>$ 51,970</text:p>
          </table:table-cell>
          <table:table-cell office:value-type="float" office:value="44530.6038569639" calcext:value-type="float">
            <text:p>$ 44,531</text:p>
          </table:table-cell>
          <table:table-cell office:value-type="float" office:value="50958.8731990808" calcext:value-type="float">
            <text:p>$ 50,959</text:p>
          </table:table-cell>
          <table:table-cell office:value-type="float" office:value="44066.9311559047" calcext:value-type="float">
            <text:p>$ 44,067</text:p>
          </table:table-cell>
          <table:table-cell office:value-type="float" office:value="58689.9319672657" calcext:value-type="float">
            <text:p>$ 58,690</text:p>
          </table:table-cell>
          <table:table-cell office:value-type="float" office:value="51986.4356739859" calcext:value-type="float">
            <text:p>$ 51,986</text:p>
          </table:table-cell>
          <table:table-cell office:value-type="float" office:value="39782.5648980439" calcext:value-type="float">
            <text:p>$ 39,783</text:p>
          </table:table-cell>
          <table:table-cell office:value-type="float" office:value="52122.9504859916" calcext:value-type="float">
            <text:p>$ 52,123</text:p>
          </table:table-cell>
          <table:table-cell office:value-type="float" office:value="67925.9114100282" calcext:value-type="float">
            <text:p>$ 67,926</text:p>
          </table:table-cell>
          <table:table-cell office:value-type="float" office:value="57565.3623064127" calcext:value-type="float">
            <text:p>$ 57,565</text:p>
          </table:table-cell>
          <table:table-cell office:value-type="float" office:value="58683.0606666828" calcext:value-type="float">
            <text:p>$ 58,683</text:p>
          </table:table-cell>
          <table:table-cell office:value-type="float" office:value="58554.5488490182" calcext:value-type="float">
            <text:p>$ 58,555</text:p>
          </table:table-cell>
          <table:table-cell office:value-type="float" office:value="56992.6655879111" calcext:value-type="float">
            <text:p>$ 56,993</text:p>
          </table:table-cell>
          <table:table-cell office:value-type="float" office:value="66927.5650331857" calcext:value-type="float">
            <text:p>$ 66,928</text:p>
          </table:table-cell>
          <table:table-cell office:value-type="float" office:value="80888.2510193927" calcext:value-type="float">
            <text:p>$ 80,888</text:p>
          </table:table-cell>
          <table:table-cell office:value-type="float" office:value="72236.6456718027" calcext:value-type="float">
            <text:p>$ 72,237</text:p>
          </table:table-cell>
          <table:table-cell office:value-type="float" office:value="72264.9223495111" calcext:value-type="float">
            <text:p>$ 72,265</text:p>
          </table:table-cell>
          <table:table-cell office:value-type="float" office:value="79963.9992440977" calcext:value-type="float">
            <text:p>$ 79,964</text:p>
          </table:table-cell>
          <table:table-cell office:value-type="float" office:value="81593.6689173721" calcext:value-type="float">
            <text:p>$ 81,594</text:p>
          </table:table-cell>
          <table:table-cell office:value-type="float" office:value="114451.739766812" calcext:value-type="float">
            <text:p>$ 114,452</text:p>
          </table:table-cell>
          <table:table-cell table:number-columns-repeated="923"/>
        </table:table-row>
        <table:table-row table:style-name="ro1">
          <table:table-cell office:value-type="string" calcext:value-type="string">
            <text:p>Pagos IVA con ley de financiamiento</text:p>
          </table:table-cell>
          <table:table-cell office:value-type="float" office:value="69313.421007998" calcext:value-type="float">
            <text:p>$ 69,313</text:p>
          </table:table-cell>
          <table:table-cell office:value-type="float" office:value="21706.4792536085" calcext:value-type="float">
            <text:p>$ 21,706</text:p>
          </table:table-cell>
          <table:table-cell office:value-type="float" office:value="13863.5957384475" calcext:value-type="float">
            <text:p>$ 13,864</text:p>
          </table:table-cell>
          <table:table-cell office:value-type="float" office:value="25305.4984143911" calcext:value-type="float">
            <text:p>$ 25,305</text:p>
          </table:table-cell>
          <table:table-cell office:value-type="float" office:value="17962.347205267" calcext:value-type="float">
            <text:p>$ 17,962</text:p>
          </table:table-cell>
          <table:table-cell office:value-type="float" office:value="22844.4610703057" calcext:value-type="float">
            <text:p>$ 22,844</text:p>
          </table:table-cell>
          <table:table-cell office:value-type="float" office:value="17233.7135453267" calcext:value-type="float">
            <text:p>$ 17,234</text:p>
          </table:table-cell>
          <table:table-cell office:value-type="float" office:value="21287.2884909303" calcext:value-type="float">
            <text:p>$ 21,287</text:p>
          </table:table-cell>
          <table:table-cell office:value-type="float" office:value="25128.1719599851" calcext:value-type="float">
            <text:p>$ 25,128</text:p>
          </table:table-cell>
          <table:table-cell office:value-type="float" office:value="25599.5079343906" calcext:value-type="float">
            <text:p>$ 25,600</text:p>
          </table:table-cell>
          <table:table-cell office:value-type="float" office:value="20376.6040251259" calcext:value-type="float">
            <text:p>$ 20,377</text:p>
          </table:table-cell>
          <table:table-cell office:value-type="float" office:value="24318.2745966624" calcext:value-type="float">
            <text:p>$ 24,318</text:p>
          </table:table-cell>
          <table:table-cell office:value-type="float" office:value="36081.7038677162" calcext:value-type="float">
            <text:p>$ 36,082</text:p>
          </table:table-cell>
          <table:table-cell office:value-type="float" office:value="36586.7058501998" calcext:value-type="float">
            <text:p>$ 36,587</text:p>
          </table:table-cell>
          <table:table-cell office:value-type="float" office:value="24564.83442027" calcext:value-type="float">
            <text:p>$ 24,565</text:p>
          </table:table-cell>
          <table:table-cell office:value-type="float" office:value="30627.3584453852" calcext:value-type="float">
            <text:p>$ 30,627</text:p>
          </table:table-cell>
          <table:table-cell office:value-type="float" office:value="38376.0730816821" calcext:value-type="float">
            <text:p>$ 38,376</text:p>
          </table:table-cell>
          <table:table-cell office:value-type="float" office:value="22951.7170890728" calcext:value-type="float">
            <text:p>$ 22,952</text:p>
          </table:table-cell>
          <table:table-cell office:value-type="float" office:value="41697.4512292248" calcext:value-type="float">
            <text:p>$ 41,697</text:p>
          </table:table-cell>
          <table:table-cell office:value-type="float" office:value="35021.6184933622" calcext:value-type="float">
            <text:p>$ 35,022</text:p>
          </table:table-cell>
          <table:table-cell office:value-type="float" office:value="33891.2474206751" calcext:value-type="float">
            <text:p>$ 33,891</text:p>
          </table:table-cell>
          <table:table-cell office:value-type="float" office:value="39371.0220006462" calcext:value-type="float">
            <text:p>$ 39,371</text:p>
          </table:table-cell>
          <table:table-cell office:value-type="float" office:value="38417.302004869" calcext:value-type="float">
            <text:p>$ 38,417</text:p>
          </table:table-cell>
          <table:table-cell office:value-type="float" office:value="56312.256481497" calcext:value-type="float">
            <text:p>$ 56,312</text:p>
          </table:table-cell>
          <table:table-cell office:value-type="float" office:value="36257.8336125418" calcext:value-type="float">
            <text:p>$ 36,258</text:p>
          </table:table-cell>
          <table:table-cell office:value-type="float" office:value="29619.6622602622" calcext:value-type="float">
            <text:p>$ 29,620</text:p>
          </table:table-cell>
          <table:table-cell office:value-type="float" office:value="35976.1742608353" calcext:value-type="float">
            <text:p>$ 35,976</text:p>
          </table:table-cell>
          <table:table-cell office:value-type="float" office:value="40999.5041491155" calcext:value-type="float">
            <text:p>$ 41,000</text:p>
          </table:table-cell>
          <table:table-cell office:value-type="float" office:value="59672.8185343104" calcext:value-type="float">
            <text:p>$ 59,673</text:p>
          </table:table-cell>
          <table:table-cell office:value-type="float" office:value="51383.232642908" calcext:value-type="float">
            <text:p>$ 51,383</text:p>
          </table:table-cell>
          <table:table-cell office:value-type="float" office:value="36461.9471166783" calcext:value-type="float">
            <text:p>$ 36,462</text:p>
          </table:table-cell>
          <table:table-cell office:value-type="float" office:value="35126.407343028" calcext:value-type="float">
            <text:p>$ 35,126</text:p>
          </table:table-cell>
          <table:table-cell office:value-type="float" office:value="39483.7483126554" calcext:value-type="float">
            <text:p>$ 39,484</text:p>
          </table:table-cell>
          <table:table-cell office:value-type="float" office:value="42254.4183484022" calcext:value-type="float">
            <text:p>$ 42,254</text:p>
          </table:table-cell>
          <table:table-cell office:value-type="float" office:value="59653.965408314" calcext:value-type="float">
            <text:p>$ 59,654</text:p>
          </table:table-cell>
          <table:table-cell office:value-type="float" office:value="34906.0561404742" calcext:value-type="float">
            <text:p>$ 34,906</text:p>
          </table:table-cell>
          <table:table-cell office:value-type="float" office:value="41920.6360664167" calcext:value-type="float">
            <text:p>$ 41,921</text:p>
          </table:table-cell>
          <table:table-cell office:value-type="float" office:value="41178.2891110896" calcext:value-type="float">
            <text:p>$ 41,178</text:p>
          </table:table-cell>
          <table:table-cell office:value-type="float" office:value="79735.7118883368" calcext:value-type="float">
            <text:p>$ 79,736</text:p>
          </table:table-cell>
          <table:table-cell office:value-type="float" office:value="62515.2034153617" calcext:value-type="float">
            <text:p>$ 62,515</text:p>
          </table:table-cell>
          <table:table-cell office:value-type="float" office:value="45412.8859780355" calcext:value-type="float">
            <text:p>$ 45,413</text:p>
          </table:table-cell>
          <table:table-cell office:value-type="float" office:value="61567.5869312108" calcext:value-type="float">
            <text:p>$ 61,568</text:p>
          </table:table-cell>
          <table:table-cell office:value-type="float" office:value="53666.866251304" calcext:value-type="float">
            <text:p>$ 53,667</text:p>
          </table:table-cell>
          <table:table-cell office:value-type="float" office:value="39544.7638583781" calcext:value-type="float">
            <text:p>$ 39,545</text:p>
          </table:table-cell>
          <table:table-cell office:value-type="float" office:value="57703.7875469442" calcext:value-type="float">
            <text:p>$ 57,704</text:p>
          </table:table-cell>
          <table:table-cell office:value-type="float" office:value="57862.8384829349" calcext:value-type="float">
            <text:p>$ 57,863</text:p>
          </table:table-cell>
          <table:table-cell office:value-type="float" office:value="61205.4870648744" calcext:value-type="float">
            <text:p>$ 61,205</text:p>
          </table:table-cell>
          <table:table-cell office:value-type="float" office:value="54217.488941385" calcext:value-type="float">
            <text:p>$ 54,217</text:p>
          </table:table-cell>
          <table:table-cell office:value-type="float" office:value="50370.1167287031" calcext:value-type="float">
            <text:p>$ 50,370</text:p>
          </table:table-cell>
          <table:table-cell office:value-type="float" office:value="60716.1386506286" calcext:value-type="float">
            <text:p>$ 60,716</text:p>
          </table:table-cell>
          <table:table-cell office:value-type="float" office:value="54704.3315847115" calcext:value-type="float">
            <text:p>$ 54,704</text:p>
          </table:table-cell>
          <table:table-cell office:value-type="float" office:value="52505.5041833658" calcext:value-type="float">
            <text:p>$ 52,506</text:p>
          </table:table-cell>
          <table:table-cell office:value-type="float" office:value="74445.3895020712" calcext:value-type="float">
            <text:p>$ 74,445</text:p>
          </table:table-cell>
          <table:table-cell office:value-type="float" office:value="70187.4649092505" calcext:value-type="float">
            <text:p>$ 70,187</text:p>
          </table:table-cell>
          <table:table-cell office:value-type="float" office:value="65823.234361267" calcext:value-type="float">
            <text:p>$ 65,823</text:p>
          </table:table-cell>
          <table:table-cell office:value-type="float" office:value="88692.8235370803" calcext:value-type="float">
            <text:p>$ 88,693</text:p>
          </table:table-cell>
          <table:table-cell office:value-type="float" office:value="71059.8921456968" calcext:value-type="float">
            <text:p>$ 71,060</text:p>
          </table:table-cell>
          <table:table-cell office:value-type="float" office:value="67815.8167748903" calcext:value-type="float">
            <text:p>$ 67,816</text:p>
          </table:table-cell>
          <table:table-cell office:value-type="float" office:value="67531.813834225" calcext:value-type="float">
            <text:p>$ 67,532</text:p>
          </table:table-cell>
          <table:table-cell office:value-type="float" office:value="68533.219145066" calcext:value-type="float">
            <text:p>$ 68,533</text:p>
          </table:table-cell>
          <table:table-cell office:value-type="float" office:value="75139.8213133599" calcext:value-type="float">
            <text:p>$ 75,140</text:p>
          </table:table-cell>
          <table:table-cell office:value-type="float" office:value="69334.9715823266" calcext:value-type="float">
            <text:p>$ 69,335</text:p>
          </table:table-cell>
          <table:table-cell office:value-type="float" office:value="62345.2159599987" calcext:value-type="float">
            <text:p>$ 62,345</text:p>
          </table:table-cell>
          <table:table-cell office:value-type="float" office:value="69391.4943049185" calcext:value-type="float">
            <text:p>$ 69,391</text:p>
          </table:table-cell>
          <table:table-cell office:value-type="float" office:value="80654.2084422827" calcext:value-type="float">
            <text:p>$ 80,654</text:p>
          </table:table-cell>
          <table:table-cell office:value-type="float" office:value="75504.3669156126" calcext:value-type="float">
            <text:p>$ 75,504</text:p>
          </table:table-cell>
          <table:table-cell office:value-type="float" office:value="97810.0033349268" calcext:value-type="float">
            <text:p>$ 97,810</text:p>
          </table:table-cell>
          <table:table-cell office:value-type="float" office:value="84487.890002149" calcext:value-type="float">
            <text:p>$ 84,488</text:p>
          </table:table-cell>
          <table:table-cell office:value-type="float" office:value="107492.51933719" calcext:value-type="float">
            <text:p>$ 107,493</text:p>
          </table:table-cell>
          <table:table-cell office:value-type="float" office:value="79685.6932196833" calcext:value-type="float">
            <text:p>$ 79,686</text:p>
          </table:table-cell>
          <table:table-cell office:value-type="float" office:value="89276.8311018981" calcext:value-type="float">
            <text:p>$ 89,277</text:p>
          </table:table-cell>
          <table:table-cell office:value-type="float" office:value="77816.1639325952" calcext:value-type="float">
            <text:p>$ 77,816</text:p>
          </table:table-cell>
          <table:table-cell office:value-type="float" office:value="111747.642087543" calcext:value-type="float">
            <text:p>$ 111,748</text:p>
          </table:table-cell>
          <table:table-cell office:value-type="float" office:value="89271.3589571082" calcext:value-type="float">
            <text:p>$ 89,271</text:p>
          </table:table-cell>
          <table:table-cell office:value-type="float" office:value="101333.307844978" calcext:value-type="float">
            <text:p>$ 101,333</text:p>
          </table:table-cell>
          <table:table-cell office:value-type="float" office:value="90629.8070097097" calcext:value-type="float">
            <text:p>$ 90,630</text:p>
          </table:table-cell>
          <table:table-cell office:value-type="float" office:value="113596.254963843" calcext:value-type="float">
            <text:p>$ 113,596</text:p>
          </table:table-cell>
          <table:table-cell office:value-type="float" office:value="94986.6844038239" calcext:value-type="float">
            <text:p>$ 94,987</text:p>
          </table:table-cell>
          <table:table-cell office:value-type="float" office:value="89467.7249811129" calcext:value-type="float">
            <text:p>$ 89,468</text:p>
          </table:table-cell>
          <table:table-cell office:value-type="float" office:value="120517.978776572" calcext:value-type="float">
            <text:p>$ 120,518</text:p>
          </table:table-cell>
          <table:table-cell office:value-type="float" office:value="103648.154305917" calcext:value-type="float">
            <text:p>$ 103,648</text:p>
          </table:table-cell>
          <table:table-cell office:value-type="float" office:value="118657.461259509" calcext:value-type="float">
            <text:p>$ 118,657</text:p>
          </table:table-cell>
          <table:table-cell office:value-type="float" office:value="114362.81738729" calcext:value-type="float">
            <text:p>$ 114,363</text:p>
          </table:table-cell>
          <table:table-cell office:value-type="float" office:value="111740.472024435" calcext:value-type="float">
            <text:p>$ 111,740</text:p>
          </table:table-cell>
          <table:table-cell office:value-type="float" office:value="125426.127520954" calcext:value-type="float">
            <text:p>$ 125,426</text:p>
          </table:table-cell>
          <table:table-cell office:value-type="float" office:value="136929.870743855" calcext:value-type="float">
            <text:p>$ 136,930</text:p>
          </table:table-cell>
          <table:table-cell office:value-type="float" office:value="116190.316510631" calcext:value-type="float">
            <text:p>$ 116,190</text:p>
          </table:table-cell>
          <table:table-cell office:value-type="float" office:value="138738.465556963" calcext:value-type="float">
            <text:p>$ 138,738</text:p>
          </table:table-cell>
          <table:table-cell office:value-type="float" office:value="126081.182589413" calcext:value-type="float">
            <text:p>$ 126,081</text:p>
          </table:table-cell>
          <table:table-cell office:value-type="float" office:value="133084.003326109" calcext:value-type="float">
            <text:p>$ 133,084</text:p>
          </table:table-cell>
          <table:table-cell office:value-type="float" office:value="155870.422666123" calcext:value-type="float">
            <text:p>$ 155,870</text:p>
          </table:table-cell>
          <table:table-cell office:value-type="float" office:value="137216.625029816" calcext:value-type="float">
            <text:p>$ 137,217</text:p>
          </table:table-cell>
          <table:table-cell office:value-type="float" office:value="170074.350016624" calcext:value-type="float">
            <text:p>$ 170,074</text:p>
          </table:table-cell>
          <table:table-cell office:value-type="float" office:value="163477.251291016" calcext:value-type="float">
            <text:p>$ 163,477</text:p>
          </table:table-cell>
          <table:table-cell office:value-type="float" office:value="175210.894844688" calcext:value-type="float">
            <text:p>$ 175,211</text:p>
          </table:table-cell>
          <table:table-cell office:value-type="float" office:value="183816.930639274" calcext:value-type="float">
            <text:p>$ 183,817</text:p>
          </table:table-cell>
          <table:table-cell office:value-type="float" office:value="210086.089264265" calcext:value-type="float">
            <text:p>$ 210,086</text:p>
          </table:table-cell>
          <table:table-cell office:value-type="float" office:value="273822.394324159" calcext:value-type="float">
            <text:p>$ 273,822</text:p>
          </table:table-cell>
          <table:table-cell office:value-type="float" office:value="252546.157163402" calcext:value-type="float">
            <text:p>$ 252,546</text:p>
          </table:table-cell>
          <table:table-cell office:value-type="float" office:value="371204.05843745" calcext:value-type="float">
            <text:p>$ 371,204</text:p>
          </table:table-cell>
          <table:table-cell table:number-columns-repeated="923"/>
        </table:table-row>
        <table:table-row table:style-name="ro1">
          <table:table-cell table:style-name="ce16" office:value-type="string" calcext:value-type="string">
            <text:p>Cambio en ingreso disponible (por IVA)</text:p>
          </table:table-cell>
          <table:table-cell table:style-name="ce16" table:formula="of:=-[.B16]+[.B15]+51300" office:value-type="float" office:value="-887.487750578701" calcext:value-type="float">
            <text:p>-$ 887</text:p>
          </table:table-cell>
          <table:table-cell table:style-name="ce16" table:formula="of:=-[.C16]+[.C15]+51300" office:value-type="float" office:value="40352.6820435203" calcext:value-type="float">
            <text:p>$ 40,353</text:p>
          </table:table-cell>
          <table:table-cell table:style-name="ce16" table:formula="of:=-[.D16]+[.D15]+51300" office:value-type="float" office:value="47580.3159857744" calcext:value-type="float">
            <text:p>$ 47,580</text:p>
          </table:table-cell>
          <table:table-cell table:style-name="ce16" table:formula="of:=-[.E16]+[.E15]+51300" office:value-type="float" office:value="35301.3651936426" calcext:value-type="float">
            <text:p>$ 35,301</text:p>
          </table:table-cell>
          <table:table-cell table:style-name="ce16" table:formula="of:=-[.F16]+[.F15]+51300" office:value-type="float" office:value="44562.419495949" calcext:value-type="float">
            <text:p>$ 44,562</text:p>
          </table:table-cell>
          <table:table-cell table:style-name="ce16" table:formula="of:=-[.G16]+[.G15]+51300" office:value-type="float" office:value="38012.2527067868" calcext:value-type="float">
            <text:p>$ 38,012</text:p>
          </table:table-cell>
          <table:table-cell table:style-name="ce16" table:formula="of:=-[.H16]+[.H15]+51300" office:value-type="float" office:value="42731.8967052655" calcext:value-type="float">
            <text:p>$ 42,732</text:p>
          </table:table-cell>
          <table:table-cell table:style-name="ce16" table:formula="of:=-[.I16]+[.I15]+51300" office:value-type="float" office:value="42248.5785827722" calcext:value-type="float">
            <text:p>$ 42,249</text:p>
          </table:table-cell>
          <table:table-cell table:style-name="ce16" table:formula="of:=-[.J16]+[.J15]+51300" office:value-type="float" office:value="36418.777159704" calcext:value-type="float">
            <text:p>$ 36,419</text:p>
          </table:table-cell>
          <table:table-cell table:style-name="ce16" table:formula="of:=-[.K16]+[.K15]+51300" office:value-type="float" office:value="38585.6494544894" calcext:value-type="float">
            <text:p>$ 38,586</text:p>
          </table:table-cell>
          <table:table-cell table:style-name="ce16" table:formula="of:=-[.L16]+[.L15]+51300" office:value-type="float" office:value="45445.7170597327" calcext:value-type="float">
            <text:p>$ 45,446</text:p>
          </table:table-cell>
          <table:table-cell table:style-name="ce16" table:formula="of:=-[.M16]+[.M15]+51300" office:value-type="float" office:value="41537.456350968" calcext:value-type="float">
            <text:p>$ 41,537</text:p>
          </table:table-cell>
          <table:table-cell table:style-name="ce16" table:formula="of:=-[.N16]+[.N15]+51300" office:value-type="float" office:value="34269.8112396971" calcext:value-type="float">
            <text:p>$ 34,270</text:p>
          </table:table-cell>
          <table:table-cell table:style-name="ce16" table:formula="of:=-[.O16]+[.O15]+51300" office:value-type="float" office:value="32367.4624538935" calcext:value-type="float">
            <text:p>$ 32,367</text:p>
          </table:table-cell>
          <table:table-cell table:style-name="ce16" table:formula="of:=-[.P16]+[.P15]+51300" office:value-type="float" office:value="44435.5082294729" calcext:value-type="float">
            <text:p>$ 44,436</text:p>
          </table:table-cell>
          <table:table-cell table:style-name="ce16" table:formula="of:=-[.Q16]+[.Q15]+51300" office:value-type="float" office:value="36546.4428146706" calcext:value-type="float">
            <text:p>$ 36,546</text:p>
          </table:table-cell>
          <table:table-cell table:style-name="ce16" table:formula="of:=-[.R16]+[.R15]+51300" office:value-type="float" office:value="28051.9197886255" calcext:value-type="float">
            <text:p>$ 28,052</text:p>
          </table:table-cell>
          <table:table-cell table:style-name="ce16" table:formula="of:=-[.S16]+[.S15]+51300" office:value-type="float" office:value="44313.3007747767" calcext:value-type="float">
            <text:p>$ 44,313</text:p>
          </table:table-cell>
          <table:table-cell table:style-name="ce16" table:formula="of:=-[.T16]+[.T15]+51300" office:value-type="float" office:value="25625.0991411771" calcext:value-type="float">
            <text:p>$ 25,625</text:p>
          </table:table-cell>
          <table:table-cell table:style-name="ce16" table:formula="of:=-[.U16]+[.U15]+51300" office:value-type="float" office:value="34213.763770974" calcext:value-type="float">
            <text:p>$ 34,214</text:p>
          </table:table-cell>
          <table:table-cell table:style-name="ce16" table:formula="of:=-[.V16]+[.V15]+51300" office:value-type="float" office:value="32638.7308904633" calcext:value-type="float">
            <text:p>$ 32,639</text:p>
          </table:table-cell>
          <table:table-cell table:style-name="ce16" table:formula="of:=-[.W16]+[.W15]+51300" office:value-type="float" office:value="27264.0180668903" calcext:value-type="float">
            <text:p>$ 27,264</text:p>
          </table:table-cell>
          <table:table-cell table:style-name="ce16" table:formula="of:=-[.X16]+[.X15]+51300" office:value-type="float" office:value="27790.0107896817" calcext:value-type="float">
            <text:p>$ 27,790</text:p>
          </table:table-cell>
          <table:table-cell table:style-name="ce16" table:formula="of:=-[.Y16]+[.Y15]+51300" office:value-type="float" office:value="10767.6321870941" calcext:value-type="float">
            <text:p>$ 10,768</text:p>
          </table:table-cell>
          <table:table-cell table:style-name="ce16" table:formula="of:=-[.Z16]+[.Z15]+51300" office:value-type="float" office:value="33306.5047872618" calcext:value-type="float">
            <text:p>$ 33,307</text:p>
          </table:table-cell>
          <table:table-cell table:style-name="ce16" table:formula="of:=-[.AA16]+[.AA15]+51300" office:value-type="float" office:value="36613.8567576203" calcext:value-type="float">
            <text:p>$ 36,614</text:p>
          </table:table-cell>
          <table:table-cell table:style-name="ce16" table:formula="of:=-[.AB16]+[.AB15]+51300" office:value-type="float" office:value="33418.1532332123" calcext:value-type="float">
            <text:p>$ 33,418</text:p>
          </table:table-cell>
          <table:table-cell table:style-name="ce16" table:formula="of:=-[.AC16]+[.AC15]+51300" office:value-type="float" office:value="27498.1894760649" calcext:value-type="float">
            <text:p>$ 27,498</text:p>
          </table:table-cell>
          <table:table-cell table:style-name="ce16" table:formula="of:=-[.AD16]+[.AD15]+51300" office:value-type="float" office:value="13101.0681958025" calcext:value-type="float">
            <text:p>$ 13,101</text:p>
          </table:table-cell>
          <table:table-cell table:style-name="ce16" table:formula="of:=-[.AE16]+[.AE15]+51300" office:value-type="float" office:value="18232.0928194123" calcext:value-type="float">
            <text:p>$ 18,232</text:p>
          </table:table-cell>
          <table:table-cell table:style-name="ce16" table:formula="of:=-[.AF16]+[.AF15]" office:value-type="float" office:value="-9562.8146590539" calcext:value-type="float">
            <text:p>-$ 9,563</text:p>
          </table:table-cell>
          <table:table-cell table:style-name="ce16" table:formula="of:=-[.AG16]+[.AG15]" office:value-type="float" office:value="-18670.8968098967" calcext:value-type="float">
            <text:p>-$ 18,671</text:p>
          </table:table-cell>
          <table:table-cell table:style-name="ce16" table:formula="of:=-[.AH16]+[.AH15]" office:value-type="float" office:value="-20158.9834653742" calcext:value-type="float">
            <text:p>-$ 20,159</text:p>
          </table:table-cell>
          <table:table-cell table:style-name="ce16" table:formula="of:=-[.AI16]+[.AI15]" office:value-type="float" office:value="-19383.3765923692" calcext:value-type="float">
            <text:p>-$ 19,383</text:p>
          </table:table-cell>
          <table:table-cell table:style-name="ce16" table:formula="of:=-[.AJ16]+[.AJ15]" office:value-type="float" office:value="-38460.8850520937" calcext:value-type="float">
            <text:p>-$ 38,461</text:p>
          </table:table-cell>
          <table:table-cell table:style-name="ce16" table:formula="of:=-[.AK16]+[.AK15]" office:value-type="float" office:value="-15322.7933507812" calcext:value-type="float">
            <text:p>-$ 15,323</text:p>
          </table:table-cell>
          <table:table-cell table:style-name="ce16" table:formula="of:=-[.AL16]+[.AL15]" office:value-type="float" office:value="-20220.3149171156" calcext:value-type="float">
            <text:p>-$ 20,220</text:p>
          </table:table-cell>
          <table:table-cell table:style-name="ce16" table:formula="of:=-[.AM16]+[.AM15]" office:value-type="float" office:value="-20813.0966908423" calcext:value-type="float">
            <text:p>-$ 20,813</text:p>
          </table:table-cell>
          <table:table-cell table:style-name="ce16" table:formula="of:=-[.AN16]+[.AN15]" office:value-type="float" office:value="-56999.9117464011" calcext:value-type="float">
            <text:p>-$ 57,000</text:p>
          </table:table-cell>
          <table:table-cell table:style-name="ce16" table:formula="of:=-[.AO16]+[.AO15]" office:value-type="float" office:value="-43921.4617944439" calcext:value-type="float">
            <text:p>-$ 43,921</text:p>
          </table:table-cell>
          <table:table-cell table:style-name="ce16" table:formula="of:=-[.AP16]+[.AP15]" office:value-type="float" office:value="-27779.5945763667" calcext:value-type="float">
            <text:p>-$ 27,780</text:p>
          </table:table-cell>
          <table:table-cell table:style-name="ce16" table:formula="of:=-[.AQ16]+[.AQ15]" office:value-type="float" office:value="-28237.0101569215" calcext:value-type="float">
            <text:p>-$ 28,237</text:p>
          </table:table-cell>
          <table:table-cell table:style-name="ce16" table:formula="of:=-[.AR16]+[.AR15]" office:value-type="float" office:value="-33016.1999168247" calcext:value-type="float">
            <text:p>-$ 33,016</text:p>
          </table:table-cell>
          <table:table-cell table:style-name="ce16" table:formula="of:=-[.AS16]+[.AS15]" office:value-type="float" office:value="-20001.4768748884" calcext:value-type="float">
            <text:p>-$ 20,001</text:p>
          </table:table-cell>
          <table:table-cell table:style-name="ce16" table:formula="of:=-[.AT16]+[.AT15]" office:value-type="float" office:value="-30302.0904757082" calcext:value-type="float">
            <text:p>-$ 30,302</text:p>
          </table:table-cell>
          <table:table-cell table:style-name="ce16" table:formula="of:=-[.AU16]+[.AU15]" office:value-type="float" office:value="-32668.3363054773" calcext:value-type="float">
            <text:p>-$ 32,668</text:p>
          </table:table-cell>
          <table:table-cell table:style-name="ce16" table:formula="of:=-[.AV16]+[.AV15]" office:value-type="float" office:value="-36326.5170238899" calcext:value-type="float">
            <text:p>-$ 36,327</text:p>
          </table:table-cell>
          <table:table-cell table:style-name="ce16" table:formula="of:=-[.AW16]+[.AW15]" office:value-type="float" office:value="-33474.0998658085" calcext:value-type="float">
            <text:p>-$ 33,474</text:p>
          </table:table-cell>
          <table:table-cell table:style-name="ce16" table:formula="of:=-[.AX16]+[.AX15]" office:value-type="float" office:value="-27778.492789408" calcext:value-type="float">
            <text:p>-$ 27,778</text:p>
          </table:table-cell>
          <table:table-cell table:style-name="ce16" table:formula="of:=-[.AY16]+[.AY15]" office:value-type="float" office:value="-34240.6882563144" calcext:value-type="float">
            <text:p>-$ 34,241</text:p>
          </table:table-cell>
          <table:table-cell table:style-name="ce16" table:formula="of:=-[.AZ16]+[.AZ15]" office:value-type="float" office:value="-24880.629839115" calcext:value-type="float">
            <text:p>-$ 24,881</text:p>
          </table:table-cell>
          <table:table-cell table:style-name="ce16" table:formula="of:=-[.BA16]+[.BA15]" office:value-type="float" office:value="-30239.4424305362" calcext:value-type="float">
            <text:p>-$ 30,239</text:p>
          </table:table-cell>
          <table:table-cell table:style-name="ce16" table:formula="of:=-[.BB16]+[.BB15]" office:value-type="float" office:value="-45690.5594787331" calcext:value-type="float">
            <text:p>-$ 45,691</text:p>
          </table:table-cell>
          <table:table-cell table:style-name="ce16" table:formula="of:=-[.BC16]+[.BC15]" office:value-type="float" office:value="-38902.647076503" calcext:value-type="float">
            <text:p>-$ 38,903</text:p>
          </table:table-cell>
          <table:table-cell table:style-name="ce16" table:formula="of:=-[.BD16]+[.BD15]" office:value-type="float" office:value="-36022.2193245198" calcext:value-type="float">
            <text:p>-$ 36,022</text:p>
          </table:table-cell>
          <table:table-cell table:style-name="ce16" table:formula="of:=-[.BE16]+[.BE15]" office:value-type="float" office:value="-37723.561621783" calcext:value-type="float">
            <text:p>-$ 37,724</text:p>
          </table:table-cell>
          <table:table-cell table:style-name="ce16" table:formula="of:=-[.BF16]+[.BF15]" office:value-type="float" office:value="-47586.7906416694" calcext:value-type="float">
            <text:p>-$ 47,587</text:p>
          </table:table-cell>
          <table:table-cell table:style-name="ce16" table:formula="of:=-[.BG16]+[.BG15]" office:value-type="float" office:value="-41140.0684921856" calcext:value-type="float">
            <text:p>-$ 41,140</text:p>
          </table:table-cell>
          <table:table-cell table:style-name="ce16" table:formula="of:=-[.BH16]+[.BH15]" office:value-type="float" office:value="-38707.2031018979" calcext:value-type="float">
            <text:p>-$ 38,707</text:p>
          </table:table-cell>
          <table:table-cell table:style-name="ce16" table:formula="of:=-[.BI16]+[.BI15]" office:value-type="float" office:value="-33736.4740854012" calcext:value-type="float">
            <text:p>-$ 33,736</text:p>
          </table:table-cell>
          <table:table-cell table:style-name="ce16" table:formula="of:=-[.BJ16]+[.BJ15]" office:value-type="float" office:value="-42918.9112691012" calcext:value-type="float">
            <text:p>-$ 42,919</text:p>
          </table:table-cell>
          <table:table-cell table:style-name="ce16" table:formula="of:=-[.BK16]+[.BK15]" office:value-type="float" office:value="-40898.125586541" calcext:value-type="float">
            <text:p>-$ 40,898</text:p>
          </table:table-cell>
          <table:table-cell table:style-name="ce16" table:formula="of:=-[.BL16]+[.BL15]" office:value-type="float" office:value="-30118.1755323229" calcext:value-type="float">
            <text:p>-$ 30,118</text:p>
          </table:table-cell>
          <table:table-cell table:style-name="ce16" table:formula="of:=-[.BM16]+[.BM15]" office:value-type="float" office:value="-40739.8697491893" calcext:value-type="float">
            <text:p>-$ 40,740</text:p>
          </table:table-cell>
          <table:table-cell table:style-name="ce16" table:formula="of:=-[.BN16]+[.BN15]" office:value-type="float" office:value="-53835.5754752871" calcext:value-type="float">
            <text:p>-$ 53,836</text:p>
          </table:table-cell>
          <table:table-cell table:style-name="ce16" table:formula="of:=-[.BO16]+[.BO15]" office:value-type="float" office:value="-41196.113556541" calcext:value-type="float">
            <text:p>-$ 41,196</text:p>
          </table:table-cell>
          <table:table-cell table:style-name="ce16" table:formula="of:=-[.BP16]+[.BP15]" office:value-type="float" office:value="-64937.0401102358" calcext:value-type="float">
            <text:p>-$ 64,937</text:p>
          </table:table-cell>
          <table:table-cell table:style-name="ce16" table:formula="of:=-[.BQ16]+[.BQ15]" office:value-type="float" office:value="-45197.284084951" calcext:value-type="float">
            <text:p>-$ 45,197</text:p>
          </table:table-cell>
          <table:table-cell table:style-name="ce16" table:formula="of:=-[.BR16]+[.BR15]" office:value-type="float" office:value="-70526.6096616983" calcext:value-type="float">
            <text:p>-$ 70,527</text:p>
          </table:table-cell>
          <table:table-cell table:style-name="ce16" table:formula="of:=-[.BS16]+[.BS15]" office:value-type="float" office:value="-47292.5112580174" calcext:value-type="float">
            <text:p>-$ 47,293</text:p>
          </table:table-cell>
          <table:table-cell table:style-name="ce16" table:formula="of:=-[.BT16]+[.BT15]" office:value-type="float" office:value="-43592.3914755049" calcext:value-type="float">
            <text:p>-$ 43,592</text:p>
          </table:table-cell>
          <table:table-cell table:style-name="ce16" table:formula="of:=-[.BU16]+[.BU15]" office:value-type="float" office:value="-37712.4274529982" calcext:value-type="float">
            <text:p>-$ 37,712</text:p>
          </table:table-cell>
          <table:table-cell table:style-name="ce16" table:formula="of:=-[.BV16]+[.BV15]" office:value-type="float" office:value="-54009.8507968917" calcext:value-type="float">
            <text:p>-$ 54,010</text:p>
          </table:table-cell>
          <table:table-cell table:style-name="ce16" table:formula="of:=-[.BW16]+[.BW15]" office:value-type="float" office:value="-54163.9088120224" calcext:value-type="float">
            <text:p>-$ 54,164</text:p>
          </table:table-cell>
          <table:table-cell table:style-name="ce16" table:formula="of:=-[.BX16]+[.BX15]" office:value-type="float" office:value="-62044.3152577434" calcext:value-type="float">
            <text:p>-$ 62,044</text:p>
          </table:table-cell>
          <table:table-cell table:style-name="ce16" table:formula="of:=-[.BY16]+[.BY15]" office:value-type="float" office:value="-39883.8985864152" calcext:value-type="float">
            <text:p>-$ 39,884</text:p>
          </table:table-cell>
          <table:table-cell table:style-name="ce16" table:formula="of:=-[.BZ16]+[.BZ15]" office:value-type="float" office:value="-55333.9822124644" calcext:value-type="float">
            <text:p>-$ 55,334</text:p>
          </table:table-cell>
          <table:table-cell table:style-name="ce16" table:formula="of:=-[.CA16]+[.CA15]" office:value-type="float" office:value="-48146.5222412686" calcext:value-type="float">
            <text:p>-$ 48,147</text:p>
          </table:table-cell>
          <table:table-cell table:style-name="ce16" table:formula="of:=-[.CB16]+[.CB15]" office:value-type="float" office:value="-51053.76564973" calcext:value-type="float">
            <text:p>-$ 51,054</text:p>
          </table:table-cell>
          <table:table-cell table:style-name="ce16" table:formula="of:=-[.CC16]+[.CC15]" office:value-type="float" office:value="-80252.4093243593" calcext:value-type="float">
            <text:p>-$ 80,252</text:p>
          </table:table-cell>
          <table:table-cell table:style-name="ce16" table:formula="of:=-[.CD16]+[.CD15]" office:value-type="float" office:value="-51677.8594217567" calcext:value-type="float">
            <text:p>-$ 51,678</text:p>
          </table:table-cell>
          <table:table-cell table:style-name="ce16" table:formula="of:=-[.CE16]+[.CE15]" office:value-type="float" office:value="-74126.8574025451" calcext:value-type="float">
            <text:p>-$ 74,127</text:p>
          </table:table-cell>
          <table:table-cell table:style-name="ce16" table:formula="of:=-[.CF16]+[.CF15]" office:value-type="float" office:value="-63403.9441882092" calcext:value-type="float">
            <text:p>-$ 63,404</text:p>
          </table:table-cell>
          <table:table-cell table:style-name="ce16" table:formula="of:=-[.CG16]+[.CG15]" office:value-type="float" office:value="-67673.5408685303" calcext:value-type="float">
            <text:p>-$ 67,674</text:p>
          </table:table-cell>
          <table:table-cell table:style-name="ce16" table:formula="of:=-[.CH16]+[.CH15]" office:value-type="float" office:value="-66736.1955536883" calcext:value-type="float">
            <text:p>-$ 66,736</text:p>
          </table:table-cell>
          <table:table-cell table:style-name="ce16" table:formula="of:=-[.CI16]+[.CI15]" office:value-type="float" office:value="-84943.4350698691" calcext:value-type="float">
            <text:p>-$ 84,943</text:p>
          </table:table-cell>
          <table:table-cell table:style-name="ce16" table:formula="of:=-[.CJ16]+[.CJ15]" office:value-type="float" office:value="-76407.7516125871" calcext:value-type="float">
            <text:p>-$ 76,408</text:p>
          </table:table-cell>
          <table:table-cell table:style-name="ce16" table:formula="of:=-[.CK16]+[.CK15]" office:value-type="float" office:value="-86615.5150709714" calcext:value-type="float">
            <text:p>-$ 86,616</text:p>
          </table:table-cell>
          <table:table-cell table:style-name="ce16" table:formula="of:=-[.CL16]+[.CL15]" office:value-type="float" office:value="-58155.2711793848" calcext:value-type="float">
            <text:p>-$ 58,155</text:p>
          </table:table-cell>
          <table:table-cell table:style-name="ce16" table:formula="of:=-[.CM16]+[.CM15]" office:value-type="float" office:value="-75518.6410196963" calcext:value-type="float">
            <text:p>-$ 75,519</text:p>
          </table:table-cell>
          <table:table-cell table:style-name="ce16" table:formula="of:=-[.CN16]+[.CN15]" office:value-type="float" office:value="-97187.3619994402" calcext:value-type="float">
            <text:p>-$ 97,187</text:p>
          </table:table-cell>
          <table:table-cell table:style-name="ce16" table:formula="of:=-[.CO16]+[.CO15]" office:value-type="float" office:value="-78662.0761807978" calcext:value-type="float">
            <text:p>-$ 78,662</text:p>
          </table:table-cell>
          <table:table-cell table:style-name="ce16" table:formula="of:=-[.CP16]+[.CP15]" office:value-type="float" office:value="-113081.684428713" calcext:value-type="float">
            <text:p>-$ 113,082</text:p>
          </table:table-cell>
          <table:table-cell table:style-name="ce16" table:formula="of:=-[.CQ16]+[.CQ15]" office:value-type="float" office:value="-96549.6862578303" calcext:value-type="float">
            <text:p>-$ 96,550</text:p>
          </table:table-cell>
          <table:table-cell table:style-name="ce16" table:formula="of:=-[.CR16]+[.CR15]" office:value-type="float" office:value="-94322.6438252953" calcext:value-type="float">
            <text:p>-$ 94,323</text:p>
          </table:table-cell>
          <table:table-cell table:style-name="ce16" table:formula="of:=-[.CS16]+[.CS15]" office:value-type="float" office:value="-111580.284967471" calcext:value-type="float">
            <text:p>-$ 111,580</text:p>
          </table:table-cell>
          <table:table-cell table:style-name="ce16" table:formula="of:=-[.CT16]+[.CT15]" office:value-type="float" office:value="-137821.166914754" calcext:value-type="float">
            <text:p>-$ 137,821</text:p>
          </table:table-cell>
          <table:table-cell table:style-name="ce16" table:formula="of:=-[.CU16]+[.CU15]" office:value-type="float" office:value="-193858.395080061" calcext:value-type="float">
            <text:p>-$ 193,858</text:p>
          </table:table-cell>
          <table:table-cell table:style-name="ce16" table:formula="of:=-[.CV16]+[.CV15]" office:value-type="float" office:value="-170952.48824603" calcext:value-type="float">
            <text:p>-$ 170,952</text:p>
          </table:table-cell>
          <table:table-cell table:style-name="ce16" table:formula="of:=-[.CW16]+[.CW15]" office:value-type="float" office:value="-256752.318670638" calcext:value-type="float">
            <text:p>-$ 256,752</text:p>
          </table:table-cell>
          <table:table-cell table:style-name="ce16" table:number-columns-repeated="923"/>
        </table:table-row>
        <table:table-row table:style-name="ro1">
          <table:table-cell office:value-type="string" calcext:value-type="string">
            <text:p>Pagos renta personas sin ley de financiamiento</text:p>
          </table:table-cell>
          <table:table-cell table:number-columns-repeated="88"/>
          <table:table-cell office:value-type="float" office:value="1242" calcext:value-type="float">
            <text:p>$ 1,242</text:p>
          </table:table-cell>
          <table:table-cell office:value-type="float" office:value="1108" calcext:value-type="float">
            <text:p>$ 1,108</text:p>
          </table:table-cell>
          <table:table-cell office:value-type="float" office:value="1387" calcext:value-type="float">
            <text:p>$ 1,387</text:p>
          </table:table-cell>
          <table:table-cell office:value-type="float" office:value="1615" calcext:value-type="float">
            <text:p>$ 1,615</text:p>
          </table:table-cell>
          <table:table-cell office:value-type="float" office:value="850" calcext:value-type="float">
            <text:p>$ 850</text:p>
          </table:table-cell>
          <table:table-cell office:value-type="float" office:value="2535" calcext:value-type="float">
            <text:p>$ 2,535</text:p>
          </table:table-cell>
          <table:table-cell office:value-type="float" office:value="6911" calcext:value-type="float">
            <text:p>$ 6,911</text:p>
          </table:table-cell>
          <table:table-cell office:value-type="float" office:value="3095" calcext:value-type="float">
            <text:p>$ 3,095</text:p>
          </table:table-cell>
          <table:table-cell office:value-type="float" office:value="30428" calcext:value-type="float">
            <text:p>$ 30,428</text:p>
          </table:table-cell>
          <table:table-cell office:value-type="float" office:value="132050" calcext:value-type="float">
            <text:p>$ 132,050</text:p>
          </table:table-cell>
          <table:table-cell office:value-type="float" office:value="298105" calcext:value-type="float">
            <text:p>$ 298,105</text:p>
          </table:table-cell>
          <table:table-cell office:value-type="float" office:value="2781700" calcext:value-type="float">
            <text:p>$ 2,781,700</text:p>
          </table:table-cell>
          <table:table-cell table:number-columns-repeated="923"/>
        </table:table-row>
        <table:table-row table:style-name="ro1">
          <table:table-cell office:value-type="string" calcext:value-type="string">
            <text:p>Pagos renta personas con ley de financiamiento</text:p>
          </table:table-cell>
          <table:table-cell table:number-columns-repeated="88"/>
          <table:table-cell office:value-type="float" office:value="1242" calcext:value-type="float">
            <text:p>$ 1,242</text:p>
          </table:table-cell>
          <table:table-cell office:value-type="float" office:value="1108" calcext:value-type="float">
            <text:p>$ 1,108</text:p>
          </table:table-cell>
          <table:table-cell office:value-type="float" office:value="1387" calcext:value-type="float">
            <text:p>$ 1,387</text:p>
          </table:table-cell>
          <table:table-cell office:value-type="float" office:value="1615" calcext:value-type="float">
            <text:p>$ 1,615</text:p>
          </table:table-cell>
          <table:table-cell office:value-type="float" office:value="850" calcext:value-type="float">
            <text:p>$ 850</text:p>
          </table:table-cell>
          <table:table-cell office:value-type="float" office:value="4355" calcext:value-type="float">
            <text:p>$ 4,355</text:p>
          </table:table-cell>
          <table:table-cell office:value-type="float" office:value="75859" calcext:value-type="float">
            <text:p>$ 75,859</text:p>
          </table:table-cell>
          <table:table-cell office:value-type="float" office:value="145772" calcext:value-type="float">
            <text:p>$ 145,772</text:p>
          </table:table-cell>
          <table:table-cell office:value-type="float" office:value="243162" calcext:value-type="float">
            <text:p>$ 243,162</text:p>
          </table:table-cell>
          <table:table-cell office:value-type="float" office:value="558821" calcext:value-type="float">
            <text:p>$ 558,821</text:p>
          </table:table-cell>
          <table:table-cell office:value-type="float" office:value="859788" calcext:value-type="float">
            <text:p>$ 859,788</text:p>
          </table:table-cell>
          <table:table-cell office:value-type="float" office:value="3443037" calcext:value-type="float">
            <text:p>$ 3,443,037</text:p>
          </table:table-cell>
          <table:table-cell table:number-columns-repeated="923"/>
        </table:table-row>
        <table:table-row table:style-name="ro1">
          <table:table-cell table:style-name="ce16" office:value-type="string" calcext:value-type="string">
            <text:p>Cambio en ingreso disponible (por renta personas)</text:p>
          </table:table-cell>
          <table:table-cell table:style-name="ce16" table:number-columns-repeated="1023"/>
        </table:table-row>
        <table:table-row table:style-name="ro1">
          <table:table-cell office:value-type="string" calcext:value-type="string">
            <text:p>% de ingresos totales de dividendos recibidos</text:p>
          </table:table-cell>
          <table:table-cell table:style-name="ce19" table:formula="of:=+[.B4]/[.$A$26]" office:value-type="percentage" office:value="0" calcext:value-type="percentage">
            <text:p>0%</text:p>
          </table:table-cell>
          <table:table-cell table:style-name="ce19" table:formula="of:=+[.C4]/[.$A$26]" office:value-type="percentage" office:value="0" calcext:value-type="percentage">
            <text:p>0%</text:p>
          </table:table-cell>
          <table:table-cell table:style-name="ce19" table:formula="of:=+[.D4]/[.$A$26]" office:value-type="percentage" office:value="0" calcext:value-type="percentage">
            <text:p>0%</text:p>
          </table:table-cell>
          <table:table-cell table:style-name="ce19" table:formula="of:=+[.E4]/[.$A$26]" office:value-type="percentage" office:value="0" calcext:value-type="percentage">
            <text:p>0%</text:p>
          </table:table-cell>
          <table:table-cell table:style-name="ce19" table:formula="of:=+[.F4]/[.$A$26]" office:value-type="percentage" office:value="0" calcext:value-type="percentage">
            <text:p>0%</text:p>
          </table:table-cell>
          <table:table-cell table:style-name="ce19" table:formula="of:=+[.G4]/[.$A$26]" office:value-type="percentage" office:value="0" calcext:value-type="percentage">
            <text:p>0%</text:p>
          </table:table-cell>
          <table:table-cell table:style-name="ce19" table:formula="of:=+[.H4]/[.$A$26]" office:value-type="percentage" office:value="0" calcext:value-type="percentage">
            <text:p>0%</text:p>
          </table:table-cell>
          <table:table-cell table:style-name="ce19" table:formula="of:=+[.I4]/[.$A$26]" office:value-type="percentage" office:value="0" calcext:value-type="percentage">
            <text:p>0%</text:p>
          </table:table-cell>
          <table:table-cell table:style-name="ce19" table:formula="of:=+[.J4]/[.$A$26]" office:value-type="percentage" office:value="0" calcext:value-type="percentage">
            <text:p>0%</text:p>
          </table:table-cell>
          <table:table-cell table:style-name="ce19" table:formula="of:=+[.K4]/[.$A$26]" office:value-type="percentage" office:value="0" calcext:value-type="percentage">
            <text:p>0%</text:p>
          </table:table-cell>
          <table:table-cell table:style-name="ce19" table:formula="of:=+[.L4]/[.$A$26]" office:value-type="percentage" office:value="0" calcext:value-type="percentage">
            <text:p>0%</text:p>
          </table:table-cell>
          <table:table-cell table:style-name="ce19" table:formula="of:=+[.M4]/[.$A$26]" office:value-type="percentage" office:value="0" calcext:value-type="percentage">
            <text:p>0%</text:p>
          </table:table-cell>
          <table:table-cell table:style-name="ce19" table:formula="of:=+[.N4]/[.$A$26]" office:value-type="percentage" office:value="0" calcext:value-type="percentage">
            <text:p>0%</text:p>
          </table:table-cell>
          <table:table-cell table:style-name="ce19" table:formula="of:=+[.O4]/[.$A$26]" office:value-type="percentage" office:value="0" calcext:value-type="percentage">
            <text:p>0%</text:p>
          </table:table-cell>
          <table:table-cell table:style-name="ce19" table:formula="of:=+[.P4]/[.$A$26]" office:value-type="percentage" office:value="0" calcext:value-type="percentage">
            <text:p>0%</text:p>
          </table:table-cell>
          <table:table-cell table:style-name="ce19" table:formula="of:=+[.Q4]/[.$A$26]" office:value-type="percentage" office:value="0" calcext:value-type="percentage">
            <text:p>0%</text:p>
          </table:table-cell>
          <table:table-cell table:style-name="ce19" table:formula="of:=+[.R4]/[.$A$26]" office:value-type="percentage" office:value="0" calcext:value-type="percentage">
            <text:p>0%</text:p>
          </table:table-cell>
          <table:table-cell table:style-name="ce19" table:formula="of:=+[.S4]/[.$A$26]" office:value-type="percentage" office:value="0" calcext:value-type="percentage">
            <text:p>0%</text:p>
          </table:table-cell>
          <table:table-cell table:style-name="ce19" table:formula="of:=+[.T4]/[.$A$26]" office:value-type="percentage" office:value="0" calcext:value-type="percentage">
            <text:p>0%</text:p>
          </table:table-cell>
          <table:table-cell table:style-name="ce19" table:formula="of:=+[.U4]/[.$A$26]" office:value-type="percentage" office:value="0" calcext:value-type="percentage">
            <text:p>0%</text:p>
          </table:table-cell>
          <table:table-cell table:style-name="ce19" table:formula="of:=+[.V4]/[.$A$26]" office:value-type="percentage" office:value="0" calcext:value-type="percentage">
            <text:p>0%</text:p>
          </table:table-cell>
          <table:table-cell table:style-name="ce19" table:formula="of:=+[.W4]/[.$A$26]" office:value-type="percentage" office:value="0" calcext:value-type="percentage">
            <text:p>0%</text:p>
          </table:table-cell>
          <table:table-cell table:style-name="ce19" table:formula="of:=+[.X4]/[.$A$26]" office:value-type="percentage" office:value="0" calcext:value-type="percentage">
            <text:p>0%</text:p>
          </table:table-cell>
          <table:table-cell table:style-name="ce19" table:formula="of:=+[.Y4]/[.$A$26]" office:value-type="percentage" office:value="0" calcext:value-type="percentage">
            <text:p>0%</text:p>
          </table:table-cell>
          <table:table-cell table:style-name="ce19" table:formula="of:=+[.Z4]/[.$A$26]" office:value-type="percentage" office:value="0" calcext:value-type="percentage">
            <text:p>0%</text:p>
          </table:table-cell>
          <table:table-cell table:style-name="ce19" table:formula="of:=+[.AA4]/[.$A$26]" office:value-type="percentage" office:value="0" calcext:value-type="percentage">
            <text:p>0%</text:p>
          </table:table-cell>
          <table:table-cell table:style-name="ce19" table:formula="of:=+[.AB4]/[.$A$26]" office:value-type="percentage" office:value="0" calcext:value-type="percentage">
            <text:p>0%</text:p>
          </table:table-cell>
          <table:table-cell table:style-name="ce19" table:formula="of:=+[.AC4]/[.$A$26]" office:value-type="percentage" office:value="0" calcext:value-type="percentage">
            <text:p>0%</text:p>
          </table:table-cell>
          <table:table-cell table:style-name="ce19" table:formula="of:=+[.AD4]/[.$A$26]" office:value-type="percentage" office:value="0" calcext:value-type="percentage">
            <text:p>0%</text:p>
          </table:table-cell>
          <table:table-cell table:style-name="ce19" table:formula="of:=+[.AE4]/[.$A$26]" office:value-type="percentage" office:value="0" calcext:value-type="percentage">
            <text:p>0%</text:p>
          </table:table-cell>
          <table:table-cell table:style-name="ce19" table:formula="of:=+[.AF4]/[.$A$26]" office:value-type="percentage" office:value="0.0000281147344918499" calcext:value-type="percentage">
            <text:p>0%</text:p>
          </table:table-cell>
          <table:table-cell table:style-name="ce19" table:formula="of:=+[.AG4]/[.$A$26]" office:value-type="percentage" office:value="0" calcext:value-type="percentage">
            <text:p>0%</text:p>
          </table:table-cell>
          <table:table-cell table:style-name="ce19" table:formula="of:=+[.AH4]/[.$A$26]" office:value-type="percentage" office:value="0.000229352261490374" calcext:value-type="percentage">
            <text:p>0%</text:p>
          </table:table-cell>
          <table:table-cell table:style-name="ce19" table:formula="of:=+[.AI4]/[.$A$26]" office:value-type="percentage" office:value="0" calcext:value-type="percentage">
            <text:p>0%</text:p>
          </table:table-cell>
          <table:table-cell table:style-name="ce19" table:formula="of:=+[.AJ4]/[.$A$26]" office:value-type="percentage" office:value="0" calcext:value-type="percentage">
            <text:p>0%</text:p>
          </table:table-cell>
          <table:table-cell table:style-name="ce19" table:formula="of:=+[.AK4]/[.$A$26]" office:value-type="percentage" office:value="0.00389233562994342" calcext:value-type="percentage">
            <text:p>0%</text:p>
          </table:table-cell>
          <table:table-cell table:style-name="ce19" table:formula="of:=+[.AL4]/[.$A$26]" office:value-type="percentage" office:value="0" calcext:value-type="percentage">
            <text:p>0%</text:p>
          </table:table-cell>
          <table:table-cell table:style-name="ce19" table:formula="of:=+[.AM4]/[.$A$26]" office:value-type="percentage" office:value="0.00309993152118588" calcext:value-type="percentage">
            <text:p>0%</text:p>
          </table:table-cell>
          <table:table-cell table:style-name="ce19" table:formula="of:=+[.AN4]/[.$A$26]" office:value-type="percentage" office:value="0" calcext:value-type="percentage">
            <text:p>0%</text:p>
          </table:table-cell>
          <table:table-cell table:style-name="ce19" table:formula="of:=+[.AO4]/[.$A$26]" office:value-type="percentage" office:value="0" calcext:value-type="percentage">
            <text:p>0%</text:p>
          </table:table-cell>
          <table:table-cell table:style-name="ce19" table:formula="of:=+[.AP4]/[.$A$26]" office:value-type="percentage" office:value="0" calcext:value-type="percentage">
            <text:p>0%</text:p>
          </table:table-cell>
          <table:table-cell table:style-name="ce19" table:formula="of:=+[.AQ4]/[.$A$26]" office:value-type="percentage" office:value="0" calcext:value-type="percentage">
            <text:p>0%</text:p>
          </table:table-cell>
          <table:table-cell table:style-name="ce19" table:formula="of:=+[.AR4]/[.$A$26]" office:value-type="percentage" office:value="0" calcext:value-type="percentage">
            <text:p>0%</text:p>
          </table:table-cell>
          <table:table-cell table:style-name="ce19" table:formula="of:=+[.AS4]/[.$A$26]" office:value-type="percentage" office:value="0" calcext:value-type="percentage">
            <text:p>0%</text:p>
          </table:table-cell>
          <table:table-cell table:style-name="ce19" table:formula="of:=+[.AT4]/[.$A$26]" office:value-type="percentage" office:value="0.0000113484206027077" calcext:value-type="percentage">
            <text:p>0%</text:p>
          </table:table-cell>
          <table:table-cell table:style-name="ce19" table:formula="of:=+[.AU4]/[.$A$26]" office:value-type="percentage" office:value="0" calcext:value-type="percentage">
            <text:p>0%</text:p>
          </table:table-cell>
          <table:table-cell table:style-name="ce19" table:formula="of:=+[.AV4]/[.$A$26]" office:value-type="percentage" office:value="0" calcext:value-type="percentage">
            <text:p>0%</text:p>
          </table:table-cell>
          <table:table-cell table:style-name="ce19" table:formula="of:=+[.AW4]/[.$A$26]" office:value-type="percentage" office:value="0" calcext:value-type="percentage">
            <text:p>0%</text:p>
          </table:table-cell>
          <table:table-cell table:style-name="ce19" table:formula="of:=+[.AX4]/[.$A$26]" office:value-type="percentage" office:value="0.0000411621118969682" calcext:value-type="percentage">
            <text:p>0%</text:p>
          </table:table-cell>
          <table:table-cell table:style-name="ce19" table:formula="of:=+[.AY4]/[.$A$26]" office:value-type="percentage" office:value="0.00610271642816557" calcext:value-type="percentage">
            <text:p>1%</text:p>
          </table:table-cell>
          <table:table-cell table:style-name="ce19" table:formula="of:=+[.AZ4]/[.$A$26]" office:value-type="percentage" office:value="0.0000825458020855455" calcext:value-type="percentage">
            <text:p>0%</text:p>
          </table:table-cell>
          <table:table-cell table:style-name="ce19" table:formula="of:=+[.BA4]/[.$A$26]" office:value-type="percentage" office:value="0.00393928115260924" calcext:value-type="percentage">
            <text:p>0%</text:p>
          </table:table-cell>
          <table:table-cell table:style-name="ce19" table:formula="of:=+[.BB4]/[.$A$26]" office:value-type="percentage" office:value="0" calcext:value-type="percentage">
            <text:p>0%</text:p>
          </table:table-cell>
          <table:table-cell table:style-name="ce19" table:formula="of:=+[.BC4]/[.$A$26]" office:value-type="percentage" office:value="0.0000872707315963357" calcext:value-type="percentage">
            <text:p>0%</text:p>
          </table:table-cell>
          <table:table-cell table:style-name="ce19" table:formula="of:=+[.BD4]/[.$A$26]" office:value-type="percentage" office:value="0.0000654359067455177" calcext:value-type="percentage">
            <text:p>0%</text:p>
          </table:table-cell>
          <table:table-cell table:style-name="ce19" table:formula="of:=+[.BE4]/[.$A$26]" office:value-type="percentage" office:value="0" calcext:value-type="percentage">
            <text:p>0%</text:p>
          </table:table-cell>
          <table:table-cell table:style-name="ce19" table:formula="of:=+[.BF4]/[.$A$26]" office:value-type="percentage" office:value="0" calcext:value-type="percentage">
            <text:p>0%</text:p>
          </table:table-cell>
          <table:table-cell table:style-name="ce19" table:formula="of:=+[.BG4]/[.$A$26]" office:value-type="percentage" office:value="0" calcext:value-type="percentage">
            <text:p>0%</text:p>
          </table:table-cell>
          <table:table-cell table:style-name="ce19" table:formula="of:=+[.BH4]/[.$A$26]" office:value-type="percentage" office:value="0.00000246512916844442" calcext:value-type="percentage">
            <text:p>0%</text:p>
          </table:table-cell>
          <table:table-cell table:style-name="ce19" table:formula="of:=+[.BI4]/[.$A$26]" office:value-type="percentage" office:value="0.000462238203644969" calcext:value-type="percentage">
            <text:p>0%</text:p>
          </table:table-cell>
          <table:table-cell table:style-name="ce19" table:formula="of:=+[.BJ4]/[.$A$26]" office:value-type="percentage" office:value="0" calcext:value-type="percentage">
            <text:p>0%</text:p>
          </table:table-cell>
          <table:table-cell table:style-name="ce19" table:formula="of:=+[.BK4]/[.$A$26]" office:value-type="percentage" office:value="0" calcext:value-type="percentage">
            <text:p>0%</text:p>
          </table:table-cell>
          <table:table-cell table:style-name="ce19" table:formula="of:=+[.BL4]/[.$A$26]" office:value-type="percentage" office:value="0.00724517600849015" calcext:value-type="percentage">
            <text:p>1%</text:p>
          </table:table-cell>
          <table:table-cell table:style-name="ce19" table:formula="of:=+[.BM4]/[.$A$26]" office:value-type="percentage" office:value="0" calcext:value-type="percentage">
            <text:p>0%</text:p>
          </table:table-cell>
          <table:table-cell table:style-name="ce19" table:formula="of:=+[.BN4]/[.$A$26]" office:value-type="percentage" office:value="0.00318366017837442" calcext:value-type="percentage">
            <text:p>0%</text:p>
          </table:table-cell>
          <table:table-cell table:style-name="ce19" table:formula="of:=+[.BO4]/[.$A$26]" office:value-type="percentage" office:value="0.000371447926326958" calcext:value-type="percentage">
            <text:p>0%</text:p>
          </table:table-cell>
          <table:table-cell table:style-name="ce19" table:formula="of:=+[.BP4]/[.$A$26]" office:value-type="percentage" office:value="0.00228398734312749" calcext:value-type="percentage">
            <text:p>0%</text:p>
          </table:table-cell>
          <table:table-cell table:style-name="ce19" table:formula="of:=+[.BQ4]/[.$A$26]" office:value-type="percentage" office:value="0" calcext:value-type="percentage">
            <text:p>0%</text:p>
          </table:table-cell>
          <table:table-cell table:style-name="ce19" table:formula="of:=+[.BR4]/[.$A$26]" office:value-type="percentage" office:value="0" calcext:value-type="percentage">
            <text:p>0%</text:p>
          </table:table-cell>
          <table:table-cell table:style-name="ce19" table:formula="of:=+[.BS4]/[.$A$26]" office:value-type="percentage" office:value="0" calcext:value-type="percentage">
            <text:p>0%</text:p>
          </table:table-cell>
          <table:table-cell table:style-name="ce19" table:formula="of:=+[.BT4]/[.$A$26]" office:value-type="percentage" office:value="0.000105191103951476" calcext:value-type="percentage">
            <text:p>0%</text:p>
          </table:table-cell>
          <table:table-cell table:style-name="ce19" table:formula="of:=+[.BU4]/[.$A$26]" office:value-type="percentage" office:value="0" calcext:value-type="percentage">
            <text:p>0%</text:p>
          </table:table-cell>
          <table:table-cell table:style-name="ce19" table:formula="of:=+[.BV4]/[.$A$26]" office:value-type="percentage" office:value="0" calcext:value-type="percentage">
            <text:p>0%</text:p>
          </table:table-cell>
          <table:table-cell table:style-name="ce19" table:formula="of:=+[.BW4]/[.$A$26]" office:value-type="percentage" office:value="0" calcext:value-type="percentage">
            <text:p>0%</text:p>
          </table:table-cell>
          <table:table-cell table:style-name="ce19" table:formula="of:=+[.BX4]/[.$A$26]" office:value-type="percentage" office:value="0.0000540003266709769" calcext:value-type="percentage">
            <text:p>0%</text:p>
          </table:table-cell>
          <table:table-cell table:style-name="ce19" table:formula="of:=+[.BY4]/[.$A$26]" office:value-type="percentage" office:value="0.00000480549806924989" calcext:value-type="percentage">
            <text:p>0%</text:p>
          </table:table-cell>
          <table:table-cell table:style-name="ce19" table:formula="of:=+[.BZ4]/[.$A$26]" office:value-type="percentage" office:value="0" calcext:value-type="percentage">
            <text:p>0%</text:p>
          </table:table-cell>
          <table:table-cell table:style-name="ce19" table:formula="of:=+[.CA4]/[.$A$26]" office:value-type="percentage" office:value="0" calcext:value-type="percentage">
            <text:p>0%</text:p>
          </table:table-cell>
          <table:table-cell table:style-name="ce19" table:formula="of:=+[.CB4]/[.$A$26]" office:value-type="percentage" office:value="0" calcext:value-type="percentage">
            <text:p>0%</text:p>
          </table:table-cell>
          <table:table-cell table:style-name="ce19" table:formula="of:=+[.CC4]/[.$A$26]" office:value-type="percentage" office:value="0.00527084005267893" calcext:value-type="percentage">
            <text:p>1%</text:p>
          </table:table-cell>
          <table:table-cell table:style-name="ce19" table:formula="of:=+[.CD4]/[.$A$26]" office:value-type="percentage" office:value="0.000884576961278673" calcext:value-type="percentage">
            <text:p>0%</text:p>
          </table:table-cell>
          <table:table-cell table:style-name="ce19" table:formula="of:=+[.CE4]/[.$A$26]" office:value-type="percentage" office:value="0.0000906122794387495" calcext:value-type="percentage">
            <text:p>0%</text:p>
          </table:table-cell>
          <table:table-cell table:style-name="ce19" table:formula="of:=+[.CF4]/[.$A$26]" office:value-type="percentage" office:value="0" calcext:value-type="percentage">
            <text:p>0%</text:p>
          </table:table-cell>
          <table:table-cell table:style-name="ce19" table:formula="of:=+[.CG4]/[.$A$26]" office:value-type="percentage" office:value="0" calcext:value-type="percentage">
            <text:p>0%</text:p>
          </table:table-cell>
          <table:table-cell table:style-name="ce19" table:formula="of:=+[.CH4]/[.$A$26]" office:value-type="percentage" office:value="0.000479166809204606" calcext:value-type="percentage">
            <text:p>0%</text:p>
          </table:table-cell>
          <table:table-cell table:style-name="ce19" table:formula="of:=+[.CI4]/[.$A$26]" office:value-type="percentage" office:value="0" calcext:value-type="percentage">
            <text:p>0%</text:p>
          </table:table-cell>
          <table:table-cell table:style-name="ce19" table:formula="of:=+[.CJ4]/[.$A$26]" office:value-type="percentage" office:value="0" calcext:value-type="percentage">
            <text:p>0%</text:p>
          </table:table-cell>
          <table:table-cell table:style-name="ce19" table:formula="of:=+[.CK4]/[.$A$26]" office:value-type="percentage" office:value="0" calcext:value-type="percentage">
            <text:p>0%</text:p>
          </table:table-cell>
          <table:table-cell table:style-name="ce19" table:formula="of:=+[.CL4]/[.$A$26]" office:value-type="percentage" office:value="0.00034245604209649" calcext:value-type="percentage">
            <text:p>0%</text:p>
          </table:table-cell>
          <table:table-cell table:style-name="ce19" table:formula="of:=+[.CM4]/[.$A$26]" office:value-type="percentage" office:value="0.00373575807917196" calcext:value-type="percentage">
            <text:p>0%</text:p>
          </table:table-cell>
          <table:table-cell table:style-name="ce19" table:formula="of:=+[.CN4]/[.$A$26]" office:value-type="percentage" office:value="0.0133981286044888" calcext:value-type="percentage">
            <text:p>1%</text:p>
          </table:table-cell>
          <table:table-cell table:style-name="ce19" table:formula="of:=+[.CO4]/[.$A$26]" office:value-type="percentage" office:value="0.000784700252483993" calcext:value-type="percentage">
            <text:p>0%</text:p>
          </table:table-cell>
          <table:table-cell table:style-name="ce19" table:formula="of:=+[.CP4]/[.$A$26]" office:value-type="percentage" office:value="0.00502437689876111" calcext:value-type="percentage">
            <text:p>1%</text:p>
          </table:table-cell>
          <table:table-cell table:style-name="ce19" table:formula="of:=+[.CQ4]/[.$A$26]" office:value-type="percentage" office:value="0.0698607122253878" calcext:value-type="percentage">
            <text:p>7%</text:p>
          </table:table-cell>
          <table:table-cell table:style-name="ce19" table:formula="of:=+[.CR4]/[.$A$26]" office:value-type="percentage" office:value="0.00137589468052389" calcext:value-type="percentage">
            <text:p>0%</text:p>
          </table:table-cell>
          <table:table-cell table:style-name="ce19" table:formula="of:=+[.CS4]/[.$A$26]" office:value-type="percentage" office:value="0.0401869833152608" calcext:value-type="percentage">
            <text:p>4%</text:p>
          </table:table-cell>
          <table:table-cell table:style-name="ce19" table:formula="of:=+[.CT4]/[.$A$26]" office:value-type="percentage" office:value="0.0030389914358393" calcext:value-type="percentage">
            <text:p>0%</text:p>
          </table:table-cell>
          <table:table-cell table:style-name="ce19" table:formula="of:=+[.CU4]/[.$A$26]" office:value-type="percentage" office:value="0.0422801375347859" calcext:value-type="percentage">
            <text:p>4%</text:p>
          </table:table-cell>
          <table:table-cell table:style-name="ce19" table:formula="of:=+[.CV4]/[.$A$26]" office:value-type="percentage" office:value="0.185406805058203" calcext:value-type="percentage">
            <text:p>19%</text:p>
          </table:table-cell>
          <table:table-cell table:style-name="ce19" table:formula="of:=+[.CW4]/[.$A$26]" office:value-type="percentage" office:value="0.596547393351758" calcext:value-type="percentage">
            <text:p>60%</text:p>
          </table:table-cell>
          <table:table-cell table:number-columns-repeated="923"/>
        </table:table-row>
        <table:table-row table:style-name="ro1">
          <table:table-cell table:style-name="ce16" office:value-type="string" calcext:value-type="string">
            <text:p>Cambio en ingreso disponible (renta personas jurídicas)</text:p>
          </table:table-cell>
          <table:table-cell table:style-name="ce16" table:formula="of:=[.$A$28]*[.B21]/[.$A$32]" office:value-type="float" office:value="0" calcext:value-type="float">
            <text:p>$ 0</text:p>
          </table:table-cell>
          <table:table-cell table:style-name="ce16" table:formula="of:=[.$A$28]*[.C21]/[.$A$32]" office:value-type="float" office:value="0" calcext:value-type="float">
            <text:p>$ 0</text:p>
          </table:table-cell>
          <table:table-cell table:style-name="ce16" table:formula="of:=[.$A$28]*[.D21]/[.$A$32]" office:value-type="float" office:value="0" calcext:value-type="float">
            <text:p>$ 0</text:p>
          </table:table-cell>
          <table:table-cell table:style-name="ce16" table:formula="of:=[.$A$28]*[.E21]/[.$A$32]" office:value-type="float" office:value="0" calcext:value-type="float">
            <text:p>$ 0</text:p>
          </table:table-cell>
          <table:table-cell table:style-name="ce16" table:formula="of:=[.$A$28]*[.F21]/[.$A$32]" office:value-type="float" office:value="0" calcext:value-type="float">
            <text:p>$ 0</text:p>
          </table:table-cell>
          <table:table-cell table:style-name="ce16" table:formula="of:=[.$A$28]*[.G21]/[.$A$32]" office:value-type="float" office:value="0" calcext:value-type="float">
            <text:p>$ 0</text:p>
          </table:table-cell>
          <table:table-cell table:style-name="ce16" table:formula="of:=[.$A$28]*[.H21]/[.$A$32]" office:value-type="float" office:value="0" calcext:value-type="float">
            <text:p>$ 0</text:p>
          </table:table-cell>
          <table:table-cell table:style-name="ce16" table:formula="of:=[.$A$28]*[.I21]/[.$A$32]" office:value-type="float" office:value="0" calcext:value-type="float">
            <text:p>$ 0</text:p>
          </table:table-cell>
          <table:table-cell table:style-name="ce16" table:formula="of:=[.$A$28]*[.J21]/[.$A$32]" office:value-type="float" office:value="0" calcext:value-type="float">
            <text:p>$ 0</text:p>
          </table:table-cell>
          <table:table-cell table:style-name="ce16" table:formula="of:=[.$A$28]*[.K21]/[.$A$32]" office:value-type="float" office:value="0" calcext:value-type="float">
            <text:p>$ 0</text:p>
          </table:table-cell>
          <table:table-cell table:style-name="ce16" table:formula="of:=[.$A$28]*[.L21]/[.$A$32]" office:value-type="float" office:value="0" calcext:value-type="float">
            <text:p>$ 0</text:p>
          </table:table-cell>
          <table:table-cell table:style-name="ce16" table:formula="of:=[.$A$28]*[.M21]/[.$A$32]" office:value-type="float" office:value="0" calcext:value-type="float">
            <text:p>$ 0</text:p>
          </table:table-cell>
          <table:table-cell table:style-name="ce16" table:formula="of:=[.$A$28]*[.N21]/[.$A$32]" office:value-type="float" office:value="0" calcext:value-type="float">
            <text:p>$ 0</text:p>
          </table:table-cell>
          <table:table-cell table:style-name="ce16" table:formula="of:=[.$A$28]*[.O21]/[.$A$32]" office:value-type="float" office:value="0" calcext:value-type="float">
            <text:p>$ 0</text:p>
          </table:table-cell>
          <table:table-cell table:style-name="ce16" table:formula="of:=[.$A$28]*[.P21]/[.$A$32]" office:value-type="float" office:value="0" calcext:value-type="float">
            <text:p>$ 0</text:p>
          </table:table-cell>
          <table:table-cell table:style-name="ce16" table:formula="of:=[.$A$28]*[.Q21]/[.$A$32]" office:value-type="float" office:value="0" calcext:value-type="float">
            <text:p>$ 0</text:p>
          </table:table-cell>
          <table:table-cell table:style-name="ce16" table:formula="of:=[.$A$28]*[.R21]/[.$A$32]" office:value-type="float" office:value="0" calcext:value-type="float">
            <text:p>$ 0</text:p>
          </table:table-cell>
          <table:table-cell table:style-name="ce16" table:formula="of:=[.$A$28]*[.S21]/[.$A$32]" office:value-type="float" office:value="0" calcext:value-type="float">
            <text:p>$ 0</text:p>
          </table:table-cell>
          <table:table-cell table:style-name="ce16" table:formula="of:=[.$A$28]*[.T21]/[.$A$32]" office:value-type="float" office:value="0" calcext:value-type="float">
            <text:p>$ 0</text:p>
          </table:table-cell>
          <table:table-cell table:style-name="ce16" table:formula="of:=[.$A$28]*[.U21]/[.$A$32]" office:value-type="float" office:value="0" calcext:value-type="float">
            <text:p>$ 0</text:p>
          </table:table-cell>
          <table:table-cell table:style-name="ce16" table:formula="of:=[.$A$28]*[.V21]/[.$A$32]" office:value-type="float" office:value="0" calcext:value-type="float">
            <text:p>$ 0</text:p>
          </table:table-cell>
          <table:table-cell table:style-name="ce16" table:formula="of:=[.$A$28]*[.W21]/[.$A$32]" office:value-type="float" office:value="0" calcext:value-type="float">
            <text:p>$ 0</text:p>
          </table:table-cell>
          <table:table-cell table:style-name="ce16" table:formula="of:=[.$A$28]*[.X21]/[.$A$32]" office:value-type="float" office:value="0" calcext:value-type="float">
            <text:p>$ 0</text:p>
          </table:table-cell>
          <table:table-cell table:style-name="ce16" table:formula="of:=[.$A$28]*[.Y21]/[.$A$32]" office:value-type="float" office:value="0" calcext:value-type="float">
            <text:p>$ 0</text:p>
          </table:table-cell>
          <table:table-cell table:style-name="ce16" table:formula="of:=[.$A$28]*[.Z21]/[.$A$32]" office:value-type="float" office:value="0" calcext:value-type="float">
            <text:p>$ 0</text:p>
          </table:table-cell>
          <table:table-cell table:style-name="ce16" table:formula="of:=[.$A$28]*[.AA21]/[.$A$32]" office:value-type="float" office:value="0" calcext:value-type="float">
            <text:p>$ 0</text:p>
          </table:table-cell>
          <table:table-cell table:style-name="ce16" table:formula="of:=[.$A$28]*[.AB21]/[.$A$32]" office:value-type="float" office:value="0" calcext:value-type="float">
            <text:p>$ 0</text:p>
          </table:table-cell>
          <table:table-cell table:style-name="ce16" table:formula="of:=[.$A$28]*[.AC21]/[.$A$32]" office:value-type="float" office:value="0" calcext:value-type="float">
            <text:p>$ 0</text:p>
          </table:table-cell>
          <table:table-cell table:style-name="ce16" table:formula="of:=[.$A$28]*[.AD21]/[.$A$32]" office:value-type="float" office:value="0" calcext:value-type="float">
            <text:p>$ 0</text:p>
          </table:table-cell>
          <table:table-cell table:style-name="ce16" table:formula="of:=[.$A$28]*[.AE21]/[.$A$32]" office:value-type="float" office:value="0" calcext:value-type="float">
            <text:p>$ 0</text:p>
          </table:table-cell>
          <table:table-cell table:style-name="ce16" table:formula="of:=[.$A$28]*[.AF21]/[.$A$32]" office:value-type="float" office:value="1274.62327904567" calcext:value-type="float">
            <text:p>$ 1,275</text:p>
          </table:table-cell>
          <table:table-cell table:style-name="ce16" table:formula="of:=[.$A$28]*[.AG21]/[.$A$32]" office:value-type="float" office:value="0" calcext:value-type="float">
            <text:p>$ 0</text:p>
          </table:table-cell>
          <table:table-cell table:style-name="ce16" table:formula="of:=[.$A$28]*[.AH21]/[.$A$32]" office:value-type="float" office:value="10398.0256929741" calcext:value-type="float">
            <text:p>$ 10,398</text:p>
          </table:table-cell>
          <table:table-cell table:style-name="ce16" table:formula="of:=[.$A$28]*[.AI21]/[.$A$32]" office:value-type="float" office:value="0" calcext:value-type="float">
            <text:p>$ 0</text:p>
          </table:table-cell>
          <table:table-cell table:style-name="ce16" table:formula="of:=[.$A$28]*[.AJ21]/[.$A$32]" office:value-type="float" office:value="0" calcext:value-type="float">
            <text:p>$ 0</text:p>
          </table:table-cell>
          <table:table-cell table:style-name="ce16" table:formula="of:=[.$A$28]*[.AK21]/[.$A$32]" office:value-type="float" office:value="176464.821505712" calcext:value-type="float">
            <text:p>$ 176,465</text:p>
          </table:table-cell>
          <table:table-cell table:style-name="ce16" table:formula="of:=[.$A$28]*[.AL21]/[.$A$32]" office:value-type="float" office:value="0" calcext:value-type="float">
            <text:p>$ 0</text:p>
          </table:table-cell>
          <table:table-cell table:style-name="ce16" table:formula="of:=[.$A$28]*[.AM21]/[.$A$32]" office:value-type="float" office:value="140540.003374259" calcext:value-type="float">
            <text:p>$ 140,540</text:p>
          </table:table-cell>
          <table:table-cell table:style-name="ce16" table:formula="of:=[.$A$28]*[.AN21]/[.$A$32]" office:value-type="float" office:value="0" calcext:value-type="float">
            <text:p>$ 0</text:p>
          </table:table-cell>
          <table:table-cell table:style-name="ce16" table:formula="of:=[.$A$28]*[.AO21]/[.$A$32]" office:value-type="float" office:value="0" calcext:value-type="float">
            <text:p>$ 0</text:p>
          </table:table-cell>
          <table:table-cell table:style-name="ce16" table:formula="of:=[.$A$28]*[.AP21]/[.$A$32]" office:value-type="float" office:value="0" calcext:value-type="float">
            <text:p>$ 0</text:p>
          </table:table-cell>
          <table:table-cell table:style-name="ce16" table:formula="of:=[.$A$28]*[.AQ21]/[.$A$32]" office:value-type="float" office:value="0" calcext:value-type="float">
            <text:p>$ 0</text:p>
          </table:table-cell>
          <table:table-cell table:style-name="ce16" table:formula="of:=[.$A$28]*[.AR21]/[.$A$32]" office:value-type="float" office:value="0" calcext:value-type="float">
            <text:p>$ 0</text:p>
          </table:table-cell>
          <table:table-cell table:style-name="ce16" table:formula="of:=[.$A$28]*[.AS21]/[.$A$32]" office:value-type="float" office:value="0" calcext:value-type="float">
            <text:p>$ 0</text:p>
          </table:table-cell>
          <table:table-cell table:style-name="ce16" table:formula="of:=[.$A$28]*[.AT21]/[.$A$32]" office:value-type="float" office:value="514.497516766729" calcext:value-type="float">
            <text:p>$ 514</text:p>
          </table:table-cell>
          <table:table-cell table:style-name="ce16" table:formula="of:=[.$A$28]*[.AU21]/[.$A$32]" office:value-type="float" office:value="0" calcext:value-type="float">
            <text:p>$ 0</text:p>
          </table:table-cell>
          <table:table-cell table:style-name="ce16" table:formula="of:=[.$A$28]*[.AV21]/[.$A$32]" office:value-type="float" office:value="0" calcext:value-type="float">
            <text:p>$ 0</text:p>
          </table:table-cell>
          <table:table-cell table:style-name="ce16" table:formula="of:=[.$A$28]*[.AW21]/[.$A$32]" office:value-type="float" office:value="0" calcext:value-type="float">
            <text:p>$ 0</text:p>
          </table:table-cell>
          <table:table-cell table:style-name="ce16" table:formula="of:=[.$A$28]*[.AX21]/[.$A$32]" office:value-type="float" office:value="1866.14552784653" calcext:value-type="float">
            <text:p>$ 1,866</text:p>
          </table:table-cell>
          <table:table-cell table:style-name="ce16" table:formula="of:=[.$A$28]*[.AY21]/[.$A$32]" office:value-type="float" office:value="276675.720590895" calcext:value-type="float">
            <text:p>$ 276,676</text:p>
          </table:table-cell>
          <table:table-cell table:style-name="ce16" table:formula="of:=[.$A$28]*[.AZ21]/[.$A$32]" office:value-type="float" office:value="3742.33663690593" calcext:value-type="float">
            <text:p>$ 3,742</text:p>
          </table:table-cell>
          <table:table-cell table:style-name="ce16" table:formula="of:=[.$A$28]*[.BA21]/[.$A$32]" office:value-type="float" office:value="178593.166557455" calcext:value-type="float">
            <text:p>$ 178,593</text:p>
          </table:table-cell>
          <table:table-cell table:style-name="ce16" table:formula="of:=[.$A$28]*[.BB21]/[.$A$32]" office:value-type="float" office:value="0" calcext:value-type="float">
            <text:p>$ 0</text:p>
          </table:table-cell>
          <table:table-cell table:style-name="ce16" table:formula="of:=[.$A$28]*[.BC21]/[.$A$32]" office:value-type="float" office:value="3956.54833960044" calcext:value-type="float">
            <text:p>$ 3,957</text:p>
          </table:table-cell>
          <table:table-cell table:style-name="ce16" table:formula="of:=[.$A$28]*[.BD21]/[.$A$32]" office:value-type="float" office:value="2966.63409883799" calcext:value-type="float">
            <text:p>$ 2,967</text:p>
          </table:table-cell>
          <table:table-cell table:style-name="ce16" table:formula="of:=[.$A$28]*[.BE21]/[.$A$32]" office:value-type="float" office:value="0" calcext:value-type="float">
            <text:p>$ 0</text:p>
          </table:table-cell>
          <table:table-cell table:style-name="ce16" table:formula="of:=[.$A$28]*[.BF21]/[.$A$32]" office:value-type="float" office:value="0" calcext:value-type="float">
            <text:p>$ 0</text:p>
          </table:table-cell>
          <table:table-cell table:style-name="ce16" table:formula="of:=[.$A$28]*[.BG21]/[.$A$32]" office:value-type="float" office:value="0" calcext:value-type="float">
            <text:p>$ 0</text:p>
          </table:table-cell>
          <table:table-cell table:style-name="ce16" table:formula="of:=[.$A$28]*[.BH21]/[.$A$32]" office:value-type="float" office:value="111.760295117303" calcext:value-type="float">
            <text:p>$ 112</text:p>
          </table:table-cell>
          <table:table-cell table:style-name="ce16" table:formula="of:=[.$A$28]*[.BI21]/[.$A$32]" office:value-type="float" office:value="20956.2560514639" calcext:value-type="float">
            <text:p>$ 20,956</text:p>
          </table:table-cell>
          <table:table-cell table:style-name="ce16" table:formula="of:=[.$A$28]*[.BJ21]/[.$A$32]" office:value-type="float" office:value="0" calcext:value-type="float">
            <text:p>$ 0</text:p>
          </table:table-cell>
          <table:table-cell table:style-name="ce16" table:formula="of:=[.$A$28]*[.BK21]/[.$A$32]" office:value-type="float" office:value="0" calcext:value-type="float">
            <text:p>$ 0</text:p>
          </table:table-cell>
          <table:table-cell table:style-name="ce16" table:formula="of:=[.$A$28]*[.BL21]/[.$A$32]" office:value-type="float" office:value="328470.823862192" calcext:value-type="float">
            <text:p>$ 328,471</text:p>
          </table:table-cell>
          <table:table-cell table:style-name="ce16" table:formula="of:=[.$A$28]*[.BM21]/[.$A$32]" office:value-type="float" office:value="0" calcext:value-type="float">
            <text:p>$ 0</text:p>
          </table:table-cell>
          <table:table-cell table:style-name="ce16" table:formula="of:=[.$A$28]*[.BN21]/[.$A$32]" office:value-type="float" office:value="144335.966505502" calcext:value-type="float">
            <text:p>$ 144,336</text:p>
          </table:table-cell>
          <table:table-cell table:style-name="ce16" table:formula="of:=[.$A$28]*[.BO21]/[.$A$32]" office:value-type="float" office:value="16840.1438749788" calcext:value-type="float">
            <text:p>$ 16,840</text:p>
          </table:table-cell>
          <table:table-cell table:style-name="ce16" table:formula="of:=[.$A$28]*[.BP21]/[.$A$32]" office:value-type="float" office:value="103547.961210158" calcext:value-type="float">
            <text:p>$ 103,548</text:p>
          </table:table-cell>
          <table:table-cell table:style-name="ce16" table:formula="of:=[.$A$28]*[.BQ21]/[.$A$32]" office:value-type="float" office:value="0" calcext:value-type="float">
            <text:p>$ 0</text:p>
          </table:table-cell>
          <table:table-cell table:style-name="ce16" table:formula="of:=[.$A$28]*[.BR21]/[.$A$32]" office:value-type="float" office:value="0" calcext:value-type="float">
            <text:p>$ 0</text:p>
          </table:table-cell>
          <table:table-cell table:style-name="ce16" table:formula="of:=[.$A$28]*[.BS21]/[.$A$32]" office:value-type="float" office:value="0" calcext:value-type="float">
            <text:p>$ 0</text:p>
          </table:table-cell>
          <table:table-cell table:style-name="ce16" table:formula="of:=[.$A$28]*[.BT21]/[.$A$32]" office:value-type="float" office:value="4768.99505787373" calcext:value-type="float">
            <text:p>$ 4,769</text:p>
          </table:table-cell>
          <table:table-cell table:style-name="ce16" table:formula="of:=[.$A$28]*[.BU21]/[.$A$32]" office:value-type="float" office:value="0" calcext:value-type="float">
            <text:p>$ 0</text:p>
          </table:table-cell>
          <table:table-cell table:style-name="ce16" table:formula="of:=[.$A$28]*[.BV21]/[.$A$32]" office:value-type="float" office:value="0" calcext:value-type="float">
            <text:p>$ 0</text:p>
          </table:table-cell>
          <table:table-cell table:style-name="ce16" table:formula="of:=[.$A$28]*[.BW21]/[.$A$32]" office:value-type="float" office:value="0" calcext:value-type="float">
            <text:p>$ 0</text:p>
          </table:table-cell>
          <table:table-cell table:style-name="ce16" table:formula="of:=[.$A$28]*[.BX21]/[.$A$32]" office:value-type="float" office:value="2448.1850778584" calcext:value-type="float">
            <text:p>$ 2,448</text:p>
          </table:table-cell>
          <table:table-cell table:style-name="ce16" table:formula="of:=[.$A$28]*[.BY21]/[.$A$32]" office:value-type="float" office:value="217.864398052578" calcext:value-type="float">
            <text:p>$ 218</text:p>
          </table:table-cell>
          <table:table-cell table:style-name="ce16" table:formula="of:=[.$A$28]*[.BZ21]/[.$A$32]" office:value-type="float" office:value="0" calcext:value-type="float">
            <text:p>$ 0</text:p>
          </table:table-cell>
          <table:table-cell table:style-name="ce16" table:formula="of:=[.$A$28]*[.CA21]/[.$A$32]" office:value-type="float" office:value="0" calcext:value-type="float">
            <text:p>$ 0</text:p>
          </table:table-cell>
          <table:table-cell table:style-name="ce16" table:formula="of:=[.$A$28]*[.CB21]/[.$A$32]" office:value-type="float" office:value="0" calcext:value-type="float">
            <text:p>$ 0</text:p>
          </table:table-cell>
          <table:table-cell table:style-name="ce16" table:formula="of:=[.$A$28]*[.CC21]/[.$A$32]" office:value-type="float" office:value="238961.368574134" calcext:value-type="float">
            <text:p>$ 238,961</text:p>
          </table:table-cell>
          <table:table-cell table:style-name="ce16" table:formula="of:=[.$A$28]*[.CD21]/[.$A$32]" office:value-type="float" office:value="40103.6114098863" calcext:value-type="float">
            <text:p>$ 40,104</text:p>
          </table:table-cell>
          <table:table-cell table:style-name="ce16" table:formula="of:=[.$A$28]*[.CE21]/[.$A$32]" office:value-type="float" office:value="4108.04237804566" calcext:value-type="float">
            <text:p>$ 4,108</text:p>
          </table:table-cell>
          <table:table-cell table:style-name="ce16" table:formula="of:=[.$A$28]*[.CF21]/[.$A$32]" office:value-type="float" office:value="0" calcext:value-type="float">
            <text:p>$ 0</text:p>
          </table:table-cell>
          <table:table-cell table:style-name="ce16" table:formula="of:=[.$A$28]*[.CG21]/[.$A$32]" office:value-type="float" office:value="0" calcext:value-type="float">
            <text:p>$ 0</text:p>
          </table:table-cell>
          <table:table-cell table:style-name="ce16" table:formula="of:=[.$A$28]*[.CH21]/[.$A$32]" office:value-type="float" office:value="21723.7395478615" calcext:value-type="float">
            <text:p>$ 21,724</text:p>
          </table:table-cell>
          <table:table-cell table:style-name="ce16" table:formula="of:=[.$A$28]*[.CI21]/[.$A$32]" office:value-type="float" office:value="0" calcext:value-type="float">
            <text:p>$ 0</text:p>
          </table:table-cell>
          <table:table-cell table:style-name="ce16" table:formula="of:=[.$A$28]*[.CJ21]/[.$A$32]" office:value-type="float" office:value="0" calcext:value-type="float">
            <text:p>$ 0</text:p>
          </table:table-cell>
          <table:table-cell table:style-name="ce16" table:formula="of:=[.$A$28]*[.CK21]/[.$A$32]" office:value-type="float" office:value="0" calcext:value-type="float">
            <text:p>$ 0</text:p>
          </table:table-cell>
          <table:table-cell table:style-name="ce16" table:formula="of:=[.$A$28]*[.CL21]/[.$A$32]" office:value-type="float" office:value="15525.7537087027" calcext:value-type="float">
            <text:p>$ 15,526</text:p>
          </table:table-cell>
          <table:table-cell table:style-name="ce16" table:formula="of:=[.$A$28]*[.CM21]/[.$A$32]" office:value-type="float" office:value="169366.145498399" calcext:value-type="float">
            <text:p>$ 169,366</text:p>
          </table:table-cell>
          <table:table-cell table:style-name="ce16" table:formula="of:=[.$A$28]*[.CN21]/[.$A$32]" office:value-type="float" office:value="607424.075794837" calcext:value-type="float">
            <text:p>$ 607,424</text:p>
          </table:table-cell>
          <table:table-cell table:style-name="ce16" table:formula="of:=[.$A$28]*[.CO21]/[.$A$32]" office:value-type="float" office:value="35575.5523559739" calcext:value-type="float">
            <text:p>$ 35,576</text:p>
          </table:table-cell>
          <table:table-cell table:style-name="ce16" table:formula="of:=[.$A$28]*[.CP21]/[.$A$32]" office:value-type="float" office:value="227787.595138652" calcext:value-type="float">
            <text:p>$ 227,788</text:p>
          </table:table-cell>
          <table:table-cell table:style-name="ce16" table:formula="of:=[.$A$28]*[.CQ21]/[.$A$32]" office:value-type="float" office:value="3167239.23247445" calcext:value-type="float">
            <text:p>$ 3,167,239</text:p>
          </table:table-cell>
          <table:table-cell table:style-name="ce16" table:formula="of:=[.$A$28]*[.CR21]/[.$A$32]" office:value-type="float" office:value="62378.2305260339" calcext:value-type="float">
            <text:p>$ 62,378</text:p>
          </table:table-cell>
          <table:table-cell table:style-name="ce16" table:formula="of:=[.$A$28]*[.CS21]/[.$A$32]" office:value-type="float" office:value="1821936.62412499" calcext:value-type="float">
            <text:p>$ 1,821,937</text:p>
          </table:table-cell>
          <table:table-cell table:style-name="ce16" table:formula="of:=[.$A$28]*[.CT21]/[.$A$32]" office:value-type="float" office:value="137777.194021309" calcext:value-type="float">
            <text:p>$ 137,777</text:p>
          </table:table-cell>
          <table:table-cell table:style-name="ce16" table:formula="of:=[.$A$28]*[.CU21]/[.$A$32]" office:value-type="float" office:value="1916832.8820147" calcext:value-type="float">
            <text:p>$ 1,916,833</text:p>
          </table:table-cell>
          <table:table-cell table:style-name="ce16" table:formula="of:=[.$A$28]*[.CV21]/[.$A$32]" office:value-type="float" office:value="8405693.10335031" calcext:value-type="float">
            <text:p>$ 8,405,693</text:p>
          </table:table-cell>
          <table:table-cell table:style-name="ce16" table:formula="of:=[.$A$28]*[.CW21]/[.$A$32]" office:value-type="float" office:value="27045362.8093336" calcext:value-type="float">
            <text:p>$ 27,045,363</text:p>
          </table:table-cell>
          <table:table-cell table:style-name="ce16" table:number-columns-repeated="923"/>
        </table:table-row>
        <table:table-row table:style-name="ro1">
          <table:table-cell table:style-name="ce17" office:value-type="string" calcext:value-type="string">
            <text:p>Cambio total en ingreso disponible</text:p>
          </table:table-cell>
          <table:table-cell table:style-name="ce17" table:formula="of:=+[.B17]+[.B20]+[.B22]" office:value-type="float" office:value="-887.487750578701" calcext:value-type="float">
            <text:p>-$ 887</text:p>
          </table:table-cell>
          <table:table-cell table:style-name="ce17" table:formula="of:=+[.C17]+[.C20]+[.C22]" office:value-type="float" office:value="40352.6820435203" calcext:value-type="float">
            <text:p>$ 40,353</text:p>
          </table:table-cell>
          <table:table-cell table:style-name="ce17" table:formula="of:=+[.D17]+[.D20]+[.D22]" office:value-type="float" office:value="47580.3159857744" calcext:value-type="float">
            <text:p>$ 47,580</text:p>
          </table:table-cell>
          <table:table-cell table:style-name="ce17" table:formula="of:=+[.E17]+[.E20]+[.E22]" office:value-type="float" office:value="35301.3651936426" calcext:value-type="float">
            <text:p>$ 35,301</text:p>
          </table:table-cell>
          <table:table-cell table:style-name="ce17" table:formula="of:=+[.F17]+[.F20]+[.F22]" office:value-type="float" office:value="44562.419495949" calcext:value-type="float">
            <text:p>$ 44,562</text:p>
          </table:table-cell>
          <table:table-cell table:style-name="ce17" table:formula="of:=+[.G17]+[.G20]+[.G22]" office:value-type="float" office:value="38012.2527067868" calcext:value-type="float">
            <text:p>$ 38,012</text:p>
          </table:table-cell>
          <table:table-cell table:style-name="ce17" table:formula="of:=+[.H17]+[.H20]+[.H22]" office:value-type="float" office:value="42731.8967052655" calcext:value-type="float">
            <text:p>$ 42,732</text:p>
          </table:table-cell>
          <table:table-cell table:style-name="ce17" table:formula="of:=+[.I17]+[.I20]+[.I22]" office:value-type="float" office:value="42248.5785827722" calcext:value-type="float">
            <text:p>$ 42,249</text:p>
          </table:table-cell>
          <table:table-cell table:style-name="ce17" table:formula="of:=+[.J17]+[.J20]+[.J22]" office:value-type="float" office:value="36418.777159704" calcext:value-type="float">
            <text:p>$ 36,419</text:p>
          </table:table-cell>
          <table:table-cell table:style-name="ce17" table:formula="of:=+[.K17]+[.K20]+[.K22]" office:value-type="float" office:value="38585.6494544894" calcext:value-type="float">
            <text:p>$ 38,586</text:p>
          </table:table-cell>
          <table:table-cell table:style-name="ce17" table:formula="of:=+[.L17]+[.L20]+[.L22]" office:value-type="float" office:value="45445.7170597327" calcext:value-type="float">
            <text:p>$ 45,446</text:p>
          </table:table-cell>
          <table:table-cell table:style-name="ce17" table:formula="of:=+[.M17]+[.M20]+[.M22]" office:value-type="float" office:value="41537.456350968" calcext:value-type="float">
            <text:p>$ 41,537</text:p>
          </table:table-cell>
          <table:table-cell table:style-name="ce17" table:formula="of:=+[.N17]+[.N20]+[.N22]" office:value-type="float" office:value="34269.8112396971" calcext:value-type="float">
            <text:p>$ 34,270</text:p>
          </table:table-cell>
          <table:table-cell table:style-name="ce17" table:formula="of:=+[.O17]+[.O20]+[.O22]" office:value-type="float" office:value="32367.4624538935" calcext:value-type="float">
            <text:p>$ 32,367</text:p>
          </table:table-cell>
          <table:table-cell table:style-name="ce17" table:formula="of:=+[.P17]+[.P20]+[.P22]" office:value-type="float" office:value="44435.5082294729" calcext:value-type="float">
            <text:p>$ 44,436</text:p>
          </table:table-cell>
          <table:table-cell table:style-name="ce17" table:formula="of:=+[.Q17]+[.Q20]+[.Q22]" office:value-type="float" office:value="36546.4428146706" calcext:value-type="float">
            <text:p>$ 36,546</text:p>
          </table:table-cell>
          <table:table-cell table:style-name="ce17" table:formula="of:=+[.R17]+[.R20]+[.R22]" office:value-type="float" office:value="28051.9197886255" calcext:value-type="float">
            <text:p>$ 28,052</text:p>
          </table:table-cell>
          <table:table-cell table:style-name="ce17" table:formula="of:=+[.S17]+[.S20]+[.S22]" office:value-type="float" office:value="44313.3007747767" calcext:value-type="float">
            <text:p>$ 44,313</text:p>
          </table:table-cell>
          <table:table-cell table:style-name="ce17" table:formula="of:=+[.T17]+[.T20]+[.T22]" office:value-type="float" office:value="25625.0991411771" calcext:value-type="float">
            <text:p>$ 25,625</text:p>
          </table:table-cell>
          <table:table-cell table:style-name="ce17" table:formula="of:=+[.U17]+[.U20]+[.U22]" office:value-type="float" office:value="34213.763770974" calcext:value-type="float">
            <text:p>$ 34,214</text:p>
          </table:table-cell>
          <table:table-cell table:style-name="ce17" table:formula="of:=+[.V17]+[.V20]+[.V22]" office:value-type="float" office:value="32638.7308904633" calcext:value-type="float">
            <text:p>$ 32,639</text:p>
          </table:table-cell>
          <table:table-cell table:style-name="ce17" table:formula="of:=+[.W17]+[.W20]+[.W22]" office:value-type="float" office:value="27264.0180668903" calcext:value-type="float">
            <text:p>$ 27,264</text:p>
          </table:table-cell>
          <table:table-cell table:style-name="ce17" table:formula="of:=+[.X17]+[.X20]+[.X22]" office:value-type="float" office:value="27790.0107896817" calcext:value-type="float">
            <text:p>$ 27,790</text:p>
          </table:table-cell>
          <table:table-cell table:style-name="ce17" table:formula="of:=+[.Y17]+[.Y20]+[.Y22]" office:value-type="float" office:value="10767.6321870941" calcext:value-type="float">
            <text:p>$ 10,768</text:p>
          </table:table-cell>
          <table:table-cell table:style-name="ce17" table:formula="of:=+[.Z17]+[.Z20]+[.Z22]" office:value-type="float" office:value="33306.5047872618" calcext:value-type="float">
            <text:p>$ 33,307</text:p>
          </table:table-cell>
          <table:table-cell table:style-name="ce17" table:formula="of:=+[.AA17]+[.AA20]+[.AA22]" office:value-type="float" office:value="36613.8567576203" calcext:value-type="float">
            <text:p>$ 36,614</text:p>
          </table:table-cell>
          <table:table-cell table:style-name="ce17" table:formula="of:=+[.AB17]+[.AB20]+[.AB22]" office:value-type="float" office:value="33418.1532332123" calcext:value-type="float">
            <text:p>$ 33,418</text:p>
          </table:table-cell>
          <table:table-cell table:style-name="ce17" table:formula="of:=+[.AC17]+[.AC20]+[.AC22]" office:value-type="float" office:value="27498.1894760649" calcext:value-type="float">
            <text:p>$ 27,498</text:p>
          </table:table-cell>
          <table:table-cell table:style-name="ce17" table:formula="of:=+[.AD17]+[.AD20]+[.AD22]" office:value-type="float" office:value="13101.0681958025" calcext:value-type="float">
            <text:p>$ 13,101</text:p>
          </table:table-cell>
          <table:table-cell table:style-name="ce17" table:formula="of:=+[.AE17]+[.AE20]+[.AE22]" office:value-type="float" office:value="18232.0928194123" calcext:value-type="float">
            <text:p>$ 18,232</text:p>
          </table:table-cell>
          <table:table-cell table:style-name="ce17" table:formula="of:=+[.AF17]+[.AF20]+[.AF22]" office:value-type="float" office:value="-8288.19138000823" calcext:value-type="float">
            <text:p>-$ 8,288</text:p>
          </table:table-cell>
          <table:table-cell table:style-name="ce17" table:formula="of:=+[.AG17]+[.AG20]+[.AG22]" office:value-type="float" office:value="-18670.8968098967" calcext:value-type="float">
            <text:p>-$ 18,671</text:p>
          </table:table-cell>
          <table:table-cell table:style-name="ce17" table:formula="of:=+[.AH17]+[.AH20]+[.AH22]" office:value-type="float" office:value="-9760.95777240012" calcext:value-type="float">
            <text:p>-$ 9,761</text:p>
          </table:table-cell>
          <table:table-cell table:style-name="ce17" table:formula="of:=+[.AI17]+[.AI20]+[.AI22]" office:value-type="float" office:value="-19383.3765923692" calcext:value-type="float">
            <text:p>-$ 19,383</text:p>
          </table:table-cell>
          <table:table-cell table:style-name="ce17" table:formula="of:=+[.AJ17]+[.AJ20]+[.AJ22]" office:value-type="float" office:value="-38460.8850520937" calcext:value-type="float">
            <text:p>-$ 38,461</text:p>
          </table:table-cell>
          <table:table-cell table:style-name="ce17" table:formula="of:=+[.AK17]+[.AK20]+[.AK22]" office:value-type="float" office:value="161142.02815493" calcext:value-type="float">
            <text:p>$ 161,142</text:p>
          </table:table-cell>
          <table:table-cell table:style-name="ce17" table:formula="of:=+[.AL17]+[.AL20]+[.AL22]" office:value-type="float" office:value="-20220.3149171156" calcext:value-type="float">
            <text:p>-$ 20,220</text:p>
          </table:table-cell>
          <table:table-cell table:style-name="ce17" table:formula="of:=+[.AM17]+[.AM20]+[.AM22]" office:value-type="float" office:value="119726.906683417" calcext:value-type="float">
            <text:p>$ 119,727</text:p>
          </table:table-cell>
          <table:table-cell table:style-name="ce17" table:formula="of:=+[.AN17]+[.AN20]+[.AN22]" office:value-type="float" office:value="-56999.9117464011" calcext:value-type="float">
            <text:p>-$ 57,000</text:p>
          </table:table-cell>
          <table:table-cell table:style-name="ce17" table:formula="of:=+[.AO17]+[.AO20]+[.AO22]" office:value-type="float" office:value="-43921.4617944439" calcext:value-type="float">
            <text:p>-$ 43,921</text:p>
          </table:table-cell>
          <table:table-cell table:style-name="ce17" table:formula="of:=+[.AP17]+[.AP20]+[.AP22]" office:value-type="float" office:value="-27779.5945763667" calcext:value-type="float">
            <text:p>-$ 27,780</text:p>
          </table:table-cell>
          <table:table-cell table:style-name="ce17" table:formula="of:=+[.AQ17]+[.AQ20]+[.AQ22]" office:value-type="float" office:value="-28237.0101569215" calcext:value-type="float">
            <text:p>-$ 28,237</text:p>
          </table:table-cell>
          <table:table-cell table:style-name="ce17" table:formula="of:=+[.AR17]+[.AR20]+[.AR22]" office:value-type="float" office:value="-33016.1999168247" calcext:value-type="float">
            <text:p>-$ 33,016</text:p>
          </table:table-cell>
          <table:table-cell table:style-name="ce17" table:formula="of:=+[.AS17]+[.AS20]+[.AS22]" office:value-type="float" office:value="-20001.4768748884" calcext:value-type="float">
            <text:p>-$ 20,001</text:p>
          </table:table-cell>
          <table:table-cell table:style-name="ce17" table:formula="of:=+[.AT17]+[.AT20]+[.AT22]" office:value-type="float" office:value="-29787.5929589415" calcext:value-type="float">
            <text:p>-$ 29,788</text:p>
          </table:table-cell>
          <table:table-cell table:style-name="ce17" table:formula="of:=+[.AU17]+[.AU20]+[.AU22]" office:value-type="float" office:value="-32668.3363054773" calcext:value-type="float">
            <text:p>-$ 32,668</text:p>
          </table:table-cell>
          <table:table-cell table:style-name="ce17" table:formula="of:=+[.AV17]+[.AV20]+[.AV22]" office:value-type="float" office:value="-36326.5170238899" calcext:value-type="float">
            <text:p>-$ 36,327</text:p>
          </table:table-cell>
          <table:table-cell table:style-name="ce17" table:formula="of:=+[.AW17]+[.AW20]+[.AW22]" office:value-type="float" office:value="-33474.0998658085" calcext:value-type="float">
            <text:p>-$ 33,474</text:p>
          </table:table-cell>
          <table:table-cell table:style-name="ce17" table:formula="of:=+[.AX17]+[.AX20]+[.AX22]" office:value-type="float" office:value="-25912.3472615615" calcext:value-type="float">
            <text:p>-$ 25,912</text:p>
          </table:table-cell>
          <table:table-cell table:style-name="ce17" table:formula="of:=+[.AY17]+[.AY20]+[.AY22]" office:value-type="float" office:value="242435.032334581" calcext:value-type="float">
            <text:p>$ 242,435</text:p>
          </table:table-cell>
          <table:table-cell table:style-name="ce17" table:formula="of:=+[.AZ17]+[.AZ20]+[.AZ22]" office:value-type="float" office:value="-21138.2932022091" calcext:value-type="float">
            <text:p>-$ 21,138</text:p>
          </table:table-cell>
          <table:table-cell table:style-name="ce17" table:formula="of:=+[.BA17]+[.BA20]+[.BA22]" office:value-type="float" office:value="148353.724126919" calcext:value-type="float">
            <text:p>$ 148,354</text:p>
          </table:table-cell>
          <table:table-cell table:style-name="ce17" table:formula="of:=+[.BB17]+[.BB20]+[.BB22]" office:value-type="float" office:value="-45690.5594787331" calcext:value-type="float">
            <text:p>-$ 45,691</text:p>
          </table:table-cell>
          <table:table-cell table:style-name="ce17" table:formula="of:=+[.BC17]+[.BC20]+[.BC22]" office:value-type="float" office:value="-34946.0987369026" calcext:value-type="float">
            <text:p>-$ 34,946</text:p>
          </table:table-cell>
          <table:table-cell table:style-name="ce17" table:formula="of:=+[.BD17]+[.BD20]+[.BD22]" office:value-type="float" office:value="-33055.5852256818" calcext:value-type="float">
            <text:p>-$ 33,056</text:p>
          </table:table-cell>
          <table:table-cell table:style-name="ce17" table:formula="of:=+[.BE17]+[.BE20]+[.BE22]" office:value-type="float" office:value="-37723.561621783" calcext:value-type="float">
            <text:p>-$ 37,724</text:p>
          </table:table-cell>
          <table:table-cell table:style-name="ce17" table:formula="of:=+[.BF17]+[.BF20]+[.BF22]" office:value-type="float" office:value="-47586.7906416694" calcext:value-type="float">
            <text:p>-$ 47,587</text:p>
          </table:table-cell>
          <table:table-cell table:style-name="ce17" table:formula="of:=+[.BG17]+[.BG20]+[.BG22]" office:value-type="float" office:value="-41140.0684921856" calcext:value-type="float">
            <text:p>-$ 41,140</text:p>
          </table:table-cell>
          <table:table-cell table:style-name="ce17" table:formula="of:=+[.BH17]+[.BH20]+[.BH22]" office:value-type="float" office:value="-38595.4428067806" calcext:value-type="float">
            <text:p>-$ 38,595</text:p>
          </table:table-cell>
          <table:table-cell table:style-name="ce17" table:formula="of:=+[.BI17]+[.BI20]+[.BI22]" office:value-type="float" office:value="-12780.2180339373" calcext:value-type="float">
            <text:p>-$ 12,780</text:p>
          </table:table-cell>
          <table:table-cell table:style-name="ce17" table:formula="of:=+[.BJ17]+[.BJ20]+[.BJ22]" office:value-type="float" office:value="-42918.9112691012" calcext:value-type="float">
            <text:p>-$ 42,919</text:p>
          </table:table-cell>
          <table:table-cell table:style-name="ce17" table:formula="of:=+[.BK17]+[.BK20]+[.BK22]" office:value-type="float" office:value="-40898.125586541" calcext:value-type="float">
            <text:p>-$ 40,898</text:p>
          </table:table-cell>
          <table:table-cell table:style-name="ce17" table:formula="of:=+[.BL17]+[.BL20]+[.BL22]" office:value-type="float" office:value="298352.648329869" calcext:value-type="float">
            <text:p>$ 298,353</text:p>
          </table:table-cell>
          <table:table-cell table:style-name="ce17" table:formula="of:=+[.BM17]+[.BM20]+[.BM22]" office:value-type="float" office:value="-40739.8697491893" calcext:value-type="float">
            <text:p>-$ 40,740</text:p>
          </table:table-cell>
          <table:table-cell table:style-name="ce17" table:formula="of:=+[.BN17]+[.BN20]+[.BN22]" office:value-type="float" office:value="90500.3910302149" calcext:value-type="float">
            <text:p>$ 90,500</text:p>
          </table:table-cell>
          <table:table-cell table:style-name="ce17" table:formula="of:=+[.BO17]+[.BO20]+[.BO22]" office:value-type="float" office:value="-24355.9696815622" calcext:value-type="float">
            <text:p>-$ 24,356</text:p>
          </table:table-cell>
          <table:table-cell table:style-name="ce17" table:formula="of:=+[.BP17]+[.BP20]+[.BP22]" office:value-type="float" office:value="38610.9210999223" calcext:value-type="float">
            <text:p>$ 38,611</text:p>
          </table:table-cell>
          <table:table-cell table:style-name="ce17" table:formula="of:=+[.BQ17]+[.BQ20]+[.BQ22]" office:value-type="float" office:value="-45197.284084951" calcext:value-type="float">
            <text:p>-$ 45,197</text:p>
          </table:table-cell>
          <table:table-cell table:style-name="ce17" table:formula="of:=+[.BR17]+[.BR20]+[.BR22]" office:value-type="float" office:value="-70526.6096616983" calcext:value-type="float">
            <text:p>-$ 70,527</text:p>
          </table:table-cell>
          <table:table-cell table:style-name="ce17" table:formula="of:=+[.BS17]+[.BS20]+[.BS22]" office:value-type="float" office:value="-47292.5112580174" calcext:value-type="float">
            <text:p>-$ 47,293</text:p>
          </table:table-cell>
          <table:table-cell table:style-name="ce17" table:formula="of:=+[.BT17]+[.BT20]+[.BT22]" office:value-type="float" office:value="-38823.3964176312" calcext:value-type="float">
            <text:p>-$ 38,823</text:p>
          </table:table-cell>
          <table:table-cell table:style-name="ce17" table:formula="of:=+[.BU17]+[.BU20]+[.BU22]" office:value-type="float" office:value="-37712.4274529982" calcext:value-type="float">
            <text:p>-$ 37,712</text:p>
          </table:table-cell>
          <table:table-cell table:style-name="ce17" table:formula="of:=+[.BV17]+[.BV20]+[.BV22]" office:value-type="float" office:value="-54009.8507968917" calcext:value-type="float">
            <text:p>-$ 54,010</text:p>
          </table:table-cell>
          <table:table-cell table:style-name="ce17" table:formula="of:=+[.BW17]+[.BW20]+[.BW22]" office:value-type="float" office:value="-54163.9088120224" calcext:value-type="float">
            <text:p>-$ 54,164</text:p>
          </table:table-cell>
          <table:table-cell table:style-name="ce17" table:formula="of:=+[.BX17]+[.BX20]+[.BX22]" office:value-type="float" office:value="-59596.130179885" calcext:value-type="float">
            <text:p>-$ 59,596</text:p>
          </table:table-cell>
          <table:table-cell table:style-name="ce17" table:formula="of:=+[.BY17]+[.BY20]+[.BY22]" office:value-type="float" office:value="-39666.0341883626" calcext:value-type="float">
            <text:p>-$ 39,666</text:p>
          </table:table-cell>
          <table:table-cell table:style-name="ce17" table:formula="of:=+[.BZ17]+[.BZ20]+[.BZ22]" office:value-type="float" office:value="-55333.9822124644" calcext:value-type="float">
            <text:p>-$ 55,334</text:p>
          </table:table-cell>
          <table:table-cell table:style-name="ce17" table:formula="of:=+[.CA17]+[.CA20]+[.CA22]" office:value-type="float" office:value="-48146.5222412686" calcext:value-type="float">
            <text:p>-$ 48,147</text:p>
          </table:table-cell>
          <table:table-cell table:style-name="ce17" table:formula="of:=+[.CB17]+[.CB20]+[.CB22]" office:value-type="float" office:value="-51053.76564973" calcext:value-type="float">
            <text:p>-$ 51,054</text:p>
          </table:table-cell>
          <table:table-cell table:style-name="ce17" table:formula="of:=+[.CC17]+[.CC20]+[.CC22]" office:value-type="float" office:value="158708.959249775" calcext:value-type="float">
            <text:p>$ 158,709</text:p>
          </table:table-cell>
          <table:table-cell table:style-name="ce17" table:formula="of:=+[.CD17]+[.CD20]+[.CD22]" office:value-type="float" office:value="-11574.2480118704" calcext:value-type="float">
            <text:p>-$ 11,574</text:p>
          </table:table-cell>
          <table:table-cell table:style-name="ce17" table:formula="of:=+[.CE17]+[.CE20]+[.CE22]" office:value-type="float" office:value="-70018.8150244995" calcext:value-type="float">
            <text:p>-$ 70,019</text:p>
          </table:table-cell>
          <table:table-cell table:style-name="ce17" table:formula="of:=+[.CF17]+[.CF20]+[.CF22]" office:value-type="float" office:value="-63403.9441882092" calcext:value-type="float">
            <text:p>-$ 63,404</text:p>
          </table:table-cell>
          <table:table-cell table:style-name="ce17" table:formula="of:=+[.CG17]+[.CG20]+[.CG22]" office:value-type="float" office:value="-67673.5408685303" calcext:value-type="float">
            <text:p>-$ 67,674</text:p>
          </table:table-cell>
          <table:table-cell table:style-name="ce17" table:formula="of:=+[.CH17]+[.CH20]+[.CH22]" office:value-type="float" office:value="-45012.4560058268" calcext:value-type="float">
            <text:p>-$ 45,012</text:p>
          </table:table-cell>
          <table:table-cell table:style-name="ce17" table:formula="of:=+[.CI17]+[.CI20]+[.CI22]" office:value-type="float" office:value="-84943.4350698691" calcext:value-type="float">
            <text:p>-$ 84,943</text:p>
          </table:table-cell>
          <table:table-cell table:style-name="ce17" table:formula="of:=+[.CJ17]+[.CJ20]+[.CJ22]" office:value-type="float" office:value="-76407.7516125871" calcext:value-type="float">
            <text:p>-$ 76,408</text:p>
          </table:table-cell>
          <table:table-cell table:style-name="ce17" table:formula="of:=+[.CK17]+[.CK20]+[.CK22]" office:value-type="float" office:value="-86615.5150709714" calcext:value-type="float">
            <text:p>-$ 86,616</text:p>
          </table:table-cell>
          <table:table-cell table:style-name="ce17" table:formula="of:=+[.CL17]+[.CL20]+[.CL22]" office:value-type="float" office:value="-42629.5174706821" calcext:value-type="float">
            <text:p>-$ 42,630</text:p>
          </table:table-cell>
          <table:table-cell table:style-name="ce17" table:formula="of:=+[.CM17]+[.CM20]+[.CM22]" office:value-type="float" office:value="93847.5044787031" calcext:value-type="float">
            <text:p>$ 93,848</text:p>
          </table:table-cell>
          <table:table-cell table:style-name="ce17" table:formula="of:=+[.CN17]+[.CN20]+[.CN22]" office:value-type="float" office:value="510236.713795397" calcext:value-type="float">
            <text:p>$ 510,237</text:p>
          </table:table-cell>
          <table:table-cell table:style-name="ce17" table:formula="of:=+[.CO17]+[.CO20]+[.CO22]" office:value-type="float" office:value="-43086.5238248239" calcext:value-type="float">
            <text:p>-$ 43,087</text:p>
          </table:table-cell>
          <table:table-cell table:style-name="ce17" table:formula="of:=+[.CP17]+[.CP20]+[.CP22]" office:value-type="float" office:value="114705.910709939" calcext:value-type="float">
            <text:p>$ 114,706</text:p>
          </table:table-cell>
          <table:table-cell table:style-name="ce17" table:formula="of:=+[.CQ17]+[.CQ20]+[.CQ22]" office:value-type="float" office:value="3070689.54621662" calcext:value-type="float">
            <text:p>$ 3,070,690</text:p>
          </table:table-cell>
          <table:table-cell table:style-name="ce17" table:formula="of:=+[.CR17]+[.CR20]+[.CR22]" office:value-type="float" office:value="-31944.4132992615" calcext:value-type="float">
            <text:p>-$ 31,944</text:p>
          </table:table-cell>
          <table:table-cell table:style-name="ce17" table:formula="of:=+[.CS17]+[.CS20]+[.CS22]" office:value-type="float" office:value="1710356.33915752" calcext:value-type="float">
            <text:p>$ 1,710,356</text:p>
          </table:table-cell>
          <table:table-cell table:style-name="ce17" table:formula="of:=+[.CT17]+[.CT20]+[.CT22]" office:value-type="float" office:value="-43.972893444763" calcext:value-type="float">
            <text:p>-$ 44</text:p>
          </table:table-cell>
          <table:table-cell table:style-name="ce17" table:formula="of:=+[.CU17]+[.CU20]+[.CU22]" office:value-type="float" office:value="1722974.48693464" calcext:value-type="float">
            <text:p>$ 1,722,974</text:p>
          </table:table-cell>
          <table:table-cell table:style-name="ce17" table:formula="of:=+[.CV17]+[.CV20]+[.CV22]" office:value-type="float" office:value="8234740.61510428" calcext:value-type="float">
            <text:p>$ 8,234,741</text:p>
          </table:table-cell>
          <table:table-cell table:style-name="ce17" table:formula="of:=+[.CW17]+[.CW20]+[.CW22]" office:value-type="float" office:value="26788610.4906629" calcext:value-type="float">
            <text:p>$ 26,788,610</text:p>
          </table:table-cell>
          <table:table-cell table:style-name="ce17" table:number-columns-repeated="923"/>
        </table:table-row>
        <table:table-row table:style-name="ro1">
          <table:table-cell table:number-columns-repeated="1024"/>
        </table:table-row>
        <table:table-row table:style-name="ro1">
          <table:table-cell office:value-type="string" calcext:value-type="string">
            <text:p>Denominador % ingresos totales dividendos</text:p>
          </table:table-cell>
          <table:table-cell table:number-columns-repeated="1023"/>
        </table:table-row>
        <table:table-row table:style-name="ro1">
          <table:table-cell table:formula="of:=SUM([.B4:.CW4])" office:value-type="float" office:value="108297.760237884" calcext:value-type="float">
            <text:p>$ 108,298</text:p>
          </table:table-cell>
          <table:table-cell table:number-columns-repeated="1023"/>
        </table:table-row>
        <table:table-row table:style-name="ro1">
          <table:table-cell office:value-type="string" calcext:value-type="string">
            <text:p>Reducción total de impuesto de renta a las empresas</text:p>
          </table:table-cell>
          <table:table-cell table:number-columns-repeated="1023"/>
        </table:table-row>
        <table:table-row table:style-name="ro1">
          <table:table-cell office:value-type="float" office:value="6184000000000" calcext:value-type="float">
            <text:p>$ 6,184,000,000,000</text:p>
          </table:table-cell>
          <table:table-cell table:number-columns-repeated="1023"/>
        </table:table-row>
        <table:table-row table:style-name="ro1">
          <table:table-cell office:value-type="string" calcext:value-type="string">
            <text:p>Población de Colombia: https://www.portafolio.co/economia/dane-entrega-censo-de-poblacion-523082</text:p>
          </table:table-cell>
          <table:table-cell table:number-columns-repeated="1023"/>
        </table:table-row>
        <table:table-row table:style-name="ro1">
          <table:table-cell table:style-name="ce14" office:value-type="float" office:value="45500000" calcext:value-type="float">
            <text:p>45,500,000</text:p>
          </table:table-cell>
          <table:table-cell table:number-columns-repeated="1023"/>
        </table:table-row>
        <table:table-row table:style-name="ro1">
          <table:table-cell office:value-type="string" calcext:value-type="string">
            <text:p>Hogares por percentil</text:p>
          </table:table-cell>
          <table:table-cell table:number-columns-repeated="1023"/>
        </table:table-row>
        <table:table-row table:style-name="ro1">
          <table:table-cell table:style-name="ce14" table:formula="of:=+[.A30]/([.A34]*100)" office:value-type="float" office:value="136402.277406837" calcext:value-type="float">
            <text:p>136,402</text:p>
          </table:table-cell>
          <table:table-cell table:number-columns-repeated="1023"/>
        </table:table-row>
        <table:table-row table:style-name="ro1">
          <table:table-cell office:value-type="string" calcext:value-type="string">
            <text:p>Número promedio de miembros del hogar</text:p>
          </table:table-cell>
          <table:table-cell table:number-columns-repeated="1023"/>
        </table:table-row>
        <table:table-row table:style-name="ro1">
          <table:table-cell table:style-name="ce18" office:value-type="float" office:value="3.33572143112321" calcext:value-type="float">
            <text:p>3.34</text:p>
          </table:table-cell>
          <table:table-cell table:number-columns-repeated="1023"/>
        </table:table-row>
        <table:table-row table:style-name="ro1" table:number-rows-repeated="1048541">
          <table:table-cell table:number-columns-repeated="1024"/>
        </table:table-row>
        <table:table-row table:style-name="ro1">
          <table:table-cell table:number-columns-repeated="1024"/>
        </table:table-row>
      </table:table>
      <table:table table:name="Hoja2" table:style-name="ta7">
        <table:table-column table:style-name="co12" table:number-columns-repeated="2" table:default-cell-style-name="Default"/>
        <table:table-column table:style-name="co30" table:default-cell-style-name="Default"/>
        <table:table-column table:style-name="co12" table:number-columns-repeated="8" table:default-cell-style-name="Default"/>
        <table:table-column table:style-name="co30" table:number-columns-repeated="2" table:default-cell-style-name="Default"/>
        <table:table-column table:style-name="co12" table:number-columns-repeated="1011" table:default-cell-style-name="Default"/>
        <table:table-row table:style-name="ro1">
          <table:table-cell office:value-type="string" calcext:value-type="string">
            <text:p>Cálculo límite costos y gastos reforma tributaria</text:p>
          </table:table-cell>
          <table:table-cell table:number-columns-repeated="1023"/>
        </table:table-row>
        <table:table-row table:style-name="ro1">
          <table:table-cell office:value-type="string" calcext:value-type="string">
            <text:p>Percentil</text:p>
          </table:table-cell>
          <table:table-cell office:value-type="float" office:value="89" calcext:value-type="float">
            <text:p>89</text:p>
          </table:table-cell>
          <table:table-cell office:value-type="float" office:value="90" calcext:value-type="float">
            <text:p>90</text:p>
          </table:table-cell>
          <table:table-cell office:value-type="float" office:value="91" calcext:value-type="float">
            <text:p>91</text:p>
          </table:table-cell>
          <table:table-cell office:value-type="float" office:value="92" calcext:value-type="float">
            <text:p>92</text:p>
          </table:table-cell>
          <table:table-cell office:value-type="float" office:value="93" calcext:value-type="float">
            <text:p>93</text:p>
          </table:table-cell>
          <table:table-cell office:value-type="float" office:value="94" calcext:value-type="float">
            <text:p>94</text:p>
          </table:table-cell>
          <table:table-cell office:value-type="float" office:value="95" calcext:value-type="float">
            <text:p>95</text:p>
          </table:table-cell>
          <table:table-cell office:value-type="float" office:value="96" calcext:value-type="float">
            <text:p>96</text:p>
          </table:table-cell>
          <table:table-cell office:value-type="float" office:value="97" calcext:value-type="float">
            <text:p>97</text:p>
          </table:table-cell>
          <table:table-cell office:value-type="float" office:value="98" calcext:value-type="float">
            <text:p>98</text:p>
          </table:table-cell>
          <table:table-cell office:value-type="float" office:value="99" calcext:value-type="float">
            <text:p>99</text:p>
          </table:table-cell>
          <table:table-cell office:value-type="float" office:value="100" calcext:value-type="float">
            <text:p>100</text:p>
          </table:table-cell>
          <table:table-cell table:number-columns-repeated="1011"/>
        </table:table-row>
        <table:table-row table:style-name="ro1">
          <table:table-cell office:value-type="string" calcext:value-type="string">
            <text:p>Con tope de 240 Uvt mes (2880 año)</text:p>
          </table:table-cell>
          <table:table-cell table:number-columns-repeated="1023"/>
        </table:table-row>
        <table:table-row table:style-name="ro1">
          <table:table-cell table:style-name="ce19" office:value-type="percentage" office:value="0.2" calcext:value-type="percentage">
            <text:p>20%</text:p>
          </table:table-cell>
          <table:table-cell table:style-name="ce21" office:value-type="float" office:value="1242.21" calcext:value-type="float">
            <text:p>$1,242.21</text:p>
          </table:table-cell>
          <table:table-cell table:style-name="ce21" office:value-type="float" office:value="1108.25" calcext:value-type="float">
            <text:p>$1,108.25</text:p>
          </table:table-cell>
          <table:table-cell table:style-name="ce21" office:value-type="float" office:value="8226.13" calcext:value-type="float">
            <text:p>$8,226.13</text:p>
          </table:table-cell>
          <table:table-cell table:style-name="ce21" office:value-type="float" office:value="47587.45" calcext:value-type="float">
            <text:p>$47,587.45</text:p>
          </table:table-cell>
          <table:table-cell table:style-name="ce21" office:value-type="float" office:value="93173.51" calcext:value-type="float">
            <text:p>$93,173.51</text:p>
          </table:table-cell>
          <table:table-cell table:style-name="ce21" office:value-type="float" office:value="131659.08" calcext:value-type="float">
            <text:p>$131,659.08</text:p>
          </table:table-cell>
          <table:table-cell table:style-name="ce21" office:value-type="float" office:value="218654.29" calcext:value-type="float">
            <text:p>$218,654.29</text:p>
          </table:table-cell>
          <table:table-cell table:style-name="ce21" office:value-type="float" office:value="305582.19" calcext:value-type="float">
            <text:p>$305,582.19</text:p>
          </table:table-cell>
          <table:table-cell table:style-name="ce21" office:value-type="float" office:value="613778.23" calcext:value-type="float">
            <text:p>$613,778.23</text:p>
          </table:table-cell>
          <table:table-cell table:style-name="ce21" office:value-type="float" office:value="876818.53" calcext:value-type="float">
            <text:p>$876,818.53</text:p>
          </table:table-cell>
          <table:table-cell table:style-name="ce21" office:value-type="float" office:value="1244482.23" calcext:value-type="float">
            <text:p>$1,244,482.23</text:p>
          </table:table-cell>
          <table:table-cell table:style-name="ce21" office:value-type="float" office:value="4482696.67" calcext:value-type="float">
            <text:p>$4,482,696.67</text:p>
          </table:table-cell>
          <table:table-cell table:number-columns-repeated="1011"/>
        </table:table-row>
        <table:table-row table:style-name="ro1">
          <table:table-cell table:style-name="ce19" office:value-type="percentage" office:value="0.25" calcext:value-type="percentage">
            <text:p>25%</text:p>
          </table:table-cell>
          <table:table-cell table:style-name="ce21" office:value-type="float" office:value="1242.21" calcext:value-type="float">
            <text:p>$1,242.21</text:p>
          </table:table-cell>
          <table:table-cell table:style-name="ce21" office:value-type="float" office:value="1108.25" calcext:value-type="float">
            <text:p>$1,108.25</text:p>
          </table:table-cell>
          <table:table-cell table:style-name="ce21" office:value-type="float" office:value="1386.69" calcext:value-type="float">
            <text:p>$1,386.69</text:p>
          </table:table-cell>
          <table:table-cell table:style-name="ce21" office:value-type="float" office:value="10349.61" calcext:value-type="float">
            <text:p>$10,349.61</text:p>
          </table:table-cell>
          <table:table-cell table:style-name="ce21" office:value-type="float" office:value="53038.72" calcext:value-type="float">
            <text:p>$53,038.72</text:p>
          </table:table-cell>
          <table:table-cell table:style-name="ce21" office:value-type="float" office:value="89224.27" calcext:value-type="float">
            <text:p>$89,224.27</text:p>
          </table:table-cell>
          <table:table-cell table:style-name="ce21" office:value-type="float" office:value="171055.78" calcext:value-type="float">
            <text:p>$171,055.78</text:p>
          </table:table-cell>
          <table:table-cell table:style-name="ce21" office:value-type="float" office:value="252312.18" calcext:value-type="float">
            <text:p>$252,312.18</text:p>
          </table:table-cell>
          <table:table-cell table:style-name="ce21" office:value-type="float" office:value="524093.61" calcext:value-type="float">
            <text:p>$524,093.61</text:p>
          </table:table-cell>
          <table:table-cell table:style-name="ce21" office:value-type="float" office:value="770819.35" calcext:value-type="float">
            <text:p>$770,819.35</text:p>
          </table:table-cell>
          <table:table-cell table:style-name="ce21" office:value-type="float" office:value="1116250.72" calcext:value-type="float">
            <text:p>$1,116,250.72</text:p>
          </table:table-cell>
          <table:table-cell table:style-name="ce21" office:value-type="float" office:value="4111803.51" calcext:value-type="float">
            <text:p>$4,111,803.51</text:p>
          </table:table-cell>
          <table:table-cell table:number-columns-repeated="1011"/>
        </table:table-row>
        <table:table-row table:style-name="ro1">
          <table:table-cell table:style-name="ce19" office:value-type="percentage" office:value="0.3" calcext:value-type="percentage">
            <text:p>30%</text:p>
          </table:table-cell>
          <table:table-cell table:style-name="ce21" office:value-type="float" office:value="1242.21" calcext:value-type="float">
            <text:p>$1,242.21</text:p>
          </table:table-cell>
          <table:table-cell table:style-name="ce21" office:value-type="float" office:value="1108.25" calcext:value-type="float">
            <text:p>$1,108.25</text:p>
          </table:table-cell>
          <table:table-cell table:style-name="ce21" office:value-type="float" office:value="1386.69" calcext:value-type="float">
            <text:p>$1,386.69</text:p>
          </table:table-cell>
          <table:table-cell table:style-name="ce21" office:value-type="float" office:value="1615.25" calcext:value-type="float">
            <text:p>$1,615.25</text:p>
          </table:table-cell>
          <table:table-cell table:style-name="ce21" office:value-type="float" office:value="12903.94" calcext:value-type="float">
            <text:p>$12,903.94</text:p>
          </table:table-cell>
          <table:table-cell table:style-name="ce21" office:value-type="float" office:value="46789.46" calcext:value-type="float">
            <text:p>$46,789.46</text:p>
          </table:table-cell>
          <table:table-cell table:style-name="ce21" office:value-type="float" office:value="123457.28" calcext:value-type="float">
            <text:p>$123,457.28</text:p>
          </table:table-cell>
          <table:table-cell table:style-name="ce21" office:value-type="float" office:value="199042.17" calcext:value-type="float">
            <text:p>$199,042.17</text:p>
          </table:table-cell>
          <table:table-cell table:style-name="ce21" office:value-type="float" office:value="304019.1" calcext:value-type="float">
            <text:p>$304,019.10</text:p>
          </table:table-cell>
          <table:table-cell table:style-name="ce21" office:value-type="float" office:value="664820.16" calcext:value-type="float">
            <text:p>$664,820.16</text:p>
          </table:table-cell>
          <table:table-cell table:style-name="ce21" office:value-type="float" office:value="988019.2" calcext:value-type="float">
            <text:p>$988,019.20</text:p>
          </table:table-cell>
          <table:table-cell table:style-name="ce21" office:value-type="float" office:value="3740910.36" calcext:value-type="float">
            <text:p>$3,740,910.36</text:p>
          </table:table-cell>
          <table:table-cell table:number-columns-repeated="1011"/>
        </table:table-row>
        <table:table-row table:style-name="ro1">
          <table:table-cell table:style-name="ce20" office:value-type="percentage" office:value="0.35" calcext:value-type="percentage">
            <text:p>35%</text:p>
          </table:table-cell>
          <table:table-cell table:style-name="ce21" office:value-type="float" office:value="1242.21" calcext:value-type="float">
            <text:p>$1,242.21</text:p>
          </table:table-cell>
          <table:table-cell table:style-name="ce21" office:value-type="float" office:value="1108.25" calcext:value-type="float">
            <text:p>$1,108.25</text:p>
          </table:table-cell>
          <table:table-cell table:style-name="ce21" office:value-type="float" office:value="1386.69" calcext:value-type="float">
            <text:p>$1,386.69</text:p>
          </table:table-cell>
          <table:table-cell table:style-name="ce21" office:value-type="float" office:value="1615.25" calcext:value-type="float">
            <text:p>$1,615.25</text:p>
          </table:table-cell>
          <table:table-cell table:style-name="ce21" office:value-type="float" office:value="850.18" calcext:value-type="float">
            <text:p>$850.18</text:p>
          </table:table-cell>
          <table:table-cell table:style-name="ce21" office:value-type="float" office:value="4354.65" calcext:value-type="float">
            <text:p>$4,354.65</text:p>
          </table:table-cell>
          <table:table-cell table:style-name="ce21" office:value-type="float" office:value="75858.78" calcext:value-type="float">
            <text:p>$75,858.78</text:p>
          </table:table-cell>
          <table:table-cell table:style-name="ce21" office:value-type="float" office:value="145772.17" calcext:value-type="float">
            <text:p>$145,772.17</text:p>
          </table:table-cell>
          <table:table-cell table:style-name="ce21" office:value-type="float" office:value="243161.68" calcext:value-type="float">
            <text:p>$243,161.68</text:p>
          </table:table-cell>
          <table:table-cell table:style-name="ce21" office:value-type="float" office:value="558820.98" calcext:value-type="float">
            <text:p>$558,820.98</text:p>
          </table:table-cell>
          <table:table-cell table:style-name="ce21" office:value-type="float" office:value="859787.69" calcext:value-type="float">
            <text:p>$859,787.69</text:p>
          </table:table-cell>
          <table:table-cell table:style-name="ce21" office:value-type="float" office:value="3443036.5" calcext:value-type="float">
            <text:p>$3,443,036.50</text:p>
          </table:table-cell>
          <table:table-cell table:number-columns-repeated="1011"/>
        </table:table-row>
        <table:table-row table:style-name="ro1">
          <table:table-cell table:style-name="ce19" office:value-type="percentage" office:value="0.4" calcext:value-type="percentage">
            <text:p>40%</text:p>
          </table:table-cell>
          <table:table-cell table:style-name="ce21" office:value-type="float" office:value="1242.21" calcext:value-type="float">
            <text:p>$1,242.21</text:p>
          </table:table-cell>
          <table:table-cell table:style-name="ce21" office:value-type="float" office:value="1108.25" calcext:value-type="float">
            <text:p>$1,108.25</text:p>
          </table:table-cell>
          <table:table-cell table:style-name="ce21" office:value-type="float" office:value="1386.69" calcext:value-type="float">
            <text:p>$1,386.69</text:p>
          </table:table-cell>
          <table:table-cell table:style-name="ce21" office:value-type="float" office:value="1615.25" calcext:value-type="float">
            <text:p>$1,615.25</text:p>
          </table:table-cell>
          <table:table-cell table:style-name="ce21" office:value-type="float" office:value="850.18" calcext:value-type="float">
            <text:p>$850.18</text:p>
          </table:table-cell>
          <table:table-cell table:style-name="ce21" office:value-type="float" office:value="2535.4" calcext:value-type="float">
            <text:p>$2,535.40</text:p>
          </table:table-cell>
          <table:table-cell table:style-name="ce21" office:value-type="float" office:value="28260.28" calcext:value-type="float">
            <text:p>$28,260.28</text:p>
          </table:table-cell>
          <table:table-cell table:style-name="ce21" office:value-type="float" office:value="92502.16" calcext:value-type="float">
            <text:p>$92,502.16</text:p>
          </table:table-cell>
          <table:table-cell table:style-name="ce21" office:value-type="float" office:value="182304.25" calcext:value-type="float">
            <text:p>$182,304.25</text:p>
          </table:table-cell>
          <table:table-cell table:style-name="ce21" office:value-type="float" office:value="452821.8" calcext:value-type="float">
            <text:p>$452,821.80</text:p>
          </table:table-cell>
          <table:table-cell table:style-name="ce21" office:value-type="float" office:value="731556.18" calcext:value-type="float">
            <text:p>$731,556.18</text:p>
          </table:table-cell>
          <table:table-cell table:style-name="ce21" office:value-type="float" office:value="3443036.5" calcext:value-type="float">
            <text:p>$3,443,036.50</text:p>
          </table:table-cell>
          <table:table-cell table:number-columns-repeated="1011"/>
        </table:table-row>
        <table:table-row table:style-name="ro1">
          <table:table-cell table:number-columns-repeated="1024"/>
        </table:table-row>
        <table:table-row table:style-name="ro1">
          <table:table-cell office:value-type="string" calcext:value-type="string">
            <text:p>Con tope de 5040 Uvt</text:p>
          </table:table-cell>
          <table:table-cell table:number-columns-repeated="1023"/>
        </table:table-row>
        <table:table-row table:style-name="ro1">
          <table:table-cell table:style-name="ce19" office:value-type="percentage" office:value="0.2" calcext:value-type="percentage">
            <text:p>20%</text:p>
          </table:table-cell>
          <table:table-cell table:style-name="ce21" office:value-type="float" office:value="1242.21" calcext:value-type="float">
            <text:p>$1,242.21</text:p>
          </table:table-cell>
          <table:table-cell table:style-name="ce21" office:value-type="float" office:value="1108.25" calcext:value-type="float">
            <text:p>$1,108.25</text:p>
          </table:table-cell>
          <table:table-cell table:style-name="ce21" office:value-type="float" office:value="8226.13" calcext:value-type="float">
            <text:p>$8,226.13</text:p>
          </table:table-cell>
          <table:table-cell table:style-name="ce21" office:value-type="float" office:value="47587.45" calcext:value-type="float">
            <text:p>$47,587.45</text:p>
          </table:table-cell>
          <table:table-cell table:style-name="ce21" office:value-type="float" office:value="93173.51" calcext:value-type="float">
            <text:p>$93,173.51</text:p>
          </table:table-cell>
          <table:table-cell table:style-name="ce21" office:value-type="float" office:value="131659.08" calcext:value-type="float">
            <text:p>$131,659.08</text:p>
          </table:table-cell>
          <table:table-cell table:style-name="ce21" office:value-type="float" office:value="218654.29" calcext:value-type="float">
            <text:p>$218,654.29</text:p>
          </table:table-cell>
          <table:table-cell table:style-name="ce21" office:value-type="float" office:value="305582.19" calcext:value-type="float">
            <text:p>$305,582.19</text:p>
          </table:table-cell>
          <table:table-cell table:style-name="ce21" office:value-type="float" office:value="613778.23" calcext:value-type="float">
            <text:p>$613,778.23</text:p>
          </table:table-cell>
          <table:table-cell table:style-name="ce21" office:value-type="float" office:value="876818.53" calcext:value-type="float">
            <text:p>$876,818.53</text:p>
          </table:table-cell>
          <table:table-cell table:style-name="ce21" office:value-type="float" office:value="1244482.23" calcext:value-type="float">
            <text:p>$1,244,482.23</text:p>
          </table:table-cell>
          <table:table-cell table:style-name="ce21" office:value-type="float" office:value="4482696.67" calcext:value-type="float">
            <text:p>$4,482,696.67</text:p>
          </table:table-cell>
          <table:table-cell table:number-columns-repeated="1011"/>
        </table:table-row>
        <table:table-row table:style-name="ro1">
          <table:table-cell table:style-name="ce19" office:value-type="percentage" office:value="0.25" calcext:value-type="percentage">
            <text:p>25%</text:p>
          </table:table-cell>
          <table:table-cell table:style-name="ce21" office:value-type="float" office:value="1242.21" calcext:value-type="float">
            <text:p>$1,242.21</text:p>
          </table:table-cell>
          <table:table-cell table:style-name="ce21" office:value-type="float" office:value="1108.25" calcext:value-type="float">
            <text:p>$1,108.25</text:p>
          </table:table-cell>
          <table:table-cell table:style-name="ce21" office:value-type="float" office:value="1386.69" calcext:value-type="float">
            <text:p>$1,386.69</text:p>
          </table:table-cell>
          <table:table-cell table:style-name="ce21" office:value-type="float" office:value="10349.61" calcext:value-type="float">
            <text:p>$10,349.61</text:p>
          </table:table-cell>
          <table:table-cell table:style-name="ce21" office:value-type="float" office:value="53038.72" calcext:value-type="float">
            <text:p>$53,038.72</text:p>
          </table:table-cell>
          <table:table-cell table:style-name="ce21" office:value-type="float" office:value="89224.27" calcext:value-type="float">
            <text:p>$89,224.27</text:p>
          </table:table-cell>
          <table:table-cell table:style-name="ce21" office:value-type="float" office:value="171055.78" calcext:value-type="float">
            <text:p>$171,055.78</text:p>
          </table:table-cell>
          <table:table-cell table:style-name="ce21" office:value-type="float" office:value="252312.18" calcext:value-type="float">
            <text:p>$252,312.18</text:p>
          </table:table-cell>
          <table:table-cell table:style-name="ce21" office:value-type="float" office:value="524093.61" calcext:value-type="float">
            <text:p>$524,093.61</text:p>
          </table:table-cell>
          <table:table-cell table:style-name="ce21" office:value-type="float" office:value="770819.35" calcext:value-type="float">
            <text:p>$770,819.35</text:p>
          </table:table-cell>
          <table:table-cell table:style-name="ce21" office:value-type="float" office:value="1116250.72" calcext:value-type="float">
            <text:p>$1,116,250.72</text:p>
          </table:table-cell>
          <table:table-cell table:style-name="ce21" office:value-type="float" office:value="4111803.51" calcext:value-type="float">
            <text:p>$4,111,803.51</text:p>
          </table:table-cell>
          <table:table-cell table:number-columns-repeated="1011"/>
        </table:table-row>
        <table:table-row table:style-name="ro1">
          <table:table-cell table:style-name="ce19" office:value-type="percentage" office:value="0.3" calcext:value-type="percentage">
            <text:p>30%</text:p>
          </table:table-cell>
          <table:table-cell table:style-name="ce21" office:value-type="float" office:value="1242.21" calcext:value-type="float">
            <text:p>$1,242.21</text:p>
          </table:table-cell>
          <table:table-cell table:style-name="ce21" office:value-type="float" office:value="1108.25" calcext:value-type="float">
            <text:p>$1,108.25</text:p>
          </table:table-cell>
          <table:table-cell table:style-name="ce21" office:value-type="float" office:value="1386.69" calcext:value-type="float">
            <text:p>$1,386.69</text:p>
          </table:table-cell>
          <table:table-cell table:style-name="ce21" office:value-type="float" office:value="1615.25" calcext:value-type="float">
            <text:p>$1,615.25</text:p>
          </table:table-cell>
          <table:table-cell table:style-name="ce21" office:value-type="float" office:value="12903.94" calcext:value-type="float">
            <text:p>$12,903.94</text:p>
          </table:table-cell>
          <table:table-cell table:style-name="ce21" office:value-type="float" office:value="46789.46" calcext:value-type="float">
            <text:p>$46,789.46</text:p>
          </table:table-cell>
          <table:table-cell table:style-name="ce21" office:value-type="float" office:value="123457.28" calcext:value-type="float">
            <text:p>$123,457.28</text:p>
          </table:table-cell>
          <table:table-cell table:style-name="ce21" office:value-type="float" office:value="199042.17" calcext:value-type="float">
            <text:p>$199,042.17</text:p>
          </table:table-cell>
          <table:table-cell table:style-name="ce21" office:value-type="float" office:value="304019.1" calcext:value-type="float">
            <text:p>$304,019.10</text:p>
          </table:table-cell>
          <table:table-cell table:style-name="ce21" office:value-type="float" office:value="664820.16" calcext:value-type="float">
            <text:p>$664,820.16</text:p>
          </table:table-cell>
          <table:table-cell table:style-name="ce21" office:value-type="float" office:value="988019.2" calcext:value-type="float">
            <text:p>$988,019.20</text:p>
          </table:table-cell>
          <table:table-cell table:style-name="ce21" office:value-type="float" office:value="3740910.36" calcext:value-type="float">
            <text:p>$3,740,910.36</text:p>
          </table:table-cell>
          <table:table-cell table:number-columns-repeated="1011"/>
        </table:table-row>
        <table:table-row table:style-name="ro1">
          <table:table-cell table:style-name="ce19" office:value-type="percentage" office:value="0.35" calcext:value-type="percentage">
            <text:p>35%</text:p>
          </table:table-cell>
          <table:table-cell table:style-name="ce21" office:value-type="float" office:value="1242.21" calcext:value-type="float">
            <text:p>$1,242.21</text:p>
          </table:table-cell>
          <table:table-cell table:style-name="ce21" office:value-type="float" office:value="1108.25" calcext:value-type="float">
            <text:p>$1,108.25</text:p>
          </table:table-cell>
          <table:table-cell table:style-name="ce21" office:value-type="float" office:value="1386.69" calcext:value-type="float">
            <text:p>$1,386.69</text:p>
          </table:table-cell>
          <table:table-cell table:style-name="ce21" office:value-type="float" office:value="1615.25" calcext:value-type="float">
            <text:p>$1,615.25</text:p>
          </table:table-cell>
          <table:table-cell table:style-name="ce21" office:value-type="float" office:value="850.18" calcext:value-type="float">
            <text:p>$850.18</text:p>
          </table:table-cell>
          <table:table-cell table:style-name="ce21" office:value-type="float" office:value="4354.65" calcext:value-type="float">
            <text:p>$4,354.65</text:p>
          </table:table-cell>
          <table:table-cell table:style-name="ce21" office:value-type="float" office:value="75858.78" calcext:value-type="float">
            <text:p>$75,858.78</text:p>
          </table:table-cell>
          <table:table-cell table:style-name="ce21" office:value-type="float" office:value="145772.17" calcext:value-type="float">
            <text:p>$145,772.17</text:p>
          </table:table-cell>
          <table:table-cell table:style-name="ce21" office:value-type="float" office:value="243161.68" calcext:value-type="float">
            <text:p>$243,161.68</text:p>
          </table:table-cell>
          <table:table-cell table:style-name="ce21" office:value-type="float" office:value="558820.98" calcext:value-type="float">
            <text:p>$558,820.98</text:p>
          </table:table-cell>
          <table:table-cell table:style-name="ce21" office:value-type="float" office:value="859787.69" calcext:value-type="float">
            <text:p>$859,787.69</text:p>
          </table:table-cell>
          <table:table-cell table:style-name="ce21" office:value-type="float" office:value="3370017.2" calcext:value-type="float">
            <text:p>$3,370,017.20</text:p>
          </table:table-cell>
          <table:table-cell table:number-columns-repeated="1011"/>
        </table:table-row>
        <table:table-row table:style-name="ro1">
          <table:table-cell table:style-name="ce20" office:value-type="percentage" office:value="0.4" calcext:value-type="percentage">
            <text:p>40%</text:p>
          </table:table-cell>
          <table:table-cell table:style-name="ce21" office:value-type="float" office:value="1242.21" calcext:value-type="float">
            <text:p>$1,242.21</text:p>
          </table:table-cell>
          <table:table-cell table:style-name="ce21" office:value-type="float" office:value="1108.25" calcext:value-type="float">
            <text:p>$1,108.25</text:p>
          </table:table-cell>
          <table:table-cell table:style-name="ce21" office:value-type="float" office:value="1386.69" calcext:value-type="float">
            <text:p>$1,386.69</text:p>
          </table:table-cell>
          <table:table-cell table:style-name="ce21" office:value-type="float" office:value="1615.25" calcext:value-type="float">
            <text:p>$1,615.25</text:p>
          </table:table-cell>
          <table:table-cell table:style-name="ce21" office:value-type="float" office:value="850.18" calcext:value-type="float">
            <text:p>$850.18</text:p>
          </table:table-cell>
          <table:table-cell table:style-name="ce21" office:value-type="float" office:value="2535.4" calcext:value-type="float">
            <text:p>$2,535.40</text:p>
          </table:table-cell>
          <table:table-cell table:style-name="ce21" office:value-type="float" office:value="28260.28" calcext:value-type="float">
            <text:p>$28,260.28</text:p>
          </table:table-cell>
          <table:table-cell table:style-name="ce21" office:value-type="float" office:value="92502.16" calcext:value-type="float">
            <text:p>$92,502.16</text:p>
          </table:table-cell>
          <table:table-cell table:style-name="ce21" office:value-type="float" office:value="182304.25" calcext:value-type="float">
            <text:p>$182,304.25</text:p>
          </table:table-cell>
          <table:table-cell table:style-name="ce21" office:value-type="float" office:value="452821.8" calcext:value-type="float">
            <text:p>$452,821.80</text:p>
          </table:table-cell>
          <table:table-cell table:style-name="ce21" office:value-type="float" office:value="731556.18" calcext:value-type="float">
            <text:p>$731,556.18</text:p>
          </table:table-cell>
          <table:table-cell table:style-name="ce21" office:value-type="float" office:value="2999124.04" calcext:value-type="float">
            <text:p>$2,999,124.04</text:p>
          </table:table-cell>
          <table:table-cell table:number-columns-repeated="1011"/>
        </table:table-row>
        <table:table-row table:style-name="ro1">
          <table:table-cell table:number-columns-repeated="1024"/>
        </table:table-row>
        <table:table-row table:style-name="ro1">
          <table:table-cell office:value-type="string" calcext:value-type="string">
            <text:p>Con tope de 1000 Uvt</text:p>
          </table:table-cell>
          <table:table-cell table:number-columns-repeated="1023"/>
        </table:table-row>
        <table:table-row table:style-name="ro1">
          <table:table-cell table:style-name="ce19" office:value-type="percentage" office:value="0.2" calcext:value-type="percentage">
            <text:p>20%</text:p>
          </table:table-cell>
          <table:table-cell table:style-name="ce21" office:value-type="float" office:value="1242.21" calcext:value-type="float">
            <text:p>$1,242.21</text:p>
          </table:table-cell>
          <table:table-cell table:style-name="ce21" office:value-type="float" office:value="1108.25" calcext:value-type="float">
            <text:p>$1,108.25</text:p>
          </table:table-cell>
          <table:table-cell table:style-name="ce21" office:value-type="float" office:value="8226.13" calcext:value-type="float">
            <text:p>$8,226.13</text:p>
          </table:table-cell>
          <table:table-cell table:style-name="ce21" office:value-type="float" office:value="47587.45" calcext:value-type="float">
            <text:p>$47,587.45</text:p>
          </table:table-cell>
          <table:table-cell table:style-name="ce21" office:value-type="float" office:value="93173.51" calcext:value-type="float">
            <text:p>$93,173.51</text:p>
          </table:table-cell>
          <table:table-cell table:style-name="ce21" office:value-type="float" office:value="131659.08" calcext:value-type="float">
            <text:p>$131,659.08</text:p>
          </table:table-cell>
          <table:table-cell table:style-name="ce21" office:value-type="float" office:value="218654.29" calcext:value-type="float">
            <text:p>$218,654.29</text:p>
          </table:table-cell>
          <table:table-cell table:style-name="ce21" office:value-type="float" office:value="305582.19" calcext:value-type="float">
            <text:p>$305,582.19</text:p>
          </table:table-cell>
          <table:table-cell table:style-name="ce21" office:value-type="float" office:value="613778.23" calcext:value-type="float">
            <text:p>$613,778.23</text:p>
          </table:table-cell>
          <table:table-cell table:style-name="ce21" office:value-type="float" office:value="876818.53" calcext:value-type="float">
            <text:p>$876,818.53</text:p>
          </table:table-cell>
          <table:table-cell table:style-name="ce21" office:value-type="float" office:value="1244482.23" calcext:value-type="float">
            <text:p>$1,244,482.23</text:p>
          </table:table-cell>
          <table:table-cell table:style-name="ce21" office:value-type="float" office:value="5090146.8" calcext:value-type="float">
            <text:p>$5,090,146.80</text:p>
          </table:table-cell>
          <table:table-cell table:number-columns-repeated="1011"/>
        </table:table-row>
        <table:table-row table:style-name="ro1">
          <table:table-cell table:style-name="ce19" office:value-type="percentage" office:value="0.25" calcext:value-type="percentage">
            <text:p>25%</text:p>
          </table:table-cell>
          <table:table-cell table:style-name="ce21" office:value-type="float" office:value="1242.21" calcext:value-type="float">
            <text:p>$1,242.21</text:p>
          </table:table-cell>
          <table:table-cell table:style-name="ce21" office:value-type="float" office:value="1108.25" calcext:value-type="float">
            <text:p>$1,108.25</text:p>
          </table:table-cell>
          <table:table-cell table:style-name="ce21" office:value-type="float" office:value="1386.69" calcext:value-type="float">
            <text:p>$1,386.69</text:p>
          </table:table-cell>
          <table:table-cell table:style-name="ce21" office:value-type="float" office:value="10349.61" calcext:value-type="float">
            <text:p>$10,349.61</text:p>
          </table:table-cell>
          <table:table-cell table:style-name="ce21" office:value-type="float" office:value="53038.72" calcext:value-type="float">
            <text:p>$53,038.72</text:p>
          </table:table-cell>
          <table:table-cell table:style-name="ce21" office:value-type="float" office:value="89224.27" calcext:value-type="float">
            <text:p>$89,224.27</text:p>
          </table:table-cell>
          <table:table-cell table:style-name="ce21" office:value-type="float" office:value="171055.78" calcext:value-type="float">
            <text:p>$171,055.78</text:p>
          </table:table-cell>
          <table:table-cell table:style-name="ce21" office:value-type="float" office:value="252312.18" calcext:value-type="float">
            <text:p>$252,312.18</text:p>
          </table:table-cell>
          <table:table-cell table:style-name="ce21" office:value-type="float" office:value="524093.61" calcext:value-type="float">
            <text:p>$524,093.61</text:p>
          </table:table-cell>
          <table:table-cell table:style-name="ce21" office:value-type="float" office:value="770819.35" calcext:value-type="float">
            <text:p>$770,819.35</text:p>
          </table:table-cell>
          <table:table-cell table:style-name="ce21" office:value-type="float" office:value="1116250.72" calcext:value-type="float">
            <text:p>$1,116,250.72</text:p>
          </table:table-cell>
          <table:table-cell table:style-name="ce21" office:value-type="float" office:value="5090146.8" calcext:value-type="float">
            <text:p>$5,090,146.80</text:p>
          </table:table-cell>
          <table:table-cell table:number-columns-repeated="1011"/>
        </table:table-row>
        <table:table-row table:style-name="ro1">
          <table:table-cell table:style-name="ce19" office:value-type="percentage" office:value="0.3" calcext:value-type="percentage">
            <text:p>30%</text:p>
          </table:table-cell>
          <table:table-cell table:style-name="ce21" office:value-type="float" office:value="1242.21" calcext:value-type="float">
            <text:p>$1,242.21</text:p>
          </table:table-cell>
          <table:table-cell table:style-name="ce21" office:value-type="float" office:value="1108.25" calcext:value-type="float">
            <text:p>$1,108.25</text:p>
          </table:table-cell>
          <table:table-cell table:style-name="ce21" office:value-type="float" office:value="1386.69" calcext:value-type="float">
            <text:p>$1,386.69</text:p>
          </table:table-cell>
          <table:table-cell table:style-name="ce21" office:value-type="float" office:value="1615.25" calcext:value-type="float">
            <text:p>$1,615.25</text:p>
          </table:table-cell>
          <table:table-cell table:style-name="ce21" office:value-type="float" office:value="12903.94" calcext:value-type="float">
            <text:p>$12,903.94</text:p>
          </table:table-cell>
          <table:table-cell table:style-name="ce21" office:value-type="float" office:value="46789.46" calcext:value-type="float">
            <text:p>$46,789.46</text:p>
          </table:table-cell>
          <table:table-cell table:style-name="ce21" office:value-type="float" office:value="123457.28" calcext:value-type="float">
            <text:p>$123,457.28</text:p>
          </table:table-cell>
          <table:table-cell table:style-name="ce21" office:value-type="float" office:value="199042.17" calcext:value-type="float">
            <text:p>$199,042.17</text:p>
          </table:table-cell>
          <table:table-cell table:style-name="ce21" office:value-type="float" office:value="304019.1" calcext:value-type="float">
            <text:p>$304,019.10</text:p>
          </table:table-cell>
          <table:table-cell table:style-name="ce21" office:value-type="float" office:value="664820.16" calcext:value-type="float">
            <text:p>$664,820.16</text:p>
          </table:table-cell>
          <table:table-cell table:style-name="ce21" office:value-type="float" office:value="1014031.6" calcext:value-type="float">
            <text:p>$1,014,031.60</text:p>
          </table:table-cell>
          <table:table-cell table:style-name="ce21" office:value-type="float" office:value="5090146.8" calcext:value-type="float">
            <text:p>$5,090,146.80</text:p>
          </table:table-cell>
          <table:table-cell table:number-columns-repeated="1011"/>
        </table:table-row>
        <table:table-row table:style-name="ro1">
          <table:table-cell table:style-name="ce19" office:value-type="percentage" office:value="0.35" calcext:value-type="percentage">
            <text:p>35%</text:p>
          </table:table-cell>
          <table:table-cell table:style-name="ce21" office:value-type="float" office:value="1242.21" calcext:value-type="float">
            <text:p>$1,242.21</text:p>
          </table:table-cell>
          <table:table-cell table:style-name="ce21" office:value-type="float" office:value="1108.25" calcext:value-type="float">
            <text:p>$1,108.25</text:p>
          </table:table-cell>
          <table:table-cell table:style-name="ce21" office:value-type="float" office:value="1386.69" calcext:value-type="float">
            <text:p>$1,386.69</text:p>
          </table:table-cell>
          <table:table-cell table:style-name="ce21" office:value-type="float" office:value="1615.25" calcext:value-type="float">
            <text:p>$1,615.25</text:p>
          </table:table-cell>
          <table:table-cell table:style-name="ce21" office:value-type="float" office:value="850.18" calcext:value-type="float">
            <text:p>$850.18</text:p>
          </table:table-cell>
          <table:table-cell table:style-name="ce21" office:value-type="float" office:value="4354.65" calcext:value-type="float">
            <text:p>$4,354.65</text:p>
          </table:table-cell>
          <table:table-cell table:style-name="ce21" office:value-type="float" office:value="75858.78" calcext:value-type="float">
            <text:p>$75,858.78</text:p>
          </table:table-cell>
          <table:table-cell table:style-name="ce21" office:value-type="float" office:value="145772.17" calcext:value-type="float">
            <text:p>$145,772.17</text:p>
          </table:table-cell>
          <table:table-cell table:style-name="ce21" office:value-type="float" office:value="243161.68" calcext:value-type="float">
            <text:p>$243,161.68</text:p>
          </table:table-cell>
          <table:table-cell table:style-name="ce21" office:value-type="float" office:value="558820.98" calcext:value-type="float">
            <text:p>$558,820.98</text:p>
          </table:table-cell>
          <table:table-cell table:style-name="ce21" office:value-type="float" office:value="1014031.6" calcext:value-type="float">
            <text:p>$1,014,031.60</text:p>
          </table:table-cell>
          <table:table-cell table:style-name="ce21" office:value-type="float" office:value="5090146.8" calcext:value-type="float">
            <text:p>$5,090,146.80</text:p>
          </table:table-cell>
          <table:table-cell table:number-columns-repeated="1011"/>
        </table:table-row>
        <table:table-row table:style-name="ro1">
          <table:table-cell table:style-name="ce19" office:value-type="percentage" office:value="0.4" calcext:value-type="percentage">
            <text:p>40%</text:p>
          </table:table-cell>
          <table:table-cell table:style-name="ce21" office:value-type="float" office:value="1242.21" calcext:value-type="float">
            <text:p>$1,242.21</text:p>
          </table:table-cell>
          <table:table-cell table:style-name="ce21" office:value-type="float" office:value="1108.25" calcext:value-type="float">
            <text:p>$1,108.25</text:p>
          </table:table-cell>
          <table:table-cell table:style-name="ce21" office:value-type="float" office:value="1386.69" calcext:value-type="float">
            <text:p>$1,386.69</text:p>
          </table:table-cell>
          <table:table-cell table:style-name="ce21" office:value-type="float" office:value="1615.25" calcext:value-type="float">
            <text:p>$1,615.25</text:p>
          </table:table-cell>
          <table:table-cell table:style-name="ce21" office:value-type="float" office:value="850.18" calcext:value-type="float">
            <text:p>$850.18</text:p>
          </table:table-cell>
          <table:table-cell table:style-name="ce21" office:value-type="float" office:value="2535.4" calcext:value-type="float">
            <text:p>$2,535.40</text:p>
          </table:table-cell>
          <table:table-cell table:style-name="ce21" office:value-type="float" office:value="28260.28" calcext:value-type="float">
            <text:p>$28,260.28</text:p>
          </table:table-cell>
          <table:table-cell table:style-name="ce21" office:value-type="float" office:value="92502.16" calcext:value-type="float">
            <text:p>$92,502.16</text:p>
          </table:table-cell>
          <table:table-cell table:style-name="ce21" office:value-type="float" office:value="182304.25" calcext:value-type="float">
            <text:p>$182,304.25</text:p>
          </table:table-cell>
          <table:table-cell table:style-name="ce21" office:value-type="float" office:value="557438.6" calcext:value-type="float">
            <text:p>$557,438.60</text:p>
          </table:table-cell>
          <table:table-cell table:style-name="ce21" office:value-type="float" office:value="1014031.6" calcext:value-type="float">
            <text:p>$1,014,031.60</text:p>
          </table:table-cell>
          <table:table-cell table:style-name="ce21" office:value-type="float" office:value="5090146.8" calcext:value-type="float">
            <text:p>$5,090,146.80</text:p>
          </table:table-cell>
          <table:table-cell table:number-columns-repeated="1011"/>
        </table:table-row>
        <table:table-row table:style-name="ro1">
          <table:table-cell table:style-name="ce19"/>
          <table:table-cell table:style-name="ce21" table:number-columns-repeated="12"/>
          <table:table-cell table:number-columns-repeated="1011"/>
        </table:table-row>
        <table:table-row table:style-name="ro1">
          <table:table-cell table:number-columns-repeated="1024"/>
        </table:table-row>
        <table:table-row table:style-name="ro1">
          <table:table-cell office:value-type="string" calcext:value-type="string">
            <text:p>solo Capital con reforma (ingresos promedio percentil más alto)</text:p>
          </table:table-cell>
          <table:table-cell/>
          <table:table-cell table:style-name="ce21" office:value-type="float" office:value="538118.301253333" calcext:value-type="float">
            <text:p>$538,118.30</text:p>
          </table:table-cell>
          <table:table-cell table:number-columns-repeated="1021"/>
        </table:table-row>
        <table:table-row table:style-name="ro1">
          <table:table-cell office:value-type="string" calcext:value-type="string">
            <text:p>Solo Capital sin reforma (ingreso promedio percentil más alto)</text:p>
          </table:table-cell>
          <table:table-cell/>
          <table:table-cell table:style-name="ce21" office:value-type="float" office:value="1040088.6212" calcext:value-type="float">
            <text:p>$1,040,088.62</text:p>
          </table:table-cell>
          <table:table-cell table:number-columns-repeated="1021"/>
        </table:table-row>
        <table:table-row table:style-name="ro1">
          <table:table-cell table:number-columns-repeated="2"/>
          <table:table-cell table:style-name="ce21"/>
          <table:table-cell table:number-columns-repeated="1021"/>
        </table:table-row>
        <table:table-row table:style-name="ro1" table:number-rows-repeated="104854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6P0" style:volatile="true">
      <number:text>$</number:text>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8P0" style:volatile="true">
      <number:text>$</number:text>
      <number:number number:decimal-places="0" loext:min-decimal-places="0" number:min-integer-digits="1" number:grouping="true"/>
      <number:text> </number:text>
    </number:number-style>
    <number:number-style style:name="N128">
      <style:text-properties fo:color="#ff0000"/>
      <number:text>($</number:text>
      <number:number number:decimal-places="0" loext:min-decimal-places="0" number:min-integer-digits="1" number:grouping="true"/>
      <number:text>)</number:text>
      <style:map style:condition="value()&gt;=0" style:apply-style-name="N128P0"/>
    </number:number-style>
    <number:number-style style:name="N129">
      <number:text>$</number:text>
      <number:number number:decimal-places="0" loext:min-decimal-places="0" number:min-integer-digits="1" number:grouping="true"/>
    </number:number-style>
    <number:number-style style:name="N130">
      <number:text>$ </number:text>
      <number:number number:decimal-places="0" loext:min-decimal-places="0"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5">00/00/0000</text:date>, <text:time style:data-style-name="N2" text:time-value="11:55:53.260549419">00:00:00</text:time></text:p>
        </style:region-right>
      </style:header>
      <style:header-left style:display="false"/>
      <style:footer>
        <text:p>Page <text:page-number>1</text:page-number><text:s/>/ <text:page-count>99</text:page-count></text:p>
      </style:footer>
      <style:footer-left style:display="false"/>
    </style:master-page>
    <style:master-page style:name="PageStyle_5f_Individuo_20__28_2_29_" style:display-name="PageStyle_Individuo (2)" style:page-layout-name="Mpm3">
      <style:header style:display="false"/>
      <style:header-left style:display="false"/>
      <style:footer style:display="false"/>
      <style:footer-left style:display="false"/>
    </style:master-page>
    <style:master-page style:name="PageStyle_5f_Precios_20_y_20_parámetros" style:display-name="PageStyle_Precios y parámetros" style:page-layout-name="Mpm4">
      <style:header style:display="false"/>
      <style:header-left style:display="false"/>
      <style:footer style:display="false"/>
      <style:footer-left style:display="false"/>
    </style:master-page>
    <style:master-page style:name="PageStyle_5f_Hoja2" style:display-name="PageStyle_Hoja2" style:page-layout-name="Mpm4">
      <style:header style:display="false"/>
      <style:header-left style:display="false"/>
      <style:footer style:display="false"/>
      <style:footer-left style:display="false"/>
    </style:master-page>
    <style:master-page style:name="PageStyle_5f_Empresa" style:display-name="PageStyle_Empresa" style:page-layout-name="Mpm3">
      <style:header style:display="false"/>
      <style:header-left style:display="false"/>
      <style:footer style:display="false"/>
      <style:footer-left style:display="false"/>
    </style:master-page>
    <style:master-page style:name="PageStyle_5f_Individuo" style:display-name="PageStyle_Individuo" style:page-layout-name="Mpm3">
      <style:header style:display="false"/>
      <style:header-left style:display="false"/>
      <style:footer style:display="false"/>
      <style:footer-left style:display="false"/>
    </style:master-page>
    <style:master-page style:name="PageStyle_5f_Metodología" style:display-name="PageStyle_Metodología" style:page-layout-name="Mpm3">
      <style:header style:display="false"/>
      <style:header-left style:display="false"/>
      <style:footer style:display="false"/>
      <style:footer-left style:display="false"/>
    </style:master-page>
    <style:master-page style:name="PageStyle_5f_Hoja1" style:display-name="PageStyle_Hoj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Carlos Reyes Hernández</meta:initial-creator>
    <meta:creation-date>2018-08-01T23:12:37</meta:creation-date>
    <dc:date>2019-02-25T12:15:25.989034825</dc:date>
    <meta:generator>LibreOffice/6.0.7.3$Linux_X86_64 LibreOffice_project/00m0$Build-3</meta:generator>
    <meta:editing-duration>PT14M6S</meta:editing-duration>
    <meta:editing-cycles>4</meta:editing-cycles>
    <meta:document-statistic meta:table-count="7" meta:cell-count="5046"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Hoja1.xml><?xml version="1.0" encoding="utf-8"?>
<!DOCTYPE module  PUBLIC '-//OpenOffice.org//DTD OfficeDocument 1.0//EN'  'module.dtd'>
<script:module xmlns:script="http://openoffice.org/2000/script" script:name="Hoja1" script:language="StarBasic" script:moduleType="document">Rem Attribute VBA_ModuleType=VBADocumentModule
Option VBASupport 1
Private Sub CommandButton1_Click()
Dim i As Integer

For i = 2 To 4
Worksheets("Individuo (2)").Cells(12, 16).Value = Worksheets("Hoja1").Cells(2, i).Value
Worksheets("Individuo (2)").Cells(17, 16).Value = Worksheets("Hoja1").Cells(3, i).Value
Worksheets("Individuo (2)").Cells(14, 16).Value = Worksheets("Hoja1").Cells(5, i).Value
Worksheets("Individuo (2)").Cells(20, 16).Value = Worksheets("Hoja1").Cells(8, i).Value

Worksheets("Hoja2").Cells(5, i).Value = Worksheets("Individuo (2)").Cells(89, 16).Value
Next i

End Sub

</script:module>
</file>

<file path=Basic/VBAProject/Hoja2.xml><?xml version="1.0" encoding="utf-8"?>
<!DOCTYPE module  PUBLIC '-//OpenOffice.org//DTD OfficeDocument 1.0//EN'  'module.dtd'>
<script:module xmlns:script="http://openoffice.org/2000/script" script:name="Hoja2" script:language="StarBasic" script:moduleType="document">Rem Attribute VBA_ModuleType=VBADocumentModule
Option VBASupport 1

</script:module>
</file>

<file path=Basic/VBAProject/Hoja3.xml><?xml version="1.0" encoding="utf-8"?>
<!DOCTYPE module  PUBLIC '-//OpenOffice.org//DTD OfficeDocument 1.0//EN'  'module.dtd'>
<script:module xmlns:script="http://openoffice.org/2000/script" script:name="Hoja3" script:language="StarBasic" script:moduleType="document">Rem Attribute VBA_ModuleType=VBADocumentModule
Option VBASupport 1

</script:module>
</file>

<file path=Basic/VBAProject/Hoja4.xml><?xml version="1.0" encoding="utf-8"?>
<!DOCTYPE module  PUBLIC '-//OpenOffice.org//DTD OfficeDocument 1.0//EN'  'module.dtd'>
<script:module xmlns:script="http://openoffice.org/2000/script" script:name="Hoja4" script:language="StarBasic" script:moduleType="document">Rem Attribute VBA_ModuleType=VBADocumentModule
Option VBASupport 1

</script:module>
</file>

<file path=Basic/VBAProject/Hoja5.xml><?xml version="1.0" encoding="utf-8"?>
<!DOCTYPE module  PUBLIC '-//OpenOffice.org//DTD OfficeDocument 1.0//EN'  'module.dtd'>
<script:module xmlns:script="http://openoffice.org/2000/script" script:name="Hoja5" script:language="StarBasic" script:moduleType="document">Rem Attribute VBA_ModuleType=VBADocumentModule
Option VBASupport 1

</script:module>
</file>

<file path=Basic/VBAProject/Hoja6.xml><?xml version="1.0" encoding="utf-8"?>
<!DOCTYPE module  PUBLIC '-//OpenOffice.org//DTD OfficeDocument 1.0//EN'  'module.dtd'>
<script:module xmlns:script="http://openoffice.org/2000/script" script:name="Hoja6" script:language="StarBasic" script:moduleType="document">Rem Attribute VBA_ModuleType=VBADocumentModule
Option VBASupport 1

</script:module>
</file>

<file path=Basic/VBAProject/Hoja7.xml><?xml version="1.0" encoding="utf-8"?>
<!DOCTYPE module  PUBLIC '-//OpenOffice.org//DTD OfficeDocument 1.0//EN'  'module.dtd'>
<script:module xmlns:script="http://openoffice.org/2000/script" script:name="Hoja7" script:language="StarBasic" script:moduleType="document">Rem Attribute VBA_ModuleType=VBADocumentModule
Option VBASupport 1

</script:module>
</file>

<file path=Basic/VBAProject/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Sub Prueba()
Dim i As Integer

For i = 90 To 101
Worksheets("Individuo (2)").Cells(12, 16).Value = Worksheets("Hoja1").Cells(2, i).Value
Worksheets("Individuo (2)").Cells(17, 16).Value = Worksheets("Hoja1").Cells(3, i).Value
Worksheets("Individuo (2)").Cells(14, 16).Value = Worksheets("Hoja1").Cells(5, i).Value
Worksheets("Individuo (2)").Cells(20, 16).Value = Worksheets("Hoja1").Cells(8, i).Value

Worksheets("Hoja2").Cells(5, i - 88).Value = Worksheets("Individuo (2)").Cells(89, 16).Value
Next i


End Sub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Private Sub CommandButton1_Click()
Dim i As Integer

For i = 2 To 4
Worksheets("Individuo (2)").Cells(12, 16).Value = Worksheets("Hoja1").Cells(2, i).Value
Worksheets("Individuo (2)").Cells(17, 16).Value = Worksheets("Hoja1").Cells(3, i).Value
Worksheets("Individuo (2)").Cells(14, 16).Value = Worksheets("Hoja1").Cells(5, i).Value
Worksheets("Individuo (2)").Cells(20, 16).Value = Worksheets("Hoja1").Cells(8, i).Value

Worksheets("Hoja2").Cells(5, i).Value = Worksheets("Individuo (2)").Cells(89, 16).Value
Next i

End Sub

Private Sub Workbook_Open()

End Sub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Hoja1"/>
  <library:element library:name="Hoja2"/>
  <library:element library:name="Hoja3"/>
  <library:element library:name="Hoja4"/>
  <library:element library:name="Hoja5"/>
  <library:element library:name="Hoja6"/>
  <library:element library:name="Hoja7"/>
  <library:element library:name="Módulo1"/>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